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mm"/>
    </style:style>
    <style:style style:name="co4" style:family="table-column">
      <style:table-column-properties fo:break-before="auto" style:column-width="17.6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6.71mm"/>
    </style:style>
    <style:style style:name="co7" style:family="table-column">
      <style:table-column-properties fo:break-before="auto" style:column-width="20.3mm"/>
    </style:style>
    <style:style style:name="co8" style:family="table-column">
      <style:table-column-properties fo:break-before="auto" style:column-width="18.7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3.69mm"/>
    </style:style>
    <style:style style:name="co11" style:family="table-column">
      <style:table-column-properties fo:break-before="auto" style:column-width="17.44mm"/>
    </style:style>
    <style:style style:name="co12" style:family="table-column">
      <style:table-column-properties fo:break-before="auto" style:column-width="25.86mm"/>
    </style:style>
    <style:style style:name="co13" style:family="table-column">
      <style:table-column-properties fo:break-before="auto" style:column-width="16.49mm"/>
    </style:style>
    <style:style style:name="co14" style:family="table-column">
      <style:table-column-properties fo:break-before="auto" style:column-width="19.69mm"/>
    </style:style>
    <style:style style:name="co15" style:family="table-column">
      <style:table-column-properties fo:break-before="auto" style:column-width="18.75mm"/>
    </style:style>
    <style:style style:name="co16" style:family="table-column">
      <style:table-column-properties fo:break-before="auto" style:column-width="24.92mm"/>
    </style:style>
    <style:style style:name="ro1" style:family="table-row">
      <style:table-row-properties style:row-height="15.96mm" fo:break-before="auto" style:use-optimal-row-height="true"/>
    </style:style>
    <style:style style:name="ro2" style:family="table-row">
      <style:table-row-properties style:row-height="27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4.06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6.23mm" fo:break-before="auto" style:use-optimal-row-height="true"/>
    </style:style>
    <style:style style:name="ro8" style:family="table-row">
      <style:table-row-properties style:row-height="20.11mm" fo:break-before="auto" style:use-optimal-row-height="true"/>
    </style:style>
    <style:style style:name="ro9" style:family="table-row">
      <style:table-row-properties style:row-height="27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5" style:family="table-cell" style:parent-style-name="Default" style:data-style-name="N4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mm"/>
    </style:style>
    <style:style style:name="ce1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2" style:family="table-cell" style:parent-style-name="Default" style:data-style-name="N0">
      <style:table-cell-properties fo:background-color="#e0efd4"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4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4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29" style:family="table-cell" style:parent-style-name="Default" style:data-style-name="N4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 style:data-style-name="N4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e0efd4" style:text-align-source="fix" style:repeat-content="false" fo:wrap-option="wrap" style:vertical-align="middle"/>
      <style:paragraph-properties fo:text-align="center" fo:margin-left="0mm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5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mm"/>
    </style:style>
    <style:style style:name="ce51" style:family="table-cell" style:parent-style-name="Default" style:data-style-name="N4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mm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mm"/>
    </style:style>
    <style:style style:name="ce13" style:family="table-cell" style:parent-style-name="Default" style:data-style-name="N4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 style:data-style-name="N0">
      <style:table-cell-properties fo:border-bottom="0.06pt solid #000000" fo:background-color="#ffe5ca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5" style:family="table-cell" style:parent-style-name="Default" style:data-style-name="N4">
      <style:table-cell-properties fo:border-bottom="0.06pt solid #000000" style:text-align-source="fix" style:repeat-content="false" fo:wrap-option="wrap" fo:border-left="0.06pt solid #000000" fo:border-right="1.25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order-bottom="0.06pt solid #000000" fo:background-color="#e0efd4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6" style:family="table-cell" style:parent-style-name="Default" style:data-style-name="N4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 style:data-style-name="N4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54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63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ccccc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2" style:family="table-cell" style:parent-style-name="Default" style:data-style-name="N4">
      <style:table-cell-properties fo:background-color="#fffbcc" style:text-align-source="fix" style:repeat-content="false" fo:wrap-option="wrap" style:vertical-align="middle"/>
      <style:paragraph-properties fo:text-align="center" fo:margin-left="0mm"/>
    </style:style>
    <style:style style:name="ce73" style:family="table-cell" style:parent-style-name="Default" style:data-style-name="N4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7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 style:data-style-name="N0">
      <style:table-cell-properties fo:border-bottom="none" fo:background-color="#e0efd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79" style:family="table-cell" style:parent-style-name="Default" style:data-style-name="N4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</style:style>
    <style:style style:name="ce80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1 Data and calcul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8" table:default-cell-style-name="ce4"/>
        <table:table-column table:style-name="co11" table:default-cell-style-name="ce21"/>
        <table:table-column table:style-name="co1" table:default-cell-style-name="ce4"/>
        <table:table-column table:style-name="co2" table:number-columns-repeated="1001" table:default-cell-style-name="ce4"/>
        <table:table-row table:style-name="ro1">
          <table:table-cell table:style-name="ce15" office:value-type="string" calcext:value-type="string">
            <text:p>Переменные Kalman filter <text:s/>→</text:p>
          </table:table-cell>
          <table:table-cell table:style-name="ce15"/>
          <table:table-cell table:style-name="ce23" table:number-columns-repeated="3"/>
          <table:table-cell table:style-name="ce23" office:value-type="string" calcext:value-type="string">
            <text:p>u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48"/>
          <table:table-cell table:style-name="ce38"/>
          <table:table-cell table:style-name="ce23" office:value-type="string" calcext:value-type="string">
            <text:p>Y,</text:p>
            <text:p>MEA</text:p>
          </table:table-cell>
          <table:table-cell table:style-name="ce23"/>
          <table:table-cell table:style-name="ce8" table:number-columns-repeated="2"/>
          <table:table-cell table:style-name="ce23"/>
          <table:table-cell table:style-name="ce59"/>
          <table:table-cell table:style-name="ce23" table:number-columns-repeated="5"/>
          <table:table-cell table:style-name="ce59"/>
          <table:table-cell table:style-name="ce23" table:number-columns-repeated="14"/>
          <table:table-cell table:number-columns-repeated="988"/>
        </table:table-row>
        <table:table-row table:style-name="ro2">
          <table:table-cell office:value-type="string" calcext:value-type="string">
            <text:p>Желаемая скорость за T времени, зашита, было 3</text:p>
          </table:table-cell>
          <table:table-cell table:number-columns-repeated="3"/>
          <table:table-cell office:value-type="string" calcext:value-type="string">
            <text:p>Из опыта, но зависит от поверхности и наклона</text:p>
          </table:table-cell>
          <table:table-cell table:number-columns-repeated="2"/>
          <table:table-cell office:value-type="string" calcext:value-type="string">
            <text:p>логические, использовать или нет колонку</text:p>
          </table:table-cell>
          <table:table-cell table:style-name="ce50"/>
          <table:table-cell table:style-name="ce51"/>
          <table:table-cell table:number-columns-repeated="2"/>
          <table:table-cell table:style-name="ce13" office:value-type="string" calcext:value-type="string">
            <text:p>тот ШИМ, к которому реально должна стремиться</text:p>
          </table:table-cell>
          <table:table-cell table:style-name="ce13" office:value-type="string" calcext:value-type="string">
            <text:p>Начальное target_PWM:</text:p>
          </table:table-cell>
          <table:table-cell table:style-name="ce56"/>
          <table:table-cell table:style-name="ce21"/>
          <table:table-cell table:style-name="ce56" table:number-columns-repeated="5"/>
          <table:table-cell table:number-columns-repeated="10"/>
          <table:table-cell office:value-type="string" calcext:value-type="string">
            <text:p>Усредненное</text:p>
          </table:table-cell>
          <table:table-cell table:number-columns-repeated="992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7" table:formula="of:=50/90" office:value-type="float" office:value="0.555555555555556" calcext:value-type="float">
            <text:p>0,56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50"/>
          <table:table-cell table:style-name="ce52"/>
          <table:table-cell table:style-name="ce6" table:number-columns-repeated="2"/>
          <table:table-cell table:style-name="ce14" table:formula="of:=[.A3]/[.E3]" office:value-type="float" office:value="72" calcext:value-type="float">
            <text:p>72</text:p>
          </table:table-cell>
          <table:table-cell table:style-name="ce12" office:value-type="float" office:value="1" calcext:value-type="float">
            <text:p>1</text:p>
          </table:table-cell>
          <table:table-cell table:style-name="ce58"/>
          <table:table-cell table:style-name="ce21"/>
          <table:table-cell table:style-name="ce60" table:number-columns-repeated="5"/>
          <table:table-cell table:style-name="ce59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усред5</text:p>
          </table:table-cell>
          <table:table-cell table:style-name="ce6" table:number-columns-repeated="996"/>
        </table:table-row>
        <table:table-row table:style-name="ro4">
          <table:table-cell table:style-name="ce3" office:value-type="string" calcext:value-type="string">
            <text:p>target_v</text:p>
          </table:table-cell>
          <table:table-cell table:style-name="ce3" office:value-type="string" calcext:value-type="string">
            <text:p>T time_for_commands_execution_from_stop_state</text:p>
          </table:table-cell>
          <table:table-cell table:style-name="ce5" office:value-type="string" calcext:value-type="string">
            <text:p>~dt, мс</text:p>
          </table:table-cell>
          <table:table-cell table:style-name="ce5" office:value-type="string" calcext:value-type="string">
            <text:p>dt/T</text:p>
          </table:table-cell>
          <table:table-cell table:style-name="ce5" office:value-type="string" calcext:value-type="string">
            <text:p>dv_dPVM реальный, без погрешности</text:p>
          </table:table-cell>
          <table:table-cell table:style-name="ce8" office:value-type="string" calcext:value-type="string">
            <text:p>dPWM</text:p>
          </table:table-cell>
          <table:table-cell table:style-name="ce8" office:value-type="string" calcext:value-type="string">
            <text:p>current_PWM</text:p>
          </table:table-cell>
          <table:table-cell table:style-name="ce8" office:value-type="string" calcext:value-type="string">
            <text:p>v набранная <text:s/>реальная за 100 мс</text:p>
          </table:table-cell>
          <table:table-cell table:style-name="ce8" office:value-type="string" calcext:value-type="string">
            <text:p>v колебаний</text:p>
          </table:table-cell>
          <table:table-cell table:style-name="ce8" office:value-type="string" calcext:value-type="string">
            <text:p>v погрешность набранная за 100 мс</text:p>
          </table:table-cell>
          <table:table-cell table:style-name="ce8" office:value-type="string" calcext:value-type="string">
            <text:p>Итоговая набранная  скорость </text:p>
            <text:p>Sum_v</text:p>
            <text:p>(то есть dV)</text:p>
          </table:table-cell>
          <table:table-cell table:style-name="ce8" office:value-type="string" calcext:value-type="string">
            <text:p>dv_dPWM_of_mpu</text:p>
          </table:table-cell>
          <table:table-cell table:style-name="ce55" office:value-type="string" calcext:value-type="string">
            <text:p>target_PWM</text:p>
          </table:table-cell>
          <table:table-cell table:style-name="ce8"/>
          <table:table-cell table:style-name="ce8" office:value-type="string" calcext:value-type="string">
            <text:p>target_PWM плавное с усреднением ½</text:p>
          </table:table-cell>
          <table:table-cell table:style-name="ce8" office:value-type="string" calcext:value-type="string">
            <text:p>target_PWM плавное с усреднением 1/3</text:p>
          </table:table-cell>
          <table:table-cell table:style-name="ce8" office:value-type="string" calcext:value-type="string">
            <text:p>target_PWM плавное с усреднением ¼</text:p>
          </table:table-cell>
          <table:table-cell table:style-name="ce8" office:value-type="string" calcext:value-type="string">
            <text:p>target_PWM плавное с усреднением 1/5</text:p>
          </table:table-cell>
          <table:table-cell table:style-name="ce8" office:value-type="string" calcext:value-type="string">
            <text:p>target_PWM плавное с усреднением 1/9</text:p>
          </table:table-cell>
          <table:table-cell table:style-name="ce40" office:value-type="string" calcext:value-type="string">
            <text:p>фильтр Калмана</text:p>
          </table:table-cell>
          <table:table-cell table:style-name="ce54"/>
          <table:table-cell table:style-name="ce8" office:value-type="string" calcext:value-type="string">
            <text:p>Обрезка границы сверху &gt;255</text:p>
          </table:table-cell>
          <table:table-cell table:style-name="ce55" office:value-type="string" calcext:value-type="string">
            <text:p>Обрезка границ с обоих сторон +-255</text:p>
          </table:table-cell>
          <table:table-cell table:style-name="ce8" office:value-type="string" calcext:value-type="string">
            <text:p>target_PWM плавное с усреднением ½</text:p>
          </table:table-cell>
          <table:table-cell table:style-name="ce8" office:value-type="string" calcext:value-type="string">
            <text:p>target_PWM плавное с усреднением 1/3</text:p>
          </table:table-cell>
          <table:table-cell table:style-name="ce8" office:value-type="string" calcext:value-type="string">
            <text:p>target_PWM плавное с усреднением ¼</text:p>
          </table:table-cell>
          <table:table-cell table:style-name="ce8" office:value-type="string" calcext:value-type="string">
            <text:p>target_PWM плавное с усреднением 1/5</text:p>
          </table:table-cell>
          <table:table-cell table:style-name="ce8" office:value-type="string" calcext:value-type="string">
            <text:p>target_PWM <text:s/>усред 5</text:p>
          </table:table-cell>
          <table:table-cell table:style-name="ce8"/>
          <table:table-cell table:style-name="ce55"/>
          <table:table-cell table:style-name="ce8" office:value-type="string" calcext:value-type="string">
            <text:p>dPWM усред</text:p>
          </table:table-cell>
          <table:table-cell table:style-name="ce8" office:value-type="string" calcext:value-type="string">
            <text:p>current_PWM</text:p>
          </table:table-cell>
          <table:table-cell table:style-name="ce8" office:value-type="string" calcext:value-type="string">
            <text:p>v набранная <text:s/>реальная за 100 мс</text:p>
          </table:table-cell>
          <table:table-cell table:style-name="ce8" office:value-type="string" calcext:value-type="string">
            <text:p>Итоговая скорость </text:p>
            <text:p>Sum_v</text:p>
          </table:table-cell>
          <table:table-cell table:style-name="ce8" office:value-type="string" calcext:value-type="string">
            <text:p>dv_dPWM_of_mpu</text:p>
          </table:table-cell>
          <table:table-cell table:style-name="ce8" office:value-type="string" calcext:value-type="string">
            <text:p>target_PWM усреднение по четырем последним предыдущим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]/[.B5]" office:value-type="float" office:value="0.5" calcext:value-type="float">
            <text:p>0,50</text:p>
          </table:table-cell>
          <table:table-cell table:style-name="ce5"/>
          <table:table-cell table:number-columns-repeated="3" table:style-name="ce8" office:value-type="float" office:value="0" calcext:value-type="float">
            <text:p>0,00</text:p>
          </table:table-cell>
          <table:table-cell table:style-name="ce8" table:formula="of:=[$Data.A4]" office:value-type="float" office:value="0" calcext:value-type="float">
            <text:p>0,00</text:p>
          </table:table-cell>
          <table:table-cell table:style-name="ce8" table:formula="of:=[$Data.B4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55" table:formula="of:=[.N3]" office:value-type="float" office:value="1" calcext:value-type="float">
            <text:p>1,00</text:p>
          </table:table-cell>
          <table:table-cell table:style-name="ce8"/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number-columns-repeated="2"/>
          <table:table-cell table:style-name="ce63" table:formula="of:=IF([.M5]&gt;255;255;[.M5])" office:value-type="float" office:value="1" calcext:value-type="float">
            <text:p>1,00</text:p>
          </table:table-cell>
          <table:table-cell table:style-name="ce55" table:formula="of:=IF([.V5]&lt;-255;-255;[.V5])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/>
          <table:table-cell table:style-name="ce55"/>
          <table:table-cell table:style-name="ce8"/>
          <table:table-cell table:style-name="ce8" office:value-type="float" office:value="0" calcext:value-type="float">
            <text:p>0,00</text:p>
          </table:table-cell>
          <table:table-cell table:style-name="ce8" table:number-columns-repeated="3"/>
          <table:table-cell table:style-name="ce8" table:formula="of:=[.$N$3]" office:value-type="float" office:value="1" calcext:value-type="float">
            <text:p>1,00</text:p>
          </table:table-cell>
          <table:table-cell office:value-type="string" calcext:value-type="string">
            <text:p>||||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]/[.B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])/[.B6]*[.C6]" office:value-type="float" office:value="0.5" calcext:value-type="float">
            <text:p>0,50</text:p>
          </table:table-cell>
          <table:table-cell table:style-name="ce8" table:formula="of:=IF([.F6]&lt;ABS([.M5]-[.G5]);IF([.G5]&gt;[.M5];[.G5]-[.F6];[.G5]+[.F6]);[.M5])" office:value-type="float" office:value="0.5" calcext:value-type="float">
            <text:p>0,50</text:p>
          </table:table-cell>
          <table:table-cell table:style-name="ce8" table:formula="of:=[.E6]*[.F6]*[.$H$3]" office:value-type="float" office:value="0.277777777777778" calcext:value-type="float">
            <text:p>0,28</text:p>
          </table:table-cell>
          <table:table-cell table:style-name="ce8" table:formula="of:=[$Data.A5]" office:value-type="float" office:value="-5.76721717842812" calcext:value-type="float">
            <text:p>-5,77</text:p>
          </table:table-cell>
          <table:table-cell table:style-name="ce8" table:formula="of:=[$Data.B5]" office:value-type="float" office:value="-0.633047297149677" calcext:value-type="float">
            <text:p>-0,63</text:p>
          </table:table-cell>
          <table:table-cell table:style-name="ce8" table:formula="of:=[.H6]+[.I6]+[.J6]" office:value-type="float" office:value="-6.12248669780002" calcext:value-type="float">
            <text:p>-6,12</text:p>
          </table:table-cell>
          <table:table-cell table:style-name="ce8" table:formula="of:=[.K6]/[.F6]" office:value-type="float" office:value="-12.2449733956" calcext:value-type="float">
            <text:p>-12,24</text:p>
          </table:table-cell>
          <table:table-cell table:style-name="ce55" table:formula="of:=[.A6]/[.L6]" office:value-type="float" office:value="-3.26664654203112" calcext:value-type="float">
            <text:p>-3,27</text:p>
          </table:table-cell>
          <table:table-cell table:style-name="ce8"/>
          <table:table-cell table:style-name="ce8" table:formula="of:=(1*[.M5]+[.M6])/2" office:value-type="float" office:value="-1.13332327101556" calcext:value-type="float">
            <text:p>-1,13</text:p>
          </table:table-cell>
          <table:table-cell table:style-name="ce8" table:formula="of:=(2*[.M5]+[.M6])/3" office:value-type="float" office:value="-0.422215514010375" calcext:value-type="float">
            <text:p>-0,42</text:p>
          </table:table-cell>
          <table:table-cell table:style-name="ce8" table:formula="of:=(3*[.M5]+[.M6])/4" office:value-type="float" office:value="-0.0666616355077809" calcext:value-type="float">
            <text:p>-0,07</text:p>
          </table:table-cell>
          <table:table-cell table:style-name="ce8" table:formula="of:=(4*[.M5]+[.M6])/5" office:value-type="float" office:value="0.146670691593775" calcext:value-type="float">
            <text:p>0,15</text:p>
          </table:table-cell>
          <table:table-cell table:style-name="ce8" table:formula="of:=(8*[.M5]+[.M6])/9" office:value-type="float" office:value="0.525928161996542" calcext:value-type="float">
            <text:p>0,53</text:p>
          </table:table-cell>
          <table:table-cell table:style-name="ce8" table:number-columns-repeated="2"/>
          <table:table-cell table:style-name="ce63" table:formula="of:=IF([.M6]&gt;255;255;[.M6])" office:value-type="float" office:value="-3.26664654203112" calcext:value-type="float">
            <text:p>-3,27</text:p>
          </table:table-cell>
          <table:table-cell table:style-name="ce55" table:formula="of:=IF([.V6]&lt;-255;-255;[.V6])" office:value-type="float" office:value="-3.26664654203112" calcext:value-type="float">
            <text:p>-3,27</text:p>
          </table:table-cell>
          <table:table-cell table:style-name="ce8" table:formula="of:=(1*[.W5]+[.W6])/2" office:value-type="float" office:value="-1.13332327101556" calcext:value-type="float">
            <text:p>-1,13</text:p>
          </table:table-cell>
          <table:table-cell table:style-name="ce8" table:formula="of:=(2*[.X5]+[.X6])/3" office:value-type="float" office:value="0.288892242994813" calcext:value-type="float">
            <text:p>0,29</text:p>
          </table:table-cell>
          <table:table-cell table:style-name="ce8" table:formula="of:=(3*[.Y5]+[.Y6])/4" office:value-type="float" office:value="0.822223060748703" calcext:value-type="float">
            <text:p>0,82</text:p>
          </table:table-cell>
          <table:table-cell table:style-name="ce8" table:formula="of:=(4*[.Z5]+[.Z6])/5" office:value-type="float" office:value="0.964444612149741" calcext:value-type="float">
            <text:p>0,96</text:p>
          </table:table-cell>
          <table:table-cell table:style-name="ce8" table:formula="of:=SUM([.W5:.W6])/2" office:value-type="float" office:value="-1.13332327101556" calcext:value-type="float">
            <text:p>-1,13</text:p>
          </table:table-cell>
          <table:table-cell table:style-name="ce8"/>
          <table:table-cell table:style-name="ce55"/>
          <table:table-cell table:style-name="ce8" table:formula="of:=ABS([.AJ5])/[.B6]*[.C6]" office:value-type="float" office:value="0.5" calcext:value-type="float">
            <text:p>0,50</text:p>
          </table:table-cell>
          <table:table-cell table:style-name="ce8" table:formula="of:=IF([.AE6]&lt;ABS([.AJ5]-[.AF5]);IF([.AF5]&gt;[.AJ5];[.AF5]-[.AE6];[.AF5]+[.AE6]);[.AJ5])" office:value-type="float" office:value="0.5" calcext:value-type="float">
            <text:p>0,50</text:p>
          </table:table-cell>
          <table:table-cell table:style-name="ce8" table:formula="of:=[.E6]*[.AE6]*[.$H$3]" office:value-type="float" office:value="0.277777777777778" calcext:value-type="float">
            <text:p>0,28</text:p>
          </table:table-cell>
          <table:table-cell table:style-name="ce8" table:formula="of:=[.AG6]+[.I6]+[.J6]" office:value-type="float" office:value="-6.12248669780002" calcext:value-type="float">
            <text:p>-6,12</text:p>
          </table:table-cell>
          <table:table-cell table:style-name="ce8" table:formula="of:=[.AH6]/[.AE6]" office:value-type="float" office:value="-12.2449733956" calcext:value-type="float">
            <text:p>-12,24</text:p>
          </table:table-cell>
          <table:table-cell table:style-name="ce8" table:formula="of:=(SUM([.AJ5])+[.A6]/[.AI6])/2" office:value-type="float" office:value="-1.13332327101556" calcext:value-type="float">
            <text:p>-1,13</text:p>
          </table:table-cell>
          <table:table-cell office:value-type="string" calcext:value-type="string">
            <text:p>|||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]/[.B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])/[.B7]*[.C7]" office:value-type="float" office:value="1.63332327101556" calcext:value-type="float">
            <text:p>1,63</text:p>
          </table:table-cell>
          <table:table-cell table:style-name="ce8" table:formula="of:=IF([.F7]&lt;ABS([.M6]-[.G6]);IF([.G6]&gt;[.M6];[.G6]-[.F7];[.G6]+[.F7]);[.M6])" office:value-type="float" office:value="-1.13332327101556" calcext:value-type="float">
            <text:p>-1,13</text:p>
          </table:table-cell>
          <table:table-cell table:style-name="ce8" table:formula="of:=[.E7]*[.F7]*[.$H$3]" office:value-type="float" office:value="0.907401817230868" calcext:value-type="float">
            <text:p>0,91</text:p>
          </table:table-cell>
          <table:table-cell table:style-name="ce8" table:formula="of:=[$Data.A6]" office:value-type="float" office:value="-9.29292030480524" calcext:value-type="float">
            <text:p>-9,29</text:p>
          </table:table-cell>
          <table:table-cell table:style-name="ce8" table:formula="of:=[$Data.B6]" office:value-type="float" office:value="1.64682005137883" calcext:value-type="float">
            <text:p>1,65</text:p>
          </table:table-cell>
          <table:table-cell table:style-name="ce8" table:formula="of:=[.H7]+[.I7]+[.J7]" office:value-type="float" office:value="-6.73869843619554" calcext:value-type="float">
            <text:p>-6,74</text:p>
          </table:table-cell>
          <table:table-cell table:style-name="ce8" table:formula="of:=[.K7]/[.F7]" office:value-type="float" office:value="-4.1257591536093" calcext:value-type="float">
            <text:p>-4,13</text:p>
          </table:table-cell>
          <table:table-cell table:style-name="ce55" table:formula="of:=[.A7]/[.L7]" office:value-type="float" office:value="-9.69518542181678" calcext:value-type="float">
            <text:p>-9,70</text:p>
          </table:table-cell>
          <table:table-cell table:style-name="ce8"/>
          <table:table-cell table:style-name="ce8" table:formula="of:=(1*[.M6]+[.M7])/2" office:value-type="float" office:value="-6.48091598192395" calcext:value-type="float">
            <text:p>-6,48</text:p>
          </table:table-cell>
          <table:table-cell table:style-name="ce8" table:formula="of:=(2*[.M6]+[.M7])/3" office:value-type="float" office:value="-5.40949283529301" calcext:value-type="float">
            <text:p>-5,41</text:p>
          </table:table-cell>
          <table:table-cell table:style-name="ce8" table:formula="of:=(3*[.M6]+[.M7])/4" office:value-type="float" office:value="-4.87378126197754" calcext:value-type="float">
            <text:p>-4,87</text:p>
          </table:table-cell>
          <table:table-cell table:style-name="ce8" table:formula="of:=(4*[.M6]+[.M7])/5" office:value-type="float" office:value="-4.55235431798825" calcext:value-type="float">
            <text:p>-4,55</text:p>
          </table:table-cell>
          <table:table-cell table:style-name="ce8" table:formula="of:=(8*[.M6]+[.M7])/9" office:value-type="float" office:value="-3.98092863978508" calcext:value-type="float">
            <text:p>-3,98</text:p>
          </table:table-cell>
          <table:table-cell table:style-name="ce8" table:number-columns-repeated="2"/>
          <table:table-cell table:style-name="ce63" table:formula="of:=IF([.M7]&gt;255;255;[.M7])" office:value-type="float" office:value="-9.69518542181678" calcext:value-type="float">
            <text:p>-9,70</text:p>
          </table:table-cell>
          <table:table-cell table:style-name="ce55" table:formula="of:=IF([.V7]&lt;-255;-255;[.V7])" office:value-type="float" office:value="-9.69518542181678" calcext:value-type="float">
            <text:p>-9,70</text:p>
          </table:table-cell>
          <table:table-cell table:style-name="ce8" table:formula="of:=(1*[.W6]+[.W7])/2" office:value-type="float" office:value="-6.48091598192395" calcext:value-type="float">
            <text:p>-6,48</text:p>
          </table:table-cell>
          <table:table-cell table:style-name="ce8" table:formula="of:=(2*[.X6]+[.X7])/3" office:value-type="float" office:value="-2.91585417465169" calcext:value-type="float">
            <text:p>-2,92</text:p>
          </table:table-cell>
          <table:table-cell table:style-name="ce8" table:formula="of:=(3*[.Y6]+[.Y7])/4" office:value-type="float" office:value="-0.512294361416813" calcext:value-type="float">
            <text:p>-0,51</text:p>
          </table:table-cell>
          <table:table-cell table:style-name="ce8" table:formula="of:=(4*[.Z6]+[.Z7])/5" office:value-type="float" office:value="0.5553195763156" calcext:value-type="float">
            <text:p>0,56</text:p>
          </table:table-cell>
          <table:table-cell table:style-name="ce8" table:formula="of:=SUM([.W5:.W7])/3" office:value-type="float" office:value="-3.98727732128263" calcext:value-type="float">
            <text:p>-3,99</text:p>
          </table:table-cell>
          <table:table-cell table:style-name="ce8"/>
          <table:table-cell table:style-name="ce55"/>
          <table:table-cell table:style-name="ce8" table:formula="of:=ABS([.AJ6])/[.B7]*[.C7]" office:value-type="float" office:value="0.566661635507781" calcext:value-type="float">
            <text:p>0,57</text:p>
          </table:table-cell>
          <table:table-cell table:style-name="ce8" table:formula="of:=IF([.AE7]&lt;ABS([.AJ6]-[.AF6]);IF([.AF6]&gt;[.AJ6];[.AF6]-[.AE7];[.AF6]+[.AE7]);[.AJ6])" office:value-type="float" office:value="-0.0666616355077809" calcext:value-type="float">
            <text:p>-0,07</text:p>
          </table:table-cell>
          <table:table-cell table:style-name="ce8" table:formula="of:=[.E7]*[.AE7]*[.$H$3]" office:value-type="float" office:value="0.314812019726545" calcext:value-type="float">
            <text:p>0,31</text:p>
          </table:table-cell>
          <table:table-cell table:style-name="ce8" table:formula="of:=[.AG7]+[.I7]+[.J7]" office:value-type="float" office:value="-7.33128823369986" calcext:value-type="float">
            <text:p>-7,33</text:p>
          </table:table-cell>
          <table:table-cell table:style-name="ce8" table:formula="of:=[.AH7]/[.AE7]" office:value-type="float" office:value="-12.9376823386506" calcext:value-type="float">
            <text:p>-12,94</text:p>
          </table:table-cell>
          <table:table-cell table:style-name="ce8" table:formula="of:=(SUM([.AJ5:.AJ6])+[.A7]/[.AI7])/3" office:value-type="float" office:value="-1.07502237872746" calcext:value-type="float">
            <text:p>-1,08</text:p>
          </table:table-cell>
          <table:table-cell office:value-type="string" calcext:value-type="string">
            <text:p>||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]/[.B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])/[.B8]*[.C8]" office:value-type="float" office:value="4.84759271090839" calcext:value-type="float">
            <text:p>4,85</text:p>
          </table:table-cell>
          <table:table-cell table:style-name="ce8" table:formula="of:=IF([.F8]&lt;ABS([.M7]-[.G7]);IF([.G7]&gt;[.M7];[.G7]-[.F8];[.G7]+[.F8]);[.M7])" office:value-type="float" office:value="-5.98091598192395" calcext:value-type="float">
            <text:p>-5,98</text:p>
          </table:table-cell>
          <table:table-cell table:style-name="ce8" table:formula="of:=[.E8]*[.F8]*[.$H$3]" office:value-type="float" office:value="2.69310706161577" calcext:value-type="float">
            <text:p>2,69</text:p>
          </table:table-cell>
          <table:table-cell table:style-name="ce8" table:formula="of:=[$Data.A7]" office:value-type="float" office:value="5.1573243292258" calcext:value-type="float">
            <text:p>5,16</text:p>
          </table:table-cell>
          <table:table-cell table:style-name="ce8" table:formula="of:=[$Data.B7]" office:value-type="float" office:value="-2.51812179703625" calcext:value-type="float">
            <text:p>-2,52</text:p>
          </table:table-cell>
          <table:table-cell table:style-name="ce8" table:formula="of:=[.H8]+[.I8]+[.J8]" office:value-type="float" office:value="5.33230959380533" calcext:value-type="float">
            <text:p>5,33</text:p>
          </table:table-cell>
          <table:table-cell table:style-name="ce8" table:formula="of:=[.K8]/[.F8]" office:value-type="float" office:value="1.09999125582605" calcext:value-type="float">
            <text:p>1,10</text:p>
          </table:table-cell>
          <table:table-cell table:style-name="ce55" table:formula="of:=[.A8]/[.L8]" office:value-type="float" office:value="36.3639254295358" calcext:value-type="float">
            <text:p>36,36</text:p>
          </table:table-cell>
          <table:table-cell table:style-name="ce8"/>
          <table:table-cell table:style-name="ce8" table:formula="of:=(1*[.M7]+[.M8])/2" office:value-type="float" office:value="13.3343700038595" calcext:value-type="float">
            <text:p>13,33</text:p>
          </table:table-cell>
          <table:table-cell table:style-name="ce8" table:formula="of:=(2*[.M7]+[.M8])/3" office:value-type="float" office:value="5.65785152863409" calcext:value-type="float">
            <text:p>5,66</text:p>
          </table:table-cell>
          <table:table-cell table:style-name="ce8" table:formula="of:=(3*[.M7]+[.M8])/4" office:value-type="float" office:value="1.81959229102138" calcext:value-type="float">
            <text:p>1,82</text:p>
          </table:table-cell>
          <table:table-cell table:style-name="ce8" table:formula="of:=(4*[.M7]+[.M8])/5" office:value-type="float" office:value="-0.483363251546254" calcext:value-type="float">
            <text:p>-0,48</text:p>
          </table:table-cell>
          <table:table-cell table:style-name="ce8" table:formula="of:=(8*[.M7]+[.M8])/9" office:value-type="float" office:value="-4.57750643833315" calcext:value-type="float">
            <text:p>-4,58</text:p>
          </table:table-cell>
          <table:table-cell table:style-name="ce8" table:number-columns-repeated="2"/>
          <table:table-cell table:style-name="ce63" table:formula="of:=IF([.M8]&gt;255;255;[.M8])" office:value-type="float" office:value="36.3639254295358" calcext:value-type="float">
            <text:p>36,36</text:p>
          </table:table-cell>
          <table:table-cell table:style-name="ce55" table:formula="of:=IF([.V8]&lt;-255;-255;[.V8])" office:value-type="float" office:value="36.3639254295358" calcext:value-type="float">
            <text:p>36,36</text:p>
          </table:table-cell>
          <table:table-cell table:style-name="ce8" table:formula="of:=(1*[.W7]+[.W8])/2" office:value-type="float" office:value="13.3343700038595" calcext:value-type="float">
            <text:p>13,33</text:p>
          </table:table-cell>
          <table:table-cell table:style-name="ce8" table:formula="of:=(2*[.X7]+[.X8])/3" office:value-type="float" office:value="0.124179346670543" calcext:value-type="float">
            <text:p>0,12</text:p>
          </table:table-cell>
          <table:table-cell table:style-name="ce8" table:formula="of:=(3*[.Y7]+[.Y8])/4" office:value-type="float" office:value="-2.15584579432113" calcext:value-type="float">
            <text:p>-2,16</text:p>
          </table:table-cell>
          <table:table-cell table:style-name="ce8" table:formula="of:=(4*[.Z7]+[.Z8])/5" office:value-type="float" office:value="-0.841004647997677" calcext:value-type="float">
            <text:p>-0,84</text:p>
          </table:table-cell>
          <table:table-cell table:style-name="ce8" table:formula="of:=SUM([.W5:.W8])/4" office:value-type="float" office:value="6.10052336642198" calcext:value-type="float">
            <text:p>6,10</text:p>
          </table:table-cell>
          <table:table-cell table:style-name="ce8"/>
          <table:table-cell table:style-name="ce55"/>
          <table:table-cell table:style-name="ce8" table:formula="of:=ABS([.AJ7])/[.B8]*[.C8]" office:value-type="float" office:value="0.53751118936373" calcext:value-type="float">
            <text:p>0,54</text:p>
          </table:table-cell>
          <table:table-cell table:style-name="ce8" table:formula="of:=IF([.AE8]&lt;ABS([.AJ7]-[.AF7]);IF([.AF7]&gt;[.AJ7];[.AF7]-[.AE8];[.AF7]+[.AE8]);[.AJ7])" office:value-type="float" office:value="-0.604172824871511" calcext:value-type="float">
            <text:p>-0,60</text:p>
          </table:table-cell>
          <table:table-cell table:style-name="ce8" table:formula="of:=[.E8]*[.AE8]*[.$H$3]" office:value-type="float" office:value="0.298617327424295" calcext:value-type="float">
            <text:p>0,30</text:p>
          </table:table-cell>
          <table:table-cell table:style-name="ce8" table:formula="of:=[.AG8]+[.I8]+[.J8]" office:value-type="float" office:value="2.93781985961385" calcext:value-type="float">
            <text:p>2,94</text:p>
          </table:table-cell>
          <table:table-cell table:style-name="ce8" table:formula="of:=[.AH8]/[.AE8]" office:value-type="float" office:value="5.46559758707804" calcext:value-type="float">
            <text:p>5,47</text:p>
          </table:table-cell>
          <table:table-cell table:style-name="ce8" table:formula="of:=(SUM([.AJ5:.AJ7])+[.A8]/[.AI8])/4" office:value-type="float" office:value="1.5275396880372" calcext:value-type="float">
            <text:p>1,53</text:p>
          </table:table-cell>
          <table:table-cell office:value-type="string" calcext:value-type="string">
            <text:p>|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]/[.B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])/[.B9]*[.C9]" office:value-type="float" office:value="18.1819627147679" calcext:value-type="float">
            <text:p>18,18</text:p>
          </table:table-cell>
          <table:table-cell table:style-name="ce8" table:formula="of:=IF([.F9]&lt;ABS([.M8]-[.G8]);IF([.G8]&gt;[.M8];[.G8]-[.F9];[.G8]+[.F9]);[.M8])" office:value-type="float" office:value="12.201046732844" calcext:value-type="float">
            <text:p>12,20</text:p>
          </table:table-cell>
          <table:table-cell table:style-name="ce8" table:formula="of:=[.E9]*[.F9]*[.$H$3]" office:value-type="float" office:value="10.1010903970933" calcext:value-type="float">
            <text:p>10,10</text:p>
          </table:table-cell>
          <table:table-cell table:style-name="ce8" table:formula="of:=[$Data.A8]" office:value-type="float" office:value="-6.94883266323909" calcext:value-type="float">
            <text:p>-6,95</text:p>
          </table:table-cell>
          <table:table-cell table:style-name="ce8" table:formula="of:=[$Data.B8]" office:value-type="float" office:value="0.927732169084633" calcext:value-type="float">
            <text:p>0,93</text:p>
          </table:table-cell>
          <table:table-cell table:style-name="ce8" table:formula="of:=[.H9]+[.I9]+[.J9]" office:value-type="float" office:value="4.07998990293884" calcext:value-type="float">
            <text:p>4,08</text:p>
          </table:table-cell>
          <table:table-cell table:style-name="ce8" table:formula="of:=[.K9]/[.F9]" office:value-type="float" office:value="0.224397660854565" calcext:value-type="float">
            <text:p>0,22</text:p>
          </table:table-cell>
          <table:table-cell table:style-name="ce55" table:formula="of:=[.A9]/[.L9]" office:value-type="float" office:value="178.254977559345" calcext:value-type="float">
            <text:p>178,25</text:p>
          </table:table-cell>
          <table:table-cell table:style-name="ce8"/>
          <table:table-cell table:style-name="ce8" table:formula="of:=(1*[.M8]+[.M9])/2" office:value-type="float" office:value="107.30945149444" calcext:value-type="float">
            <text:p>107,31</text:p>
          </table:table-cell>
          <table:table-cell table:style-name="ce8" table:formula="of:=(2*[.M8]+[.M9])/3" office:value-type="float" office:value="83.6609428061388" calcext:value-type="float">
            <text:p>83,66</text:p>
          </table:table-cell>
          <table:table-cell table:style-name="ce8" table:formula="of:=(3*[.M8]+[.M9])/4" office:value-type="float" office:value="71.8366884619881" calcext:value-type="float">
            <text:p>71,84</text:p>
          </table:table-cell>
          <table:table-cell table:style-name="ce8" table:formula="of:=(4*[.M8]+[.M9])/5" office:value-type="float" office:value="64.7421358554976" calcext:value-type="float">
            <text:p>64,74</text:p>
          </table:table-cell>
          <table:table-cell table:style-name="ce8" table:formula="of:=(8*[.M8]+[.M9])/9" office:value-type="float" office:value="52.1295978884035" calcext:value-type="float">
            <text:p>52,13</text:p>
          </table:table-cell>
          <table:table-cell table:style-name="ce8" table:number-columns-repeated="2"/>
          <table:table-cell table:style-name="ce63" table:formula="of:=IF([.M9]&gt;255;255;[.M9])" office:value-type="float" office:value="178.254977559345" calcext:value-type="float">
            <text:p>178,25</text:p>
          </table:table-cell>
          <table:table-cell table:style-name="ce55" table:formula="of:=IF([.V9]&lt;-255;-255;[.V9])" office:value-type="float" office:value="178.254977559345" calcext:value-type="float">
            <text:p>178,25</text:p>
          </table:table-cell>
          <table:table-cell table:style-name="ce8" table:formula="of:=(1*[.W8]+[.W9])/2" office:value-type="float" office:value="107.30945149444" calcext:value-type="float">
            <text:p>107,31</text:p>
          </table:table-cell>
          <table:table-cell table:style-name="ce8" table:formula="of:=(2*[.X8]+[.X9])/3" office:value-type="float" office:value="44.6593971673865" calcext:value-type="float">
            <text:p>44,66</text:p>
          </table:table-cell>
          <table:table-cell table:style-name="ce8" table:formula="of:=(3*[.Y8]+[.Y9])/4" office:value-type="float" office:value="11.2579838018495" calcext:value-type="float">
            <text:p>11,26</text:p>
          </table:table-cell>
          <table:table-cell table:style-name="ce8" table:formula="of:=(4*[.Z8]+[.Z9])/5" office:value-type="float" office:value="0.526920124912998" calcext:value-type="float">
            <text:p>0,53</text:p>
          </table:table-cell>
          <table:table-cell table:style-name="ce8" table:formula="of:=SUM([.W5:.W9])/5" office:value-type="float" office:value="40.5314142050065" calcext:value-type="float">
            <text:p>40,53</text:p>
          </table:table-cell>
          <table:table-cell table:style-name="ce8"/>
          <table:table-cell table:style-name="ce55"/>
          <table:table-cell table:style-name="ce8" table:formula="of:=ABS([.AJ8])/[.B9]*[.C9]" office:value-type="float" office:value="0.763769844018601" calcext:value-type="float">
            <text:p>0,76</text:p>
          </table:table-cell>
          <table:table-cell table:style-name="ce8" table:formula="of:=IF([.AE9]&lt;ABS([.AJ8]-[.AF8]);IF([.AF8]&gt;[.AJ8];[.AF8]-[.AE9];[.AF8]+[.AE9]);[.AJ8])" office:value-type="float" office:value="0.15959701914709" calcext:value-type="float">
            <text:p>0,16</text:p>
          </table:table-cell>
          <table:table-cell table:style-name="ce8" table:formula="of:=[.E9]*[.AE9]*[.$H$3]" office:value-type="float" office:value="0.424316580010335" calcext:value-type="float">
            <text:p>0,42</text:p>
          </table:table-cell>
          <table:table-cell table:style-name="ce8" table:formula="of:=[.AG9]+[.I9]+[.J9]" office:value-type="float" office:value="-5.59678391414412" calcext:value-type="float">
            <text:p>-5,60</text:p>
          </table:table-cell>
          <table:table-cell table:style-name="ce8" table:formula="of:=[.AH9]/[.AE9]" office:value-type="float" office:value="-7.32784091696583" calcext:value-type="float">
            <text:p>-7,33</text:p>
          </table:table-cell>
          <table:table-cell table:style-name="ce8" table:formula="of:=(SUM([.AJ5:.AJ8])+[.A9]/[.AI9])/5" office:value-type="float" office:value="-1.02788794932874" calcext:value-type="float">
            <text:p>-1,0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]/[.B1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])/[.B10]*[.C10]" office:value-type="float" office:value="89.1274887796724" calcext:value-type="float">
            <text:p>89,13</text:p>
          </table:table-cell>
          <table:table-cell table:style-name="ce8" table:formula="of:=IF([.F10]&lt;ABS([.M9]-[.G9]);IF([.G9]&gt;[.M9];[.G9]-[.F10];[.G9]+[.F10]);[.M9])" office:value-type="float" office:value="101.328535512516" calcext:value-type="float">
            <text:p>101,33</text:p>
          </table:table-cell>
          <table:table-cell table:style-name="ce8" table:formula="of:=[.E10]*[.F10]*[.$H$3]" office:value-type="float" office:value="49.5152715442625" calcext:value-type="float">
            <text:p>49,52</text:p>
          </table:table-cell>
          <table:table-cell table:style-name="ce8" table:formula="of:=[$Data.A9]" office:value-type="float" office:value="-1.37948294177115" calcext:value-type="float">
            <text:p>-1,38</text:p>
          </table:table-cell>
          <table:table-cell table:style-name="ce8" table:formula="of:=[$Data.B9]" office:value-type="float" office:value="-0.622748531007679" calcext:value-type="float">
            <text:p>-0,62</text:p>
          </table:table-cell>
          <table:table-cell table:style-name="ce8" table:formula="of:=[.H10]+[.I10]+[.J10]" office:value-type="float" office:value="47.5130400714837" calcext:value-type="float">
            <text:p>47,51</text:p>
          </table:table-cell>
          <table:table-cell table:style-name="ce8" table:formula="of:=[.K10]/[.F10]" office:value-type="float" office:value="0.533090752606508" calcext:value-type="float">
            <text:p>0,53</text:p>
          </table:table-cell>
          <table:table-cell table:style-name="ce55" table:formula="of:=[.A10]/[.L10]" office:value-type="float" office:value="75.0341284376496" calcext:value-type="float">
            <text:p>75,03</text:p>
          </table:table-cell>
          <table:table-cell table:style-name="ce8"/>
          <table:table-cell table:style-name="ce8" table:formula="of:=(1*[.M9]+[.M10])/2" office:value-type="float" office:value="126.644552998497" calcext:value-type="float">
            <text:p>126,64</text:p>
          </table:table-cell>
          <table:table-cell table:style-name="ce8" table:formula="of:=(2*[.M9]+[.M10])/3" office:value-type="float" office:value="143.848027852113" calcext:value-type="float">
            <text:p>143,85</text:p>
          </table:table-cell>
          <table:table-cell table:style-name="ce8" table:formula="of:=(3*[.M9]+[.M10])/4" office:value-type="float" office:value="152.449765278921" calcext:value-type="float">
            <text:p>152,45</text:p>
          </table:table-cell>
          <table:table-cell table:style-name="ce8" table:formula="of:=(4*[.M9]+[.M10])/5" office:value-type="float" office:value="157.610807735006" calcext:value-type="float">
            <text:p>157,61</text:p>
          </table:table-cell>
          <table:table-cell table:style-name="ce8" table:formula="of:=(8*[.M9]+[.M10])/9" office:value-type="float" office:value="166.785994323601" calcext:value-type="float">
            <text:p>166,79</text:p>
          </table:table-cell>
          <table:table-cell table:style-name="ce8" table:number-columns-repeated="2"/>
          <table:table-cell table:style-name="ce63" table:formula="of:=IF([.M10]&gt;255;255;[.M10])" office:value-type="float" office:value="75.0341284376496" calcext:value-type="float">
            <text:p>75,03</text:p>
          </table:table-cell>
          <table:table-cell table:style-name="ce55" table:formula="of:=IF([.V10]&lt;-255;-255;[.V10])" office:value-type="float" office:value="75.0341284376496" calcext:value-type="float">
            <text:p>75,03</text:p>
          </table:table-cell>
          <table:table-cell table:style-name="ce8" table:formula="of:=(1*[.W9]+[.W10])/2" office:value-type="float" office:value="126.644552998497" calcext:value-type="float">
            <text:p>126,64</text:p>
          </table:table-cell>
          <table:table-cell table:style-name="ce8" table:formula="of:=(2*[.X9]+[.X10])/3" office:value-type="float" office:value="113.754485329126" calcext:value-type="float">
            <text:p>113,75</text:p>
          </table:table-cell>
          <table:table-cell table:style-name="ce8" table:formula="of:=(3*[.Y9]+[.Y10])/4" office:value-type="float" office:value="61.9331692078213" calcext:value-type="float">
            <text:p>61,93</text:p>
          </table:table-cell>
          <table:table-cell table:style-name="ce8" table:formula="of:=(4*[.Z9]+[.Z10])/5" office:value-type="float" office:value="21.3930208830439" calcext:value-type="float">
            <text:p>21,39</text:p>
          </table:table-cell>
          <table:table-cell table:style-name="ce8" table:formula="of:=SUM([.W6:.W10])/5" office:value-type="float" office:value="55.3382398925364" calcext:value-type="float">
            <text:p>55,34</text:p>
          </table:table-cell>
          <table:table-cell table:style-name="ce8"/>
          <table:table-cell table:style-name="ce55"/>
          <table:table-cell table:style-name="ce8" table:formula="of:=ABS([.AJ9])/[.B10]*[.C10]" office:value-type="float" office:value="0.513943974664372" calcext:value-type="float">
            <text:p>0,51</text:p>
          </table:table-cell>
          <table:table-cell table:style-name="ce8" table:formula="of:=IF([.AE10]&lt;ABS([.AJ9]-[.AF9]);IF([.AF9]&gt;[.AJ9];[.AF9]-[.AE10];[.AF9]+[.AE10]);[.AJ9])" office:value-type="float" office:value="-0.354346955517282" calcext:value-type="float">
            <text:p>-0,35</text:p>
          </table:table-cell>
          <table:table-cell table:style-name="ce8" table:formula="of:=[.E10]*[.AE10]*[.$H$3]" office:value-type="float" office:value="0.285524430369096" calcext:value-type="float">
            <text:p>0,29</text:p>
          </table:table-cell>
          <table:table-cell table:style-name="ce8" table:formula="of:=[.AG10]+[.I10]+[.J10]" office:value-type="float" office:value="-1.71670704240973" calcext:value-type="float">
            <text:p>-1,72</text:p>
          </table:table-cell>
          <table:table-cell table:style-name="ce8" table:formula="of:=[.AH10]/[.AE10]" office:value-type="float" office:value="-3.34026105380614" calcext:value-type="float">
            <text:p>-3,34</text:p>
          </table:table-cell>
          <table:table-cell table:style-name="ce8" table:formula="of:=(SUM([.AJ6:.AJ9])+[.A10]/[.AI10])/5" office:value-type="float" office:value="-2.73676116852136" calcext:value-type="float">
            <text:p>-2,74</text:p>
          </table:table-cell>
          <table:table-cell/>
          <table:table-cell table:style-name="ce6"/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1]/[.B1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0])/[.B11]*[.C11]" office:value-type="float" office:value="37.5170642188248" calcext:value-type="float">
            <text:p>37,52</text:p>
          </table:table-cell>
          <table:table-cell table:style-name="ce8" table:formula="of:=IF([.F11]&lt;ABS([.M10]-[.G10]);IF([.G10]&gt;[.M10];[.G10]-[.F11];[.G10]+[.F11]);[.M10])" office:value-type="float" office:value="75.0341284376496" calcext:value-type="float">
            <text:p>75,03</text:p>
          </table:table-cell>
          <table:table-cell table:style-name="ce8" table:formula="of:=[.E11]*[.F11]*[.$H$3]" office:value-type="float" office:value="20.8428134549027" calcext:value-type="float">
            <text:p>20,84</text:p>
          </table:table-cell>
          <table:table-cell table:style-name="ce8" table:formula="of:=[$Data.A10]" office:value-type="float" office:value="4.04564470365909" calcext:value-type="float">
            <text:p>4,05</text:p>
          </table:table-cell>
          <table:table-cell table:style-name="ce8" table:formula="of:=[$Data.B10]" office:value-type="float" office:value="-0.209329746094392" calcext:value-type="float">
            <text:p>-0,21</text:p>
          </table:table-cell>
          <table:table-cell table:style-name="ce8" table:formula="of:=[.H11]+[.I11]+[.J11]" office:value-type="float" office:value="24.6791284124674" calcext:value-type="float">
            <text:p>24,68</text:p>
          </table:table-cell>
          <table:table-cell table:style-name="ce8" table:formula="of:=[.K11]/[.F11]" office:value-type="float" office:value="0.657810756953745" calcext:value-type="float">
            <text:p>0,66</text:p>
          </table:table-cell>
          <table:table-cell table:style-name="ce55" table:formula="of:=[.A11]/[.L11]" office:value-type="float" office:value="60.8077620761874" calcext:value-type="float">
            <text:p>60,81</text:p>
          </table:table-cell>
          <table:table-cell table:style-name="ce8"/>
          <table:table-cell table:style-name="ce8" table:formula="of:=(1*[.M10]+[.M11])/2" office:value-type="float" office:value="67.9209452569185" calcext:value-type="float">
            <text:p>67,92</text:p>
          </table:table-cell>
          <table:table-cell table:style-name="ce8" table:formula="of:=(2*[.M10]+[.M11])/3" office:value-type="float" office:value="70.2920063171622" calcext:value-type="float">
            <text:p>70,29</text:p>
          </table:table-cell>
          <table:table-cell table:style-name="ce8" table:formula="of:=(3*[.M10]+[.M11])/4" office:value-type="float" office:value="71.477536847284" calcext:value-type="float">
            <text:p>71,48</text:p>
          </table:table-cell>
          <table:table-cell table:style-name="ce8" table:formula="of:=(4*[.M10]+[.M11])/5" office:value-type="float" office:value="72.1888551653571" calcext:value-type="float">
            <text:p>72,19</text:p>
          </table:table-cell>
          <table:table-cell table:style-name="ce8" table:formula="of:=(8*[.M10]+[.M11])/9" office:value-type="float" office:value="73.4534210641538" calcext:value-type="float">
            <text:p>73,45</text:p>
          </table:table-cell>
          <table:table-cell table:style-name="ce8" table:number-columns-repeated="2"/>
          <table:table-cell table:style-name="ce63" table:formula="of:=IF([.M11]&gt;255;255;[.M11])" office:value-type="float" office:value="60.8077620761874" calcext:value-type="float">
            <text:p>60,81</text:p>
          </table:table-cell>
          <table:table-cell table:style-name="ce55" table:formula="of:=IF([.V11]&lt;-255;-255;[.V11])" office:value-type="float" office:value="60.8077620761874" calcext:value-type="float">
            <text:p>60,81</text:p>
          </table:table-cell>
          <table:table-cell table:style-name="ce8" table:formula="of:=(1*[.W10]+[.W11])/2" office:value-type="float" office:value="67.9209452569185" calcext:value-type="float">
            <text:p>67,92</text:p>
          </table:table-cell>
          <table:table-cell table:style-name="ce8" table:formula="of:=(2*[.X10]+[.X11])/3" office:value-type="float" office:value="107.070017084638" calcext:value-type="float">
            <text:p>107,07</text:p>
          </table:table-cell>
          <table:table-cell table:style-name="ce8" table:formula="of:=(3*[.Y10]+[.Y11])/4" office:value-type="float" office:value="112.083368268004" calcext:value-type="float">
            <text:p>112,08</text:p>
          </table:table-cell>
          <table:table-cell table:style-name="ce8" table:formula="of:=(4*[.Z10]+[.Z11])/5" office:value-type="float" office:value="71.9632090198578" calcext:value-type="float">
            <text:p>71,96</text:p>
          </table:table-cell>
          <table:table-cell table:style-name="ce8" table:formula="of:=SUM([.W7:.W11])/5" office:value-type="float" office:value="68.1531216161801" calcext:value-type="float">
            <text:p>68,15</text:p>
          </table:table-cell>
          <table:table-cell table:style-name="ce8"/>
          <table:table-cell table:style-name="ce55"/>
          <table:table-cell table:style-name="ce8" table:formula="of:=ABS([.AJ10])/[.B11]*[.C11]" office:value-type="float" office:value="1.36838058426068" calcext:value-type="float">
            <text:p>1,37</text:p>
          </table:table-cell>
          <table:table-cell table:style-name="ce8" table:formula="of:=IF([.AE11]&lt;ABS([.AJ10]-[.AF10]);IF([.AF10]&gt;[.AJ10];[.AF10]-[.AE11];[.AF10]+[.AE11]);[.AJ10])" office:value-type="float" office:value="-1.72272753977796" calcext:value-type="float">
            <text:p>-1,72</text:p>
          </table:table-cell>
          <table:table-cell table:style-name="ce8" table:formula="of:=[.E11]*[.AE11]*[.$H$3]" office:value-type="float" office:value="0.760211435700379" calcext:value-type="float">
            <text:p>0,76</text:p>
          </table:table-cell>
          <table:table-cell table:style-name="ce8" table:formula="of:=[.AG11]+[.I11]+[.J11]" office:value-type="float" office:value="4.59652639326508" calcext:value-type="float">
            <text:p>4,60</text:p>
          </table:table-cell>
          <table:table-cell table:style-name="ce8" table:formula="of:=[.AH11]/[.AE11]" office:value-type="float" office:value="3.35909939539848" calcext:value-type="float">
            <text:p>3,36</text:p>
          </table:table-cell>
          <table:table-cell table:style-name="ce8" table:formula="of:=(SUM([.AJ7:.AJ10])+[.A11]/[.AI11])/5" office:value-type="float" office:value="1.71916437387984" calcext:value-type="float">
            <text:p>1,72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2]/[.B1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1])/[.B12]*[.C12]" office:value-type="float" office:value="30.4038810380937" calcext:value-type="float">
            <text:p>30,40</text:p>
          </table:table-cell>
          <table:table-cell table:style-name="ce8" table:formula="of:=IF([.F12]&lt;ABS([.M11]-[.G11]);IF([.G11]&gt;[.M11];[.G11]-[.F12];[.G11]+[.F12]);[.M11])" office:value-type="float" office:value="60.8077620761874" calcext:value-type="float">
            <text:p>60,81</text:p>
          </table:table-cell>
          <table:table-cell table:style-name="ce8" table:formula="of:=[.E12]*[.F12]*[.$H$3]" office:value-type="float" office:value="16.8910450211632" calcext:value-type="float">
            <text:p>16,89</text:p>
          </table:table-cell>
          <table:table-cell table:style-name="ce8" table:formula="of:=[$Data.A11]" office:value-type="float" office:value="-4.52427283882389" calcext:value-type="float">
            <text:p>-4,52</text:p>
          </table:table-cell>
          <table:table-cell table:style-name="ce8" table:formula="of:=[$Data.B11]" office:value-type="float" office:value="2.52232119678578" calcext:value-type="float">
            <text:p>2,52</text:p>
          </table:table-cell>
          <table:table-cell table:style-name="ce8" table:formula="of:=[.H12]+[.I12]+[.J12]" office:value-type="float" office:value="14.8890933791251" calcext:value-type="float">
            <text:p>14,89</text:p>
          </table:table-cell>
          <table:table-cell table:style-name="ce8" table:formula="of:=[.K12]/[.F12]" office:value-type="float" office:value="0.489710289303862" calcext:value-type="float">
            <text:p>0,49</text:p>
          </table:table-cell>
          <table:table-cell table:style-name="ce55" table:formula="of:=[.A12]/[.L12]" office:value-type="float" office:value="81.6809466202174" calcext:value-type="float">
            <text:p>81,68</text:p>
          </table:table-cell>
          <table:table-cell table:style-name="ce8"/>
          <table:table-cell table:style-name="ce8" table:formula="of:=(1*[.M11]+[.M12])/2" office:value-type="float" office:value="71.2443543482024" calcext:value-type="float">
            <text:p>71,24</text:p>
          </table:table-cell>
          <table:table-cell table:style-name="ce8" table:formula="of:=(2*[.M11]+[.M12])/3" office:value-type="float" office:value="67.7654902575307" calcext:value-type="float">
            <text:p>67,77</text:p>
          </table:table-cell>
          <table:table-cell table:style-name="ce8" table:formula="of:=(3*[.M11]+[.M12])/4" office:value-type="float" office:value="66.0260582121949" calcext:value-type="float">
            <text:p>66,03</text:p>
          </table:table-cell>
          <table:table-cell table:style-name="ce8" table:formula="of:=(4*[.M11]+[.M12])/5" office:value-type="float" office:value="64.9823989849934" calcext:value-type="float">
            <text:p>64,98</text:p>
          </table:table-cell>
          <table:table-cell table:style-name="ce8" table:formula="of:=(8*[.M11]+[.M12])/9" office:value-type="float" office:value="63.1270048033018" calcext:value-type="float">
            <text:p>63,13</text:p>
          </table:table-cell>
          <table:table-cell table:style-name="ce8" table:number-columns-repeated="2"/>
          <table:table-cell table:style-name="ce63" table:formula="of:=IF([.M12]&gt;255;255;[.M12])" office:value-type="float" office:value="81.6809466202174" calcext:value-type="float">
            <text:p>81,68</text:p>
          </table:table-cell>
          <table:table-cell table:style-name="ce55" table:formula="of:=IF([.V12]&lt;-255;-255;[.V12])" office:value-type="float" office:value="81.6809466202174" calcext:value-type="float">
            <text:p>81,68</text:p>
          </table:table-cell>
          <table:table-cell table:style-name="ce8" table:formula="of:=(1*[.W11]+[.W12])/2" office:value-type="float" office:value="71.2443543482024" calcext:value-type="float">
            <text:p>71,24</text:p>
          </table:table-cell>
          <table:table-cell table:style-name="ce8" table:formula="of:=(2*[.X11]+[.X12])/3" office:value-type="float" office:value="69.0287482873464" calcext:value-type="float">
            <text:p>69,03</text:p>
          </table:table-cell>
          <table:table-cell table:style-name="ce8" table:formula="of:=(3*[.Y11]+[.Y12])/4" office:value-type="float" office:value="97.5596998853148" calcext:value-type="float">
            <text:p>97,56</text:p>
          </table:table-cell>
          <table:table-cell table:style-name="ce8" table:formula="of:=(4*[.Z11]+[.Z12])/5" office:value-type="float" office:value="109.178634591466" calcext:value-type="float">
            <text:p>109,18</text:p>
          </table:table-cell>
          <table:table-cell table:style-name="ce8" table:formula="of:=SUM([.W8:.W12])/5" office:value-type="float" office:value="86.428348024587" calcext:value-type="float">
            <text:p>86,43</text:p>
          </table:table-cell>
          <table:table-cell table:style-name="ce8"/>
          <table:table-cell table:style-name="ce55"/>
          <table:table-cell table:style-name="ce8" table:formula="of:=ABS([.AJ11])/[.B12]*[.C12]" office:value-type="float" office:value="0.859582186939922" calcext:value-type="float">
            <text:p>0,86</text:p>
          </table:table-cell>
          <table:table-cell table:style-name="ce8" table:formula="of:=IF([.AE12]&lt;ABS([.AJ11]-[.AF11]);IF([.AF11]&gt;[.AJ11];[.AF11]-[.AE12];[.AF11]+[.AE12]);[.AJ11])" office:value-type="float" office:value="-0.863145352838041" calcext:value-type="float">
            <text:p>-0,86</text:p>
          </table:table-cell>
          <table:table-cell table:style-name="ce8" table:formula="of:=[.E12]*[.AE12]*[.$H$3]" office:value-type="float" office:value="0.477545659411068" calcext:value-type="float">
            <text:p>0,48</text:p>
          </table:table-cell>
          <table:table-cell table:style-name="ce8" table:formula="of:=[.AG12]+[.I12]+[.J12]" office:value-type="float" office:value="-1.52440598262703" calcext:value-type="float">
            <text:p>-1,52</text:p>
          </table:table-cell>
          <table:table-cell table:style-name="ce8" table:formula="of:=[.AH12]/[.AE12]" office:value-type="float" office:value="-1.77342667843532" calcext:value-type="float">
            <text:p>-1,77</text:p>
          </table:table-cell>
          <table:table-cell table:style-name="ce8" table:formula="of:=(SUM([.AJ8:.AJ11])+[.A12]/[.AI12])/5" office:value-type="float" office:value="-4.61462975354103" calcext:value-type="float">
            <text:p>-4,61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3]/[.B1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2])/[.B13]*[.C13]" office:value-type="float" office:value="40.8404733101087" calcext:value-type="float">
            <text:p>40,84</text:p>
          </table:table-cell>
          <table:table-cell table:style-name="ce8" table:formula="of:=IF([.F13]&lt;ABS([.M12]-[.G12]);IF([.G12]&gt;[.M12];[.G12]-[.F13];[.G12]+[.F13]);[.M12])" office:value-type="float" office:value="81.6809466202174" calcext:value-type="float">
            <text:p>81,68</text:p>
          </table:table-cell>
          <table:table-cell table:style-name="ce8" table:formula="of:=[.E13]*[.F13]*[.$H$3]" office:value-type="float" office:value="22.6891518389493" calcext:value-type="float">
            <text:p>22,69</text:p>
          </table:table-cell>
          <table:table-cell table:style-name="ce8" table:formula="of:=[$Data.A12]" office:value-type="float" office:value="5.73920759586901" calcext:value-type="float">
            <text:p>5,74</text:p>
          </table:table-cell>
          <table:table-cell table:style-name="ce8" table:formula="of:=[$Data.B12]" office:value-type="float" office:value="1.89764332729022" calcext:value-type="float">
            <text:p>1,90</text:p>
          </table:table-cell>
          <table:table-cell table:style-name="ce8" table:formula="of:=[.H13]+[.I13]+[.J13]" office:value-type="float" office:value="30.3260027621085" calcext:value-type="float">
            <text:p>30,33</text:p>
          </table:table-cell>
          <table:table-cell table:style-name="ce8" table:formula="of:=[.K13]/[.F13]" office:value-type="float" office:value="0.742547779303095" calcext:value-type="float">
            <text:p>0,74</text:p>
          </table:table-cell>
          <table:table-cell table:style-name="ce55" table:formula="of:=[.A13]/[.L13]" office:value-type="float" office:value="53.8685874699421" calcext:value-type="float">
            <text:p>53,87</text:p>
          </table:table-cell>
          <table:table-cell table:style-name="ce8"/>
          <table:table-cell table:style-name="ce8" table:formula="of:=(1*[.M12]+[.M13])/2" office:value-type="float" office:value="67.7747670450797" calcext:value-type="float">
            <text:p>67,77</text:p>
          </table:table-cell>
          <table:table-cell table:style-name="ce8" table:formula="of:=(2*[.M12]+[.M13])/3" office:value-type="float" office:value="72.4101602367923" calcext:value-type="float">
            <text:p>72,41</text:p>
          </table:table-cell>
          <table:table-cell table:style-name="ce8" table:formula="of:=(3*[.M12]+[.M13])/4" office:value-type="float" office:value="74.7278568326486" calcext:value-type="float">
            <text:p>74,73</text:p>
          </table:table-cell>
          <table:table-cell table:style-name="ce8" table:formula="of:=(4*[.M12]+[.M13])/5" office:value-type="float" office:value="76.1184747901624" calcext:value-type="float">
            <text:p>76,12</text:p>
          </table:table-cell>
          <table:table-cell table:style-name="ce8" table:formula="of:=(8*[.M12]+[.M13])/9" office:value-type="float" office:value="78.590684492409" calcext:value-type="float">
            <text:p>78,59</text:p>
          </table:table-cell>
          <table:table-cell table:style-name="ce8" table:number-columns-repeated="2"/>
          <table:table-cell table:style-name="ce63" table:formula="of:=IF([.M13]&gt;255;255;[.M13])" office:value-type="float" office:value="53.8685874699421" calcext:value-type="float">
            <text:p>53,87</text:p>
          </table:table-cell>
          <table:table-cell table:style-name="ce55" table:formula="of:=IF([.V13]&lt;-255;-255;[.V13])" office:value-type="float" office:value="53.8685874699421" calcext:value-type="float">
            <text:p>53,87</text:p>
          </table:table-cell>
          <table:table-cell table:style-name="ce8" table:formula="of:=(1*[.W12]+[.W13])/2" office:value-type="float" office:value="67.7747670450797" calcext:value-type="float">
            <text:p>67,77</text:p>
          </table:table-cell>
          <table:table-cell table:style-name="ce8" table:formula="of:=(2*[.X12]+[.X13])/3" office:value-type="float" office:value="70.0878252471615" calcext:value-type="float">
            <text:p>70,09</text:p>
          </table:table-cell>
          <table:table-cell table:style-name="ce8" table:formula="of:=(3*[.Y12]+[.Y13])/4" office:value-type="float" office:value="69.2935175273002" calcext:value-type="float">
            <text:p>69,29</text:p>
          </table:table-cell>
          <table:table-cell table:style-name="ce8" table:formula="of:=(4*[.Z12]+[.Z13])/5" office:value-type="float" office:value="91.9064634137119" calcext:value-type="float">
            <text:p>91,91</text:p>
          </table:table-cell>
          <table:table-cell table:style-name="ce8" table:formula="of:=SUM([.W9:.W13])/5" office:value-type="float" office:value="89.9292804326682" calcext:value-type="float">
            <text:p>89,93</text:p>
          </table:table-cell>
          <table:table-cell table:style-name="ce8"/>
          <table:table-cell table:style-name="ce55"/>
          <table:table-cell table:style-name="ce8" table:formula="of:=ABS([.AJ12])/[.B13]*[.C13]" office:value-type="float" office:value="2.30731487677052" calcext:value-type="float">
            <text:p>2,31</text:p>
          </table:table-cell>
          <table:table-cell table:style-name="ce8" table:formula="of:=IF([.AE13]&lt;ABS([.AJ12]-[.AF12]);IF([.AF12]&gt;[.AJ12];[.AF12]-[.AE13];[.AF12]+[.AE13]);[.AJ12])" office:value-type="float" office:value="-3.17046022960856" calcext:value-type="float">
            <text:p>-3,17</text:p>
          </table:table-cell>
          <table:table-cell table:style-name="ce8" table:formula="of:=[.E13]*[.AE13]*[.$H$3]" office:value-type="float" office:value="1.28184159820584" calcext:value-type="float">
            <text:p>1,28</text:p>
          </table:table-cell>
          <table:table-cell table:style-name="ce8" table:formula="of:=[.AG13]+[.I13]+[.J13]" office:value-type="float" office:value="8.91869252136507" calcext:value-type="float">
            <text:p>8,92</text:p>
          </table:table-cell>
          <table:table-cell table:style-name="ce8" table:formula="of:=[.AH13]/[.AE13]" office:value-type="float" office:value="3.86539895839805" calcext:value-type="float">
            <text:p>3,87</text:p>
          </table:table-cell>
          <table:table-cell table:style-name="ce8" table:formula="of:=(SUM([.AJ9:.AJ12])+[.A13]/[.AI13])/5" office:value-type="float" office:value="0.737621162107224" calcext:value-type="float">
            <text:p>0,74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4]/[.B1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3])/[.B14]*[.C14]" office:value-type="float" office:value="26.934293734971" calcext:value-type="float">
            <text:p>26,93</text:p>
          </table:table-cell>
          <table:table-cell table:style-name="ce8" table:formula="of:=IF([.F14]&lt;ABS([.M13]-[.G13]);IF([.G13]&gt;[.M13];[.G13]-[.F14];[.G13]+[.F14]);[.M13])" office:value-type="float" office:value="54.7466528852464" calcext:value-type="float">
            <text:p>54,75</text:p>
          </table:table-cell>
          <table:table-cell table:style-name="ce8" table:formula="of:=[.E14]*[.F14]*[.$H$3]" office:value-type="float" office:value="14.9634965194284" calcext:value-type="float">
            <text:p>14,96</text:p>
          </table:table-cell>
          <table:table-cell table:style-name="ce8" table:formula="of:=[$Data.A13]" office:value-type="float" office:value="-1.07609869076593" calcext:value-type="float">
            <text:p>-1,08</text:p>
          </table:table-cell>
          <table:table-cell table:style-name="ce8" table:formula="of:=[$Data.B13]" office:value-type="float" office:value="-2.06450272056123" calcext:value-type="float">
            <text:p>-2,06</text:p>
          </table:table-cell>
          <table:table-cell table:style-name="ce8" table:formula="of:=[.H14]+[.I14]+[.J14]" office:value-type="float" office:value="11.8228951081012" calcext:value-type="float">
            <text:p>11,82</text:p>
          </table:table-cell>
          <table:table-cell table:style-name="ce8" table:formula="of:=[.K14]/[.F14]" office:value-type="float" office:value="0.438953225372698" calcext:value-type="float">
            <text:p>0,44</text:p>
          </table:table-cell>
          <table:table-cell table:style-name="ce55" table:formula="of:=[.A14]/[.L14]" office:value-type="float" office:value="91.1258824127275" calcext:value-type="float">
            <text:p>91,13</text:p>
          </table:table-cell>
          <table:table-cell table:style-name="ce8"/>
          <table:table-cell table:style-name="ce8" table:formula="of:=(1*[.M13]+[.M14])/2" office:value-type="float" office:value="72.4972349413348" calcext:value-type="float">
            <text:p>72,50</text:p>
          </table:table-cell>
          <table:table-cell table:style-name="ce8" table:formula="of:=(2*[.M13]+[.M14])/3" office:value-type="float" office:value="66.2876857842039" calcext:value-type="float">
            <text:p>66,29</text:p>
          </table:table-cell>
          <table:table-cell table:style-name="ce8" table:formula="of:=(3*[.M13]+[.M14])/4" office:value-type="float" office:value="63.1829112056384" calcext:value-type="float">
            <text:p>63,18</text:p>
          </table:table-cell>
          <table:table-cell table:style-name="ce8" table:formula="of:=(4*[.M13]+[.M14])/5" office:value-type="float" office:value="61.3200464584992" calcext:value-type="float">
            <text:p>61,32</text:p>
          </table:table-cell>
          <table:table-cell table:style-name="ce8" table:formula="of:=(8*[.M13]+[.M14])/9" office:value-type="float" office:value="58.0082869080294" calcext:value-type="float">
            <text:p>58,01</text:p>
          </table:table-cell>
          <table:table-cell table:style-name="ce8" table:number-columns-repeated="2"/>
          <table:table-cell table:style-name="ce63" table:formula="of:=IF([.M14]&gt;255;255;[.M14])" office:value-type="float" office:value="91.1258824127275" calcext:value-type="float">
            <text:p>91,13</text:p>
          </table:table-cell>
          <table:table-cell table:style-name="ce55" table:formula="of:=IF([.V14]&lt;-255;-255;[.V14])" office:value-type="float" office:value="91.1258824127275" calcext:value-type="float">
            <text:p>91,13</text:p>
          </table:table-cell>
          <table:table-cell table:style-name="ce8" table:formula="of:=(1*[.W13]+[.W14])/2" office:value-type="float" office:value="72.4972349413348" calcext:value-type="float">
            <text:p>72,50</text:p>
          </table:table-cell>
          <table:table-cell table:style-name="ce8" table:formula="of:=(2*[.X13]+[.X14])/3" office:value-type="float" office:value="69.3489230104981" calcext:value-type="float">
            <text:p>69,35</text:p>
          </table:table-cell>
          <table:table-cell table:style-name="ce8" table:formula="of:=(3*[.Y13]+[.Y14])/4" office:value-type="float" office:value="69.9030996879957" calcext:value-type="float">
            <text:p>69,90</text:p>
          </table:table-cell>
          <table:table-cell table:style-name="ce8" table:formula="of:=(4*[.Z13]+[.Z14])/5" office:value-type="float" office:value="69.4154339594393" calcext:value-type="float">
            <text:p>69,42</text:p>
          </table:table-cell>
          <table:table-cell table:style-name="ce8" table:formula="of:=SUM([.W10:.W14])/5" office:value-type="float" office:value="72.5034614033448" calcext:value-type="float">
            <text:p>72,50</text:p>
          </table:table-cell>
          <table:table-cell table:style-name="ce8"/>
          <table:table-cell table:style-name="ce55"/>
          <table:table-cell table:style-name="ce8" table:formula="of:=ABS([.AJ13])/[.B14]*[.C14]" office:value-type="float" office:value="0.368810581053612" calcext:value-type="float">
            <text:p>0,37</text:p>
          </table:table-cell>
          <table:table-cell table:style-name="ce8" table:formula="of:=IF([.AE14]&lt;ABS([.AJ13]-[.AF13]);IF([.AF13]&gt;[.AJ13];[.AF13]-[.AE14];[.AF13]+[.AE14]);[.AJ13])" office:value-type="float" office:value="-2.80164964855495" calcext:value-type="float">
            <text:p>-2,80</text:p>
          </table:table-cell>
          <table:table-cell table:style-name="ce8" table:formula="of:=[.E14]*[.AE14]*[.$H$3]" office:value-type="float" office:value="0.204894767252007" calcext:value-type="float">
            <text:p>0,20</text:p>
          </table:table-cell>
          <table:table-cell table:style-name="ce8" table:formula="of:=[.AG14]+[.I14]+[.J14]" office:value-type="float" office:value="-2.93570664407516" calcext:value-type="float">
            <text:p>-2,94</text:p>
          </table:table-cell>
          <table:table-cell table:style-name="ce8" table:formula="of:=[.AH14]/[.AE14]" office:value-type="float" office:value="-7.95993063888915" calcext:value-type="float">
            <text:p>-7,96</text:p>
          </table:table-cell>
          <table:table-cell table:style-name="ce8" table:formula="of:=(SUM([.AJ10:.AJ13])+[.A14]/[.AI14])/5" office:value-type="float" office:value="-1.98395496041438" calcext:value-type="float">
            <text:p>-1,9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5]/[.B1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4])/[.B15]*[.C15]" office:value-type="float" office:value="45.5629412063638" calcext:value-type="float">
            <text:p>45,56</text:p>
          </table:table-cell>
          <table:table-cell table:style-name="ce8" table:formula="of:=IF([.F15]&lt;ABS([.M14]-[.G14]);IF([.G14]&gt;[.M14];[.G14]-[.F15];[.G14]+[.F15]);[.M14])" office:value-type="float" office:value="91.1258824127275" calcext:value-type="float">
            <text:p>91,13</text:p>
          </table:table-cell>
          <table:table-cell table:style-name="ce8" table:formula="of:=[.E15]*[.F15]*[.$H$3]" office:value-type="float" office:value="25.3127451146465" calcext:value-type="float">
            <text:p>25,31</text:p>
          </table:table-cell>
          <table:table-cell table:style-name="ce8" table:formula="of:=[$Data.A14]" office:value-type="float" office:value="14.2876145569365" calcext:value-type="float">
            <text:p>14,29</text:p>
          </table:table-cell>
          <table:table-cell table:style-name="ce8" table:formula="of:=[$Data.B14]" office:value-type="float" office:value="-0.111903457664528" calcext:value-type="float">
            <text:p>-0,11</text:p>
          </table:table-cell>
          <table:table-cell table:style-name="ce8" table:formula="of:=[.H15]+[.I15]+[.J15]" office:value-type="float" office:value="39.4884562139185" calcext:value-type="float">
            <text:p>39,49</text:p>
          </table:table-cell>
          <table:table-cell table:style-name="ce8" table:formula="of:=[.K15]/[.F15]" office:value-type="float" office:value="0.866679261004406" calcext:value-type="float">
            <text:p>0,87</text:p>
          </table:table-cell>
          <table:table-cell table:style-name="ce55" table:formula="of:=[.A15]/[.L15]" office:value-type="float" office:value="46.153175459216" calcext:value-type="float">
            <text:p>46,15</text:p>
          </table:table-cell>
          <table:table-cell table:style-name="ce8"/>
          <table:table-cell table:style-name="ce8" table:formula="of:=(1*[.M14]+[.M15])/2" office:value-type="float" office:value="68.6395289359718" calcext:value-type="float">
            <text:p>68,64</text:p>
          </table:table-cell>
          <table:table-cell table:style-name="ce8" table:formula="of:=(2*[.M14]+[.M15])/3" office:value-type="float" office:value="76.1349800948903" calcext:value-type="float">
            <text:p>76,13</text:p>
          </table:table-cell>
          <table:table-cell table:style-name="ce8" table:formula="of:=(3*[.M14]+[.M15])/4" office:value-type="float" office:value="79.8827056743496" calcext:value-type="float">
            <text:p>79,88</text:p>
          </table:table-cell>
          <table:table-cell table:style-name="ce8" table:formula="of:=(4*[.M14]+[.M15])/5" office:value-type="float" office:value="82.1313410220252" calcext:value-type="float">
            <text:p>82,13</text:p>
          </table:table-cell>
          <table:table-cell table:style-name="ce8" table:formula="of:=(8*[.M14]+[.M15])/9" office:value-type="float" office:value="86.1289149734484" calcext:value-type="float">
            <text:p>86,13</text:p>
          </table:table-cell>
          <table:table-cell table:style-name="ce8" table:number-columns-repeated="2"/>
          <table:table-cell table:style-name="ce63" table:formula="of:=IF([.M15]&gt;255;255;[.M15])" office:value-type="float" office:value="46.153175459216" calcext:value-type="float">
            <text:p>46,15</text:p>
          </table:table-cell>
          <table:table-cell table:style-name="ce55" table:formula="of:=IF([.V15]&lt;-255;-255;[.V15])" office:value-type="float" office:value="46.153175459216" calcext:value-type="float">
            <text:p>46,15</text:p>
          </table:table-cell>
          <table:table-cell table:style-name="ce8" table:formula="of:=(1*[.W14]+[.W15])/2" office:value-type="float" office:value="68.6395289359718" calcext:value-type="float">
            <text:p>68,64</text:p>
          </table:table-cell>
          <table:table-cell table:style-name="ce8" table:formula="of:=(2*[.X14]+[.X15])/3" office:value-type="float" office:value="71.2113329395471" calcext:value-type="float">
            <text:p>71,21</text:p>
          </table:table-cell>
          <table:table-cell table:style-name="ce8" table:formula="of:=(3*[.Y14]+[.Y15])/4" office:value-type="float" office:value="69.8145254927604" calcext:value-type="float">
            <text:p>69,81</text:p>
          </table:table-cell>
          <table:table-cell table:style-name="ce8" table:formula="of:=(4*[.Z14]+[.Z15])/5" office:value-type="float" office:value="69.8853848489486" calcext:value-type="float">
            <text:p>69,89</text:p>
          </table:table-cell>
          <table:table-cell table:style-name="ce8" table:formula="of:=SUM([.W11:.W15])/5" office:value-type="float" office:value="66.7272708076581" calcext:value-type="float">
            <text:p>66,73</text:p>
          </table:table-cell>
          <table:table-cell table:style-name="ce8"/>
          <table:table-cell table:style-name="ce55"/>
          <table:table-cell table:style-name="ce8" table:formula="of:=ABS([.AJ14])/[.B15]*[.C15]" office:value-type="float" office:value="0.991977480207192" calcext:value-type="float">
            <text:p>0,99</text:p>
          </table:table-cell>
          <table:table-cell table:style-name="ce8" table:formula="of:=IF([.AE15]&lt;ABS([.AJ14]-[.AF14]);IF([.AF14]&gt;[.AJ14];[.AF14]-[.AE15];[.AF14]+[.AE15]);[.AJ14])" office:value-type="float" office:value="-1.98395496041438" calcext:value-type="float">
            <text:p>-1,98</text:p>
          </table:table-cell>
          <table:table-cell table:style-name="ce8" table:formula="of:=[.E15]*[.AE15]*[.$H$3]" office:value-type="float" office:value="0.551098600115107" calcext:value-type="float">
            <text:p>0,55</text:p>
          </table:table-cell>
          <table:table-cell table:style-name="ce8" table:formula="of:=[.AG15]+[.I15]+[.J15]" office:value-type="float" office:value="14.7268096993871" calcext:value-type="float">
            <text:p>14,73</text:p>
          </table:table-cell>
          <table:table-cell table:style-name="ce8" table:formula="of:=[.AH15]/[.AE15]" office:value-type="float" office:value="14.8459113167681" calcext:value-type="float">
            <text:p>14,85</text:p>
          </table:table-cell>
          <table:table-cell table:style-name="ce8" table:formula="of:=(SUM([.AJ11:.AJ14])+[.A15]/[.AI15])/5" office:value-type="float" office:value="-0.289490928909297" calcext:value-type="float">
            <text:p>-0,29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6]/[.B1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5])/[.B16]*[.C16]" office:value-type="float" office:value="23.076587729608" calcext:value-type="float">
            <text:p>23,08</text:p>
          </table:table-cell>
          <table:table-cell table:style-name="ce8" table:formula="of:=IF([.F16]&lt;ABS([.M15]-[.G15]);IF([.G15]&gt;[.M15];[.G15]-[.F16];[.G15]+[.F16]);[.M15])" office:value-type="float" office:value="68.0492946831195" calcext:value-type="float">
            <text:p>68,05</text:p>
          </table:table-cell>
          <table:table-cell table:style-name="ce8" table:formula="of:=[.E16]*[.F16]*[.$H$3]" office:value-type="float" office:value="12.8203265164489" calcext:value-type="float">
            <text:p>12,82</text:p>
          </table:table-cell>
          <table:table-cell table:style-name="ce8" table:formula="of:=[$Data.A15]" office:value-type="float" office:value="-2.81886975612543" calcext:value-type="float">
            <text:p>-2,82</text:p>
          </table:table-cell>
          <table:table-cell table:style-name="ce8" table:formula="of:=[$Data.B15]" office:value-type="float" office:value="-2.26814636691489" calcext:value-type="float">
            <text:p>-2,27</text:p>
          </table:table-cell>
          <table:table-cell table:style-name="ce8" table:formula="of:=[.H16]+[.I16]+[.J16]" office:value-type="float" office:value="7.73331039340857" calcext:value-type="float">
            <text:p>7,73</text:p>
          </table:table-cell>
          <table:table-cell table:style-name="ce8" table:formula="of:=[.K16]/[.F16]" office:value-type="float" office:value="0.335114986843852" calcext:value-type="float">
            <text:p>0,34</text:p>
          </table:table-cell>
          <table:table-cell table:style-name="ce55" table:formula="of:=[.A16]/[.L16]" office:value-type="float" office:value="119.362014742236" calcext:value-type="float">
            <text:p>119,36</text:p>
          </table:table-cell>
          <table:table-cell table:style-name="ce8"/>
          <table:table-cell table:style-name="ce8" table:formula="of:=(1*[.M15]+[.M16])/2" office:value-type="float" office:value="82.7575951007259" calcext:value-type="float">
            <text:p>82,76</text:p>
          </table:table-cell>
          <table:table-cell table:style-name="ce8" table:formula="of:=(2*[.M15]+[.M16])/3" office:value-type="float" office:value="70.5561218868893" calcext:value-type="float">
            <text:p>70,56</text:p>
          </table:table-cell>
          <table:table-cell table:style-name="ce8" table:formula="of:=(3*[.M15]+[.M16])/4" office:value-type="float" office:value="64.455385279971" calcext:value-type="float">
            <text:p>64,46</text:p>
          </table:table-cell>
          <table:table-cell table:style-name="ce8" table:formula="of:=(4*[.M15]+[.M16])/5" office:value-type="float" office:value="60.79494331582" calcext:value-type="float">
            <text:p>60,79</text:p>
          </table:table-cell>
          <table:table-cell table:style-name="ce8" table:formula="of:=(8*[.M15]+[.M16])/9" office:value-type="float" office:value="54.2874909351071" calcext:value-type="float">
            <text:p>54,29</text:p>
          </table:table-cell>
          <table:table-cell table:style-name="ce8" table:number-columns-repeated="2"/>
          <table:table-cell table:style-name="ce63" table:formula="of:=IF([.M16]&gt;255;255;[.M16])" office:value-type="float" office:value="119.362014742236" calcext:value-type="float">
            <text:p>119,36</text:p>
          </table:table-cell>
          <table:table-cell table:style-name="ce55" table:formula="of:=IF([.V16]&lt;-255;-255;[.V16])" office:value-type="float" office:value="119.362014742236" calcext:value-type="float">
            <text:p>119,36</text:p>
          </table:table-cell>
          <table:table-cell table:style-name="ce8" table:formula="of:=(1*[.W15]+[.W16])/2" office:value-type="float" office:value="82.7575951007259" calcext:value-type="float">
            <text:p>82,76</text:p>
          </table:table-cell>
          <table:table-cell table:style-name="ce8" table:formula="of:=(2*[.X15]+[.X16])/3" office:value-type="float" office:value="73.3455509908898" calcext:value-type="float">
            <text:p>73,35</text:p>
          </table:table-cell>
          <table:table-cell table:style-name="ce8" table:formula="of:=(3*[.Y15]+[.Y16])/4" office:value-type="float" office:value="71.7448874523828" calcext:value-type="float">
            <text:p>71,74</text:p>
          </table:table-cell>
          <table:table-cell table:style-name="ce8" table:formula="of:=(4*[.Z15]+[.Z16])/5" office:value-type="float" office:value="70.2005978846848" calcext:value-type="float">
            <text:p>70,20</text:p>
          </table:table-cell>
          <table:table-cell table:style-name="ce8" table:formula="of:=SUM([.W12:.W16])/5" office:value-type="float" office:value="78.4381213408678" calcext:value-type="float">
            <text:p>78,44</text:p>
          </table:table-cell>
          <table:table-cell table:style-name="ce8"/>
          <table:table-cell table:style-name="ce55"/>
          <table:table-cell table:style-name="ce8" table:formula="of:=ABS([.AJ15])/[.B16]*[.C16]" office:value-type="float" office:value="0.144745464454649" calcext:value-type="float">
            <text:p>0,14</text:p>
          </table:table-cell>
          <table:table-cell table:style-name="ce8" table:formula="of:=IF([.AE16]&lt;ABS([.AJ15]-[.AF15]);IF([.AF15]&gt;[.AJ15];[.AF15]-[.AE16];[.AF15]+[.AE16]);[.AJ15])" office:value-type="float" office:value="-1.83920949595974" calcext:value-type="float">
            <text:p>-1,84</text:p>
          </table:table-cell>
          <table:table-cell table:style-name="ce8" table:formula="of:=[.E16]*[.AE16]*[.$H$3]" office:value-type="float" office:value="0.0804141469192494" calcext:value-type="float">
            <text:p>0,08</text:p>
          </table:table-cell>
          <table:table-cell table:style-name="ce8" table:formula="of:=[.AG16]+[.I16]+[.J16]" office:value-type="float" office:value="-5.00660197612107" calcext:value-type="float">
            <text:p>-5,01</text:p>
          </table:table-cell>
          <table:table-cell table:style-name="ce8" table:formula="of:=[.AH16]/[.AE16]" office:value-type="float" office:value="-34.5890076416849" calcext:value-type="float">
            <text:p>-34,59</text:p>
          </table:table-cell>
          <table:table-cell table:style-name="ce8" table:formula="of:=(SUM([.AJ12:.AJ15])+[.A16]/[.AI16])/5" office:value-type="float" office:value="-1.46137824856339" calcext:value-type="float">
            <text:p>-1,46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7]/[.B1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6])/[.B17]*[.C17]" office:value-type="float" office:value="59.6810073711179" calcext:value-type="float">
            <text:p>59,68</text:p>
          </table:table-cell>
          <table:table-cell table:style-name="ce8" table:formula="of:=IF([.F17]&lt;ABS([.M16]-[.G16]);IF([.G16]&gt;[.M16];[.G16]-[.F17];[.G16]+[.F17]);[.M16])" office:value-type="float" office:value="119.362014742236" calcext:value-type="float">
            <text:p>119,36</text:p>
          </table:table-cell>
          <table:table-cell table:style-name="ce8" table:formula="of:=[.E17]*[.F17]*[.$H$3]" office:value-type="float" office:value="33.1561152061766" calcext:value-type="float">
            <text:p>33,16</text:p>
          </table:table-cell>
          <table:table-cell table:style-name="ce8" table:formula="of:=[$Data.A16]" office:value-type="float" office:value="3.34459525822271" calcext:value-type="float">
            <text:p>3,34</text:p>
          </table:table-cell>
          <table:table-cell table:style-name="ce8" table:formula="of:=[$Data.B16]" office:value-type="float" office:value="-4.7128262411289" calcext:value-type="float">
            <text:p>-4,71</text:p>
          </table:table-cell>
          <table:table-cell table:style-name="ce8" table:formula="of:=[.H17]+[.I17]+[.J17]" office:value-type="float" office:value="31.7878842232705" calcext:value-type="float">
            <text:p>31,79</text:p>
          </table:table-cell>
          <table:table-cell table:style-name="ce8" table:formula="of:=[.K17]/[.F17]" office:value-type="float" office:value="0.532629820163758" calcext:value-type="float">
            <text:p>0,53</text:p>
          </table:table-cell>
          <table:table-cell table:style-name="ce55" table:formula="of:=[.A17]/[.L17]" office:value-type="float" office:value="75.0990622111655" calcext:value-type="float">
            <text:p>75,10</text:p>
          </table:table-cell>
          <table:table-cell table:style-name="ce8"/>
          <table:table-cell table:style-name="ce8" table:formula="of:=(1*[.M16]+[.M17])/2" office:value-type="float" office:value="97.2305384767007" calcext:value-type="float">
            <text:p>97,23</text:p>
          </table:table-cell>
          <table:table-cell table:style-name="ce8" table:formula="of:=(2*[.M16]+[.M17])/3" office:value-type="float" office:value="104.607697231879" calcext:value-type="float">
            <text:p>104,61</text:p>
          </table:table-cell>
          <table:table-cell table:style-name="ce8" table:formula="of:=(3*[.M16]+[.M17])/4" office:value-type="float" office:value="108.296276609468" calcext:value-type="float">
            <text:p>108,30</text:p>
          </table:table-cell>
          <table:table-cell table:style-name="ce8" table:formula="of:=(4*[.M16]+[.M17])/5" office:value-type="float" office:value="110.509424236022" calcext:value-type="float">
            <text:p>110,51</text:p>
          </table:table-cell>
          <table:table-cell table:style-name="ce8" table:formula="of:=(8*[.M16]+[.M17])/9" office:value-type="float" office:value="114.44390890545" calcext:value-type="float">
            <text:p>114,44</text:p>
          </table:table-cell>
          <table:table-cell table:style-name="ce8" table:number-columns-repeated="2"/>
          <table:table-cell table:style-name="ce63" table:formula="of:=IF([.M17]&gt;255;255;[.M17])" office:value-type="float" office:value="75.0990622111655" calcext:value-type="float">
            <text:p>75,10</text:p>
          </table:table-cell>
          <table:table-cell table:style-name="ce55" table:formula="of:=IF([.V17]&lt;-255;-255;[.V17])" office:value-type="float" office:value="75.0990622111655" calcext:value-type="float">
            <text:p>75,10</text:p>
          </table:table-cell>
          <table:table-cell table:style-name="ce8" table:formula="of:=(1*[.W16]+[.W17])/2" office:value-type="float" office:value="97.2305384767007" calcext:value-type="float">
            <text:p>97,23</text:p>
          </table:table-cell>
          <table:table-cell table:style-name="ce8" table:formula="of:=(2*[.X16]+[.X17])/3" office:value-type="float" office:value="87.5819095593842" calcext:value-type="float">
            <text:p>87,58</text:p>
          </table:table-cell>
          <table:table-cell table:style-name="ce8" table:formula="of:=(3*[.Y16]+[.Y17])/4" office:value-type="float" office:value="76.9046406330134" calcext:value-type="float">
            <text:p>76,90</text:p>
          </table:table-cell>
          <table:table-cell table:style-name="ce8" table:formula="of:=(4*[.Z16]+[.Z17])/5" office:value-type="float" office:value="72.7768380885089" calcext:value-type="float">
            <text:p>72,78</text:p>
          </table:table-cell>
          <table:table-cell table:style-name="ce8" table:formula="of:=SUM([.W13:.W17])/5" office:value-type="float" office:value="77.1217444590574" calcext:value-type="float">
            <text:p>77,12</text:p>
          </table:table-cell>
          <table:table-cell table:style-name="ce8"/>
          <table:table-cell table:style-name="ce55"/>
          <table:table-cell table:style-name="ce8" table:formula="of:=ABS([.AJ16])/[.B17]*[.C17]" office:value-type="float" office:value="0.730689124281695" calcext:value-type="float">
            <text:p>0,73</text:p>
          </table:table-cell>
          <table:table-cell table:style-name="ce8" table:formula="of:=IF([.AE17]&lt;ABS([.AJ16]-[.AF16]);IF([.AF16]&gt;[.AJ16];[.AF16]-[.AE17];[.AF16]+[.AE17]);[.AJ16])" office:value-type="float" office:value="-1.46137824856339" calcext:value-type="float">
            <text:p>-1,46</text:p>
          </table:table-cell>
          <table:table-cell table:style-name="ce8" table:formula="of:=[.E17]*[.AE17]*[.$H$3]" office:value-type="float" office:value="0.40593840237872" calcext:value-type="float">
            <text:p>0,41</text:p>
          </table:table-cell>
          <table:table-cell table:style-name="ce8" table:formula="of:=[.AG17]+[.I17]+[.J17]" office:value-type="float" office:value="-0.962292580527461" calcext:value-type="float">
            <text:p>-0,96</text:p>
          </table:table-cell>
          <table:table-cell table:style-name="ce8" table:formula="of:=[.AH17]/[.AE17]" office:value-type="float" office:value="-1.31696579099004" calcext:value-type="float">
            <text:p>-1,32</text:p>
          </table:table-cell>
          <table:table-cell table:style-name="ce8" table:formula="of:=(SUM([.AJ13:.AJ16])+[.A17]/[.AI17])/5" office:value-type="float" office:value="-6.67400992317621" calcext:value-type="float">
            <text:p>-6,67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8]/[.B1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7])/[.B18]*[.C18]" office:value-type="float" office:value="37.5495311055828" calcext:value-type="float">
            <text:p>37,55</text:p>
          </table:table-cell>
          <table:table-cell table:style-name="ce8" table:formula="of:=IF([.F18]&lt;ABS([.M17]-[.G17]);IF([.G17]&gt;[.M17];[.G17]-[.F18];[.G17]+[.F18]);[.M17])" office:value-type="float" office:value="81.8124836366531" calcext:value-type="float">
            <text:p>81,81</text:p>
          </table:table-cell>
          <table:table-cell table:style-name="ce8" table:formula="of:=[.E18]*[.F18]*[.$H$3]" office:value-type="float" office:value="20.8608506142127" calcext:value-type="float">
            <text:p>20,86</text:p>
          </table:table-cell>
          <table:table-cell table:style-name="ce8" table:formula="of:=[$Data.A17]" office:value-type="float" office:value="-13.0869171921386" calcext:value-type="float">
            <text:p>-13,09</text:p>
          </table:table-cell>
          <table:table-cell table:style-name="ce8" table:formula="of:=[$Data.B17]" office:value-type="float" office:value="1.75203390484302" calcext:value-type="float">
            <text:p>1,75</text:p>
          </table:table-cell>
          <table:table-cell table:style-name="ce8" table:formula="of:=[.H18]+[.I18]+[.J18]" office:value-type="float" office:value="9.52596732691714" calcext:value-type="float">
            <text:p>9,53</text:p>
          </table:table-cell>
          <table:table-cell table:style-name="ce8" table:formula="of:=[.K18]/[.F18]" office:value-type="float" office:value="0.253690713211086" calcext:value-type="float">
            <text:p>0,25</text:p>
          </table:table-cell>
          <table:table-cell table:style-name="ce55" table:formula="of:=[.A18]/[.L18]" office:value-type="float" office:value="157.672306935089" calcext:value-type="float">
            <text:p>157,67</text:p>
          </table:table-cell>
          <table:table-cell table:style-name="ce8"/>
          <table:table-cell table:style-name="ce8" table:formula="of:=(1*[.M17]+[.M18])/2" office:value-type="float" office:value="116.385684573127" calcext:value-type="float">
            <text:p>116,39</text:p>
          </table:table-cell>
          <table:table-cell table:style-name="ce8" table:formula="of:=(2*[.M17]+[.M18])/3" office:value-type="float" office:value="102.62347711914" calcext:value-type="float">
            <text:p>102,62</text:p>
          </table:table-cell>
          <table:table-cell table:style-name="ce8" table:formula="of:=(3*[.M17]+[.M18])/4" office:value-type="float" office:value="95.7423733921465" calcext:value-type="float">
            <text:p>95,74</text:p>
          </table:table-cell>
          <table:table-cell table:style-name="ce8" table:formula="of:=(4*[.M17]+[.M18])/5" office:value-type="float" office:value="91.6137111559503" calcext:value-type="float">
            <text:p>91,61</text:p>
          </table:table-cell>
          <table:table-cell table:style-name="ce8" table:formula="of:=(8*[.M17]+[.M18])/9" office:value-type="float" office:value="84.2738671804904" calcext:value-type="float">
            <text:p>84,27</text:p>
          </table:table-cell>
          <table:table-cell table:style-name="ce8" table:number-columns-repeated="2"/>
          <table:table-cell table:style-name="ce63" table:formula="of:=IF([.M18]&gt;255;255;[.M18])" office:value-type="float" office:value="157.672306935089" calcext:value-type="float">
            <text:p>157,67</text:p>
          </table:table-cell>
          <table:table-cell table:style-name="ce55" table:formula="of:=IF([.V18]&lt;-255;-255;[.V18])" office:value-type="float" office:value="157.672306935089" calcext:value-type="float">
            <text:p>157,67</text:p>
          </table:table-cell>
          <table:table-cell table:style-name="ce8" table:formula="of:=(1*[.W17]+[.W18])/2" office:value-type="float" office:value="116.385684573127" calcext:value-type="float">
            <text:p>116,39</text:p>
          </table:table-cell>
          <table:table-cell table:style-name="ce8" table:formula="of:=(2*[.X17]+[.X18])/3" office:value-type="float" office:value="103.61558717551" calcext:value-type="float">
            <text:p>103,62</text:p>
          </table:table-cell>
          <table:table-cell table:style-name="ce8" table:formula="of:=(3*[.Y17]+[.Y18])/4" office:value-type="float" office:value="91.5903289634155" calcext:value-type="float">
            <text:p>91,59</text:p>
          </table:table-cell>
          <table:table-cell table:style-name="ce8" table:formula="of:=(4*[.Z17]+[.Z18])/5" office:value-type="float" office:value="79.8417782990938" calcext:value-type="float">
            <text:p>79,84</text:p>
          </table:table-cell>
          <table:table-cell table:style-name="ce8" table:formula="of:=SUM([.W14:.W18])/5" office:value-type="float" office:value="97.8824883520868" calcext:value-type="float">
            <text:p>97,88</text:p>
          </table:table-cell>
          <table:table-cell table:style-name="ce8"/>
          <table:table-cell table:style-name="ce55"/>
          <table:table-cell table:style-name="ce8" table:formula="of:=ABS([.AJ17])/[.B18]*[.C18]" office:value-type="float" office:value="3.3370049615881" calcext:value-type="float">
            <text:p>3,34</text:p>
          </table:table-cell>
          <table:table-cell table:style-name="ce8" table:formula="of:=IF([.AE18]&lt;ABS([.AJ17]-[.AF17]);IF([.AF17]&gt;[.AJ17];[.AF17]-[.AE18];[.AF17]+[.AE18]);[.AJ17])" office:value-type="float" office:value="-4.79838321015149" calcext:value-type="float">
            <text:p>-4,80</text:p>
          </table:table-cell>
          <table:table-cell table:style-name="ce8" table:formula="of:=[.E18]*[.AE18]*[.$H$3]" office:value-type="float" office:value="1.85389164532673" calcext:value-type="float">
            <text:p>1,85</text:p>
          </table:table-cell>
          <table:table-cell table:style-name="ce8" table:formula="of:=[.AG18]+[.I18]+[.J18]" office:value-type="float" office:value="-9.4809916419688" calcext:value-type="float">
            <text:p>-9,48</text:p>
          </table:table-cell>
          <table:table-cell table:style-name="ce8" table:formula="of:=[.AH18]/[.AE18]" office:value-type="float" office:value="-2.84116797880238" calcext:value-type="float">
            <text:p>-2,84</text:p>
          </table:table-cell>
          <table:table-cell table:style-name="ce8" table:formula="of:=(SUM([.AJ14:.AJ17])+[.A18]/[.AI18])/5" office:value-type="float" office:value="-4.8975102176315" calcext:value-type="float">
            <text:p>-4,90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9]/[.B1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8])/[.B19]*[.C19]" office:value-type="float" office:value="78.8361534675446" calcext:value-type="float">
            <text:p>78,84</text:p>
          </table:table-cell>
          <table:table-cell table:style-name="ce8" table:formula="of:=IF([.F19]&lt;ABS([.M18]-[.G18]);IF([.G18]&gt;[.M18];[.G18]-[.F19];[.G18]+[.F19]);[.M18])" office:value-type="float" office:value="157.672306935089" calcext:value-type="float">
            <text:p>157,67</text:p>
          </table:table-cell>
          <table:table-cell table:style-name="ce8" table:formula="of:=[.E19]*[.F19]*[.$H$3]" office:value-type="float" office:value="43.7978630375248" calcext:value-type="float">
            <text:p>43,80</text:p>
          </table:table-cell>
          <table:table-cell table:style-name="ce8" table:formula="of:=[$Data.A18]" office:value-type="float" office:value="10.3428627111956" calcext:value-type="float">
            <text:p>10,34</text:p>
          </table:table-cell>
          <table:table-cell table:style-name="ce8" table:formula="of:=[$Data.B18]" office:value-type="float" office:value="2.43287695322251" calcext:value-type="float">
            <text:p>2,43</text:p>
          </table:table-cell>
          <table:table-cell table:style-name="ce8" table:formula="of:=[.H19]+[.I19]+[.J19]" office:value-type="float" office:value="56.573602701943" calcext:value-type="float">
            <text:p>56,57</text:p>
          </table:table-cell>
          <table:table-cell table:style-name="ce8" table:formula="of:=[.K19]/[.F19]" office:value-type="float" office:value="0.717609880918826" calcext:value-type="float">
            <text:p>0,72</text:p>
          </table:table-cell>
          <table:table-cell table:style-name="ce55" table:formula="of:=[.A19]/[.L19]" office:value-type="float" office:value="55.7405925748738" calcext:value-type="float">
            <text:p>55,74</text:p>
          </table:table-cell>
          <table:table-cell table:style-name="ce8"/>
          <table:table-cell table:style-name="ce8" table:formula="of:=(1*[.M18]+[.M19])/2" office:value-type="float" office:value="106.706449754982" calcext:value-type="float">
            <text:p>106,71</text:p>
          </table:table-cell>
          <table:table-cell table:style-name="ce8" table:formula="of:=(2*[.M18]+[.M19])/3" office:value-type="float" office:value="123.695068815017" calcext:value-type="float">
            <text:p>123,70</text:p>
          </table:table-cell>
          <table:table-cell table:style-name="ce8" table:formula="of:=(3*[.M18]+[.M19])/4" office:value-type="float" office:value="132.189378345035" calcext:value-type="float">
            <text:p>132,19</text:p>
          </table:table-cell>
          <table:table-cell table:style-name="ce8" table:formula="of:=(4*[.M18]+[.M19])/5" office:value-type="float" office:value="137.285964063046" calcext:value-type="float">
            <text:p>137,29</text:p>
          </table:table-cell>
          <table:table-cell table:style-name="ce8" table:formula="of:=(8*[.M18]+[.M19])/9" office:value-type="float" office:value="146.346560895065" calcext:value-type="float">
            <text:p>146,35</text:p>
          </table:table-cell>
          <table:table-cell table:style-name="ce8" table:number-columns-repeated="2"/>
          <table:table-cell table:style-name="ce63" table:formula="of:=IF([.M19]&gt;255;255;[.M19])" office:value-type="float" office:value="55.7405925748738" calcext:value-type="float">
            <text:p>55,74</text:p>
          </table:table-cell>
          <table:table-cell table:style-name="ce55" table:formula="of:=IF([.V19]&lt;-255;-255;[.V19])" office:value-type="float" office:value="55.7405925748738" calcext:value-type="float">
            <text:p>55,74</text:p>
          </table:table-cell>
          <table:table-cell table:style-name="ce8" table:formula="of:=(1*[.W18]+[.W19])/2" office:value-type="float" office:value="106.706449754982" calcext:value-type="float">
            <text:p>106,71</text:p>
          </table:table-cell>
          <table:table-cell table:style-name="ce8" table:formula="of:=(2*[.X18]+[.X19])/3" office:value-type="float" office:value="113.159272967079" calcext:value-type="float">
            <text:p>113,16</text:p>
          </table:table-cell>
          <table:table-cell table:style-name="ce8" table:formula="of:=(3*[.Y18]+[.Y19])/4" office:value-type="float" office:value="106.001508623402" calcext:value-type="float">
            <text:p>106,00</text:p>
          </table:table-cell>
          <table:table-cell table:style-name="ce8" table:formula="of:=(4*[.Z18]+[.Z19])/5" office:value-type="float" office:value="94.4725648954128" calcext:value-type="float">
            <text:p>94,47</text:p>
          </table:table-cell>
          <table:table-cell table:style-name="ce8" table:formula="of:=SUM([.W15:.W19])/5" office:value-type="float" office:value="90.8054303845161" calcext:value-type="float">
            <text:p>90,81</text:p>
          </table:table-cell>
          <table:table-cell table:style-name="ce8"/>
          <table:table-cell table:style-name="ce55"/>
          <table:table-cell table:style-name="ce8" table:formula="of:=ABS([.AJ18])/[.B19]*[.C19]" office:value-type="float" office:value="2.44875510881575" calcext:value-type="float">
            <text:p>2,45</text:p>
          </table:table-cell>
          <table:table-cell table:style-name="ce8" table:formula="of:=IF([.AE19]&lt;ABS([.AJ18]-[.AF18]);IF([.AF18]&gt;[.AJ18];[.AF18]-[.AE19];[.AF18]+[.AE19]);[.AJ18])" office:value-type="float" office:value="-4.8975102176315" calcext:value-type="float">
            <text:p>-4,90</text:p>
          </table:table-cell>
          <table:table-cell table:style-name="ce8" table:formula="of:=[.E19]*[.AE19]*[.$H$3]" office:value-type="float" office:value="1.36041950489764" calcext:value-type="float">
            <text:p>1,36</text:p>
          </table:table-cell>
          <table:table-cell table:style-name="ce8" table:formula="of:=[.AG19]+[.I19]+[.J19]" office:value-type="float" office:value="14.1361591693158" calcext:value-type="float">
            <text:p>14,14</text:p>
          </table:table-cell>
          <table:table-cell table:style-name="ce8" table:formula="of:=[.AH19]/[.AE19]" office:value-type="float" office:value="5.77279415096442" calcext:value-type="float">
            <text:p>5,77</text:p>
          </table:table-cell>
          <table:table-cell table:style-name="ce8" table:formula="of:=(SUM([.AJ15:.AJ18])+[.A19]/[.AI19])/5" office:value-type="float" office:value="-1.27866714690577" calcext:value-type="float">
            <text:p>-1,2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0]/[.B2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9])/[.B20]*[.C20]" office:value-type="float" office:value="27.8702962874369" calcext:value-type="float">
            <text:p>27,87</text:p>
          </table:table-cell>
          <table:table-cell table:style-name="ce8" table:formula="of:=IF([.F20]&lt;ABS([.M19]-[.G19]);IF([.G19]&gt;[.M19];[.G19]-[.F20];[.G19]+[.F20]);[.M19])" office:value-type="float" office:value="129.802010647652" calcext:value-type="float">
            <text:p>129,80</text:p>
          </table:table-cell>
          <table:table-cell table:style-name="ce8" table:formula="of:=[.E20]*[.F20]*[.$H$3]" office:value-type="float" office:value="15.483497937465" calcext:value-type="float">
            <text:p>15,48</text:p>
          </table:table-cell>
          <table:table-cell table:style-name="ce8" table:formula="of:=[$Data.A19]" office:value-type="float" office:value="4.94660146429828" calcext:value-type="float">
            <text:p>4,95</text:p>
          </table:table-cell>
          <table:table-cell table:style-name="ce8" table:formula="of:=[$Data.B19]" office:value-type="float" office:value="1.16934159290665" calcext:value-type="float">
            <text:p>1,17</text:p>
          </table:table-cell>
          <table:table-cell table:style-name="ce8" table:formula="of:=[.H20]+[.I20]+[.J20]" office:value-type="float" office:value="21.5994409946699" calcext:value-type="float">
            <text:p>21,60</text:p>
          </table:table-cell>
          <table:table-cell table:style-name="ce8" table:formula="of:=[.K20]/[.F20]" office:value-type="float" office:value="0.774998614004914" calcext:value-type="float">
            <text:p>0,77</text:p>
          </table:table-cell>
          <table:table-cell table:style-name="ce55" table:formula="of:=[.A20]/[.L20]" office:value-type="float" office:value="51.6129955294944" calcext:value-type="float">
            <text:p>51,61</text:p>
          </table:table-cell>
          <table:table-cell table:style-name="ce8"/>
          <table:table-cell table:style-name="ce8" table:formula="of:=(1*[.M19]+[.M20])/2" office:value-type="float" office:value="53.6767940521841" calcext:value-type="float">
            <text:p>53,68</text:p>
          </table:table-cell>
          <table:table-cell table:style-name="ce8" table:formula="of:=(2*[.M19]+[.M20])/3" office:value-type="float" office:value="54.3647268930807" calcext:value-type="float">
            <text:p>54,36</text:p>
          </table:table-cell>
          <table:table-cell table:style-name="ce8" table:formula="of:=(3*[.M19]+[.M20])/4" office:value-type="float" office:value="54.708693313529" calcext:value-type="float">
            <text:p>54,71</text:p>
          </table:table-cell>
          <table:table-cell table:style-name="ce8" table:formula="of:=(4*[.M19]+[.M20])/5" office:value-type="float" office:value="54.915073165798" calcext:value-type="float">
            <text:p>54,92</text:p>
          </table:table-cell>
          <table:table-cell table:style-name="ce8" table:formula="of:=(8*[.M19]+[.M20])/9" office:value-type="float" office:value="55.2819706809428" calcext:value-type="float">
            <text:p>55,28</text:p>
          </table:table-cell>
          <table:table-cell table:style-name="ce8" table:number-columns-repeated="2"/>
          <table:table-cell table:style-name="ce63" table:formula="of:=IF([.M20]&gt;255;255;[.M20])" office:value-type="float" office:value="51.6129955294944" calcext:value-type="float">
            <text:p>51,61</text:p>
          </table:table-cell>
          <table:table-cell table:style-name="ce55" table:formula="of:=IF([.V20]&lt;-255;-255;[.V20])" office:value-type="float" office:value="51.6129955294944" calcext:value-type="float">
            <text:p>51,61</text:p>
          </table:table-cell>
          <table:table-cell table:style-name="ce8" table:formula="of:=(1*[.W19]+[.W20])/2" office:value-type="float" office:value="53.6767940521841" calcext:value-type="float">
            <text:p>53,68</text:p>
          </table:table-cell>
          <table:table-cell table:style-name="ce8" table:formula="of:=(2*[.X19]+[.X20])/3" office:value-type="float" office:value="89.0298978540491" calcext:value-type="float">
            <text:p>89,03</text:p>
          </table:table-cell>
          <table:table-cell table:style-name="ce8" table:formula="of:=(3*[.Y19]+[.Y20])/4" office:value-type="float" office:value="107.126929188821" calcext:value-type="float">
            <text:p>107,13</text:p>
          </table:table-cell>
          <table:table-cell table:style-name="ce8" table:formula="of:=(4*[.Z19]+[.Z20])/5" office:value-type="float" office:value="106.226592736486" calcext:value-type="float">
            <text:p>106,23</text:p>
          </table:table-cell>
          <table:table-cell table:style-name="ce8" table:formula="of:=SUM([.W16:.W20])/5" office:value-type="float" office:value="91.8973943985718" calcext:value-type="float">
            <text:p>91,90</text:p>
          </table:table-cell>
          <table:table-cell table:style-name="ce8"/>
          <table:table-cell table:style-name="ce55"/>
          <table:table-cell table:style-name="ce8" table:formula="of:=ABS([.AJ19])/[.B20]*[.C20]" office:value-type="float" office:value="0.639333573452884" calcext:value-type="float">
            <text:p>0,64</text:p>
          </table:table-cell>
          <table:table-cell table:style-name="ce8" table:formula="of:=IF([.AE20]&lt;ABS([.AJ19]-[.AF19]);IF([.AF19]&gt;[.AJ19];[.AF19]-[.AE20];[.AF19]+[.AE20]);[.AJ19])" office:value-type="float" office:value="-4.25817664417862" calcext:value-type="float">
            <text:p>-4,26</text:p>
          </table:table-cell>
          <table:table-cell table:style-name="ce8" table:formula="of:=[.E20]*[.AE20]*[.$H$3]" office:value-type="float" office:value="0.355185318584936" calcext:value-type="float">
            <text:p>0,36</text:p>
          </table:table-cell>
          <table:table-cell table:style-name="ce8" table:formula="of:=[.AG20]+[.I20]+[.J20]" office:value-type="float" office:value="6.47112837578987" calcext:value-type="float">
            <text:p>6,47</text:p>
          </table:table-cell>
          <table:table-cell table:style-name="ce8" table:formula="of:=[.AH20]/[.AE20]" office:value-type="float" office:value="10.1216777039268" calcext:value-type="float">
            <text:p>10,12</text:p>
          </table:table-cell>
          <table:table-cell table:style-name="ce8" table:formula="of:=(SUM([.AJ16:.AJ19])+[.A20]/[.AI20])/5" office:value-type="float" office:value="-2.07193030373098" calcext:value-type="float">
            <text:p>-2,07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1]/[.B2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0])/[.B21]*[.C21]" office:value-type="float" office:value="25.8064977647472" calcext:value-type="float">
            <text:p>25,81</text:p>
          </table:table-cell>
          <table:table-cell table:style-name="ce8" table:formula="of:=IF([.F21]&lt;ABS([.M20]-[.G20]);IF([.G20]&gt;[.M20];[.G20]-[.F21];[.G20]+[.F21]);[.M20])" office:value-type="float" office:value="103.995512882905" calcext:value-type="float">
            <text:p>104,00</text:p>
          </table:table-cell>
          <table:table-cell table:style-name="ce8" table:formula="of:=[.E21]*[.F21]*[.$H$3]" office:value-type="float" office:value="14.3369432026374" calcext:value-type="float">
            <text:p>14,34</text:p>
          </table:table-cell>
          <table:table-cell table:style-name="ce8" table:formula="of:=[$Data.A20]" office:value-type="float" office:value="-8.45693185710454" calcext:value-type="float">
            <text:p>-8,46</text:p>
          </table:table-cell>
          <table:table-cell table:style-name="ce8" table:formula="of:=[$Data.B20]" office:value-type="float" office:value="0.604152012894563" calcext:value-type="float">
            <text:p>0,60</text:p>
          </table:table-cell>
          <table:table-cell table:style-name="ce8" table:formula="of:=[.H21]+[.I21]+[.J21]" office:value-type="float" office:value="6.48416335842738" calcext:value-type="float">
            <text:p>6,48</text:p>
          </table:table-cell>
          <table:table-cell table:style-name="ce8" table:formula="of:=[.K21]/[.F21]" office:value-type="float" office:value="0.251260880788133" calcext:value-type="float">
            <text:p>0,25</text:p>
          </table:table-cell>
          <table:table-cell table:style-name="ce55" table:formula="of:=[.A21]/[.L21]" office:value-type="float" office:value="159.197085811892" calcext:value-type="float">
            <text:p>159,20</text:p>
          </table:table-cell>
          <table:table-cell table:style-name="ce8"/>
          <table:table-cell table:style-name="ce8" table:formula="of:=(1*[.M20]+[.M21])/2" office:value-type="float" office:value="105.405040670693" calcext:value-type="float">
            <text:p>105,41</text:p>
          </table:table-cell>
          <table:table-cell table:style-name="ce8" table:formula="of:=(2*[.M20]+[.M21])/3" office:value-type="float" office:value="87.4743589569603" calcext:value-type="float">
            <text:p>87,47</text:p>
          </table:table-cell>
          <table:table-cell table:style-name="ce8" table:formula="of:=(3*[.M20]+[.M21])/4" office:value-type="float" office:value="78.5090181000938" calcext:value-type="float">
            <text:p>78,51</text:p>
          </table:table-cell>
          <table:table-cell table:style-name="ce8" table:formula="of:=(4*[.M20]+[.M21])/5" office:value-type="float" office:value="73.1298135859739" calcext:value-type="float">
            <text:p>73,13</text:p>
          </table:table-cell>
          <table:table-cell table:style-name="ce8" table:formula="of:=(8*[.M20]+[.M21])/9" office:value-type="float" office:value="63.5667833386497" calcext:value-type="float">
            <text:p>63,57</text:p>
          </table:table-cell>
          <table:table-cell table:style-name="ce8" table:number-columns-repeated="2"/>
          <table:table-cell table:style-name="ce63" table:formula="of:=IF([.M21]&gt;255;255;[.M21])" office:value-type="float" office:value="159.197085811892" calcext:value-type="float">
            <text:p>159,20</text:p>
          </table:table-cell>
          <table:table-cell table:style-name="ce55" table:formula="of:=IF([.V21]&lt;-255;-255;[.V21])" office:value-type="float" office:value="159.197085811892" calcext:value-type="float">
            <text:p>159,20</text:p>
          </table:table-cell>
          <table:table-cell table:style-name="ce8" table:formula="of:=(1*[.W20]+[.W21])/2" office:value-type="float" office:value="105.405040670693" calcext:value-type="float">
            <text:p>105,41</text:p>
          </table:table-cell>
          <table:table-cell table:style-name="ce8" table:formula="of:=(2*[.X20]+[.X21])/3" office:value-type="float" office:value="70.9195429250205" calcext:value-type="float">
            <text:p>70,92</text:p>
          </table:table-cell>
          <table:table-cell table:style-name="ce8" table:formula="of:=(3*[.Y20]+[.Y21])/4" office:value-type="float" office:value="84.5023091217919" calcext:value-type="float">
            <text:p>84,50</text:p>
          </table:table-cell>
          <table:table-cell table:style-name="ce8" table:formula="of:=(4*[.Z20]+[.Z21])/5" office:value-type="float" office:value="102.602005175415" calcext:value-type="float">
            <text:p>102,60</text:p>
          </table:table-cell>
          <table:table-cell table:style-name="ce8" table:formula="of:=SUM([.W17:.W21])/5" office:value-type="float" office:value="99.864408612503" calcext:value-type="float">
            <text:p>99,86</text:p>
          </table:table-cell>
          <table:table-cell table:style-name="ce8"/>
          <table:table-cell table:style-name="ce55"/>
          <table:table-cell table:style-name="ce8" table:formula="of:=ABS([.AJ20])/[.B21]*[.C21]" office:value-type="float" office:value="1.03596515186549" calcext:value-type="float">
            <text:p>1,04</text:p>
          </table:table-cell>
          <table:table-cell table:style-name="ce8" table:formula="of:=IF([.AE21]&lt;ABS([.AJ20]-[.AF20]);IF([.AF20]&gt;[.AJ20];[.AF20]-[.AE21];[.AF20]+[.AE21]);[.AJ20])" office:value-type="float" office:value="-3.22221149231313" calcext:value-type="float">
            <text:p>-3,22</text:p>
          </table:table-cell>
          <table:table-cell table:style-name="ce8" table:formula="of:=[.E21]*[.AE21]*[.$H$3]" office:value-type="float" office:value="0.575536195480827" calcext:value-type="float">
            <text:p>0,58</text:p>
          </table:table-cell>
          <table:table-cell table:style-name="ce8" table:formula="of:=[.AG21]+[.I21]+[.J21]" office:value-type="float" office:value="-7.27724364872915" calcext:value-type="float">
            <text:p>-7,28</text:p>
          </table:table-cell>
          <table:table-cell table:style-name="ce8" table:formula="of:=[.AH21]/[.AE21]" office:value-type="float" office:value="-7.0246027442379" calcext:value-type="float">
            <text:p>-7,02</text:p>
          </table:table-cell>
          <table:table-cell table:style-name="ce8" table:formula="of:=(SUM([.AJ17:.AJ20])+[.A21]/[.AI21])/5" office:value-type="float" office:value="-4.12327795479951" calcext:value-type="float">
            <text:p>-4,12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2]/[.B2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1])/[.B22]*[.C22]" office:value-type="float" office:value="79.5985429059459" calcext:value-type="float">
            <text:p>79,60</text:p>
          </table:table-cell>
          <table:table-cell table:style-name="ce8" table:formula="of:=IF([.F22]&lt;ABS([.M21]-[.G21]);IF([.G21]&gt;[.M21];[.G21]-[.F22];[.G21]+[.F22]);[.M21])" office:value-type="float" office:value="159.197085811892" calcext:value-type="float">
            <text:p>159,20</text:p>
          </table:table-cell>
          <table:table-cell table:style-name="ce8" table:formula="of:=[.E22]*[.F22]*[.$H$3]" office:value-type="float" office:value="44.2214127255255" calcext:value-type="float">
            <text:p>44,22</text:p>
          </table:table-cell>
          <table:table-cell table:style-name="ce8" table:formula="of:=[$Data.A21]" office:value-type="float" office:value="-0.63941179480291" calcext:value-type="float">
            <text:p>-0,64</text:p>
          </table:table-cell>
          <table:table-cell table:style-name="ce8" table:formula="of:=[$Data.B21]" office:value-type="float" office:value="-0.594983081740058" calcext:value-type="float">
            <text:p>-0,59</text:p>
          </table:table-cell>
          <table:table-cell table:style-name="ce8" table:formula="of:=[.H22]+[.I22]+[.J22]" office:value-type="float" office:value="42.9870178489826" calcext:value-type="float">
            <text:p>42,99</text:p>
          </table:table-cell>
          <table:table-cell table:style-name="ce8" table:formula="of:=[.K22]/[.F22]" office:value-type="float" office:value="0.540047798359529" calcext:value-type="float">
            <text:p>0,54</text:p>
          </table:table-cell>
          <table:table-cell table:style-name="ce55" table:formula="of:=[.A22]/[.L22]" office:value-type="float" office:value="74.0675179521251" calcext:value-type="float">
            <text:p>74,07</text:p>
          </table:table-cell>
          <table:table-cell table:style-name="ce8"/>
          <table:table-cell table:style-name="ce8" table:formula="of:=(1*[.M21]+[.M22])/2" office:value-type="float" office:value="116.632301882008" calcext:value-type="float">
            <text:p>116,63</text:p>
          </table:table-cell>
          <table:table-cell table:style-name="ce8" table:formula="of:=(2*[.M21]+[.M22])/3" office:value-type="float" office:value="130.82056319197" calcext:value-type="float">
            <text:p>130,82</text:p>
          </table:table-cell>
          <table:table-cell table:style-name="ce8" table:formula="of:=(3*[.M21]+[.M22])/4" office:value-type="float" office:value="137.91469384695" calcext:value-type="float">
            <text:p>137,91</text:p>
          </table:table-cell>
          <table:table-cell table:style-name="ce8" table:formula="of:=(4*[.M21]+[.M22])/5" office:value-type="float" office:value="142.171172239938" calcext:value-type="float">
            <text:p>142,17</text:p>
          </table:table-cell>
          <table:table-cell table:style-name="ce8" table:formula="of:=(8*[.M21]+[.M22])/9" office:value-type="float" office:value="149.738244938584" calcext:value-type="float">
            <text:p>149,74</text:p>
          </table:table-cell>
          <table:table-cell table:style-name="ce8" table:number-columns-repeated="2"/>
          <table:table-cell table:style-name="ce63" table:formula="of:=IF([.M22]&gt;255;255;[.M22])" office:value-type="float" office:value="74.0675179521251" calcext:value-type="float">
            <text:p>74,07</text:p>
          </table:table-cell>
          <table:table-cell table:style-name="ce55" table:formula="of:=IF([.V22]&lt;-255;-255;[.V22])" office:value-type="float" office:value="74.0675179521251" calcext:value-type="float">
            <text:p>74,07</text:p>
          </table:table-cell>
          <table:table-cell table:style-name="ce8" table:formula="of:=(1*[.W21]+[.W22])/2" office:value-type="float" office:value="116.632301882008" calcext:value-type="float">
            <text:p>116,63</text:p>
          </table:table-cell>
          <table:table-cell table:style-name="ce8" table:formula="of:=(2*[.X21]+[.X22])/3" office:value-type="float" office:value="109.147461074465" calcext:value-type="float">
            <text:p>109,15</text:p>
          </table:table-cell>
          <table:table-cell table:style-name="ce8" table:formula="of:=(3*[.Y21]+[.Y22])/4" office:value-type="float" office:value="80.4765224623816" calcext:value-type="float">
            <text:p>80,48</text:p>
          </table:table-cell>
          <table:table-cell table:style-name="ce8" table:formula="of:=(4*[.Z21]+[.Z22])/5" office:value-type="float" office:value="83.6971517899099" calcext:value-type="float">
            <text:p>83,70</text:p>
          </table:table-cell>
          <table:table-cell table:style-name="ce8" table:formula="of:=SUM([.W18:.W22])/5" office:value-type="float" office:value="99.6580997606949" calcext:value-type="float">
            <text:p>99,66</text:p>
          </table:table-cell>
          <table:table-cell table:style-name="ce8"/>
          <table:table-cell table:style-name="ce55"/>
          <table:table-cell table:style-name="ce8" table:formula="of:=ABS([.AJ21])/[.B22]*[.C22]" office:value-type="float" office:value="2.06163897739975" calcext:value-type="float">
            <text:p>2,06</text:p>
          </table:table-cell>
          <table:table-cell table:style-name="ce8" table:formula="of:=IF([.AE22]&lt;ABS([.AJ21]-[.AF21]);IF([.AF21]&gt;[.AJ21];[.AF21]-[.AE22];[.AF21]+[.AE22]);[.AJ21])" office:value-type="float" office:value="-4.12327795479951" calcext:value-type="float">
            <text:p>-4,12</text:p>
          </table:table-cell>
          <table:table-cell table:style-name="ce8" table:formula="of:=[.E22]*[.AE22]*[.$H$3]" office:value-type="float" office:value="1.14535498744431" calcext:value-type="float">
            <text:p>1,15</text:p>
          </table:table-cell>
          <table:table-cell table:style-name="ce8" table:formula="of:=[.AG22]+[.I22]+[.J22]" office:value-type="float" office:value="-0.0890398890986585" calcext:value-type="float">
            <text:p>-0,09</text:p>
          </table:table-cell>
          <table:table-cell table:style-name="ce8" table:formula="of:=[.AH22]/[.AE22]" office:value-type="float" office:value="-0.0431888851902481" calcext:value-type="float">
            <text:p>-0,04</text:p>
          </table:table-cell>
          <table:table-cell table:style-name="ce8" table:formula="of:=(SUM([.AJ18:.AJ21])+[.A22]/[.AI22])/5" office:value-type="float" office:value="-187.707120361011" calcext:value-type="float">
            <text:p>-187,71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3]/[.B2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2])/[.B23]*[.C23]" office:value-type="float" office:value="37.0337589760625" calcext:value-type="float">
            <text:p>37,03</text:p>
          </table:table-cell>
          <table:table-cell table:style-name="ce8" table:formula="of:=IF([.F23]&lt;ABS([.M22]-[.G22]);IF([.G22]&gt;[.M22];[.G22]-[.F23];[.G22]+[.F23]);[.M22])" office:value-type="float" office:value="122.163326835829" calcext:value-type="float">
            <text:p>122,16</text:p>
          </table:table-cell>
          <table:table-cell table:style-name="ce8" table:formula="of:=[.E23]*[.F23]*[.$H$3]" office:value-type="float" office:value="20.574310542257" calcext:value-type="float">
            <text:p>20,57</text:p>
          </table:table-cell>
          <table:table-cell table:style-name="ce8" table:formula="of:=[$Data.A22]" office:value-type="float" office:value="9.35052818535243" calcext:value-type="float">
            <text:p>9,35</text:p>
          </table:table-cell>
          <table:table-cell table:style-name="ce8" table:formula="of:=[$Data.B22]" office:value-type="float" office:value="2.08822054611713" calcext:value-type="float">
            <text:p>2,09</text:p>
          </table:table-cell>
          <table:table-cell table:style-name="ce8" table:formula="of:=[.H23]+[.I23]+[.J23]" office:value-type="float" office:value="32.0130592737265" calcext:value-type="float">
            <text:p>32,01</text:p>
          </table:table-cell>
          <table:table-cell table:style-name="ce8" table:formula="of:=[.K23]/[.F23]" office:value-type="float" office:value="0.864429108976455" calcext:value-type="float">
            <text:p>0,86</text:p>
          </table:table-cell>
          <table:table-cell table:style-name="ce55" table:formula="of:=[.A23]/[.L23]" office:value-type="float" office:value="46.2733144738298" calcext:value-type="float">
            <text:p>46,27</text:p>
          </table:table-cell>
          <table:table-cell table:style-name="ce8"/>
          <table:table-cell table:style-name="ce8" table:formula="of:=(1*[.M22]+[.M23])/2" office:value-type="float" office:value="60.1704162129774" calcext:value-type="float">
            <text:p>60,17</text:p>
          </table:table-cell>
          <table:table-cell table:style-name="ce8" table:formula="of:=(2*[.M22]+[.M23])/3" office:value-type="float" office:value="64.80278345936" calcext:value-type="float">
            <text:p>64,80</text:p>
          </table:table-cell>
          <table:table-cell table:style-name="ce8" table:formula="of:=(3*[.M22]+[.M23])/4" office:value-type="float" office:value="67.1189670825512" calcext:value-type="float">
            <text:p>67,12</text:p>
          </table:table-cell>
          <table:table-cell table:style-name="ce8" table:formula="of:=(4*[.M22]+[.M23])/5" office:value-type="float" office:value="68.508677256466" calcext:value-type="float">
            <text:p>68,51</text:p>
          </table:table-cell>
          <table:table-cell table:style-name="ce8" table:formula="of:=(8*[.M22]+[.M23])/9" office:value-type="float" office:value="70.9792731212034" calcext:value-type="float">
            <text:p>70,98</text:p>
          </table:table-cell>
          <table:table-cell table:style-name="ce8" table:number-columns-repeated="2"/>
          <table:table-cell table:style-name="ce63" table:formula="of:=IF([.M23]&gt;255;255;[.M23])" office:value-type="float" office:value="46.2733144738298" calcext:value-type="float">
            <text:p>46,27</text:p>
          </table:table-cell>
          <table:table-cell table:style-name="ce55" table:formula="of:=IF([.V23]&lt;-255;-255;[.V23])" office:value-type="float" office:value="46.2733144738298" calcext:value-type="float">
            <text:p>46,27</text:p>
          </table:table-cell>
          <table:table-cell table:style-name="ce8" table:formula="of:=(1*[.W22]+[.W23])/2" office:value-type="float" office:value="60.1704162129774" calcext:value-type="float">
            <text:p>60,17</text:p>
          </table:table-cell>
          <table:table-cell table:style-name="ce8" table:formula="of:=(2*[.X22]+[.X23])/3" office:value-type="float" office:value="97.8116733256648" calcext:value-type="float">
            <text:p>97,81</text:p>
          </table:table-cell>
          <table:table-cell table:style-name="ce8" table:formula="of:=(3*[.Y22]+[.Y23])/4" office:value-type="float" office:value="106.313514137265" calcext:value-type="float">
            <text:p>106,31</text:p>
          </table:table-cell>
          <table:table-cell table:style-name="ce8" table:formula="of:=(4*[.Z22]+[.Z23])/5" office:value-type="float" office:value="85.6439207973582" calcext:value-type="float">
            <text:p>85,64</text:p>
          </table:table-cell>
          <table:table-cell table:style-name="ce8" table:formula="of:=SUM([.W19:.W23])/5" office:value-type="float" office:value="77.378301268443" calcext:value-type="float">
            <text:p>77,38</text:p>
          </table:table-cell>
          <table:table-cell table:style-name="ce8"/>
          <table:table-cell table:style-name="ce55"/>
          <table:table-cell table:style-name="ce8" table:formula="of:=ABS([.AJ22])/[.B23]*[.C23]" office:value-type="float" office:value="93.8535601805056" calcext:value-type="float">
            <text:p>93,85</text:p>
          </table:table-cell>
          <table:table-cell table:style-name="ce8" table:formula="of:=IF([.AE23]&lt;ABS([.AJ22]-[.AF22]);IF([.AF22]&gt;[.AJ22];[.AF22]-[.AE23];[.AF22]+[.AE23]);[.AJ22])" office:value-type="float" office:value="-97.9768381353051" calcext:value-type="float">
            <text:p>-97,98</text:p>
          </table:table-cell>
          <table:table-cell table:style-name="ce8" table:formula="of:=[.E23]*[.AE23]*[.$H$3]" office:value-type="float" office:value="52.1408667669476" calcext:value-type="float">
            <text:p>52,14</text:p>
          </table:table-cell>
          <table:table-cell table:style-name="ce8" table:formula="of:=[.AG23]+[.I23]+[.J23]" office:value-type="float" office:value="63.5796154984172" calcext:value-type="float">
            <text:p>63,58</text:p>
          </table:table-cell>
          <table:table-cell table:style-name="ce8" table:formula="of:=[.AH23]/[.AE23]" office:value-type="float" office:value="0.67743424304988" calcext:value-type="float">
            <text:p>0,68</text:p>
          </table:table-cell>
          <table:table-cell table:style-name="ce8" table:formula="of:=(SUM([.AJ19:.AJ22])+[.A23]/[.AI23])/5" office:value-type="float" office:value="-27.2269348858336" calcext:value-type="float">
            <text:p>-27,23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4]/[.B2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3])/[.B24]*[.C24]" office:value-type="float" office:value="23.1366572369149" calcext:value-type="float">
            <text:p>23,14</text:p>
          </table:table-cell>
          <table:table-cell table:style-name="ce8" table:formula="of:=IF([.F24]&lt;ABS([.M23]-[.G23]);IF([.G23]&gt;[.M23];[.G23]-[.F24];[.G23]+[.F24]);[.M23])" office:value-type="float" office:value="99.0266695989144" calcext:value-type="float">
            <text:p>99,03</text:p>
          </table:table-cell>
          <table:table-cell table:style-name="ce8" table:formula="of:=[.E24]*[.F24]*[.$H$3]" office:value-type="float" office:value="12.8536984649527" calcext:value-type="float">
            <text:p>12,85</text:p>
          </table:table-cell>
          <table:table-cell table:style-name="ce8" table:formula="of:=[$Data.A23]" office:value-type="float" office:value="11.3600886346501" calcext:value-type="float">
            <text:p>11,36</text:p>
          </table:table-cell>
          <table:table-cell table:style-name="ce8" table:formula="of:=[$Data.B23]" office:value-type="float" office:value="-2.72982590434422" calcext:value-type="float">
            <text:p>-2,73</text:p>
          </table:table-cell>
          <table:table-cell table:style-name="ce8" table:formula="of:=[.H24]+[.I24]+[.J24]" office:value-type="float" office:value="21.4839611952586" calcext:value-type="float">
            <text:p>21,48</text:p>
          </table:table-cell>
          <table:table-cell table:style-name="ce8" table:formula="of:=[.K24]/[.F24]" office:value-type="float" office:value="0.928568071665107" calcext:value-type="float">
            <text:p>0,93</text:p>
          </table:table-cell>
          <table:table-cell table:style-name="ce55" table:formula="of:=[.A24]/[.L24]" office:value-type="float" office:value="43.077078806158" calcext:value-type="float">
            <text:p>43,0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5]/[.B2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4])/[.B25]*[.C25]" office:value-type="float" office:value="21.538539403079" calcext:value-type="float">
            <text:p>21,54</text:p>
          </table:table-cell>
          <table:table-cell table:style-name="ce8" table:formula="of:=IF([.F25]&lt;ABS([.M24]-[.G24]);IF([.G24]&gt;[.M24];[.G24]-[.F25];[.G24]+[.F25]);[.M24])" office:value-type="float" office:value="77.4881301958354" calcext:value-type="float">
            <text:p>77,49</text:p>
          </table:table-cell>
          <table:table-cell table:style-name="ce8" table:formula="of:=[.E25]*[.F25]*[.$H$3]" office:value-type="float" office:value="11.9658552239328" calcext:value-type="float">
            <text:p>11,97</text:p>
          </table:table-cell>
          <table:table-cell table:style-name="ce8" table:formula="of:=[$Data.A24]" office:value-type="float" office:value="-7.70756568260867" calcext:value-type="float">
            <text:p>-7,71</text:p>
          </table:table-cell>
          <table:table-cell table:style-name="ce8" table:formula="of:=[$Data.B24]" office:value-type="float" office:value="-3.05689148085359" calcext:value-type="float">
            <text:p>-3,06</text:p>
          </table:table-cell>
          <table:table-cell table:style-name="ce8" table:formula="of:=[.H25]+[.I25]+[.J25]" office:value-type="float" office:value="1.20139806047053" calcext:value-type="float">
            <text:p>1,20</text:p>
          </table:table-cell>
          <table:table-cell table:style-name="ce8" table:formula="of:=[.K25]/[.F25]" office:value-type="float" office:value="0.055778994015666" calcext:value-type="float">
            <text:p>0,06</text:p>
          </table:table-cell>
          <table:table-cell table:style-name="ce55" table:formula="of:=[.A25]/[.L25]" office:value-type="float" office:value="717.115837348477" calcext:value-type="float">
            <text:p>717,1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6]/[.B2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5])/[.B26]*[.C26]" office:value-type="float" office:value="358.557918674239" calcext:value-type="float">
            <text:p>358,56</text:p>
          </table:table-cell>
          <table:table-cell table:style-name="ce8" table:formula="of:=IF([.F26]&lt;ABS([.M25]-[.G25]);IF([.G25]&gt;[.M25];[.G25]-[.F26];[.G25]+[.F26]);[.M25])" office:value-type="float" office:value="436.046048870074" calcext:value-type="float">
            <text:p>436,05</text:p>
          </table:table-cell>
          <table:table-cell table:style-name="ce8" table:formula="of:=[.E26]*[.F26]*[.$H$3]" office:value-type="float" office:value="199.198843707911" calcext:value-type="float">
            <text:p>199,20</text:p>
          </table:table-cell>
          <table:table-cell table:style-name="ce8" table:formula="of:=[$Data.A25]" office:value-type="float" office:value="-7.87626690322315" calcext:value-type="float">
            <text:p>-7,88</text:p>
          </table:table-cell>
          <table:table-cell table:style-name="ce8" table:formula="of:=[$Data.B25]" office:value-type="float" office:value="2.88708908433178" calcext:value-type="float">
            <text:p>2,89</text:p>
          </table:table-cell>
          <table:table-cell table:style-name="ce8" table:formula="of:=[.H26]+[.I26]+[.J26]" office:value-type="float" office:value="194.209665889019" calcext:value-type="float">
            <text:p>194,21</text:p>
          </table:table-cell>
          <table:table-cell table:style-name="ce8" table:formula="of:=[.K26]/[.F26]" office:value-type="float" office:value="0.541640989570404" calcext:value-type="float">
            <text:p>0,54</text:p>
          </table:table-cell>
          <table:table-cell table:style-name="ce55" table:formula="of:=[.A26]/[.L26]" office:value-type="float" office:value="73.849654605582" calcext:value-type="float">
            <text:p>73,8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7]/[.B2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6])/[.B27]*[.C27]" office:value-type="float" office:value="36.924827302791" calcext:value-type="float">
            <text:p>36,92</text:p>
          </table:table-cell>
          <table:table-cell table:style-name="ce8" table:formula="of:=IF([.F27]&lt;ABS([.M26]-[.G26]);IF([.G26]&gt;[.M26];[.G26]-[.F27];[.G26]+[.F27]);[.M26])" office:value-type="float" office:value="399.121221567283" calcext:value-type="float">
            <text:p>399,12</text:p>
          </table:table-cell>
          <table:table-cell table:style-name="ce8" table:formula="of:=[.E27]*[.F27]*[.$H$3]" office:value-type="float" office:value="20.513792945995" calcext:value-type="float">
            <text:p>20,51</text:p>
          </table:table-cell>
          <table:table-cell table:style-name="ce8" table:formula="of:=[$Data.A26]" office:value-type="float" office:value="-9.175016813411" calcext:value-type="float">
            <text:p>-9,18</text:p>
          </table:table-cell>
          <table:table-cell table:style-name="ce8" table:formula="of:=[$Data.B26]" office:value-type="float" office:value="1.23265500752151" calcext:value-type="float">
            <text:p>1,23</text:p>
          </table:table-cell>
          <table:table-cell table:style-name="ce8" table:formula="of:=[.H27]+[.I27]+[.J27]" office:value-type="float" office:value="12.5714311401055" calcext:value-type="float">
            <text:p>12,57</text:p>
          </table:table-cell>
          <table:table-cell table:style-name="ce8" table:formula="of:=[.K27]/[.F27]" office:value-type="float" office:value="0.340460120152148" calcext:value-type="float">
            <text:p>0,34</text:p>
          </table:table-cell>
          <table:table-cell table:style-name="ce55" table:formula="of:=[.A27]/[.L27]" office:value-type="float" office:value="117.488062866583" calcext:value-type="float">
            <text:p>117,4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8]/[.B2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7])/[.B28]*[.C28]" office:value-type="float" office:value="58.7440314332916" calcext:value-type="float">
            <text:p>58,74</text:p>
          </table:table-cell>
          <table:table-cell table:style-name="ce8" table:formula="of:=IF([.F28]&lt;ABS([.M27]-[.G27]);IF([.G27]&gt;[.M27];[.G27]-[.F28];[.G27]+[.F28]);[.M27])" office:value-type="float" office:value="340.377190133991" calcext:value-type="float">
            <text:p>340,38</text:p>
          </table:table-cell>
          <table:table-cell table:style-name="ce8" table:formula="of:=[.E28]*[.F28]*[.$H$3]" office:value-type="float" office:value="32.6355730184953" calcext:value-type="float">
            <text:p>32,64</text:p>
          </table:table-cell>
          <table:table-cell table:style-name="ce8" table:formula="of:=[$Data.A27]" office:value-type="float" office:value="-4.43950100489599" calcext:value-type="float">
            <text:p>-4,44</text:p>
          </table:table-cell>
          <table:table-cell table:style-name="ce8" table:formula="of:=[$Data.B27]" office:value-type="float" office:value="3.7759809997204" calcext:value-type="float">
            <text:p>3,78</text:p>
          </table:table-cell>
          <table:table-cell table:style-name="ce8" table:formula="of:=[.H28]+[.I28]+[.J28]" office:value-type="float" office:value="31.9720530133197" calcext:value-type="float">
            <text:p>31,97</text:p>
          </table:table-cell>
          <table:table-cell table:style-name="ce8" table:formula="of:=[.K28]/[.F28]" office:value-type="float" office:value="0.544260450521284" calcext:value-type="float">
            <text:p>0,54</text:p>
          </table:table-cell>
          <table:table-cell table:style-name="ce55" table:formula="of:=[.A28]/[.L28]" office:value-type="float" office:value="73.4942249830731" calcext:value-type="float">
            <text:p>73,4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9]/[.B2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8])/[.B29]*[.C29]" office:value-type="float" office:value="36.7471124915366" calcext:value-type="float">
            <text:p>36,75</text:p>
          </table:table-cell>
          <table:table-cell table:style-name="ce8" table:formula="of:=IF([.F29]&lt;ABS([.M28]-[.G28]);IF([.G28]&gt;[.M28];[.G28]-[.F29];[.G28]+[.F29]);[.M28])" office:value-type="float" office:value="303.630077642455" calcext:value-type="float">
            <text:p>303,63</text:p>
          </table:table-cell>
          <table:table-cell table:style-name="ce8" table:formula="of:=[.E29]*[.F29]*[.$H$3]" office:value-type="float" office:value="20.4150624952981" calcext:value-type="float">
            <text:p>20,42</text:p>
          </table:table-cell>
          <table:table-cell table:style-name="ce8" table:formula="of:=[$Data.A28]" office:value-type="float" office:value="-4.72138528765216" calcext:value-type="float">
            <text:p>-4,72</text:p>
          </table:table-cell>
          <table:table-cell table:style-name="ce8" table:formula="of:=[$Data.B28]" office:value-type="float" office:value="2.62435314790242" calcext:value-type="float">
            <text:p>2,62</text:p>
          </table:table-cell>
          <table:table-cell table:style-name="ce8" table:formula="of:=[.H29]+[.I29]+[.J29]" office:value-type="float" office:value="18.3180303555484" calcext:value-type="float">
            <text:p>18,32</text:p>
          </table:table-cell>
          <table:table-cell table:style-name="ce8" table:formula="of:=[.K29]/[.F29]" office:value-type="float" office:value="0.498488972698666" calcext:value-type="float">
            <text:p>0,50</text:p>
          </table:table-cell>
          <table:table-cell table:style-name="ce55" table:formula="of:=[.A29]/[.L29]" office:value-type="float" office:value="80.2424972080171" calcext:value-type="float">
            <text:p>80,2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0]/[.B3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9])/[.B30]*[.C30]" office:value-type="float" office:value="40.1212486040085" calcext:value-type="float">
            <text:p>40,12</text:p>
          </table:table-cell>
          <table:table-cell table:style-name="ce8" table:formula="of:=IF([.F30]&lt;ABS([.M29]-[.G29]);IF([.G29]&gt;[.M29];[.G29]-[.F30];[.G29]+[.F30]);[.M29])" office:value-type="float" office:value="263.508829038446" calcext:value-type="float">
            <text:p>263,51</text:p>
          </table:table-cell>
          <table:table-cell table:style-name="ce8" table:formula="of:=[.E30]*[.F30]*[.$H$3]" office:value-type="float" office:value="22.2895825577825" calcext:value-type="float">
            <text:p>22,29</text:p>
          </table:table-cell>
          <table:table-cell table:style-name="ce8" table:formula="of:=[$Data.A29]" office:value-type="float" office:value="-0.289558702505263" calcext:value-type="float">
            <text:p>-0,29</text:p>
          </table:table-cell>
          <table:table-cell table:style-name="ce8" table:formula="of:=[$Data.B29]" office:value-type="float" office:value="0.213990550710483" calcext:value-type="float">
            <text:p>0,21</text:p>
          </table:table-cell>
          <table:table-cell table:style-name="ce8" table:formula="of:=[.H30]+[.I30]+[.J30]" office:value-type="float" office:value="22.2140144059878" calcext:value-type="float">
            <text:p>22,21</text:p>
          </table:table-cell>
          <table:table-cell table:style-name="ce8" table:formula="of:=[.K30]/[.F30]" office:value-type="float" office:value="0.55367206103771" calcext:value-type="float">
            <text:p>0,55</text:p>
          </table:table-cell>
          <table:table-cell table:style-name="ce55" table:formula="of:=[.A30]/[.L30]" office:value-type="float" office:value="72.2449312776063" calcext:value-type="float">
            <text:p>72,2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1]/[.B3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0])/[.B31]*[.C31]" office:value-type="float" office:value="36.1224656388031" calcext:value-type="float">
            <text:p>36,12</text:p>
          </table:table-cell>
          <table:table-cell table:style-name="ce8" table:formula="of:=IF([.F31]&lt;ABS([.M30]-[.G30]);IF([.G30]&gt;[.M30];[.G30]-[.F31];[.G30]+[.F31]);[.M30])" office:value-type="float" office:value="227.386363399643" calcext:value-type="float">
            <text:p>227,39</text:p>
          </table:table-cell>
          <table:table-cell table:style-name="ce8" table:formula="of:=[.E31]*[.F31]*[.$H$3]" office:value-type="float" office:value="20.0680364660018" calcext:value-type="float">
            <text:p>20,07</text:p>
          </table:table-cell>
          <table:table-cell table:style-name="ce8" table:formula="of:=[$Data.A30]" office:value-type="float" office:value="-9.69625643147775" calcext:value-type="float">
            <text:p>-9,70</text:p>
          </table:table-cell>
          <table:table-cell table:style-name="ce8" table:formula="of:=[$Data.B30]" office:value-type="float" office:value="-3.7673832776311" calcext:value-type="float">
            <text:p>-3,77</text:p>
          </table:table-cell>
          <table:table-cell table:style-name="ce8" table:formula="of:=[.H31]+[.I31]+[.J31]" office:value-type="float" office:value="6.60439675689291" calcext:value-type="float">
            <text:p>6,60</text:p>
          </table:table-cell>
          <table:table-cell table:style-name="ce8" table:formula="of:=[.K31]/[.F31]" office:value-type="float" office:value="0.182833498214983" calcext:value-type="float">
            <text:p>0,18</text:p>
          </table:table-cell>
          <table:table-cell table:style-name="ce55" table:formula="of:=[.A31]/[.L31]" office:value-type="float" office:value="218.77828948482" calcext:value-type="float">
            <text:p>218,7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2]/[.B3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1])/[.B32]*[.C32]" office:value-type="float" office:value="109.38914474241" calcext:value-type="float">
            <text:p>109,39</text:p>
          </table:table-cell>
          <table:table-cell table:style-name="ce8" table:formula="of:=IF([.F32]&lt;ABS([.M31]-[.G31]);IF([.G31]&gt;[.M31];[.G31]-[.F32];[.G31]+[.F32]);[.M31])" office:value-type="float" office:value="218.77828948482" calcext:value-type="float">
            <text:p>218,78</text:p>
          </table:table-cell>
          <table:table-cell table:style-name="ce8" table:formula="of:=[.E32]*[.F32]*[.$H$3]" office:value-type="float" office:value="60.7717470791168" calcext:value-type="float">
            <text:p>60,77</text:p>
          </table:table-cell>
          <table:table-cell table:style-name="ce8" table:formula="of:=[$Data.A31]" office:value-type="float" office:value="14.9702407342331" calcext:value-type="float">
            <text:p>14,97</text:p>
          </table:table-cell>
          <table:table-cell table:style-name="ce8" table:formula="of:=[$Data.B31]" office:value-type="float" office:value="4.7544733214274" calcext:value-type="float">
            <text:p>4,75</text:p>
          </table:table-cell>
          <table:table-cell table:style-name="ce8" table:formula="of:=[.H32]+[.I32]+[.J32]" office:value-type="float" office:value="80.4964611347773" calcext:value-type="float">
            <text:p>80,50</text:p>
          </table:table-cell>
          <table:table-cell table:style-name="ce8" table:formula="of:=[.K32]/[.F32]" office:value-type="float" office:value="0.735872479159889" calcext:value-type="float">
            <text:p>0,74</text:p>
          </table:table-cell>
          <table:table-cell table:style-name="ce55" table:formula="of:=[.A32]/[.L32]" office:value-type="float" office:value="54.3572441323885" calcext:value-type="float">
            <text:p>54,3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3]/[.B3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2])/[.B33]*[.C33]" office:value-type="float" office:value="27.1786220661942" calcext:value-type="float">
            <text:p>27,18</text:p>
          </table:table-cell>
          <table:table-cell table:style-name="ce8" table:formula="of:=IF([.F33]&lt;ABS([.M32]-[.G32]);IF([.G32]&gt;[.M32];[.G32]-[.F33];[.G32]+[.F33]);[.M32])" office:value-type="float" office:value="191.599667418626" calcext:value-type="float">
            <text:p>191,60</text:p>
          </table:table-cell>
          <table:table-cell table:style-name="ce8" table:formula="of:=[.E33]*[.F33]*[.$H$3]" office:value-type="float" office:value="15.099234481219" calcext:value-type="float">
            <text:p>15,10</text:p>
          </table:table-cell>
          <table:table-cell table:style-name="ce8" table:formula="of:=[$Data.A32]" office:value-type="float" office:value="-4.60013848045016" calcext:value-type="float">
            <text:p>-4,60</text:p>
          </table:table-cell>
          <table:table-cell table:style-name="ce8" table:formula="of:=[$Data.B32]" office:value-type="float" office:value="-2.51511975356828" calcext:value-type="float">
            <text:p>-2,52</text:p>
          </table:table-cell>
          <table:table-cell table:style-name="ce8" table:formula="of:=[.H33]+[.I33]+[.J33]" office:value-type="float" office:value="7.98397624720059" calcext:value-type="float">
            <text:p>7,98</text:p>
          </table:table-cell>
          <table:table-cell table:style-name="ce8" table:formula="of:=[.K33]/[.F33]" office:value-type="float" office:value="0.293759419729058" calcext:value-type="float">
            <text:p>0,29</text:p>
          </table:table-cell>
          <table:table-cell table:style-name="ce55" table:formula="of:=[.A33]/[.L33]" office:value-type="float" office:value="136.165846313603" calcext:value-type="float">
            <text:p>136,1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4]/[.B3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3])/[.B34]*[.C34]" office:value-type="float" office:value="68.0829231568013" calcext:value-type="float">
            <text:p>68,08</text:p>
          </table:table-cell>
          <table:table-cell table:style-name="ce8" table:formula="of:=IF([.F34]&lt;ABS([.M33]-[.G33]);IF([.G33]&gt;[.M33];[.G33]-[.F34];[.G33]+[.F34]);[.M33])" office:value-type="float" office:value="136.165846313603" calcext:value-type="float">
            <text:p>136,17</text:p>
          </table:table-cell>
          <table:table-cell table:style-name="ce8" table:formula="of:=[.E34]*[.F34]*[.$H$3]" office:value-type="float" office:value="37.823846198223" calcext:value-type="float">
            <text:p>37,82</text:p>
          </table:table-cell>
          <table:table-cell table:style-name="ce8" table:formula="of:=[$Data.A33]" office:value-type="float" office:value="7.07622286322512" calcext:value-type="float">
            <text:p>7,08</text:p>
          </table:table-cell>
          <table:table-cell table:style-name="ce8" table:formula="of:=[$Data.B33]" office:value-type="float" office:value="1.81185849045376" calcext:value-type="float">
            <text:p>1,81</text:p>
          </table:table-cell>
          <table:table-cell table:style-name="ce8" table:formula="of:=[.H34]+[.I34]+[.J34]" office:value-type="float" office:value="46.7119275519019" calcext:value-type="float">
            <text:p>46,71</text:p>
          </table:table-cell>
          <table:table-cell table:style-name="ce8" table:formula="of:=[.K34]/[.F34]" office:value-type="float" office:value="0.686103436603624" calcext:value-type="float">
            <text:p>0,69</text:p>
          </table:table-cell>
          <table:table-cell table:style-name="ce55" table:formula="of:=[.A34]/[.L34]" office:value-type="float" office:value="58.3002472601063" calcext:value-type="float">
            <text:p>58,3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5]/[.B3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4])/[.B35]*[.C35]" office:value-type="float" office:value="29.1501236300532" calcext:value-type="float">
            <text:p>29,15</text:p>
          </table:table-cell>
          <table:table-cell table:style-name="ce8" table:formula="of:=IF([.F35]&lt;ABS([.M34]-[.G34]);IF([.G34]&gt;[.M34];[.G34]-[.F35];[.G34]+[.F35]);[.M34])" office:value-type="float" office:value="107.015722683549" calcext:value-type="float">
            <text:p>107,02</text:p>
          </table:table-cell>
          <table:table-cell table:style-name="ce8" table:formula="of:=[.E35]*[.F35]*[.$H$3]" office:value-type="float" office:value="16.1945131278073" calcext:value-type="float">
            <text:p>16,19</text:p>
          </table:table-cell>
          <table:table-cell table:style-name="ce8" table:formula="of:=[$Data.A34]" office:value-type="float" office:value="-7.17391000928166" calcext:value-type="float">
            <text:p>-7,17</text:p>
          </table:table-cell>
          <table:table-cell table:style-name="ce8" table:formula="of:=[$Data.B34]" office:value-type="float" office:value="-1.84704830530503" calcext:value-type="float">
            <text:p>-1,85</text:p>
          </table:table-cell>
          <table:table-cell table:style-name="ce8" table:formula="of:=[.H35]+[.I35]+[.J35]" office:value-type="float" office:value="7.17355481322064" calcext:value-type="float">
            <text:p>7,17</text:p>
          </table:table-cell>
          <table:table-cell table:style-name="ce8" table:formula="of:=[.K35]/[.F35]" office:value-type="float" office:value="0.246090030500757" calcext:value-type="float">
            <text:p>0,25</text:p>
          </table:table-cell>
          <table:table-cell table:style-name="ce55" table:formula="of:=[.A35]/[.L35]" office:value-type="float" office:value="162.542139226875" calcext:value-type="float">
            <text:p>162,5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6]/[.B3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5])/[.B36]*[.C36]" office:value-type="float" office:value="81.2710696134374" calcext:value-type="float">
            <text:p>81,27</text:p>
          </table:table-cell>
          <table:table-cell table:style-name="ce8" table:formula="of:=IF([.F36]&lt;ABS([.M35]-[.G35]);IF([.G35]&gt;[.M35];[.G35]-[.F36];[.G35]+[.F36]);[.M35])" office:value-type="float" office:value="162.542139226875" calcext:value-type="float">
            <text:p>162,54</text:p>
          </table:table-cell>
          <table:table-cell table:style-name="ce8" table:formula="of:=[.E36]*[.F36]*[.$H$3]" office:value-type="float" office:value="45.1505942296875" calcext:value-type="float">
            <text:p>45,15</text:p>
          </table:table-cell>
          <table:table-cell table:style-name="ce8" table:formula="of:=[$Data.A35]" office:value-type="float" office:value="-13.1044037810226" calcext:value-type="float">
            <text:p>-13,10</text:p>
          </table:table-cell>
          <table:table-cell table:style-name="ce8" table:formula="of:=[$Data.B35]" office:value-type="float" office:value="-0.304781733222347" calcext:value-type="float">
            <text:p>-0,30</text:p>
          </table:table-cell>
          <table:table-cell table:style-name="ce8" table:formula="of:=[.H36]+[.I36]+[.J36]" office:value-type="float" office:value="31.7414087154425" calcext:value-type="float">
            <text:p>31,74</text:p>
          </table:table-cell>
          <table:table-cell table:style-name="ce8" table:formula="of:=[.K36]/[.F36]" office:value-type="float" office:value="0.390562211946013" calcext:value-type="float">
            <text:p>0,39</text:p>
          </table:table-cell>
          <table:table-cell table:style-name="ce55" table:formula="of:=[.A36]/[.L36]" office:value-type="float" office:value="102.416462157709" calcext:value-type="float">
            <text:p>102,4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7]/[.B3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6])/[.B37]*[.C37]" office:value-type="float" office:value="51.2082310788545" calcext:value-type="float">
            <text:p>51,21</text:p>
          </table:table-cell>
          <table:table-cell table:style-name="ce8" table:formula="of:=IF([.F37]&lt;ABS([.M36]-[.G36]);IF([.G36]&gt;[.M36];[.G36]-[.F37];[.G36]+[.F37]);[.M36])" office:value-type="float" office:value="111.33390814802" calcext:value-type="float">
            <text:p>111,33</text:p>
          </table:table-cell>
          <table:table-cell table:style-name="ce8" table:formula="of:=[.E37]*[.F37]*[.$H$3]" office:value-type="float" office:value="28.4490172660303" calcext:value-type="float">
            <text:p>28,45</text:p>
          </table:table-cell>
          <table:table-cell table:style-name="ce8" table:formula="of:=[$Data.A36]" office:value-type="float" office:value="-1.41132734165821" calcext:value-type="float">
            <text:p>-1,41</text:p>
          </table:table-cell>
          <table:table-cell table:style-name="ce8" table:formula="of:=[$Data.B36]" office:value-type="float" office:value="-3.96292589201475" calcext:value-type="float">
            <text:p>-3,96</text:p>
          </table:table-cell>
          <table:table-cell table:style-name="ce8" table:formula="of:=[.H37]+[.I37]+[.J37]" office:value-type="float" office:value="23.0747640323574" calcext:value-type="float">
            <text:p>23,07</text:p>
          </table:table-cell>
          <table:table-cell table:style-name="ce8" table:formula="of:=[.K37]/[.F37]" office:value-type="float" office:value="0.45060654403049" calcext:value-type="float">
            <text:p>0,45</text:p>
          </table:table-cell>
          <table:table-cell table:style-name="ce55" table:formula="of:=[.A37]/[.L37]" office:value-type="float" office:value="88.7692389955469" calcext:value-type="float">
            <text:p>88,7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8]/[.B3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7])/[.B38]*[.C38]" office:value-type="float" office:value="44.3846194977735" calcext:value-type="float">
            <text:p>44,38</text:p>
          </table:table-cell>
          <table:table-cell table:style-name="ce8" table:formula="of:=IF([.F38]&lt;ABS([.M37]-[.G37]);IF([.G37]&gt;[.M37];[.G37]-[.F38];[.G37]+[.F38]);[.M37])" office:value-type="float" office:value="88.7692389955469" calcext:value-type="float">
            <text:p>88,77</text:p>
          </table:table-cell>
          <table:table-cell table:style-name="ce8" table:formula="of:=[.E38]*[.F38]*[.$H$3]" office:value-type="float" office:value="24.6581219432075" calcext:value-type="float">
            <text:p>24,66</text:p>
          </table:table-cell>
          <table:table-cell table:style-name="ce8" table:formula="of:=[$Data.A37]" office:value-type="float" office:value="-0.113039447417883" calcext:value-type="float">
            <text:p>-0,11</text:p>
          </table:table-cell>
          <table:table-cell table:style-name="ce8" table:formula="of:=[$Data.B37]" office:value-type="float" office:value="1.02262452261011" calcext:value-type="float">
            <text:p>1,02</text:p>
          </table:table-cell>
          <table:table-cell table:style-name="ce8" table:formula="of:=[.H38]+[.I38]+[.J38]" office:value-type="float" office:value="25.5677070183997" calcext:value-type="float">
            <text:p>25,57</text:p>
          </table:table-cell>
          <table:table-cell table:style-name="ce8" table:formula="of:=[.K38]/[.F38]" office:value-type="float" office:value="0.57604880491726" calcext:value-type="float">
            <text:p>0,58</text:p>
          </table:table-cell>
          <table:table-cell table:style-name="ce55" table:formula="of:=[.A38]/[.L38]" office:value-type="float" office:value="69.4385608624695" calcext:value-type="float">
            <text:p>69,4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9]/[.B3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8])/[.B39]*[.C39]" office:value-type="float" office:value="34.7192804312348" calcext:value-type="float">
            <text:p>34,72</text:p>
          </table:table-cell>
          <table:table-cell table:style-name="ce8" table:formula="of:=IF([.F39]&lt;ABS([.M38]-[.G38]);IF([.G38]&gt;[.M38];[.G38]-[.F39];[.G38]+[.F39]);[.M38])" office:value-type="float" office:value="69.4385608624695" calcext:value-type="float">
            <text:p>69,44</text:p>
          </table:table-cell>
          <table:table-cell table:style-name="ce8" table:formula="of:=[.E39]*[.F39]*[.$H$3]" office:value-type="float" office:value="19.2884891284638" calcext:value-type="float">
            <text:p>19,29</text:p>
          </table:table-cell>
          <table:table-cell table:style-name="ce8" table:formula="of:=[$Data.A38]" office:value-type="float" office:value="-6.694493608546" calcext:value-type="float">
            <text:p>-6,69</text:p>
          </table:table-cell>
          <table:table-cell table:style-name="ce8" table:formula="of:=[$Data.B38]" office:value-type="float" office:value="2.72225942626785" calcext:value-type="float">
            <text:p>2,72</text:p>
          </table:table-cell>
          <table:table-cell table:style-name="ce8" table:formula="of:=[.H39]+[.I39]+[.J39]" office:value-type="float" office:value="15.3162549461856" calcext:value-type="float">
            <text:p>15,32</text:p>
          </table:table-cell>
          <table:table-cell table:style-name="ce8" table:formula="of:=[.K39]/[.F39]" office:value-type="float" office:value="0.441145517877915" calcext:value-type="float">
            <text:p>0,44</text:p>
          </table:table-cell>
          <table:table-cell table:style-name="ce55" table:formula="of:=[.A39]/[.L39]" office:value-type="float" office:value="90.673028238881" calcext:value-type="float">
            <text:p>90,6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0]/[.B4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9])/[.B40]*[.C40]" office:value-type="float" office:value="45.3365141194405" calcext:value-type="float">
            <text:p>45,34</text:p>
          </table:table-cell>
          <table:table-cell table:style-name="ce8" table:formula="of:=IF([.F40]&lt;ABS([.M39]-[.G39]);IF([.G39]&gt;[.M39];[.G39]-[.F40];[.G39]+[.F40]);[.M39])" office:value-type="float" office:value="90.673028238881" calcext:value-type="float">
            <text:p>90,67</text:p>
          </table:table-cell>
          <table:table-cell table:style-name="ce8" table:formula="of:=[.E40]*[.F40]*[.$H$3]" office:value-type="float" office:value="25.1869522885781" calcext:value-type="float">
            <text:p>25,19</text:p>
          </table:table-cell>
          <table:table-cell table:style-name="ce8" table:formula="of:=[$Data.A39]" office:value-type="float" office:value="5.0650289709239" calcext:value-type="float">
            <text:p>5,07</text:p>
          </table:table-cell>
          <table:table-cell table:style-name="ce8" table:formula="of:=[$Data.B39]" office:value-type="float" office:value="-0.988417602803294" calcext:value-type="float">
            <text:p>-0,99</text:p>
          </table:table-cell>
          <table:table-cell table:style-name="ce8" table:formula="of:=[.H40]+[.I40]+[.J40]" office:value-type="float" office:value="29.2635636566987" calcext:value-type="float">
            <text:p>29,26</text:p>
          </table:table-cell>
          <table:table-cell table:style-name="ce8" table:formula="of:=[.K40]/[.F40]" office:value-type="float" office:value="0.645474497214384" calcext:value-type="float">
            <text:p>0,65</text:p>
          </table:table-cell>
          <table:table-cell table:style-name="ce55" table:formula="of:=[.A40]/[.L40]" office:value-type="float" office:value="61.9699154228779" calcext:value-type="float">
            <text:p>61,9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1]/[.B4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0])/[.B41]*[.C41]" office:value-type="float" office:value="30.9849577114389" calcext:value-type="float">
            <text:p>30,98</text:p>
          </table:table-cell>
          <table:table-cell table:style-name="ce8" table:formula="of:=IF([.F41]&lt;ABS([.M40]-[.G40]);IF([.G40]&gt;[.M40];[.G40]-[.F41];[.G40]+[.F41]);[.M40])" office:value-type="float" office:value="61.9699154228779" calcext:value-type="float">
            <text:p>61,97</text:p>
          </table:table-cell>
          <table:table-cell table:style-name="ce8" table:formula="of:=[.E41]*[.F41]*[.$H$3]" office:value-type="float" office:value="17.2138653952439" calcext:value-type="float">
            <text:p>17,21</text:p>
          </table:table-cell>
          <table:table-cell table:style-name="ce8" table:formula="of:=[$Data.A40]" office:value-type="float" office:value="6.25172316632072" calcext:value-type="float">
            <text:p>6,25</text:p>
          </table:table-cell>
          <table:table-cell table:style-name="ce8" table:formula="of:=[$Data.B40]" office:value-type="float" office:value="2.44482423245529" calcext:value-type="float">
            <text:p>2,44</text:p>
          </table:table-cell>
          <table:table-cell table:style-name="ce8" table:formula="of:=[.H41]+[.I41]+[.J41]" office:value-type="float" office:value="25.9104127940199" calcext:value-type="float">
            <text:p>25,91</text:p>
          </table:table-cell>
          <table:table-cell table:style-name="ce8" table:formula="of:=[.K41]/[.F41]" office:value-type="float" office:value="0.836225533541856" calcext:value-type="float">
            <text:p>0,84</text:p>
          </table:table-cell>
          <table:table-cell table:style-name="ce55" table:formula="of:=[.A41]/[.L41]" office:value-type="float" office:value="47.8339854447865" calcext:value-type="float">
            <text:p>47,8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2]/[.B4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1])/[.B42]*[.C42]" office:value-type="float" office:value="23.9169927223933" calcext:value-type="float">
            <text:p>23,92</text:p>
          </table:table-cell>
          <table:table-cell table:style-name="ce8" table:formula="of:=IF([.F42]&lt;ABS([.M41]-[.G41]);IF([.G41]&gt;[.M41];[.G41]-[.F42];[.G41]+[.F42]);[.M41])" office:value-type="float" office:value="47.8339854447865" calcext:value-type="float">
            <text:p>47,83</text:p>
          </table:table-cell>
          <table:table-cell table:style-name="ce8" table:formula="of:=[.E42]*[.F42]*[.$H$3]" office:value-type="float" office:value="13.2872181791074" calcext:value-type="float">
            <text:p>13,29</text:p>
          </table:table-cell>
          <table:table-cell table:style-name="ce8" table:formula="of:=[$Data.A41]" office:value-type="float" office:value="14.4887069099202" calcext:value-type="float">
            <text:p>14,49</text:p>
          </table:table-cell>
          <table:table-cell table:style-name="ce8" table:formula="of:=[$Data.B41]" office:value-type="float" office:value="-0.847023458292602" calcext:value-type="float">
            <text:p>-0,85</text:p>
          </table:table-cell>
          <table:table-cell table:style-name="ce8" table:formula="of:=[.H42]+[.I42]+[.J42]" office:value-type="float" office:value="26.928901630735" calcext:value-type="float">
            <text:p>26,93</text:p>
          </table:table-cell>
          <table:table-cell table:style-name="ce8" table:formula="of:=[.K42]/[.F42]" office:value-type="float" office:value="1.12593175669288" calcext:value-type="float">
            <text:p>1,13</text:p>
          </table:table-cell>
          <table:table-cell table:style-name="ce55" table:formula="of:=[.A42]/[.L42]" office:value-type="float" office:value="35.5261318123661" calcext:value-type="float">
            <text:p>35,5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3]/[.B4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2])/[.B43]*[.C43]" office:value-type="float" office:value="17.763065906183" calcext:value-type="float">
            <text:p>17,76</text:p>
          </table:table-cell>
          <table:table-cell table:style-name="ce8" table:formula="of:=IF([.F43]&lt;ABS([.M42]-[.G42]);IF([.G42]&gt;[.M42];[.G42]-[.F43];[.G42]+[.F43]);[.M42])" office:value-type="float" office:value="35.5261318123661" calcext:value-type="float">
            <text:p>35,53</text:p>
          </table:table-cell>
          <table:table-cell table:style-name="ce8" table:formula="of:=[.E43]*[.F43]*[.$H$3]" office:value-type="float" office:value="9.86836994787948" calcext:value-type="float">
            <text:p>9,87</text:p>
          </table:table-cell>
          <table:table-cell table:style-name="ce8" table:formula="of:=[$Data.A42]" office:value-type="float" office:value="-10.4552888525501" calcext:value-type="float">
            <text:p>-10,46</text:p>
          </table:table-cell>
          <table:table-cell table:style-name="ce8" table:formula="of:=[$Data.B42]" office:value-type="float" office:value="-2.98394277892712" calcext:value-type="float">
            <text:p>-2,98</text:p>
          </table:table-cell>
          <table:table-cell table:style-name="ce8" table:formula="of:=[.H43]+[.I43]+[.J43]" office:value-type="float" office:value="-3.57086168359773" calcext:value-type="float">
            <text:p>-3,57</text:p>
          </table:table-cell>
          <table:table-cell table:style-name="ce8" table:formula="of:=[.K43]/[.F43]" office:value-type="float" office:value="-0.201027328416024" calcext:value-type="float">
            <text:p>-0,20</text:p>
          </table:table-cell>
          <table:table-cell table:style-name="ce55" table:formula="of:=[.A43]/[.L43]" office:value-type="float" office:value="-198.977921634717" calcext:value-type="float">
            <text:p>-198,9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4]/[.B4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3])/[.B44]*[.C44]" office:value-type="float" office:value="99.4889608173583" calcext:value-type="float">
            <text:p>99,49</text:p>
          </table:table-cell>
          <table:table-cell table:style-name="ce8" table:formula="of:=IF([.F44]&lt;ABS([.M43]-[.G43]);IF([.G43]&gt;[.M43];[.G43]-[.F44];[.G43]+[.F44]);[.M43])" office:value-type="float" office:value="-63.9628290049922" calcext:value-type="float">
            <text:p>-63,96</text:p>
          </table:table-cell>
          <table:table-cell table:style-name="ce8" table:formula="of:=[.E44]*[.F44]*[.$H$3]" office:value-type="float" office:value="55.2716448985325" calcext:value-type="float">
            <text:p>55,27</text:p>
          </table:table-cell>
          <table:table-cell table:style-name="ce8" table:formula="of:=[$Data.A43]" office:value-type="float" office:value="-1.42564699235852" calcext:value-type="float">
            <text:p>-1,43</text:p>
          </table:table-cell>
          <table:table-cell table:style-name="ce8" table:formula="of:=[$Data.B43]" office:value-type="float" office:value="-2.48482011466997" calcext:value-type="float">
            <text:p>-2,48</text:p>
          </table:table-cell>
          <table:table-cell table:style-name="ce8" table:formula="of:=[.H44]+[.I44]+[.J44]" office:value-type="float" office:value="51.361177791504" calcext:value-type="float">
            <text:p>51,36</text:p>
          </table:table-cell>
          <table:table-cell table:style-name="ce8" table:formula="of:=[.K44]/[.F44]" office:value-type="float" office:value="0.516250017786322" calcext:value-type="float">
            <text:p>0,52</text:p>
          </table:table-cell>
          <table:table-cell table:style-name="ce55" table:formula="of:=[.A44]/[.L44]" office:value-type="float" office:value="77.4818375242287" calcext:value-type="float">
            <text:p>77,4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5]/[.B4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4])/[.B45]*[.C45]" office:value-type="float" office:value="38.7409187621143" calcext:value-type="float">
            <text:p>38,74</text:p>
          </table:table-cell>
          <table:table-cell table:style-name="ce8" table:formula="of:=IF([.F45]&lt;ABS([.M44]-[.G44]);IF([.G44]&gt;[.M44];[.G44]-[.F45];[.G44]+[.F45]);[.M44])" office:value-type="float" office:value="-25.2219102428779" calcext:value-type="float">
            <text:p>-25,22</text:p>
          </table:table-cell>
          <table:table-cell table:style-name="ce8" table:formula="of:=[.E45]*[.F45]*[.$H$3]" office:value-type="float" office:value="21.5227326456191" calcext:value-type="float">
            <text:p>21,52</text:p>
          </table:table-cell>
          <table:table-cell table:style-name="ce8" table:formula="of:=[$Data.A44]" office:value-type="float" office:value="-4.96811164044919" calcext:value-type="float">
            <text:p>-4,97</text:p>
          </table:table-cell>
          <table:table-cell table:style-name="ce8" table:formula="of:=[$Data.B44]" office:value-type="float" office:value="4.11689336546639" calcext:value-type="float">
            <text:p>4,12</text:p>
          </table:table-cell>
          <table:table-cell table:style-name="ce8" table:formula="of:=[.H45]+[.I45]+[.J45]" office:value-type="float" office:value="20.6715143706363" calcext:value-type="float">
            <text:p>20,67</text:p>
          </table:table-cell>
          <table:table-cell table:style-name="ce8" table:formula="of:=[.K45]/[.F45]" office:value-type="float" office:value="0.53358348307556" calcext:value-type="float">
            <text:p>0,53</text:p>
          </table:table-cell>
          <table:table-cell table:style-name="ce55" table:formula="of:=[.A45]/[.L45]" office:value-type="float" office:value="74.9648391840038" calcext:value-type="float">
            <text:p>74,9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6]/[.B4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5])/[.B46]*[.C46]" office:value-type="float" office:value="37.4824195920019" calcext:value-type="float">
            <text:p>37,48</text:p>
          </table:table-cell>
          <table:table-cell table:style-name="ce8" table:formula="of:=IF([.F46]&lt;ABS([.M45]-[.G45]);IF([.G45]&gt;[.M45];[.G45]-[.F46];[.G45]+[.F46]);[.M45])" office:value-type="float" office:value="12.260509349124" calcext:value-type="float">
            <text:p>12,26</text:p>
          </table:table-cell>
          <table:table-cell table:style-name="ce8" table:formula="of:=[.E46]*[.F46]*[.$H$3]" office:value-type="float" office:value="20.8235664400011" calcext:value-type="float">
            <text:p>20,82</text:p>
          </table:table-cell>
          <table:table-cell table:style-name="ce8" table:formula="of:=[$Data.A45]" office:value-type="float" office:value="10.3373477478691" calcext:value-type="float">
            <text:p>10,34</text:p>
          </table:table-cell>
          <table:table-cell table:style-name="ce8" table:formula="of:=[$Data.B45]" office:value-type="float" office:value="4.32079977662537" calcext:value-type="float">
            <text:p>4,32</text:p>
          </table:table-cell>
          <table:table-cell table:style-name="ce8" table:formula="of:=[.H46]+[.I46]+[.J46]" office:value-type="float" office:value="35.4817139644955" calcext:value-type="float">
            <text:p>35,48</text:p>
          </table:table-cell>
          <table:table-cell table:style-name="ce8" table:formula="of:=[.K46]/[.F46]" office:value-type="float" office:value="0.946622826133313" calcext:value-type="float">
            <text:p>0,95</text:p>
          </table:table-cell>
          <table:table-cell table:style-name="ce55" table:formula="of:=[.A46]/[.L46]" office:value-type="float" office:value="42.2554779958019" calcext:value-type="float">
            <text:p>42,2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7]/[.B4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6])/[.B47]*[.C47]" office:value-type="float" office:value="21.1277389979009" calcext:value-type="float">
            <text:p>21,13</text:p>
          </table:table-cell>
          <table:table-cell table:style-name="ce8" table:formula="of:=IF([.F47]&lt;ABS([.M46]-[.G46]);IF([.G46]&gt;[.M46];[.G46]-[.F47];[.G46]+[.F47]);[.M46])" office:value-type="float" office:value="33.3882483470249" calcext:value-type="float">
            <text:p>33,39</text:p>
          </table:table-cell>
          <table:table-cell table:style-name="ce8" table:formula="of:=[.E47]*[.F47]*[.$H$3]" office:value-type="float" office:value="11.7376327766116" calcext:value-type="float">
            <text:p>11,74</text:p>
          </table:table-cell>
          <table:table-cell table:style-name="ce8" table:formula="of:=[$Data.A46]" office:value-type="float" office:value="-10.4335345153936" calcext:value-type="float">
            <text:p>-10,43</text:p>
          </table:table-cell>
          <table:table-cell table:style-name="ce8" table:formula="of:=[$Data.B46]" office:value-type="float" office:value="4.11171187505389" calcext:value-type="float">
            <text:p>4,11</text:p>
          </table:table-cell>
          <table:table-cell table:style-name="ce8" table:formula="of:=[.H47]+[.I47]+[.J47]" office:value-type="float" office:value="5.41581013627191" calcext:value-type="float">
            <text:p>5,42</text:p>
          </table:table-cell>
          <table:table-cell table:style-name="ce8" table:formula="of:=[.K47]/[.F47]" office:value-type="float" office:value="0.256336474849958" calcext:value-type="float">
            <text:p>0,26</text:p>
          </table:table-cell>
          <table:table-cell table:style-name="ce55" table:formula="of:=[.A47]/[.L47]" office:value-type="float" office:value="156.044901621641" calcext:value-type="float">
            <text:p>156,0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8]/[.B4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7])/[.B48]*[.C48]" office:value-type="float" office:value="78.0224508108206" calcext:value-type="float">
            <text:p>78,02</text:p>
          </table:table-cell>
          <table:table-cell table:style-name="ce8" table:formula="of:=IF([.F48]&lt;ABS([.M47]-[.G47]);IF([.G47]&gt;[.M47];[.G47]-[.F48];[.G47]+[.F48]);[.M47])" office:value-type="float" office:value="111.410699157846" calcext:value-type="float">
            <text:p>111,41</text:p>
          </table:table-cell>
          <table:table-cell table:style-name="ce8" table:formula="of:=[.E48]*[.F48]*[.$H$3]" office:value-type="float" office:value="43.3458060060115" calcext:value-type="float">
            <text:p>43,35</text:p>
          </table:table-cell>
          <table:table-cell table:style-name="ce8" table:formula="of:=[$Data.A47]" office:value-type="float" office:value="14.4670298696814" calcext:value-type="float">
            <text:p>14,47</text:p>
          </table:table-cell>
          <table:table-cell table:style-name="ce8" table:formula="of:=[$Data.B47]" office:value-type="float" office:value="0.378639398219515" calcext:value-type="float">
            <text:p>0,38</text:p>
          </table:table-cell>
          <table:table-cell table:style-name="ce8" table:formula="of:=[.H48]+[.I48]+[.J48]" office:value-type="float" office:value="58.1914752739123" calcext:value-type="float">
            <text:p>58,19</text:p>
          </table:table-cell>
          <table:table-cell table:style-name="ce8" table:formula="of:=[.K48]/[.F48]" office:value-type="float" office:value="0.745829881901659" calcext:value-type="float">
            <text:p>0,75</text:p>
          </table:table-cell>
          <table:table-cell table:style-name="ce55" table:formula="of:=[.A48]/[.L48]" office:value-type="float" office:value="53.631533102443" calcext:value-type="float">
            <text:p>53,6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9]/[.B4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8])/[.B49]*[.C49]" office:value-type="float" office:value="26.8157665512215" calcext:value-type="float">
            <text:p>26,82</text:p>
          </table:table-cell>
          <table:table-cell table:style-name="ce8" table:formula="of:=IF([.F49]&lt;ABS([.M48]-[.G48]);IF([.G48]&gt;[.M48];[.G48]-[.F49];[.G48]+[.F49]);[.M48])" office:value-type="float" office:value="84.594932606624" calcext:value-type="float">
            <text:p>84,59</text:p>
          </table:table-cell>
          <table:table-cell table:style-name="ce8" table:formula="of:=[.E49]*[.F49]*[.$H$3]" office:value-type="float" office:value="14.897648084012" calcext:value-type="float">
            <text:p>14,90</text:p>
          </table:table-cell>
          <table:table-cell table:style-name="ce8" table:formula="of:=[$Data.A48]" office:value-type="float" office:value="-9.78401701149277" calcext:value-type="float">
            <text:p>-9,78</text:p>
          </table:table-cell>
          <table:table-cell table:style-name="ce8" table:formula="of:=[$Data.B48]" office:value-type="float" office:value="-3.64688352960697" calcext:value-type="float">
            <text:p>-3,65</text:p>
          </table:table-cell>
          <table:table-cell table:style-name="ce8" table:formula="of:=[.H49]+[.I49]+[.J49]" office:value-type="float" office:value="1.46674754291222" calcext:value-type="float">
            <text:p>1,47</text:p>
          </table:table-cell>
          <table:table-cell table:style-name="ce8" table:formula="of:=[.K49]/[.F49]" office:value-type="float" office:value="0.0546972073354884" calcext:value-type="float">
            <text:p>0,05</text:p>
          </table:table-cell>
          <table:table-cell table:style-name="ce55" table:formula="of:=[.A49]/[.L49]" office:value-type="float" office:value="731.298761829974" calcext:value-type="float">
            <text:p>731,3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0]/[.B5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9])/[.B50]*[.C50]" office:value-type="float" office:value="365.649380914987" calcext:value-type="float">
            <text:p>365,65</text:p>
          </table:table-cell>
          <table:table-cell table:style-name="ce8" table:formula="of:=IF([.F50]&lt;ABS([.M49]-[.G49]);IF([.G49]&gt;[.M49];[.G49]-[.F50];[.G49]+[.F50]);[.M49])" office:value-type="float" office:value="450.244313521611" calcext:value-type="float">
            <text:p>450,24</text:p>
          </table:table-cell>
          <table:table-cell table:style-name="ce8" table:formula="of:=[.E50]*[.F50]*[.$H$3]" office:value-type="float" office:value="203.138544952771" calcext:value-type="float">
            <text:p>203,14</text:p>
          </table:table-cell>
          <table:table-cell table:style-name="ce8" table:formula="of:=[$Data.A49]" office:value-type="float" office:value="4.32893574323198" calcext:value-type="float">
            <text:p>4,33</text:p>
          </table:table-cell>
          <table:table-cell table:style-name="ce8" table:formula="of:=[$Data.B49]" office:value-type="float" office:value="2.20793575921652" calcext:value-type="float">
            <text:p>2,21</text:p>
          </table:table-cell>
          <table:table-cell table:style-name="ce8" table:formula="of:=[.H50]+[.I50]+[.J50]" office:value-type="float" office:value="209.675416455219" calcext:value-type="float">
            <text:p>209,68</text:p>
          </table:table-cell>
          <table:table-cell table:style-name="ce8" table:formula="of:=[.K50]/[.F50]" office:value-type="float" office:value="0.573432986350299" calcext:value-type="float">
            <text:p>0,57</text:p>
          </table:table-cell>
          <table:table-cell table:style-name="ce55" table:formula="of:=[.A50]/[.L50]" office:value-type="float" office:value="69.7553174514533" calcext:value-type="float">
            <text:p>69,7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1]/[.B5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0])/[.B51]*[.C51]" office:value-type="float" office:value="34.8776587257266" calcext:value-type="float">
            <text:p>34,88</text:p>
          </table:table-cell>
          <table:table-cell table:style-name="ce8" table:formula="of:=IF([.F51]&lt;ABS([.M50]-[.G50]);IF([.G50]&gt;[.M50];[.G50]-[.F51];[.G50]+[.F51]);[.M50])" office:value-type="float" office:value="415.366654795884" calcext:value-type="float">
            <text:p>415,37</text:p>
          </table:table-cell>
          <table:table-cell table:style-name="ce8" table:formula="of:=[.E51]*[.F51]*[.$H$3]" office:value-type="float" office:value="19.3764770698481" calcext:value-type="float">
            <text:p>19,38</text:p>
          </table:table-cell>
          <table:table-cell table:style-name="ce8" table:formula="of:=[$Data.A50]" office:value-type="float" office:value="-7.91240463811151" calcext:value-type="float">
            <text:p>-7,91</text:p>
          </table:table-cell>
          <table:table-cell table:style-name="ce8" table:formula="of:=[$Data.B50]" office:value-type="float" office:value="-1.33603990185598" calcext:value-type="float">
            <text:p>-1,34</text:p>
          </table:table-cell>
          <table:table-cell table:style-name="ce8" table:formula="of:=[.H51]+[.I51]+[.J51]" office:value-type="float" office:value="10.1280325298807" calcext:value-type="float">
            <text:p>10,13</text:p>
          </table:table-cell>
          <table:table-cell table:style-name="ce8" table:formula="of:=[.K51]/[.F51]" office:value-type="float" office:value="0.290387396973122" calcext:value-type="float">
            <text:p>0,29</text:p>
          </table:table-cell>
          <table:table-cell table:style-name="ce55" table:formula="of:=[.A51]/[.L51]" office:value-type="float" office:value="137.747024894825" calcext:value-type="float">
            <text:p>137,7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2]/[.B5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1])/[.B52]*[.C52]" office:value-type="float" office:value="68.8735124474124" calcext:value-type="float">
            <text:p>68,87</text:p>
          </table:table-cell>
          <table:table-cell table:style-name="ce8" table:formula="of:=IF([.F52]&lt;ABS([.M51]-[.G51]);IF([.G51]&gt;[.M51];[.G51]-[.F52];[.G51]+[.F52]);[.M51])" office:value-type="float" office:value="346.493142348472" calcext:value-type="float">
            <text:p>346,49</text:p>
          </table:table-cell>
          <table:table-cell table:style-name="ce8" table:formula="of:=[.E52]*[.F52]*[.$H$3]" office:value-type="float" office:value="38.2630624707847" calcext:value-type="float">
            <text:p>38,26</text:p>
          </table:table-cell>
          <table:table-cell table:style-name="ce8" table:formula="of:=[$Data.A51]" office:value-type="float" office:value="-13.8241373760603" calcext:value-type="float">
            <text:p>-13,82</text:p>
          </table:table-cell>
          <table:table-cell table:style-name="ce8" table:formula="of:=[$Data.B51]" office:value-type="float" office:value="4.89157174419721" calcext:value-type="float">
            <text:p>4,89</text:p>
          </table:table-cell>
          <table:table-cell table:style-name="ce8" table:formula="of:=[.H52]+[.I52]+[.J52]" office:value-type="float" office:value="29.3304968389216" calcext:value-type="float">
            <text:p>29,33</text:p>
          </table:table-cell>
          <table:table-cell table:style-name="ce8" table:formula="of:=[.K52]/[.F52]" office:value-type="float" office:value="0.425860331449141" calcext:value-type="float">
            <text:p>0,43</text:p>
          </table:table-cell>
          <table:table-cell table:style-name="ce55" table:formula="of:=[.A52]/[.L52]" office:value-type="float" office:value="93.9275087301177" calcext:value-type="float">
            <text:p>93,9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3]/[.B5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2])/[.B53]*[.C53]" office:value-type="float" office:value="46.9637543650588" calcext:value-type="float">
            <text:p>46,96</text:p>
          </table:table-cell>
          <table:table-cell table:style-name="ce8" table:formula="of:=IF([.F53]&lt;ABS([.M52]-[.G52]);IF([.G52]&gt;[.M52];[.G52]-[.F53];[.G52]+[.F53]);[.M52])" office:value-type="float" office:value="299.529387983413" calcext:value-type="float">
            <text:p>299,53</text:p>
          </table:table-cell>
          <table:table-cell table:style-name="ce8" table:formula="of:=[.E53]*[.F53]*[.$H$3]" office:value-type="float" office:value="26.0909746472549" calcext:value-type="float">
            <text:p>26,09</text:p>
          </table:table-cell>
          <table:table-cell table:style-name="ce8" table:formula="of:=[$Data.A52]" office:value-type="float" office:value="-14.5324642338948" calcext:value-type="float">
            <text:p>-14,53</text:p>
          </table:table-cell>
          <table:table-cell table:style-name="ce8" table:formula="of:=[$Data.B52]" office:value-type="float" office:value="-2.60058299300567" calcext:value-type="float">
            <text:p>-2,60</text:p>
          </table:table-cell>
          <table:table-cell table:style-name="ce8" table:formula="of:=[.H53]+[.I53]+[.J53]" office:value-type="float" office:value="8.95792742035449" calcext:value-type="float">
            <text:p>8,96</text:p>
          </table:table-cell>
          <table:table-cell table:style-name="ce8" table:formula="of:=[.K53]/[.F53]" office:value-type="float" office:value="0.190741297016476" calcext:value-type="float">
            <text:p>0,19</text:p>
          </table:table-cell>
          <table:table-cell table:style-name="ce55" table:formula="of:=[.A53]/[.L53]" office:value-type="float" office:value="209.708126271916" calcext:value-type="float">
            <text:p>209,7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4]/[.B5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3])/[.B54]*[.C54]" office:value-type="float" office:value="104.854063135958" calcext:value-type="float">
            <text:p>104,85</text:p>
          </table:table-cell>
          <table:table-cell table:style-name="ce8" table:formula="of:=IF([.F54]&lt;ABS([.M53]-[.G53]);IF([.G53]&gt;[.M53];[.G53]-[.F54];[.G53]+[.F54]);[.M53])" office:value-type="float" office:value="209.708126271916" calcext:value-type="float">
            <text:p>209,71</text:p>
          </table:table-cell>
          <table:table-cell table:style-name="ce8" table:formula="of:=[.E54]*[.F54]*[.$H$3]" office:value-type="float" office:value="58.2522572977544" calcext:value-type="float">
            <text:p>58,25</text:p>
          </table:table-cell>
          <table:table-cell table:style-name="ce8" table:formula="of:=[$Data.A53]" office:value-type="float" office:value="-9.51802131189631" calcext:value-type="float">
            <text:p>-9,52</text:p>
          </table:table-cell>
          <table:table-cell table:style-name="ce8" table:formula="of:=[$Data.B53]" office:value-type="float" office:value="2.0404919372066" calcext:value-type="float">
            <text:p>2,04</text:p>
          </table:table-cell>
          <table:table-cell table:style-name="ce8" table:formula="of:=[.H54]+[.I54]+[.J54]" office:value-type="float" office:value="50.7747279230647" calcext:value-type="float">
            <text:p>50,77</text:p>
          </table:table-cell>
          <table:table-cell table:style-name="ce8" table:formula="of:=[.K54]/[.F54]" office:value-type="float" office:value="0.484241872985201" calcext:value-type="float">
            <text:p>0,48</text:p>
          </table:table-cell>
          <table:table-cell table:style-name="ce55" table:formula="of:=[.A54]/[.L54]" office:value-type="float" office:value="82.6033481024936" calcext:value-type="float">
            <text:p>82,6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5]/[.B5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4])/[.B55]*[.C55]" office:value-type="float" office:value="41.3016740512468" calcext:value-type="float">
            <text:p>41,30</text:p>
          </table:table-cell>
          <table:table-cell table:style-name="ce8" table:formula="of:=IF([.F55]&lt;ABS([.M54]-[.G54]);IF([.G54]&gt;[.M54];[.G54]-[.F55];[.G54]+[.F55]);[.M54])" office:value-type="float" office:value="168.406452220669" calcext:value-type="float">
            <text:p>168,41</text:p>
          </table:table-cell>
          <table:table-cell table:style-name="ce8" table:formula="of:=[.E55]*[.F55]*[.$H$3]" office:value-type="float" office:value="22.9453744729149" calcext:value-type="float">
            <text:p>22,95</text:p>
          </table:table-cell>
          <table:table-cell table:style-name="ce8" table:formula="of:=[$Data.A54]" office:value-type="float" office:value="-8.21599210250158" calcext:value-type="float">
            <text:p>-8,22</text:p>
          </table:table-cell>
          <table:table-cell table:style-name="ce8" table:formula="of:=[$Data.B54]" office:value-type="float" office:value="3.32831185312516" calcext:value-type="float">
            <text:p>3,33</text:p>
          </table:table-cell>
          <table:table-cell table:style-name="ce8" table:formula="of:=[.H55]+[.I55]+[.J55]" office:value-type="float" office:value="18.0576942235385" calcext:value-type="float">
            <text:p>18,06</text:p>
          </table:table-cell>
          <table:table-cell table:style-name="ce8" table:formula="of:=[.K55]/[.F55]" office:value-type="float" office:value="0.437214583630016" calcext:value-type="float">
            <text:p>0,44</text:p>
          </table:table-cell>
          <table:table-cell table:style-name="ce55" table:formula="of:=[.A55]/[.L55]" office:value-type="float" office:value="91.4882565624783" calcext:value-type="float">
            <text:p>91,4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6]/[.B5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5])/[.B56]*[.C56]" office:value-type="float" office:value="45.7441282812392" calcext:value-type="float">
            <text:p>45,74</text:p>
          </table:table-cell>
          <table:table-cell table:style-name="ce8" table:formula="of:=IF([.F56]&lt;ABS([.M55]-[.G55]);IF([.G55]&gt;[.M55];[.G55]-[.F56];[.G55]+[.F56]);[.M55])" office:value-type="float" office:value="122.66232393943" calcext:value-type="float">
            <text:p>122,66</text:p>
          </table:table-cell>
          <table:table-cell table:style-name="ce8" table:formula="of:=[.E56]*[.F56]*[.$H$3]" office:value-type="float" office:value="25.4134046006884" calcext:value-type="float">
            <text:p>25,41</text:p>
          </table:table-cell>
          <table:table-cell table:style-name="ce8" table:formula="of:=[$Data.A55]" office:value-type="float" office:value="-3.62317052579176" calcext:value-type="float">
            <text:p>-3,62</text:p>
          </table:table-cell>
          <table:table-cell table:style-name="ce8" table:formula="of:=[$Data.B55]" office:value-type="float" office:value="-2.63574260093366" calcext:value-type="float">
            <text:p>-2,64</text:p>
          </table:table-cell>
          <table:table-cell table:style-name="ce8" table:formula="of:=[.H56]+[.I56]+[.J56]" office:value-type="float" office:value="19.154491473963" calcext:value-type="float">
            <text:p>19,15</text:p>
          </table:table-cell>
          <table:table-cell table:style-name="ce8" table:formula="of:=[.K56]/[.F56]" office:value-type="float" office:value="0.418731150721671" calcext:value-type="float">
            <text:p>0,42</text:p>
          </table:table-cell>
          <table:table-cell table:style-name="ce55" table:formula="of:=[.A56]/[.L56]" office:value-type="float" office:value="95.5266880218038" calcext:value-type="float">
            <text:p>95,5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7]/[.B5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6])/[.B57]*[.C57]" office:value-type="float" office:value="47.7633440109019" calcext:value-type="float">
            <text:p>47,76</text:p>
          </table:table-cell>
          <table:table-cell table:style-name="ce8" table:formula="of:=IF([.F57]&lt;ABS([.M56]-[.G56]);IF([.G56]&gt;[.M56];[.G56]-[.F57];[.G56]+[.F57]);[.M56])" office:value-type="float" office:value="95.5266880218038" calcext:value-type="float">
            <text:p>95,53</text:p>
          </table:table-cell>
          <table:table-cell table:style-name="ce8" table:formula="of:=[.E57]*[.F57]*[.$H$3]" office:value-type="float" office:value="26.5351911171677" calcext:value-type="float">
            <text:p>26,54</text:p>
          </table:table-cell>
          <table:table-cell table:style-name="ce8" table:formula="of:=[$Data.A56]" office:value-type="float" office:value="4.19467449375398" calcext:value-type="float">
            <text:p>4,19</text:p>
          </table:table-cell>
          <table:table-cell table:style-name="ce8" table:formula="of:=[$Data.B56]" office:value-type="float" office:value="-2.65401401627303" calcext:value-type="float">
            <text:p>-2,65</text:p>
          </table:table-cell>
          <table:table-cell table:style-name="ce8" table:formula="of:=[.H57]+[.I57]+[.J57]" office:value-type="float" office:value="28.0758515946487" calcext:value-type="float">
            <text:p>28,08</text:p>
          </table:table-cell>
          <table:table-cell table:style-name="ce8" table:formula="of:=[.K57]/[.F57]" office:value-type="float" office:value="0.587811682285906" calcext:value-type="float">
            <text:p>0,59</text:p>
          </table:table-cell>
          <table:table-cell table:style-name="ce55" table:formula="of:=[.A57]/[.L57]" office:value-type="float" office:value="68.0490048180846" calcext:value-type="float">
            <text:p>68,0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8]/[.B5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7])/[.B58]*[.C58]" office:value-type="float" office:value="34.0245024090423" calcext:value-type="float">
            <text:p>34,02</text:p>
          </table:table-cell>
          <table:table-cell table:style-name="ce8" table:formula="of:=IF([.F58]&lt;ABS([.M57]-[.G57]);IF([.G57]&gt;[.M57];[.G57]-[.F58];[.G57]+[.F58]);[.M57])" office:value-type="float" office:value="68.0490048180846" calcext:value-type="float">
            <text:p>68,05</text:p>
          </table:table-cell>
          <table:table-cell table:style-name="ce8" table:formula="of:=[.E58]*[.F58]*[.$H$3]" office:value-type="float" office:value="18.9025013383568" calcext:value-type="float">
            <text:p>18,90</text:p>
          </table:table-cell>
          <table:table-cell table:style-name="ce8" table:formula="of:=[$Data.A57]" office:value-type="float" office:value="-13.1478693723456" calcext:value-type="float">
            <text:p>-13,15</text:p>
          </table:table-cell>
          <table:table-cell table:style-name="ce8" table:formula="of:=[$Data.B57]" office:value-type="float" office:value="-2.88857087109965" calcext:value-type="float">
            <text:p>-2,89</text:p>
          </table:table-cell>
          <table:table-cell table:style-name="ce8" table:formula="of:=[.H58]+[.I58]+[.J58]" office:value-type="float" office:value="2.86606109491155" calcext:value-type="float">
            <text:p>2,87</text:p>
          </table:table-cell>
          <table:table-cell table:style-name="ce8" table:formula="of:=[.K58]/[.F58]" office:value-type="float" office:value="0.0842352096867072" calcext:value-type="float">
            <text:p>0,08</text:p>
          </table:table-cell>
          <table:table-cell table:style-name="ce55" table:formula="of:=[.A58]/[.L58]" office:value-type="float" office:value="474.860811159259" calcext:value-type="float">
            <text:p>474,8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9]/[.B5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8])/[.B59]*[.C59]" office:value-type="float" office:value="237.430405579629" calcext:value-type="float">
            <text:p>237,43</text:p>
          </table:table-cell>
          <table:table-cell table:style-name="ce8" table:formula="of:=IF([.F59]&lt;ABS([.M58]-[.G58]);IF([.G58]&gt;[.M58];[.G58]-[.F59];[.G58]+[.F59]);[.M58])" office:value-type="float" office:value="305.479410397714" calcext:value-type="float">
            <text:p>305,48</text:p>
          </table:table-cell>
          <table:table-cell table:style-name="ce8" table:formula="of:=[.E59]*[.F59]*[.$H$3]" office:value-type="float" office:value="131.905780877572" calcext:value-type="float">
            <text:p>131,91</text:p>
          </table:table-cell>
          <table:table-cell table:style-name="ce8" table:formula="of:=[$Data.A58]" office:value-type="float" office:value="13.9414908655515" calcext:value-type="float">
            <text:p>13,94</text:p>
          </table:table-cell>
          <table:table-cell table:style-name="ce8" table:formula="of:=[$Data.B58]" office:value-type="float" office:value="1.49121739174804" calcext:value-type="float">
            <text:p>1,49</text:p>
          </table:table-cell>
          <table:table-cell table:style-name="ce8" table:formula="of:=[.H59]+[.I59]+[.J59]" office:value-type="float" office:value="147.338489134872" calcext:value-type="float">
            <text:p>147,34</text:p>
          </table:table-cell>
          <table:table-cell table:style-name="ce8" table:formula="of:=[.K59]/[.F59]" office:value-type="float" office:value="0.620554426359927" calcext:value-type="float">
            <text:p>0,62</text:p>
          </table:table-cell>
          <table:table-cell table:style-name="ce55" table:formula="of:=[.A59]/[.L59]" office:value-type="float" office:value="64.4584879276966" calcext:value-type="float">
            <text:p>64,4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0]/[.B6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9])/[.B60]*[.C60]" office:value-type="float" office:value="32.2292439638483" calcext:value-type="float">
            <text:p>32,23</text:p>
          </table:table-cell>
          <table:table-cell table:style-name="ce8" table:formula="of:=IF([.F60]&lt;ABS([.M59]-[.G59]);IF([.G59]&gt;[.M59];[.G59]-[.F60];[.G59]+[.F60]);[.M59])" office:value-type="float" office:value="273.250166433866" calcext:value-type="float">
            <text:p>273,25</text:p>
          </table:table-cell>
          <table:table-cell table:style-name="ce8" table:formula="of:=[.E60]*[.F60]*[.$H$3]" office:value-type="float" office:value="17.9051355354713" calcext:value-type="float">
            <text:p>17,91</text:p>
          </table:table-cell>
          <table:table-cell table:style-name="ce8" table:formula="of:=[$Data.A59]" office:value-type="float" office:value="-11.8342772080994" calcext:value-type="float">
            <text:p>-11,83</text:p>
          </table:table-cell>
          <table:table-cell table:style-name="ce8" table:formula="of:=[$Data.B59]" office:value-type="float" office:value="1.35993237605861" calcext:value-type="float">
            <text:p>1,36</text:p>
          </table:table-cell>
          <table:table-cell table:style-name="ce8" table:formula="of:=[.H60]+[.I60]+[.J60]" office:value-type="float" office:value="7.43079070343054" calcext:value-type="float">
            <text:p>7,43</text:p>
          </table:table-cell>
          <table:table-cell table:style-name="ce8" table:formula="of:=[.K60]/[.F60]" office:value-type="float" office:value="0.230560503118401" calcext:value-type="float">
            <text:p>0,23</text:p>
          </table:table-cell>
          <table:table-cell table:style-name="ce55" table:formula="of:=[.A60]/[.L60]" office:value-type="float" office:value="173.490252922716" calcext:value-type="float">
            <text:p>173,4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1]/[.B6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0])/[.B61]*[.C61]" office:value-type="float" office:value="86.745126461358" calcext:value-type="float">
            <text:p>86,75</text:p>
          </table:table-cell>
          <table:table-cell table:style-name="ce8" table:formula="of:=IF([.F61]&lt;ABS([.M60]-[.G60]);IF([.G60]&gt;[.M60];[.G60]-[.F61];[.G60]+[.F61]);[.M60])" office:value-type="float" office:value="186.505039972508" calcext:value-type="float">
            <text:p>186,51</text:p>
          </table:table-cell>
          <table:table-cell table:style-name="ce8" table:formula="of:=[.E61]*[.F61]*[.$H$3]" office:value-type="float" office:value="48.1917369229767" calcext:value-type="float">
            <text:p>48,19</text:p>
          </table:table-cell>
          <table:table-cell table:style-name="ce8" table:formula="of:=[$Data.A60]" office:value-type="float" office:value="-4.43194166380427" calcext:value-type="float">
            <text:p>-4,43</text:p>
          </table:table-cell>
          <table:table-cell table:style-name="ce8" table:formula="of:=[$Data.B60]" office:value-type="float" office:value="0.621107816228554" calcext:value-type="float">
            <text:p>0,62</text:p>
          </table:table-cell>
          <table:table-cell table:style-name="ce8" table:formula="of:=[.H61]+[.I61]+[.J61]" office:value-type="float" office:value="44.380903075401" calcext:value-type="float">
            <text:p>44,38</text:p>
          </table:table-cell>
          <table:table-cell table:style-name="ce8" table:formula="of:=[.K61]/[.F61]" office:value-type="float" office:value="0.511624167095672" calcext:value-type="float">
            <text:p>0,51</text:p>
          </table:table-cell>
          <table:table-cell table:style-name="ce55" table:formula="of:=[.A61]/[.L61]" office:value-type="float" office:value="78.1823896769133" calcext:value-type="float">
            <text:p>78,1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2]/[.B6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1])/[.B62]*[.C62]" office:value-type="float" office:value="39.0911948384566" calcext:value-type="float">
            <text:p>39,09</text:p>
          </table:table-cell>
          <table:table-cell table:style-name="ce8" table:formula="of:=IF([.F62]&lt;ABS([.M61]-[.G61]);IF([.G61]&gt;[.M61];[.G61]-[.F62];[.G61]+[.F62]);[.M61])" office:value-type="float" office:value="147.413845134051" calcext:value-type="float">
            <text:p>147,41</text:p>
          </table:table-cell>
          <table:table-cell table:style-name="ce8" table:formula="of:=[.E62]*[.F62]*[.$H$3]" office:value-type="float" office:value="21.7173304658093" calcext:value-type="float">
            <text:p>21,72</text:p>
          </table:table-cell>
          <table:table-cell table:style-name="ce8" table:formula="of:=[$Data.A61]" office:value-type="float" office:value="-7.15298942295012" calcext:value-type="float">
            <text:p>-7,15</text:p>
          </table:table-cell>
          <table:table-cell table:style-name="ce8" table:formula="of:=[$Data.B61]" office:value-type="float" office:value="-2.47405029579343" calcext:value-type="float">
            <text:p>-2,47</text:p>
          </table:table-cell>
          <table:table-cell table:style-name="ce8" table:formula="of:=[.H62]+[.I62]+[.J62]" office:value-type="float" office:value="12.0902907470657" calcext:value-type="float">
            <text:p>12,09</text:p>
          </table:table-cell>
          <table:table-cell table:style-name="ce8" table:formula="of:=[.K62]/[.F62]" office:value-type="float" office:value="0.3092842466706" calcext:value-type="float">
            <text:p>0,31</text:p>
          </table:table-cell>
          <table:table-cell table:style-name="ce55" table:formula="of:=[.A62]/[.L62]" office:value-type="float" office:value="129.330867739286" calcext:value-type="float">
            <text:p>129,3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3]/[.B6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2])/[.B63]*[.C63]" office:value-type="float" office:value="64.6654338696428" calcext:value-type="float">
            <text:p>64,67</text:p>
          </table:table-cell>
          <table:table-cell table:style-name="ce8" table:formula="of:=IF([.F63]&lt;ABS([.M62]-[.G62]);IF([.G62]&gt;[.M62];[.G62]-[.F63];[.G62]+[.F63]);[.M62])" office:value-type="float" office:value="129.330867739286" calcext:value-type="float">
            <text:p>129,33</text:p>
          </table:table-cell>
          <table:table-cell table:style-name="ce8" table:formula="of:=[.E63]*[.F63]*[.$H$3]" office:value-type="float" office:value="35.9252410386905" calcext:value-type="float">
            <text:p>35,93</text:p>
          </table:table-cell>
          <table:table-cell table:style-name="ce8" table:formula="of:=[$Data.A62]" office:value-type="float" office:value="4.22556909937746" calcext:value-type="float">
            <text:p>4,23</text:p>
          </table:table-cell>
          <table:table-cell table:style-name="ce8" table:formula="of:=[$Data.B62]" office:value-type="float" office:value="1.24141637152874" calcext:value-type="float">
            <text:p>1,24</text:p>
          </table:table-cell>
          <table:table-cell table:style-name="ce8" table:formula="of:=[.H63]+[.I63]+[.J63]" office:value-type="float" office:value="41.3922265095967" calcext:value-type="float">
            <text:p>41,39</text:p>
          </table:table-cell>
          <table:table-cell table:style-name="ce8" table:formula="of:=[.K63]/[.F63]" office:value-type="float" office:value="0.640098179701973" calcext:value-type="float">
            <text:p>0,64</text:p>
          </table:table-cell>
          <table:table-cell table:style-name="ce55" table:formula="of:=[.A63]/[.L63]" office:value-type="float" office:value="62.490413609087" calcext:value-type="float">
            <text:p>62,4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4]/[.B6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3])/[.B64]*[.C64]" office:value-type="float" office:value="31.2452068045435" calcext:value-type="float">
            <text:p>31,25</text:p>
          </table:table-cell>
          <table:table-cell table:style-name="ce8" table:formula="of:=IF([.F64]&lt;ABS([.M63]-[.G63]);IF([.G63]&gt;[.M63];[.G63]-[.F64];[.G63]+[.F64]);[.M63])" office:value-type="float" office:value="98.0856609347422" calcext:value-type="float">
            <text:p>98,09</text:p>
          </table:table-cell>
          <table:table-cell table:style-name="ce8" table:formula="of:=[.E64]*[.F64]*[.$H$3]" office:value-type="float" office:value="17.3584482247464" calcext:value-type="float">
            <text:p>17,36</text:p>
          </table:table-cell>
          <table:table-cell table:style-name="ce8" table:formula="of:=[$Data.A63]" office:value-type="float" office:value="0.752617393802296" calcext:value-type="float">
            <text:p>0,75</text:p>
          </table:table-cell>
          <table:table-cell table:style-name="ce8" table:formula="of:=[$Data.B63]" office:value-type="float" office:value="-2.13481796851367" calcext:value-type="float">
            <text:p>-2,13</text:p>
          </table:table-cell>
          <table:table-cell table:style-name="ce8" table:formula="of:=[.H64]+[.I64]+[.J64]" office:value-type="float" office:value="15.976247650035" calcext:value-type="float">
            <text:p>15,98</text:p>
          </table:table-cell>
          <table:table-cell table:style-name="ce8" table:formula="of:=[.K64]/[.F64]" office:value-type="float" office:value="0.511318351962767" calcext:value-type="float">
            <text:p>0,51</text:p>
          </table:table-cell>
          <table:table-cell table:style-name="ce55" table:formula="of:=[.A64]/[.L64]" office:value-type="float" office:value="78.22914989547" calcext:value-type="float">
            <text:p>78,2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5]/[.B6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4])/[.B65]*[.C65]" office:value-type="float" office:value="39.114574947735" calcext:value-type="float">
            <text:p>39,11</text:p>
          </table:table-cell>
          <table:table-cell table:style-name="ce8" table:formula="of:=IF([.F65]&lt;ABS([.M64]-[.G64]);IF([.G64]&gt;[.M64];[.G64]-[.F65];[.G64]+[.F65]);[.M64])" office:value-type="float" office:value="78.22914989547" calcext:value-type="float">
            <text:p>78,23</text:p>
          </table:table-cell>
          <table:table-cell table:style-name="ce8" table:formula="of:=[.E65]*[.F65]*[.$H$3]" office:value-type="float" office:value="21.7303194154083" calcext:value-type="float">
            <text:p>21,73</text:p>
          </table:table-cell>
          <table:table-cell table:style-name="ce8" table:formula="of:=[$Data.A64]" office:value-type="float" office:value="1.63647140999621" calcext:value-type="float">
            <text:p>1,64</text:p>
          </table:table-cell>
          <table:table-cell table:style-name="ce8" table:formula="of:=[$Data.B64]" office:value-type="float" office:value="1.76353076495058" calcext:value-type="float">
            <text:p>1,76</text:p>
          </table:table-cell>
          <table:table-cell table:style-name="ce8" table:formula="of:=[.H65]+[.I65]+[.J65]" office:value-type="float" office:value="25.1303215903551" calcext:value-type="float">
            <text:p>25,13</text:p>
          </table:table-cell>
          <table:table-cell table:style-name="ce8" table:formula="of:=[.K65]/[.F65]" office:value-type="float" office:value="0.642479730993737" calcext:value-type="float">
            <text:p>0,64</text:p>
          </table:table-cell>
          <table:table-cell table:style-name="ce55" table:formula="of:=[.A65]/[.L65]" office:value-type="float" office:value="62.2587734217407" calcext:value-type="float">
            <text:p>62,2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6]/[.B6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5])/[.B66]*[.C66]" office:value-type="float" office:value="31.1293867108704" calcext:value-type="float">
            <text:p>31,13</text:p>
          </table:table-cell>
          <table:table-cell table:style-name="ce8" table:formula="of:=IF([.F66]&lt;ABS([.M65]-[.G65]);IF([.G65]&gt;[.M65];[.G65]-[.F66];[.G65]+[.F66]);[.M65])" office:value-type="float" office:value="62.2587734217407" calcext:value-type="float">
            <text:p>62,26</text:p>
          </table:table-cell>
          <table:table-cell table:style-name="ce8" table:formula="of:=[.E66]*[.F66]*[.$H$3]" office:value-type="float" office:value="17.2941037282613" calcext:value-type="float">
            <text:p>17,29</text:p>
          </table:table-cell>
          <table:table-cell table:style-name="ce8" table:formula="of:=[$Data.A65]" office:value-type="float" office:value="9.46665783774463" calcext:value-type="float">
            <text:p>9,47</text:p>
          </table:table-cell>
          <table:table-cell table:style-name="ce8" table:formula="of:=[$Data.B65]" office:value-type="float" office:value="-4.71593727684845" calcext:value-type="float">
            <text:p>-4,72</text:p>
          </table:table-cell>
          <table:table-cell table:style-name="ce8" table:formula="of:=[.H66]+[.I66]+[.J66]" office:value-type="float" office:value="22.0448242891575" calcext:value-type="float">
            <text:p>22,04</text:p>
          </table:table-cell>
          <table:table-cell table:style-name="ce8" table:formula="of:=[.K66]/[.F66]" office:value-type="float" office:value="0.708167638955105" calcext:value-type="float">
            <text:p>0,71</text:p>
          </table:table-cell>
          <table:table-cell table:style-name="ce55" table:formula="of:=[.A66]/[.L66]" office:value-type="float" office:value="56.483801009348" calcext:value-type="float">
            <text:p>56,4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7]/[.B6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6])/[.B67]*[.C67]" office:value-type="float" office:value="28.241900504674" calcext:value-type="float">
            <text:p>28,24</text:p>
          </table:table-cell>
          <table:table-cell table:style-name="ce8" table:formula="of:=IF([.F67]&lt;ABS([.M66]-[.G66]);IF([.G66]&gt;[.M66];[.G66]-[.F67];[.G66]+[.F67]);[.M66])" office:value-type="float" office:value="56.483801009348" calcext:value-type="float">
            <text:p>56,48</text:p>
          </table:table-cell>
          <table:table-cell table:style-name="ce8" table:formula="of:=[.E67]*[.F67]*[.$H$3]" office:value-type="float" office:value="15.6899447248189" calcext:value-type="float">
            <text:p>15,69</text:p>
          </table:table-cell>
          <table:table-cell table:style-name="ce8" table:formula="of:=[$Data.A66]" office:value-type="float" office:value="0.307115650829433" calcext:value-type="float">
            <text:p>0,31</text:p>
          </table:table-cell>
          <table:table-cell table:style-name="ce8" table:formula="of:=[$Data.B66]" office:value-type="float" office:value="4.42500707901117" calcext:value-type="float">
            <text:p>4,43</text:p>
          </table:table-cell>
          <table:table-cell table:style-name="ce8" table:formula="of:=[.H67]+[.I67]+[.J67]" office:value-type="float" office:value="20.4220674546595" calcext:value-type="float">
            <text:p>20,42</text:p>
          </table:table-cell>
          <table:table-cell table:style-name="ce8" table:formula="of:=[.K67]/[.F67]" office:value-type="float" office:value="0.723112364597406" calcext:value-type="float">
            <text:p>0,72</text:p>
          </table:table-cell>
          <table:table-cell table:style-name="ce55" table:formula="of:=[.A67]/[.L67]" office:value-type="float" office:value="55.3164376082409" calcext:value-type="float">
            <text:p>55,3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8]/[.B6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7])/[.B68]*[.C68]" office:value-type="float" office:value="27.6582188041205" calcext:value-type="float">
            <text:p>27,66</text:p>
          </table:table-cell>
          <table:table-cell table:style-name="ce8" table:formula="of:=IF([.F68]&lt;ABS([.M67]-[.G67]);IF([.G67]&gt;[.M67];[.G67]-[.F68];[.G67]+[.F68]);[.M67])" office:value-type="float" office:value="55.3164376082409" calcext:value-type="float">
            <text:p>55,32</text:p>
          </table:table-cell>
          <table:table-cell table:style-name="ce8" table:formula="of:=[.E68]*[.F68]*[.$H$3]" office:value-type="float" office:value="15.3656771134003" calcext:value-type="float">
            <text:p>15,37</text:p>
          </table:table-cell>
          <table:table-cell table:style-name="ce8" table:formula="of:=[$Data.A67]" office:value-type="float" office:value="-14.4266417431935" calcext:value-type="float">
            <text:p>-14,43</text:p>
          </table:table-cell>
          <table:table-cell table:style-name="ce8" table:formula="of:=[$Data.B67]" office:value-type="float" office:value="-3.49126944902725" calcext:value-type="float">
            <text:p>-3,49</text:p>
          </table:table-cell>
          <table:table-cell table:style-name="ce8" table:formula="of:=[.H68]+[.I68]+[.J68]" office:value-type="float" office:value="-2.55223407882046" calcext:value-type="float">
            <text:p>-2,55</text:p>
          </table:table-cell>
          <table:table-cell table:style-name="ce8" table:formula="of:=[.K68]/[.F68]" office:value-type="float" office:value="-0.0922776009870975" calcext:value-type="float">
            <text:p>-0,09</text:p>
          </table:table-cell>
          <table:table-cell table:style-name="ce55" table:formula="of:=[.A68]/[.L68]" office:value-type="float" office:value="-433.474641431055" calcext:value-type="float">
            <text:p>-433,4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9]/[.B6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8])/[.B69]*[.C69]" office:value-type="float" office:value="216.737320715527" calcext:value-type="float">
            <text:p>216,74</text:p>
          </table:table-cell>
          <table:table-cell table:style-name="ce8" table:formula="of:=IF([.F69]&lt;ABS([.M68]-[.G68]);IF([.G68]&gt;[.M68];[.G68]-[.F69];[.G68]+[.F69]);[.M68])" office:value-type="float" office:value="-161.420883107286" calcext:value-type="float">
            <text:p>-161,42</text:p>
          </table:table-cell>
          <table:table-cell table:style-name="ce8" table:formula="of:=[.E69]*[.F69]*[.$H$3]" office:value-type="float" office:value="120.409622619737" calcext:value-type="float">
            <text:p>120,41</text:p>
          </table:table-cell>
          <table:table-cell table:style-name="ce8" table:formula="of:=[$Data.A68]" office:value-type="float" office:value="14.038587904984" calcext:value-type="float">
            <text:p>14,04</text:p>
          </table:table-cell>
          <table:table-cell table:style-name="ce8" table:formula="of:=[$Data.B68]" office:value-type="float" office:value="1.88079479944008" calcext:value-type="float">
            <text:p>1,88</text:p>
          </table:table-cell>
          <table:table-cell table:style-name="ce8" table:formula="of:=[.H69]+[.I69]+[.J69]" office:value-type="float" office:value="136.329005324162" calcext:value-type="float">
            <text:p>136,33</text:p>
          </table:table-cell>
          <table:table-cell table:style-name="ce8" table:formula="of:=[.K69]/[.F69]" office:value-type="float" office:value="0.629005677813543" calcext:value-type="float">
            <text:p>0,63</text:p>
          </table:table-cell>
          <table:table-cell table:style-name="ce55" table:formula="of:=[.A69]/[.L69]" office:value-type="float" office:value="63.5924307377353" calcext:value-type="float">
            <text:p>63,5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0]/[.B7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9])/[.B70]*[.C70]" office:value-type="float" office:value="31.7962153688677" calcext:value-type="float">
            <text:p>31,80</text:p>
          </table:table-cell>
          <table:table-cell table:style-name="ce8" table:formula="of:=IF([.F70]&lt;ABS([.M69]-[.G69]);IF([.G69]&gt;[.M69];[.G69]-[.F70];[.G69]+[.F70]);[.M69])" office:value-type="float" office:value="-129.624667738419" calcext:value-type="float">
            <text:p>-129,62</text:p>
          </table:table-cell>
          <table:table-cell table:style-name="ce8" table:formula="of:=[.E70]*[.F70]*[.$H$3]" office:value-type="float" office:value="17.6645640938154" calcext:value-type="float">
            <text:p>17,66</text:p>
          </table:table-cell>
          <table:table-cell table:style-name="ce8" table:formula="of:=[$Data.A69]" office:value-type="float" office:value="11.7109617347188" calcext:value-type="float">
            <text:p>11,71</text:p>
          </table:table-cell>
          <table:table-cell table:style-name="ce8" table:formula="of:=[$Data.B69]" office:value-type="float" office:value="-3.28842588014295" calcext:value-type="float">
            <text:p>-3,29</text:p>
          </table:table-cell>
          <table:table-cell table:style-name="ce8" table:formula="of:=[.H70]+[.I70]+[.J70]" office:value-type="float" office:value="26.0870999483912" calcext:value-type="float">
            <text:p>26,09</text:p>
          </table:table-cell>
          <table:table-cell table:style-name="ce8" table:formula="of:=[.K70]/[.F70]" office:value-type="float" office:value="0.820446699261373" calcext:value-type="float">
            <text:p>0,82</text:p>
          </table:table-cell>
          <table:table-cell table:style-name="ce55" table:formula="of:=[.A70]/[.L70]" office:value-type="float" office:value="48.7539288487734" calcext:value-type="float">
            <text:p>48,7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1]/[.B7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0])/[.B71]*[.C71]" office:value-type="float" office:value="24.3769644243867" calcext:value-type="float">
            <text:p>24,38</text:p>
          </table:table-cell>
          <table:table-cell table:style-name="ce8" table:formula="of:=IF([.F71]&lt;ABS([.M70]-[.G70]);IF([.G70]&gt;[.M70];[.G70]-[.F71];[.G70]+[.F71]);[.M70])" office:value-type="float" office:value="-105.247703314032" calcext:value-type="float">
            <text:p>-105,25</text:p>
          </table:table-cell>
          <table:table-cell table:style-name="ce8" table:formula="of:=[.E71]*[.F71]*[.$H$3]" office:value-type="float" office:value="13.5427580135482" calcext:value-type="float">
            <text:p>13,54</text:p>
          </table:table-cell>
          <table:table-cell table:style-name="ce8" table:formula="of:=[$Data.A70]" office:value-type="float" office:value="1.19320380905265" calcext:value-type="float">
            <text:p>1,19</text:p>
          </table:table-cell>
          <table:table-cell table:style-name="ce8" table:formula="of:=[$Data.B70]" office:value-type="float" office:value="0.544761115359472" calcext:value-type="float">
            <text:p>0,54</text:p>
          </table:table-cell>
          <table:table-cell table:style-name="ce8" table:formula="of:=[.H71]+[.I71]+[.J71]" office:value-type="float" office:value="15.2807229379603" calcext:value-type="float">
            <text:p>15,28</text:p>
          </table:table-cell>
          <table:table-cell table:style-name="ce8" table:formula="of:=[.K71]/[.F71]" office:value-type="float" office:value="0.626850934838854" calcext:value-type="float">
            <text:p>0,63</text:p>
          </table:table-cell>
          <table:table-cell table:style-name="ce55" table:formula="of:=[.A71]/[.L71]" office:value-type="float" office:value="63.8110239243448" calcext:value-type="float">
            <text:p>63,8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2]/[.B7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1])/[.B72]*[.C72]" office:value-type="float" office:value="31.9055119621724" calcext:value-type="float">
            <text:p>31,91</text:p>
          </table:table-cell>
          <table:table-cell table:style-name="ce8" table:formula="of:=IF([.F72]&lt;ABS([.M71]-[.G71]);IF([.G71]&gt;[.M71];[.G71]-[.F72];[.G71]+[.F72]);[.M71])" office:value-type="float" office:value="-73.3421913518596" calcext:value-type="float">
            <text:p>-73,34</text:p>
          </table:table-cell>
          <table:table-cell table:style-name="ce8" table:formula="of:=[.E72]*[.F72]*[.$H$3]" office:value-type="float" office:value="17.7252844234291" calcext:value-type="float">
            <text:p>17,73</text:p>
          </table:table-cell>
          <table:table-cell table:style-name="ce8" table:formula="of:=[$Data.A71]" office:value-type="float" office:value="-1.51307812170543" calcext:value-type="float">
            <text:p>-1,51</text:p>
          </table:table-cell>
          <table:table-cell table:style-name="ce8" table:formula="of:=[$Data.B71]" office:value-type="float" office:value="0.788311965897065" calcext:value-type="float">
            <text:p>0,79</text:p>
          </table:table-cell>
          <table:table-cell table:style-name="ce8" table:formula="of:=[.H72]+[.I72]+[.J72]" office:value-type="float" office:value="17.0005182676208" calcext:value-type="float">
            <text:p>17,00</text:p>
          </table:table-cell>
          <table:table-cell table:style-name="ce8" table:formula="of:=[.K72]/[.F72]" office:value-type="float" office:value="0.532839538440154" calcext:value-type="float">
            <text:p>0,53</text:p>
          </table:table-cell>
          <table:table-cell table:style-name="ce55" table:formula="of:=[.A72]/[.L72]" office:value-type="float" office:value="75.0695042584431" calcext:value-type="float">
            <text:p>75,0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3]/[.B7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2])/[.B73]*[.C73]" office:value-type="float" office:value="37.5347521292215" calcext:value-type="float">
            <text:p>37,53</text:p>
          </table:table-cell>
          <table:table-cell table:style-name="ce8" table:formula="of:=IF([.F73]&lt;ABS([.M72]-[.G72]);IF([.G72]&gt;[.M72];[.G72]-[.F73];[.G72]+[.F73]);[.M72])" office:value-type="float" office:value="-35.807439222638" calcext:value-type="float">
            <text:p>-35,81</text:p>
          </table:table-cell>
          <table:table-cell table:style-name="ce8" table:formula="of:=[.E73]*[.F73]*[.$H$3]" office:value-type="float" office:value="20.8526400717898" calcext:value-type="float">
            <text:p>20,85</text:p>
          </table:table-cell>
          <table:table-cell table:style-name="ce8" table:formula="of:=[$Data.A72]" office:value-type="float" office:value="-14.357687797723" calcext:value-type="float">
            <text:p>-14,36</text:p>
          </table:table-cell>
          <table:table-cell table:style-name="ce8" table:formula="of:=[$Data.B72]" office:value-type="float" office:value="-0.949852156156621" calcext:value-type="float">
            <text:p>-0,95</text:p>
          </table:table-cell>
          <table:table-cell table:style-name="ce8" table:formula="of:=[.H73]+[.I73]+[.J73]" office:value-type="float" office:value="5.54510011791013" calcext:value-type="float">
            <text:p>5,55</text:p>
          </table:table-cell>
          <table:table-cell table:style-name="ce8" table:formula="of:=[.K73]/[.F73]" office:value-type="float" office:value="0.147732429371584" calcext:value-type="float">
            <text:p>0,15</text:p>
          </table:table-cell>
          <table:table-cell table:style-name="ce55" table:formula="of:=[.A73]/[.L73]" office:value-type="float" office:value="270.759779488835" calcext:value-type="float">
            <text:p>270,7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4]/[.B7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3])/[.B74]*[.C74]" office:value-type="float" office:value="135.379889744418" calcext:value-type="float">
            <text:p>135,38</text:p>
          </table:table-cell>
          <table:table-cell table:style-name="ce8" table:formula="of:=IF([.F74]&lt;ABS([.M73]-[.G73]);IF([.G73]&gt;[.M73];[.G73]-[.F74];[.G73]+[.F74]);[.M73])" office:value-type="float" office:value="99.5724505217797" calcext:value-type="float">
            <text:p>99,57</text:p>
          </table:table-cell>
          <table:table-cell table:style-name="ce8" table:formula="of:=[.E74]*[.F74]*[.$H$3]" office:value-type="float" office:value="75.2110498580099" calcext:value-type="float">
            <text:p>75,21</text:p>
          </table:table-cell>
          <table:table-cell table:style-name="ce8" table:formula="of:=[$Data.A73]" office:value-type="float" office:value="-9.73230439413309" calcext:value-type="float">
            <text:p>-9,73</text:p>
          </table:table-cell>
          <table:table-cell table:style-name="ce8" table:formula="of:=[$Data.B73]" office:value-type="float" office:value="-1.76281497797098" calcext:value-type="float">
            <text:p>-1,76</text:p>
          </table:table-cell>
          <table:table-cell table:style-name="ce8" table:formula="of:=[.H74]+[.I74]+[.J74]" office:value-type="float" office:value="63.7159304859058" calcext:value-type="float">
            <text:p>63,72</text:p>
          </table:table-cell>
          <table:table-cell table:style-name="ce8" table:formula="of:=[.K74]/[.F74]" office:value-type="float" office:value="0.470645460017692" calcext:value-type="float">
            <text:p>0,47</text:p>
          </table:table-cell>
          <table:table-cell table:style-name="ce55" table:formula="of:=[.A74]/[.L74]" office:value-type="float" office:value="84.9896650410617" calcext:value-type="float">
            <text:p>84,9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5]/[.B7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4])/[.B75]*[.C75]" office:value-type="float" office:value="42.4948325205309" calcext:value-type="float">
            <text:p>42,49</text:p>
          </table:table-cell>
          <table:table-cell table:style-name="ce8" table:formula="of:=IF([.F75]&lt;ABS([.M74]-[.G74]);IF([.G74]&gt;[.M74];[.G74]-[.F75];[.G74]+[.F75]);[.M74])" office:value-type="float" office:value="84.9896650410617" calcext:value-type="float">
            <text:p>84,99</text:p>
          </table:table-cell>
          <table:table-cell table:style-name="ce8" table:formula="of:=[.E75]*[.F75]*[.$H$3]" office:value-type="float" office:value="23.6082402891838" calcext:value-type="float">
            <text:p>23,61</text:p>
          </table:table-cell>
          <table:table-cell table:style-name="ce8" table:formula="of:=[$Data.A74]" office:value-type="float" office:value="-8.68397299722084" calcext:value-type="float">
            <text:p>-8,68</text:p>
          </table:table-cell>
          <table:table-cell table:style-name="ce8" table:formula="of:=[$Data.B74]" office:value-type="float" office:value="-0.892762668097892" calcext:value-type="float">
            <text:p>-0,89</text:p>
          </table:table-cell>
          <table:table-cell table:style-name="ce8" table:formula="of:=[.H75]+[.I75]+[.J75]" office:value-type="float" office:value="14.0315046238651" calcext:value-type="float">
            <text:p>14,03</text:p>
          </table:table-cell>
          <table:table-cell table:style-name="ce8" table:formula="of:=[.K75]/[.F75]" office:value-type="float" office:value="0.330193197421968" calcext:value-type="float">
            <text:p>0,33</text:p>
          </table:table-cell>
          <table:table-cell table:style-name="ce55" table:formula="of:=[.A75]/[.L75]" office:value-type="float" office:value="121.141199492618" calcext:value-type="float">
            <text:p>121,1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6]/[.B7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5])/[.B76]*[.C76]" office:value-type="float" office:value="60.570599746309" calcext:value-type="float">
            <text:p>60,57</text:p>
          </table:table-cell>
          <table:table-cell table:style-name="ce8" table:formula="of:=IF([.F76]&lt;ABS([.M75]-[.G75]);IF([.G75]&gt;[.M75];[.G75]-[.F76];[.G75]+[.F76]);[.M75])" office:value-type="float" office:value="121.141199492618" calcext:value-type="float">
            <text:p>121,14</text:p>
          </table:table-cell>
          <table:table-cell table:style-name="ce8" table:formula="of:=[.E76]*[.F76]*[.$H$3]" office:value-type="float" office:value="33.6503331923939" calcext:value-type="float">
            <text:p>33,65</text:p>
          </table:table-cell>
          <table:table-cell table:style-name="ce8" table:formula="of:=[$Data.A75]" office:value-type="float" office:value="10.3628949381315" calcext:value-type="float">
            <text:p>10,36</text:p>
          </table:table-cell>
          <table:table-cell table:style-name="ce8" table:formula="of:=[$Data.B75]" office:value-type="float" office:value="4.66873409147901" calcext:value-type="float">
            <text:p>4,67</text:p>
          </table:table-cell>
          <table:table-cell table:style-name="ce8" table:formula="of:=[.H76]+[.I76]+[.J76]" office:value-type="float" office:value="48.6819622220045" calcext:value-type="float">
            <text:p>48,68</text:p>
          </table:table-cell>
          <table:table-cell table:style-name="ce8" table:formula="of:=[.K76]/[.F76]" office:value-type="float" office:value="0.803722638142955" calcext:value-type="float">
            <text:p>0,80</text:p>
          </table:table-cell>
          <table:table-cell table:style-name="ce55" table:formula="of:=[.A76]/[.L76]" office:value-type="float" office:value="49.7684127604296" calcext:value-type="float">
            <text:p>49,7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7]/[.B7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6])/[.B77]*[.C77]" office:value-type="float" office:value="24.8842063802148" calcext:value-type="float">
            <text:p>24,88</text:p>
          </table:table-cell>
          <table:table-cell table:style-name="ce8" table:formula="of:=IF([.F77]&lt;ABS([.M76]-[.G76]);IF([.G76]&gt;[.M76];[.G76]-[.F77];[.G76]+[.F77]);[.M76])" office:value-type="float" office:value="96.2569931124032" calcext:value-type="float">
            <text:p>96,26</text:p>
          </table:table-cell>
          <table:table-cell table:style-name="ce8" table:formula="of:=[.E77]*[.F77]*[.$H$3]" office:value-type="float" office:value="13.8245591001194" calcext:value-type="float">
            <text:p>13,82</text:p>
          </table:table-cell>
          <table:table-cell table:style-name="ce8" table:formula="of:=[$Data.A76]" office:value-type="float" office:value="7.48095579252157" calcext:value-type="float">
            <text:p>7,48</text:p>
          </table:table-cell>
          <table:table-cell table:style-name="ce8" table:formula="of:=[$Data.B76]" office:value-type="float" office:value="-1.69119597956907" calcext:value-type="float">
            <text:p>-1,69</text:p>
          </table:table-cell>
          <table:table-cell table:style-name="ce8" table:formula="of:=[.H77]+[.I77]+[.J77]" office:value-type="float" office:value="19.6143189130718" calcext:value-type="float">
            <text:p>19,61</text:p>
          </table:table-cell>
          <table:table-cell table:style-name="ce8" table:formula="of:=[.K77]/[.F77]" office:value-type="float" office:value="0.788223607109568" calcext:value-type="float">
            <text:p>0,79</text:p>
          </table:table-cell>
          <table:table-cell table:style-name="ce55" table:formula="of:=[.A77]/[.L77]" office:value-type="float" office:value="50.7470210727141" calcext:value-type="float">
            <text:p>50,7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8]/[.B7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7])/[.B78]*[.C78]" office:value-type="float" office:value="25.3735105363571" calcext:value-type="float">
            <text:p>25,37</text:p>
          </table:table-cell>
          <table:table-cell table:style-name="ce8" table:formula="of:=IF([.F78]&lt;ABS([.M77]-[.G77]);IF([.G77]&gt;[.M77];[.G77]-[.F78];[.G77]+[.F78]);[.M77])" office:value-type="float" office:value="70.8834825760462" calcext:value-type="float">
            <text:p>70,88</text:p>
          </table:table-cell>
          <table:table-cell table:style-name="ce8" table:formula="of:=[.E78]*[.F78]*[.$H$3]" office:value-type="float" office:value="14.0963947424206" calcext:value-type="float">
            <text:p>14,10</text:p>
          </table:table-cell>
          <table:table-cell table:style-name="ce8" table:formula="of:=[$Data.A77]" office:value-type="float" office:value="-6.96511621058905" calcext:value-type="float">
            <text:p>-6,97</text:p>
          </table:table-cell>
          <table:table-cell table:style-name="ce8" table:formula="of:=[$Data.B77]" office:value-type="float" office:value="-4.26241665466159" calcext:value-type="float">
            <text:p>-4,26</text:p>
          </table:table-cell>
          <table:table-cell table:style-name="ce8" table:formula="of:=[.H78]+[.I78]+[.J78]" office:value-type="float" office:value="2.86886187716997" calcext:value-type="float">
            <text:p>2,87</text:p>
          </table:table-cell>
          <table:table-cell table:style-name="ce8" table:formula="of:=[.K78]/[.F78]" office:value-type="float" office:value="0.113065232856102" calcext:value-type="float">
            <text:p>0,11</text:p>
          </table:table-cell>
          <table:table-cell table:style-name="ce55" table:formula="of:=[.A78]/[.L78]" office:value-type="float" office:value="353.778071203444" calcext:value-type="float">
            <text:p>353,7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9]/[.B7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8])/[.B79]*[.C79]" office:value-type="float" office:value="176.889035601722" calcext:value-type="float">
            <text:p>176,89</text:p>
          </table:table-cell>
          <table:table-cell table:style-name="ce8" table:formula="of:=IF([.F79]&lt;ABS([.M78]-[.G78]);IF([.G78]&gt;[.M78];[.G78]-[.F79];[.G78]+[.F79]);[.M78])" office:value-type="float" office:value="247.772518177768" calcext:value-type="float">
            <text:p>247,77</text:p>
          </table:table-cell>
          <table:table-cell table:style-name="ce8" table:formula="of:=[.E79]*[.F79]*[.$H$3]" office:value-type="float" office:value="98.2716864454011" calcext:value-type="float">
            <text:p>98,27</text:p>
          </table:table-cell>
          <table:table-cell table:style-name="ce8" table:formula="of:=[$Data.A78]" office:value-type="float" office:value="-12.5003455340432" calcext:value-type="float">
            <text:p>-12,50</text:p>
          </table:table-cell>
          <table:table-cell table:style-name="ce8" table:formula="of:=[$Data.B78]" office:value-type="float" office:value="0.10663401713442" calcext:value-type="float">
            <text:p>0,11</text:p>
          </table:table-cell>
          <table:table-cell table:style-name="ce8" table:formula="of:=[.H79]+[.I79]+[.J79]" office:value-type="float" office:value="85.8779749284924" calcext:value-type="float">
            <text:p>85,88</text:p>
          </table:table-cell>
          <table:table-cell table:style-name="ce8" table:formula="of:=[.K79]/[.F79]" office:value-type="float" office:value="0.485490661625024" calcext:value-type="float">
            <text:p>0,49</text:p>
          </table:table-cell>
          <table:table-cell table:style-name="ce55" table:formula="of:=[.A79]/[.L79]" office:value-type="float" office:value="82.3908741439287" calcext:value-type="float">
            <text:p>82,3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0]/[.B8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9])/[.B80]*[.C80]" office:value-type="float" office:value="41.1954370719643" calcext:value-type="float">
            <text:p>41,20</text:p>
          </table:table-cell>
          <table:table-cell table:style-name="ce8" table:formula="of:=IF([.F80]&lt;ABS([.M79]-[.G79]);IF([.G79]&gt;[.M79];[.G79]-[.F80];[.G79]+[.F80]);[.M79])" office:value-type="float" office:value="206.577081105804" calcext:value-type="float">
            <text:p>206,58</text:p>
          </table:table-cell>
          <table:table-cell table:style-name="ce8" table:formula="of:=[.E80]*[.F80]*[.$H$3]" office:value-type="float" office:value="22.8863539288691" calcext:value-type="float">
            <text:p>22,89</text:p>
          </table:table-cell>
          <table:table-cell table:style-name="ce8" table:formula="of:=[$Data.A79]" office:value-type="float" office:value="4.62370689420158" calcext:value-type="float">
            <text:p>4,62</text:p>
          </table:table-cell>
          <table:table-cell table:style-name="ce8" table:formula="of:=[$Data.B79]" office:value-type="float" office:value="-4.07881593004121" calcext:value-type="float">
            <text:p>-4,08</text:p>
          </table:table-cell>
          <table:table-cell table:style-name="ce8" table:formula="of:=[.H80]+[.I80]+[.J80]" office:value-type="float" office:value="23.4312448930295" calcext:value-type="float">
            <text:p>23,43</text:p>
          </table:table-cell>
          <table:table-cell table:style-name="ce8" table:formula="of:=[.K80]/[.F80]" office:value-type="float" office:value="0.568782529290742" calcext:value-type="float">
            <text:p>0,57</text:p>
          </table:table-cell>
          <table:table-cell table:style-name="ce55" table:formula="of:=[.A80]/[.L80]" office:value-type="float" office:value="70.3256480994222" calcext:value-type="float">
            <text:p>70,3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1]/[.B8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0])/[.B81]*[.C81]" office:value-type="float" office:value="35.1628240497111" calcext:value-type="float">
            <text:p>35,16</text:p>
          </table:table-cell>
          <table:table-cell table:style-name="ce8" table:formula="of:=IF([.F81]&lt;ABS([.M80]-[.G80]);IF([.G80]&gt;[.M80];[.G80]-[.F81];[.G80]+[.F81]);[.M80])" office:value-type="float" office:value="171.414257056093" calcext:value-type="float">
            <text:p>171,41</text:p>
          </table:table-cell>
          <table:table-cell table:style-name="ce8" table:formula="of:=[.E81]*[.F81]*[.$H$3]" office:value-type="float" office:value="19.5349022498395" calcext:value-type="float">
            <text:p>19,53</text:p>
          </table:table-cell>
          <table:table-cell table:style-name="ce8" table:formula="of:=[$Data.A80]" office:value-type="float" office:value="13.7948699436044" calcext:value-type="float">
            <text:p>13,79</text:p>
          </table:table-cell>
          <table:table-cell table:style-name="ce8" table:formula="of:=[$Data.B80]" office:value-type="float" office:value="-1.57775836069802" calcext:value-type="float">
            <text:p>-1,58</text:p>
          </table:table-cell>
          <table:table-cell table:style-name="ce8" table:formula="of:=[.H81]+[.I81]+[.J81]" office:value-type="float" office:value="31.7520138327459" calcext:value-type="float">
            <text:p>31,75</text:p>
          </table:table-cell>
          <table:table-cell table:style-name="ce8" table:formula="of:=[.K81]/[.F81]" office:value-type="float" office:value="0.902999536893192" calcext:value-type="float">
            <text:p>0,90</text:p>
          </table:table-cell>
          <table:table-cell table:style-name="ce55" table:formula="of:=[.A81]/[.L81]" office:value-type="float" office:value="44.2968112006144" calcext:value-type="float">
            <text:p>44,3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2]/[.B8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1])/[.B82]*[.C82]" office:value-type="float" office:value="22.1484056003072" calcext:value-type="float">
            <text:p>22,15</text:p>
          </table:table-cell>
          <table:table-cell table:style-name="ce8" table:formula="of:=IF([.F82]&lt;ABS([.M81]-[.G81]);IF([.G81]&gt;[.M81];[.G81]-[.F82];[.G81]+[.F82]);[.M81])" office:value-type="float" office:value="149.265851455785" calcext:value-type="float">
            <text:p>149,27</text:p>
          </table:table-cell>
          <table:table-cell table:style-name="ce8" table:formula="of:=[.E82]*[.F82]*[.$H$3]" office:value-type="float" office:value="12.3046697779485" calcext:value-type="float">
            <text:p>12,30</text:p>
          </table:table-cell>
          <table:table-cell table:style-name="ce8" table:formula="of:=[$Data.A81]" office:value-type="float" office:value="-3.70462240108154" calcext:value-type="float">
            <text:p>-3,70</text:p>
          </table:table-cell>
          <table:table-cell table:style-name="ce8" table:formula="of:=[$Data.B81]" office:value-type="float" office:value="-1.07423247050731" calcext:value-type="float">
            <text:p>-1,07</text:p>
          </table:table-cell>
          <table:table-cell table:style-name="ce8" table:formula="of:=[.H82]+[.I82]+[.J82]" office:value-type="float" office:value="7.52581490635961" calcext:value-type="float">
            <text:p>7,53</text:p>
          </table:table-cell>
          <table:table-cell table:style-name="ce8" table:formula="of:=[.K82]/[.F82]" office:value-type="float" office:value="0.339790368759331" calcext:value-type="float">
            <text:p>0,34</text:p>
          </table:table-cell>
          <table:table-cell table:style-name="ce55" table:formula="of:=[.A82]/[.L82]" office:value-type="float" office:value="117.719640336044" calcext:value-type="float">
            <text:p>117,7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3]/[.B8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2])/[.B83]*[.C83]" office:value-type="float" office:value="58.8598201680218" calcext:value-type="float">
            <text:p>58,86</text:p>
          </table:table-cell>
          <table:table-cell table:style-name="ce8" table:formula="of:=IF([.F83]&lt;ABS([.M82]-[.G82]);IF([.G82]&gt;[.M82];[.G82]-[.F83];[.G82]+[.F83]);[.M82])" office:value-type="float" office:value="117.719640336044" calcext:value-type="float">
            <text:p>117,72</text:p>
          </table:table-cell>
          <table:table-cell table:style-name="ce8" table:formula="of:=[.E83]*[.F83]*[.$H$3]" office:value-type="float" office:value="32.6999000933454" calcext:value-type="float">
            <text:p>32,70</text:p>
          </table:table-cell>
          <table:table-cell table:style-name="ce8" table:formula="of:=[$Data.A82]" office:value-type="float" office:value="4.92559358052043" calcext:value-type="float">
            <text:p>4,93</text:p>
          </table:table-cell>
          <table:table-cell table:style-name="ce8" table:formula="of:=[$Data.B82]" office:value-type="float" office:value="-4.24426320079364" calcext:value-type="float">
            <text:p>-4,24</text:p>
          </table:table-cell>
          <table:table-cell table:style-name="ce8" table:formula="of:=[.H83]+[.I83]+[.J83]" office:value-type="float" office:value="33.3812304730722" calcext:value-type="float">
            <text:p>33,38</text:p>
          </table:table-cell>
          <table:table-cell table:style-name="ce8" table:formula="of:=[.K83]/[.F83]" office:value-type="float" office:value="0.567131030604271" calcext:value-type="float">
            <text:p>0,57</text:p>
          </table:table-cell>
          <table:table-cell table:style-name="ce55" table:formula="of:=[.A83]/[.L83]" office:value-type="float" office:value="70.5304380142637" calcext:value-type="float">
            <text:p>70,5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4]/[.B8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3])/[.B84]*[.C84]" office:value-type="float" office:value="35.2652190071318" calcext:value-type="float">
            <text:p>35,27</text:p>
          </table:table-cell>
          <table:table-cell table:style-name="ce8" table:formula="of:=IF([.F84]&lt;ABS([.M83]-[.G83]);IF([.G83]&gt;[.M83];[.G83]-[.F84];[.G83]+[.F84]);[.M83])" office:value-type="float" office:value="82.4544213289117" calcext:value-type="float">
            <text:p>82,45</text:p>
          </table:table-cell>
          <table:table-cell table:style-name="ce8" table:formula="of:=[.E84]*[.F84]*[.$H$3]" office:value-type="float" office:value="19.5917883372955" calcext:value-type="float">
            <text:p>19,59</text:p>
          </table:table-cell>
          <table:table-cell table:style-name="ce8" table:formula="of:=[$Data.A83]" office:value-type="float" office:value="1.22825797338766" calcext:value-type="float">
            <text:p>1,23</text:p>
          </table:table-cell>
          <table:table-cell table:style-name="ce8" table:formula="of:=[$Data.B83]" office:value-type="float" office:value="-3.30142037245033" calcext:value-type="float">
            <text:p>-3,30</text:p>
          </table:table-cell>
          <table:table-cell table:style-name="ce8" table:formula="of:=[.H84]+[.I84]+[.J84]" office:value-type="float" office:value="17.5186259382328" calcext:value-type="float">
            <text:p>17,52</text:p>
          </table:table-cell>
          <table:table-cell table:style-name="ce8" table:formula="of:=[.K84]/[.F84]" office:value-type="float" office:value="0.496767819156034" calcext:value-type="float">
            <text:p>0,50</text:p>
          </table:table-cell>
          <table:table-cell table:style-name="ce55" table:formula="of:=[.A84]/[.L84]" office:value-type="float" office:value="80.52051372401" calcext:value-type="float">
            <text:p>80,5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5]/[.B8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4])/[.B85]*[.C85]" office:value-type="float" office:value="40.260256862005" calcext:value-type="float">
            <text:p>40,26</text:p>
          </table:table-cell>
          <table:table-cell table:style-name="ce8" table:formula="of:=IF([.F85]&lt;ABS([.M84]-[.G84]);IF([.G84]&gt;[.M84];[.G84]-[.F85];[.G84]+[.F85]);[.M84])" office:value-type="float" office:value="80.52051372401" calcext:value-type="float">
            <text:p>80,52</text:p>
          </table:table-cell>
          <table:table-cell table:style-name="ce8" table:formula="of:=[.E85]*[.F85]*[.$H$3]" office:value-type="float" office:value="22.3668093677806" calcext:value-type="float">
            <text:p>22,37</text:p>
          </table:table-cell>
          <table:table-cell table:style-name="ce8" table:formula="of:=[$Data.A84]" office:value-type="float" office:value="11.3524246422686" calcext:value-type="float">
            <text:p>11,35</text:p>
          </table:table-cell>
          <table:table-cell table:style-name="ce8" table:formula="of:=[$Data.B84]" office:value-type="float" office:value="-0.283130618539222" calcext:value-type="float">
            <text:p>-0,28</text:p>
          </table:table-cell>
          <table:table-cell table:style-name="ce8" table:formula="of:=[.H85]+[.I85]+[.J85]" office:value-type="float" office:value="33.4361033915099" calcext:value-type="float">
            <text:p>33,44</text:p>
          </table:table-cell>
          <table:table-cell table:style-name="ce8" table:formula="of:=[.K85]/[.F85]" office:value-type="float" office:value="0.830499008143804" calcext:value-type="float">
            <text:p>0,83</text:p>
          </table:table-cell>
          <table:table-cell table:style-name="ce55" table:formula="of:=[.A85]/[.L85]" office:value-type="float" office:value="48.1638142944945" calcext:value-type="float">
            <text:p>48,1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6]/[.B8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5])/[.B86]*[.C86]" office:value-type="float" office:value="24.0819071472472" calcext:value-type="float">
            <text:p>24,08</text:p>
          </table:table-cell>
          <table:table-cell table:style-name="ce8" table:formula="of:=IF([.F86]&lt;ABS([.M85]-[.G85]);IF([.G85]&gt;[.M85];[.G85]-[.F86];[.G85]+[.F86]);[.M85])" office:value-type="float" office:value="56.4386065767628" calcext:value-type="float">
            <text:p>56,44</text:p>
          </table:table-cell>
          <table:table-cell table:style-name="ce8" table:formula="of:=[.E86]*[.F86]*[.$H$3]" office:value-type="float" office:value="13.3788373040263" calcext:value-type="float">
            <text:p>13,38</text:p>
          </table:table-cell>
          <table:table-cell table:style-name="ce8" table:formula="of:=[$Data.A85]" office:value-type="float" office:value="-1.83542165895362" calcext:value-type="float">
            <text:p>-1,84</text:p>
          </table:table-cell>
          <table:table-cell table:style-name="ce8" table:formula="of:=[$Data.B85]" office:value-type="float" office:value="-3.23979461616848" calcext:value-type="float">
            <text:p>-3,24</text:p>
          </table:table-cell>
          <table:table-cell table:style-name="ce8" table:formula="of:=[.H86]+[.I86]+[.J86]" office:value-type="float" office:value="8.30362102890416" calcext:value-type="float">
            <text:p>8,30</text:p>
          </table:table-cell>
          <table:table-cell table:style-name="ce8" table:formula="of:=[.K86]/[.F86]" office:value-type="float" office:value="0.344807451425347" calcext:value-type="float">
            <text:p>0,34</text:p>
          </table:table-cell>
          <table:table-cell table:style-name="ce55" table:formula="of:=[.A86]/[.L86]" office:value-type="float" office:value="116.006773736038" calcext:value-type="float">
            <text:p>116,0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7]/[.B8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6])/[.B87]*[.C87]" office:value-type="float" office:value="58.0033868680189" calcext:value-type="float">
            <text:p>58,00</text:p>
          </table:table-cell>
          <table:table-cell table:style-name="ce8" table:formula="of:=IF([.F87]&lt;ABS([.M86]-[.G86]);IF([.G86]&gt;[.M86];[.G86]-[.F87];[.G86]+[.F87]);[.M86])" office:value-type="float" office:value="114.441993444782" calcext:value-type="float">
            <text:p>114,44</text:p>
          </table:table-cell>
          <table:table-cell table:style-name="ce8" table:formula="of:=[.E87]*[.F87]*[.$H$3]" office:value-type="float" office:value="32.2241038155661" calcext:value-type="float">
            <text:p>32,22</text:p>
          </table:table-cell>
          <table:table-cell table:style-name="ce8" table:formula="of:=[$Data.A86]" office:value-type="float" office:value="7.91273790693928" calcext:value-type="float">
            <text:p>7,91</text:p>
          </table:table-cell>
          <table:table-cell table:style-name="ce8" table:formula="of:=[$Data.B86]" office:value-type="float" office:value="-1.07419982139977" calcext:value-type="float">
            <text:p>-1,07</text:p>
          </table:table-cell>
          <table:table-cell table:style-name="ce8" table:formula="of:=[.H87]+[.I87]+[.J87]" office:value-type="float" office:value="39.0626419011056" calcext:value-type="float">
            <text:p>39,06</text:p>
          </table:table-cell>
          <table:table-cell table:style-name="ce8" table:formula="of:=[.K87]/[.F87]" office:value-type="float" office:value="0.673454499993059" calcext:value-type="float">
            <text:p>0,67</text:p>
          </table:table-cell>
          <table:table-cell table:style-name="ce55" table:formula="of:=[.A87]/[.L87]" office:value-type="float" office:value="59.3952523896006" calcext:value-type="float">
            <text:p>59,4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8]/[.B8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7])/[.B88]*[.C88]" office:value-type="float" office:value="29.6976261948003" calcext:value-type="float">
            <text:p>29,70</text:p>
          </table:table-cell>
          <table:table-cell table:style-name="ce8" table:formula="of:=IF([.F88]&lt;ABS([.M87]-[.G87]);IF([.G87]&gt;[.M87];[.G87]-[.F88];[.G87]+[.F88]);[.M87])" office:value-type="float" office:value="84.7443672499814" calcext:value-type="float">
            <text:p>84,74</text:p>
          </table:table-cell>
          <table:table-cell table:style-name="ce8" table:formula="of:=[.E88]*[.F88]*[.$H$3]" office:value-type="float" office:value="16.4986812193335" calcext:value-type="float">
            <text:p>16,50</text:p>
          </table:table-cell>
          <table:table-cell table:style-name="ce8" table:formula="of:=[$Data.A87]" office:value-type="float" office:value="8.53696011758838" calcext:value-type="float">
            <text:p>8,54</text:p>
          </table:table-cell>
          <table:table-cell table:style-name="ce8" table:formula="of:=[$Data.B87]" office:value-type="float" office:value="-2.06623974973754" calcext:value-type="float">
            <text:p>-2,07</text:p>
          </table:table-cell>
          <table:table-cell table:style-name="ce8" table:formula="of:=[.H88]+[.I88]+[.J88]" office:value-type="float" office:value="22.9694015871844" calcext:value-type="float">
            <text:p>22,97</text:p>
          </table:table-cell>
          <table:table-cell table:style-name="ce8" table:formula="of:=[.K88]/[.F88]" office:value-type="float" office:value="0.77344234305185" calcext:value-type="float">
            <text:p>0,77</text:p>
          </table:table-cell>
          <table:table-cell table:style-name="ce55" table:formula="of:=[.A88]/[.L88]" office:value-type="float" office:value="51.7168478805646" calcext:value-type="float">
            <text:p>51,7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9]/[.B8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8])/[.B89]*[.C89]" office:value-type="float" office:value="25.8584239402823" calcext:value-type="float">
            <text:p>25,86</text:p>
          </table:table-cell>
          <table:table-cell table:style-name="ce8" table:formula="of:=IF([.F89]&lt;ABS([.M88]-[.G88]);IF([.G88]&gt;[.M88];[.G88]-[.F89];[.G88]+[.F89]);[.M88])" office:value-type="float" office:value="58.8859433096991" calcext:value-type="float">
            <text:p>58,89</text:p>
          </table:table-cell>
          <table:table-cell table:style-name="ce8" table:formula="of:=[.E89]*[.F89]*[.$H$3]" office:value-type="float" office:value="14.3657910779346" calcext:value-type="float">
            <text:p>14,37</text:p>
          </table:table-cell>
          <table:table-cell table:style-name="ce8" table:formula="of:=[$Data.A88]" office:value-type="float" office:value="-12.3059504953032" calcext:value-type="float">
            <text:p>-12,31</text:p>
          </table:table-cell>
          <table:table-cell table:style-name="ce8" table:formula="of:=[$Data.B88]" office:value-type="float" office:value="0.0569753445631771" calcext:value-type="float">
            <text:p>0,06</text:p>
          </table:table-cell>
          <table:table-cell table:style-name="ce8" table:formula="of:=[.H89]+[.I89]+[.J89]" office:value-type="float" office:value="2.11681592719463" calcext:value-type="float">
            <text:p>2,12</text:p>
          </table:table-cell>
          <table:table-cell table:style-name="ce8" table:formula="of:=[.K89]/[.F89]" office:value-type="float" office:value="0.0818617535269445" calcext:value-type="float">
            <text:p>0,08</text:p>
          </table:table-cell>
          <table:table-cell table:style-name="ce55" table:formula="of:=[.A89]/[.L89]" office:value-type="float" office:value="488.628673057121" calcext:value-type="float">
            <text:p>488,6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0]/[.B9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9])/[.B90]*[.C90]" office:value-type="float" office:value="244.314336528561" calcext:value-type="float">
            <text:p>244,31</text:p>
          </table:table-cell>
          <table:table-cell table:style-name="ce8" table:formula="of:=IF([.F90]&lt;ABS([.M89]-[.G89]);IF([.G89]&gt;[.M89];[.G89]-[.F90];[.G89]+[.F90]);[.M89])" office:value-type="float" office:value="303.20027983826" calcext:value-type="float">
            <text:p>303,20</text:p>
          </table:table-cell>
          <table:table-cell table:style-name="ce8" table:formula="of:=[.E90]*[.F90]*[.$H$3]" office:value-type="float" office:value="135.730186960312" calcext:value-type="float">
            <text:p>135,73</text:p>
          </table:table-cell>
          <table:table-cell table:style-name="ce8" table:formula="of:=[$Data.A89]" office:value-type="float" office:value="1.76044983216466" calcext:value-type="float">
            <text:p>1,76</text:p>
          </table:table-cell>
          <table:table-cell table:style-name="ce8" table:formula="of:=[$Data.B89]" office:value-type="float" office:value="-1.9668659896279" calcext:value-type="float">
            <text:p>-1,97</text:p>
          </table:table-cell>
          <table:table-cell table:style-name="ce8" table:formula="of:=[.H90]+[.I90]+[.J90]" office:value-type="float" office:value="135.523770802848" calcext:value-type="float">
            <text:p>135,52</text:p>
          </table:table-cell>
          <table:table-cell table:style-name="ce8" table:formula="of:=[.K90]/[.F90]" office:value-type="float" office:value="0.554710676125244" calcext:value-type="float">
            <text:p>0,55</text:p>
          </table:table-cell>
          <table:table-cell table:style-name="ce55" table:formula="of:=[.A90]/[.L90]" office:value-type="float" office:value="72.1096631480168" calcext:value-type="float">
            <text:p>72,1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1]/[.B9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0])/[.B91]*[.C91]" office:value-type="float" office:value="36.0548315740084" calcext:value-type="float">
            <text:p>36,05</text:p>
          </table:table-cell>
          <table:table-cell table:style-name="ce8" table:formula="of:=IF([.F91]&lt;ABS([.M90]-[.G90]);IF([.G90]&gt;[.M90];[.G90]-[.F91];[.G90]+[.F91]);[.M90])" office:value-type="float" office:value="267.145448264251" calcext:value-type="float">
            <text:p>267,15</text:p>
          </table:table-cell>
          <table:table-cell table:style-name="ce8" table:formula="of:=[.E91]*[.F91]*[.$H$3]" office:value-type="float" office:value="20.0304619855602" calcext:value-type="float">
            <text:p>20,03</text:p>
          </table:table-cell>
          <table:table-cell table:style-name="ce8" table:formula="of:=[$Data.A90]" office:value-type="float" office:value="13.2903352930579" calcext:value-type="float">
            <text:p>13,29</text:p>
          </table:table-cell>
          <table:table-cell table:style-name="ce8" table:formula="of:=[$Data.B90]" office:value-type="float" office:value="2.44747253817804" calcext:value-type="float">
            <text:p>2,45</text:p>
          </table:table-cell>
          <table:table-cell table:style-name="ce8" table:formula="of:=[.H91]+[.I91]+[.J91]" office:value-type="float" office:value="35.7682698167961" calcext:value-type="float">
            <text:p>35,77</text:p>
          </table:table-cell>
          <table:table-cell table:style-name="ce8" table:formula="of:=[.K91]/[.F91]" office:value-type="float" office:value="0.992052056695258" calcext:value-type="float">
            <text:p>0,99</text:p>
          </table:table-cell>
          <table:table-cell table:style-name="ce55" table:formula="of:=[.A91]/[.L91]" office:value-type="float" office:value="40.3204647679969" calcext:value-type="float">
            <text:p>40,3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2]/[.B9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1])/[.B92]*[.C92]" office:value-type="float" office:value="20.1602323839984" calcext:value-type="float">
            <text:p>20,16</text:p>
          </table:table-cell>
          <table:table-cell table:style-name="ce8" table:formula="of:=IF([.F92]&lt;ABS([.M91]-[.G91]);IF([.G91]&gt;[.M91];[.G91]-[.F92];[.G91]+[.F92]);[.M91])" office:value-type="float" office:value="246.985215880253" calcext:value-type="float">
            <text:p>246,99</text:p>
          </table:table-cell>
          <table:table-cell table:style-name="ce8" table:formula="of:=[.E92]*[.F92]*[.$H$3]" office:value-type="float" office:value="11.2001291022214" calcext:value-type="float">
            <text:p>11,20</text:p>
          </table:table-cell>
          <table:table-cell table:style-name="ce8" table:formula="of:=[$Data.A91]" office:value-type="float" office:value="-7.52223344484444" calcext:value-type="float">
            <text:p>-7,52</text:p>
          </table:table-cell>
          <table:table-cell table:style-name="ce8" table:formula="of:=[$Data.B91]" office:value-type="float" office:value="2.26487652110792" calcext:value-type="float">
            <text:p>2,26</text:p>
          </table:table-cell>
          <table:table-cell table:style-name="ce8" table:formula="of:=[.H92]+[.I92]+[.J92]" office:value-type="float" office:value="5.94277217848485" calcext:value-type="float">
            <text:p>5,94</text:p>
          </table:table-cell>
          <table:table-cell table:style-name="ce8" table:formula="of:=[.K92]/[.F92]" office:value-type="float" office:value="0.294776968106863" calcext:value-type="float">
            <text:p>0,29</text:p>
          </table:table-cell>
          <table:table-cell table:style-name="ce55" table:formula="of:=[.A92]/[.L92]" office:value-type="float" office:value="135.695811843411" calcext:value-type="float">
            <text:p>135,7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3]/[.B9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2])/[.B93]*[.C93]" office:value-type="float" office:value="67.8479059217055" calcext:value-type="float">
            <text:p>67,85</text:p>
          </table:table-cell>
          <table:table-cell table:style-name="ce8" table:formula="of:=IF([.F93]&lt;ABS([.M92]-[.G92]);IF([.G92]&gt;[.M92];[.G92]-[.F93];[.G92]+[.F93]);[.M92])" office:value-type="float" office:value="179.137309958547" calcext:value-type="float">
            <text:p>179,14</text:p>
          </table:table-cell>
          <table:table-cell table:style-name="ce8" table:formula="of:=[.E93]*[.F93]*[.$H$3]" office:value-type="float" office:value="37.6932810676142" calcext:value-type="float">
            <text:p>37,69</text:p>
          </table:table-cell>
          <table:table-cell table:style-name="ce8" table:formula="of:=[$Data.A92]" office:value-type="float" office:value="-6.77070574123964" calcext:value-type="float">
            <text:p>-6,77</text:p>
          </table:table-cell>
          <table:table-cell table:style-name="ce8" table:formula="of:=[$Data.B92]" office:value-type="float" office:value="-4.28493550659595" calcext:value-type="float">
            <text:p>-4,28</text:p>
          </table:table-cell>
          <table:table-cell table:style-name="ce8" table:formula="of:=[.H93]+[.I93]+[.J93]" office:value-type="float" office:value="26.6376398197786" calcext:value-type="float">
            <text:p>26,64</text:p>
          </table:table-cell>
          <table:table-cell table:style-name="ce8" table:formula="of:=[.K93]/[.F93]" office:value-type="float" office:value="0.392608135179848" calcext:value-type="float">
            <text:p>0,39</text:p>
          </table:table-cell>
          <table:table-cell table:style-name="ce55" table:formula="of:=[.A93]/[.L93]" office:value-type="float" office:value="101.882758954234" calcext:value-type="float">
            <text:p>101,8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4]/[.B9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3])/[.B94]*[.C94]" office:value-type="float" office:value="50.9413794771172" calcext:value-type="float">
            <text:p>50,94</text:p>
          </table:table-cell>
          <table:table-cell table:style-name="ce8" table:formula="of:=IF([.F94]&lt;ABS([.M93]-[.G93]);IF([.G93]&gt;[.M93];[.G93]-[.F94];[.G93]+[.F94]);[.M93])" office:value-type="float" office:value="128.19593048143" calcext:value-type="float">
            <text:p>128,20</text:p>
          </table:table-cell>
          <table:table-cell table:style-name="ce8" table:formula="of:=[.E94]*[.F94]*[.$H$3]" office:value-type="float" office:value="28.3007663761763" calcext:value-type="float">
            <text:p>28,30</text:p>
          </table:table-cell>
          <table:table-cell table:style-name="ce8" table:formula="of:=[$Data.A93]" office:value-type="float" office:value="8.21243073638329" calcext:value-type="float">
            <text:p>8,21</text:p>
          </table:table-cell>
          <table:table-cell table:style-name="ce8" table:formula="of:=[$Data.B93]" office:value-type="float" office:value="-3.08125991790828" calcext:value-type="float">
            <text:p>-3,08</text:p>
          </table:table-cell>
          <table:table-cell table:style-name="ce8" table:formula="of:=[.H94]+[.I94]+[.J94]" office:value-type="float" office:value="33.4319371946513" calcext:value-type="float">
            <text:p>33,43</text:p>
          </table:table-cell>
          <table:table-cell table:style-name="ce8" table:formula="of:=[.K94]/[.F94]" office:value-type="float" office:value="0.656282525872092" calcext:value-type="float">
            <text:p>0,66</text:p>
          </table:table-cell>
          <table:table-cell table:style-name="ce55" table:formula="of:=[.A94]/[.L94]" office:value-type="float" office:value="60.9493601050044" calcext:value-type="float">
            <text:p>60,9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5]/[.B9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4])/[.B95]*[.C95]" office:value-type="float" office:value="30.4746800525022" calcext:value-type="float">
            <text:p>30,47</text:p>
          </table:table-cell>
          <table:table-cell table:style-name="ce8" table:formula="of:=IF([.F95]&lt;ABS([.M94]-[.G94]);IF([.G94]&gt;[.M94];[.G94]-[.F95];[.G94]+[.F95]);[.M94])" office:value-type="float" office:value="97.7212504289279" calcext:value-type="float">
            <text:p>97,72</text:p>
          </table:table-cell>
          <table:table-cell table:style-name="ce8" table:formula="of:=[.E95]*[.F95]*[.$H$3]" office:value-type="float" office:value="16.9303778069457" calcext:value-type="float">
            <text:p>16,93</text:p>
          </table:table-cell>
          <table:table-cell table:style-name="ce8" table:formula="of:=[$Data.A94]" office:value-type="float" office:value="12.8207609615783" calcext:value-type="float">
            <text:p>12,82</text:p>
          </table:table-cell>
          <table:table-cell table:style-name="ce8" table:formula="of:=[$Data.B94]" office:value-type="float" office:value="-4.9101378064557" calcext:value-type="float">
            <text:p>-4,91</text:p>
          </table:table-cell>
          <table:table-cell table:style-name="ce8" table:formula="of:=[.H95]+[.I95]+[.J95]" office:value-type="float" office:value="24.8410009620683" calcext:value-type="float">
            <text:p>24,84</text:p>
          </table:table-cell>
          <table:table-cell table:style-name="ce8" table:formula="of:=[.K95]/[.F95]" office:value-type="float" office:value="0.815135742828862" calcext:value-type="float">
            <text:p>0,82</text:p>
          </table:table-cell>
          <table:table-cell table:style-name="ce55" table:formula="of:=[.A95]/[.L95]" office:value-type="float" office:value="49.0715814536402" calcext:value-type="float">
            <text:p>49,0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6]/[.B9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5])/[.B96]*[.C96]" office:value-type="float" office:value="24.5357907268201" calcext:value-type="float">
            <text:p>24,54</text:p>
          </table:table-cell>
          <table:table-cell table:style-name="ce8" table:formula="of:=IF([.F96]&lt;ABS([.M95]-[.G95]);IF([.G95]&gt;[.M95];[.G95]-[.F96];[.G95]+[.F96]);[.M95])" office:value-type="float" office:value="73.1854597021079" calcext:value-type="float">
            <text:p>73,19</text:p>
          </table:table-cell>
          <table:table-cell table:style-name="ce8" table:formula="of:=[.E96]*[.F96]*[.$H$3]" office:value-type="float" office:value="13.6309948482334" calcext:value-type="float">
            <text:p>13,63</text:p>
          </table:table-cell>
          <table:table-cell table:style-name="ce8" table:formula="of:=[$Data.A95]" office:value-type="float" office:value="5.56393476149298" calcext:value-type="float">
            <text:p>5,56</text:p>
          </table:table-cell>
          <table:table-cell table:style-name="ce8" table:formula="of:=[$Data.B95]" office:value-type="float" office:value="1.07228888157384" calcext:value-type="float">
            <text:p>1,07</text:p>
          </table:table-cell>
          <table:table-cell table:style-name="ce8" table:formula="of:=[.H96]+[.I96]+[.J96]" office:value-type="float" office:value="20.2672184913002" calcext:value-type="float">
            <text:p>20,27</text:p>
          </table:table-cell>
          <table:table-cell table:style-name="ce8" table:formula="of:=[.K96]/[.F96]" office:value-type="float" office:value="0.826026709999042" calcext:value-type="float">
            <text:p>0,83</text:p>
          </table:table-cell>
          <table:table-cell table:style-name="ce55" table:formula="of:=[.A96]/[.L96]" office:value-type="float" office:value="48.4245842365635" calcext:value-type="float">
            <text:p>48,4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7]/[.B9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6])/[.B97]*[.C97]" office:value-type="float" office:value="24.2122921182817" calcext:value-type="float">
            <text:p>24,21</text:p>
          </table:table-cell>
          <table:table-cell table:style-name="ce8" table:formula="of:=IF([.F97]&lt;ABS([.M96]-[.G96]);IF([.G96]&gt;[.M96];[.G96]-[.F97];[.G96]+[.F97]);[.M96])" office:value-type="float" office:value="48.9731675838261" calcext:value-type="float">
            <text:p>48,97</text:p>
          </table:table-cell>
          <table:table-cell table:style-name="ce8" table:formula="of:=[.E97]*[.F97]*[.$H$3]" office:value-type="float" office:value="13.4512733990454" calcext:value-type="float">
            <text:p>13,45</text:p>
          </table:table-cell>
          <table:table-cell table:style-name="ce8" table:formula="of:=[$Data.A96]" office:value-type="float" office:value="-4.63417753331828" calcext:value-type="float">
            <text:p>-4,63</text:p>
          </table:table-cell>
          <table:table-cell table:style-name="ce8" table:formula="of:=[$Data.B96]" office:value-type="float" office:value="-3.8407830102104" calcext:value-type="float">
            <text:p>-3,84</text:p>
          </table:table-cell>
          <table:table-cell table:style-name="ce8" table:formula="of:=[.H97]+[.I97]+[.J97]" office:value-type="float" office:value="4.97631285551674" calcext:value-type="float">
            <text:p>4,98</text:p>
          </table:table-cell>
          <table:table-cell table:style-name="ce8" table:formula="of:=[.K97]/[.F97]" office:value-type="float" office:value="0.205528366798421" calcext:value-type="float">
            <text:p>0,21</text:p>
          </table:table-cell>
          <table:table-cell table:style-name="ce55" table:formula="of:=[.A97]/[.L97]" office:value-type="float" office:value="194.620336954418" calcext:value-type="float">
            <text:p>194,6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8]/[.B9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7])/[.B98]*[.C98]" office:value-type="float" office:value="97.310168477209" calcext:value-type="float">
            <text:p>97,31</text:p>
          </table:table-cell>
          <table:table-cell table:style-name="ce8" table:formula="of:=IF([.F98]&lt;ABS([.M97]-[.G97]);IF([.G97]&gt;[.M97];[.G97]-[.F98];[.G97]+[.F98]);[.M97])" office:value-type="float" office:value="146.283336061035" calcext:value-type="float">
            <text:p>146,28</text:p>
          </table:table-cell>
          <table:table-cell table:style-name="ce8" table:formula="of:=[.E98]*[.F98]*[.$H$3]" office:value-type="float" office:value="54.0612047095606" calcext:value-type="float">
            <text:p>54,06</text:p>
          </table:table-cell>
          <table:table-cell table:style-name="ce8" table:formula="of:=[$Data.A97]" office:value-type="float" office:value="6.91107337622975" calcext:value-type="float">
            <text:p>6,91</text:p>
          </table:table-cell>
          <table:table-cell table:style-name="ce8" table:formula="of:=[$Data.B97]" office:value-type="float" office:value="-0.333283488442729" calcext:value-type="float">
            <text:p>-0,33</text:p>
          </table:table-cell>
          <table:table-cell table:style-name="ce8" table:formula="of:=[.H98]+[.I98]+[.J98]" office:value-type="float" office:value="60.6389945973476" calcext:value-type="float">
            <text:p>60,64</text:p>
          </table:table-cell>
          <table:table-cell table:style-name="ce8" table:formula="of:=[.K98]/[.F98]" office:value-type="float" office:value="0.623151676194558" calcext:value-type="float">
            <text:p>0,62</text:p>
          </table:table-cell>
          <table:table-cell table:style-name="ce55" table:formula="of:=[.A98]/[.L98]" office:value-type="float" office:value="64.1898297446148" calcext:value-type="float">
            <text:p>64,1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9]/[.B9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8])/[.B99]*[.C99]" office:value-type="float" office:value="32.0949148723074" calcext:value-type="float">
            <text:p>32,09</text:p>
          </table:table-cell>
          <table:table-cell table:style-name="ce8" table:formula="of:=IF([.F99]&lt;ABS([.M98]-[.G98]);IF([.G98]&gt;[.M98];[.G98]-[.F99];[.G98]+[.F99]);[.M98])" office:value-type="float" office:value="114.188421188728" calcext:value-type="float">
            <text:p>114,19</text:p>
          </table:table-cell>
          <table:table-cell table:style-name="ce8" table:formula="of:=[.E99]*[.F99]*[.$H$3]" office:value-type="float" office:value="17.830508262393" calcext:value-type="float">
            <text:p>17,83</text:p>
          </table:table-cell>
          <table:table-cell table:style-name="ce8" table:formula="of:=[$Data.A98]" office:value-type="float" office:value="-6.22559033836999" calcext:value-type="float">
            <text:p>-6,23</text:p>
          </table:table-cell>
          <table:table-cell table:style-name="ce8" table:formula="of:=[$Data.B98]" office:value-type="float" office:value="-3.52070982230137" calcext:value-type="float">
            <text:p>-3,52</text:p>
          </table:table-cell>
          <table:table-cell table:style-name="ce8" table:formula="of:=[.H99]+[.I99]+[.J99]" office:value-type="float" office:value="8.08420810172165" calcext:value-type="float">
            <text:p>8,08</text:p>
          </table:table-cell>
          <table:table-cell table:style-name="ce8" table:formula="of:=[.K99]/[.F99]" office:value-type="float" office:value="0.251884391464674" calcext:value-type="float">
            <text:p>0,25</text:p>
          </table:table-cell>
          <table:table-cell table:style-name="ce55" table:formula="of:=[.A99]/[.L99]" office:value-type="float" office:value="158.803011839699" calcext:value-type="float">
            <text:p>158,8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0]/[.B10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9])/[.B100]*[.C100]" office:value-type="float" office:value="79.4015059198496" calcext:value-type="float">
            <text:p>79,40</text:p>
          </table:table-cell>
          <table:table-cell table:style-name="ce8" table:formula="of:=IF([.F100]&lt;ABS([.M99]-[.G99]);IF([.G99]&gt;[.M99];[.G99]-[.F100];[.G99]+[.F100]);[.M99])" office:value-type="float" office:value="158.803011839699" calcext:value-type="float">
            <text:p>158,80</text:p>
          </table:table-cell>
          <table:table-cell table:style-name="ce8" table:formula="of:=[.E100]*[.F100]*[.$H$3]" office:value-type="float" office:value="44.1119477332498" calcext:value-type="float">
            <text:p>44,11</text:p>
          </table:table-cell>
          <table:table-cell table:style-name="ce8" table:formula="of:=[$Data.A99]" office:value-type="float" office:value="2.23594446235281" calcext:value-type="float">
            <text:p>2,24</text:p>
          </table:table-cell>
          <table:table-cell table:style-name="ce8" table:formula="of:=[$Data.B99]" office:value-type="float" office:value="-4.90170289904687" calcext:value-type="float">
            <text:p>-4,90</text:p>
          </table:table-cell>
          <table:table-cell table:style-name="ce8" table:formula="of:=[.H100]+[.I100]+[.J100]" office:value-type="float" office:value="41.4461892965557" calcext:value-type="float">
            <text:p>41,45</text:p>
          </table:table-cell>
          <table:table-cell table:style-name="ce8" table:formula="of:=[.K100]/[.F100]" office:value-type="float" office:value="0.521982408474631" calcext:value-type="float">
            <text:p>0,52</text:p>
          </table:table-cell>
          <table:table-cell table:style-name="ce55" table:formula="of:=[.A100]/[.L100]" office:value-type="float" office:value="76.6309349713345" calcext:value-type="float">
            <text:p>76,6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6">
          <table:table-cell table:style-name="ce21" table:number-columns-repeated="8"/>
          <table:table-cell office:value-type="string" calcext:value-type="string">
            <text:p>Сумма колебаний:</text:p>
          </table:table-cell>
          <table:table-cell table:formula="of:=SUM([.J6:.J23])" office:value-type="float" office:value="1.30553251522575" calcext:value-type="float">
            <text:p>1,31</text:p>
          </table:table-cell>
          <table:table-cell/>
          <table:table-cell office:value-type="string" calcext:value-type="string">
            <text:p>Среднее:</text:p>
          </table:table-cell>
          <table:table-cell table:formula="of:=AVERAGE([.M6:.M100])" office:value-type="float" office:value="101.637599262298" calcext:value-type="float">
            <text:p>101,64</text:p>
          </table:table-cell>
          <table:table-cell table:number-columns-repeated="1011"/>
        </table:table-row>
        <table:table-row table:style-name="ro7">
          <table:table-cell table:style-name="ce21" table:number-columns-repeated="8"/>
          <table:table-cell/>
          <table:table-cell office:value-type="string" calcext:value-type="string">
            <text:p>Отклонение среднего от правильного в %:</text:p>
          </table:table-cell>
          <table:table-cell table:style-name="ce36" table:formula="of:=[.M102]/[.M3]" office:value-type="percentage" office:value="0.411633323087469" calcext:value-type="percentage">
            <text:p>41,16%</text:p>
          </table:table-cell>
          <table:table-cell office:value-type="string" calcext:value-type="string">
            <text:p>Отклонение среднего от правильного:</text:p>
          </table:table-cell>
          <table:table-cell table:formula="of:=[.M101]-[.M3]" office:value-type="float" office:value="29.6375992622978" calcext:value-type="float">
            <text:p>29,64</text:p>
          </table:table-cell>
          <table:table-cell table:number-columns-repeated="9"/>
          <table:table-cell table:style-name="ce21"/>
          <table:table-cell table:number-columns-repeated="1001"/>
        </table:table-row>
        <table:table-row table:style-name="ro3">
          <table:table-cell table:style-name="ce21" table:number-columns-repeated="8"/>
          <table:table-cell table:number-columns-repeated="3"/>
          <table:table-cell table:style-name="ce21" table:number-columns-repeated="10"/>
          <table:table-cell/>
          <table:table-cell table:style-name="ce21"/>
          <table:table-cell table:number-columns-repeated="1001"/>
        </table:table-row>
        <table:table-row table:style-name="ro3">
          <table:table-cell table:style-name="ce21" table:number-columns-repeated="8"/>
          <table:table-cell table:number-columns-repeated="14"/>
          <table:table-cell table:style-name="ce21"/>
          <table:table-cell table:number-columns-repeated="1001"/>
        </table:table-row>
        <table:table-row table:style-name="ro3">
          <table:table-cell table:style-name="ce21"/>
          <table:table-cell table:style-name="ce21" office:value-type="string" calcext:value-type="string">
            <text:p>Без обрезания пиков более +-255</text:p>
          </table:table-cell>
          <table:table-cell table:style-name="ce21" table:number-columns-repeated="6"/>
          <table:table-cell table:style-name="ce21" office:value-type="string" calcext:value-type="string">
            <text:p>Без обрезания пиков более +-255</text:p>
          </table:table-cell>
          <table:table-cell table:style-name="ce21" table:number-columns-repeated="4"/>
          <table:table-cell table:number-columns-repeated="9"/>
          <table:table-cell table:style-name="ce21"/>
          <table:table-cell table:number-columns-repeated="1001"/>
        </table:table-row>
        <table:table-row table:style-name="ro3">
          <table:table-cell table:style-name="ce21" table:number-columns-repeated="13"/>
          <table:table-cell table:number-columns-repeated="9"/>
          <table:table-cell table:style-name="ce21"/>
          <table:table-cell table:number-columns-repeated="1001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M6:.M23])" office:value-type="float" office:value="178.254977559345" calcext:value-type="float">
            <text:p>178,25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07]-[.C108]" office:value-type="float" office:value="187.950162981162" calcext:value-type="float">
            <text:p>187,95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W6:.W23])" office:value-type="float" office:value="178.254977559345" calcext:value-type="float">
            <text:p>178,25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07]-[.J108]" office:value-type="float" office:value="187.950162981162" calcext:value-type="float">
            <text:p>187,95</text:p>
          </table:table-cell>
          <table:table-cell table:style-name="ce21"/>
          <table:table-cell table:number-columns-repeated="9"/>
          <table:table-cell table:style-name="ce21"/>
          <table:table-cell table:number-columns-repeated="1001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M6:.M23])" office:value-type="float" office:value="-9.69518542181678" calcext:value-type="float">
            <text:p>-9,70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07]/[.M3]/2" office:value-type="percentage" office:value="1.30520946514696" calcext:value-type="percentage">
            <text:p>130,52%</text:p>
          </table:table-cell>
          <table:table-cell table:style-name="ce21"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W6:.W23])" office:value-type="float" office:value="-9.69518542181678" calcext:value-type="float">
            <text:p>-9,70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07]/[.M3]/2" office:value-type="percentage" office:value="1.30520946514696" calcext:value-type="percentage">
            <text:p>130,52%</text:p>
          </table:table-cell>
          <table:table-cell table:style-name="ce21"/>
          <table:table-cell table:number-columns-repeated="9"/>
          <table:table-cell table:style-name="ce21"/>
          <table:table-cell table:number-columns-repeated="1001"/>
        </table:table-row>
        <table:table-row table:style-name="ro3">
          <table:table-cell/>
          <table:table-cell table:style-name="ce21"/>
          <table:table-cell table:style-name="ce37"/>
          <table:table-cell table:style-name="ce21" table:number-columns-repeated="4"/>
          <table:table-cell table:style-name="ce1"/>
          <table:table-cell table:style-name="ce21"/>
          <table:table-cell table:style-name="ce37"/>
          <table:table-cell table:style-name="ce21" table:number-columns-repeated="3"/>
          <table:table-cell table:number-columns-repeated="1011"/>
        </table:table-row>
        <table:table-row table:style-name="ro6">
          <table:table-cell office:value-type="string" calcext:value-type="string">
            <text:p>½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O6:.O23])" office:value-type="float" office:value="126.644552998497" calcext:value-type="float">
            <text:p>126,64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0]-[.C111]" office:value-type="float" office:value="133.125468980421" calcext:value-type="float">
            <text:p>133,13</text:p>
          </table:table-cell>
          <table:table-cell table:style-name="ce21" table:number-columns-repeated="2"/>
          <table:table-cell table:style-name="ce1" office:value-type="string" calcext:value-type="string">
            <text:p>½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X6:.X23])" office:value-type="float" office:value="126.644552998497" calcext:value-type="float">
            <text:p>126,64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0]-[.J111]" office:value-type="float" office:value="133.125468980421" calcext:value-type="float">
            <text:p>133,13</text:p>
          </table:table-cell>
          <table:table-cell table:style-name="ce21"/>
          <table:table-cell table:number-columns-repeated="1011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O6:.O23])" office:value-type="float" office:value="-6.48091598192395" calcext:value-type="float">
            <text:p>-6,48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0]/[.M3]/2" office:value-type="percentage" office:value="0.924482423475147" calcext:value-type="percentage">
            <text:p>92,45%</text:p>
          </table:table-cell>
          <table:table-cell table:style-name="ce36" table:formula="of:=MIN([.E108];[.E111];[.E114];[.E117];[.E120])" office:value-type="percentage" office:value="0.924482423475147" calcext:value-type="percentage">
            <text:p>92,45%</text:p>
          </table:table-cell>
          <table:table-cell table:style-name="ce21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X6:.X23])" office:value-type="float" office:value="-6.48091598192395" calcext:value-type="float">
            <text:p>-6,48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0]/[.$M$3]/2" office:value-type="percentage" office:value="0.924482423475147" calcext:value-type="percentage">
            <text:p>92,45%</text:p>
          </table:table-cell>
          <table:table-cell table:style-name="ce36" table:formula="of:=MIN([.L108];[.L111];[.L114];[.L117];[.L120];[.L123])" office:value-type="percentage" office:value="0.721192263429067" calcext:value-type="percentage">
            <text:p>72,12%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8"/>
          <table:table-cell table:number-columns-repeated="3"/>
          <table:table-cell table:style-name="ce21"/>
          <table:table-cell table:style-name="ce1" table:number-columns-repeated="2"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1/3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P6:.P23])" office:value-type="float" office:value="143.848027852113" calcext:value-type="float">
            <text:p>143,85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3]-[.C114]" office:value-type="float" office:value="149.257520687406" calcext:value-type="float">
            <text:p>149,26</text:p>
          </table:table-cell>
          <table:table-cell table:formula="of:=IF([.F111]=[.E111];&quot;1/2&quot;;IF([.F111]=[.E114];&quot;1/3&quot;;IF([.F111]=[.E117];&quot;1/4&quot;;IF([.F111]=[.E120];[.A119]; ))))" office:value-type="string" office:string-value="1/2" calcext:value-type="string">
            <text:p>1/2</text:p>
          </table:table-cell>
          <table:table-cell table:style-name="ce21"/>
          <table:table-cell table:style-name="ce1" office:value-type="string" calcext:value-type="string">
            <text:p>1/3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Y6:.Y23])" office:value-type="float" office:value="113.754485329126" calcext:value-type="float">
            <text:p>113,75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3]-[.J114]" office:value-type="float" office:value="116.670339503778" calcext:value-type="float">
            <text:p>116,67</text:p>
          </table:table-cell>
          <table:table-cell table:formula="of:=IF([.M111]=[.L111];&quot;1/2&quot;;IF([.M111]=[.L114];&quot;1/3&quot;;IF([.M111]=[.L117];&quot;1/4&quot;;IF([.M111]=[.L120];[.H119]; ))))" office:value-type="float" office:value="0" calcext:value-type="float">
            <text:p>0,00</text:p>
          </table:table-cell>
          <table:table-cell table:number-columns-repeated="1011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P6:.P23])" office:value-type="float" office:value="-5.40949283529301" calcext:value-type="float">
            <text:p>-5,41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3]/[.M3]/2" office:value-type="percentage" office:value="1.03651056032921" calcext:value-type="percentage">
            <text:p>103,65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Y6:.Y23])" office:value-type="float" office:value="-2.91585417465169" calcext:value-type="float">
            <text:p>-2,92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3]/[.$M$3]/2" office:value-type="percentage" office:value="0.810210690998456" calcext:value-type="percentage">
            <text:p>81,02%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style-name="ce38"/>
          <table:table-cell table:number-columns-repeated="4"/>
          <table:table-cell table:style-name="ce1"/>
          <table:table-cell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¼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Q6:.Q23])" office:value-type="float" office:value="152.449765278921" calcext:value-type="float">
            <text:p>152,45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6]-[.C117]" office:value-type="float" office:value="157.323546540898" calcext:value-type="float">
            <text:p>157,32</text:p>
          </table:table-cell>
          <table:table-cell table:number-columns-repeated="2"/>
          <table:table-cell table:style-name="ce1" office:value-type="string" calcext:value-type="string">
            <text:p>¼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Z6:.Z23])" office:value-type="float" office:value="112.083368268004" calcext:value-type="float">
            <text:p>112,08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6]-[.J117]" office:value-type="float" office:value="114.239214062325" calcext:value-type="float">
            <text:p>114,24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Q6:.Q23])" office:value-type="float" office:value="-4.87378126197754" calcext:value-type="float">
            <text:p>-4,87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6]/[.$M$3]/2" office:value-type="percentage" office:value="1.09252462875624" calcext:value-type="percentage">
            <text:p>109,25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Z6:.Z23])" office:value-type="float" office:value="-2.15584579432113" calcext:value-type="float">
            <text:p>-2,16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6]/[.$M$3]/2" office:value-type="percentage" office:value="0.793327875432812" calcext:value-type="percentage">
            <text:p>79,33%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number-columns-repeated="4"/>
          <table:table-cell table:style-name="ce1" table:number-columns-repeated="2"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1/5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R6:.R23])" office:value-type="float" office:value="157.610807735006" calcext:value-type="float">
            <text:p>157,61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9]-[.C120]" office:value-type="float" office:value="162.163162052994" calcext:value-type="float">
            <text:p>162,16</text:p>
          </table:table-cell>
          <table:table-cell table:number-columns-repeated="2"/>
          <table:table-cell table:style-name="ce1" office:value-type="string" calcext:value-type="string">
            <text:p>1/5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AA6:.AA23])" office:value-type="float" office:value="109.178634591466" calcext:value-type="float">
            <text:p>109,18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9]-[.J120]" office:value-type="float" office:value="110.019639239464" calcext:value-type="float">
            <text:p>110,02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R6:.R23])" office:value-type="float" office:value="-4.55235431798825" calcext:value-type="float">
            <text:p>-4,55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9]/[.$M$3]/2" office:value-type="percentage" office:value="1.12613306981246" calcext:value-type="percentage">
            <text:p>112,61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AA6:.AA23])" office:value-type="float" office:value="-0.841004647997677" calcext:value-type="float">
            <text:p>-0,84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9]/[.$M$3]/2" office:value-type="percentage" office:value="0.764025272496276" calcext:value-type="percentage">
            <text:p>76,40%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number-columns-repeated="4"/>
          <table:table-cell table:style-name="ce1" table:number-columns-repeated="2"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1/9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S6:.S23])" office:value-type="float" office:value="166.785994323601" calcext:value-type="float">
            <text:p>166,79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22]-[.C123]" office:value-type="float" office:value="171.363500761934" calcext:value-type="float">
            <text:p>171,36</text:p>
          </table:table-cell>
          <table:table-cell table:number-columns-repeated="2"/>
          <table:table-cell table:style-name="ce1" office:value-type="string" calcext:value-type="string">
            <text:p>Равное усред5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AB6:.AB23])" office:value-type="float" office:value="99.864408612503" calcext:value-type="float">
            <text:p>99,86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22]-[.J123]" office:value-type="float" office:value="103.851685933786" calcext:value-type="float">
            <text:p>103,85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S6:.S23])" office:value-type="float" office:value="-4.57750643833315" calcext:value-type="float">
            <text:p>-4,58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22]/[.$M$3]/2" office:value-type="percentage" office:value="1.19002431084676" calcext:value-type="percentage">
            <text:p>119,00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AB6:.AB23])" office:value-type="float" office:value="-3.98727732128263" calcext:value-type="float">
            <text:p>-3,99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22]/[.$M$3]/2" office:value-type="percentage" office:value="0.721192263429067" calcext:value-type="percentage">
            <text:p>72,12%</text:p>
          </table:table-cell>
          <table:table-cell table:number-columns-repeated="1012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Data and calcul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12" table:default-cell-style-name="ce4"/>
        <table:table-column table:style-name="co2" table:number-columns-repeated="2" table:default-cell-style-name="ce4"/>
        <table:table-column table:style-name="co13" table:default-cell-style-name="ce4"/>
        <table:table-column table:style-name="co2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1"/>
        <table:table-column table:style-name="co14" table:default-cell-style-name="ce4"/>
        <table:table-column table:style-name="co15" table:default-cell-style-name="ce4"/>
        <table:table-column table:style-name="co10" table:default-cell-style-name="ce4"/>
        <table:table-column table:style-name="co2" table:number-columns-repeated="979" table:default-cell-style-name="ce4"/>
        <table:table-row table:style-name="ro7">
          <table:table-cell table:style-name="ce15" office:value-type="string" calcext:value-type="string">
            <text:p>Переменные Kalman filter <text:s/>→</text:p>
          </table:table-cell>
          <table:table-cell table:style-name="ce15"/>
          <table:table-cell table:style-name="ce23" table:number-columns-repeated="3"/>
          <table:table-cell table:style-name="ce23" office:value-type="string" calcext:value-type="string">
            <text:p>u</text:p>
          </table:table-cell>
          <table:table-cell table:style-name="ce23" table:number-columns-repeated="3"/>
          <table:table-cell table:style-name="ce23" office:value-type="string" calcext:value-type="string">
            <text:p>x</text:p>
          </table:table-cell>
          <table:table-cell table:style-name="ce49"/>
          <table:table-cell table:style-name="ce8"/>
          <table:table-cell table:style-name="ce15" office:value-type="string" calcext:value-type="string">
            <text:p>Y,</text:p>
            <text:p>MEA</text:p>
          </table:table-cell>
          <table:table-cell table:style-name="ce23" table:number-columns-repeated="2"/>
          <table:table-cell table:style-name="ce8" table:number-columns-repeated="2"/>
          <table:table-cell table:number-columns-repeated="978"/>
        </table:table-row>
        <table:table-row table:style-name="ro9">
          <table:table-cell office:value-type="string" calcext:value-type="string">
            <text:p>Желаемая скорость за T времени, зашита, было 3</text:p>
          </table:table-cell>
          <table:table-cell table:number-columns-repeated="3"/>
          <table:table-cell office:value-type="string" calcext:value-type="string">
            <text:p>Из опыта, но зависит от поверхности и наклона</text:p>
          </table:table-cell>
          <table:table-cell table:number-columns-repeated="2"/>
          <table:table-cell table:style-name="ce72" office:value-type="string" calcext:value-type="string">
            <text:p>Если шаг PWM меньше какой части target_PWM качать шаг PWM</text:p>
          </table:table-cell>
          <table:table-cell office:value-type="string" calcext:value-type="string">
            <text:p>порог начала движения</text:p>
          </table:table-cell>
          <table:table-cell office:value-type="string" calcext:value-type="string">
            <text:p>логические, использовать или нет колонку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от до</text:p>
          </table:table-cell>
          <table:table-cell table:number-columns-repeated="3"/>
          <table:table-cell table:style-name="ce13" office:value-type="string" calcext:value-type="string">
            <text:p>тот ШИМ, к которому реально должна стремиться</text:p>
          </table:table-cell>
          <table:table-cell table:style-name="ce13" office:value-type="string" calcext:value-type="string">
            <text:p>Начальное target_PWM:</text:p>
          </table:table-cell>
          <table:table-cell table:number-columns-repeated="978"/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7" table:formula="of:=40/90" office:value-type="float" office:value="0.444444444444444" calcext:value-type="float">
            <text:p>0,44</text:p>
          </table:table-cell>
          <table:table-cell table:style-name="ce6" table:number-columns-repeated="2"/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78"/>
          <table:table-cell table:style-name="ce6" table:number-columns-repeated="2"/>
          <table:table-cell table:style-name="ce14" table:formula="of:=[.A3]/[.E3]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6" table:number-columns-repeated="978"/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style-name="ce6"/>
          <table:table-cell table:style-name="ce7"/>
          <table:table-cell table:style-name="ce6" table:number-columns-repeated="2"/>
          <table:table-cell table:style-name="ce2"/>
          <table:table-cell table:style-name="ce6"/>
          <table:table-cell table:style-name="ce2"/>
          <table:table-cell table:style-name="ce12" table:number-columns-repeated="2"/>
          <table:table-cell table:style-name="ce78"/>
          <table:table-cell table:style-name="ce6" table:number-columns-repeated="2"/>
          <table:table-cell table:style-name="ce14" table:formula="of:=[.A4]/[.E3]" office:value-type="float" office:value="90" calcext:value-type="float">
            <text:p>90</text:p>
          </table:table-cell>
          <table:table-cell table:style-name="ce12"/>
          <table:table-cell table:style-name="ce6" table:number-columns-repeated="978"/>
        </table:table-row>
        <table:table-row table:style-name="ro2">
          <table:table-cell table:style-name="ce3" office:value-type="string" calcext:value-type="string">
            <text:p>target_v</text:p>
          </table:table-cell>
          <table:table-cell table:style-name="ce3" office:value-type="string" calcext:value-type="string">
            <text:p>T time_for_commands_execution_from_stop_state</text:p>
          </table:table-cell>
          <table:table-cell table:style-name="ce5" office:value-type="string" calcext:value-type="string">
            <text:p>~dt, мс</text:p>
          </table:table-cell>
          <table:table-cell table:style-name="ce5" office:value-type="string" calcext:value-type="string">
            <text:p>dt/T</text:p>
          </table:table-cell>
          <table:table-cell table:style-name="ce5" office:value-type="string" calcext:value-type="string">
            <text:p>dv_dPVM реальный, без погрешности</text:p>
          </table:table-cell>
          <table:table-cell table:style-name="ce8" office:value-type="string" calcext:value-type="string">
            <text:p>Модуль dPWM который нужно сделать по расчету, но еще без учета текущего ШИМ</text:p>
          </table:table-cell>
          <table:table-cell table:style-name="ce8" office:value-type="string" calcext:value-type="string">
            <text:p>шаг PWM, который действительно будет сделан, прибавлен</text:p>
          </table:table-cell>
          <table:table-cell table:style-name="ce73" office:value-type="string" calcext:value-type="string">
            <text:p>скорректированный шаг PWM</text:p>
            <text:p>(с качелями)</text:p>
          </table:table-cell>
          <table:table-cell table:style-name="ce8" office:value-type="string" calcext:value-type="string">
            <text:p>current_PWM</text:p>
          </table:table-cell>
          <table:table-cell table:style-name="ce8" office:value-type="string" calcext:value-type="string">
            <text:p>v набранная <text:s/>реальная за 100 мс</text:p>
          </table:table-cell>
          <table:table-cell table:style-name="ce8" office:value-type="string" calcext:value-type="string">
            <text:p>v колебаний</text:p>
          </table:table-cell>
          <table:table-cell table:style-name="ce8" office:value-type="string" calcext:value-type="string">
            <text:p>v погрешность акселерометра набранная за 100 мс</text:p>
          </table:table-cell>
          <table:table-cell table:style-name="ce75" office:value-type="string" calcext:value-type="string">
            <text:p>Итоговая набранная  скорость </text:p>
            <text:p>Sum_v</text:p>
            <text:p>(то есть dV)</text:p>
          </table:table-cell>
          <table:table-cell table:style-name="ce8" office:value-type="string" calcext:value-type="string">
            <text:p>dv_dPWM_of_mpu</text:p>
          </table:table-cell>
          <table:table-cell table:style-name="ce73" office:value-type="string" calcext:value-type="string">
            <text:p>Kalman dv_dPWM_of_mpu</text:p>
          </table:table-cell>
          <table:table-cell table:style-name="ce55" office:value-type="string" calcext:value-type="string">
            <text:p>target_PWM, </text:p>
            <text:p>Для следующего шага (t+1)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]/[.B6]" office:value-type="float" office:value="0.5" calcext:value-type="float">
            <text:p>0,50</text:p>
          </table:table-cell>
          <table:table-cell table:style-name="ce5"/>
          <table:table-cell table:style-name="ce8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2" table:style-name="ce8" office:value-type="float" office:value="0" calcext:value-type="float">
            <text:p>0,00</text:p>
          </table:table-cell>
          <table:table-cell table:style-name="ce8" table:formula="of:=[$Data.A4]" office:value-type="float" office:value="0" calcext:value-type="float">
            <text:p>0,00</text:p>
          </table:table-cell>
          <table:table-cell table:style-name="ce8" table:formula="of:=[$Data.B4]" office:value-type="float" office:value="0" calcext:value-type="float">
            <text:p>0,00</text:p>
          </table:table-cell>
          <table:table-cell table:style-name="ce75" office:value-type="float" office:value="0" calcext:value-type="float">
            <text:p>0,00</text:p>
          </table:table-cell>
          <table:table-cell table:style-name="ce8"/>
          <table:table-cell table:style-name="ce8" table:formula="of:=[$Kalman.C5]" office:value-type="float" office:value="0.44" calcext:value-type="float">
            <text:p>0,44</text:p>
          </table:table-cell>
          <table:table-cell table:style-name="ce55" table:formula="of:=[.Q3]" office:value-type="float" office:value="40" calcext:value-type="float">
            <text:p>40,00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]/[.B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])/[.B7]*[.C7]" office:value-type="float" office:value="20" calcext:value-type="float">
            <text:p>20,00</text:p>
          </table:table-cell>
          <table:table-cell table:style-name="ce8" table:formula="of:=IF([.F7]&lt;ABS([.P6]-[.I6]);IF([.I6]&gt;[.P6];-[.F7];[.F7]);[.P6]-[.I6])" office:value-type="float" office:value="20" calcext:value-type="float">
            <text:p>20,00</text:p>
          </table:table-cell>
          <table:table-cell table:style-name="ce8" table:formula="of:=IF(ABS([.G7])&lt;ABS([.P6]*[.$H$3]);[.G7]+SIGN([.G7])*ABS([.P6]*[.$H$3]/2);[.G7])" office:value-type="float" office:value="20" calcext:value-type="float">
            <text:p>20,00</text:p>
          </table:table-cell>
          <table:table-cell table:style-name="ce8" table:formula="of:=[.I6]+[.H7]" office:value-type="float" office:value="20" calcext:value-type="float">
            <text:p>20,00</text:p>
          </table:table-cell>
          <table:table-cell table:style-name="ce75" table:formula="of:=[.E7]*[.H7]*[.$J$3]" office:value-type="float" office:value="8.88888888888889" calcext:value-type="float">
            <text:p>8,89</text:p>
          </table:table-cell>
          <table:table-cell table:style-name="ce8" table:formula="of:=[$Data.A5]" office:value-type="float" office:value="-5.76721717842812" calcext:value-type="float">
            <text:p>-5,77</text:p>
          </table:table-cell>
          <table:table-cell table:style-name="ce8" table:formula="of:=[$Data.B5]" office:value-type="float" office:value="-0.633047297149677" calcext:value-type="float">
            <text:p>-0,63</text:p>
          </table:table-cell>
          <table:table-cell table:style-name="ce75" table:formula="of:=IF(ABS([.I7])&gt;[.$I$3];[.J7]+[.K7]+[.L7];0)" office:value-type="float" office:value="0" calcext:value-type="float">
            <text:p>0,00</text:p>
          </table:table-cell>
          <table:table-cell table:style-name="ce8" table:formula="of:=[.M7]/[.H7]" office:value-type="float" office:value="0" calcext:value-type="float">
            <text:p>0,00</text:p>
          </table:table-cell>
          <table:table-cell table:style-name="ce8" table:formula="of:=[$Kalman.C6]" office:value-type="float" office:value="0.427461139896373" calcext:value-type="float">
            <text:p>0,43</text:p>
          </table:table-cell>
          <table:table-cell table:style-name="ce55" table:formula="of:=[.A7]/[.O7]" office:value-type="float" office:value="93.5757575757576" calcext:value-type="float">
            <text:p>93,58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]/[.B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])/[.B8]*[.C8]" office:value-type="float" office:value="46.7878787878788" calcext:value-type="float">
            <text:p>46,79</text:p>
          </table:table-cell>
          <table:table-cell table:style-name="ce8" table:formula="of:=IF([.F8]&lt;ABS([.P7]-[.I7]);IF([.I7]&gt;[.P7];-[.F8];[.F8]);[.P7]-[.I7])" office:value-type="float" office:value="46.7878787878788" calcext:value-type="float">
            <text:p>46,79</text:p>
          </table:table-cell>
          <table:table-cell table:style-name="ce8" table:formula="of:=IF(ABS([.G8])&lt;ABS([.P7]*[.$H$3]);[.G8]+SIGN([.G8])*ABS([.P7]*[.$H$3]/2);[.G8])" office:value-type="float" office:value="46.7878787878788" calcext:value-type="float">
            <text:p>46,79</text:p>
          </table:table-cell>
          <table:table-cell table:style-name="ce8" table:formula="of:=[.I7]+[.H8]" office:value-type="float" office:value="66.7878787878788" calcext:value-type="float">
            <text:p>66,79</text:p>
          </table:table-cell>
          <table:table-cell table:style-name="ce75" table:formula="of:=[.E8]*[.H8]*[.$J$3]" office:value-type="float" office:value="20.7946127946128" calcext:value-type="float">
            <text:p>20,79</text:p>
          </table:table-cell>
          <table:table-cell table:style-name="ce8" table:formula="of:=[$Data.A6]" office:value-type="float" office:value="-9.29292030480524" calcext:value-type="float">
            <text:p>-9,29</text:p>
          </table:table-cell>
          <table:table-cell table:style-name="ce8" table:formula="of:=[$Data.B6]" office:value-type="float" office:value="1.64682005137883" calcext:value-type="float">
            <text:p>1,65</text:p>
          </table:table-cell>
          <table:table-cell table:style-name="ce75" table:formula="of:=IF(ABS([.I8])&gt;[.$I$3];[.J8]+[.K8]+[.L8];0)" office:value-type="float" office:value="13.1485125411864" calcext:value-type="float">
            <text:p>13,15</text:p>
          </table:table-cell>
          <table:table-cell table:style-name="ce8" table:formula="of:=[.M8]/[.H8]" office:value-type="float" office:value="0.281023907939864" calcext:value-type="float">
            <text:p>0,28</text:p>
          </table:table-cell>
          <table:table-cell table:style-name="ce8" table:formula="of:=[$Kalman.C7]" office:value-type="float" office:value="0.423403685106646" calcext:value-type="float">
            <text:p>0,42</text:p>
          </table:table-cell>
          <table:table-cell table:style-name="ce55" table:formula="of:=[.A8]/[.O8]" office:value-type="float" office:value="94.4724890382682" calcext:value-type="float">
            <text:p>94,47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]/[.B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])/[.B9]*[.C9]" office:value-type="float" office:value="47.2362445191341" calcext:value-type="float">
            <text:p>47,24</text:p>
          </table:table-cell>
          <table:table-cell table:style-name="ce8" table:formula="of:=IF([.F9]&lt;ABS([.P8]-[.I8]);IF([.I8]&gt;[.P8];-[.F9];[.F9]);[.P8]-[.I8])" office:value-type="float" office:value="27.6846102503894" calcext:value-type="float">
            <text:p>27,68</text:p>
          </table:table-cell>
          <table:table-cell table:style-name="ce8" table:formula="of:=IF(ABS([.G9])&lt;ABS([.P8]*[.$H$3]);[.G9]+SIGN([.G9])*ABS([.P8]*[.$H$3]/2);[.G9])" office:value-type="float" office:value="43.4300250901008" calcext:value-type="float">
            <text:p>43,43</text:p>
          </table:table-cell>
          <table:table-cell table:style-name="ce8" table:formula="of:=[.I8]+[.H9]" office:value-type="float" office:value="110.21790387798" calcext:value-type="float">
            <text:p>110,22</text:p>
          </table:table-cell>
          <table:table-cell table:style-name="ce75" table:formula="of:=[.E9]*[.H9]*[.$J$3]" office:value-type="float" office:value="19.3022333733781" calcext:value-type="float">
            <text:p>19,30</text:p>
          </table:table-cell>
          <table:table-cell table:style-name="ce8" table:formula="of:=[$Data.A7]" office:value-type="float" office:value="5.1573243292258" calcext:value-type="float">
            <text:p>5,16</text:p>
          </table:table-cell>
          <table:table-cell table:style-name="ce8" table:formula="of:=[$Data.B7]" office:value-type="float" office:value="-2.51812179703625" calcext:value-type="float">
            <text:p>-2,52</text:p>
          </table:table-cell>
          <table:table-cell table:style-name="ce75" table:formula="of:=IF(ABS([.I9])&gt;[.$I$3];[.J9]+[.K9]+[.L9];0)" office:value-type="float" office:value="21.9414359055677" calcext:value-type="float">
            <text:p>21,94</text:p>
          </table:table-cell>
          <table:table-cell table:style-name="ce8" table:formula="of:=[.M9]/[.H9]" office:value-type="float" office:value="0.505213521291953" calcext:value-type="float">
            <text:p>0,51</text:p>
          </table:table-cell>
          <table:table-cell table:style-name="ce8" table:formula="of:=[$Kalman.C8]" office:value-type="float" office:value="0.4256495308892" calcext:value-type="float">
            <text:p>0,43</text:p>
          </table:table-cell>
          <table:table-cell table:style-name="ce55" table:formula="of:=[.A9]/[.O9]" office:value-type="float" office:value="93.9740258057803" calcext:value-type="float">
            <text:p>93,97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]/[.B1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])/[.B10]*[.C10]" office:value-type="float" office:value="46.9870129028901" calcext:value-type="float">
            <text:p>46,99</text:p>
          </table:table-cell>
          <table:table-cell table:style-name="ce8" table:formula="of:=IF([.F10]&lt;ABS([.P9]-[.I9]);IF([.I9]&gt;[.P9];-[.F10];[.F10]);[.P9]-[.I9])" office:value-type="float" office:value="-16.2438780721993" calcext:value-type="float">
            <text:p>-16,24</text:p>
          </table:table-cell>
          <table:table-cell table:style-name="ce8" table:formula="of:=IF(ABS([.G10])&lt;ABS([.P9]*[.$H$3]);[.G10]+SIGN([.G10])*ABS([.P9]*[.$H$3]/2);[.G10])" office:value-type="float" office:value="-31.906215706496" calcext:value-type="float">
            <text:p>-31,91</text:p>
          </table:table-cell>
          <table:table-cell table:style-name="ce8" table:formula="of:=[.I9]+[.H10]" office:value-type="float" office:value="78.3116881714836" calcext:value-type="float">
            <text:p>78,31</text:p>
          </table:table-cell>
          <table:table-cell table:style-name="ce75" table:formula="of:=[.E10]*[.H10]*[.$J$3]" office:value-type="float" office:value="-14.1805403139982" calcext:value-type="float">
            <text:p>-14,18</text:p>
          </table:table-cell>
          <table:table-cell table:style-name="ce8" table:formula="of:=[$Data.A8]" office:value-type="float" office:value="-6.94883266323909" calcext:value-type="float">
            <text:p>-6,95</text:p>
          </table:table-cell>
          <table:table-cell table:style-name="ce8" table:formula="of:=[$Data.B8]" office:value-type="float" office:value="0.927732169084633" calcext:value-type="float">
            <text:p>0,93</text:p>
          </table:table-cell>
          <table:table-cell table:style-name="ce79" table:formula="of:=IF(ABS([.I10])&gt;[.$I$3];[.J10]+[.K10]+[.L10];[.L10]-(SUM([.M6:.M9])))" office:value-type="float" office:value="-20.2016408081527" calcext:value-type="float">
            <text:p>-20,20</text:p>
          </table:table-cell>
          <table:table-cell table:style-name="ce8" table:formula="of:=[.M10]/[.H10]" office:value-type="float" office:value="0.633156905663359" calcext:value-type="float">
            <text:p>0,63</text:p>
          </table:table-cell>
          <table:table-cell table:style-name="ce8" table:formula="of:=[$Kalman.C9]" office:value-type="float" office:value="0.431375410797972" calcext:value-type="float">
            <text:p>0,43</text:p>
          </table:table-cell>
          <table:table-cell table:style-name="ce55" table:formula="of:=[.A10]/[.O10]" office:value-type="float" office:value="92.7266575672608" calcext:value-type="float">
            <text:p>92,73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1]/[.B1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0])/[.B11]*[.C11]" office:value-type="float" office:value="46.3633287836304" calcext:value-type="float">
            <text:p>46,36</text:p>
          </table:table-cell>
          <table:table-cell table:style-name="ce8" table:formula="of:=IF([.F11]&lt;ABS([.P10]-[.I10]);IF([.I10]&gt;[.P10];-[.F11];[.F11]);[.P10]-[.I10])" office:value-type="float" office:value="14.4149693957772" calcext:value-type="float">
            <text:p>14,41</text:p>
          </table:table-cell>
          <table:table-cell table:style-name="ce8" table:formula="of:=IF(ABS([.G11])&lt;ABS([.P10]*[.$H$3]);[.G11]+SIGN([.G11])*ABS([.P10]*[.$H$3]/2);[.G11])" office:value-type="float" office:value="29.869412323654" calcext:value-type="float">
            <text:p>29,87</text:p>
          </table:table-cell>
          <table:table-cell table:style-name="ce8" table:formula="of:=[.I10]+[.H11]" office:value-type="float" office:value="108.181100495138" calcext:value-type="float">
            <text:p>108,18</text:p>
          </table:table-cell>
          <table:table-cell table:style-name="ce75" table:formula="of:=[.E11]*[.H11]*[.$J$3]" office:value-type="float" office:value="13.2752943660684" calcext:value-type="float">
            <text:p>13,28</text:p>
          </table:table-cell>
          <table:table-cell table:style-name="ce8" table:formula="of:=[$Data.A9]" office:value-type="float" office:value="-1.37948294177115" calcext:value-type="float">
            <text:p>-1,38</text:p>
          </table:table-cell>
          <table:table-cell table:style-name="ce8" table:formula="of:=[$Data.B9]" office:value-type="float" office:value="-0.622748531007679" calcext:value-type="float">
            <text:p>-0,62</text:p>
          </table:table-cell>
          <table:table-cell table:style-name="ce75" table:formula="of:=IF(ABS([.I11])&gt;[.$I$3];[.J11]+[.K11]+[.L11];[.L11]-(SUM([.M7:.M10])))" office:value-type="float" office:value="11.2730628932896" calcext:value-type="float">
            <text:p>11,27</text:p>
          </table:table-cell>
          <table:table-cell table:style-name="ce8" table:formula="of:=[.M11]/[.H11]" office:value-type="float" office:value="0.37741160660072" calcext:value-type="float">
            <text:p>0,38</text:p>
          </table:table-cell>
          <table:table-cell table:style-name="ce8" table:formula="of:=[$Kalman.C10]" office:value-type="float" office:value="0.42986688303657" calcext:value-type="float">
            <text:p>0,43</text:p>
          </table:table-cell>
          <table:table-cell table:style-name="ce55" table:formula="of:=[.A11]/[.O11]" office:value-type="float" office:value="93.0520623441399" calcext:value-type="float">
            <text:p>93,0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2]/[.B1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1])/[.B12]*[.C12]" office:value-type="float" office:value="46.52603117207" calcext:value-type="float">
            <text:p>46,53</text:p>
          </table:table-cell>
          <table:table-cell table:style-name="ce8" table:formula="of:=IF([.F12]&lt;ABS([.P11]-[.I11]);IF([.I11]&gt;[.P11];-[.F12];[.F12]);[.P11]-[.I11])" office:value-type="float" office:value="-15.1290381509976" calcext:value-type="float">
            <text:p>-15,13</text:p>
          </table:table-cell>
          <table:table-cell table:style-name="ce8" table:formula="of:=IF(ABS([.G12])&lt;ABS([.P11]*[.$H$3]);[.G12]+SIGN([.G12])*ABS([.P11]*[.$H$3]/2);[.G12])" office:value-type="float" office:value="-30.6377152083542" calcext:value-type="float">
            <text:p>-30,64</text:p>
          </table:table-cell>
          <table:table-cell table:style-name="ce8" table:formula="of:=[.I11]+[.H12]" office:value-type="float" office:value="77.5433852867833" calcext:value-type="float">
            <text:p>77,54</text:p>
          </table:table-cell>
          <table:table-cell table:style-name="ce75" table:formula="of:=[.E12]*[.H12]*[.$J$3]" office:value-type="float" office:value="-13.6167623148241" calcext:value-type="float">
            <text:p>-13,62</text:p>
          </table:table-cell>
          <table:table-cell table:style-name="ce8" table:formula="of:=[$Data.A10]" office:value-type="float" office:value="4.04564470365909" calcext:value-type="float">
            <text:p>4,05</text:p>
          </table:table-cell>
          <table:table-cell table:style-name="ce8" table:formula="of:=[$Data.B10]" office:value-type="float" office:value="-0.209329746094392" calcext:value-type="float">
            <text:p>-0,21</text:p>
          </table:table-cell>
          <table:table-cell table:style-name="ce75" table:formula="of:=IF(ABS([.I12])&gt;[.$I$3];[.J12]+[.K12]+[.L12];[.L12]-(SUM([.M8:.M11])))" office:value-type="float" office:value="-9.78044735725941" calcext:value-type="float">
            <text:p>-9,78</text:p>
          </table:table-cell>
          <table:table-cell table:style-name="ce8" table:formula="of:=[.M12]/[.H12]" office:value-type="float" office:value="0.319229005516459" calcext:value-type="float">
            <text:p>0,32</text:p>
          </table:table-cell>
          <table:table-cell table:style-name="ce8" table:formula="of:=[$Kalman.C11]" office:value-type="float" office:value="0.426784577795969" calcext:value-type="float">
            <text:p>0,43</text:p>
          </table:table-cell>
          <table:table-cell table:style-name="ce55" table:formula="of:=[.A12]/[.O12]" office:value-type="float" office:value="93.7240989507419" calcext:value-type="float">
            <text:p>93,7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3]/[.B1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2])/[.B13]*[.C13]" office:value-type="float" office:value="46.8620494753709" calcext:value-type="float">
            <text:p>46,86</text:p>
          </table:table-cell>
          <table:table-cell table:style-name="ce8" table:formula="of:=IF([.F13]&lt;ABS([.P12]-[.I12]);IF([.I12]&gt;[.P12];-[.F13];[.F13]);[.P12]-[.I12])" office:value-type="float" office:value="16.1807136639586" calcext:value-type="float">
            <text:p>16,18</text:p>
          </table:table-cell>
          <table:table-cell table:style-name="ce8" table:formula="of:=IF(ABS([.G13])&lt;ABS([.P12]*[.$H$3]);[.G13]+SIGN([.G13])*ABS([.P12]*[.$H$3]/2);[.G13])" office:value-type="float" office:value="31.8013968224155" calcext:value-type="float">
            <text:p>31,80</text:p>
          </table:table-cell>
          <table:table-cell table:style-name="ce8" table:formula="of:=[.I12]+[.H13]" office:value-type="float" office:value="109.344782109199" calcext:value-type="float">
            <text:p>109,34</text:p>
          </table:table-cell>
          <table:table-cell table:style-name="ce75" table:formula="of:=[.E13]*[.H13]*[.$J$3]" office:value-type="float" office:value="14.1339541432958" calcext:value-type="float">
            <text:p>14,13</text:p>
          </table:table-cell>
          <table:table-cell table:style-name="ce8" table:formula="of:=[$Data.A11]" office:value-type="float" office:value="-4.52427283882389" calcext:value-type="float">
            <text:p>-4,52</text:p>
          </table:table-cell>
          <table:table-cell table:style-name="ce8" table:formula="of:=[$Data.B11]" office:value-type="float" office:value="2.52232119678578" calcext:value-type="float">
            <text:p>2,52</text:p>
          </table:table-cell>
          <table:table-cell table:style-name="ce75" table:formula="of:=IF(ABS([.I13])&gt;[.$I$3];[.J13]+[.K13]+[.L13];[.L13]-(SUM([.M9:.M12])))" office:value-type="float" office:value="12.1320025012577" calcext:value-type="float">
            <text:p>12,13</text:p>
          </table:table-cell>
          <table:table-cell table:style-name="ce8" table:formula="of:=[.M13]/[.H13]" office:value-type="float" office:value="0.381492755459921" calcext:value-type="float">
            <text:p>0,38</text:p>
          </table:table-cell>
          <table:table-cell table:style-name="ce8" table:formula="of:=[$Kalman.C12]" office:value-type="float" office:value="0.425531571949169" calcext:value-type="float">
            <text:p>0,43</text:p>
          </table:table-cell>
          <table:table-cell table:style-name="ce55" table:formula="of:=[.A13]/[.O13]" office:value-type="float" office:value="94.0000757564896" calcext:value-type="float">
            <text:p>94,0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4]/[.B1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3])/[.B14]*[.C14]" office:value-type="float" office:value="47.0000378782448" calcext:value-type="float">
            <text:p>47,00</text:p>
          </table:table-cell>
          <table:table-cell table:style-name="ce8" table:formula="of:=IF([.F14]&lt;ABS([.P13]-[.I13]);IF([.I13]&gt;[.P13];-[.F14];[.F14]);[.P13]-[.I13])" office:value-type="float" office:value="-15.3447063527093" calcext:value-type="float">
            <text:p>-15,34</text:p>
          </table:table-cell>
          <table:table-cell table:style-name="ce8" table:formula="of:=IF(ABS([.G14])&lt;ABS([.P13]*[.$H$3]);[.G14]+SIGN([.G14])*ABS([.P13]*[.$H$3]/2);[.G14])" office:value-type="float" office:value="-31.0113856454575" calcext:value-type="float">
            <text:p>-31,01</text:p>
          </table:table-cell>
          <table:table-cell table:style-name="ce8" table:formula="of:=[.I13]+[.H14]" office:value-type="float" office:value="78.3333964637413" calcext:value-type="float">
            <text:p>78,33</text:p>
          </table:table-cell>
          <table:table-cell table:style-name="ce75" table:formula="of:=[.E14]*[.H14]*[.$J$3]" office:value-type="float" office:value="-13.7828380646478" calcext:value-type="float">
            <text:p>-13,78</text:p>
          </table:table-cell>
          <table:table-cell table:style-name="ce8" table:formula="of:=[$Data.A12]" office:value-type="float" office:value="5.73920759586901" calcext:value-type="float">
            <text:p>5,74</text:p>
          </table:table-cell>
          <table:table-cell table:style-name="ce8" table:formula="of:=[$Data.B12]" office:value-type="float" office:value="1.89764332729022" calcext:value-type="float">
            <text:p>1,90</text:p>
          </table:table-cell>
          <table:table-cell table:style-name="ce75" table:formula="of:=IF(ABS([.I14])&gt;[.$I$3];[.J14]+[.K14]+[.L14];[.L14]-(SUM([.M10:.M13])))" office:value-type="float" office:value="-6.14598714148855" calcext:value-type="float">
            <text:p>-6,15</text:p>
          </table:table-cell>
          <table:table-cell table:style-name="ce8" table:formula="of:=[.M14]/[.H14]" office:value-type="float" office:value="0.198184860610664" calcext:value-type="float">
            <text:p>0,20</text:p>
          </table:table-cell>
          <table:table-cell table:style-name="ce8" table:formula="of:=[$Kalman.C13]" office:value-type="float" office:value="0.419259943447934" calcext:value-type="float">
            <text:p>0,42</text:p>
          </table:table-cell>
          <table:table-cell table:style-name="ce55" table:formula="of:=[.A14]/[.O14]" office:value-type="float" office:value="95.406204730759" calcext:value-type="float">
            <text:p>95,4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5]/[.B1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4])/[.B15]*[.C15]" office:value-type="float" office:value="47.7031023653795" calcext:value-type="float">
            <text:p>47,70</text:p>
          </table:table-cell>
          <table:table-cell table:style-name="ce8" table:formula="of:=IF([.F15]&lt;ABS([.P14]-[.I14]);IF([.I14]&gt;[.P14];-[.F15];[.F15]);[.P14]-[.I14])" office:value-type="float" office:value="17.0728082670177" calcext:value-type="float">
            <text:p>17,07</text:p>
          </table:table-cell>
          <table:table-cell table:style-name="ce8" table:formula="of:=IF(ABS([.G15])&lt;ABS([.P14]*[.$H$3]);[.G15]+SIGN([.G15])*ABS([.P14]*[.$H$3]/2);[.G15])" office:value-type="float" office:value="32.9738423888109" calcext:value-type="float">
            <text:p>32,97</text:p>
          </table:table-cell>
          <table:table-cell table:style-name="ce8" table:formula="of:=[.I14]+[.H15]" office:value-type="float" office:value="111.307238852552" calcext:value-type="float">
            <text:p>111,31</text:p>
          </table:table-cell>
          <table:table-cell table:style-name="ce75" table:formula="of:=[.E15]*[.H15]*[.$J$3]" office:value-type="float" office:value="14.6550410616937" calcext:value-type="float">
            <text:p>14,66</text:p>
          </table:table-cell>
          <table:table-cell table:style-name="ce8" table:formula="of:=[$Data.A13]" office:value-type="float" office:value="-1.07609869076593" calcext:value-type="float">
            <text:p>-1,08</text:p>
          </table:table-cell>
          <table:table-cell table:style-name="ce8" table:formula="of:=[$Data.B13]" office:value-type="float" office:value="-2.06450272056123" calcext:value-type="float">
            <text:p>-2,06</text:p>
          </table:table-cell>
          <table:table-cell table:style-name="ce75" table:formula="of:=IF(ABS([.I15])&gt;[.$I$3];[.J15]+[.K15]+[.L15];[.L15]-(SUM([.M11:.M14])))" office:value-type="float" office:value="11.5144396503666" calcext:value-type="float">
            <text:p>11,51</text:p>
          </table:table-cell>
          <table:table-cell table:style-name="ce8" table:formula="of:=[.M15]/[.H15]" office:value-type="float" office:value="0.349199208105446" calcext:value-type="float">
            <text:p>0,35</text:p>
          </table:table-cell>
          <table:table-cell table:style-name="ce8" table:formula="of:=[$Kalman.C14]" office:value-type="float" office:value="0.417354945410068" calcext:value-type="float">
            <text:p>0,42</text:p>
          </table:table-cell>
          <table:table-cell table:style-name="ce55" table:formula="of:=[.A15]/[.O15]" office:value-type="float" office:value="95.8416820979524" calcext:value-type="float">
            <text:p>95,8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6]/[.B1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5])/[.B16]*[.C16]" office:value-type="float" office:value="47.9208410489762" calcext:value-type="float">
            <text:p>47,92</text:p>
          </table:table-cell>
          <table:table-cell table:style-name="ce8" table:formula="of:=IF([.F16]&lt;ABS([.P15]-[.I15]);IF([.I15]&gt;[.P15];-[.F16];[.F16]);[.P15]-[.I15])" office:value-type="float" office:value="-15.4655567545997" calcext:value-type="float">
            <text:p>-15,47</text:p>
          </table:table-cell>
          <table:table-cell table:style-name="ce8" table:formula="of:=IF(ABS([.G16])&lt;ABS([.P15]*[.$H$3]);[.G16]+SIGN([.G16])*ABS([.P15]*[.$H$3]/2);[.G16])" office:value-type="float" office:value="-31.4391704375918" calcext:value-type="float">
            <text:p>-31,44</text:p>
          </table:table-cell>
          <table:table-cell table:style-name="ce8" table:formula="of:=[.I15]+[.H16]" office:value-type="float" office:value="79.8680684149604" calcext:value-type="float">
            <text:p>79,87</text:p>
          </table:table-cell>
          <table:table-cell table:style-name="ce75" table:formula="of:=[.E16]*[.H16]*[.$J$3]" office:value-type="float" office:value="-13.9729646389297" calcext:value-type="float">
            <text:p>-13,97</text:p>
          </table:table-cell>
          <table:table-cell table:style-name="ce8" table:formula="of:=[$Data.A14]" office:value-type="float" office:value="14.2876145569365" calcext:value-type="float">
            <text:p>14,29</text:p>
          </table:table-cell>
          <table:table-cell table:style-name="ce8" table:formula="of:=[$Data.B14]" office:value-type="float" office:value="-0.111903457664528" calcext:value-type="float">
            <text:p>-0,11</text:p>
          </table:table-cell>
          <table:table-cell table:style-name="ce75" table:formula="of:=IF(ABS([.I16])&gt;[.$I$3];[.J16]+[.K16]+[.L16];[.L16]-(SUM([.M12:.M15])))" office:value-type="float" office:value="0.202746460342306" calcext:value-type="float">
            <text:p>0,20</text:p>
          </table:table-cell>
          <table:table-cell table:style-name="ce8" table:formula="of:=[.M16]/[.H16]" office:value-type="float" office:value="-0.0064488489206408" calcext:value-type="float">
            <text:p>-0,01</text:p>
          </table:table-cell>
          <table:table-cell table:style-name="ce8" table:formula="of:=[$Kalman.C15]" office:value-type="float" office:value="0.40588238023441" calcext:value-type="float">
            <text:p>0,41</text:p>
          </table:table-cell>
          <table:table-cell table:style-name="ce55" table:formula="of:=[.A16]/[.O16]" office:value-type="float" office:value="98.5507180107172" calcext:value-type="float">
            <text:p>98,5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7]/[.B1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6])/[.B17]*[.C17]" office:value-type="float" office:value="49.2753590053586" calcext:value-type="float">
            <text:p>49,28</text:p>
          </table:table-cell>
          <table:table-cell table:style-name="ce8" table:formula="of:=IF([.F17]&lt;ABS([.P16]-[.I16]);IF([.I16]&gt;[.P16];-[.F17];[.F17]);[.P16]-[.I16])" office:value-type="float" office:value="18.6826495957568" calcext:value-type="float">
            <text:p>18,68</text:p>
          </table:table-cell>
          <table:table-cell table:style-name="ce8" table:formula="of:=IF(ABS([.G17])&lt;ABS([.P16]*[.$H$3]);[.G17]+SIGN([.G17])*ABS([.P16]*[.$H$3]/2);[.G17])" office:value-type="float" office:value="35.1077692642097" calcext:value-type="float">
            <text:p>35,11</text:p>
          </table:table-cell>
          <table:table-cell table:style-name="ce8" table:formula="of:=[.I16]+[.H17]" office:value-type="float" office:value="114.97583767917" calcext:value-type="float">
            <text:p>114,98</text:p>
          </table:table-cell>
          <table:table-cell table:style-name="ce75" table:formula="of:=[.E17]*[.H17]*[.$J$3]" office:value-type="float" office:value="15.6034530063154" calcext:value-type="float">
            <text:p>15,60</text:p>
          </table:table-cell>
          <table:table-cell table:style-name="ce8" table:formula="of:=[$Data.A15]" office:value-type="float" office:value="-2.81886975612543" calcext:value-type="float">
            <text:p>-2,82</text:p>
          </table:table-cell>
          <table:table-cell table:style-name="ce8" table:formula="of:=[$Data.B15]" office:value-type="float" office:value="-2.26814636691489" calcext:value-type="float">
            <text:p>-2,27</text:p>
          </table:table-cell>
          <table:table-cell table:style-name="ce75" table:formula="of:=IF(ABS([.I17])&gt;[.$I$3];[.J17]+[.K17]+[.L17];[.L17]-(SUM([.M13:.M16])))" office:value-type="float" office:value="10.5164368832751" calcext:value-type="float">
            <text:p>10,52</text:p>
          </table:table-cell>
          <table:table-cell table:style-name="ce8" table:formula="of:=[.M17]/[.H17]" office:value-type="float" office:value="0.299547282657915" calcext:value-type="float">
            <text:p>0,30</text:p>
          </table:table-cell>
          <table:table-cell table:style-name="ce8" table:formula="of:=[$Kalman.C16]" office:value-type="float" office:value="0.403080882634884" calcext:value-type="float">
            <text:p>0,40</text:p>
          </table:table-cell>
          <table:table-cell table:style-name="ce55" table:formula="of:=[.A17]/[.O17]" office:value-type="float" office:value="99.2356663965941" calcext:value-type="float">
            <text:p>99,2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8]/[.B1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7])/[.B18]*[.C18]" office:value-type="float" office:value="49.617833198297" calcext:value-type="float">
            <text:p>49,62</text:p>
          </table:table-cell>
          <table:table-cell table:style-name="ce8" table:formula="of:=IF([.F18]&lt;ABS([.P17]-[.I17]);IF([.I17]&gt;[.P17];-[.F18];[.F18]);[.P17]-[.I17])" office:value-type="float" office:value="-15.740171282576" calcext:value-type="float">
            <text:p>-15,74</text:p>
          </table:table-cell>
          <table:table-cell table:style-name="ce8" table:formula="of:=IF(ABS([.G18])&lt;ABS([.P17]*[.$H$3]);[.G18]+SIGN([.G18])*ABS([.P17]*[.$H$3]/2);[.G18])" office:value-type="float" office:value="-32.2794490153417" calcext:value-type="float">
            <text:p>-32,28</text:p>
          </table:table-cell>
          <table:table-cell table:style-name="ce8" table:formula="of:=[.I17]+[.H18]" office:value-type="float" office:value="82.6963886638284" calcext:value-type="float">
            <text:p>82,70</text:p>
          </table:table-cell>
          <table:table-cell table:style-name="ce75" table:formula="of:=[.E18]*[.H18]*[.$J$3]" office:value-type="float" office:value="-14.3464217845963" calcext:value-type="float">
            <text:p>-14,35</text:p>
          </table:table-cell>
          <table:table-cell table:style-name="ce8" table:formula="of:=[$Data.A16]" office:value-type="float" office:value="3.34459525822271" calcext:value-type="float">
            <text:p>3,34</text:p>
          </table:table-cell>
          <table:table-cell table:style-name="ce8" table:formula="of:=[$Data.B16]" office:value-type="float" office:value="-4.7128262411289" calcext:value-type="float">
            <text:p>-4,71</text:p>
          </table:table-cell>
          <table:table-cell table:style-name="ce75" table:formula="of:=IF(ABS([.I18])&gt;[.$I$3];[.J18]+[.K18]+[.L18];[.L18]-(SUM([.M14:.M17])))" office:value-type="float" office:value="-15.7146527675025" calcext:value-type="float">
            <text:p>-15,71</text:p>
          </table:table-cell>
          <table:table-cell table:style-name="ce8" table:formula="of:=[.M18]/[.H18]" office:value-type="float" office:value="0.486831505706113" calcext:value-type="float">
            <text:p>0,49</text:p>
          </table:table-cell>
          <table:table-cell table:style-name="ce8" table:formula="of:=[$Kalman.C17]" office:value-type="float" office:value="0.405272539961492" calcext:value-type="float">
            <text:p>0,41</text:p>
          </table:table-cell>
          <table:table-cell table:style-name="ce55" table:formula="of:=[.A18]/[.O18]" office:value-type="float" office:value="98.6990137644181" calcext:value-type="float">
            <text:p>98,7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9]/[.B1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8])/[.B19]*[.C19]" office:value-type="float" office:value="49.349506882209" calcext:value-type="float">
            <text:p>49,35</text:p>
          </table:table-cell>
          <table:table-cell table:style-name="ce8" table:formula="of:=IF([.F19]&lt;ABS([.P18]-[.I18]);IF([.I18]&gt;[.P18];-[.F19];[.F19]);[.P18]-[.I18])" office:value-type="float" office:value="16.0026251005897" calcext:value-type="float">
            <text:p>16,00</text:p>
          </table:table-cell>
          <table:table-cell table:style-name="ce8" table:formula="of:=IF(ABS([.G19])&lt;ABS([.P18]*[.$H$3]);[.G19]+SIGN([.G19])*ABS([.P18]*[.$H$3]/2);[.G19])" office:value-type="float" office:value="32.4524607279927" calcext:value-type="float">
            <text:p>32,45</text:p>
          </table:table-cell>
          <table:table-cell table:style-name="ce8" table:formula="of:=[.I18]+[.H19]" office:value-type="float" office:value="115.148849391821" calcext:value-type="float">
            <text:p>115,15</text:p>
          </table:table-cell>
          <table:table-cell table:style-name="ce75" table:formula="of:=[.E19]*[.H19]*[.$J$3]" office:value-type="float" office:value="14.4233158791079" calcext:value-type="float">
            <text:p>14,42</text:p>
          </table:table-cell>
          <table:table-cell table:style-name="ce8" table:formula="of:=[$Data.A17]" office:value-type="float" office:value="-13.0869171921386" calcext:value-type="float">
            <text:p>-13,09</text:p>
          </table:table-cell>
          <table:table-cell table:style-name="ce8" table:formula="of:=[$Data.B17]" office:value-type="float" office:value="1.75203390484302" calcext:value-type="float">
            <text:p>1,75</text:p>
          </table:table-cell>
          <table:table-cell table:style-name="ce75" table:formula="of:=IF(ABS([.I19])&gt;[.$I$3];[.J19]+[.K19]+[.L19];[.L19]-(SUM([.M15:.M18])))" office:value-type="float" office:value="3.08843259181232" calcext:value-type="float">
            <text:p>3,09</text:p>
          </table:table-cell>
          <table:table-cell table:style-name="ce8" table:formula="of:=[.M19]/[.H19]" office:value-type="float" office:value="0.0951679016792806" calcext:value-type="float">
            <text:p>0,10</text:p>
          </table:table-cell>
          <table:table-cell table:style-name="ce8" table:formula="of:=[$Kalman.C18]" office:value-type="float" office:value="0.397114495753935" calcext:value-type="float">
            <text:p>0,40</text:p>
          </table:table-cell>
          <table:table-cell table:style-name="ce55" table:formula="of:=[.A19]/[.O19]" office:value-type="float" office:value="100.726617707718" calcext:value-type="float">
            <text:p>100,7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0]/[.B2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9])/[.B20]*[.C20]" office:value-type="float" office:value="50.3633088538592" calcext:value-type="float">
            <text:p>50,36</text:p>
          </table:table-cell>
          <table:table-cell table:style-name="ce8" table:formula="of:=IF([.F20]&lt;ABS([.P19]-[.I19]);IF([.I19]&gt;[.P19];-[.F20];[.F20]);[.P19]-[.I19])" office:value-type="float" office:value="-14.4222316841027" calcext:value-type="float">
            <text:p>-14,42</text:p>
          </table:table-cell>
          <table:table-cell table:style-name="ce8" table:formula="of:=IF(ABS([.G20])&lt;ABS([.P19]*[.$H$3]);[.G20]+SIGN([.G20])*ABS([.P19]*[.$H$3]/2);[.G20])" office:value-type="float" office:value="-31.2100013020557" calcext:value-type="float">
            <text:p>-31,21</text:p>
          </table:table-cell>
          <table:table-cell table:style-name="ce8" table:formula="of:=[.I19]+[.H20]" office:value-type="float" office:value="83.9388480897654" calcext:value-type="float">
            <text:p>83,94</text:p>
          </table:table-cell>
          <table:table-cell table:style-name="ce75" table:formula="of:=[.E20]*[.H20]*[.$J$3]" office:value-type="float" office:value="-13.8711116898025" calcext:value-type="float">
            <text:p>-13,87</text:p>
          </table:table-cell>
          <table:table-cell table:style-name="ce8" table:formula="of:=[$Data.A18]" office:value-type="float" office:value="10.3428627111956" calcext:value-type="float">
            <text:p>10,34</text:p>
          </table:table-cell>
          <table:table-cell table:style-name="ce8" table:formula="of:=[$Data.B18]" office:value-type="float" office:value="2.43287695322251" calcext:value-type="float">
            <text:p>2,43</text:p>
          </table:table-cell>
          <table:table-cell table:style-name="ce75" table:formula="of:=IF(ABS([.I20])&gt;[.$I$3];[.J20]+[.K20]+[.L20];[.L20]-(SUM([.M16:.M19])))" office:value-type="float" office:value="-1.09537202538438" calcext:value-type="float">
            <text:p>-1,10</text:p>
          </table:table-cell>
          <table:table-cell table:style-name="ce8" table:formula="of:=[.M20]/[.H20]" office:value-type="float" office:value="0.0350968272888933" calcext:value-type="float">
            <text:p>0,04</text:p>
          </table:table-cell>
          <table:table-cell table:style-name="ce8" table:formula="of:=[$Kalman.C19]" office:value-type="float" office:value="0.387777521354858" calcext:value-type="float">
            <text:p>0,39</text:p>
          </table:table-cell>
          <table:table-cell table:style-name="ce55" table:formula="of:=[.A20]/[.O20]" office:value-type="float" office:value="103.151930674691" calcext:value-type="float">
            <text:p>103,1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1]/[.B2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0])/[.B21]*[.C21]" office:value-type="float" office:value="51.5759653373457" calcext:value-type="float">
            <text:p>51,58</text:p>
          </table:table-cell>
          <table:table-cell table:style-name="ce8" table:formula="of:=IF([.F21]&lt;ABS([.P20]-[.I20]);IF([.I20]&gt;[.P20];-[.F21];[.F21]);[.P20]-[.I20])" office:value-type="float" office:value="19.213082584926" calcext:value-type="float">
            <text:p>19,21</text:p>
          </table:table-cell>
          <table:table-cell table:style-name="ce8" table:formula="of:=IF(ABS([.G21])&lt;ABS([.P20]*[.$H$3]);[.G21]+SIGN([.G21])*ABS([.P20]*[.$H$3]/2);[.G21])" office:value-type="float" office:value="36.4050710307079" calcext:value-type="float">
            <text:p>36,41</text:p>
          </table:table-cell>
          <table:table-cell table:style-name="ce8" table:formula="of:=[.I20]+[.H21]" office:value-type="float" office:value="120.343919120473" calcext:value-type="float">
            <text:p>120,34</text:p>
          </table:table-cell>
          <table:table-cell table:style-name="ce75" table:formula="of:=[.E21]*[.H21]*[.$J$3]" office:value-type="float" office:value="16.1800315692035" calcext:value-type="float">
            <text:p>16,18</text:p>
          </table:table-cell>
          <table:table-cell table:style-name="ce8" table:formula="of:=[$Data.A19]" office:value-type="float" office:value="4.94660146429828" calcext:value-type="float">
            <text:p>4,95</text:p>
          </table:table-cell>
          <table:table-cell table:style-name="ce8" table:formula="of:=[$Data.B19]" office:value-type="float" office:value="1.16934159290665" calcext:value-type="float">
            <text:p>1,17</text:p>
          </table:table-cell>
          <table:table-cell table:style-name="ce75" table:formula="of:=IF(ABS([.I21])&gt;[.$I$3];[.J21]+[.K21]+[.L21];[.L21]-(SUM([.M17:.M20])))" office:value-type="float" office:value="22.2959746264084" calcext:value-type="float">
            <text:p>22,30</text:p>
          </table:table-cell>
          <table:table-cell table:style-name="ce8" table:formula="of:=[.M21]/[.H21]" office:value-type="float" office:value="0.612441453763451" calcext:value-type="float">
            <text:p>0,61</text:p>
          </table:table-cell>
          <table:table-cell table:style-name="ce8" table:formula="of:=[$Kalman.C20]" office:value-type="float" office:value="0.393439133158534" calcext:value-type="float">
            <text:p>0,39</text:p>
          </table:table-cell>
          <table:table-cell table:style-name="ce55" table:formula="of:=[.A21]/[.O21]" office:value-type="float" office:value="101.667568446686" calcext:value-type="float">
            <text:p>101,6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2]/[.B2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1])/[.B22]*[.C22]" office:value-type="float" office:value="50.8337842233429" calcext:value-type="float">
            <text:p>50,83</text:p>
          </table:table-cell>
          <table:table-cell table:style-name="ce8" table:formula="of:=IF([.F22]&lt;ABS([.P21]-[.I21]);IF([.I21]&gt;[.P21];-[.F22];[.F22]);[.P21]-[.I21])" office:value-type="float" office:value="-18.6763506737875" calcext:value-type="float">
            <text:p>-18,68</text:p>
          </table:table-cell>
          <table:table-cell table:style-name="ce8" table:formula="of:=IF(ABS([.G22])&lt;ABS([.P21]*[.$H$3]);[.G22]+SIGN([.G22])*ABS([.P21]*[.$H$3]/2);[.G22])" office:value-type="float" office:value="-35.6209454149017" calcext:value-type="float">
            <text:p>-35,62</text:p>
          </table:table-cell>
          <table:table-cell table:style-name="ce8" table:formula="of:=[.I21]+[.H22]" office:value-type="float" office:value="84.7229737055715" calcext:value-type="float">
            <text:p>84,72</text:p>
          </table:table-cell>
          <table:table-cell table:style-name="ce75" table:formula="of:=[.E22]*[.H22]*[.$J$3]" office:value-type="float" office:value="-15.8315312955119" calcext:value-type="float">
            <text:p>-15,83</text:p>
          </table:table-cell>
          <table:table-cell table:style-name="ce8" table:formula="of:=[$Data.A20]" office:value-type="float" office:value="-8.45693185710454" calcext:value-type="float">
            <text:p>-8,46</text:p>
          </table:table-cell>
          <table:table-cell table:style-name="ce8" table:formula="of:=[$Data.B20]" office:value-type="float" office:value="0.604152012894563" calcext:value-type="float">
            <text:p>0,60</text:p>
          </table:table-cell>
          <table:table-cell table:style-name="ce75" table:formula="of:=IF(ABS([.I22])&gt;[.$I$3];[.J22]+[.K22]+[.L22];[.L22]-(SUM([.M18:.M21])))" office:value-type="float" office:value="-23.6843111397219" calcext:value-type="float">
            <text:p>-23,68</text:p>
          </table:table-cell>
          <table:table-cell table:style-name="ce8" table:formula="of:=[.M22]/[.H22]" office:value-type="float" office:value="0.664898442864285" calcext:value-type="float">
            <text:p>0,66</text:p>
          </table:table-cell>
          <table:table-cell table:style-name="ce8" table:formula="of:=[$Kalman.C21]" office:value-type="float" office:value="0.400377330306979" calcext:value-type="float">
            <text:p>0,40</text:p>
          </table:table-cell>
          <table:table-cell table:style-name="ce55" table:formula="of:=[.A22]/[.O22]" office:value-type="float" office:value="99.9057563257415" calcext:value-type="float">
            <text:p>99,9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3]/[.B2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2])/[.B23]*[.C23]" office:value-type="float" office:value="49.9528781628708" calcext:value-type="float">
            <text:p>49,95</text:p>
          </table:table-cell>
          <table:table-cell table:style-name="ce8" table:formula="of:=IF([.F23]&lt;ABS([.P22]-[.I22]);IF([.I22]&gt;[.P22];-[.F23];[.F23]);[.P22]-[.I22])" office:value-type="float" office:value="15.18278262017" calcext:value-type="float">
            <text:p>15,18</text:p>
          </table:table-cell>
          <table:table-cell table:style-name="ce8" table:formula="of:=IF(ABS([.G23])&lt;ABS([.P22]*[.$H$3]);[.G23]+SIGN([.G23])*ABS([.P22]*[.$H$3]/2);[.G23])" office:value-type="float" office:value="31.8337420077936" calcext:value-type="float">
            <text:p>31,83</text:p>
          </table:table-cell>
          <table:table-cell table:style-name="ce8" table:formula="of:=[.I22]+[.H23]" office:value-type="float" office:value="116.556715713365" calcext:value-type="float">
            <text:p>116,56</text:p>
          </table:table-cell>
          <table:table-cell table:style-name="ce75" table:formula="of:=[.E23]*[.H23]*[.$J$3]" office:value-type="float" office:value="14.1483297812416" calcext:value-type="float">
            <text:p>14,15</text:p>
          </table:table-cell>
          <table:table-cell table:style-name="ce8" table:formula="of:=[$Data.A21]" office:value-type="float" office:value="-0.63941179480291" calcext:value-type="float">
            <text:p>-0,64</text:p>
          </table:table-cell>
          <table:table-cell table:style-name="ce8" table:formula="of:=[$Data.B21]" office:value-type="float" office:value="-0.594983081740058" calcext:value-type="float">
            <text:p>-0,59</text:p>
          </table:table-cell>
          <table:table-cell table:style-name="ce75" table:formula="of:=IF(ABS([.I23])&gt;[.$I$3];[.J23]+[.K23]+[.L23];[.L23]-(SUM([.M19:.M22])))" office:value-type="float" office:value="12.9139349046986" calcext:value-type="float">
            <text:p>12,91</text:p>
          </table:table-cell>
          <table:table-cell table:style-name="ce8" table:formula="of:=[.M23]/[.H23]" office:value-type="float" office:value="0.40566813984787" calcext:value-type="float">
            <text:p>0,41</text:p>
          </table:table-cell>
          <table:table-cell table:style-name="ce8" table:formula="of:=[$Kalman.C22]" office:value-type="float" office:value="0.400514880196421" calcext:value-type="float">
            <text:p>0,40</text:p>
          </table:table-cell>
          <table:table-cell table:style-name="ce55" table:formula="of:=[.A23]/[.O23]" office:value-type="float" office:value="99.871445426405" calcext:value-type="float">
            <text:p>99,8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4]/[.B2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3])/[.B24]*[.C24]" office:value-type="float" office:value="49.9357227132025" calcext:value-type="float">
            <text:p>49,94</text:p>
          </table:table-cell>
          <table:table-cell table:style-name="ce8" table:formula="of:=IF([.F24]&lt;ABS([.P23]-[.I23]);IF([.I23]&gt;[.P23];-[.F24];[.F24]);[.P23]-[.I23])" office:value-type="float" office:value="-16.6852702869601" calcext:value-type="float">
            <text:p>-16,69</text:p>
          </table:table-cell>
          <table:table-cell table:style-name="ce8" table:formula="of:=IF(ABS([.G24])&lt;ABS([.P23]*[.$H$3]);[.G24]+SIGN([.G24])*ABS([.P23]*[.$H$3]/2);[.G24])" office:value-type="float" office:value="-33.3305111913609" calcext:value-type="float">
            <text:p>-33,33</text:p>
          </table:table-cell>
          <table:table-cell table:style-name="ce8" table:formula="of:=[.I23]+[.H24]" office:value-type="float" office:value="83.2262045220042" calcext:value-type="float">
            <text:p>83,23</text:p>
          </table:table-cell>
          <table:table-cell table:style-name="ce75" table:formula="of:=[.E24]*[.H24]*[.$J$3]" office:value-type="float" office:value="-14.8135605294937" calcext:value-type="float">
            <text:p>-14,81</text:p>
          </table:table-cell>
          <table:table-cell table:style-name="ce8" table:formula="of:=[$Data.A22]" office:value-type="float" office:value="9.35052818535243" calcext:value-type="float">
            <text:p>9,35</text:p>
          </table:table-cell>
          <table:table-cell table:style-name="ce8" table:formula="of:=[$Data.B22]" office:value-type="float" office:value="2.08822054611713" calcext:value-type="float">
            <text:p>2,09</text:p>
          </table:table-cell>
          <table:table-cell table:style-name="ce75" table:formula="of:=IF(ABS([.I24])&gt;[.$I$3];[.J24]+[.K24]+[.L24];[.L24]-(SUM([.M20:.M23])))" office:value-type="float" office:value="-3.37481179802418" calcext:value-type="float">
            <text:p>-3,37</text:p>
          </table:table-cell>
          <table:table-cell table:style-name="ce8" table:formula="of:=[.M24]/[.H24]" office:value-type="float" office:value="0.101252926444732" calcext:value-type="float">
            <text:p>0,10</text:p>
          </table:table-cell>
          <table:table-cell table:style-name="ce8" table:formula="of:=[$Kalman.C23]" office:value-type="float" office:value="0.392732097186463" calcext:value-type="float">
            <text:p>0,39</text:p>
          </table:table-cell>
          <table:table-cell table:style-name="ce55" table:formula="of:=[.A24]/[.O24]" office:value-type="float" office:value="101.850600667887" calcext:value-type="float">
            <text:p>101,8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5]/[.B2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4])/[.B25]*[.C25]" office:value-type="float" office:value="50.9253003339433" calcext:value-type="float">
            <text:p>50,93</text:p>
          </table:table-cell>
          <table:table-cell table:style-name="ce8" table:formula="of:=IF([.F25]&lt;ABS([.P24]-[.I24]);IF([.I24]&gt;[.P24];-[.F25];[.F25]);[.P24]-[.I24])" office:value-type="float" office:value="18.6243961458823" calcext:value-type="float">
            <text:p>18,62</text:p>
          </table:table-cell>
          <table:table-cell table:style-name="ce8" table:formula="of:=IF(ABS([.G25])&lt;ABS([.P24]*[.$H$3]);[.G25]+SIGN([.G25])*ABS([.P24]*[.$H$3]/2);[.G25])" office:value-type="float" office:value="35.5994962571967" calcext:value-type="float">
            <text:p>35,60</text:p>
          </table:table-cell>
          <table:table-cell table:style-name="ce8" table:formula="of:=[.I24]+[.H25]" office:value-type="float" office:value="118.825700779201" calcext:value-type="float">
            <text:p>118,83</text:p>
          </table:table-cell>
          <table:table-cell table:style-name="ce75" table:formula="of:=[.E25]*[.H25]*[.$J$3]" office:value-type="float" office:value="15.8219983365319" calcext:value-type="float">
            <text:p>15,82</text:p>
          </table:table-cell>
          <table:table-cell table:style-name="ce8" table:formula="of:=[$Data.A23]" office:value-type="float" office:value="11.3600886346501" calcext:value-type="float">
            <text:p>11,36</text:p>
          </table:table-cell>
          <table:table-cell table:style-name="ce8" table:formula="of:=[$Data.B23]" office:value-type="float" office:value="-2.72982590434422" calcext:value-type="float">
            <text:p>-2,73</text:p>
          </table:table-cell>
          <table:table-cell table:style-name="ce75" table:formula="of:=IF(ABS([.I25])&gt;[.$I$3];[.J25]+[.K25]+[.L25];[.L25]-(SUM([.M21:.M24])))" office:value-type="float" office:value="24.4522610668378" calcext:value-type="float">
            <text:p>24,45</text:p>
          </table:table-cell>
          <table:table-cell table:style-name="ce8" table:formula="of:=[.M25]/[.H25]" office:value-type="float" office:value="0.686870985200936" calcext:value-type="float">
            <text:p>0,69</text:p>
          </table:table-cell>
          <table:table-cell table:style-name="ce8" table:formula="of:=[$Kalman.C24]" office:value-type="float" office:value="0.400236793664298" calcext:value-type="float">
            <text:p>0,40</text:p>
          </table:table-cell>
          <table:table-cell table:style-name="ce55" table:formula="of:=[.A25]/[.O25]" office:value-type="float" office:value="99.9408366077167" calcext:value-type="float">
            <text:p>99,9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6]/[.B2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5])/[.B26]*[.C26]" office:value-type="float" office:value="49.9704183038583" calcext:value-type="float">
            <text:p>49,97</text:p>
          </table:table-cell>
          <table:table-cell table:style-name="ce8" table:formula="of:=IF([.F26]&lt;ABS([.P25]-[.I25]);IF([.I25]&gt;[.P25];-[.F26];[.F26]);[.P25]-[.I25])" office:value-type="float" office:value="-18.8848641714843" calcext:value-type="float">
            <text:p>-18,88</text:p>
          </table:table-cell>
          <table:table-cell table:style-name="ce8" table:formula="of:=IF(ABS([.G26])&lt;ABS([.P25]*[.$H$3]);[.G26]+SIGN([.G26])*ABS([.P25]*[.$H$3]/2);[.G26])" office:value-type="float" office:value="-35.5416702727704" calcext:value-type="float">
            <text:p>-35,54</text:p>
          </table:table-cell>
          <table:table-cell table:style-name="ce8" table:formula="of:=[.I25]+[.H26]" office:value-type="float" office:value="83.2840305064306" calcext:value-type="float">
            <text:p>83,28</text:p>
          </table:table-cell>
          <table:table-cell table:style-name="ce75" table:formula="of:=[.E26]*[.H26]*[.$J$3]" office:value-type="float" office:value="-15.7962978990091" calcext:value-type="float">
            <text:p>-15,80</text:p>
          </table:table-cell>
          <table:table-cell table:style-name="ce8" table:formula="of:=[$Data.A24]" office:value-type="float" office:value="-7.70756568260867" calcext:value-type="float">
            <text:p>-7,71</text:p>
          </table:table-cell>
          <table:table-cell table:style-name="ce8" table:formula="of:=[$Data.B24]" office:value-type="float" office:value="-3.05689148085359" calcext:value-type="float">
            <text:p>-3,06</text:p>
          </table:table-cell>
          <table:table-cell table:style-name="ce75" table:formula="of:=IF(ABS([.I26])&gt;[.$I$3];[.J26]+[.K26]+[.L26];[.L26]-(SUM([.M22:.M25])))" office:value-type="float" office:value="-26.5607550624713" calcext:value-type="float">
            <text:p>-26,56</text:p>
          </table:table-cell>
          <table:table-cell table:style-name="ce8" table:formula="of:=[.M26]/[.H26]" office:value-type="float" office:value="0.747313079509951" calcext:value-type="float">
            <text:p>0,75</text:p>
          </table:table-cell>
          <table:table-cell table:style-name="ce8" table:formula="of:=[$Kalman.C25]" office:value-type="float" office:value="0.40925696015037" calcext:value-type="float">
            <text:p>0,41</text:p>
          </table:table-cell>
          <table:table-cell table:style-name="ce55" table:formula="of:=[.A26]/[.O26]" office:value-type="float" office:value="97.7381056275822" calcext:value-type="float">
            <text:p>97,7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7]/[.B2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6])/[.B27]*[.C27]" office:value-type="float" office:value="48.8690528137911" calcext:value-type="float">
            <text:p>48,87</text:p>
          </table:table-cell>
          <table:table-cell table:style-name="ce8" table:formula="of:=IF([.F27]&lt;ABS([.P26]-[.I26]);IF([.I26]&gt;[.P26];-[.F27];[.F27]);[.P26]-[.I26])" office:value-type="float" office:value="14.4540751211516" calcext:value-type="float">
            <text:p>14,45</text:p>
          </table:table-cell>
          <table:table-cell table:style-name="ce8" table:formula="of:=IF(ABS([.G27])&lt;ABS([.P26]*[.$H$3]);[.G27]+SIGN([.G27])*ABS([.P26]*[.$H$3]/2);[.G27])" office:value-type="float" office:value="30.7437593924153" calcext:value-type="float">
            <text:p>30,74</text:p>
          </table:table-cell>
          <table:table-cell table:style-name="ce8" table:formula="of:=[.I26]+[.H27]" office:value-type="float" office:value="114.027789898846" calcext:value-type="float">
            <text:p>114,03</text:p>
          </table:table-cell>
          <table:table-cell table:style-name="ce75" table:formula="of:=[.E27]*[.H27]*[.$J$3]" office:value-type="float" office:value="13.6638930632957" calcext:value-type="float">
            <text:p>13,66</text:p>
          </table:table-cell>
          <table:table-cell table:style-name="ce8" table:formula="of:=[$Data.A25]" office:value-type="float" office:value="-7.87626690322315" calcext:value-type="float">
            <text:p>-7,88</text:p>
          </table:table-cell>
          <table:table-cell table:style-name="ce8" table:formula="of:=[$Data.B25]" office:value-type="float" office:value="2.88708908433178" calcext:value-type="float">
            <text:p>2,89</text:p>
          </table:table-cell>
          <table:table-cell table:style-name="ce75" table:formula="of:=IF(ABS([.I27])&gt;[.$I$3];[.J27]+[.K27]+[.L27];[.L27]-(SUM([.M23:.M26])))" office:value-type="float" office:value="8.6747152444043" calcext:value-type="float">
            <text:p>8,67</text:p>
          </table:table-cell>
          <table:table-cell table:style-name="ce8" table:formula="of:=[.M27]/[.H27]" office:value-type="float" office:value="0.282161824573231" calcext:value-type="float">
            <text:p>0,28</text:p>
          </table:table-cell>
          <table:table-cell table:style-name="ce8" table:formula="of:=[$Kalman.C26]" office:value-type="float" office:value="0.405881419787151" calcext:value-type="float">
            <text:p>0,41</text:p>
          </table:table-cell>
          <table:table-cell table:style-name="ce55" table:formula="of:=[.A27]/[.O27]" office:value-type="float" office:value="98.5509512137227" calcext:value-type="float">
            <text:p>98,5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8]/[.B2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7])/[.B28]*[.C28]" office:value-type="float" office:value="49.2754756068614" calcext:value-type="float">
            <text:p>49,28</text:p>
          </table:table-cell>
          <table:table-cell table:style-name="ce8" table:formula="of:=IF([.F28]&lt;ABS([.P27]-[.I27]);IF([.I27]&gt;[.P27];-[.F28];[.F28]);[.P27]-[.I27])" office:value-type="float" office:value="-15.4768386851231" calcext:value-type="float">
            <text:p>-15,48</text:p>
          </table:table-cell>
          <table:table-cell table:style-name="ce8" table:formula="of:=IF(ABS([.G28])&lt;ABS([.P27]*[.$H$3]);[.G28]+SIGN([.G28])*ABS([.P27]*[.$H$3]/2);[.G28])" office:value-type="float" office:value="-31.9019972207436" calcext:value-type="float">
            <text:p>-31,90</text:p>
          </table:table-cell>
          <table:table-cell table:style-name="ce8" table:formula="of:=[.I27]+[.H28]" office:value-type="float" office:value="82.1257926781023" calcext:value-type="float">
            <text:p>82,13</text:p>
          </table:table-cell>
          <table:table-cell table:style-name="ce75" table:formula="of:=[.E28]*[.H28]*[.$J$3]" office:value-type="float" office:value="-14.1786654314416" calcext:value-type="float">
            <text:p>-14,18</text:p>
          </table:table-cell>
          <table:table-cell table:style-name="ce8" table:formula="of:=[$Data.A26]" office:value-type="float" office:value="-9.175016813411" calcext:value-type="float">
            <text:p>-9,18</text:p>
          </table:table-cell>
          <table:table-cell table:style-name="ce8" table:formula="of:=[$Data.B26]" office:value-type="float" office:value="1.23265500752151" calcext:value-type="float">
            <text:p>1,23</text:p>
          </table:table-cell>
          <table:table-cell table:style-name="ce75" table:formula="of:=IF(ABS([.I28])&gt;[.$I$3];[.J28]+[.K28]+[.L28];[.L28]-(SUM([.M24:.M27])))" office:value-type="float" office:value="-22.1210272373311" calcext:value-type="float">
            <text:p>-22,12</text:p>
          </table:table-cell>
          <table:table-cell table:style-name="ce8" table:formula="of:=[.M28]/[.H28]" office:value-type="float" office:value="0.69340571639657" calcext:value-type="float">
            <text:p>0,69</text:p>
          </table:table-cell>
          <table:table-cell table:style-name="ce8" table:formula="of:=[$Kalman.C27]" office:value-type="float" office:value="0.413456498846324" calcext:value-type="float">
            <text:p>0,41</text:p>
          </table:table-cell>
          <table:table-cell table:style-name="ce55" table:formula="of:=[.A28]/[.O28]" office:value-type="float" office:value="96.7453652599798" calcext:value-type="float">
            <text:p>96,7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9]/[.B2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8])/[.B29]*[.C29]" office:value-type="float" office:value="48.3726826299899" calcext:value-type="float">
            <text:p>48,37</text:p>
          </table:table-cell>
          <table:table-cell table:style-name="ce8" table:formula="of:=IF([.F29]&lt;ABS([.P28]-[.I28]);IF([.I28]&gt;[.P28];-[.F29];[.F29]);[.P28]-[.I28])" office:value-type="float" office:value="14.6195725818775" calcext:value-type="float">
            <text:p>14,62</text:p>
          </table:table-cell>
          <table:table-cell table:style-name="ce8" table:formula="of:=IF(ABS([.G29])&lt;ABS([.P28]*[.$H$3]);[.G29]+SIGN([.G29])*ABS([.P28]*[.$H$3]/2);[.G29])" office:value-type="float" office:value="30.7438001252074" calcext:value-type="float">
            <text:p>30,74</text:p>
          </table:table-cell>
          <table:table-cell table:style-name="ce8" table:formula="of:=[.I28]+[.H29]" office:value-type="float" office:value="112.86959280331" calcext:value-type="float">
            <text:p>112,87</text:p>
          </table:table-cell>
          <table:table-cell table:style-name="ce75" table:formula="of:=[.E29]*[.H29]*[.$J$3]" office:value-type="float" office:value="13.6639111667589" calcext:value-type="float">
            <text:p>13,66</text:p>
          </table:table-cell>
          <table:table-cell table:style-name="ce8" table:formula="of:=[$Data.A27]" office:value-type="float" office:value="-4.43950100489599" calcext:value-type="float">
            <text:p>-4,44</text:p>
          </table:table-cell>
          <table:table-cell table:style-name="ce8" table:formula="of:=[$Data.B27]" office:value-type="float" office:value="3.7759809997204" calcext:value-type="float">
            <text:p>3,78</text:p>
          </table:table-cell>
          <table:table-cell table:style-name="ce75" table:formula="of:=IF(ABS([.I29])&gt;[.$I$3];[.J29]+[.K29]+[.L29];[.L29]-(SUM([.M25:.M28])))" office:value-type="float" office:value="13.0003911615833" calcext:value-type="float">
            <text:p>13,00</text:p>
          </table:table-cell>
          <table:table-cell table:style-name="ce8" table:formula="of:=[.M29]/[.H29]" office:value-type="float" office:value="0.422862206644519" calcext:value-type="float">
            <text:p>0,42</text:p>
          </table:table-cell>
          <table:table-cell table:style-name="ce8" table:formula="of:=[$Kalman.C28]" office:value-type="float" office:value="0.413708801178102" calcext:value-type="float">
            <text:p>0,41</text:p>
          </table:table-cell>
          <table:table-cell table:style-name="ce55" table:formula="of:=[.A29]/[.O29]" office:value-type="float" office:value="96.6863646267463" calcext:value-type="float">
            <text:p>96,6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0]/[.B3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29])/[.B30]*[.C30]" office:value-type="float" office:value="48.3431823133731" calcext:value-type="float">
            <text:p>48,34</text:p>
          </table:table-cell>
          <table:table-cell table:style-name="ce8" table:formula="of:=IF([.F30]&lt;ABS([.P29]-[.I29]);IF([.I29]&gt;[.P29];-[.F30];[.F30]);[.P29]-[.I29])" office:value-type="float" office:value="-16.1832281765635" calcext:value-type="float">
            <text:p>-16,18</text:p>
          </table:table-cell>
          <table:table-cell table:style-name="ce8" table:formula="of:=IF(ABS([.G30])&lt;ABS([.P29]*[.$H$3]);[.G30]+SIGN([.G30])*ABS([.P29]*[.$H$3]/2);[.G30])" office:value-type="float" office:value="-32.2976222810212" calcext:value-type="float">
            <text:p>-32,30</text:p>
          </table:table-cell>
          <table:table-cell table:style-name="ce8" table:formula="of:=[.I29]+[.H30]" office:value-type="float" office:value="80.5719705222886" calcext:value-type="float">
            <text:p>80,57</text:p>
          </table:table-cell>
          <table:table-cell table:style-name="ce75" table:formula="of:=[.E30]*[.H30]*[.$J$3]" office:value-type="float" office:value="-14.354498791565" calcext:value-type="float">
            <text:p>-14,35</text:p>
          </table:table-cell>
          <table:table-cell table:style-name="ce8" table:formula="of:=[$Data.A28]" office:value-type="float" office:value="-4.72138528765216" calcext:value-type="float">
            <text:p>-4,72</text:p>
          </table:table-cell>
          <table:table-cell table:style-name="ce8" table:formula="of:=[$Data.B28]" office:value-type="float" office:value="2.62435314790242" calcext:value-type="float">
            <text:p>2,62</text:p>
          </table:table-cell>
          <table:table-cell table:style-name="ce75" table:formula="of:=IF(ABS([.I30])&gt;[.$I$3];[.J30]+[.K30]+[.L30];[.L30]-(SUM([.M26:.M29])))" office:value-type="float" office:value="-16.4515309313147" calcext:value-type="float">
            <text:p>-16,45</text:p>
          </table:table-cell>
          <table:table-cell table:style-name="ce8" table:formula="of:=[.M30]/[.H30]" office:value-type="float" office:value="0.509372819713171" calcext:value-type="float">
            <text:p>0,51</text:p>
          </table:table-cell>
          <table:table-cell table:style-name="ce8" table:formula="of:=[$Kalman.C29]" office:value-type="float" office:value="0.416276453579904" calcext:value-type="float">
            <text:p>0,42</text:p>
          </table:table-cell>
          <table:table-cell table:style-name="ce55" table:formula="of:=[.A30]/[.O30]" office:value-type="float" office:value="96.089989371263" calcext:value-type="float">
            <text:p>96,0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1]/[.B3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0])/[.B31]*[.C31]" office:value-type="float" office:value="48.0449946856315" calcext:value-type="float">
            <text:p>48,04</text:p>
          </table:table-cell>
          <table:table-cell table:style-name="ce8" table:formula="of:=IF([.F31]&lt;ABS([.P30]-[.I30]);IF([.I30]&gt;[.P30];-[.F31];[.F31]);[.P30]-[.I30])" office:value-type="float" office:value="15.5180188489744" calcext:value-type="float">
            <text:p>15,52</text:p>
          </table:table-cell>
          <table:table-cell table:style-name="ce8" table:formula="of:=IF(ABS([.G31])&lt;ABS([.P30]*[.$H$3]);[.G31]+SIGN([.G31])*ABS([.P30]*[.$H$3]/2);[.G31])" office:value-type="float" office:value="31.5330170775183" calcext:value-type="float">
            <text:p>31,53</text:p>
          </table:table-cell>
          <table:table-cell table:style-name="ce8" table:formula="of:=[.I30]+[.H31]" office:value-type="float" office:value="112.104987599807" calcext:value-type="float">
            <text:p>112,10</text:p>
          </table:table-cell>
          <table:table-cell table:style-name="ce75" table:formula="of:=[.E31]*[.H31]*[.$J$3]" office:value-type="float" office:value="14.0146742566748" calcext:value-type="float">
            <text:p>14,01</text:p>
          </table:table-cell>
          <table:table-cell table:style-name="ce8" table:formula="of:=[$Data.A29]" office:value-type="float" office:value="-0.289558702505263" calcext:value-type="float">
            <text:p>-0,29</text:p>
          </table:table-cell>
          <table:table-cell table:style-name="ce8" table:formula="of:=[$Data.B29]" office:value-type="float" office:value="0.213990550710483" calcext:value-type="float">
            <text:p>0,21</text:p>
          </table:table-cell>
          <table:table-cell table:style-name="ce75" table:formula="of:=IF(ABS([.I31])&gt;[.$I$3];[.J31]+[.K31]+[.L31];[.L31]-(SUM([.M27:.M30])))" office:value-type="float" office:value="13.93910610488" calcext:value-type="float">
            <text:p>13,94</text:p>
          </table:table-cell>
          <table:table-cell table:style-name="ce8" table:formula="of:=[.M31]/[.H31]" office:value-type="float" office:value="0.442047967392819" calcext:value-type="float">
            <text:p>0,44</text:p>
          </table:table-cell>
          <table:table-cell table:style-name="ce8" table:formula="of:=[$Kalman.C30]" office:value-type="float" office:value="0.416972346288219" calcext:value-type="float">
            <text:p>0,42</text:p>
          </table:table-cell>
          <table:table-cell table:style-name="ce55" table:formula="of:=[.A31]/[.O31]" office:value-type="float" office:value="95.9296230459159" calcext:value-type="float">
            <text:p>95,9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2]/[.B3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1])/[.B32]*[.C32]" office:value-type="float" office:value="47.964811522958" calcext:value-type="float">
            <text:p>47,96</text:p>
          </table:table-cell>
          <table:table-cell table:style-name="ce8" table:formula="of:=IF([.F32]&lt;ABS([.P31]-[.I31]);IF([.I31]&gt;[.P31];-[.F32];[.F32]);[.P31]-[.I31])" office:value-type="float" office:value="-16.1753645538909" calcext:value-type="float">
            <text:p>-16,18</text:p>
          </table:table-cell>
          <table:table-cell table:style-name="ce8" table:formula="of:=IF(ABS([.G32])&lt;ABS([.P31]*[.$H$3]);[.G32]+SIGN([.G32])*ABS([.P31]*[.$H$3]/2);[.G32])" office:value-type="float" office:value="-32.1636350615436" calcext:value-type="float">
            <text:p>-32,16</text:p>
          </table:table-cell>
          <table:table-cell table:style-name="ce8" table:formula="of:=[.I31]+[.H32]" office:value-type="float" office:value="79.9413525382633" calcext:value-type="float">
            <text:p>79,94</text:p>
          </table:table-cell>
          <table:table-cell table:style-name="ce75" table:formula="of:=[.E32]*[.H32]*[.$J$3]" office:value-type="float" office:value="-14.2949489162416" calcext:value-type="float">
            <text:p>-14,29</text:p>
          </table:table-cell>
          <table:table-cell table:style-name="ce8" table:formula="of:=[$Data.A30]" office:value-type="float" office:value="-9.69625643147775" calcext:value-type="float">
            <text:p>-9,70</text:p>
          </table:table-cell>
          <table:table-cell table:style-name="ce8" table:formula="of:=[$Data.B30]" office:value-type="float" office:value="-3.7673832776311" calcext:value-type="float">
            <text:p>-3,77</text:p>
          </table:table-cell>
          <table:table-cell table:style-name="ce75" table:formula="of:=IF(ABS([.I32])&gt;[.$I$3];[.J32]+[.K32]+[.L32];[.L32]-(SUM([.M28:.M31])))" office:value-type="float" office:value="-27.7585886253504" calcext:value-type="float">
            <text:p>-27,76</text:p>
          </table:table-cell>
          <table:table-cell table:style-name="ce8" table:formula="of:=[.M32]/[.H32]" office:value-type="float" office:value="0.863042643415015" calcext:value-type="float">
            <text:p>0,86</text:p>
          </table:table-cell>
          <table:table-cell table:style-name="ce8" table:formula="of:=[$Kalman.C31]" office:value-type="float" office:value="0.429036905672814" calcext:value-type="float">
            <text:p>0,43</text:p>
          </table:table-cell>
          <table:table-cell table:style-name="ce55" table:formula="of:=[.A32]/[.O32]" office:value-type="float" office:value="93.2320727450525" calcext:value-type="float">
            <text:p>93,2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3]/[.B3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2])/[.B33]*[.C33]" office:value-type="float" office:value="46.6160363725262" calcext:value-type="float">
            <text:p>46,62</text:p>
          </table:table-cell>
          <table:table-cell table:style-name="ce8" table:formula="of:=IF([.F33]&lt;ABS([.P32]-[.I32]);IF([.I32]&gt;[.P32];-[.F33];[.F33]);[.P32]-[.I32])" office:value-type="float" office:value="13.2907202067892" calcext:value-type="float">
            <text:p>13,29</text:p>
          </table:table-cell>
          <table:table-cell table:style-name="ce8" table:formula="of:=IF(ABS([.G33])&lt;ABS([.P32]*[.$H$3]);[.G33]+SIGN([.G33])*ABS([.P32]*[.$H$3]/2);[.G33])" office:value-type="float" office:value="28.8293989976313" calcext:value-type="float">
            <text:p>28,83</text:p>
          </table:table-cell>
          <table:table-cell table:style-name="ce8" table:formula="of:=[.I32]+[.H33]" office:value-type="float" office:value="108.770751535895" calcext:value-type="float">
            <text:p>108,77</text:p>
          </table:table-cell>
          <table:table-cell table:style-name="ce75" table:formula="of:=[.E33]*[.H33]*[.$J$3]" office:value-type="float" office:value="12.8130662211695" calcext:value-type="float">
            <text:p>12,81</text:p>
          </table:table-cell>
          <table:table-cell table:style-name="ce8" table:formula="of:=[$Data.A31]" office:value-type="float" office:value="14.9702407342331" calcext:value-type="float">
            <text:p>14,97</text:p>
          </table:table-cell>
          <table:table-cell table:style-name="ce8" table:formula="of:=[$Data.B31]" office:value-type="float" office:value="4.7544733214274" calcext:value-type="float">
            <text:p>4,75</text:p>
          </table:table-cell>
          <table:table-cell table:style-name="ce75" table:formula="of:=IF(ABS([.I33])&gt;[.$I$3];[.J33]+[.K33]+[.L33];[.L33]-(SUM([.M29:.M32])))" office:value-type="float" office:value="32.5377802768299" calcext:value-type="float">
            <text:p>32,54</text:p>
          </table:table-cell>
          <table:table-cell table:style-name="ce8" table:formula="of:=[.M33]/[.H33]" office:value-type="float" office:value="1.12863193157455" calcext:value-type="float">
            <text:p>1,13</text:p>
          </table:table-cell>
          <table:table-cell table:style-name="ce8" table:formula="of:=[$Kalman.C32]" office:value-type="float" office:value="0.448490620572323" calcext:value-type="float">
            <text:p>0,45</text:p>
          </table:table-cell>
          <table:table-cell table:style-name="ce55" table:formula="of:=[.A33]/[.O33]" office:value-type="float" office:value="89.1880413217017" calcext:value-type="float">
            <text:p>89,1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4]/[.B3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3])/[.B34]*[.C34]" office:value-type="float" office:value="44.5940206608508" calcext:value-type="float">
            <text:p>44,59</text:p>
          </table:table-cell>
          <table:table-cell table:style-name="ce8" table:formula="of:=IF([.F34]&lt;ABS([.P33]-[.I33]);IF([.I33]&gt;[.P33];-[.F34];[.F34]);[.P33]-[.I33])" office:value-type="float" office:value="-19.5827102141929" calcext:value-type="float">
            <text:p>-19,58</text:p>
          </table:table-cell>
          <table:table-cell table:style-name="ce8" table:formula="of:=IF(ABS([.G34])&lt;ABS([.P33]*[.$H$3]);[.G34]+SIGN([.G34])*ABS([.P33]*[.$H$3]/2);[.G34])" office:value-type="float" office:value="-34.4473837678098" calcext:value-type="float">
            <text:p>-34,45</text:p>
          </table:table-cell>
          <table:table-cell table:style-name="ce8" table:formula="of:=[.I33]+[.H34]" office:value-type="float" office:value="74.3233677680847" calcext:value-type="float">
            <text:p>74,32</text:p>
          </table:table-cell>
          <table:table-cell table:style-name="ce75" table:formula="of:=[.E34]*[.H34]*[.$J$3]" office:value-type="float" office:value="-15.3099483412488" calcext:value-type="float">
            <text:p>-15,31</text:p>
          </table:table-cell>
          <table:table-cell table:style-name="ce8" table:formula="of:=[$Data.A32]" office:value-type="float" office:value="-4.60013848045016" calcext:value-type="float">
            <text:p>-4,60</text:p>
          </table:table-cell>
          <table:table-cell table:style-name="ce8" table:formula="of:=[$Data.B32]" office:value-type="float" office:value="-2.51511975356828" calcext:value-type="float">
            <text:p>-2,52</text:p>
          </table:table-cell>
          <table:table-cell table:style-name="ce75" table:formula="of:=IF(ABS([.I34])&gt;[.$I$3];[.J34]+[.K34]+[.L34];[.L34]-(SUM([.M30:.M33])))" office:value-type="float" office:value="-22.4252065752672" calcext:value-type="float">
            <text:p>-22,43</text:p>
          </table:table-cell>
          <table:table-cell table:style-name="ce8" table:formula="of:=[.M34]/[.H34]" office:value-type="float" office:value="0.650998831331366" calcext:value-type="float">
            <text:p>0,65</text:p>
          </table:table-cell>
          <table:table-cell table:style-name="ce8" table:formula="of:=[$Kalman.C33]" office:value-type="float" office:value="0.454369708396824" calcext:value-type="float">
            <text:p>0,45</text:p>
          </table:table-cell>
          <table:table-cell table:style-name="ce55" table:formula="of:=[.A34]/[.O34]" office:value-type="float" office:value="88.0340376147303" calcext:value-type="float">
            <text:p>88,0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5]/[.B3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4])/[.B35]*[.C35]" office:value-type="float" office:value="44.0170188073651" calcext:value-type="float">
            <text:p>44,02</text:p>
          </table:table-cell>
          <table:table-cell table:style-name="ce8" table:formula="of:=IF([.F35]&lt;ABS([.P34]-[.I34]);IF([.I34]&gt;[.P34];-[.F35];[.F35]);[.P34]-[.I34])" office:value-type="float" office:value="13.7106698466455" calcext:value-type="float">
            <text:p>13,71</text:p>
          </table:table-cell>
          <table:table-cell table:style-name="ce8" table:formula="of:=IF(ABS([.G35])&lt;ABS([.P34]*[.$H$3]);[.G35]+SIGN([.G35])*ABS([.P34]*[.$H$3]/2);[.G35])" office:value-type="float" office:value="28.3830094491006" calcext:value-type="float">
            <text:p>28,38</text:p>
          </table:table-cell>
          <table:table-cell table:style-name="ce8" table:formula="of:=[.I34]+[.H35]" office:value-type="float" office:value="102.706377217185" calcext:value-type="float">
            <text:p>102,71</text:p>
          </table:table-cell>
          <table:table-cell table:style-name="ce75" table:formula="of:=[.E35]*[.H35]*[.$J$3]" office:value-type="float" office:value="12.6146708662669" calcext:value-type="float">
            <text:p>12,61</text:p>
          </table:table-cell>
          <table:table-cell table:style-name="ce8" table:formula="of:=[$Data.A33]" office:value-type="float" office:value="7.07622286322512" calcext:value-type="float">
            <text:p>7,08</text:p>
          </table:table-cell>
          <table:table-cell table:style-name="ce8" table:formula="of:=[$Data.B33]" office:value-type="float" office:value="1.81185849045376" calcext:value-type="float">
            <text:p>1,81</text:p>
          </table:table-cell>
          <table:table-cell table:style-name="ce75" table:formula="of:=IF(ABS([.I35])&gt;[.$I$3];[.J35]+[.K35]+[.L35];[.L35]-(SUM([.M31:.M34])))" office:value-type="float" office:value="21.5027522199458" calcext:value-type="float">
            <text:p>21,50</text:p>
          </table:table-cell>
          <table:table-cell table:style-name="ce8" table:formula="of:=[.M35]/[.H35]" office:value-type="float" office:value="0.757592399019801" calcext:value-type="float">
            <text:p>0,76</text:p>
          </table:table-cell>
          <table:table-cell table:style-name="ce8" table:formula="of:=[$Kalman.C34]" office:value-type="float" office:value="0.463284676015516" calcext:value-type="float">
            <text:p>0,46</text:p>
          </table:table-cell>
          <table:table-cell table:style-name="ce55" table:formula="of:=[.A35]/[.O35]" office:value-type="float" office:value="86.3400023156827" calcext:value-type="float">
            <text:p>86,3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6]/[.B3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5])/[.B36]*[.C36]" office:value-type="float" office:value="43.1700011578414" calcext:value-type="float">
            <text:p>43,17</text:p>
          </table:table-cell>
          <table:table-cell table:style-name="ce8" table:formula="of:=IF([.F36]&lt;ABS([.P35]-[.I35]);IF([.I35]&gt;[.P35];-[.F36];[.F36]);[.P35]-[.I35])" office:value-type="float" office:value="-16.3663749015026" calcext:value-type="float">
            <text:p>-16,37</text:p>
          </table:table-cell>
          <table:table-cell table:style-name="ce8" table:formula="of:=IF(ABS([.G36])&lt;ABS([.P35]*[.$H$3]);[.G36]+SIGN([.G36])*ABS([.P35]*[.$H$3]/2);[.G36])" office:value-type="float" office:value="-30.7563752874497" calcext:value-type="float">
            <text:p>-30,76</text:p>
          </table:table-cell>
          <table:table-cell table:style-name="ce8" table:formula="of:=[.I35]+[.H36]" office:value-type="float" office:value="71.9500019297356" calcext:value-type="float">
            <text:p>71,95</text:p>
          </table:table-cell>
          <table:table-cell table:style-name="ce75" table:formula="of:=[.E36]*[.H36]*[.$J$3]" office:value-type="float" office:value="-13.6695001277554" calcext:value-type="float">
            <text:p>-13,67</text:p>
          </table:table-cell>
          <table:table-cell table:style-name="ce8" table:formula="of:=[$Data.A34]" office:value-type="float" office:value="-7.17391000928166" calcext:value-type="float">
            <text:p>-7,17</text:p>
          </table:table-cell>
          <table:table-cell table:style-name="ce8" table:formula="of:=[$Data.B34]" office:value-type="float" office:value="-1.84704830530503" calcext:value-type="float">
            <text:p>-1,85</text:p>
          </table:table-cell>
          <table:table-cell table:style-name="ce75" table:formula="of:=IF(ABS([.I36])&gt;[.$I$3];[.J36]+[.K36]+[.L36];[.L36]-(SUM([.M32:.M35])))" office:value-type="float" office:value="-22.6904584423421" calcext:value-type="float">
            <text:p>-22,69</text:p>
          </table:table-cell>
          <table:table-cell table:style-name="ce8" table:formula="of:=[.M36]/[.H36]" office:value-type="float" office:value="0.737748132875758" calcext:value-type="float">
            <text:p>0,74</text:p>
          </table:table-cell>
          <table:table-cell table:style-name="ce8" table:formula="of:=[$Kalman.C35]" office:value-type="float" office:value="0.471507684021495" calcext:value-type="float">
            <text:p>0,47</text:p>
          </table:table-cell>
          <table:table-cell table:style-name="ce55" table:formula="of:=[.A36]/[.O36]" office:value-type="float" office:value="84.8342484237787" calcext:value-type="float">
            <text:p>84,8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7]/[.B3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6])/[.B37]*[.C37]" office:value-type="float" office:value="42.4171242118893" calcext:value-type="float">
            <text:p>42,42</text:p>
          </table:table-cell>
          <table:table-cell table:style-name="ce8" table:formula="of:=IF([.F37]&lt;ABS([.P36]-[.I36]);IF([.I36]&gt;[.P36];-[.F37];[.F37]);[.P36]-[.I36])" office:value-type="float" office:value="12.8842464940431" calcext:value-type="float">
            <text:p>12,88</text:p>
          </table:table-cell>
          <table:table-cell table:style-name="ce8" table:formula="of:=IF(ABS([.G37])&lt;ABS([.P36]*[.$H$3]);[.G37]+SIGN([.G37])*ABS([.P36]*[.$H$3]/2);[.G37])" office:value-type="float" office:value="27.0232878980062" calcext:value-type="float">
            <text:p>27,02</text:p>
          </table:table-cell>
          <table:table-cell table:style-name="ce8" table:formula="of:=[.I36]+[.H37]" office:value-type="float" office:value="98.9732898277418" calcext:value-type="float">
            <text:p>98,97</text:p>
          </table:table-cell>
          <table:table-cell table:style-name="ce75" table:formula="of:=[.E37]*[.H37]*[.$J$3]" office:value-type="float" office:value="12.0103501768916" calcext:value-type="float">
            <text:p>12,01</text:p>
          </table:table-cell>
          <table:table-cell table:style-name="ce8" table:formula="of:=[$Data.A35]" office:value-type="float" office:value="-13.1044037810226" calcext:value-type="float">
            <text:p>-13,10</text:p>
          </table:table-cell>
          <table:table-cell table:style-name="ce8" table:formula="of:=[$Data.B35]" office:value-type="float" office:value="-0.304781733222347" calcext:value-type="float">
            <text:p>-0,30</text:p>
          </table:table-cell>
          <table:table-cell table:style-name="ce75" table:formula="of:=IF(ABS([.I37])&gt;[.$I$3];[.J37]+[.K37]+[.L37];[.L37]-(SUM([.M33:.M36])))" office:value-type="float" office:value="-1.39883533735334" calcext:value-type="float">
            <text:p>-1,40</text:p>
          </table:table-cell>
          <table:table-cell table:style-name="ce8" table:formula="of:=[.M37]/[.H37]" office:value-type="float" office:value="-0.0517640689257707" calcext:value-type="float">
            <text:p>-0,05</text:p>
          </table:table-cell>
          <table:table-cell table:style-name="ce8" table:formula="of:=[$Kalman.C36]" office:value-type="float" office:value="0.455560521186108" calcext:value-type="float">
            <text:p>0,46</text:p>
          </table:table-cell>
          <table:table-cell table:style-name="ce55" table:formula="of:=[.A37]/[.O37]" office:value-type="float" office:value="87.8039209715871" calcext:value-type="float">
            <text:p>87,8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8]/[.B3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7])/[.B38]*[.C38]" office:value-type="float" office:value="43.9019604857935" calcext:value-type="float">
            <text:p>43,90</text:p>
          </table:table-cell>
          <table:table-cell table:style-name="ce8" table:formula="of:=IF([.F38]&lt;ABS([.P37]-[.I37]);IF([.I37]&gt;[.P37];-[.F38];[.F38]);[.P37]-[.I37])" office:value-type="float" office:value="-11.1693688561547" calcext:value-type="float">
            <text:p>-11,17</text:p>
          </table:table-cell>
          <table:table-cell table:style-name="ce8" table:formula="of:=IF(ABS([.G38])&lt;ABS([.P37]*[.$H$3]);[.G38]+SIGN([.G38])*ABS([.P37]*[.$H$3]/2);[.G38])" office:value-type="float" office:value="-25.8033556847525" calcext:value-type="float">
            <text:p>-25,80</text:p>
          </table:table-cell>
          <table:table-cell table:style-name="ce8" table:formula="of:=[.I37]+[.H38]" office:value-type="float" office:value="73.1699341429892" calcext:value-type="float">
            <text:p>73,17</text:p>
          </table:table-cell>
          <table:table-cell table:style-name="ce75" table:formula="of:=[.E38]*[.H38]*[.$J$3]" office:value-type="float" office:value="-11.4681580821122" calcext:value-type="float">
            <text:p>-11,47</text:p>
          </table:table-cell>
          <table:table-cell table:style-name="ce8" table:formula="of:=[$Data.A36]" office:value-type="float" office:value="-1.41132734165821" calcext:value-type="float">
            <text:p>-1,41</text:p>
          </table:table-cell>
          <table:table-cell table:style-name="ce8" table:formula="of:=[$Data.B36]" office:value-type="float" office:value="-3.96292589201475" calcext:value-type="float">
            <text:p>-3,96</text:p>
          </table:table-cell>
          <table:table-cell table:style-name="ce75" table:formula="of:=IF(ABS([.I38])&gt;[.$I$3];[.J38]+[.K38]+[.L38];[.L38]-(SUM([.M34:.M37])))" office:value-type="float" office:value="-16.8424113157852" calcext:value-type="float">
            <text:p>-16,84</text:p>
          </table:table-cell>
          <table:table-cell table:style-name="ce8" table:formula="of:=[.M38]/[.H38]" office:value-type="float" office:value="0.652721743696986" calcext:value-type="float">
            <text:p>0,65</text:p>
          </table:table-cell>
          <table:table-cell table:style-name="ce8" table:formula="of:=[$Kalman.C37]" office:value-type="float" office:value="0.461371948676015" calcext:value-type="float">
            <text:p>0,46</text:p>
          </table:table-cell>
          <table:table-cell table:style-name="ce55" table:formula="of:=[.A38]/[.O38]" office:value-type="float" office:value="86.697945366611" calcext:value-type="float">
            <text:p>86,7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9]/[.B3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8])/[.B39]*[.C39]" office:value-type="float" office:value="43.3489726833055" calcext:value-type="float">
            <text:p>43,35</text:p>
          </table:table-cell>
          <table:table-cell table:style-name="ce8" table:formula="of:=IF([.F39]&lt;ABS([.P38]-[.I38]);IF([.I38]&gt;[.P38];-[.F39];[.F39]);[.P38]-[.I38])" office:value-type="float" office:value="13.5280112236218" calcext:value-type="float">
            <text:p>13,53</text:p>
          </table:table-cell>
          <table:table-cell table:style-name="ce8" table:formula="of:=IF(ABS([.G39])&lt;ABS([.P38]*[.$H$3]);[.G39]+SIGN([.G39])*ABS([.P38]*[.$H$3]/2);[.G39])" office:value-type="float" office:value="27.9776687847236" calcext:value-type="float">
            <text:p>27,98</text:p>
          </table:table-cell>
          <table:table-cell table:style-name="ce8" table:formula="of:=[.I38]+[.H39]" office:value-type="float" office:value="101.147602927713" calcext:value-type="float">
            <text:p>101,15</text:p>
          </table:table-cell>
          <table:table-cell table:style-name="ce75" table:formula="of:=[.E39]*[.H39]*[.$J$3]" office:value-type="float" office:value="12.4345194598772" calcext:value-type="float">
            <text:p>12,43</text:p>
          </table:table-cell>
          <table:table-cell table:style-name="ce8" table:formula="of:=[$Data.A37]" office:value-type="float" office:value="-0.113039447417883" calcext:value-type="float">
            <text:p>-0,11</text:p>
          </table:table-cell>
          <table:table-cell table:style-name="ce8" table:formula="of:=[$Data.B37]" office:value-type="float" office:value="1.02262452261011" calcext:value-type="float">
            <text:p>1,02</text:p>
          </table:table-cell>
          <table:table-cell table:style-name="ce75" table:formula="of:=IF(ABS([.I39])&gt;[.$I$3];[.J39]+[.K39]+[.L39];[.L39]-(SUM([.M35:.M38])))" office:value-type="float" office:value="13.3441045350694" calcext:value-type="float">
            <text:p>13,34</text:p>
          </table:table-cell>
          <table:table-cell table:style-name="ce8" table:formula="of:=[.M39]/[.H39]" office:value-type="float" office:value="0.476955554722827" calcext:value-type="float">
            <text:p>0,48</text:p>
          </table:table-cell>
          <table:table-cell table:style-name="ce8" table:formula="of:=[$Kalman.C38]" office:value-type="float" office:value="0.461836968126623" calcext:value-type="float">
            <text:p>0,46</text:p>
          </table:table-cell>
          <table:table-cell table:style-name="ce55" table:formula="of:=[.A39]/[.O39]" office:value-type="float" office:value="86.6106499924734" calcext:value-type="float">
            <text:p>86,6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0]/[.B4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39])/[.B40]*[.C40]" office:value-type="float" office:value="43.3053249962367" calcext:value-type="float">
            <text:p>43,31</text:p>
          </table:table-cell>
          <table:table-cell table:style-name="ce8" table:formula="of:=IF([.F40]&lt;ABS([.P39]-[.I39]);IF([.I39]&gt;[.P39];-[.F40];[.F40]);[.P39]-[.I39])" office:value-type="float" office:value="-14.5369529352395" calcext:value-type="float">
            <text:p>-14,54</text:p>
          </table:table-cell>
          <table:table-cell table:style-name="ce8" table:formula="of:=IF(ABS([.G40])&lt;ABS([.P39]*[.$H$3]);[.G40]+SIGN([.G40])*ABS([.P39]*[.$H$3]/2);[.G40])" office:value-type="float" office:value="-28.9720612673184" calcext:value-type="float">
            <text:p>-28,97</text:p>
          </table:table-cell>
          <table:table-cell table:style-name="ce8" table:formula="of:=[.I39]+[.H40]" office:value-type="float" office:value="72.1755416603945" calcext:value-type="float">
            <text:p>72,18</text:p>
          </table:table-cell>
          <table:table-cell table:style-name="ce75" table:formula="of:=[.E40]*[.H40]*[.$J$3]" office:value-type="float" office:value="-12.8764716743637" calcext:value-type="float">
            <text:p>-12,88</text:p>
          </table:table-cell>
          <table:table-cell table:style-name="ce8" table:formula="of:=[$Data.A38]" office:value-type="float" office:value="-6.694493608546" calcext:value-type="float">
            <text:p>-6,69</text:p>
          </table:table-cell>
          <table:table-cell table:style-name="ce8" table:formula="of:=[$Data.B38]" office:value-type="float" office:value="2.72225942626785" calcext:value-type="float">
            <text:p>2,72</text:p>
          </table:table-cell>
          <table:table-cell table:style-name="ce75" table:formula="of:=IF(ABS([.I40])&gt;[.$I$3];[.J40]+[.K40]+[.L40];[.L40]-(SUM([.M36:.M39])))" office:value-type="float" office:value="-16.8487058566419" calcext:value-type="float">
            <text:p>-16,85</text:p>
          </table:table-cell>
          <table:table-cell table:style-name="ce8" table:formula="of:=[.M40]/[.H40]" office:value-type="float" office:value="0.581550125176902" calcext:value-type="float">
            <text:p>0,58</text:p>
          </table:table-cell>
          <table:table-cell table:style-name="ce8" table:formula="of:=[$Kalman.C39]" office:value-type="float" office:value="0.465412737397178" calcext:value-type="float">
            <text:p>0,47</text:p>
          </table:table-cell>
          <table:table-cell table:style-name="ce55" table:formula="of:=[.A40]/[.O40]" office:value-type="float" office:value="85.9452197713799" calcext:value-type="float">
            <text:p>85,9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1]/[.B4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0])/[.B41]*[.C41]" office:value-type="float" office:value="42.97260988569" calcext:value-type="float">
            <text:p>42,97</text:p>
          </table:table-cell>
          <table:table-cell table:style-name="ce8" table:formula="of:=IF([.F41]&lt;ABS([.P40]-[.I40]);IF([.I40]&gt;[.P40];-[.F41];[.F41]);[.P40]-[.I40])" office:value-type="float" office:value="13.7696781109854" calcext:value-type="float">
            <text:p>13,77</text:p>
          </table:table-cell>
          <table:table-cell table:style-name="ce8" table:formula="of:=IF(ABS([.G41])&lt;ABS([.P40]*[.$H$3]);[.G41]+SIGN([.G41])*ABS([.P40]*[.$H$3]/2);[.G41])" office:value-type="float" office:value="28.0938814062154" calcext:value-type="float">
            <text:p>28,09</text:p>
          </table:table-cell>
          <table:table-cell table:style-name="ce8" table:formula="of:=[.I40]+[.H41]" office:value-type="float" office:value="100.26942306661" calcext:value-type="float">
            <text:p>100,27</text:p>
          </table:table-cell>
          <table:table-cell table:style-name="ce75" table:formula="of:=[.E41]*[.H41]*[.$J$3]" office:value-type="float" office:value="12.4861695138735" calcext:value-type="float">
            <text:p>12,49</text:p>
          </table:table-cell>
          <table:table-cell table:style-name="ce8" table:formula="of:=[$Data.A39]" office:value-type="float" office:value="5.0650289709239" calcext:value-type="float">
            <text:p>5,07</text:p>
          </table:table-cell>
          <table:table-cell table:style-name="ce8" table:formula="of:=[$Data.B39]" office:value-type="float" office:value="-0.988417602803294" calcext:value-type="float">
            <text:p>-0,99</text:p>
          </table:table-cell>
          <table:table-cell table:style-name="ce75" table:formula="of:=IF(ABS([.I41])&gt;[.$I$3];[.J41]+[.K41]+[.L41];[.L41]-(SUM([.M37:.M40])))" office:value-type="float" office:value="16.5627808819941" calcext:value-type="float">
            <text:p>16,56</text:p>
          </table:table-cell>
          <table:table-cell table:style-name="ce8" table:formula="of:=[.M41]/[.H41]" office:value-type="float" office:value="0.589551178155462" calcext:value-type="float">
            <text:p>0,59</text:p>
          </table:table-cell>
          <table:table-cell table:style-name="ce8" table:formula="of:=[$Kalman.C40]" office:value-type="float" office:value="0.469148532394089" calcext:value-type="float">
            <text:p>0,47</text:p>
          </table:table-cell>
          <table:table-cell table:style-name="ce55" table:formula="of:=[.A41]/[.O41]" office:value-type="float" office:value="85.2608443553643" calcext:value-type="float">
            <text:p>85,2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2]/[.B4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1])/[.B42]*[.C42]" office:value-type="float" office:value="42.6304221776821" calcext:value-type="float">
            <text:p>42,63</text:p>
          </table:table-cell>
          <table:table-cell table:style-name="ce8" table:formula="of:=IF([.F42]&lt;ABS([.P41]-[.I41]);IF([.I41]&gt;[.P41];-[.F42];[.F42]);[.P41]-[.I41])" office:value-type="float" office:value="-15.0085787112456" calcext:value-type="float">
            <text:p>-15,01</text:p>
          </table:table-cell>
          <table:table-cell table:style-name="ce8" table:formula="of:=IF(ABS([.G42])&lt;ABS([.P41]*[.$H$3]);[.G42]+SIGN([.G42])*ABS([.P41]*[.$H$3]/2);[.G42])" office:value-type="float" office:value="-29.2187194371396" calcext:value-type="float">
            <text:p>-29,22</text:p>
          </table:table-cell>
          <table:table-cell table:style-name="ce8" table:formula="of:=[.I41]+[.H42]" office:value-type="float" office:value="71.0507036294702" calcext:value-type="float">
            <text:p>71,05</text:p>
          </table:table-cell>
          <table:table-cell table:style-name="ce75" table:formula="of:=[.E42]*[.H42]*[.$J$3]" office:value-type="float" office:value="-12.9860975276176" calcext:value-type="float">
            <text:p>-12,99</text:p>
          </table:table-cell>
          <table:table-cell table:style-name="ce8" table:formula="of:=[$Data.A40]" office:value-type="float" office:value="6.25172316632072" calcext:value-type="float">
            <text:p>6,25</text:p>
          </table:table-cell>
          <table:table-cell table:style-name="ce8" table:formula="of:=[$Data.B40]" office:value-type="float" office:value="2.44482423245529" calcext:value-type="float">
            <text:p>2,44</text:p>
          </table:table-cell>
          <table:table-cell table:style-name="ce75" table:formula="of:=IF(ABS([.I42])&gt;[.$I$3];[.J42]+[.K42]+[.L42];[.L42]-(SUM([.M38:.M41])))" office:value-type="float" office:value="-4.28955012884161" calcext:value-type="float">
            <text:p>-4,29</text:p>
          </table:table-cell>
          <table:table-cell table:style-name="ce8" table:formula="of:=[.M42]/[.H42]" office:value-type="float" office:value="0.146808286313506" calcext:value-type="float">
            <text:p>0,15</text:p>
          </table:table-cell>
          <table:table-cell table:style-name="ce8" table:formula="of:=[$Kalman.C41]" office:value-type="float" office:value="0.459372593332959" calcext:value-type="float">
            <text:p>0,46</text:p>
          </table:table-cell>
          <table:table-cell table:style-name="ce55" table:formula="of:=[.A42]/[.O42]" office:value-type="float" office:value="87.0752861196652" calcext:value-type="float">
            <text:p>87,0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3]/[.B4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2])/[.B43]*[.C43]" office:value-type="float" office:value="43.5376430598326" calcext:value-type="float">
            <text:p>43,54</text:p>
          </table:table-cell>
          <table:table-cell table:style-name="ce8" table:formula="of:=IF([.F43]&lt;ABS([.P42]-[.I42]);IF([.I42]&gt;[.P42];-[.F43];[.F43]);[.P42]-[.I42])" office:value-type="float" office:value="16.0245824901949" calcext:value-type="float">
            <text:p>16,02</text:p>
          </table:table-cell>
          <table:table-cell table:style-name="ce8" table:formula="of:=IF(ABS([.G43])&lt;ABS([.P42]*[.$H$3]);[.G43]+SIGN([.G43])*ABS([.P42]*[.$H$3]/2);[.G43])" office:value-type="float" office:value="30.5371301768058" calcext:value-type="float">
            <text:p>30,54</text:p>
          </table:table-cell>
          <table:table-cell table:style-name="ce8" table:formula="of:=[.I42]+[.H43]" office:value-type="float" office:value="101.587833806276" calcext:value-type="float">
            <text:p>101,59</text:p>
          </table:table-cell>
          <table:table-cell table:style-name="ce75" table:formula="of:=[.E43]*[.H43]*[.$J$3]" office:value-type="float" office:value="13.5720578563581" calcext:value-type="float">
            <text:p>13,57</text:p>
          </table:table-cell>
          <table:table-cell table:style-name="ce8" table:formula="of:=[$Data.A41]" office:value-type="float" office:value="14.4887069099202" calcext:value-type="float">
            <text:p>14,49</text:p>
          </table:table-cell>
          <table:table-cell table:style-name="ce8" table:formula="of:=[$Data.B41]" office:value-type="float" office:value="-0.847023458292602" calcext:value-type="float">
            <text:p>-0,85</text:p>
          </table:table-cell>
          <table:table-cell table:style-name="ce75" table:formula="of:=IF(ABS([.I43])&gt;[.$I$3];[.J43]+[.K43]+[.L43];[.L43]-(SUM([.M39:.M42])))" office:value-type="float" office:value="27.2137413079857" calcext:value-type="float">
            <text:p>27,21</text:p>
          </table:table-cell>
          <table:table-cell table:style-name="ce8" table:formula="of:=[.M43]/[.H43]" office:value-type="float" office:value="0.891168919620864" calcext:value-type="float">
            <text:p>0,89</text:p>
          </table:table-cell>
          <table:table-cell table:style-name="ce8" table:formula="of:=[$Kalman.C42]" office:value-type="float" office:value="0.472203346780487" calcext:value-type="float">
            <text:p>0,47</text:p>
          </table:table-cell>
          <table:table-cell table:style-name="ce55" table:formula="of:=[.A43]/[.O43]" office:value-type="float" office:value="84.709268311465" calcext:value-type="float">
            <text:p>84,7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4]/[.B4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3])/[.B44]*[.C44]" office:value-type="float" office:value="42.3546341557325" calcext:value-type="float">
            <text:p>42,35</text:p>
          </table:table-cell>
          <table:table-cell table:style-name="ce8" table:formula="of:=IF([.F44]&lt;ABS([.P43]-[.I43]);IF([.I43]&gt;[.P43];-[.F44];[.F44]);[.P43]-[.I43])" office:value-type="float" office:value="-16.878565494811" calcext:value-type="float">
            <text:p>-16,88</text:p>
          </table:table-cell>
          <table:table-cell table:style-name="ce8" table:formula="of:=IF(ABS([.G44])&lt;ABS([.P43]*[.$H$3]);[.G44]+SIGN([.G44])*ABS([.P43]*[.$H$3]/2);[.G44])" office:value-type="float" office:value="-30.9967768800552" calcext:value-type="float">
            <text:p>-31,00</text:p>
          </table:table-cell>
          <table:table-cell table:style-name="ce8" table:formula="of:=[.I43]+[.H44]" office:value-type="float" office:value="70.5910569262209" calcext:value-type="float">
            <text:p>70,59</text:p>
          </table:table-cell>
          <table:table-cell table:style-name="ce75" table:formula="of:=[.E44]*[.H44]*[.$J$3]" office:value-type="float" office:value="-13.7763452800245" calcext:value-type="float">
            <text:p>-13,78</text:p>
          </table:table-cell>
          <table:table-cell table:style-name="ce8" table:formula="of:=[$Data.A42]" office:value-type="float" office:value="-10.4552888525501" calcext:value-type="float">
            <text:p>-10,46</text:p>
          </table:table-cell>
          <table:table-cell table:style-name="ce8" table:formula="of:=[$Data.B42]" office:value-type="float" office:value="-2.98394277892712" calcext:value-type="float">
            <text:p>-2,98</text:p>
          </table:table-cell>
          <table:table-cell table:style-name="ce75" table:formula="of:=IF(ABS([.I44])&gt;[.$I$3];[.J44]+[.K44]+[.L44];[.L44]-(SUM([.M40:.M43])))" office:value-type="float" office:value="-27.2155769115017" calcext:value-type="float">
            <text:p>-27,22</text:p>
          </table:table-cell>
          <table:table-cell table:style-name="ce8" table:formula="of:=[.M44]/[.H44]" office:value-type="float" office:value="0.878013124294015" calcext:value-type="float">
            <text:p>0,88</text:p>
          </table:table-cell>
          <table:table-cell table:style-name="ce8" table:formula="of:=[$Kalman.C43]" office:value-type="float" office:value="0.48458844351191" calcext:value-type="float">
            <text:p>0,48</text:p>
          </table:table-cell>
          <table:table-cell table:style-name="ce55" table:formula="of:=[.A44]/[.O44]" office:value-type="float" office:value="82.5442714029908" calcext:value-type="float">
            <text:p>82,5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5]/[.B4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4])/[.B45]*[.C45]" office:value-type="float" office:value="41.2721357014954" calcext:value-type="float">
            <text:p>41,27</text:p>
          </table:table-cell>
          <table:table-cell table:style-name="ce8" table:formula="of:=IF([.F45]&lt;ABS([.P44]-[.I44]);IF([.I44]&gt;[.P44];-[.F45];[.F45]);[.P44]-[.I44])" office:value-type="float" office:value="11.95321447677" calcext:value-type="float">
            <text:p>11,95</text:p>
          </table:table-cell>
          <table:table-cell table:style-name="ce8" table:formula="of:=IF(ABS([.G45])&lt;ABS([.P44]*[.$H$3]);[.G45]+SIGN([.G45])*ABS([.P44]*[.$H$3]/2);[.G45])" office:value-type="float" office:value="25.7105930439351" calcext:value-type="float">
            <text:p>25,71</text:p>
          </table:table-cell>
          <table:table-cell table:style-name="ce8" table:formula="of:=[.I44]+[.H45]" office:value-type="float" office:value="96.3016499701559" calcext:value-type="float">
            <text:p>96,30</text:p>
          </table:table-cell>
          <table:table-cell table:style-name="ce75" table:formula="of:=[.E45]*[.H45]*[.$J$3]" office:value-type="float" office:value="11.4269302417489" calcext:value-type="float">
            <text:p>11,43</text:p>
          </table:table-cell>
          <table:table-cell table:style-name="ce8" table:formula="of:=[$Data.A43]" office:value-type="float" office:value="-1.42564699235852" calcext:value-type="float">
            <text:p>-1,43</text:p>
          </table:table-cell>
          <table:table-cell table:style-name="ce8" table:formula="of:=[$Data.B43]" office:value-type="float" office:value="-2.48482011466997" calcext:value-type="float">
            <text:p>-2,48</text:p>
          </table:table-cell>
          <table:table-cell table:style-name="ce75" table:formula="of:=IF(ABS([.I45])&gt;[.$I$3];[.J45]+[.K45]+[.L45];[.L45]-(SUM([.M41:.M44])))" office:value-type="float" office:value="7.51646313472044" calcext:value-type="float">
            <text:p>7,52</text:p>
          </table:table-cell>
          <table:table-cell table:style-name="ce8" table:formula="of:=[.M45]/[.H45]" office:value-type="float" office:value="0.2923488821077" calcext:value-type="float">
            <text:p>0,29</text:p>
          </table:table-cell>
          <table:table-cell table:style-name="ce8" table:formula="of:=[$Kalman.C44]" office:value-type="float" office:value="0.478572328186526" calcext:value-type="float">
            <text:p>0,48</text:p>
          </table:table-cell>
          <table:table-cell table:style-name="ce55" table:formula="of:=[.A45]/[.O45]" office:value-type="float" office:value="83.5819324355289" calcext:value-type="float">
            <text:p>83,5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6]/[.B4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5])/[.B46]*[.C46]" office:value-type="float" office:value="41.7909662177645" calcext:value-type="float">
            <text:p>41,79</text:p>
          </table:table-cell>
          <table:table-cell table:style-name="ce8" table:formula="of:=IF([.F46]&lt;ABS([.P45]-[.I45]);IF([.I45]&gt;[.P45];-[.F46];[.F46]);[.P45]-[.I45])" office:value-type="float" office:value="-12.719717534627" calcext:value-type="float">
            <text:p>-12,72</text:p>
          </table:table-cell>
          <table:table-cell table:style-name="ce8" table:formula="of:=IF(ABS([.G46])&lt;ABS([.P45]*[.$H$3]);[.G46]+SIGN([.G46])*ABS([.P45]*[.$H$3]/2);[.G46])" office:value-type="float" office:value="-26.6500396072152" calcext:value-type="float">
            <text:p>-26,65</text:p>
          </table:table-cell>
          <table:table-cell table:style-name="ce8" table:formula="of:=[.I45]+[.H46]" office:value-type="float" office:value="69.6516103629408" calcext:value-type="float">
            <text:p>69,65</text:p>
          </table:table-cell>
          <table:table-cell table:style-name="ce75" table:formula="of:=[.E46]*[.H46]*[.$J$3]" office:value-type="float" office:value="-11.8444620476512" calcext:value-type="float">
            <text:p>-11,84</text:p>
          </table:table-cell>
          <table:table-cell table:style-name="ce8" table:formula="of:=[$Data.A44]" office:value-type="float" office:value="-4.96811164044919" calcext:value-type="float">
            <text:p>-4,97</text:p>
          </table:table-cell>
          <table:table-cell table:style-name="ce8" table:formula="of:=[$Data.B44]" office:value-type="float" office:value="4.11689336546639" calcext:value-type="float">
            <text:p>4,12</text:p>
          </table:table-cell>
          <table:table-cell table:style-name="ce75" table:formula="of:=IF(ABS([.I46])&gt;[.$I$3];[.J46]+[.K46]+[.L46];[.L46]-(SUM([.M42:.M45])))" office:value-type="float" office:value="-12.695680322634" calcext:value-type="float">
            <text:p>-12,70</text:p>
          </table:table-cell>
          <table:table-cell table:style-name="ce8" table:formula="of:=[.M46]/[.H46]" office:value-type="float" office:value="0.476385045191332" calcext:value-type="float">
            <text:p>0,48</text:p>
          </table:table-cell>
          <table:table-cell table:style-name="ce8" table:formula="of:=[$Kalman.C45]" office:value-type="float" office:value="0.47850470094719" calcext:value-type="float">
            <text:p>0,48</text:p>
          </table:table-cell>
          <table:table-cell table:style-name="ce55" table:formula="of:=[.A46]/[.O46]" office:value-type="float" office:value="83.5937450997259" calcext:value-type="float">
            <text:p>83,5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7]/[.B4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6])/[.B47]*[.C47]" office:value-type="float" office:value="41.796872549863" calcext:value-type="float">
            <text:p>41,80</text:p>
          </table:table-cell>
          <table:table-cell table:style-name="ce8" table:formula="of:=IF([.F47]&lt;ABS([.P46]-[.I46]);IF([.I46]&gt;[.P46];-[.F47];[.F47]);[.P46]-[.I46])" office:value-type="float" office:value="13.9421347367851" calcext:value-type="float">
            <text:p>13,94</text:p>
          </table:table-cell>
          <table:table-cell table:style-name="ce8" table:formula="of:=IF(ABS([.G47])&lt;ABS([.P46]*[.$H$3]);[.G47]+SIGN([.G47])*ABS([.P46]*[.$H$3]/2);[.G47])" office:value-type="float" office:value="27.8744255867394" calcext:value-type="float">
            <text:p>27,87</text:p>
          </table:table-cell>
          <table:table-cell table:style-name="ce8" table:formula="of:=[.I46]+[.H47]" office:value-type="float" office:value="97.5260359496802" calcext:value-type="float">
            <text:p>97,53</text:p>
          </table:table-cell>
          <table:table-cell table:style-name="ce75" table:formula="of:=[.E47]*[.H47]*[.$J$3]" office:value-type="float" office:value="12.3886335941064" calcext:value-type="float">
            <text:p>12,39</text:p>
          </table:table-cell>
          <table:table-cell table:style-name="ce8" table:formula="of:=[$Data.A45]" office:value-type="float" office:value="10.3373477478691" calcext:value-type="float">
            <text:p>10,34</text:p>
          </table:table-cell>
          <table:table-cell table:style-name="ce8" table:formula="of:=[$Data.B45]" office:value-type="float" office:value="4.32079977662537" calcext:value-type="float">
            <text:p>4,32</text:p>
          </table:table-cell>
          <table:table-cell table:style-name="ce75" table:formula="of:=IF(ABS([.I47])&gt;[.$I$3];[.J47]+[.K47]+[.L47];[.L47]-(SUM([.M43:.M46])))" office:value-type="float" office:value="27.0467811186008" calcext:value-type="float">
            <text:p>27,05</text:p>
          </table:table-cell>
          <table:table-cell table:style-name="ce8" table:formula="of:=[.M47]/[.H47]" office:value-type="float" office:value="0.970308106778268" calcext:value-type="float">
            <text:p>0,97</text:p>
          </table:table-cell>
          <table:table-cell table:style-name="ce8" table:formula="of:=[$Kalman.C46]" office:value-type="float" office:value="0.493708381546752" calcext:value-type="float">
            <text:p>0,49</text:p>
          </table:table-cell>
          <table:table-cell table:style-name="ce55" table:formula="of:=[.A47]/[.O47]" office:value-type="float" office:value="81.0194874040481" calcext:value-type="float">
            <text:p>81,0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8]/[.B4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7])/[.B48]*[.C48]" office:value-type="float" office:value="40.509743702024" calcext:value-type="float">
            <text:p>40,51</text:p>
          </table:table-cell>
          <table:table-cell table:style-name="ce8" table:formula="of:=IF([.F48]&lt;ABS([.P47]-[.I47]);IF([.I47]&gt;[.P47];-[.F48];[.F48]);[.P47]-[.I47])" office:value-type="float" office:value="-16.5065485456322" calcext:value-type="float">
            <text:p>-16,51</text:p>
          </table:table-cell>
          <table:table-cell table:style-name="ce8" table:formula="of:=IF(ABS([.G48])&lt;ABS([.P47]*[.$H$3]);[.G48]+SIGN([.G48])*ABS([.P47]*[.$H$3]/2);[.G48])" office:value-type="float" office:value="-30.0097964463068" calcext:value-type="float">
            <text:p>-30,01</text:p>
          </table:table-cell>
          <table:table-cell table:style-name="ce8" table:formula="of:=[.I47]+[.H48]" office:value-type="float" office:value="67.5162395033734" calcext:value-type="float">
            <text:p>67,52</text:p>
          </table:table-cell>
          <table:table-cell table:style-name="ce75" table:formula="of:=[.E48]*[.H48]*[.$J$3]" office:value-type="float" office:value="-13.3376873094697" calcext:value-type="float">
            <text:p>-13,34</text:p>
          </table:table-cell>
          <table:table-cell table:style-name="ce8" table:formula="of:=[$Data.A46]" office:value-type="float" office:value="-10.4335345153936" calcext:value-type="float">
            <text:p>-10,43</text:p>
          </table:table-cell>
          <table:table-cell table:style-name="ce8" table:formula="of:=[$Data.B46]" office:value-type="float" office:value="4.11171187505389" calcext:value-type="float">
            <text:p>4,11</text:p>
          </table:table-cell>
          <table:table-cell table:style-name="ce75" table:formula="of:=IF(ABS([.I48])&gt;[.$I$3];[.J48]+[.K48]+[.L48];[.L48]-(SUM([.M44:.M47])))" office:value-type="float" office:value="-19.6595099498094" calcext:value-type="float">
            <text:p>-19,66</text:p>
          </table:table-cell>
          <table:table-cell table:style-name="ce8" table:formula="of:=[.M48]/[.H48]" office:value-type="float" office:value="0.655103075590133" calcext:value-type="float">
            <text:p>0,66</text:p>
          </table:table-cell>
          <table:table-cell table:style-name="ce8" table:formula="of:=[$Kalman.C47]" office:value-type="float" office:value="0.498851237680619" calcext:value-type="float">
            <text:p>0,50</text:p>
          </table:table-cell>
          <table:table-cell table:style-name="ce55" table:formula="of:=[.A48]/[.O48]" office:value-type="float" office:value="80.1842252331131" calcext:value-type="float">
            <text:p>80,1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9]/[.B4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8])/[.B49]*[.C49]" office:value-type="float" office:value="40.0921126165566" calcext:value-type="float">
            <text:p>40,09</text:p>
          </table:table-cell>
          <table:table-cell table:style-name="ce8" table:formula="of:=IF([.F49]&lt;ABS([.P48]-[.I48]);IF([.I48]&gt;[.P48];-[.F49];[.F49]);[.P48]-[.I48])" office:value-type="float" office:value="12.6679857297397" calcext:value-type="float">
            <text:p>12,67</text:p>
          </table:table-cell>
          <table:table-cell table:style-name="ce8" table:formula="of:=IF(ABS([.G49])&lt;ABS([.P48]*[.$H$3]);[.G49]+SIGN([.G49])*ABS([.P48]*[.$H$3]/2);[.G49])" office:value-type="float" office:value="26.0320232685919" calcext:value-type="float">
            <text:p>26,03</text:p>
          </table:table-cell>
          <table:table-cell table:style-name="ce8" table:formula="of:=[.I48]+[.H49]" office:value-type="float" office:value="93.5482627719653" calcext:value-type="float">
            <text:p>93,55</text:p>
          </table:table-cell>
          <table:table-cell table:style-name="ce75" table:formula="of:=[.E49]*[.H49]*[.$J$3]" office:value-type="float" office:value="11.5697881193742" calcext:value-type="float">
            <text:p>11,57</text:p>
          </table:table-cell>
          <table:table-cell table:style-name="ce8" table:formula="of:=[$Data.A47]" office:value-type="float" office:value="14.4670298696814" calcext:value-type="float">
            <text:p>14,47</text:p>
          </table:table-cell>
          <table:table-cell table:style-name="ce8" table:formula="of:=[$Data.B47]" office:value-type="float" office:value="0.378639398219515" calcext:value-type="float">
            <text:p>0,38</text:p>
          </table:table-cell>
          <table:table-cell table:style-name="ce75" table:formula="of:=IF(ABS([.I49])&gt;[.$I$3];[.J49]+[.K49]+[.L49];[.L49]-(SUM([.M45:.M48])))" office:value-type="float" office:value="26.415457387275" calcext:value-type="float">
            <text:p>26,42</text:p>
          </table:table-cell>
          <table:table-cell table:style-name="ce8" table:formula="of:=[.M49]/[.H49]" office:value-type="float" office:value="1.01472932452184" calcext:value-type="float">
            <text:p>1,01</text:p>
          </table:table-cell>
          <table:table-cell table:style-name="ce8" table:formula="of:=[$Kalman.C48]" office:value-type="float" office:value="0.515455463256215" calcext:value-type="float">
            <text:p>0,52</text:p>
          </table:table-cell>
          <table:table-cell table:style-name="ce55" table:formula="of:=[.A49]/[.O49]" office:value-type="float" office:value="77.6012727604313" calcext:value-type="float">
            <text:p>77,6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0]/[.B5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49])/[.B50]*[.C50]" office:value-type="float" office:value="38.8006363802156" calcext:value-type="float">
            <text:p>38,80</text:p>
          </table:table-cell>
          <table:table-cell table:style-name="ce8" table:formula="of:=IF([.F50]&lt;ABS([.P49]-[.I49]);IF([.I49]&gt;[.P49];-[.F50];[.F50]);[.P49]-[.I49])" office:value-type="float" office:value="-15.946990011534" calcext:value-type="float">
            <text:p>-15,95</text:p>
          </table:table-cell>
          <table:table-cell table:style-name="ce8" table:formula="of:=IF(ABS([.G50])&lt;ABS([.P49]*[.$H$3]);[.G50]+SIGN([.G50])*ABS([.P49]*[.$H$3]/2);[.G50])" office:value-type="float" office:value="-28.8805354716059" calcext:value-type="float">
            <text:p>-28,88</text:p>
          </table:table-cell>
          <table:table-cell table:style-name="ce8" table:formula="of:=[.I49]+[.H50]" office:value-type="float" office:value="64.6677273003594" calcext:value-type="float">
            <text:p>64,67</text:p>
          </table:table-cell>
          <table:table-cell table:style-name="ce75" table:formula="of:=[.E50]*[.H50]*[.$J$3]" office:value-type="float" office:value="-12.8357935429359" calcext:value-type="float">
            <text:p>-12,84</text:p>
          </table:table-cell>
          <table:table-cell table:style-name="ce8" table:formula="of:=[$Data.A48]" office:value-type="float" office:value="-9.78401701149277" calcext:value-type="float">
            <text:p>-9,78</text:p>
          </table:table-cell>
          <table:table-cell table:style-name="ce8" table:formula="of:=[$Data.B48]" office:value-type="float" office:value="-3.64688352960697" calcext:value-type="float">
            <text:p>-3,65</text:p>
          </table:table-cell>
          <table:table-cell table:style-name="ce75" table:formula="of:=IF(ABS([.I50])&gt;[.$I$3];[.J50]+[.K50]+[.L50];[.L50]-(SUM([.M46:.M49])))" office:value-type="float" office:value="-26.2666940840357" calcext:value-type="float">
            <text:p>-26,27</text:p>
          </table:table-cell>
          <table:table-cell table:style-name="ce8" table:formula="of:=[.M50]/[.H50]" office:value-type="float" office:value="0.909494704828447" calcext:value-type="float">
            <text:p>0,91</text:p>
          </table:table-cell>
          <table:table-cell table:style-name="ce8" table:formula="of:=[$Kalman.C49]" office:value-type="float" office:value="0.528546260383425" calcext:value-type="float">
            <text:p>0,53</text:p>
          </table:table-cell>
          <table:table-cell table:style-name="ce55" table:formula="of:=[.A50]/[.O50]" office:value-type="float" office:value="75.6792791816987" calcext:value-type="float">
            <text:p>75,6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1]/[.B5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0])/[.B51]*[.C51]" office:value-type="float" office:value="37.8396395908493" calcext:value-type="float">
            <text:p>37,84</text:p>
          </table:table-cell>
          <table:table-cell table:style-name="ce8" table:formula="of:=IF([.F51]&lt;ABS([.P50]-[.I50]);IF([.I50]&gt;[.P50];-[.F51];[.F51]);[.P50]-[.I50])" office:value-type="float" office:value="11.0115518813393" calcext:value-type="float">
            <text:p>11,01</text:p>
          </table:table-cell>
          <table:table-cell table:style-name="ce8" table:formula="of:=IF(ABS([.G51])&lt;ABS([.P50]*[.$H$3]);[.G51]+SIGN([.G51])*ABS([.P50]*[.$H$3]/2);[.G51])" office:value-type="float" office:value="23.624765078289" calcext:value-type="float">
            <text:p>23,62</text:p>
          </table:table-cell>
          <table:table-cell table:style-name="ce8" table:formula="of:=[.I50]+[.H51]" office:value-type="float" office:value="88.2924923786485" calcext:value-type="float">
            <text:p>88,29</text:p>
          </table:table-cell>
          <table:table-cell table:style-name="ce75" table:formula="of:=[.E51]*[.H51]*[.$J$3]" office:value-type="float" office:value="10.4998955903507" calcext:value-type="float">
            <text:p>10,50</text:p>
          </table:table-cell>
          <table:table-cell table:style-name="ce8" table:formula="of:=[$Data.A49]" office:value-type="float" office:value="4.32893574323198" calcext:value-type="float">
            <text:p>4,33</text:p>
          </table:table-cell>
          <table:table-cell table:style-name="ce8" table:formula="of:=[$Data.B49]" office:value-type="float" office:value="2.20793575921652" calcext:value-type="float">
            <text:p>2,21</text:p>
          </table:table-cell>
          <table:table-cell table:style-name="ce75" table:formula="of:=IF(ABS([.I51])&gt;[.$I$3];[.J51]+[.K51]+[.L51];[.L51]-(SUM([.M47:.M50])))" office:value-type="float" office:value="17.0367670927992" calcext:value-type="float">
            <text:p>17,04</text:p>
          </table:table-cell>
          <table:table-cell table:style-name="ce8" table:formula="of:=[.M51]/[.H51]" office:value-type="float" office:value="0.721140169493403" calcext:value-type="float">
            <text:p>0,72</text:p>
          </table:table-cell>
          <table:table-cell table:style-name="ce8" table:formula="of:=[$Kalman.C50]" office:value-type="float" office:value="0.535101593299063" calcext:value-type="float">
            <text:p>0,54</text:p>
          </table:table-cell>
          <table:table-cell table:style-name="ce55" table:formula="of:=[.A51]/[.O51]" office:value-type="float" office:value="74.7521601522207" calcext:value-type="float">
            <text:p>74,7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2]/[.B5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1])/[.B52]*[.C52]" office:value-type="float" office:value="37.3760800761103" calcext:value-type="float">
            <text:p>37,38</text:p>
          </table:table-cell>
          <table:table-cell table:style-name="ce8" table:formula="of:=IF([.F52]&lt;ABS([.P51]-[.I51]);IF([.I51]&gt;[.P51];-[.F52];[.F52]);[.P51]-[.I51])" office:value-type="float" office:value="-13.5403322264278" calcext:value-type="float">
            <text:p>-13,54</text:p>
          </table:table-cell>
          <table:table-cell table:style-name="ce8" table:formula="of:=IF(ABS([.G52])&lt;ABS([.P51]*[.$H$3]);[.G52]+SIGN([.G52])*ABS([.P51]*[.$H$3]/2);[.G52])" office:value-type="float" office:value="-25.9990255851312" calcext:value-type="float">
            <text:p>-26,00</text:p>
          </table:table-cell>
          <table:table-cell table:style-name="ce8" table:formula="of:=[.I51]+[.H52]" office:value-type="float" office:value="62.2934667935172" calcext:value-type="float">
            <text:p>62,29</text:p>
          </table:table-cell>
          <table:table-cell table:style-name="ce75" table:formula="of:=[.E52]*[.H52]*[.$J$3]" office:value-type="float" office:value="-11.5551224822805" calcext:value-type="float">
            <text:p>-11,56</text:p>
          </table:table-cell>
          <table:table-cell table:style-name="ce8" table:formula="of:=[$Data.A50]" office:value-type="float" office:value="-7.91240463811151" calcext:value-type="float">
            <text:p>-7,91</text:p>
          </table:table-cell>
          <table:table-cell table:style-name="ce8" table:formula="of:=[$Data.B50]" office:value-type="float" office:value="-1.33603990185598" calcext:value-type="float">
            <text:p>-1,34</text:p>
          </table:table-cell>
          <table:table-cell table:style-name="ce75" table:formula="of:=IF(ABS([.I52])&gt;[.$I$3];[.J52]+[.K52]+[.L52];[.L52]-(SUM([.M48:.M51])))" office:value-type="float" office:value="-20.803567022248" calcext:value-type="float">
            <text:p>-20,80</text:p>
          </table:table-cell>
          <table:table-cell table:style-name="ce8" table:formula="of:=[.M52]/[.H52]" office:value-type="float" office:value="0.800167181424889" calcext:value-type="float">
            <text:p>0,80</text:p>
          </table:table-cell>
          <table:table-cell table:style-name="ce8" table:formula="of:=[$Kalman.C51]" office:value-type="float" office:value="0.544231692493011" calcext:value-type="float">
            <text:p>0,54</text:p>
          </table:table-cell>
          <table:table-cell table:style-name="ce55" table:formula="of:=[.A52]/[.O52]" office:value-type="float" office:value="73.4981085294177" calcext:value-type="float">
            <text:p>73,5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3]/[.B5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2])/[.B53]*[.C53]" office:value-type="float" office:value="36.7490542647088" calcext:value-type="float">
            <text:p>36,75</text:p>
          </table:table-cell>
          <table:table-cell table:style-name="ce8" table:formula="of:=IF([.F53]&lt;ABS([.P52]-[.I52]);IF([.I52]&gt;[.P52];-[.F53];[.F53]);[.P52]-[.I52])" office:value-type="float" office:value="11.2046417359005" calcext:value-type="float">
            <text:p>11,20</text:p>
          </table:table-cell>
          <table:table-cell table:style-name="ce8" table:formula="of:=IF(ABS([.G53])&lt;ABS([.P52]*[.$H$3]);[.G53]+SIGN([.G53])*ABS([.P52]*[.$H$3]/2);[.G53])" office:value-type="float" office:value="23.4543264908034" calcext:value-type="float">
            <text:p>23,45</text:p>
          </table:table-cell>
          <table:table-cell table:style-name="ce8" table:formula="of:=[.I52]+[.H53]" office:value-type="float" office:value="85.7477932843206" calcext:value-type="float">
            <text:p>85,75</text:p>
          </table:table-cell>
          <table:table-cell table:style-name="ce75" table:formula="of:=[.E53]*[.H53]*[.$J$3]" office:value-type="float" office:value="10.4241451070237" calcext:value-type="float">
            <text:p>10,42</text:p>
          </table:table-cell>
          <table:table-cell table:style-name="ce8" table:formula="of:=[$Data.A51]" office:value-type="float" office:value="-13.8241373760603" calcext:value-type="float">
            <text:p>-13,82</text:p>
          </table:table-cell>
          <table:table-cell table:style-name="ce8" table:formula="of:=[$Data.B51]" office:value-type="float" office:value="4.89157174419721" calcext:value-type="float">
            <text:p>4,89</text:p>
          </table:table-cell>
          <table:table-cell table:style-name="ce75" table:formula="of:=IF(ABS([.I53])&gt;[.$I$3];[.J53]+[.K53]+[.L53];[.L53]-(SUM([.M49:.M52])))" office:value-type="float" office:value="1.49157947516062" calcext:value-type="float">
            <text:p>1,49</text:p>
          </table:table-cell>
          <table:table-cell table:style-name="ce8" table:formula="of:=[.M53]/[.H53]" office:value-type="float" office:value="0.0635950674493033" calcext:value-type="float">
            <text:p>0,06</text:p>
          </table:table-cell>
          <table:table-cell table:style-name="ce8" table:formula="of:=[$Kalman.C52]" office:value-type="float" office:value="0.527403734116143" calcext:value-type="float">
            <text:p>0,53</text:p>
          </table:table-cell>
          <table:table-cell table:style-name="ce55" table:formula="of:=[.A53]/[.O53]" office:value-type="float" office:value="75.8432248627033" calcext:value-type="float">
            <text:p>75,8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4]/[.B5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3])/[.B54]*[.C54]" office:value-type="float" office:value="37.9216124313516" calcext:value-type="float">
            <text:p>37,92</text:p>
          </table:table-cell>
          <table:table-cell table:style-name="ce8" table:formula="of:=IF([.F54]&lt;ABS([.P53]-[.I53]);IF([.I53]&gt;[.P53];-[.F54];[.F54]);[.P53]-[.I53])" office:value-type="float" office:value="-9.90456842161734" calcext:value-type="float">
            <text:p>-9,90</text:p>
          </table:table-cell>
          <table:table-cell table:style-name="ce8" table:formula="of:=IF(ABS([.G54])&lt;ABS([.P53]*[.$H$3]);[.G54]+SIGN([.G54])*ABS([.P53]*[.$H$3]/2);[.G54])" office:value-type="float" office:value="-22.5451058987345" calcext:value-type="float">
            <text:p>-22,55</text:p>
          </table:table-cell>
          <table:table-cell table:style-name="ce8" table:formula="of:=[.I53]+[.H54]" office:value-type="float" office:value="63.2026873855861" calcext:value-type="float">
            <text:p>63,20</text:p>
          </table:table-cell>
          <table:table-cell table:style-name="ce75" table:formula="of:=[.E54]*[.H54]*[.$J$3]" office:value-type="float" office:value="-10.0200470661042" calcext:value-type="float">
            <text:p>-10,02</text:p>
          </table:table-cell>
          <table:table-cell table:style-name="ce8" table:formula="of:=[$Data.A52]" office:value-type="float" office:value="-14.5324642338948" calcext:value-type="float">
            <text:p>-14,53</text:p>
          </table:table-cell>
          <table:table-cell table:style-name="ce8" table:formula="of:=[$Data.B52]" office:value-type="float" office:value="-2.60058299300567" calcext:value-type="float">
            <text:p>-2,60</text:p>
          </table:table-cell>
          <table:table-cell table:style-name="ce75" table:formula="of:=IF(ABS([.I54])&gt;[.$I$3];[.J54]+[.K54]+[.L54];[.L54]-(SUM([.M50:.M53])))" office:value-type="float" office:value="-27.1530942930047" calcext:value-type="float">
            <text:p>-27,15</text:p>
          </table:table-cell>
          <table:table-cell table:style-name="ce8" table:formula="of:=[.M54]/[.H54]" office:value-type="float" office:value="1.20438974272145" calcext:value-type="float">
            <text:p>1,20</text:p>
          </table:table-cell>
          <table:table-cell table:style-name="ce8" table:formula="of:=[$Kalman.C53]" office:value-type="float" office:value="0.550398238219771" calcext:value-type="float">
            <text:p>0,55</text:p>
          </table:table-cell>
          <table:table-cell table:style-name="ce55" table:formula="of:=[.A54]/[.O54]" office:value-type="float" office:value="72.6746512295852" calcext:value-type="float">
            <text:p>72,6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5]/[.B5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4])/[.B55]*[.C55]" office:value-type="float" office:value="36.3373256147926" calcext:value-type="float">
            <text:p>36,34</text:p>
          </table:table-cell>
          <table:table-cell table:style-name="ce8" table:formula="of:=IF([.F55]&lt;ABS([.P54]-[.I54]);IF([.I54]&gt;[.P54];-[.F55];[.F55]);[.P54]-[.I54])" office:value-type="float" office:value="9.47196384399913" calcext:value-type="float">
            <text:p>9,47</text:p>
          </table:table-cell>
          <table:table-cell table:style-name="ce8" table:formula="of:=IF(ABS([.G55])&lt;ABS([.P54]*[.$H$3]);[.G55]+SIGN([.G55])*ABS([.P54]*[.$H$3]/2);[.G55])" office:value-type="float" office:value="21.5844057155966" calcext:value-type="float">
            <text:p>21,58</text:p>
          </table:table-cell>
          <table:table-cell table:style-name="ce8" table:formula="of:=[.I54]+[.H55]" office:value-type="float" office:value="84.7870931011827" calcext:value-type="float">
            <text:p>84,79</text:p>
          </table:table-cell>
          <table:table-cell table:style-name="ce75" table:formula="of:=[.E55]*[.H55]*[.$J$3]" office:value-type="float" office:value="9.59306920693184" calcext:value-type="float">
            <text:p>9,59</text:p>
          </table:table-cell>
          <table:table-cell table:style-name="ce8" table:formula="of:=[$Data.A53]" office:value-type="float" office:value="-9.51802131189631" calcext:value-type="float">
            <text:p>-9,52</text:p>
          </table:table-cell>
          <table:table-cell table:style-name="ce8" table:formula="of:=[$Data.B53]" office:value-type="float" office:value="2.0404919372066" calcext:value-type="float">
            <text:p>2,04</text:p>
          </table:table-cell>
          <table:table-cell table:style-name="ce75" table:formula="of:=IF(ABS([.I55])&gt;[.$I$3];[.J55]+[.K55]+[.L55];[.L55]-(SUM([.M51:.M54])))" office:value-type="float" office:value="2.11553983224214" calcext:value-type="float">
            <text:p>2,12</text:p>
          </table:table-cell>
          <table:table-cell table:style-name="ce8" table:formula="of:=[.M55]/[.H55]" office:value-type="float" office:value="0.098012419712509" calcext:value-type="float">
            <text:p>0,10</text:p>
          </table:table-cell>
          <table:table-cell table:style-name="ce8" table:formula="of:=[$Kalman.C54]" office:value-type="float" office:value="0.534386278031508" calcext:value-type="float">
            <text:p>0,53</text:p>
          </table:table-cell>
          <table:table-cell table:style-name="ce55" table:formula="of:=[.A55]/[.O55]" office:value-type="float" office:value="74.8522214068557" calcext:value-type="float">
            <text:p>74,8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6]/[.B5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5])/[.B56]*[.C56]" office:value-type="float" office:value="37.4261107034278" calcext:value-type="float">
            <text:p>37,43</text:p>
          </table:table-cell>
          <table:table-cell table:style-name="ce8" table:formula="of:=IF([.F56]&lt;ABS([.P55]-[.I55]);IF([.I55]&gt;[.P55];-[.F56];[.F56]);[.P55]-[.I55])" office:value-type="float" office:value="-9.93487169432702" calcext:value-type="float">
            <text:p>-9,93</text:p>
          </table:table-cell>
          <table:table-cell table:style-name="ce8" table:formula="of:=IF(ABS([.G56])&lt;ABS([.P55]*[.$H$3]);[.G56]+SIGN([.G56])*ABS([.P55]*[.$H$3]/2);[.G56])" office:value-type="float" office:value="-22.410241928803" calcext:value-type="float">
            <text:p>-22,41</text:p>
          </table:table-cell>
          <table:table-cell table:style-name="ce8" table:formula="of:=[.I55]+[.H56]" office:value-type="float" office:value="62.3768511723798" calcext:value-type="float">
            <text:p>62,38</text:p>
          </table:table-cell>
          <table:table-cell table:style-name="ce75" table:formula="of:=[.E56]*[.H56]*[.$J$3]" office:value-type="float" office:value="-9.96010752391242" calcext:value-type="float">
            <text:p>-9,96</text:p>
          </table:table-cell>
          <table:table-cell table:style-name="ce8" table:formula="of:=[$Data.A54]" office:value-type="float" office:value="-8.21599210250158" calcext:value-type="float">
            <text:p>-8,22</text:p>
          </table:table-cell>
          <table:table-cell table:style-name="ce8" table:formula="of:=[$Data.B54]" office:value-type="float" office:value="3.32831185312516" calcext:value-type="float">
            <text:p>3,33</text:p>
          </table:table-cell>
          <table:table-cell table:style-name="ce75" table:formula="of:=IF(ABS([.I56])&gt;[.$I$3];[.J56]+[.K56]+[.L56];[.L56]-(SUM([.M52:.M55])))" office:value-type="float" office:value="-14.8477877732888" calcext:value-type="float">
            <text:p>-14,85</text:p>
          </table:table-cell>
          <table:table-cell table:style-name="ce8" table:formula="of:=[.M56]/[.H56]" office:value-type="float" office:value="0.662544733807876" calcext:value-type="float">
            <text:p>0,66</text:p>
          </table:table-cell>
          <table:table-cell table:style-name="ce8" table:formula="of:=[$Kalman.C55]" office:value-type="float" office:value="0.538794956878219" calcext:value-type="float">
            <text:p>0,54</text:p>
          </table:table-cell>
          <table:table-cell table:style-name="ce55" table:formula="of:=[.A56]/[.O56]" office:value-type="float" office:value="74.2397446178045" calcext:value-type="float">
            <text:p>74,2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7]/[.B5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6])/[.B57]*[.C57]" office:value-type="float" office:value="37.1198723089023" calcext:value-type="float">
            <text:p>37,12</text:p>
          </table:table-cell>
          <table:table-cell table:style-name="ce8" table:formula="of:=IF([.F57]&lt;ABS([.P56]-[.I56]);IF([.I56]&gt;[.P56];-[.F57];[.F57]);[.P56]-[.I56])" office:value-type="float" office:value="11.8628934454247" calcext:value-type="float">
            <text:p>11,86</text:p>
          </table:table-cell>
          <table:table-cell table:style-name="ce8" table:formula="of:=IF(ABS([.G57])&lt;ABS([.P56]*[.$H$3]);[.G57]+SIGN([.G57])*ABS([.P56]*[.$H$3]/2);[.G57])" office:value-type="float" office:value="24.2361842150588" calcext:value-type="float">
            <text:p>24,24</text:p>
          </table:table-cell>
          <table:table-cell table:style-name="ce8" table:formula="of:=[.I56]+[.H57]" office:value-type="float" office:value="86.6130353874386" calcext:value-type="float">
            <text:p>86,61</text:p>
          </table:table-cell>
          <table:table-cell table:style-name="ce75" table:formula="of:=[.E57]*[.H57]*[.$J$3]" office:value-type="float" office:value="10.771637428915" calcext:value-type="float">
            <text:p>10,77</text:p>
          </table:table-cell>
          <table:table-cell table:style-name="ce8" table:formula="of:=[$Data.A55]" office:value-type="float" office:value="-3.62317052579176" calcext:value-type="float">
            <text:p>-3,62</text:p>
          </table:table-cell>
          <table:table-cell table:style-name="ce8" table:formula="of:=[$Data.B55]" office:value-type="float" office:value="-2.63574260093366" calcext:value-type="float">
            <text:p>-2,64</text:p>
          </table:table-cell>
          <table:table-cell table:style-name="ce75" table:formula="of:=IF(ABS([.I57])&gt;[.$I$3];[.J57]+[.K57]+[.L57];[.L57]-(SUM([.M53:.M56])))" office:value-type="float" office:value="4.51272430218961" calcext:value-type="float">
            <text:p>4,51</text:p>
          </table:table-cell>
          <table:table-cell table:style-name="ce8" table:formula="of:=[.M57]/[.H57]" office:value-type="float" office:value="0.18619780499051" calcext:value-type="float">
            <text:p>0,19</text:p>
          </table:table-cell>
          <table:table-cell table:style-name="ce8" table:formula="of:=[$Kalman.C56]" office:value-type="float" office:value="0.526568940139217" calcext:value-type="float">
            <text:p>0,53</text:p>
          </table:table-cell>
          <table:table-cell table:style-name="ce55" table:formula="of:=[.A57]/[.O57]" office:value-type="float" office:value="75.963462617876" calcext:value-type="float">
            <text:p>75,9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8]/[.B5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7])/[.B58]*[.C58]" office:value-type="float" office:value="37.981731308938" calcext:value-type="float">
            <text:p>37,98</text:p>
          </table:table-cell>
          <table:table-cell table:style-name="ce8" table:formula="of:=IF([.F58]&lt;ABS([.P57]-[.I57]);IF([.I57]&gt;[.P57];-[.F58];[.F58]);[.P57]-[.I57])" office:value-type="float" office:value="-10.6495727695626" calcext:value-type="float">
            <text:p>-10,65</text:p>
          </table:table-cell>
          <table:table-cell table:style-name="ce8" table:formula="of:=IF(ABS([.G58])&lt;ABS([.P57]*[.$H$3]);[.G58]+SIGN([.G58])*ABS([.P57]*[.$H$3]/2);[.G58])" office:value-type="float" office:value="-23.3101498725419" calcext:value-type="float">
            <text:p>-23,31</text:p>
          </table:table-cell>
          <table:table-cell table:style-name="ce8" table:formula="of:=[.I57]+[.H58]" office:value-type="float" office:value="63.3028855148967" calcext:value-type="float">
            <text:p>63,30</text:p>
          </table:table-cell>
          <table:table-cell table:style-name="ce75" table:formula="of:=[.E58]*[.H58]*[.$J$3]" office:value-type="float" office:value="-10.3600666100186" calcext:value-type="float">
            <text:p>-10,36</text:p>
          </table:table-cell>
          <table:table-cell table:style-name="ce8" table:formula="of:=[$Data.A56]" office:value-type="float" office:value="4.19467449375398" calcext:value-type="float">
            <text:p>4,19</text:p>
          </table:table-cell>
          <table:table-cell table:style-name="ce8" table:formula="of:=[$Data.B56]" office:value-type="float" office:value="-2.65401401627303" calcext:value-type="float">
            <text:p>-2,65</text:p>
          </table:table-cell>
          <table:table-cell table:style-name="ce75" table:formula="of:=IF(ABS([.I58])&gt;[.$I$3];[.J58]+[.K58]+[.L58];[.L58]-(SUM([.M54:.M57])))" office:value-type="float" office:value="-8.81940613253767" calcext:value-type="float">
            <text:p>-8,82</text:p>
          </table:table-cell>
          <table:table-cell table:style-name="ce8" table:formula="of:=[.M58]/[.H58]" office:value-type="float" office:value="0.378350468819871" calcext:value-type="float">
            <text:p>0,38</text:p>
          </table:table-cell>
          <table:table-cell table:style-name="ce8" table:formula="of:=[$Kalman.C57]" office:value-type="float" office:value="0.521542250491776" calcext:value-type="float">
            <text:p>0,52</text:p>
          </table:table-cell>
          <table:table-cell table:style-name="ce55" table:formula="of:=[.A58]/[.O58]" office:value-type="float" office:value="76.6956080016202" calcext:value-type="float">
            <text:p>76,7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9]/[.B5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8])/[.B59]*[.C59]" office:value-type="float" office:value="38.3478040008101" calcext:value-type="float">
            <text:p>38,35</text:p>
          </table:table-cell>
          <table:table-cell table:style-name="ce8" table:formula="of:=IF([.F59]&lt;ABS([.P58]-[.I58]);IF([.I58]&gt;[.P58];-[.F59];[.F59]);[.P58]-[.I58])" office:value-type="float" office:value="13.3927224867235" calcext:value-type="float">
            <text:p>13,39</text:p>
          </table:table-cell>
          <table:table-cell table:style-name="ce8" table:formula="of:=IF(ABS([.G59])&lt;ABS([.P58]*[.$H$3]);[.G59]+SIGN([.G59])*ABS([.P58]*[.$H$3]/2);[.G59])" office:value-type="float" office:value="26.1753238203268" calcext:value-type="float">
            <text:p>26,18</text:p>
          </table:table-cell>
          <table:table-cell table:style-name="ce8" table:formula="of:=[.I58]+[.H59]" office:value-type="float" office:value="89.4782093352235" calcext:value-type="float">
            <text:p>89,48</text:p>
          </table:table-cell>
          <table:table-cell table:style-name="ce75" table:formula="of:=[.E59]*[.H59]*[.$J$3]" office:value-type="float" office:value="11.6334772534786" calcext:value-type="float">
            <text:p>11,63</text:p>
          </table:table-cell>
          <table:table-cell table:style-name="ce8" table:formula="of:=[$Data.A57]" office:value-type="float" office:value="-13.1478693723456" calcext:value-type="float">
            <text:p>-13,15</text:p>
          </table:table-cell>
          <table:table-cell table:style-name="ce8" table:formula="of:=[$Data.B57]" office:value-type="float" office:value="-2.88857087109965" calcext:value-type="float">
            <text:p>-2,89</text:p>
          </table:table-cell>
          <table:table-cell table:style-name="ce75" table:formula="of:=IF(ABS([.I59])&gt;[.$I$3];[.J59]+[.K59]+[.L59];[.L59]-(SUM([.M55:.M58])))" office:value-type="float" office:value="-4.40296298996671" calcext:value-type="float">
            <text:p>-4,40</text:p>
          </table:table-cell>
          <table:table-cell table:style-name="ce8" table:formula="of:=[.M59]/[.H59]" office:value-type="float" office:value="-0.168210449665862" calcext:value-type="float">
            <text:p>-0,17</text:p>
          </table:table-cell>
          <table:table-cell table:style-name="ce8" table:formula="of:=[$Kalman.C58]" office:value-type="float" office:value="0.498365740727638" calcext:value-type="float">
            <text:p>0,50</text:p>
          </table:table-cell>
          <table:table-cell table:style-name="ce55" table:formula="of:=[.A59]/[.O59]" office:value-type="float" office:value="80.262338943279" calcext:value-type="float">
            <text:p>80,2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0]/[.B6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59])/[.B60]*[.C60]" office:value-type="float" office:value="40.1311694716395" calcext:value-type="float">
            <text:p>40,13</text:p>
          </table:table-cell>
          <table:table-cell table:style-name="ce8" table:formula="of:=IF([.F60]&lt;ABS([.P59]-[.I59]);IF([.I59]&gt;[.P59];-[.F60];[.F60]);[.P59]-[.I59])" office:value-type="float" office:value="-9.21587039194451" calcext:value-type="float">
            <text:p>-9,22</text:p>
          </table:table-cell>
          <table:table-cell table:style-name="ce8" table:formula="of:=IF(ABS([.G60])&lt;ABS([.P59]*[.$H$3]);[.G60]+SIGN([.G60])*ABS([.P59]*[.$H$3]/2);[.G60])" office:value-type="float" office:value="-22.592926882491" calcext:value-type="float">
            <text:p>-22,59</text:p>
          </table:table-cell>
          <table:table-cell table:style-name="ce8" table:formula="of:=[.I59]+[.H60]" office:value-type="float" office:value="66.8852824527325" calcext:value-type="float">
            <text:p>66,89</text:p>
          </table:table-cell>
          <table:table-cell table:style-name="ce75" table:formula="of:=[.E60]*[.H60]*[.$J$3]" office:value-type="float" office:value="-10.0413008366627" calcext:value-type="float">
            <text:p>-10,04</text:p>
          </table:table-cell>
          <table:table-cell table:style-name="ce8" table:formula="of:=[$Data.A58]" office:value-type="float" office:value="13.9414908655515" calcext:value-type="float">
            <text:p>13,94</text:p>
          </table:table-cell>
          <table:table-cell table:style-name="ce8" table:formula="of:=[$Data.B58]" office:value-type="float" office:value="1.49121739174804" calcext:value-type="float">
            <text:p>1,49</text:p>
          </table:table-cell>
          <table:table-cell table:style-name="ce75" table:formula="of:=IF(ABS([.I60])&gt;[.$I$3];[.J60]+[.K60]+[.L60];[.L60]-(SUM([.M56:.M59])))" office:value-type="float" office:value="5.39140742063692" calcext:value-type="float">
            <text:p>5,39</text:p>
          </table:table-cell>
          <table:table-cell table:style-name="ce8" table:formula="of:=[.M60]/[.H60]" office:value-type="float" office:value="-0.238632535247797" calcext:value-type="float">
            <text:p>-0,24</text:p>
          </table:table-cell>
          <table:table-cell table:style-name="ce8" table:formula="of:=[$Kalman.C59]" office:value-type="float" office:value="0.474666810281295" calcext:value-type="float">
            <text:p>0,47</text:p>
          </table:table-cell>
          <table:table-cell table:style-name="ce55" table:formula="of:=[.A60]/[.O60]" office:value-type="float" office:value="84.2696374248188" calcext:value-type="float">
            <text:p>84,2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1]/[.B6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0])/[.B61]*[.C61]" office:value-type="float" office:value="42.1348187124094" calcext:value-type="float">
            <text:p>42,13</text:p>
          </table:table-cell>
          <table:table-cell table:style-name="ce8" table:formula="of:=IF([.F61]&lt;ABS([.P60]-[.I60]);IF([.I60]&gt;[.P60];-[.F61];[.F61]);[.P60]-[.I60])" office:value-type="float" office:value="17.3843549720863" calcext:value-type="float">
            <text:p>17,38</text:p>
          </table:table-cell>
          <table:table-cell table:style-name="ce8" table:formula="of:=IF(ABS([.G61])&lt;ABS([.P60]*[.$H$3]);[.G61]+SIGN([.G61])*ABS([.P60]*[.$H$3]/2);[.G61])" office:value-type="float" office:value="31.4292945428894" calcext:value-type="float">
            <text:p>31,43</text:p>
          </table:table-cell>
          <table:table-cell table:style-name="ce8" table:formula="of:=[.I60]+[.H61]" office:value-type="float" office:value="98.3145769956219" calcext:value-type="float">
            <text:p>98,31</text:p>
          </table:table-cell>
          <table:table-cell table:style-name="ce75" table:formula="of:=[.E61]*[.H61]*[.$J$3]" office:value-type="float" office:value="13.9685753523953" calcext:value-type="float">
            <text:p>13,97</text:p>
          </table:table-cell>
          <table:table-cell table:style-name="ce8" table:formula="of:=[$Data.A59]" office:value-type="float" office:value="-11.8342772080994" calcext:value-type="float">
            <text:p>-11,83</text:p>
          </table:table-cell>
          <table:table-cell table:style-name="ce8" table:formula="of:=[$Data.B59]" office:value-type="float" office:value="1.35993237605861" calcext:value-type="float">
            <text:p>1,36</text:p>
          </table:table-cell>
          <table:table-cell table:style-name="ce75" table:formula="of:=IF(ABS([.I61])&gt;[.$I$3];[.J61]+[.K61]+[.L61];[.L61]-(SUM([.M57:.M60])))" office:value-type="float" office:value="3.49423052035455" calcext:value-type="float">
            <text:p>3,49</text:p>
          </table:table-cell>
          <table:table-cell table:style-name="ce8" table:formula="of:=[.M61]/[.H61]" office:value-type="float" office:value="0.11117750401894" calcext:value-type="float">
            <text:p>0,11</text:p>
          </table:table-cell>
          <table:table-cell table:style-name="ce8" table:formula="of:=[$Kalman.C60]" office:value-type="float" office:value="0.463517212574915" calcext:value-type="float">
            <text:p>0,46</text:p>
          </table:table-cell>
          <table:table-cell table:style-name="ce55" table:formula="of:=[.A61]/[.O61]" office:value-type="float" office:value="86.296687404106" calcext:value-type="float">
            <text:p>86,3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2]/[.B6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1])/[.B62]*[.C62]" office:value-type="float" office:value="43.148343702053" calcext:value-type="float">
            <text:p>43,15</text:p>
          </table:table-cell>
          <table:table-cell table:style-name="ce8" table:formula="of:=IF([.F62]&lt;ABS([.P61]-[.I61]);IF([.I61]&gt;[.P61];-[.F62];[.F62]);[.P61]-[.I61])" office:value-type="float" office:value="-12.0178895915159" calcext:value-type="float">
            <text:p>-12,02</text:p>
          </table:table-cell>
          <table:table-cell table:style-name="ce8" table:formula="of:=IF(ABS([.G62])&lt;ABS([.P61]*[.$H$3]);[.G62]+SIGN([.G62])*ABS([.P61]*[.$H$3]/2);[.G62])" office:value-type="float" office:value="-26.4006708255335" calcext:value-type="float">
            <text:p>-26,40</text:p>
          </table:table-cell>
          <table:table-cell table:style-name="ce8" table:formula="of:=[.I61]+[.H62]" office:value-type="float" office:value="71.9139061700884" calcext:value-type="float">
            <text:p>71,91</text:p>
          </table:table-cell>
          <table:table-cell table:style-name="ce75" table:formula="of:=[.E62]*[.H62]*[.$J$3]" office:value-type="float" office:value="-11.7336314780149" calcext:value-type="float">
            <text:p>-11,73</text:p>
          </table:table-cell>
          <table:table-cell table:style-name="ce8" table:formula="of:=[$Data.A60]" office:value-type="float" office:value="-4.43194166380427" calcext:value-type="float">
            <text:p>-4,43</text:p>
          </table:table-cell>
          <table:table-cell table:style-name="ce8" table:formula="of:=[$Data.B60]" office:value-type="float" office:value="0.621107816228554" calcext:value-type="float">
            <text:p>0,62</text:p>
          </table:table-cell>
          <table:table-cell table:style-name="ce75" table:formula="of:=IF(ABS([.I62])&gt;[.$I$3];[.J62]+[.K62]+[.L62];[.L62]-(SUM([.M58:.M61])))" office:value-type="float" office:value="-15.5444653255906" calcext:value-type="float">
            <text:p>-15,54</text:p>
          </table:table-cell>
          <table:table-cell table:style-name="ce8" table:formula="of:=[.M62]/[.H62]" office:value-type="float" office:value="0.588790543555307" calcext:value-type="float">
            <text:p>0,59</text:p>
          </table:table-cell>
          <table:table-cell table:style-name="ce8" table:formula="of:=[$Kalman.C61]" office:value-type="float" office:value="0.467272266770398" calcext:value-type="float">
            <text:p>0,47</text:p>
          </table:table-cell>
          <table:table-cell table:style-name="ce55" table:formula="of:=[.A62]/[.O62]" office:value-type="float" office:value="85.6031972033441" calcext:value-type="float">
            <text:p>85,6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3]/[.B6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2])/[.B63]*[.C63]" office:value-type="float" office:value="42.8015986016721" calcext:value-type="float">
            <text:p>42,80</text:p>
          </table:table-cell>
          <table:table-cell table:style-name="ce8" table:formula="of:=IF([.F63]&lt;ABS([.P62]-[.I62]);IF([.I62]&gt;[.P62];-[.F63];[.F63]);[.P62]-[.I62])" office:value-type="float" office:value="13.6892910332557" calcext:value-type="float">
            <text:p>13,69</text:p>
          </table:table-cell>
          <table:table-cell table:style-name="ce8" table:formula="of:=IF(ABS([.G63])&lt;ABS([.P62]*[.$H$3]);[.G63]+SIGN([.G63])*ABS([.P62]*[.$H$3]/2);[.G63])" office:value-type="float" office:value="27.9564905671464" calcext:value-type="float">
            <text:p>27,96</text:p>
          </table:table-cell>
          <table:table-cell table:style-name="ce8" table:formula="of:=[.I62]+[.H63]" office:value-type="float" office:value="99.8703967372348" calcext:value-type="float">
            <text:p>99,87</text:p>
          </table:table-cell>
          <table:table-cell table:style-name="ce75" table:formula="of:=[.E63]*[.H63]*[.$J$3]" office:value-type="float" office:value="12.4251069187317" calcext:value-type="float">
            <text:p>12,43</text:p>
          </table:table-cell>
          <table:table-cell table:style-name="ce8" table:formula="of:=[$Data.A61]" office:value-type="float" office:value="-7.15298942295012" calcext:value-type="float">
            <text:p>-7,15</text:p>
          </table:table-cell>
          <table:table-cell table:style-name="ce8" table:formula="of:=[$Data.B61]" office:value-type="float" office:value="-2.47405029579343" calcext:value-type="float">
            <text:p>-2,47</text:p>
          </table:table-cell>
          <table:table-cell table:style-name="ce75" table:formula="of:=IF(ABS([.I63])&gt;[.$I$3];[.J63]+[.K63]+[.L63];[.L63]-(SUM([.M59:.M62])))" office:value-type="float" office:value="2.79806719998819" calcext:value-type="float">
            <text:p>2,80</text:p>
          </table:table-cell>
          <table:table-cell table:style-name="ce8" table:formula="of:=[.M63]/[.H63]" office:value-type="float" office:value="0.100086496667661" calcext:value-type="float">
            <text:p>0,10</text:p>
          </table:table-cell>
          <table:table-cell table:style-name="ce8" table:formula="of:=[$Kalman.C62]" office:value-type="float" office:value="0.456179442892826" calcext:value-type="float">
            <text:p>0,46</text:p>
          </table:table-cell>
          <table:table-cell table:style-name="ce55" table:formula="of:=[.A63]/[.O63]" office:value-type="float" office:value="87.6847929541568" calcext:value-type="float">
            <text:p>87,6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4]/[.B6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3])/[.B64]*[.C64]" office:value-type="float" office:value="43.8423964770784" calcext:value-type="float">
            <text:p>43,84</text:p>
          </table:table-cell>
          <table:table-cell table:style-name="ce8" table:formula="of:=IF([.F64]&lt;ABS([.P63]-[.I63]);IF([.I63]&gt;[.P63];-[.F64];[.F64]);[.P63]-[.I63])" office:value-type="float" office:value="-12.1856037830781" calcext:value-type="float">
            <text:p>-12,19</text:p>
          </table:table-cell>
          <table:table-cell table:style-name="ce8" table:formula="of:=IF(ABS([.G64])&lt;ABS([.P63]*[.$H$3]);[.G64]+SIGN([.G64])*ABS([.P63]*[.$H$3]/2);[.G64])" office:value-type="float" office:value="-26.7997359421042" calcext:value-type="float">
            <text:p>-26,80</text:p>
          </table:table-cell>
          <table:table-cell table:style-name="ce8" table:formula="of:=[.I63]+[.H64]" office:value-type="float" office:value="73.0706607951306" calcext:value-type="float">
            <text:p>73,07</text:p>
          </table:table-cell>
          <table:table-cell table:style-name="ce75" table:formula="of:=[.E64]*[.H64]*[.$J$3]" office:value-type="float" office:value="-11.9109937520463" calcext:value-type="float">
            <text:p>-11,91</text:p>
          </table:table-cell>
          <table:table-cell table:style-name="ce8" table:formula="of:=[$Data.A62]" office:value-type="float" office:value="4.22556909937746" calcext:value-type="float">
            <text:p>4,23</text:p>
          </table:table-cell>
          <table:table-cell table:style-name="ce8" table:formula="of:=[$Data.B62]" office:value-type="float" office:value="1.24141637152874" calcext:value-type="float">
            <text:p>1,24</text:p>
          </table:table-cell>
          <table:table-cell table:style-name="ce75" table:formula="of:=IF(ABS([.I64])&gt;[.$I$3];[.J64]+[.K64]+[.L64];[.L64]-(SUM([.M60:.M63])))" office:value-type="float" office:value="-6.44400828114009" calcext:value-type="float">
            <text:p>-6,44</text:p>
          </table:table-cell>
          <table:table-cell table:style-name="ce8" table:formula="of:=[.M64]/[.H64]" office:value-type="float" office:value="0.240450439327506" calcext:value-type="float">
            <text:p>0,24</text:p>
          </table:table-cell>
          <table:table-cell table:style-name="ce8" table:formula="of:=[$Kalman.C63]" office:value-type="float" office:value="0.449812336647336" calcext:value-type="float">
            <text:p>0,45</text:p>
          </table:table-cell>
          <table:table-cell table:style-name="ce55" table:formula="of:=[.A64]/[.O64]" office:value-type="float" office:value="88.9259736585682" calcext:value-type="float">
            <text:p>88,9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5]/[.B6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4])/[.B65]*[.C65]" office:value-type="float" office:value="44.4629868292841" calcext:value-type="float">
            <text:p>44,46</text:p>
          </table:table-cell>
          <table:table-cell table:style-name="ce8" table:formula="of:=IF([.F65]&lt;ABS([.P64]-[.I64]);IF([.I64]&gt;[.P64];-[.F65];[.F65]);[.P64]-[.I64])" office:value-type="float" office:value="15.8553128634375" calcext:value-type="float">
            <text:p>15,86</text:p>
          </table:table-cell>
          <table:table-cell table:style-name="ce8" table:formula="of:=IF(ABS([.G65])&lt;ABS([.P64]*[.$H$3]);[.G65]+SIGN([.G65])*ABS([.P64]*[.$H$3]/2);[.G65])" office:value-type="float" office:value="30.6763084731989" calcext:value-type="float">
            <text:p>30,68</text:p>
          </table:table-cell>
          <table:table-cell table:style-name="ce8" table:formula="of:=[.I64]+[.H65]" office:value-type="float" office:value="103.74696926833" calcext:value-type="float">
            <text:p>103,75</text:p>
          </table:table-cell>
          <table:table-cell table:style-name="ce75" table:formula="of:=[.E65]*[.H65]*[.$J$3]" office:value-type="float" office:value="13.6339148769773" calcext:value-type="float">
            <text:p>13,63</text:p>
          </table:table-cell>
          <table:table-cell table:style-name="ce8" table:formula="of:=[$Data.A63]" office:value-type="float" office:value="0.752617393802296" calcext:value-type="float">
            <text:p>0,75</text:p>
          </table:table-cell>
          <table:table-cell table:style-name="ce8" table:formula="of:=[$Data.B63]" office:value-type="float" office:value="-2.13481796851367" calcext:value-type="float">
            <text:p>-2,13</text:p>
          </table:table-cell>
          <table:table-cell table:style-name="ce75" table:formula="of:=IF(ABS([.I65])&gt;[.$I$3];[.J65]+[.K65]+[.L65];[.L65]-(SUM([.M61:.M64])))" office:value-type="float" office:value="12.2517143022659" calcext:value-type="float">
            <text:p>12,25</text:p>
          </table:table-cell>
          <table:table-cell table:style-name="ce8" table:formula="of:=[.M65]/[.H65]" office:value-type="float" office:value="0.399386852983628" calcext:value-type="float">
            <text:p>0,40</text:p>
          </table:table-cell>
          <table:table-cell table:style-name="ce8" table:formula="of:=[$Kalman.C64]" office:value-type="float" office:value="0.44834422790018" calcext:value-type="float">
            <text:p>0,45</text:p>
          </table:table-cell>
          <table:table-cell table:style-name="ce55" table:formula="of:=[.A65]/[.O65]" office:value-type="float" office:value="89.2171628646586" calcext:value-type="float">
            <text:p>89,2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6]/[.B6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5])/[.B66]*[.C66]" office:value-type="float" office:value="44.6085814323293" calcext:value-type="float">
            <text:p>44,61</text:p>
          </table:table-cell>
          <table:table-cell table:style-name="ce8" table:formula="of:=IF([.F66]&lt;ABS([.P65]-[.I65]);IF([.I65]&gt;[.P65];-[.F66];[.F66]);[.P65]-[.I65])" office:value-type="float" office:value="-14.5298064036709" calcext:value-type="float">
            <text:p>-14,53</text:p>
          </table:table-cell>
          <table:table-cell table:style-name="ce8" table:formula="of:=IF(ABS([.G66])&lt;ABS([.P65]*[.$H$3]);[.G66]+SIGN([.G66])*ABS([.P65]*[.$H$3]/2);[.G66])" office:value-type="float" office:value="-29.3993335477807" calcext:value-type="float">
            <text:p>-29,40</text:p>
          </table:table-cell>
          <table:table-cell table:style-name="ce8" table:formula="of:=[.I65]+[.H66]" office:value-type="float" office:value="74.3476357205488" calcext:value-type="float">
            <text:p>74,35</text:p>
          </table:table-cell>
          <table:table-cell table:style-name="ce75" table:formula="of:=[.E66]*[.H66]*[.$J$3]" office:value-type="float" office:value="-13.0663704656803" calcext:value-type="float">
            <text:p>-13,07</text:p>
          </table:table-cell>
          <table:table-cell table:style-name="ce8" table:formula="of:=[$Data.A64]" office:value-type="float" office:value="1.63647140999621" calcext:value-type="float">
            <text:p>1,64</text:p>
          </table:table-cell>
          <table:table-cell table:style-name="ce8" table:formula="of:=[$Data.B64]" office:value-type="float" office:value="1.76353076495058" calcext:value-type="float">
            <text:p>1,76</text:p>
          </table:table-cell>
          <table:table-cell table:style-name="ce75" table:formula="of:=IF(ABS([.I66])&gt;[.$I$3];[.J66]+[.K66]+[.L66];[.L66]-(SUM([.M62:.M65])))" office:value-type="float" office:value="-9.66636829073352" calcext:value-type="float">
            <text:p>-9,67</text:p>
          </table:table-cell>
          <table:table-cell table:style-name="ce8" table:formula="of:=[.M66]/[.H66]" office:value-type="float" office:value="0.328795490381557" calcext:value-type="float">
            <text:p>0,33</text:p>
          </table:table-cell>
          <table:table-cell table:style-name="ce8" table:formula="of:=[$Kalman.C65]" office:value-type="float" office:value="0.444874666008724" calcext:value-type="float">
            <text:p>0,44</text:p>
          </table:table-cell>
          <table:table-cell table:style-name="ce55" table:formula="of:=[.A66]/[.O66]" office:value-type="float" office:value="89.9129643835813" calcext:value-type="float">
            <text:p>89,9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7]/[.B6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6])/[.B67]*[.C67]" office:value-type="float" office:value="44.9564821917907" calcext:value-type="float">
            <text:p>44,96</text:p>
          </table:table-cell>
          <table:table-cell table:style-name="ce8" table:formula="of:=IF([.F67]&lt;ABS([.P66]-[.I66]);IF([.I66]&gt;[.P66];-[.F67];[.F67]);[.P66]-[.I66])" office:value-type="float" office:value="15.5653286630325" calcext:value-type="float">
            <text:p>15,57</text:p>
          </table:table-cell>
          <table:table-cell table:style-name="ce8" table:formula="of:=IF(ABS([.G67])&lt;ABS([.P66]*[.$H$3]);[.G67]+SIGN([.G67])*ABS([.P66]*[.$H$3]/2);[.G67])" office:value-type="float" office:value="30.5508227269627" calcext:value-type="float">
            <text:p>30,55</text:p>
          </table:table-cell>
          <table:table-cell table:style-name="ce8" table:formula="of:=[.I66]+[.H67]" office:value-type="float" office:value="104.898458447512" calcext:value-type="float">
            <text:p>104,90</text:p>
          </table:table-cell>
          <table:table-cell table:style-name="ce75" table:formula="of:=[.E67]*[.H67]*[.$J$3]" office:value-type="float" office:value="13.5781434342056" calcext:value-type="float">
            <text:p>13,58</text:p>
          </table:table-cell>
          <table:table-cell table:style-name="ce8" table:formula="of:=[$Data.A65]" office:value-type="float" office:value="9.46665783774463" calcext:value-type="float">
            <text:p>9,47</text:p>
          </table:table-cell>
          <table:table-cell table:style-name="ce8" table:formula="of:=[$Data.B65]" office:value-type="float" office:value="-4.71593727684845" calcext:value-type="float">
            <text:p>-4,72</text:p>
          </table:table-cell>
          <table:table-cell table:style-name="ce75" table:formula="of:=IF(ABS([.I67])&gt;[.$I$3];[.J67]+[.K67]+[.L67];[.L67]-(SUM([.M63:.M66])))" office:value-type="float" office:value="18.3288639951018" calcext:value-type="float">
            <text:p>18,33</text:p>
          </table:table-cell>
          <table:table-cell table:style-name="ce8" table:formula="of:=[.M67]/[.H67]" office:value-type="float" office:value="0.59994665802979" calcext:value-type="float">
            <text:p>0,60</text:p>
          </table:table-cell>
          <table:table-cell table:style-name="ce8" table:formula="of:=[$Kalman.C66]" office:value-type="float" office:value="0.449341364648209" calcext:value-type="float">
            <text:p>0,45</text:p>
          </table:table-cell>
          <table:table-cell table:style-name="ce55" table:formula="of:=[.A67]/[.O67]" office:value-type="float" office:value="89.0191803982172" calcext:value-type="float">
            <text:p>89,0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8]/[.B6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7])/[.B68]*[.C68]" office:value-type="float" office:value="44.5095901991086" calcext:value-type="float">
            <text:p>44,51</text:p>
          </table:table-cell>
          <table:table-cell table:style-name="ce8" table:formula="of:=IF([.F68]&lt;ABS([.P67]-[.I67]);IF([.I67]&gt;[.P67];-[.F68];[.F68]);[.P67]-[.I67])" office:value-type="float" office:value="-15.8792780492943" calcext:value-type="float">
            <text:p>-15,88</text:p>
          </table:table-cell>
          <table:table-cell table:style-name="ce8" table:formula="of:=IF(ABS([.G68])&lt;ABS([.P67]*[.$H$3]);[.G68]+SIGN([.G68])*ABS([.P67]*[.$H$3]/2);[.G68])" office:value-type="float" office:value="-30.7158081156638" calcext:value-type="float">
            <text:p>-30,72</text:p>
          </table:table-cell>
          <table:table-cell table:style-name="ce8" table:formula="of:=[.I67]+[.H68]" office:value-type="float" office:value="74.1826503318477" calcext:value-type="float">
            <text:p>74,18</text:p>
          </table:table-cell>
          <table:table-cell table:style-name="ce75" table:formula="of:=[.E68]*[.H68]*[.$J$3]" office:value-type="float" office:value="-13.6514702736284" calcext:value-type="float">
            <text:p>-13,65</text:p>
          </table:table-cell>
          <table:table-cell table:style-name="ce8" table:formula="of:=[$Data.A66]" office:value-type="float" office:value="0.307115650829433" calcext:value-type="float">
            <text:p>0,31</text:p>
          </table:table-cell>
          <table:table-cell table:style-name="ce8" table:formula="of:=[$Data.B66]" office:value-type="float" office:value="4.42500707901117" calcext:value-type="float">
            <text:p>4,43</text:p>
          </table:table-cell>
          <table:table-cell table:style-name="ce75" table:formula="of:=IF(ABS([.I68])&gt;[.$I$3];[.J68]+[.K68]+[.L68];[.L68]-(SUM([.M64:.M67])))" office:value-type="float" office:value="-8.91934754378776" calcext:value-type="float">
            <text:p>-8,92</text:p>
          </table:table-cell>
          <table:table-cell table:style-name="ce8" table:formula="of:=[.M68]/[.H68]" office:value-type="float" office:value="0.290382968606945" calcext:value-type="float">
            <text:p>0,29</text:p>
          </table:table-cell>
          <table:table-cell table:style-name="ce8" table:formula="of:=[$Kalman.C67]" office:value-type="float" office:value="0.444718087777461" calcext:value-type="float">
            <text:p>0,44</text:p>
          </table:table-cell>
          <table:table-cell table:style-name="ce55" table:formula="of:=[.A68]/[.O68]" office:value-type="float" office:value="89.944621321578" calcext:value-type="float">
            <text:p>89,9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9]/[.B6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8])/[.B69]*[.C69]" office:value-type="float" office:value="44.972310660789" calcext:value-type="float">
            <text:p>44,97</text:p>
          </table:table-cell>
          <table:table-cell table:style-name="ce8" table:formula="of:=IF([.F69]&lt;ABS([.P68]-[.I68]);IF([.I68]&gt;[.P68];-[.F69];[.F69]);[.P68]-[.I68])" office:value-type="float" office:value="15.7619709897304" calcext:value-type="float">
            <text:p>15,76</text:p>
          </table:table-cell>
          <table:table-cell table:style-name="ce8" table:formula="of:=IF(ABS([.G69])&lt;ABS([.P68]*[.$H$3]);[.G69]+SIGN([.G69])*ABS([.P68]*[.$H$3]/2);[.G69])" office:value-type="float" office:value="30.7527412099934" calcext:value-type="float">
            <text:p>30,75</text:p>
          </table:table-cell>
          <table:table-cell table:style-name="ce8" table:formula="of:=[.I68]+[.H69]" office:value-type="float" office:value="104.935391541841" calcext:value-type="float">
            <text:p>104,94</text:p>
          </table:table-cell>
          <table:table-cell table:style-name="ce75" table:formula="of:=[.E69]*[.H69]*[.$J$3]" office:value-type="float" office:value="13.6678849822193" calcext:value-type="float">
            <text:p>13,67</text:p>
          </table:table-cell>
          <table:table-cell table:style-name="ce8" table:formula="of:=[$Data.A67]" office:value-type="float" office:value="-14.4266417431935" calcext:value-type="float">
            <text:p>-14,43</text:p>
          </table:table-cell>
          <table:table-cell table:style-name="ce8" table:formula="of:=[$Data.B67]" office:value-type="float" office:value="-3.49126944902725" calcext:value-type="float">
            <text:p>-3,49</text:p>
          </table:table-cell>
          <table:table-cell table:style-name="ce75" table:formula="of:=IF(ABS([.I69])&gt;[.$I$3];[.J69]+[.K69]+[.L69];[.L69]-(SUM([.M65:.M68])))" office:value-type="float" office:value="-4.25002621000147" calcext:value-type="float">
            <text:p>-4,25</text:p>
          </table:table-cell>
          <table:table-cell table:style-name="ce8" table:formula="of:=[.M69]/[.H69]" office:value-type="float" office:value="-0.138199914634614" calcext:value-type="float">
            <text:p>-0,14</text:p>
          </table:table-cell>
          <table:table-cell table:style-name="ce8" table:formula="of:=[$Kalman.C68]" office:value-type="float" office:value="0.427933438301152" calcext:value-type="float">
            <text:p>0,43</text:p>
          </table:table-cell>
          <table:table-cell table:style-name="ce55" table:formula="of:=[.A69]/[.O69]" office:value-type="float" office:value="93.472480577343" calcext:value-type="float">
            <text:p>93,4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0]/[.B7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69])/[.B70]*[.C70]" office:value-type="float" office:value="46.7362402886715" calcext:value-type="float">
            <text:p>46,74</text:p>
          </table:table-cell>
          <table:table-cell table:style-name="ce8" table:formula="of:=IF([.F70]&lt;ABS([.P69]-[.I69]);IF([.I69]&gt;[.P69];-[.F70];[.F70]);[.P69]-[.I69])" office:value-type="float" office:value="-11.462910964498" calcext:value-type="float">
            <text:p>-11,46</text:p>
          </table:table-cell>
          <table:table-cell table:style-name="ce8" table:formula="of:=IF(ABS([.G70])&lt;ABS([.P69]*[.$H$3]);[.G70]+SIGN([.G70])*ABS([.P69]*[.$H$3]/2);[.G70])" office:value-type="float" office:value="-27.0416577273885" calcext:value-type="float">
            <text:p>-27,04</text:p>
          </table:table-cell>
          <table:table-cell table:style-name="ce8" table:formula="of:=[.I69]+[.H70]" office:value-type="float" office:value="77.8937338144525" calcext:value-type="float">
            <text:p>77,89</text:p>
          </table:table-cell>
          <table:table-cell table:style-name="ce75" table:formula="of:=[.E70]*[.H70]*[.$J$3]" office:value-type="float" office:value="-12.018514545506" calcext:value-type="float">
            <text:p>-12,02</text:p>
          </table:table-cell>
          <table:table-cell table:style-name="ce8" table:formula="of:=[$Data.A68]" office:value-type="float" office:value="14.038587904984" calcext:value-type="float">
            <text:p>14,04</text:p>
          </table:table-cell>
          <table:table-cell table:style-name="ce8" table:formula="of:=[$Data.B68]" office:value-type="float" office:value="1.88079479944008" calcext:value-type="float">
            <text:p>1,88</text:p>
          </table:table-cell>
          <table:table-cell table:style-name="ce75" table:formula="of:=IF(ABS([.I70])&gt;[.$I$3];[.J70]+[.K70]+[.L70];[.L70]-(SUM([.M66:.M69])))" office:value-type="float" office:value="3.90086815891803" calcext:value-type="float">
            <text:p>3,90</text:p>
          </table:table-cell>
          <table:table-cell table:style-name="ce8" table:formula="of:=[.M70]/[.H70]" office:value-type="float" office:value="-0.144254031991801" calcext:value-type="float">
            <text:p>-0,14</text:p>
          </table:table-cell>
          <table:table-cell table:style-name="ce8" table:formula="of:=[$Kalman.C69]" office:value-type="float" office:value="0.412062346265752" calcext:value-type="float">
            <text:p>0,41</text:p>
          </table:table-cell>
          <table:table-cell table:style-name="ce55" table:formula="of:=[.A70]/[.O70]" office:value-type="float" office:value="97.0726890299333" calcext:value-type="float">
            <text:p>97,0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1]/[.B7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0])/[.B71]*[.C71]" office:value-type="float" office:value="48.5363445149666" calcext:value-type="float">
            <text:p>48,54</text:p>
          </table:table-cell>
          <table:table-cell table:style-name="ce8" table:formula="of:=IF([.F71]&lt;ABS([.P70]-[.I70]);IF([.I70]&gt;[.P70];-[.F71];[.F71]);[.P70]-[.I70])" office:value-type="float" office:value="19.1789552154808" calcext:value-type="float">
            <text:p>19,18</text:p>
          </table:table-cell>
          <table:table-cell table:style-name="ce8" table:formula="of:=IF(ABS([.G71])&lt;ABS([.P70]*[.$H$3]);[.G71]+SIGN([.G71])*ABS([.P70]*[.$H$3]/2);[.G71])" office:value-type="float" office:value="35.3577367204696" calcext:value-type="float">
            <text:p>35,36</text:p>
          </table:table-cell>
          <table:table-cell table:style-name="ce8" table:formula="of:=[.I70]+[.H71]" office:value-type="float" office:value="113.251470534922" calcext:value-type="float">
            <text:p>113,25</text:p>
          </table:table-cell>
          <table:table-cell table:style-name="ce75" table:formula="of:=[.E71]*[.H71]*[.$J$3]" office:value-type="float" office:value="15.7145496535421" calcext:value-type="float">
            <text:p>15,71</text:p>
          </table:table-cell>
          <table:table-cell table:style-name="ce8" table:formula="of:=[$Data.A69]" office:value-type="float" office:value="11.7109617347188" calcext:value-type="float">
            <text:p>11,71</text:p>
          </table:table-cell>
          <table:table-cell table:style-name="ce8" table:formula="of:=[$Data.B69]" office:value-type="float" office:value="-3.28842588014295" calcext:value-type="float">
            <text:p>-3,29</text:p>
          </table:table-cell>
          <table:table-cell table:style-name="ce75" table:formula="of:=IF(ABS([.I71])&gt;[.$I$3];[.J71]+[.K71]+[.L71];[.L71]-(SUM([.M67:.M70])))" office:value-type="float" office:value="24.1370855081179" calcext:value-type="float">
            <text:p>24,14</text:p>
          </table:table-cell>
          <table:table-cell table:style-name="ce8" table:formula="of:=[.M71]/[.H71]" office:value-type="float" office:value="0.682653578732719" calcext:value-type="float">
            <text:p>0,68</text:p>
          </table:table-cell>
          <table:table-cell table:style-name="ce8" table:formula="of:=[$Kalman.C70]" office:value-type="float" office:value="0.419296969097153" calcext:value-type="float">
            <text:p>0,42</text:p>
          </table:table-cell>
          <table:table-cell table:style-name="ce55" table:formula="of:=[.A71]/[.O71]" office:value-type="float" office:value="95.3977799699568" calcext:value-type="float">
            <text:p>95,4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2]/[.B7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1])/[.B72]*[.C72]" office:value-type="float" office:value="47.6988899849784" calcext:value-type="float">
            <text:p>47,70</text:p>
          </table:table-cell>
          <table:table-cell table:style-name="ce8" table:formula="of:=IF([.F72]&lt;ABS([.P71]-[.I71]);IF([.I71]&gt;[.P71];-[.F72];[.F72]);[.P71]-[.I71])" office:value-type="float" office:value="-17.8536905649654" calcext:value-type="float">
            <text:p>-17,85</text:p>
          </table:table-cell>
          <table:table-cell table:style-name="ce8" table:formula="of:=IF(ABS([.G72])&lt;ABS([.P71]*[.$H$3]);[.G72]+SIGN([.G72])*ABS([.P71]*[.$H$3]/2);[.G72])" office:value-type="float" office:value="-33.7533205599581" calcext:value-type="float">
            <text:p>-33,75</text:p>
          </table:table-cell>
          <table:table-cell table:style-name="ce8" table:formula="of:=[.I71]+[.H72]" office:value-type="float" office:value="79.498149974964" calcext:value-type="float">
            <text:p>79,50</text:p>
          </table:table-cell>
          <table:table-cell table:style-name="ce75" table:formula="of:=[.E72]*[.H72]*[.$J$3]" office:value-type="float" office:value="-15.0014758044258" calcext:value-type="float">
            <text:p>-15,00</text:p>
          </table:table-cell>
          <table:table-cell table:style-name="ce8" table:formula="of:=[$Data.A70]" office:value-type="float" office:value="1.19320380905265" calcext:value-type="float">
            <text:p>1,19</text:p>
          </table:table-cell>
          <table:table-cell table:style-name="ce8" table:formula="of:=[$Data.B70]" office:value-type="float" office:value="0.544761115359472" calcext:value-type="float">
            <text:p>0,54</text:p>
          </table:table-cell>
          <table:table-cell table:style-name="ce75" table:formula="of:=IF(ABS([.I72])&gt;[.$I$3];[.J72]+[.K72]+[.L72];[.L72]-(SUM([.M68:.M71])))" office:value-type="float" office:value="-13.2635108800137" calcext:value-type="float">
            <text:p>-13,26</text:p>
          </table:table-cell>
          <table:table-cell table:style-name="ce8" table:formula="of:=[.M72]/[.H72]" office:value-type="float" office:value="0.392954253388283" calcext:value-type="float">
            <text:p>0,39</text:p>
          </table:table-cell>
          <table:table-cell table:style-name="ce8" table:formula="of:=[$Kalman.C71]" office:value-type="float" office:value="0.41858063158341" calcext:value-type="float">
            <text:p>0,42</text:p>
          </table:table-cell>
          <table:table-cell table:style-name="ce55" table:formula="of:=[.A72]/[.O72]" office:value-type="float" office:value="95.5610388581233" calcext:value-type="float">
            <text:p>95,5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3]/[.B7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2])/[.B73]*[.C73]" office:value-type="float" office:value="47.7805194290616" calcext:value-type="float">
            <text:p>47,78</text:p>
          </table:table-cell>
          <table:table-cell table:style-name="ce8" table:formula="of:=IF([.F73]&lt;ABS([.P72]-[.I72]);IF([.I72]&gt;[.P72];-[.F73];[.F73]);[.P72]-[.I72])" office:value-type="float" office:value="16.0628888831593" calcext:value-type="float">
            <text:p>16,06</text:p>
          </table:table-cell>
          <table:table-cell table:style-name="ce8" table:formula="of:=IF(ABS([.G73])&lt;ABS([.P72]*[.$H$3]);[.G73]+SIGN([.G73])*ABS([.P72]*[.$H$3]/2);[.G73])" office:value-type="float" office:value="31.9897286928465" calcext:value-type="float">
            <text:p>31,99</text:p>
          </table:table-cell>
          <table:table-cell table:style-name="ce8" table:formula="of:=[.I72]+[.H73]" office:value-type="float" office:value="111.48787866781" calcext:value-type="float">
            <text:p>111,49</text:p>
          </table:table-cell>
          <table:table-cell table:style-name="ce75" table:formula="of:=[.E73]*[.H73]*[.$J$3]" office:value-type="float" office:value="14.2176571968207" calcext:value-type="float">
            <text:p>14,22</text:p>
          </table:table-cell>
          <table:table-cell table:style-name="ce8" table:formula="of:=[$Data.A71]" office:value-type="float" office:value="-1.51307812170543" calcext:value-type="float">
            <text:p>-1,51</text:p>
          </table:table-cell>
          <table:table-cell table:style-name="ce8" table:formula="of:=[$Data.B71]" office:value-type="float" office:value="0.788311965897065" calcext:value-type="float">
            <text:p>0,79</text:p>
          </table:table-cell>
          <table:table-cell table:style-name="ce75" table:formula="of:=IF(ABS([.I73])&gt;[.$I$3];[.J73]+[.K73]+[.L73];[.L73]-(SUM([.M69:.M72])))" office:value-type="float" office:value="13.4928910410123" calcext:value-type="float">
            <text:p>13,49</text:p>
          </table:table-cell>
          <table:table-cell table:style-name="ce8" table:formula="of:=[.M73]/[.H73]" office:value-type="float" office:value="0.421788229921111" calcext:value-type="float">
            <text:p>0,42</text:p>
          </table:table-cell>
          <table:table-cell table:style-name="ce8" table:formula="of:=[$Kalman.C72]" office:value-type="float" office:value="0.418667710839934" calcext:value-type="float">
            <text:p>0,42</text:p>
          </table:table-cell>
          <table:table-cell table:style-name="ce55" table:formula="of:=[.A73]/[.O73]" office:value-type="float" office:value="95.5411629899801" calcext:value-type="float">
            <text:p>95,5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4]/[.B7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3])/[.B74]*[.C74]" office:value-type="float" office:value="47.77058149499" calcext:value-type="float">
            <text:p>47,77</text:p>
          </table:table-cell>
          <table:table-cell table:style-name="ce8" table:formula="of:=IF([.F74]&lt;ABS([.P73]-[.I73]);IF([.I73]&gt;[.P73];-[.F74];[.F74]);[.P73]-[.I73])" office:value-type="float" office:value="-15.9467156778304" calcext:value-type="float">
            <text:p>-15,95</text:p>
          </table:table-cell>
          <table:table-cell table:style-name="ce8" table:formula="of:=IF(ABS([.G74])&lt;ABS([.P73]*[.$H$3]);[.G74]+SIGN([.G74])*ABS([.P73]*[.$H$3]/2);[.G74])" office:value-type="float" office:value="-31.8702428428271" calcext:value-type="float">
            <text:p>-31,87</text:p>
          </table:table-cell>
          <table:table-cell table:style-name="ce8" table:formula="of:=[.I73]+[.H74]" office:value-type="float" office:value="79.6176358249834" calcext:value-type="float">
            <text:p>79,62</text:p>
          </table:table-cell>
          <table:table-cell table:style-name="ce75" table:formula="of:=[.E74]*[.H74]*[.$J$3]" office:value-type="float" office:value="-14.1645523745898" calcext:value-type="float">
            <text:p>-14,16</text:p>
          </table:table-cell>
          <table:table-cell table:style-name="ce8" table:formula="of:=[$Data.A72]" office:value-type="float" office:value="-14.357687797723" calcext:value-type="float">
            <text:p>-14,36</text:p>
          </table:table-cell>
          <table:table-cell table:style-name="ce8" table:formula="of:=[$Data.B72]" office:value-type="float" office:value="-0.949852156156621" calcext:value-type="float">
            <text:p>-0,95</text:p>
          </table:table-cell>
          <table:table-cell table:style-name="ce75" table:formula="of:=IF(ABS([.I74])&gt;[.$I$3];[.J74]+[.K74]+[.L74];[.L74]-(SUM([.M70:.M73])))" office:value-type="float" office:value="-29.4720923284694" calcext:value-type="float">
            <text:p>-29,47</text:p>
          </table:table-cell>
          <table:table-cell table:style-name="ce8" table:formula="of:=[.M74]/[.H74]" office:value-type="float" office:value="0.924752675209145" calcext:value-type="float">
            <text:p>0,92</text:p>
          </table:table-cell>
          <table:table-cell table:style-name="ce8" table:formula="of:=[$Kalman.C73]" office:value-type="float" office:value="0.432409587732061" calcext:value-type="float">
            <text:p>0,43</text:p>
          </table:table-cell>
          <table:table-cell table:style-name="ce55" table:formula="of:=[.A74]/[.O74]" office:value-type="float" office:value="92.5048868823549" calcext:value-type="float">
            <text:p>92,5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5]/[.B7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4])/[.B75]*[.C75]" office:value-type="float" office:value="46.2524434411775" calcext:value-type="float">
            <text:p>46,25</text:p>
          </table:table-cell>
          <table:table-cell table:style-name="ce8" table:formula="of:=IF([.F75]&lt;ABS([.P74]-[.I74]);IF([.I74]&gt;[.P74];-[.F75];[.F75]);[.P74]-[.I74])" office:value-type="float" office:value="12.8872510573715" calcext:value-type="float">
            <text:p>12,89</text:p>
          </table:table-cell>
          <table:table-cell table:style-name="ce8" table:formula="of:=IF(ABS([.G75])&lt;ABS([.P74]*[.$H$3]);[.G75]+SIGN([.G75])*ABS([.P74]*[.$H$3]/2);[.G75])" office:value-type="float" office:value="28.3047322044307" calcext:value-type="float">
            <text:p>28,30</text:p>
          </table:table-cell>
          <table:table-cell table:style-name="ce8" table:formula="of:=[.I74]+[.H75]" office:value-type="float" office:value="107.922368029414" calcext:value-type="float">
            <text:p>107,92</text:p>
          </table:table-cell>
          <table:table-cell table:style-name="ce75" table:formula="of:=[.E75]*[.H75]*[.$J$3]" office:value-type="float" office:value="12.579880979747" calcext:value-type="float">
            <text:p>12,58</text:p>
          </table:table-cell>
          <table:table-cell table:style-name="ce8" table:formula="of:=[$Data.A73]" office:value-type="float" office:value="-9.73230439413309" calcext:value-type="float">
            <text:p>-9,73</text:p>
          </table:table-cell>
          <table:table-cell table:style-name="ce8" table:formula="of:=[$Data.B73]" office:value-type="float" office:value="-1.76281497797098" calcext:value-type="float">
            <text:p>-1,76</text:p>
          </table:table-cell>
          <table:table-cell table:style-name="ce75" table:formula="of:=IF(ABS([.I75])&gt;[.$I$3];[.J75]+[.K75]+[.L75];[.L75]-(SUM([.M71:.M74])))" office:value-type="float" office:value="1.0847616076429" calcext:value-type="float">
            <text:p>1,08</text:p>
          </table:table-cell>
          <table:table-cell table:style-name="ce8" table:formula="of:=[.M75]/[.H75]" office:value-type="float" office:value="0.0383243904167054" calcext:value-type="float">
            <text:p>0,04</text:p>
          </table:table-cell>
          <table:table-cell table:style-name="ce8" table:formula="of:=[$Kalman.C74]" office:value-type="float" office:value="0.421367487227036" calcext:value-type="float">
            <text:p>0,42</text:p>
          </table:table-cell>
          <table:table-cell table:style-name="ce55" table:formula="of:=[.A75]/[.O75]" office:value-type="float" office:value="94.9290137766317" calcext:value-type="float">
            <text:p>94,9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6]/[.B7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5])/[.B76]*[.C76]" office:value-type="float" office:value="47.4645068883159" calcext:value-type="float">
            <text:p>47,46</text:p>
          </table:table-cell>
          <table:table-cell table:style-name="ce8" table:formula="of:=IF([.F76]&lt;ABS([.P75]-[.I75]);IF([.I75]&gt;[.P75];-[.F76];[.F76]);[.P75]-[.I75])" office:value-type="float" office:value="-12.9933542527824" calcext:value-type="float">
            <text:p>-12,99</text:p>
          </table:table-cell>
          <table:table-cell table:style-name="ce8" table:formula="of:=IF(ABS([.G76])&lt;ABS([.P75]*[.$H$3]);[.G76]+SIGN([.G76])*ABS([.P75]*[.$H$3]/2);[.G76])" office:value-type="float" office:value="-28.8148565488877" calcext:value-type="float">
            <text:p>-28,81</text:p>
          </table:table-cell>
          <table:table-cell table:style-name="ce8" table:formula="of:=[.I75]+[.H76]" office:value-type="float" office:value="79.1075114805264" calcext:value-type="float">
            <text:p>79,11</text:p>
          </table:table-cell>
          <table:table-cell table:style-name="ce75" table:formula="of:=[.E76]*[.H76]*[.$J$3]" office:value-type="float" office:value="-12.8066029106167" calcext:value-type="float">
            <text:p>-12,81</text:p>
          </table:table-cell>
          <table:table-cell table:style-name="ce8" table:formula="of:=[$Data.A74]" office:value-type="float" office:value="-8.68397299722084" calcext:value-type="float">
            <text:p>-8,68</text:p>
          </table:table-cell>
          <table:table-cell table:style-name="ce8" table:formula="of:=[$Data.B74]" office:value-type="float" office:value="-0.892762668097892" calcext:value-type="float">
            <text:p>-0,89</text:p>
          </table:table-cell>
          <table:table-cell table:style-name="ce75" table:formula="of:=IF(ABS([.I76])&gt;[.$I$3];[.J76]+[.K76]+[.L76];[.L76]-(SUM([.M72:.M75])))" office:value-type="float" office:value="-22.3833385759355" calcext:value-type="float">
            <text:p>-22,38</text:p>
          </table:table-cell>
          <table:table-cell table:style-name="ce8" table:formula="of:=[.M76]/[.H76]" office:value-type="float" office:value="0.776798542722557" calcext:value-type="float">
            <text:p>0,78</text:p>
          </table:table-cell>
          <table:table-cell table:style-name="ce8" table:formula="of:=[$Kalman.C75]" office:value-type="float" office:value="0.431079148067792" calcext:value-type="float">
            <text:p>0,43</text:p>
          </table:table-cell>
          <table:table-cell table:style-name="ce55" table:formula="of:=[.A76]/[.O76]" office:value-type="float" office:value="92.7903847339644" calcext:value-type="float">
            <text:p>92,7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7]/[.B7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6])/[.B77]*[.C77]" office:value-type="float" office:value="46.3951923669822" calcext:value-type="float">
            <text:p>46,40</text:p>
          </table:table-cell>
          <table:table-cell table:style-name="ce8" table:formula="of:=IF([.F77]&lt;ABS([.P76]-[.I76]);IF([.I76]&gt;[.P76];-[.F77];[.F77]);[.P76]-[.I76])" office:value-type="float" office:value="13.682873253438" calcext:value-type="float">
            <text:p>13,68</text:p>
          </table:table-cell>
          <table:table-cell table:style-name="ce8" table:formula="of:=IF(ABS([.G77])&lt;ABS([.P76]*[.$H$3]);[.G77]+SIGN([.G77])*ABS([.P76]*[.$H$3]/2);[.G77])" office:value-type="float" office:value="29.1479373757654" calcext:value-type="float">
            <text:p>29,15</text:p>
          </table:table-cell>
          <table:table-cell table:style-name="ce8" table:formula="of:=[.I76]+[.H77]" office:value-type="float" office:value="108.255448856292" calcext:value-type="float">
            <text:p>108,26</text:p>
          </table:table-cell>
          <table:table-cell table:style-name="ce75" table:formula="of:=[.E77]*[.H77]*[.$J$3]" office:value-type="float" office:value="12.9546388336735" calcext:value-type="float">
            <text:p>12,95</text:p>
          </table:table-cell>
          <table:table-cell table:style-name="ce8" table:formula="of:=[$Data.A75]" office:value-type="float" office:value="10.3628949381315" calcext:value-type="float">
            <text:p>10,36</text:p>
          </table:table-cell>
          <table:table-cell table:style-name="ce8" table:formula="of:=[$Data.B75]" office:value-type="float" office:value="4.66873409147901" calcext:value-type="float">
            <text:p>4,67</text:p>
          </table:table-cell>
          <table:table-cell table:style-name="ce75" table:formula="of:=IF(ABS([.I77])&gt;[.$I$3];[.J77]+[.K77]+[.L77];[.L77]-(SUM([.M73:.M76])))" office:value-type="float" office:value="27.9862678632841" calcext:value-type="float">
            <text:p>27,99</text:p>
          </table:table-cell>
          <table:table-cell table:style-name="ce8" table:formula="of:=[.M77]/[.H77]" office:value-type="float" office:value="0.960145738701662" calcext:value-type="float">
            <text:p>0,96</text:p>
          </table:table-cell>
          <table:table-cell table:style-name="ce8" table:formula="of:=[$Kalman.C76]" office:value-type="float" office:value="0.445859033063076" calcext:value-type="float">
            <text:p>0,45</text:p>
          </table:table-cell>
          <table:table-cell table:style-name="ce55" table:formula="of:=[.A77]/[.O77]" office:value-type="float" office:value="89.7144546454465" calcext:value-type="float">
            <text:p>89,7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8]/[.B7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7])/[.B78]*[.C78]" office:value-type="float" office:value="44.8572273227233" calcext:value-type="float">
            <text:p>44,86</text:p>
          </table:table-cell>
          <table:table-cell table:style-name="ce8" table:formula="of:=IF([.F78]&lt;ABS([.P77]-[.I77]);IF([.I77]&gt;[.P77];-[.F78];[.F78]);[.P77]-[.I77])" office:value-type="float" office:value="-18.5409942108453" calcext:value-type="float">
            <text:p>-18,54</text:p>
          </table:table-cell>
          <table:table-cell table:style-name="ce8" table:formula="of:=IF(ABS([.G78])&lt;ABS([.P77]*[.$H$3]);[.G78]+SIGN([.G78])*ABS([.P77]*[.$H$3]/2);[.G78])" office:value-type="float" office:value="-33.4934033184197" calcext:value-type="float">
            <text:p>-33,49</text:p>
          </table:table-cell>
          <table:table-cell table:style-name="ce8" table:formula="of:=[.I77]+[.H78]" office:value-type="float" office:value="74.7620455378721" calcext:value-type="float">
            <text:p>74,76</text:p>
          </table:table-cell>
          <table:table-cell table:style-name="ce75" table:formula="of:=[.E78]*[.H78]*[.$J$3]" office:value-type="float" office:value="-14.8859570304088" calcext:value-type="float">
            <text:p>-14,89</text:p>
          </table:table-cell>
          <table:table-cell table:style-name="ce8" table:formula="of:=[$Data.A76]" office:value-type="float" office:value="7.48095579252157" calcext:value-type="float">
            <text:p>7,48</text:p>
          </table:table-cell>
          <table:table-cell table:style-name="ce8" table:formula="of:=[$Data.B76]" office:value-type="float" office:value="-1.69119597956907" calcext:value-type="float">
            <text:p>-1,69</text:p>
          </table:table-cell>
          <table:table-cell table:style-name="ce75" table:formula="of:=IF(ABS([.I78])&gt;[.$I$3];[.J78]+[.K78]+[.L78];[.L78]-(SUM([.M74:.M77])))" office:value-type="float" office:value="-9.09619721745627" calcext:value-type="float">
            <text:p>-9,10</text:p>
          </table:table-cell>
          <table:table-cell table:style-name="ce8" table:formula="of:=[.M78]/[.H78]" office:value-type="float" office:value="0.27158175390477" calcext:value-type="float">
            <text:p>0,27</text:p>
          </table:table-cell>
          <table:table-cell table:style-name="ce8" table:formula="of:=[$Kalman.C77]" office:value-type="float" office:value="0.440828357915514" calcext:value-type="float">
            <text:p>0,44</text:p>
          </table:table-cell>
          <table:table-cell table:style-name="ce55" table:formula="of:=[.A78]/[.O78]" office:value-type="float" office:value="90.738264183236" calcext:value-type="float">
            <text:p>90,7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9]/[.B7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8])/[.B79]*[.C79]" office:value-type="float" office:value="45.369132091618" calcext:value-type="float">
            <text:p>45,37</text:p>
          </table:table-cell>
          <table:table-cell table:style-name="ce8" table:formula="of:=IF([.F79]&lt;ABS([.P78]-[.I78]);IF([.I78]&gt;[.P78];-[.F79];[.F79]);[.P78]-[.I78])" office:value-type="float" office:value="15.9762186453639" calcext:value-type="float">
            <text:p>15,98</text:p>
          </table:table-cell>
          <table:table-cell table:style-name="ce8" table:formula="of:=IF(ABS([.G79])&lt;ABS([.P78]*[.$H$3]);[.G79]+SIGN([.G79])*ABS([.P78]*[.$H$3]/2);[.G79])" office:value-type="float" office:value="31.0992626759032" calcext:value-type="float">
            <text:p>31,10</text:p>
          </table:table-cell>
          <table:table-cell table:style-name="ce8" table:formula="of:=[.I78]+[.H79]" office:value-type="float" office:value="105.861308213775" calcext:value-type="float">
            <text:p>105,86</text:p>
          </table:table-cell>
          <table:table-cell table:style-name="ce75" table:formula="of:=[.E79]*[.H79]*[.$J$3]" office:value-type="float" office:value="13.8218945226237" calcext:value-type="float">
            <text:p>13,82</text:p>
          </table:table-cell>
          <table:table-cell table:style-name="ce8" table:formula="of:=[$Data.A77]" office:value-type="float" office:value="-6.96511621058905" calcext:value-type="float">
            <text:p>-6,97</text:p>
          </table:table-cell>
          <table:table-cell table:style-name="ce8" table:formula="of:=[$Data.B77]" office:value-type="float" office:value="-4.26241665466159" calcext:value-type="float">
            <text:p>-4,26</text:p>
          </table:table-cell>
          <table:table-cell table:style-name="ce75" table:formula="of:=IF(ABS([.I79])&gt;[.$I$3];[.J79]+[.K79]+[.L79];[.L79]-(SUM([.M75:.M78])))" office:value-type="float" office:value="2.59436165737301" calcext:value-type="float">
            <text:p>2,59</text:p>
          </table:table-cell>
          <table:table-cell table:style-name="ce8" table:formula="of:=[.M79]/[.H79]" office:value-type="float" office:value="0.0834219667652511" calcext:value-type="float">
            <text:p>0,08</text:p>
          </table:table-cell>
          <table:table-cell table:style-name="ce8" table:formula="of:=[$Kalman.C78]" office:value-type="float" office:value="0.430624574228059" calcext:value-type="float">
            <text:p>0,43</text:p>
          </table:table-cell>
          <table:table-cell table:style-name="ce55" table:formula="of:=[.A79]/[.O79]" office:value-type="float" office:value="92.8883356731424" calcext:value-type="float">
            <text:p>92,8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0]/[.B8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79])/[.B80]*[.C80]" office:value-type="float" office:value="46.4441678365712" calcext:value-type="float">
            <text:p>46,44</text:p>
          </table:table-cell>
          <table:table-cell table:style-name="ce8" table:formula="of:=IF([.F80]&lt;ABS([.P79]-[.I79]);IF([.I79]&gt;[.P79];-[.F80];[.F80]);[.P79]-[.I79])" office:value-type="float" office:value="-12.9729725406329" calcext:value-type="float">
            <text:p>-12,97</text:p>
          </table:table-cell>
          <table:table-cell table:style-name="ce8" table:formula="of:=IF(ABS([.G80])&lt;ABS([.P79]*[.$H$3]);[.G80]+SIGN([.G80])*ABS([.P79]*[.$H$3]/2);[.G80])" office:value-type="float" office:value="-28.45436181949" calcext:value-type="float">
            <text:p>-28,45</text:p>
          </table:table-cell>
          <table:table-cell table:style-name="ce8" table:formula="of:=[.I79]+[.H80]" office:value-type="float" office:value="77.4069463942853" calcext:value-type="float">
            <text:p>77,41</text:p>
          </table:table-cell>
          <table:table-cell table:style-name="ce75" table:formula="of:=[.E80]*[.H80]*[.$J$3]" office:value-type="float" office:value="-12.6463830308844" calcext:value-type="float">
            <text:p>-12,65</text:p>
          </table:table-cell>
          <table:table-cell table:style-name="ce8" table:formula="of:=[$Data.A78]" office:value-type="float" office:value="-12.5003455340432" calcext:value-type="float">
            <text:p>-12,50</text:p>
          </table:table-cell>
          <table:table-cell table:style-name="ce8" table:formula="of:=[$Data.B78]" office:value-type="float" office:value="0.10663401713442" calcext:value-type="float">
            <text:p>0,11</text:p>
          </table:table-cell>
          <table:table-cell table:style-name="ce75" table:formula="of:=IF(ABS([.I80])&gt;[.$I$3];[.J80]+[.K80]+[.L80];[.L80]-(SUM([.M76:.M79])))" office:value-type="float" office:value="-25.0400945477932" calcext:value-type="float">
            <text:p>-25,04</text:p>
          </table:table-cell>
          <table:table-cell table:style-name="ce8" table:formula="of:=[.M80]/[.H80]" office:value-type="float" office:value="0.880009002016761" calcext:value-type="float">
            <text:p>0,88</text:p>
          </table:table-cell>
          <table:table-cell table:style-name="ce8" table:formula="of:=[$Kalman.C79]" office:value-type="float" office:value="0.443165607609458" calcext:value-type="float">
            <text:p>0,44</text:p>
          </table:table-cell>
          <table:table-cell table:style-name="ce55" table:formula="of:=[.A80]/[.O80]" office:value-type="float" office:value="90.2597117492253" calcext:value-type="float">
            <text:p>90,2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1]/[.B8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0])/[.B81]*[.C81]" office:value-type="float" office:value="45.1298558746126" calcext:value-type="float">
            <text:p>45,13</text:p>
          </table:table-cell>
          <table:table-cell table:style-name="ce8" table:formula="of:=IF([.F81]&lt;ABS([.P80]-[.I80]);IF([.I80]&gt;[.P80];-[.F81];[.F81]);[.P80]-[.I80])" office:value-type="float" office:value="12.85276535494" calcext:value-type="float">
            <text:p>12,85</text:p>
          </table:table-cell>
          <table:table-cell table:style-name="ce8" table:formula="of:=IF(ABS([.G81])&lt;ABS([.P80]*[.$H$3]);[.G81]+SIGN([.G81])*ABS([.P80]*[.$H$3]/2);[.G81])" office:value-type="float" office:value="27.8960506464775" calcext:value-type="float">
            <text:p>27,90</text:p>
          </table:table-cell>
          <table:table-cell table:style-name="ce8" table:formula="of:=[.I80]+[.H81]" office:value-type="float" office:value="105.302997040763" calcext:value-type="float">
            <text:p>105,30</text:p>
          </table:table-cell>
          <table:table-cell table:style-name="ce75" table:formula="of:=[.E81]*[.H81]*[.$J$3]" office:value-type="float" office:value="12.3982447317678" calcext:value-type="float">
            <text:p>12,40</text:p>
          </table:table-cell>
          <table:table-cell table:style-name="ce8" table:formula="of:=[$Data.A79]" office:value-type="float" office:value="4.62370689420158" calcext:value-type="float">
            <text:p>4,62</text:p>
          </table:table-cell>
          <table:table-cell table:style-name="ce8" table:formula="of:=[$Data.B79]" office:value-type="float" office:value="-4.07881593004121" calcext:value-type="float">
            <text:p>-4,08</text:p>
          </table:table-cell>
          <table:table-cell table:style-name="ce75" table:formula="of:=IF(ABS([.I81])&gt;[.$I$3];[.J81]+[.K81]+[.L81];[.L81]-(SUM([.M77:.M80])))" office:value-type="float" office:value="12.9431356959281" calcext:value-type="float">
            <text:p>12,94</text:p>
          </table:table-cell>
          <table:table-cell table:style-name="ce8" table:formula="of:=[.M81]/[.H81]" office:value-type="float" office:value="0.463977351488014" calcext:value-type="float">
            <text:p>0,46</text:p>
          </table:table-cell>
          <table:table-cell table:style-name="ce8" table:formula="of:=[$Kalman.C80]" office:value-type="float" office:value="0.443762832903527" calcext:value-type="float">
            <text:p>0,44</text:p>
          </table:table-cell>
          <table:table-cell table:style-name="ce55" table:formula="of:=[.A81]/[.O81]" office:value-type="float" office:value="90.1382383429482" calcext:value-type="float">
            <text:p>90,1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2]/[.B8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1])/[.B82]*[.C82]" office:value-type="float" office:value="45.0691191714741" calcext:value-type="float">
            <text:p>45,07</text:p>
          </table:table-cell>
          <table:table-cell table:style-name="ce8" table:formula="of:=IF([.F82]&lt;ABS([.P81]-[.I81]);IF([.I81]&gt;[.P81];-[.F82];[.F82]);[.P81]-[.I81])" office:value-type="float" office:value="-15.1647586978146" calcext:value-type="float">
            <text:p>-15,16</text:p>
          </table:table-cell>
          <table:table-cell table:style-name="ce8" table:formula="of:=IF(ABS([.G82])&lt;ABS([.P81]*[.$H$3]);[.G82]+SIGN([.G82])*ABS([.P81]*[.$H$3]/2);[.G82])" office:value-type="float" office:value="-30.1877984216393" calcext:value-type="float">
            <text:p>-30,19</text:p>
          </table:table-cell>
          <table:table-cell table:style-name="ce8" table:formula="of:=[.I81]+[.H82]" office:value-type="float" office:value="75.1151986191235" calcext:value-type="float">
            <text:p>75,12</text:p>
          </table:table-cell>
          <table:table-cell table:style-name="ce75" table:formula="of:=[.E82]*[.H82]*[.$J$3]" office:value-type="float" office:value="-13.4167992985064" calcext:value-type="float">
            <text:p>-13,42</text:p>
          </table:table-cell>
          <table:table-cell table:style-name="ce8" table:formula="of:=[$Data.A80]" office:value-type="float" office:value="13.7948699436044" calcext:value-type="float">
            <text:p>13,79</text:p>
          </table:table-cell>
          <table:table-cell table:style-name="ce8" table:formula="of:=[$Data.B80]" office:value-type="float" office:value="-1.57775836069802" calcext:value-type="float">
            <text:p>-1,58</text:p>
          </table:table-cell>
          <table:table-cell table:style-name="ce75" table:formula="of:=IF(ABS([.I82])&gt;[.$I$3];[.J82]+[.K82]+[.L82];[.L82]-(SUM([.M78:.M81])))" office:value-type="float" office:value="-1.19968771559996" calcext:value-type="float">
            <text:p>-1,20</text:p>
          </table:table-cell>
          <table:table-cell table:style-name="ce8" table:formula="of:=[.M82]/[.H82]" office:value-type="float" office:value="0.0397408151082655" calcext:value-type="float">
            <text:p>0,04</text:p>
          </table:table-cell>
          <table:table-cell table:style-name="ce8" table:formula="of:=[$Kalman.C81]" office:value-type="float" office:value="0.432153618419202" calcext:value-type="float">
            <text:p>0,43</text:p>
          </table:table-cell>
          <table:table-cell table:style-name="ce55" table:formula="of:=[.A82]/[.O82]" office:value-type="float" office:value="92.5596785381971" calcext:value-type="float">
            <text:p>92,5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3]/[.B8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2])/[.B83]*[.C83]" office:value-type="float" office:value="46.2798392690985" calcext:value-type="float">
            <text:p>46,28</text:p>
          </table:table-cell>
          <table:table-cell table:style-name="ce8" table:formula="of:=IF([.F83]&lt;ABS([.P82]-[.I82]);IF([.I82]&gt;[.P82];-[.F83];[.F83]);[.P82]-[.I82])" office:value-type="float" office:value="17.4444799190736" calcext:value-type="float">
            <text:p>17,44</text:p>
          </table:table-cell>
          <table:table-cell table:style-name="ce8" table:formula="of:=IF(ABS([.G83])&lt;ABS([.P82]*[.$H$3]);[.G83]+SIGN([.G83])*ABS([.P82]*[.$H$3]/2);[.G83])" office:value-type="float" office:value="32.8710930087731" calcext:value-type="float">
            <text:p>32,87</text:p>
          </table:table-cell>
          <table:table-cell table:style-name="ce8" table:formula="of:=[.I82]+[.H83]" office:value-type="float" office:value="107.986291627897" calcext:value-type="float">
            <text:p>107,99</text:p>
          </table:table-cell>
          <table:table-cell table:style-name="ce75" table:formula="of:=[.E83]*[.H83]*[.$J$3]" office:value-type="float" office:value="14.6093746705658" calcext:value-type="float">
            <text:p>14,61</text:p>
          </table:table-cell>
          <table:table-cell table:style-name="ce8" table:formula="of:=[$Data.A81]" office:value-type="float" office:value="-3.70462240108154" calcext:value-type="float">
            <text:p>-3,70</text:p>
          </table:table-cell>
          <table:table-cell table:style-name="ce8" table:formula="of:=[$Data.B81]" office:value-type="float" office:value="-1.07423247050731" calcext:value-type="float">
            <text:p>-1,07</text:p>
          </table:table-cell>
          <table:table-cell table:style-name="ce75" table:formula="of:=IF(ABS([.I83])&gt;[.$I$3];[.J83]+[.K83]+[.L83];[.L83]-(SUM([.M79:.M82])))" office:value-type="float" office:value="9.83051979897695" calcext:value-type="float">
            <text:p>9,83</text:p>
          </table:table-cell>
          <table:table-cell table:style-name="ce8" table:formula="of:=[.M83]/[.H83]" office:value-type="float" office:value="0.29906275998651" calcext:value-type="float">
            <text:p>0,30</text:p>
          </table:table-cell>
          <table:table-cell table:style-name="ce8" table:formula="of:=[$Kalman.C82]" office:value-type="float" office:value="0.428426614562685" calcext:value-type="float">
            <text:p>0,43</text:p>
          </table:table-cell>
          <table:table-cell table:style-name="ce55" table:formula="of:=[.A83]/[.O83]" office:value-type="float" office:value="93.3648812663747" calcext:value-type="float">
            <text:p>93,3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4]/[.B8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3])/[.B84]*[.C84]" office:value-type="float" office:value="46.6824406331874" calcext:value-type="float">
            <text:p>46,68</text:p>
          </table:table-cell>
          <table:table-cell table:style-name="ce8" table:formula="of:=IF([.F84]&lt;ABS([.P83]-[.I83]);IF([.I83]&gt;[.P83];-[.F84];[.F84]);[.P83]-[.I83])" office:value-type="float" office:value="-14.6214103615218" calcext:value-type="float">
            <text:p>-14,62</text:p>
          </table:table-cell>
          <table:table-cell table:style-name="ce8" table:formula="of:=IF(ABS([.G84])&lt;ABS([.P83]*[.$H$3]);[.G84]+SIGN([.G84])*ABS([.P83]*[.$H$3]/2);[.G84])" office:value-type="float" office:value="-30.1822239059176" calcext:value-type="float">
            <text:p>-30,18</text:p>
          </table:table-cell>
          <table:table-cell table:style-name="ce8" table:formula="of:=[.I83]+[.H84]" office:value-type="float" office:value="77.804067721979" calcext:value-type="float">
            <text:p>77,80</text:p>
          </table:table-cell>
          <table:table-cell table:style-name="ce75" table:formula="of:=[.E84]*[.H84]*[.$J$3]" office:value-type="float" office:value="-13.4143217359634" calcext:value-type="float">
            <text:p>-13,41</text:p>
          </table:table-cell>
          <table:table-cell table:style-name="ce8" table:formula="of:=[$Data.A82]" office:value-type="float" office:value="4.92559358052043" calcext:value-type="float">
            <text:p>4,93</text:p>
          </table:table-cell>
          <table:table-cell table:style-name="ce8" table:formula="of:=[$Data.B82]" office:value-type="float" office:value="-4.24426320079364" calcext:value-type="float">
            <text:p>-4,24</text:p>
          </table:table-cell>
          <table:table-cell table:style-name="ce75" table:formula="of:=IF(ABS([.I84])&gt;[.$I$3];[.J84]+[.K84]+[.L84];[.L84]-(SUM([.M80:.M83])))" office:value-type="float" office:value="-12.7329913562366" calcext:value-type="float">
            <text:p>-12,73</text:p>
          </table:table-cell>
          <table:table-cell table:style-name="ce8" table:formula="of:=[.M84]/[.H84]" office:value-type="float" office:value="0.421870548569488" calcext:value-type="float">
            <text:p>0,42</text:p>
          </table:table-cell>
          <table:table-cell table:style-name="ce8" table:formula="of:=[$Kalman.C83]" office:value-type="float" office:value="0.428244561445508" calcext:value-type="float">
            <text:p>0,43</text:p>
          </table:table-cell>
          <table:table-cell table:style-name="ce55" table:formula="of:=[.A84]/[.O84]" office:value-type="float" office:value="93.4045720627085" calcext:value-type="float">
            <text:p>93,4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5]/[.B8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4])/[.B85]*[.C85]" office:value-type="float" office:value="46.7022860313543" calcext:value-type="float">
            <text:p>46,70</text:p>
          </table:table-cell>
          <table:table-cell table:style-name="ce8" table:formula="of:=IF([.F85]&lt;ABS([.P84]-[.I84]);IF([.I84]&gt;[.P84];-[.F85];[.F85]);[.P84]-[.I84])" office:value-type="float" office:value="15.6005043407296" calcext:value-type="float">
            <text:p>15,60</text:p>
          </table:table-cell>
          <table:table-cell table:style-name="ce8" table:formula="of:=IF(ABS([.G85])&lt;ABS([.P84]*[.$H$3]);[.G85]+SIGN([.G85])*ABS([.P84]*[.$H$3]/2);[.G85])" office:value-type="float" office:value="31.1679330178477" calcext:value-type="float">
            <text:p>31,17</text:p>
          </table:table-cell>
          <table:table-cell table:style-name="ce8" table:formula="of:=[.I84]+[.H85]" office:value-type="float" office:value="108.972000739827" calcext:value-type="float">
            <text:p>108,97</text:p>
          </table:table-cell>
          <table:table-cell table:style-name="ce75" table:formula="of:=[.E85]*[.H85]*[.$J$3]" office:value-type="float" office:value="13.852414674599" calcext:value-type="float">
            <text:p>13,85</text:p>
          </table:table-cell>
          <table:table-cell table:style-name="ce8" table:formula="of:=[$Data.A83]" office:value-type="float" office:value="1.22825797338766" calcext:value-type="float">
            <text:p>1,23</text:p>
          </table:table-cell>
          <table:table-cell table:style-name="ce8" table:formula="of:=[$Data.B83]" office:value-type="float" office:value="-3.30142037245033" calcext:value-type="float">
            <text:p>-3,30</text:p>
          </table:table-cell>
          <table:table-cell table:style-name="ce75" table:formula="of:=IF(ABS([.I85])&gt;[.$I$3];[.J85]+[.K85]+[.L85];[.L85]-(SUM([.M81:.M84])))" office:value-type="float" office:value="11.7792522755363" calcext:value-type="float">
            <text:p>11,78</text:p>
          </table:table-cell>
          <table:table-cell table:style-name="ce8" table:formula="of:=[.M85]/[.H85]" office:value-type="float" office:value="0.377928567441131" calcext:value-type="float">
            <text:p>0,38</text:p>
          </table:table-cell>
          <table:table-cell table:style-name="ce8" table:formula="of:=[$Kalman.C84]" office:value-type="float" office:value="0.426847931342823" calcext:value-type="float">
            <text:p>0,43</text:p>
          </table:table-cell>
          <table:table-cell table:style-name="ce55" table:formula="of:=[.A85]/[.O85]" office:value-type="float" office:value="93.7101882493931" calcext:value-type="float">
            <text:p>93,7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6]/[.B8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5])/[.B86]*[.C86]" office:value-type="float" office:value="46.8550941246965" calcext:value-type="float">
            <text:p>46,86</text:p>
          </table:table-cell>
          <table:table-cell table:style-name="ce8" table:formula="of:=IF([.F86]&lt;ABS([.P85]-[.I85]);IF([.I85]&gt;[.P85];-[.F86];[.F86]);[.P85]-[.I85])" office:value-type="float" office:value="-15.2618124904335" calcext:value-type="float">
            <text:p>-15,26</text:p>
          </table:table-cell>
          <table:table-cell table:style-name="ce8" table:formula="of:=IF(ABS([.G86])&lt;ABS([.P85]*[.$H$3]);[.G86]+SIGN([.G86])*ABS([.P85]*[.$H$3]/2);[.G86])" office:value-type="float" office:value="-30.8801771986657" calcext:value-type="float">
            <text:p>-30,88</text:p>
          </table:table-cell>
          <table:table-cell table:style-name="ce8" table:formula="of:=[.I85]+[.H86]" office:value-type="float" office:value="78.0918235411609" calcext:value-type="float">
            <text:p>78,09</text:p>
          </table:table-cell>
          <table:table-cell table:style-name="ce75" table:formula="of:=[.E86]*[.H86]*[.$J$3]" office:value-type="float" office:value="-13.724523199407" calcext:value-type="float">
            <text:p>-13,72</text:p>
          </table:table-cell>
          <table:table-cell table:style-name="ce8" table:formula="of:=[$Data.A84]" office:value-type="float" office:value="11.3524246422686" calcext:value-type="float">
            <text:p>11,35</text:p>
          </table:table-cell>
          <table:table-cell table:style-name="ce8" table:formula="of:=[$Data.B84]" office:value-type="float" office:value="-0.283130618539222" calcext:value-type="float">
            <text:p>-0,28</text:p>
          </table:table-cell>
          <table:table-cell table:style-name="ce75" table:formula="of:=IF(ABS([.I86])&gt;[.$I$3];[.J86]+[.K86]+[.L86];[.L86]-(SUM([.M82:.M85])))" office:value-type="float" office:value="-2.65522917567763" calcext:value-type="float">
            <text:p>-2,66</text:p>
          </table:table-cell>
          <table:table-cell table:style-name="ce8" table:formula="of:=[.M86]/[.H86]" office:value-type="float" office:value="0.0859849073596755" calcext:value-type="float">
            <text:p>0,09</text:p>
          </table:table-cell>
          <table:table-cell table:style-name="ce8" table:formula="of:=[$Kalman.C85]" office:value-type="float" office:value="0.417416537625455" calcext:value-type="float">
            <text:p>0,42</text:p>
          </table:table-cell>
          <table:table-cell table:style-name="ce55" table:formula="of:=[.A86]/[.O86]" office:value-type="float" office:value="95.8275401054947" calcext:value-type="float">
            <text:p>95,8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7]/[.B8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6])/[.B87]*[.C87]" office:value-type="float" office:value="47.9137700527473" calcext:value-type="float">
            <text:p>47,91</text:p>
          </table:table-cell>
          <table:table-cell table:style-name="ce8" table:formula="of:=IF([.F87]&lt;ABS([.P86]-[.I86]);IF([.I86]&gt;[.P86];-[.F87];[.F87]);[.P86]-[.I86])" office:value-type="float" office:value="17.7357165643337" calcext:value-type="float">
            <text:p>17,74</text:p>
          </table:table-cell>
          <table:table-cell table:style-name="ce8" table:formula="of:=IF(ABS([.G87])&lt;ABS([.P86]*[.$H$3]);[.G87]+SIGN([.G87])*ABS([.P86]*[.$H$3]/2);[.G87])" office:value-type="float" office:value="33.7069732485828" calcext:value-type="float">
            <text:p>33,71</text:p>
          </table:table-cell>
          <table:table-cell table:style-name="ce8" table:formula="of:=[.I86]+[.H87]" office:value-type="float" office:value="111.798796789744" calcext:value-type="float">
            <text:p>111,80</text:p>
          </table:table-cell>
          <table:table-cell table:style-name="ce75" table:formula="of:=[.E87]*[.H87]*[.$J$3]" office:value-type="float" office:value="14.9808769993701" calcext:value-type="float">
            <text:p>14,98</text:p>
          </table:table-cell>
          <table:table-cell table:style-name="ce8" table:formula="of:=[$Data.A85]" office:value-type="float" office:value="-1.83542165895362" calcext:value-type="float">
            <text:p>-1,84</text:p>
          </table:table-cell>
          <table:table-cell table:style-name="ce8" table:formula="of:=[$Data.B85]" office:value-type="float" office:value="-3.23979461616848" calcext:value-type="float">
            <text:p>-3,24</text:p>
          </table:table-cell>
          <table:table-cell table:style-name="ce75" table:formula="of:=IF(ABS([.I87])&gt;[.$I$3];[.J87]+[.K87]+[.L87];[.L87]-(SUM([.M83:.M86])))" office:value-type="float" office:value="9.90566072424804" calcext:value-type="float">
            <text:p>9,91</text:p>
          </table:table-cell>
          <table:table-cell table:style-name="ce8" table:formula="of:=[.M87]/[.H87]" office:value-type="float" office:value="0.293875710856492" calcext:value-type="float">
            <text:p>0,29</text:p>
          </table:table-cell>
          <table:table-cell table:style-name="ce8" table:formula="of:=[$Kalman.C86]" office:value-type="float" office:value="0.414071749992622" calcext:value-type="float">
            <text:p>0,41</text:p>
          </table:table-cell>
          <table:table-cell table:style-name="ce55" table:formula="of:=[.A87]/[.O87]" office:value-type="float" office:value="96.6016155429892" calcext:value-type="float">
            <text:p>96,6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8]/[.B8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7])/[.B88]*[.C88]" office:value-type="float" office:value="48.3008077714946" calcext:value-type="float">
            <text:p>48,30</text:p>
          </table:table-cell>
          <table:table-cell table:style-name="ce8" table:formula="of:=IF([.F88]&lt;ABS([.P87]-[.I87]);IF([.I87]&gt;[.P87];-[.F88];[.F88]);[.P87]-[.I87])" office:value-type="float" office:value="-15.1971812467545" calcext:value-type="float">
            <text:p>-15,20</text:p>
          </table:table-cell>
          <table:table-cell table:style-name="ce8" table:formula="of:=IF(ABS([.G88])&lt;ABS([.P87]*[.$H$3]);[.G88]+SIGN([.G88])*ABS([.P87]*[.$H$3]/2);[.G88])" office:value-type="float" office:value="-31.2974505039194" calcext:value-type="float">
            <text:p>-31,30</text:p>
          </table:table-cell>
          <table:table-cell table:style-name="ce8" table:formula="of:=[.I87]+[.H88]" office:value-type="float" office:value="80.5013462858244" calcext:value-type="float">
            <text:p>80,50</text:p>
          </table:table-cell>
          <table:table-cell table:style-name="ce75" table:formula="of:=[.E88]*[.H88]*[.$J$3]" office:value-type="float" office:value="-13.9099780017419" calcext:value-type="float">
            <text:p>-13,91</text:p>
          </table:table-cell>
          <table:table-cell table:style-name="ce8" table:formula="of:=[$Data.A86]" office:value-type="float" office:value="7.91273790693928" calcext:value-type="float">
            <text:p>7,91</text:p>
          </table:table-cell>
          <table:table-cell table:style-name="ce8" table:formula="of:=[$Data.B86]" office:value-type="float" office:value="-1.07419982139977" calcext:value-type="float">
            <text:p>-1,07</text:p>
          </table:table-cell>
          <table:table-cell table:style-name="ce75" table:formula="of:=IF(ABS([.I88])&gt;[.$I$3];[.J88]+[.K88]+[.L88];[.L88]-(SUM([.M84:.M87])))" office:value-type="float" office:value="-7.07143991620243" calcext:value-type="float">
            <text:p>-7,07</text:p>
          </table:table-cell>
          <table:table-cell table:style-name="ce8" table:formula="of:=[.M88]/[.H88]" office:value-type="float" office:value="0.225943001821087" calcext:value-type="float">
            <text:p>0,23</text:p>
          </table:table-cell>
          <table:table-cell table:style-name="ce8" table:formula="of:=[$Kalman.C87]" office:value-type="float" office:value="0.409018004217801" calcext:value-type="float">
            <text:p>0,41</text:p>
          </table:table-cell>
          <table:table-cell table:style-name="ce55" table:formula="of:=[.A88]/[.O88]" office:value-type="float" office:value="97.7952060484362" calcext:value-type="float">
            <text:p>97,8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9]/[.B8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8])/[.B89]*[.C89]" office:value-type="float" office:value="48.8976030242181" calcext:value-type="float">
            <text:p>48,90</text:p>
          </table:table-cell>
          <table:table-cell table:style-name="ce8" table:formula="of:=IF([.F89]&lt;ABS([.P88]-[.I88]);IF([.I88]&gt;[.P88];-[.F89];[.F89]);[.P88]-[.I88])" office:value-type="float" office:value="17.2938597626118" calcext:value-type="float">
            <text:p>17,29</text:p>
          </table:table-cell>
          <table:table-cell table:style-name="ce8" table:formula="of:=IF(ABS([.G89])&lt;ABS([.P88]*[.$H$3]);[.G89]+SIGN([.G89])*ABS([.P88]*[.$H$3]/2);[.G89])" office:value-type="float" office:value="33.5930607706845" calcext:value-type="float">
            <text:p>33,59</text:p>
          </table:table-cell>
          <table:table-cell table:style-name="ce8" table:formula="of:=[.I88]+[.H89]" office:value-type="float" office:value="114.094407056509" calcext:value-type="float">
            <text:p>114,09</text:p>
          </table:table-cell>
          <table:table-cell table:style-name="ce75" table:formula="of:=[.E89]*[.H89]*[.$J$3]" office:value-type="float" office:value="14.9302492314153" calcext:value-type="float">
            <text:p>14,93</text:p>
          </table:table-cell>
          <table:table-cell table:style-name="ce8" table:formula="of:=[$Data.A87]" office:value-type="float" office:value="8.53696011758838" calcext:value-type="float">
            <text:p>8,54</text:p>
          </table:table-cell>
          <table:table-cell table:style-name="ce8" table:formula="of:=[$Data.B87]" office:value-type="float" office:value="-2.06623974973754" calcext:value-type="float">
            <text:p>-2,07</text:p>
          </table:table-cell>
          <table:table-cell table:style-name="ce75" table:formula="of:=IF(ABS([.I89])&gt;[.$I$3];[.J89]+[.K89]+[.L89];[.L89]-(SUM([.M85:.M88])))" office:value-type="float" office:value="21.4009695992662" calcext:value-type="float">
            <text:p>21,40</text:p>
          </table:table-cell>
          <table:table-cell table:style-name="ce8" table:formula="of:=[.M89]/[.H89]" office:value-type="float" office:value="0.637065188711297" calcext:value-type="float">
            <text:p>0,64</text:p>
          </table:table-cell>
          <table:table-cell table:style-name="ce8" table:formula="of:=[$Kalman.C88]" office:value-type="float" office:value="0.415071303931221" calcext:value-type="float">
            <text:p>0,42</text:p>
          </table:table-cell>
          <table:table-cell table:style-name="ce55" table:formula="of:=[.A89]/[.O89]" office:value-type="float" office:value="96.3689843676308" calcext:value-type="float">
            <text:p>96,3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0]/[.B9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89])/[.B90]*[.C90]" office:value-type="float" office:value="48.1844921838154" calcext:value-type="float">
            <text:p>48,18</text:p>
          </table:table-cell>
          <table:table-cell table:style-name="ce8" table:formula="of:=IF([.F90]&lt;ABS([.P89]-[.I89]);IF([.I89]&gt;[.P89];-[.F90];[.F90]);[.P89]-[.I89])" office:value-type="float" office:value="-17.7254226888781" calcext:value-type="float">
            <text:p>-17,73</text:p>
          </table:table-cell>
          <table:table-cell table:style-name="ce8" table:formula="of:=IF(ABS([.G90])&lt;ABS([.P89]*[.$H$3]);[.G90]+SIGN([.G90])*ABS([.P89]*[.$H$3]/2);[.G90])" office:value-type="float" office:value="-33.7869200834832" calcext:value-type="float">
            <text:p>-33,79</text:p>
          </table:table-cell>
          <table:table-cell table:style-name="ce8" table:formula="of:=[.I89]+[.H90]" office:value-type="float" office:value="80.3074869730257" calcext:value-type="float">
            <text:p>80,31</text:p>
          </table:table-cell>
          <table:table-cell table:style-name="ce75" table:formula="of:=[.E90]*[.H90]*[.$J$3]" office:value-type="float" office:value="-15.0164089259925" calcext:value-type="float">
            <text:p>-15,02</text:p>
          </table:table-cell>
          <table:table-cell table:style-name="ce8" table:formula="of:=[$Data.A88]" office:value-type="float" office:value="-12.3059504953032" calcext:value-type="float">
            <text:p>-12,31</text:p>
          </table:table-cell>
          <table:table-cell table:style-name="ce8" table:formula="of:=[$Data.B88]" office:value-type="float" office:value="0.0569753445631771" calcext:value-type="float">
            <text:p>0,06</text:p>
          </table:table-cell>
          <table:table-cell table:style-name="ce75" table:formula="of:=IF(ABS([.I90])&gt;[.$I$3];[.J90]+[.K90]+[.L90];[.L90]-(SUM([.M86:.M89])))" office:value-type="float" office:value="-27.2653840767325" calcext:value-type="float">
            <text:p>-27,27</text:p>
          </table:table-cell>
          <table:table-cell table:style-name="ce8" table:formula="of:=[.M90]/[.H90]" office:value-type="float" office:value="0.806980453067732" calcext:value-type="float">
            <text:p>0,81</text:p>
          </table:table-cell>
          <table:table-cell table:style-name="ce8" table:formula="of:=[$Kalman.C89]" office:value-type="float" office:value="0.425623979189569" calcext:value-type="float">
            <text:p>0,43</text:p>
          </table:table-cell>
          <table:table-cell table:style-name="ce55" table:formula="of:=[.A90]/[.O90]" office:value-type="float" office:value="93.9796673960053" calcext:value-type="float">
            <text:p>93,9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1]/[.B9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0])/[.B91]*[.C91]" office:value-type="float" office:value="46.9898336980026" calcext:value-type="float">
            <text:p>46,99</text:p>
          </table:table-cell>
          <table:table-cell table:style-name="ce8" table:formula="of:=IF([.F91]&lt;ABS([.P90]-[.I90]);IF([.I90]&gt;[.P90];-[.F91];[.F91]);[.P90]-[.I90])" office:value-type="float" office:value="13.6721804229796" calcext:value-type="float">
            <text:p>13,67</text:p>
          </table:table-cell>
          <table:table-cell table:style-name="ce8" table:formula="of:=IF(ABS([.G91])&lt;ABS([.P90]*[.$H$3]);[.G91]+SIGN([.G91])*ABS([.P90]*[.$H$3]/2);[.G91])" office:value-type="float" office:value="29.3354583223138" calcext:value-type="float">
            <text:p>29,34</text:p>
          </table:table-cell>
          <table:table-cell table:style-name="ce8" table:formula="of:=[.I90]+[.H91]" office:value-type="float" office:value="109.642945295339" calcext:value-type="float">
            <text:p>109,64</text:p>
          </table:table-cell>
          <table:table-cell table:style-name="ce75" table:formula="of:=[.E91]*[.H91]*[.$J$3]" office:value-type="float" office:value="13.0379814765839" calcext:value-type="float">
            <text:p>13,04</text:p>
          </table:table-cell>
          <table:table-cell table:style-name="ce8" table:formula="of:=[$Data.A89]" office:value-type="float" office:value="1.76044983216466" calcext:value-type="float">
            <text:p>1,76</text:p>
          </table:table-cell>
          <table:table-cell table:style-name="ce8" table:formula="of:=[$Data.B89]" office:value-type="float" office:value="-1.9668659896279" calcext:value-type="float">
            <text:p>-1,97</text:p>
          </table:table-cell>
          <table:table-cell table:style-name="ce75" table:formula="of:=IF(ABS([.I91])&gt;[.$I$3];[.J91]+[.K91]+[.L91];[.L91]-(SUM([.M87:.M90])))" office:value-type="float" office:value="12.8315653191207" calcext:value-type="float">
            <text:p>12,83</text:p>
          </table:table-cell>
          <table:table-cell table:style-name="ce8" table:formula="of:=[.M91]/[.H91]" office:value-type="float" office:value="0.437408039722374" calcext:value-type="float">
            <text:p>0,44</text:p>
          </table:table-cell>
          <table:table-cell table:style-name="ce8" table:formula="of:=[$Kalman.C90]" office:value-type="float" office:value="0.425949125111819" calcext:value-type="float">
            <text:p>0,43</text:p>
          </table:table-cell>
          <table:table-cell table:style-name="ce55" table:formula="of:=[.A91]/[.O91]" office:value-type="float" office:value="93.9079285337171" calcext:value-type="float">
            <text:p>93,9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2]/[.B92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1])/[.B92]*[.C92]" office:value-type="float" office:value="46.9539642668586" calcext:value-type="float">
            <text:p>46,95</text:p>
          </table:table-cell>
          <table:table-cell table:style-name="ce8" table:formula="of:=IF([.F92]&lt;ABS([.P91]-[.I91]);IF([.I91]&gt;[.P91];-[.F92];[.F92]);[.P91]-[.I91])" office:value-type="float" office:value="-15.7350167616223" calcext:value-type="float">
            <text:p>-15,74</text:p>
          </table:table-cell>
          <table:table-cell table:style-name="ce8" table:formula="of:=IF(ABS([.G92])&lt;ABS([.P91]*[.$H$3]);[.G92]+SIGN([.G92])*ABS([.P91]*[.$H$3]/2);[.G92])" office:value-type="float" office:value="-31.3863381839085" calcext:value-type="float">
            <text:p>-31,39</text:p>
          </table:table-cell>
          <table:table-cell table:style-name="ce8" table:formula="of:=[.I91]+[.H92]" office:value-type="float" office:value="78.256607111431" calcext:value-type="float">
            <text:p>78,26</text:p>
          </table:table-cell>
          <table:table-cell table:style-name="ce75" table:formula="of:=[.E92]*[.H92]*[.$J$3]" office:value-type="float" office:value="-13.9494836372927" calcext:value-type="float">
            <text:p>-13,95</text:p>
          </table:table-cell>
          <table:table-cell table:style-name="ce8" table:formula="of:=[$Data.A90]" office:value-type="float" office:value="13.2903352930579" calcext:value-type="float">
            <text:p>13,29</text:p>
          </table:table-cell>
          <table:table-cell table:style-name="ce8" table:formula="of:=[$Data.B90]" office:value-type="float" office:value="2.44747253817804" calcext:value-type="float">
            <text:p>2,45</text:p>
          </table:table-cell>
          <table:table-cell table:style-name="ce75" table:formula="of:=IF(ABS([.I92])&gt;[.$I$3];[.J92]+[.K92]+[.L92];[.L92]-(SUM([.M88:.M91])))" office:value-type="float" office:value="1.78832419394324" calcext:value-type="float">
            <text:p>1,79</text:p>
          </table:table-cell>
          <table:table-cell table:style-name="ce8" table:formula="of:=[.M92]/[.H92]" office:value-type="float" office:value="-0.0569777902558923" calcext:value-type="float">
            <text:p>-0,06</text:p>
          </table:table-cell>
          <table:table-cell table:style-name="ce8" table:formula="of:=[$Kalman.C91]" office:value-type="float" office:value="0.412614302377381" calcext:value-type="float">
            <text:p>0,41</text:p>
          </table:table-cell>
          <table:table-cell table:style-name="ce55" table:formula="of:=[.A92]/[.O92]" office:value-type="float" office:value="96.9428344328589" calcext:value-type="float">
            <text:p>96,9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3]/[.B93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2])/[.B93]*[.C93]" office:value-type="float" office:value="48.4714172164295" calcext:value-type="float">
            <text:p>48,47</text:p>
          </table:table-cell>
          <table:table-cell table:style-name="ce8" table:formula="of:=IF([.F93]&lt;ABS([.P92]-[.I92]);IF([.I92]&gt;[.P92];-[.F93];[.F93]);[.P92]-[.I92])" office:value-type="float" office:value="18.686227321428" calcext:value-type="float">
            <text:p>18,69</text:p>
          </table:table-cell>
          <table:table-cell table:style-name="ce8" table:formula="of:=IF(ABS([.G93])&lt;ABS([.P92]*[.$H$3]);[.G93]+SIGN([.G93])*ABS([.P92]*[.$H$3]/2);[.G93])" office:value-type="float" office:value="34.8433663935711" calcext:value-type="float">
            <text:p>34,84</text:p>
          </table:table-cell>
          <table:table-cell table:style-name="ce8" table:formula="of:=[.I92]+[.H93]" office:value-type="float" office:value="113.099973505002" calcext:value-type="float">
            <text:p>113,10</text:p>
          </table:table-cell>
          <table:table-cell table:style-name="ce75" table:formula="of:=[.E93]*[.H93]*[.$J$3]" office:value-type="float" office:value="15.4859406193649" calcext:value-type="float">
            <text:p>15,49</text:p>
          </table:table-cell>
          <table:table-cell table:style-name="ce8" table:formula="of:=[$Data.A91]" office:value-type="float" office:value="-7.52223344484444" calcext:value-type="float">
            <text:p>-7,52</text:p>
          </table:table-cell>
          <table:table-cell table:style-name="ce8" table:formula="of:=[$Data.B91]" office:value-type="float" office:value="2.26487652110792" calcext:value-type="float">
            <text:p>2,26</text:p>
          </table:table-cell>
          <table:table-cell table:style-name="ce75" table:formula="of:=IF(ABS([.I93])&gt;[.$I$3];[.J93]+[.K93]+[.L93];[.L93]-(SUM([.M89:.M92])))" office:value-type="float" office:value="10.2285836956284" calcext:value-type="float">
            <text:p>10,23</text:p>
          </table:table-cell>
          <table:table-cell table:style-name="ce8" table:formula="of:=[.M93]/[.H93]" office:value-type="float" office:value="0.293558997144308" calcext:value-type="float">
            <text:p>0,29</text:p>
          </table:table-cell>
          <table:table-cell table:style-name="ce8" table:formula="of:=[$Kalman.C92]" office:value-type="float" office:value="0.409427048044708" calcext:value-type="float">
            <text:p>0,41</text:p>
          </table:table-cell>
          <table:table-cell table:style-name="ce55" table:formula="of:=[.A93]/[.O93]" office:value-type="float" office:value="97.6975023780847" calcext:value-type="float">
            <text:p>97,7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4]/[.B94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3])/[.B94]*[.C94]" office:value-type="float" office:value="48.8487511890423" calcext:value-type="float">
            <text:p>48,85</text:p>
          </table:table-cell>
          <table:table-cell table:style-name="ce8" table:formula="of:=IF([.F94]&lt;ABS([.P93]-[.I93]);IF([.I93]&gt;[.P93];-[.F94];[.F94]);[.P93]-[.I93])" office:value-type="float" office:value="-15.4024711269174" calcext:value-type="float">
            <text:p>-15,40</text:p>
          </table:table-cell>
          <table:table-cell table:style-name="ce8" table:formula="of:=IF(ABS([.G94])&lt;ABS([.P93]*[.$H$3]);[.G94]+SIGN([.G94])*ABS([.P93]*[.$H$3]/2);[.G94])" office:value-type="float" office:value="-31.6853881899315" calcext:value-type="float">
            <text:p>-31,69</text:p>
          </table:table-cell>
          <table:table-cell table:style-name="ce8" table:formula="of:=[.I93]+[.H94]" office:value-type="float" office:value="81.4145853150706" calcext:value-type="float">
            <text:p>81,41</text:p>
          </table:table-cell>
          <table:table-cell table:style-name="ce75" table:formula="of:=[.E94]*[.H94]*[.$J$3]" office:value-type="float" office:value="-14.0823947510807" calcext:value-type="float">
            <text:p>-14,08</text:p>
          </table:table-cell>
          <table:table-cell table:style-name="ce8" table:formula="of:=[$Data.A92]" office:value-type="float" office:value="-6.77070574123964" calcext:value-type="float">
            <text:p>-6,77</text:p>
          </table:table-cell>
          <table:table-cell table:style-name="ce8" table:formula="of:=[$Data.B92]" office:value-type="float" office:value="-4.28493550659595" calcext:value-type="float">
            <text:p>-4,28</text:p>
          </table:table-cell>
          <table:table-cell table:style-name="ce75" table:formula="of:=IF(ABS([.I94])&gt;[.$I$3];[.J94]+[.K94]+[.L94];[.L94]-(SUM([.M90:.M93])))" office:value-type="float" office:value="-25.1380359989163" calcext:value-type="float">
            <text:p>-25,14</text:p>
          </table:table-cell>
          <table:table-cell table:style-name="ce8" table:formula="of:=[.M94]/[.H94]" office:value-type="float" office:value="0.793363674392483" calcext:value-type="float">
            <text:p>0,79</text:p>
          </table:table-cell>
          <table:table-cell table:style-name="ce8" table:formula="of:=[$Kalman.C93]" office:value-type="float" office:value="0.419628208611658" calcext:value-type="float">
            <text:p>0,42</text:p>
          </table:table-cell>
          <table:table-cell table:style-name="ce55" table:formula="of:=[.A94]/[.O94]" office:value-type="float" office:value="95.3224763710242" calcext:value-type="float">
            <text:p>95,3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5]/[.B95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4])/[.B95]*[.C95]" office:value-type="float" office:value="47.6612381855121" calcext:value-type="float">
            <text:p>47,66</text:p>
          </table:table-cell>
          <table:table-cell table:style-name="ce8" table:formula="of:=IF([.F95]&lt;ABS([.P94]-[.I94]);IF([.I94]&gt;[.P94];-[.F95];[.F95]);[.P94]-[.I94])" office:value-type="float" office:value="13.9078910559537" calcext:value-type="float">
            <text:p>13,91</text:p>
          </table:table-cell>
          <table:table-cell table:style-name="ce8" table:formula="of:=IF(ABS([.G95])&lt;ABS([.P94]*[.$H$3]);[.G95]+SIGN([.G95])*ABS([.P94]*[.$H$3]/2);[.G95])" office:value-type="float" office:value="29.7949704511244" calcext:value-type="float">
            <text:p>29,79</text:p>
          </table:table-cell>
          <table:table-cell table:style-name="ce8" table:formula="of:=[.I94]+[.H95]" office:value-type="float" office:value="111.209555766195" calcext:value-type="float">
            <text:p>111,21</text:p>
          </table:table-cell>
          <table:table-cell table:style-name="ce75" table:formula="of:=[.E95]*[.H95]*[.$J$3]" office:value-type="float" office:value="13.2422090893886" calcext:value-type="float">
            <text:p>13,24</text:p>
          </table:table-cell>
          <table:table-cell table:style-name="ce8" table:formula="of:=[$Data.A93]" office:value-type="float" office:value="8.21243073638329" calcext:value-type="float">
            <text:p>8,21</text:p>
          </table:table-cell>
          <table:table-cell table:style-name="ce8" table:formula="of:=[$Data.B93]" office:value-type="float" office:value="-3.08125991790828" calcext:value-type="float">
            <text:p>-3,08</text:p>
          </table:table-cell>
          <table:table-cell table:style-name="ce75" table:formula="of:=IF(ABS([.I95])&gt;[.$I$3];[.J95]+[.K95]+[.L95];[.L95]-(SUM([.M91:.M94])))" office:value-type="float" office:value="18.3733799078636" calcext:value-type="float">
            <text:p>18,37</text:p>
          </table:table-cell>
          <table:table-cell table:style-name="ce8" table:formula="of:=[.M95]/[.H95]" office:value-type="float" office:value="0.616660450729538" calcext:value-type="float">
            <text:p>0,62</text:p>
          </table:table-cell>
          <table:table-cell table:style-name="ce8" table:formula="of:=[$Kalman.C94]" office:value-type="float" office:value="0.424990224198551" calcext:value-type="float">
            <text:p>0,42</text:p>
          </table:table-cell>
          <table:table-cell table:style-name="ce55" table:formula="of:=[.A95]/[.O95]" office:value-type="float" office:value="94.119811991987" calcext:value-type="float">
            <text:p>94,1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6]/[.B96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5])/[.B96]*[.C96]" office:value-type="float" office:value="47.0599059959935" calcext:value-type="float">
            <text:p>47,06</text:p>
          </table:table-cell>
          <table:table-cell table:style-name="ce8" table:formula="of:=IF([.F96]&lt;ABS([.P95]-[.I95]);IF([.I95]&gt;[.P95];-[.F96];[.F96]);[.P95]-[.I95])" office:value-type="float" office:value="-17.0897437742079" calcext:value-type="float">
            <text:p>-17,09</text:p>
          </table:table-cell>
          <table:table-cell table:style-name="ce8" table:formula="of:=IF(ABS([.G96])&lt;ABS([.P95]*[.$H$3]);[.G96]+SIGN([.G96])*ABS([.P95]*[.$H$3]/2);[.G96])" office:value-type="float" office:value="-32.7763791062057" calcext:value-type="float">
            <text:p>-32,78</text:p>
          </table:table-cell>
          <table:table-cell table:style-name="ce8" table:formula="of:=[.I95]+[.H96]" office:value-type="float" office:value="78.4331766599892" calcext:value-type="float">
            <text:p>78,43</text:p>
          </table:table-cell>
          <table:table-cell table:style-name="ce75" table:formula="of:=[.E96]*[.H96]*[.$J$3]" office:value-type="float" office:value="-14.5672796027581" calcext:value-type="float">
            <text:p>-14,57</text:p>
          </table:table-cell>
          <table:table-cell table:style-name="ce8" table:formula="of:=[$Data.A94]" office:value-type="float" office:value="12.8207609615783" calcext:value-type="float">
            <text:p>12,82</text:p>
          </table:table-cell>
          <table:table-cell table:style-name="ce8" table:formula="of:=[$Data.B94]" office:value-type="float" office:value="-4.9101378064557" calcext:value-type="float">
            <text:p>-4,91</text:p>
          </table:table-cell>
          <table:table-cell table:style-name="ce75" table:formula="of:=IF(ABS([.I96])&gt;[.$I$3];[.J96]+[.K96]+[.L96];[.L96]-(SUM([.M92:.M95])))" office:value-type="float" office:value="-6.65665644763549" calcext:value-type="float">
            <text:p>-6,66</text:p>
          </table:table-cell>
          <table:table-cell table:style-name="ce8" table:formula="of:=[.M96]/[.H96]" office:value-type="float" office:value="0.203093100249599" calcext:value-type="float">
            <text:p>0,20</text:p>
          </table:table-cell>
          <table:table-cell table:style-name="ce8" table:formula="of:=[$Kalman.C95]" office:value-type="float" office:value="0.418876501785415" calcext:value-type="float">
            <text:p>0,42</text:p>
          </table:table-cell>
          <table:table-cell table:style-name="ce55" table:formula="of:=[.A96]/[.O96]" office:value-type="float" office:value="95.4935400517919" calcext:value-type="float">
            <text:p>95,4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7]/[.B97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6])/[.B97]*[.C97]" office:value-type="float" office:value="47.7467700258959" calcext:value-type="float">
            <text:p>47,75</text:p>
          </table:table-cell>
          <table:table-cell table:style-name="ce8" table:formula="of:=IF([.F97]&lt;ABS([.P96]-[.I96]);IF([.I96]&gt;[.P96];-[.F97];[.F97]);[.P96]-[.I96])" office:value-type="float" office:value="17.0603633918027" calcext:value-type="float">
            <text:p>17,06</text:p>
          </table:table-cell>
          <table:table-cell table:style-name="ce8" table:formula="of:=IF(ABS([.G97])&lt;ABS([.P96]*[.$H$3]);[.G97]+SIGN([.G97])*ABS([.P96]*[.$H$3]/2);[.G97])" office:value-type="float" office:value="32.9759534004346" calcext:value-type="float">
            <text:p>32,98</text:p>
          </table:table-cell>
          <table:table-cell table:style-name="ce8" table:formula="of:=[.I96]+[.H97]" office:value-type="float" office:value="111.409130060424" calcext:value-type="float">
            <text:p>111,41</text:p>
          </table:table-cell>
          <table:table-cell table:style-name="ce75" table:formula="of:=[.E97]*[.H97]*[.$J$3]" office:value-type="float" office:value="14.6559792890821" calcext:value-type="float">
            <text:p>14,66</text:p>
          </table:table-cell>
          <table:table-cell table:style-name="ce8" table:formula="of:=[$Data.A95]" office:value-type="float" office:value="5.56393476149298" calcext:value-type="float">
            <text:p>5,56</text:p>
          </table:table-cell>
          <table:table-cell table:style-name="ce8" table:formula="of:=[$Data.B95]" office:value-type="float" office:value="1.07228888157384" calcext:value-type="float">
            <text:p>1,07</text:p>
          </table:table-cell>
          <table:table-cell table:style-name="ce75" table:formula="of:=IF(ABS([.I97])&gt;[.$I$3];[.J97]+[.K97]+[.L97];[.L97]-(SUM([.M93:.M96])))" office:value-type="float" office:value="21.2922029321489" calcext:value-type="float">
            <text:p>21,29</text:p>
          </table:table-cell>
          <table:table-cell table:style-name="ce8" table:formula="of:=[.M97]/[.H97]" office:value-type="float" office:value="0.645688774289335" calcext:value-type="float">
            <text:p>0,65</text:p>
          </table:table-cell>
          <table:table-cell table:style-name="ce8" table:formula="of:=[$Kalman.C96]" office:value-type="float" office:value="0.425038191403815" calcext:value-type="float">
            <text:p>0,43</text:p>
          </table:table-cell>
          <table:table-cell table:style-name="ce55" table:formula="of:=[.A97]/[.O97]" office:value-type="float" office:value="94.1091902068567" calcext:value-type="float">
            <text:p>94,1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8]/[.B98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7])/[.B98]*[.C98]" office:value-type="float" office:value="47.0545951034284" calcext:value-type="float">
            <text:p>47,05</text:p>
          </table:table-cell>
          <table:table-cell table:style-name="ce8" table:formula="of:=IF([.F98]&lt;ABS([.P97]-[.I97]);IF([.I97]&gt;[.P97];-[.F98];[.F98]);[.P97]-[.I97])" office:value-type="float" office:value="-17.2999398535671" calcext:value-type="float">
            <text:p>-17,30</text:p>
          </table:table-cell>
          <table:table-cell table:style-name="ce8" table:formula="of:=IF(ABS([.G98])&lt;ABS([.P97]*[.$H$3]);[.G98]+SIGN([.G98])*ABS([.P97]*[.$H$3]/2);[.G98])" office:value-type="float" office:value="-32.9848048880432" calcext:value-type="float">
            <text:p>-32,98</text:p>
          </table:table-cell>
          <table:table-cell table:style-name="ce8" table:formula="of:=[.I97]+[.H98]" office:value-type="float" office:value="78.4243251723806" calcext:value-type="float">
            <text:p>78,42</text:p>
          </table:table-cell>
          <table:table-cell table:style-name="ce75" table:formula="of:=[.E98]*[.H98]*[.$J$3]" office:value-type="float" office:value="-14.6599132835748" calcext:value-type="float">
            <text:p>-14,66</text:p>
          </table:table-cell>
          <table:table-cell table:style-name="ce8" table:formula="of:=[$Data.A96]" office:value-type="float" office:value="-4.63417753331828" calcext:value-type="float">
            <text:p>-4,63</text:p>
          </table:table-cell>
          <table:table-cell table:style-name="ce8" table:formula="of:=[$Data.B96]" office:value-type="float" office:value="-3.8407830102104" calcext:value-type="float">
            <text:p>-3,84</text:p>
          </table:table-cell>
          <table:table-cell table:style-name="ce75" table:formula="of:=IF(ABS([.I98])&gt;[.$I$3];[.J98]+[.K98]+[.L98];[.L98]-(SUM([.M94:.M97])))" office:value-type="float" office:value="-23.1348738271034" calcext:value-type="float">
            <text:p>-23,13</text:p>
          </table:table-cell>
          <table:table-cell table:style-name="ce8" table:formula="of:=[.M98]/[.H98]" office:value-type="float" office:value="0.701379738507705" calcext:value-type="float">
            <text:p>0,70</text:p>
          </table:table-cell>
          <table:table-cell table:style-name="ce8" table:formula="of:=[$Kalman.C97]" office:value-type="float" office:value="0.432652805379697" calcext:value-type="float">
            <text:p>0,43</text:p>
          </table:table-cell>
          <table:table-cell table:style-name="ce55" table:formula="of:=[.A98]/[.O98]" office:value-type="float" office:value="92.4528848597109" calcext:value-type="float">
            <text:p>92,4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9]/[.B99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8])/[.B99]*[.C99]" office:value-type="float" office:value="46.2264424298555" calcext:value-type="float">
            <text:p>46,23</text:p>
          </table:table-cell>
          <table:table-cell table:style-name="ce8" table:formula="of:=IF([.F99]&lt;ABS([.P98]-[.I98]);IF([.I98]&gt;[.P98];-[.F99];[.F99]);[.P98]-[.I98])" office:value-type="float" office:value="14.0285596873303" calcext:value-type="float">
            <text:p>14,03</text:p>
          </table:table-cell>
          <table:table-cell table:style-name="ce8" table:formula="of:=IF(ABS([.G99])&lt;ABS([.P98]*[.$H$3]);[.G99]+SIGN([.G99])*ABS([.P98]*[.$H$3]/2);[.G99])" office:value-type="float" office:value="29.4373738306154" calcext:value-type="float">
            <text:p>29,44</text:p>
          </table:table-cell>
          <table:table-cell table:style-name="ce8" table:formula="of:=[.I98]+[.H99]" office:value-type="float" office:value="107.861699002996" calcext:value-type="float">
            <text:p>107,86</text:p>
          </table:table-cell>
          <table:table-cell table:style-name="ce75" table:formula="of:=[.E99]*[.H99]*[.$J$3]" office:value-type="float" office:value="13.0832772580513" calcext:value-type="float">
            <text:p>13,08</text:p>
          </table:table-cell>
          <table:table-cell table:style-name="ce8" table:formula="of:=[$Data.A97]" office:value-type="float" office:value="6.91107337622975" calcext:value-type="float">
            <text:p>6,91</text:p>
          </table:table-cell>
          <table:table-cell table:style-name="ce8" table:formula="of:=[$Data.B97]" office:value-type="float" office:value="-0.333283488442729" calcext:value-type="float">
            <text:p>-0,33</text:p>
          </table:table-cell>
          <table:table-cell table:style-name="ce75" table:formula="of:=IF(ABS([.I99])&gt;[.$I$3];[.J99]+[.K99]+[.L99];[.L99]-(SUM([.M95:.M98])))" office:value-type="float" office:value="19.6610671458383" calcext:value-type="float">
            <text:p>19,66</text:p>
          </table:table-cell>
          <table:table-cell table:style-name="ce8" table:formula="of:=[.M99]/[.H99]" office:value-type="float" office:value="0.667894740168378" calcext:value-type="float">
            <text:p>0,67</text:p>
          </table:table-cell>
          <table:table-cell table:style-name="ce8" table:formula="of:=[$Kalman.C98]" office:value-type="float" office:value="0.439247788388308" calcext:value-type="float">
            <text:p>0,44</text:p>
          </table:table-cell>
          <table:table-cell table:style-name="ce55" table:formula="of:=[.A99]/[.O99]" office:value-type="float" office:value="91.0647726805146" calcext:value-type="float">
            <text:p>91,0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0]/[.B100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99])/[.B100]*[.C100]" office:value-type="float" office:value="45.5323863402573" calcext:value-type="float">
            <text:p>45,53</text:p>
          </table:table-cell>
          <table:table-cell table:style-name="ce8" table:formula="of:=IF([.F100]&lt;ABS([.P99]-[.I99]);IF([.I99]&gt;[.P99];-[.F100];[.F100]);[.P99]-[.I99])" office:value-type="float" office:value="-16.7969263224815" calcext:value-type="float">
            <text:p>-16,80</text:p>
          </table:table-cell>
          <table:table-cell table:style-name="ce8" table:formula="of:=IF(ABS([.G100])&lt;ABS([.P99]*[.$H$3]);[.G100]+SIGN([.G100])*ABS([.P99]*[.$H$3]/2);[.G100])" office:value-type="float" office:value="-31.9743884359005" calcext:value-type="float">
            <text:p>-31,97</text:p>
          </table:table-cell>
          <table:table-cell table:style-name="ce8" table:formula="of:=[.I99]+[.H100]" office:value-type="float" office:value="75.8873105670955" calcext:value-type="float">
            <text:p>75,89</text:p>
          </table:table-cell>
          <table:table-cell table:style-name="ce75" table:formula="of:=[.E100]*[.H100]*[.$J$3]" office:value-type="float" office:value="-14.2108393048447" calcext:value-type="float">
            <text:p>-14,21</text:p>
          </table:table-cell>
          <table:table-cell table:style-name="ce8" table:formula="of:=[$Data.A98]" office:value-type="float" office:value="-6.22559033836999" calcext:value-type="float">
            <text:p>-6,23</text:p>
          </table:table-cell>
          <table:table-cell table:style-name="ce8" table:formula="of:=[$Data.B98]" office:value-type="float" office:value="-3.52070982230137" calcext:value-type="float">
            <text:p>-3,52</text:p>
          </table:table-cell>
          <table:table-cell table:style-name="ce75" table:formula="of:=IF(ABS([.I100])&gt;[.$I$3];[.J100]+[.K100]+[.L100];[.L100]-(SUM([.M96:.M99])))" office:value-type="float" office:value="-23.957139465516" calcext:value-type="float">
            <text:p>-23,96</text:p>
          </table:table-cell>
          <table:table-cell table:style-name="ce8" table:formula="of:=[.M100]/[.H100]" office:value-type="float" office:value="0.749260287293476" calcext:value-type="float">
            <text:p>0,75</text:p>
          </table:table-cell>
          <table:table-cell table:style-name="ce8" table:formula="of:=[$Kalman.C99]" office:value-type="float" office:value="0.448067667852853" calcext:value-type="float">
            <text:p>0,45</text:p>
          </table:table-cell>
          <table:table-cell table:style-name="ce55" table:formula="of:=[.A100]/[.O100]" office:value-type="float" office:value="89.2722302229051" calcext:value-type="float">
            <text:p>89,2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1]/[.B101]" office:value-type="float" office:value="0.5" calcext:value-type="float">
            <text:p>0,50</text:p>
          </table:table-cell>
          <table:table-cell table:style-name="ce5" table:formula="of:=[.$E$3]" office:value-type="float" office:value="0.444444444444444" calcext:value-type="float">
            <text:p>0,44</text:p>
          </table:table-cell>
          <table:table-cell table:style-name="ce8" table:formula="of:=ABS([.P100])/[.B101]*[.C101]" office:value-type="float" office:value="44.6361151114525" calcext:value-type="float">
            <text:p>44,64</text:p>
          </table:table-cell>
          <table:table-cell table:style-name="ce8" table:formula="of:=IF([.F101]&lt;ABS([.P100]-[.I100]);IF([.I100]&gt;[.P100];-[.F101];[.F101]);[.P100]-[.I100])" office:value-type="float" office:value="13.3849196558095" calcext:value-type="float">
            <text:p>13,38</text:p>
          </table:table-cell>
          <table:table-cell table:style-name="ce8" table:formula="of:=IF(ABS([.G101])&lt;ABS([.P100]*[.$H$3]);[.G101]+SIGN([.G101])*ABS([.P100]*[.$H$3]/2);[.G101])" office:value-type="float" office:value="28.2636246929604" calcext:value-type="float">
            <text:p>28,26</text:p>
          </table:table-cell>
          <table:table-cell table:style-name="ce8" table:formula="of:=[.I100]+[.H101]" office:value-type="float" office:value="104.150935260056" calcext:value-type="float">
            <text:p>104,15</text:p>
          </table:table-cell>
          <table:table-cell table:style-name="ce75" table:formula="of:=[.E101]*[.H101]*[.$J$3]" office:value-type="float" office:value="12.5616109746491" calcext:value-type="float">
            <text:p>12,56</text:p>
          </table:table-cell>
          <table:table-cell table:style-name="ce8" table:formula="of:=[$Data.A99]" office:value-type="float" office:value="2.23594446235281" calcext:value-type="float">
            <text:p>2,24</text:p>
          </table:table-cell>
          <table:table-cell table:style-name="ce8" table:formula="of:=[$Data.B99]" office:value-type="float" office:value="-4.90170289904687" calcext:value-type="float">
            <text:p>-4,90</text:p>
          </table:table-cell>
          <table:table-cell table:style-name="ce75" table:formula="of:=IF(ABS([.I101])&gt;[.$I$3];[.J101]+[.K101]+[.L101];[.L101]-(SUM([.M97:.M100])))" office:value-type="float" office:value="9.89585253795499" calcext:value-type="float">
            <text:p>9,90</text:p>
          </table:table-cell>
          <table:table-cell table:style-name="ce8" table:formula="of:=[.M101]/[.H101]" office:value-type="float" office:value="0.350126802399119" calcext:value-type="float">
            <text:p>0,35</text:p>
          </table:table-cell>
          <table:table-cell table:style-name="ce8" table:formula="of:=[$Kalman.C100]" office:value-type="float" office:value="0.445226915461363" calcext:value-type="float">
            <text:p>0,45</text:p>
          </table:table-cell>
          <table:table-cell table:style-name="ce55" table:formula="of:=[.A101]/[.O101]" office:value-type="float" office:value="89.841828090178" calcext:value-type="float">
            <text:p>89,8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71" table:number-columns-repeated="7"/>
          <table:table-cell table:style-name="ce71" office:value-type="string" calcext:value-type="string">
            <text:p>min:</text:p>
          </table:table-cell>
          <table:table-cell table:formula="of:=MIN([.I6:.I101])" office:value-type="float" office:value="0" calcext:value-type="float">
            <text:p>0,00</text:p>
          </table:table-cell>
          <table:table-cell table:style-name="ce71"/>
          <table:table-cell table:number-columns-repeated="985"/>
        </table:table-row>
        <table:table-row table:style-name="ro5">
          <table:table-cell table:style-name="ce71" table:number-columns-repeated="7"/>
          <table:table-cell table:style-name="ce71" office:value-type="string" calcext:value-type="string">
            <text:p>max:</text:p>
          </table:table-cell>
          <table:table-cell table:style-name="ce74" table:formula="of:=MAX([.I7:.I102])" office:value-type="float" office:value="120.343919120473" calcext:value-type="float">
            <text:p>120</text:p>
          </table:table-cell>
          <table:table-cell table:style-name="ce71"/>
          <table:table-cell table:number-columns-repeated="2"/>
          <table:table-cell table:style-name="ce80"/>
          <table:table-cell/>
          <table:table-cell table:style-name="ce36"/>
          <table:table-cell table:number-columns-repeated="980"/>
        </table:table-row>
        <table:table-row table:style-name="ro3">
          <table:table-cell table:style-name="ce71" table:number-columns-repeated="10"/>
          <table:table-cell table:number-columns-repeated="3"/>
          <table:table-cell table:style-name="ce71"/>
          <table:table-cell/>
          <table:table-cell table:style-name="ce71" table:number-columns-repeated="2"/>
          <table:table-cell table:number-columns-repeated="978"/>
        </table:table-row>
        <table:table-row table:style-name="ro3">
          <table:table-cell table:style-name="ce71" table:number-columns-repeated="10"/>
          <table:table-cell table:number-columns-repeated="985"/>
        </table:table-row>
        <table:table-row table:style-name="ro3" table:number-rows-repeated="1048470">
          <table:table-cell table:number-columns-repeated="995"/>
        </table:table-row>
        <table:table-row table:style-name="ro3">
          <table:table-cell table:number-columns-repeated="995"/>
        </table:table-row>
      </table:table>
      <table:table table:name="Kalman" table:style-name="ta1">
        <office:forms form:automatic-focus="false" form:apply-design-mode="false"/>
        <table:table-column table:style-name="co2" table:default-cell-style-name="ce81"/>
        <table:table-column table:style-name="co2" table:default-cell-style-name="ce82"/>
        <table:table-column table:style-name="co16" table:default-cell-style-name="ce82"/>
        <table:table-column table:style-name="co2" table:default-cell-style-name="ce82"/>
        <table:table-column table:style-name="co2" table:default-cell-style-name="ce81"/>
        <table:table-column table:style-name="co2" table:number-columns-repeated="1019" table:default-cell-style-name="ce82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Output Sum_v</text:p>
          </table:table-cell>
          <table:table-cell table:number-columns-repeated="1021"/>
        </table:table-row>
        <table:table-row table:style-name="ro3">
          <table:table-cell/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/>
          <table:table-cell table:style-name="ce81" table:number-columns-repeated="1019"/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st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MEA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3" calcext:value-type="float">
            <text:p>3,00</text:p>
          </table:table-cell>
          <table:table-cell office:value-type="float" office:value="15" calcext:value-type="float">
            <text:p>15</text:p>
          </table:table-cell>
          <table:table-cell table:formula="of:=[$'2 Data and calculations'.N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C5]/([.C5]+[.E5])" office:value-type="float" office:value="0.0284974093264249" calcext:value-type="float">
            <text:p>0,03</text:p>
          </table:table-cell>
          <table:table-cell table:formula="of:=[.C5]+[.B6]*([.F6]-[.C5])" office:value-type="float" office:value="0.427461139896373" calcext:value-type="float">
            <text:p>0,43</text:p>
          </table:table-cell>
          <table:table-cell table:formula="of:=[.E6]*[.D5]/([.E6]+[.D5])" office:value-type="float" office:value="2.5" calcext:value-type="float">
            <text:p>2,5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C6]/([.C6]+[.E6])" office:value-type="float" office:value="0.0277078085642317" calcext:value-type="float">
            <text:p>0,03</text:p>
          </table:table-cell>
          <table:table-cell table:formula="of:=[.C6]+[.B7]*([.F7]-[.C6])" office:value-type="float" office:value="0.423403685106646" calcext:value-type="float">
            <text:p>0,42</text:p>
          </table:table-cell>
          <table:table-cell table:formula="of:=[.E7]*[.D6]/([.E7]+[.D6])" office:value-type="float" office:value="2.14285714285714" calcext:value-type="float">
            <text:p>2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]" office:value-type="float" office:value="0.281023907939864" calcext:value-type="float">
            <text:p>0,28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C7]/([.C7]+[.E7])" office:value-type="float" office:value="0.0274520263977464" calcext:value-type="float">
            <text:p>0,03</text:p>
          </table:table-cell>
          <table:table-cell table:formula="of:=[.C7]+[.B8]*([.F8]-[.C7])" office:value-type="float" office:value="0.4256495308892" calcext:value-type="float">
            <text:p>0,43</text:p>
          </table:table-cell>
          <table:table-cell table:formula="of:=[.E8]*[.D7]/([.E8]+[.D7])" office:value-type="float" office:value="1.875" calcext:value-type="float">
            <text:p>1,8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]" office:value-type="float" office:value="0.505213521291953" calcext:value-type="float">
            <text:p>0,51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C8]/([.C8]+[.E8])" office:value-type="float" office:value="0.0275936212628749" calcext:value-type="float">
            <text:p>0,03</text:p>
          </table:table-cell>
          <table:table-cell table:formula="of:=[.C8]+[.B9]*([.F9]-[.C8])" office:value-type="float" office:value="0.431375410797972" calcext:value-type="float">
            <text:p>0,43</text:p>
          </table:table-cell>
          <table:table-cell table:formula="of:=[.E9]*[.D8]/([.E9]+[.D8])" office:value-type="float" office:value="1.66666666666667" calcext:value-type="float">
            <text:p>1,6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]" office:value-type="float" office:value="0.633156905663359" calcext:value-type="float">
            <text:p>0,63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C9]/([.C9]+[.E9])" office:value-type="float" office:value="0.027954436938662" calcext:value-type="float">
            <text:p>0,03</text:p>
          </table:table-cell>
          <table:table-cell table:formula="of:=[.C9]+[.B10]*([.F10]-[.C9])" office:value-type="float" office:value="0.42986688303657" calcext:value-type="float">
            <text:p>0,43</text:p>
          </table:table-cell>
          <table:table-cell table:formula="of:=[.E10]*[.D9]/([.E10]+[.D9])" office:value-type="float" office:value="1.5" calcext:value-type="float">
            <text:p>1,5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]" office:value-type="float" office:value="0.37741160660072" calcext:value-type="float">
            <text:p>0,38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C10]/([.C10]+[.E10])" office:value-type="float" office:value="0.0278594032142403" calcext:value-type="float">
            <text:p>0,03</text:p>
          </table:table-cell>
          <table:table-cell table:formula="of:=[.C10]+[.B11]*([.F11]-[.C10])" office:value-type="float" office:value="0.426784577795969" calcext:value-type="float">
            <text:p>0,43</text:p>
          </table:table-cell>
          <table:table-cell table:formula="of:=[.E11]*[.D10]/([.E11]+[.D10])" office:value-type="float" office:value="1.36363636363636" calcext:value-type="float">
            <text:p>1,3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]" office:value-type="float" office:value="0.319229005516459" calcext:value-type="float">
            <text:p>0,32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C11]/([.C11]+[.E11])" office:value-type="float" office:value="0.0276651674004865" calcext:value-type="float">
            <text:p>0,03</text:p>
          </table:table-cell>
          <table:table-cell table:formula="of:=[.C11]+[.B12]*([.F12]-[.C11])" office:value-type="float" office:value="0.425531571949169" calcext:value-type="float">
            <text:p>0,43</text:p>
          </table:table-cell>
          <table:table-cell table:formula="of:=[.E12]*[.D11]/([.E12]+[.D11])" office:value-type="float" office:value="1.25" calcext:value-type="float">
            <text:p>1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]" office:value-type="float" office:value="0.381492755459921" calcext:value-type="float">
            <text:p>0,38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C12]/([.C12]+[.E12])" office:value-type="float" office:value="0.0275861852775942" calcext:value-type="float">
            <text:p>0,03</text:p>
          </table:table-cell>
          <table:table-cell table:formula="of:=[.C12]+[.B13]*([.F13]-[.C12])" office:value-type="float" office:value="0.419259943447934" calcext:value-type="float">
            <text:p>0,42</text:p>
          </table:table-cell>
          <table:table-cell table:formula="of:=[.E13]*[.D12]/([.E13]+[.D12])" office:value-type="float" office:value="1.15384615384615" calcext:value-type="float">
            <text:p>1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]" office:value-type="float" office:value="0.198184860610664" calcext:value-type="float">
            <text:p>0,20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C13]/([.C13]+[.E13])" office:value-type="float" office:value="0.0271906657638319" calcext:value-type="float">
            <text:p>0,03</text:p>
          </table:table-cell>
          <table:table-cell table:formula="of:=[.C13]+[.B14]*([.F14]-[.C13])" office:value-type="float" office:value="0.417354945410068" calcext:value-type="float">
            <text:p>0,42</text:p>
          </table:table-cell>
          <table:table-cell table:formula="of:=[.E14]*[.D13]/([.E14]+[.D13])" office:value-type="float" office:value="1.07142857142857" calcext:value-type="float">
            <text:p>1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]" office:value-type="float" office:value="0.349199208105446" calcext:value-type="float">
            <text:p>0,35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C14]/([.C14]+[.E14])" office:value-type="float" office:value="0.027070463570946" calcext:value-type="float">
            <text:p>0,03</text:p>
          </table:table-cell>
          <table:table-cell table:formula="of:=[.C14]+[.B15]*([.F15]-[.C14])" office:value-type="float" office:value="0.40588238023441" calcext:value-type="float">
            <text:p>0,41</text:p>
          </table:table-cell>
          <table:table-cell table:formula="of:=[.E15]*[.D14]/([.E15]+[.D14])" office:value-type="float" office:value="1" calcext:value-type="float">
            <text:p>1,0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]" office:value-type="float" office:value="-0.0064488489206408" calcext:value-type="float">
            <text:p>-0,01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C15]/([.C15]+[.E15])" office:value-type="float" office:value="0.0263459352873648" calcext:value-type="float">
            <text:p>0,03</text:p>
          </table:table-cell>
          <table:table-cell table:formula="of:=[.C15]+[.B16]*([.F16]-[.C15])" office:value-type="float" office:value="0.403080882634884" calcext:value-type="float">
            <text:p>0,40</text:p>
          </table:table-cell>
          <table:table-cell table:formula="of:=[.E16]*[.D15]/([.E16]+[.D15])" office:value-type="float" office:value="0.9375" calcext:value-type="float">
            <text:p>0,9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]" office:value-type="float" office:value="0.299547282657915" calcext:value-type="float">
            <text:p>0,30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C16]/([.C16]+[.E16])" office:value-type="float" office:value="0.0261688480185356" calcext:value-type="float">
            <text:p>0,03</text:p>
          </table:table-cell>
          <table:table-cell table:formula="of:=[.C16]+[.B17]*([.F17]-[.C16])" office:value-type="float" office:value="0.405272539961492" calcext:value-type="float">
            <text:p>0,41</text:p>
          </table:table-cell>
          <table:table-cell table:formula="of:=[.E17]*[.D16]/([.E17]+[.D16])" office:value-type="float" office:value="0.882352941176471" calcext:value-type="float">
            <text:p>0,8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]" office:value-type="float" office:value="0.486831505706113" calcext:value-type="float">
            <text:p>0,49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C17]/([.C17]+[.E17])" office:value-type="float" office:value="0.0263073917653978" calcext:value-type="float">
            <text:p>0,03</text:p>
          </table:table-cell>
          <table:table-cell table:formula="of:=[.C17]+[.B18]*([.F18]-[.C17])" office:value-type="float" office:value="0.397114495753935" calcext:value-type="float">
            <text:p>0,40</text:p>
          </table:table-cell>
          <table:table-cell table:formula="of:=[.E18]*[.D17]/([.E18]+[.D17])" office:value-type="float" office:value="0.833333333333333" calcext:value-type="float">
            <text:p>0,8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]" office:value-type="float" office:value="0.0951679016792806" calcext:value-type="float">
            <text:p>0,10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C18]/([.C18]+[.E18])" office:value-type="float" office:value="0.025791488130029" calcext:value-type="float">
            <text:p>0,03</text:p>
          </table:table-cell>
          <table:table-cell table:formula="of:=[.C18]+[.B19]*([.F19]-[.C18])" office:value-type="float" office:value="0.387777521354858" calcext:value-type="float">
            <text:p>0,39</text:p>
          </table:table-cell>
          <table:table-cell table:formula="of:=[.E19]*[.D18]/([.E19]+[.D18])" office:value-type="float" office:value="0.789473684210526" calcext:value-type="float">
            <text:p>0,7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]" office:value-type="float" office:value="0.0350968272888933" calcext:value-type="float">
            <text:p>0,04</text:p>
          </table:table-cell>
          <table:table-cell table:number-columns-repeated="101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C19]/([.C19]+[.E19])" office:value-type="float" office:value="0.0252003592342499" calcext:value-type="float">
            <text:p>0,03</text:p>
          </table:table-cell>
          <table:table-cell table:formula="of:=[.C19]+[.B20]*([.F20]-[.C19])" office:value-type="float" office:value="0.393439133158534" calcext:value-type="float">
            <text:p>0,39</text:p>
          </table:table-cell>
          <table:table-cell table:formula="of:=[.E20]*[.D19]/([.E20]+[.D19])" office:value-type="float" office:value="0.75" calcext:value-type="float">
            <text:p>0,7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]" office:value-type="float" office:value="0.612441453763451" calcext:value-type="float">
            <text:p>0,61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C20]/([.C20]+[.E20])" office:value-type="float" office:value="0.025558884519252" calcext:value-type="float">
            <text:p>0,03</text:p>
          </table:table-cell>
          <table:table-cell table:formula="of:=[.C20]+[.B21]*([.F21]-[.C20])" office:value-type="float" office:value="0.400377330306979" calcext:value-type="float">
            <text:p>0,40</text:p>
          </table:table-cell>
          <table:table-cell table:formula="of:=[.E21]*[.D20]/([.E21]+[.D20])" office:value-type="float" office:value="0.714285714285714" calcext:value-type="float">
            <text:p>0,7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]" office:value-type="float" office:value="0.664898442864285" calcext:value-type="float">
            <text:p>0,66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C21]/([.C21]+[.E21])" office:value-type="float" office:value="0.0259978909425201" calcext:value-type="float">
            <text:p>0,03</text:p>
          </table:table-cell>
          <table:table-cell table:formula="of:=[.C21]+[.B22]*([.F22]-[.C21])" office:value-type="float" office:value="0.400514880196421" calcext:value-type="float">
            <text:p>0,40</text:p>
          </table:table-cell>
          <table:table-cell table:formula="of:=[.E22]*[.D21]/([.E22]+[.D21])" office:value-type="float" office:value="0.681818181818182" calcext:value-type="float">
            <text:p>0,6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]" office:value-type="float" office:value="0.40566813984787" calcext:value-type="float">
            <text:p>0,41</text:p>
          </table:table-cell>
          <table:table-cell table:number-columns-repeated="101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C22]/([.C22]+[.E22])" office:value-type="float" office:value="0.0260065902544235" calcext:value-type="float">
            <text:p>0,03</text:p>
          </table:table-cell>
          <table:table-cell table:formula="of:=[.C22]+[.B23]*([.F23]-[.C22])" office:value-type="float" office:value="0.392732097186463" calcext:value-type="float">
            <text:p>0,39</text:p>
          </table:table-cell>
          <table:table-cell table:formula="of:=[.E23]*[.D22]/([.E23]+[.D22])" office:value-type="float" office:value="0.652173913043478" calcext:value-type="float">
            <text:p>0,6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]" office:value-type="float" office:value="0.101252926444732" calcext:value-type="float">
            <text:p>0,10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C23]/([.C23]+[.E23])" office:value-type="float" office:value="0.0255141254136585" calcext:value-type="float">
            <text:p>0,03</text:p>
          </table:table-cell>
          <table:table-cell table:formula="of:=[.C23]+[.B24]*([.F24]-[.C23])" office:value-type="float" office:value="0.400236793664298" calcext:value-type="float">
            <text:p>0,40</text:p>
          </table:table-cell>
          <table:table-cell table:formula="of:=[.E24]*[.D23]/([.E24]+[.D23])" office:value-type="float" office:value="0.625" calcext:value-type="float">
            <text:p>0,6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]" office:value-type="float" office:value="0.686870985200936" calcext:value-type="float">
            <text:p>0,69</text:p>
          </table:table-cell>
          <table:table-cell table:number-columns-repeated="101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C24]/([.C24]+[.E24])" office:value-type="float" office:value="0.025989002573581" calcext:value-type="float">
            <text:p>0,03</text:p>
          </table:table-cell>
          <table:table-cell table:formula="of:=[.C24]+[.B25]*([.F25]-[.C24])" office:value-type="float" office:value="0.40925696015037" calcext:value-type="float">
            <text:p>0,41</text:p>
          </table:table-cell>
          <table:table-cell table:formula="of:=[.E25]*[.D24]/([.E25]+[.D24])" office:value-type="float" office:value="0.6" calcext:value-type="float">
            <text:p>0,6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]" office:value-type="float" office:value="0.747313079509951" calcext:value-type="float">
            <text:p>0,75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C25]/([.C25]+[.E25])" office:value-type="float" office:value="0.0265591625351399" calcext:value-type="float">
            <text:p>0,03</text:p>
          </table:table-cell>
          <table:table-cell table:formula="of:=[.C25]+[.B26]*([.F26]-[.C25])" office:value-type="float" office:value="0.405881419787151" calcext:value-type="float">
            <text:p>0,41</text:p>
          </table:table-cell>
          <table:table-cell table:formula="of:=[.E26]*[.D25]/([.E26]+[.D25])" office:value-type="float" office:value="0.576923076923077" calcext:value-type="float">
            <text:p>0,5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]" office:value-type="float" office:value="0.282161824573231" calcext:value-type="float">
            <text:p>0,28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C26]/([.C26]+[.E26])" office:value-type="float" office:value="0.026345874586951" calcext:value-type="float">
            <text:p>0,03</text:p>
          </table:table-cell>
          <table:table-cell table:formula="of:=[.C26]+[.B27]*([.F27]-[.C26])" office:value-type="float" office:value="0.413456498846324" calcext:value-type="float">
            <text:p>0,41</text:p>
          </table:table-cell>
          <table:table-cell table:formula="of:=[.E27]*[.D26]/([.E27]+[.D26])" office:value-type="float" office:value="0.555555555555556" calcext:value-type="float">
            <text:p>0,5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]" office:value-type="float" office:value="0.69340571639657" calcext:value-type="float">
            <text:p>0,69</text:p>
          </table:table-cell>
          <table:table-cell table:number-columns-repeated="101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C27]/([.C27]+[.E27])" office:value-type="float" office:value="0.0268243854892165" calcext:value-type="float">
            <text:p>0,03</text:p>
          </table:table-cell>
          <table:table-cell table:formula="of:=[.C27]+[.B28]*([.F28]-[.C27])" office:value-type="float" office:value="0.413708801178102" calcext:value-type="float">
            <text:p>0,41</text:p>
          </table:table-cell>
          <table:table-cell table:formula="of:=[.E28]*[.D27]/([.E28]+[.D27])" office:value-type="float" office:value="0.535714285714286" calcext:value-type="float">
            <text:p>0,5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]" office:value-type="float" office:value="0.422862206644519" calcext:value-type="float">
            <text:p>0,42</text:p>
          </table:table-cell>
          <table:table-cell table:number-columns-repeated="101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C28]/([.C28]+[.E28])" office:value-type="float" office:value="0.0268403151061528" calcext:value-type="float">
            <text:p>0,03</text:p>
          </table:table-cell>
          <table:table-cell table:formula="of:=[.C28]+[.B29]*([.F29]-[.C28])" office:value-type="float" office:value="0.416276453579904" calcext:value-type="float">
            <text:p>0,42</text:p>
          </table:table-cell>
          <table:table-cell table:formula="of:=[.E29]*[.D28]/([.E29]+[.D28])" office:value-type="float" office:value="0.517241379310345" calcext:value-type="float">
            <text:p>0,5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]" office:value-type="float" office:value="0.509372819713171" calcext:value-type="float">
            <text:p>0,51</text:p>
          </table:table-cell>
          <table:table-cell table:number-columns-repeated="101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C29]/([.C29]+[.E29])" office:value-type="float" office:value="0.0270023993688332" calcext:value-type="float">
            <text:p>0,03</text:p>
          </table:table-cell>
          <table:table-cell table:formula="of:=[.C29]+[.B30]*([.F30]-[.C29])" office:value-type="float" office:value="0.416972346288219" calcext:value-type="float">
            <text:p>0,42</text:p>
          </table:table-cell>
          <table:table-cell table:formula="of:=[.E30]*[.D29]/([.E30]+[.D29])" office:value-type="float" office:value="0.5" calcext:value-type="float">
            <text:p>0,5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]" office:value-type="float" office:value="0.442047967392819" calcext:value-type="float">
            <text:p>0,44</text:p>
          </table:table-cell>
          <table:table-cell table:number-columns-repeated="1018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C30]/([.C30]+[.E30])" office:value-type="float" office:value="0.0270463186235532" calcext:value-type="float">
            <text:p>0,03</text:p>
          </table:table-cell>
          <table:table-cell table:formula="of:=[.C30]+[.B31]*([.F31]-[.C30])" office:value-type="float" office:value="0.429036905672814" calcext:value-type="float">
            <text:p>0,43</text:p>
          </table:table-cell>
          <table:table-cell table:formula="of:=[.E31]*[.D30]/([.E31]+[.D30])" office:value-type="float" office:value="0.483870967741936" calcext:value-type="float">
            <text:p>0,4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]" office:value-type="float" office:value="0.863042643415015" calcext:value-type="float">
            <text:p>0,86</text:p>
          </table:table-cell>
          <table:table-cell table:number-columns-repeated="101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C31]/([.C31]+[.E31])" office:value-type="float" office:value="0.0278071086546607" calcext:value-type="float">
            <text:p>0,03</text:p>
          </table:table-cell>
          <table:table-cell table:formula="of:=[.C31]+[.B32]*([.F32]-[.C31])" office:value-type="float" office:value="0.448490620572323" calcext:value-type="float">
            <text:p>0,45</text:p>
          </table:table-cell>
          <table:table-cell table:formula="of:=[.E32]*[.D31]/([.E32]+[.D31])" office:value-type="float" office:value="0.46875" calcext:value-type="float">
            <text:p>0,4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]" office:value-type="float" office:value="1.12863193157455" calcext:value-type="float">
            <text:p>1,13</text:p>
          </table:table-cell>
          <table:table-cell table:number-columns-repeated="1018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C32]/([.C32]+[.E32])" office:value-type="float" office:value="0.0290313553335159" calcext:value-type="float">
            <text:p>0,03</text:p>
          </table:table-cell>
          <table:table-cell table:formula="of:=[.C32]+[.B33]*([.F33]-[.C32])" office:value-type="float" office:value="0.454369708396824" calcext:value-type="float">
            <text:p>0,45</text:p>
          </table:table-cell>
          <table:table-cell table:formula="of:=[.E33]*[.D32]/([.E33]+[.D32])" office:value-type="float" office:value="0.454545454545455" calcext:value-type="float">
            <text:p>0,4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]" office:value-type="float" office:value="0.650998831331366" calcext:value-type="float">
            <text:p>0,65</text:p>
          </table:table-cell>
          <table:table-cell table:number-columns-repeated="1018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C33]/([.C33]+[.E33])" office:value-type="float" office:value="0.0294007272357378" calcext:value-type="float">
            <text:p>0,03</text:p>
          </table:table-cell>
          <table:table-cell table:formula="of:=[.C33]+[.B34]*([.F34]-[.C33])" office:value-type="float" office:value="0.463284676015516" calcext:value-type="float">
            <text:p>0,46</text:p>
          </table:table-cell>
          <table:table-cell table:formula="of:=[.E34]*[.D33]/([.E34]+[.D33])" office:value-type="float" office:value="0.441176470588235" calcext:value-type="float">
            <text:p>0,4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]" office:value-type="float" office:value="0.757592399019801" calcext:value-type="float">
            <text:p>0,76</text:p>
          </table:table-cell>
          <table:table-cell table:number-columns-repeated="101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C34]/([.C34]+[.E34])" office:value-type="float" office:value="0.0299603018195803" calcext:value-type="float">
            <text:p>0,03</text:p>
          </table:table-cell>
          <table:table-cell table:formula="of:=[.C34]+[.B35]*([.F35]-[.C34])" office:value-type="float" office:value="0.471507684021495" calcext:value-type="float">
            <text:p>0,47</text:p>
          </table:table-cell>
          <table:table-cell table:formula="of:=[.E35]*[.D34]/([.E35]+[.D34])" office:value-type="float" office:value="0.428571428571429" calcext:value-type="float">
            <text:p>0,4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]" office:value-type="float" office:value="0.737748132875758" calcext:value-type="float">
            <text:p>0,74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C35]/([.C35]+[.E35])" office:value-type="float" office:value="0.0304758717541441" calcext:value-type="float">
            <text:p>0,03</text:p>
          </table:table-cell>
          <table:table-cell table:formula="of:=[.C35]+[.B36]*([.F36]-[.C35])" office:value-type="float" office:value="0.455560521186108" calcext:value-type="float">
            <text:p>0,46</text:p>
          </table:table-cell>
          <table:table-cell table:formula="of:=[.E36]*[.D35]/([.E36]+[.D35])" office:value-type="float" office:value="0.416666666666667" calcext:value-type="float">
            <text:p>0,4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]" office:value-type="float" office:value="-0.0517640689257707" calcext:value-type="float">
            <text:p>-0,05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C36]/([.C36]+[.E36])" office:value-type="float" office:value="0.0294755095139795" calcext:value-type="float">
            <text:p>0,03</text:p>
          </table:table-cell>
          <table:table-cell table:formula="of:=[.C36]+[.B37]*([.F37]-[.C36])" office:value-type="float" office:value="0.461371948676015" calcext:value-type="float">
            <text:p>0,46</text:p>
          </table:table-cell>
          <table:table-cell table:formula="of:=[.E37]*[.D36]/([.E37]+[.D36])" office:value-type="float" office:value="0.405405405405406" calcext:value-type="float">
            <text:p>0,4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]" office:value-type="float" office:value="0.652721743696986" calcext:value-type="float">
            <text:p>0,65</text:p>
          </table:table-cell>
          <table:table-cell table:number-columns-repeated="101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C37]/([.C37]+[.E37])" office:value-type="float" office:value="0.0298402981447919" calcext:value-type="float">
            <text:p>0,03</text:p>
          </table:table-cell>
          <table:table-cell table:formula="of:=[.C37]+[.B38]*([.F38]-[.C37])" office:value-type="float" office:value="0.461836968126623" calcext:value-type="float">
            <text:p>0,46</text:p>
          </table:table-cell>
          <table:table-cell table:formula="of:=[.E38]*[.D37]/([.E38]+[.D37])" office:value-type="float" office:value="0.394736842105263" calcext:value-type="float">
            <text:p>0,3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]" office:value-type="float" office:value="0.476955554722827" calcext:value-type="float">
            <text:p>0,48</text:p>
          </table:table-cell>
          <table:table-cell table:number-columns-repeated="101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C38]/([.C38]+[.E38])" office:value-type="float" office:value="0.0298694759929667" calcext:value-type="float">
            <text:p>0,03</text:p>
          </table:table-cell>
          <table:table-cell table:formula="of:=[.C38]+[.B39]*([.F39]-[.C38])" office:value-type="float" office:value="0.465412737397178" calcext:value-type="float">
            <text:p>0,47</text:p>
          </table:table-cell>
          <table:table-cell table:formula="of:=[.E39]*[.D38]/([.E39]+[.D38])" office:value-type="float" office:value="0.384615384615385" calcext:value-type="float">
            <text:p>0,3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]" office:value-type="float" office:value="0.581550125176902" calcext:value-type="float">
            <text:p>0,58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C39]/([.C39]+[.E39])" office:value-type="float" office:value="0.030093780573457" calcext:value-type="float">
            <text:p>0,03</text:p>
          </table:table-cell>
          <table:table-cell table:formula="of:=[.C39]+[.B40]*([.F40]-[.C39])" office:value-type="float" office:value="0.469148532394089" calcext:value-type="float">
            <text:p>0,47</text:p>
          </table:table-cell>
          <table:table-cell table:formula="of:=[.E40]*[.D39]/([.E40]+[.D39])" office:value-type="float" office:value="0.375" calcext:value-type="float">
            <text:p>0,3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]" office:value-type="float" office:value="0.589551178155462" calcext:value-type="float">
            <text:p>0,59</text:p>
          </table:table-cell>
          <table:table-cell table:number-columns-repeated="101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C40]/([.C40]+[.E40])" office:value-type="float" office:value="0.0303280126512226" calcext:value-type="float">
            <text:p>0,03</text:p>
          </table:table-cell>
          <table:table-cell table:formula="of:=[.C40]+[.B41]*([.F41]-[.C40])" office:value-type="float" office:value="0.459372593332959" calcext:value-type="float">
            <text:p>0,46</text:p>
          </table:table-cell>
          <table:table-cell table:formula="of:=[.E41]*[.D40]/([.E41]+[.D40])" office:value-type="float" office:value="0.365853658536585" calcext:value-type="float">
            <text:p>0,3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]" office:value-type="float" office:value="0.146808286313506" calcext:value-type="float">
            <text:p>0,15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C41]/([.C41]+[.E41])" office:value-type="float" office:value="0.029714827724061" calcext:value-type="float">
            <text:p>0,03</text:p>
          </table:table-cell>
          <table:table-cell table:formula="of:=[.C41]+[.B42]*([.F42]-[.C41])" office:value-type="float" office:value="0.472203346780487" calcext:value-type="float">
            <text:p>0,47</text:p>
          </table:table-cell>
          <table:table-cell table:formula="of:=[.E42]*[.D41]/([.E42]+[.D41])" office:value-type="float" office:value="0.357142857142857" calcext:value-type="float">
            <text:p>0,3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]" office:value-type="float" office:value="0.891168919620864" calcext:value-type="float">
            <text:p>0,89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C42]/([.C42]+[.E42])" office:value-type="float" office:value="0.0305194635952574" calcext:value-type="float">
            <text:p>0,03</text:p>
          </table:table-cell>
          <table:table-cell table:formula="of:=[.C42]+[.B43]*([.F43]-[.C42])" office:value-type="float" office:value="0.48458844351191" calcext:value-type="float">
            <text:p>0,48</text:p>
          </table:table-cell>
          <table:table-cell table:formula="of:=[.E43]*[.D42]/([.E43]+[.D42])" office:value-type="float" office:value="0.348837209302326" calcext:value-type="float">
            <text:p>0,3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]" office:value-type="float" office:value="0.878013124294015" calcext:value-type="float">
            <text:p>0,88</text:p>
          </table:table-cell>
          <table:table-cell table:number-columns-repeated="101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C43]/([.C43]+[.E43])" office:value-type="float" office:value="0.0312948868663638" calcext:value-type="float">
            <text:p>0,03</text:p>
          </table:table-cell>
          <table:table-cell table:formula="of:=[.C43]+[.B44]*([.F44]-[.C43])" office:value-type="float" office:value="0.478572328186526" calcext:value-type="float">
            <text:p>0,48</text:p>
          </table:table-cell>
          <table:table-cell table:formula="of:=[.E44]*[.D43]/([.E44]+[.D43])" office:value-type="float" office:value="0.340909090909091" calcext:value-type="float">
            <text:p>0,3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]" office:value-type="float" office:value="0.2923488821077" calcext:value-type="float">
            <text:p>0,29</text:p>
          </table:table-cell>
          <table:table-cell table:number-columns-repeated="101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C44]/([.C44]+[.E44])" office:value-type="float" office:value="0.0309183765814787" calcext:value-type="float">
            <text:p>0,03</text:p>
          </table:table-cell>
          <table:table-cell table:formula="of:=[.C44]+[.B45]*([.F45]-[.C44])" office:value-type="float" office:value="0.47850470094719" calcext:value-type="float">
            <text:p>0,48</text:p>
          </table:table-cell>
          <table:table-cell table:formula="of:=[.E45]*[.D44]/([.E45]+[.D44])" office:value-type="float" office:value="0.333333333333333" calcext:value-type="float">
            <text:p>0,3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]" office:value-type="float" office:value="0.476385045191332" calcext:value-type="float">
            <text:p>0,48</text:p>
          </table:table-cell>
          <table:table-cell table:number-columns-repeated="101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.C45]/([.C45]+[.E45])" office:value-type="float" office:value="0.0309141425604186" calcext:value-type="float">
            <text:p>0,03</text:p>
          </table:table-cell>
          <table:table-cell table:formula="of:=[.C45]+[.B46]*([.F46]-[.C45])" office:value-type="float" office:value="0.493708381546752" calcext:value-type="float">
            <text:p>0,49</text:p>
          </table:table-cell>
          <table:table-cell table:formula="of:=[.E46]*[.D45]/([.E46]+[.D45])" office:value-type="float" office:value="0.326086956521739" calcext:value-type="float">
            <text:p>0,3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7]" office:value-type="float" office:value="0.970308106778268" calcext:value-type="float">
            <text:p>0,97</text:p>
          </table:table-cell>
          <table:table-cell table:number-columns-repeated="101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.C46]/([.C46]+[.E46])" office:value-type="float" office:value="0.0318650880337186" calcext:value-type="float">
            <text:p>0,03</text:p>
          </table:table-cell>
          <table:table-cell table:formula="of:=[.C46]+[.B47]*([.F47]-[.C46])" office:value-type="float" office:value="0.498851237680619" calcext:value-type="float">
            <text:p>0,50</text:p>
          </table:table-cell>
          <table:table-cell table:formula="of:=[.E47]*[.D46]/([.E47]+[.D46])" office:value-type="float" office:value="0.319148936170213" calcext:value-type="float">
            <text:p>0,3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8]" office:value-type="float" office:value="0.655103075590133" calcext:value-type="float">
            <text:p>0,66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.C47]/([.C47]+[.E47])" office:value-type="float" office:value="0.032186336266511" calcext:value-type="float">
            <text:p>0,03</text:p>
          </table:table-cell>
          <table:table-cell table:formula="of:=[.C47]+[.B48]*([.F48]-[.C47])" office:value-type="float" office:value="0.515455463256215" calcext:value-type="float">
            <text:p>0,52</text:p>
          </table:table-cell>
          <table:table-cell table:formula="of:=[.E48]*[.D47]/([.E48]+[.D47])" office:value-type="float" office:value="0.3125" calcext:value-type="float">
            <text:p>0,3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9]" office:value-type="float" office:value="1.01472932452184" calcext:value-type="float">
            <text:p>1,01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.C48]/([.C48]+[.E48])" office:value-type="float" office:value="0.0332220645714797" calcext:value-type="float">
            <text:p>0,03</text:p>
          </table:table-cell>
          <table:table-cell table:formula="of:=[.C48]+[.B49]*([.F49]-[.C48])" office:value-type="float" office:value="0.528546260383425" calcext:value-type="float">
            <text:p>0,53</text:p>
          </table:table-cell>
          <table:table-cell table:formula="of:=[.E49]*[.D48]/([.E49]+[.D48])" office:value-type="float" office:value="0.306122448979592" calcext:value-type="float">
            <text:p>0,3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0]" office:value-type="float" office:value="0.909494704828447" calcext:value-type="float">
            <text:p>0,91</text:p>
          </table:table-cell>
          <table:table-cell table:number-columns-repeated="101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[.C49]/([.C49]+[.E49])" office:value-type="float" office:value="0.0340370728541317" calcext:value-type="float">
            <text:p>0,03</text:p>
          </table:table-cell>
          <table:table-cell table:formula="of:=[.C49]+[.B50]*([.F50]-[.C49])" office:value-type="float" office:value="0.535101593299063" calcext:value-type="float">
            <text:p>0,54</text:p>
          </table:table-cell>
          <table:table-cell table:formula="of:=[.E50]*[.D49]/([.E50]+[.D49])" office:value-type="float" office:value="0.3" calcext:value-type="float">
            <text:p>0,3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1]" office:value-type="float" office:value="0.721140169493403" calcext:value-type="float">
            <text:p>0,72</text:p>
          </table:table-cell>
          <table:table-cell table:number-columns-repeated="101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.C50]/([.C50]+[.E50])" office:value-type="float" office:value="0.0344446793659769" calcext:value-type="float">
            <text:p>0,03</text:p>
          </table:table-cell>
          <table:table-cell table:formula="of:=[.C50]+[.B51]*([.F51]-[.C50])" office:value-type="float" office:value="0.544231692493011" calcext:value-type="float">
            <text:p>0,54</text:p>
          </table:table-cell>
          <table:table-cell table:formula="of:=[.E51]*[.D50]/([.E51]+[.D50])" office:value-type="float" office:value="0.294117647058824" calcext:value-type="float">
            <text:p>0,2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2]" office:value-type="float" office:value="0.800167181424889" calcext:value-type="float">
            <text:p>0,80</text:p>
          </table:table-cell>
          <table:table-cell table:number-columns-repeated="101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[.C51]/([.C51]+[.E51])" office:value-type="float" office:value="0.0350118103782411" calcext:value-type="float">
            <text:p>0,04</text:p>
          </table:table-cell>
          <table:table-cell table:formula="of:=[.C51]+[.B52]*([.F52]-[.C51])" office:value-type="float" office:value="0.527403734116143" calcext:value-type="float">
            <text:p>0,53</text:p>
          </table:table-cell>
          <table:table-cell table:formula="of:=[.E52]*[.D51]/([.E52]+[.D51])" office:value-type="float" office:value="0.288461538461539" calcext:value-type="float">
            <text:p>0,2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3]" office:value-type="float" office:value="0.0635950674493033" calcext:value-type="float">
            <text:p>0,06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[.C52]/([.C52]+[.E52])" office:value-type="float" office:value="0.0339659960639366" calcext:value-type="float">
            <text:p>0,03</text:p>
          </table:table-cell>
          <table:table-cell table:formula="of:=[.C52]+[.B53]*([.F53]-[.C52])" office:value-type="float" office:value="0.550398238219771" calcext:value-type="float">
            <text:p>0,55</text:p>
          </table:table-cell>
          <table:table-cell table:formula="of:=[.E53]*[.D52]/([.E53]+[.D52])" office:value-type="float" office:value="0.283018867924528" calcext:value-type="float">
            <text:p>0,2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4]" office:value-type="float" office:value="1.20438974272145" calcext:value-type="float">
            <text:p>1,20</text:p>
          </table:table-cell>
          <table:table-cell table:number-columns-repeated="101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[.C53]/([.C53]+[.E53])" office:value-type="float" office:value="0.0353944786357305" calcext:value-type="float">
            <text:p>0,04</text:p>
          </table:table-cell>
          <table:table-cell table:formula="of:=[.C53]+[.B54]*([.F54]-[.C53])" office:value-type="float" office:value="0.534386278031508" calcext:value-type="float">
            <text:p>0,53</text:p>
          </table:table-cell>
          <table:table-cell table:formula="of:=[.E54]*[.D53]/([.E54]+[.D53])" office:value-type="float" office:value="0.277777777777778" calcext:value-type="float">
            <text:p>0,2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5]" office:value-type="float" office:value="0.098012419712509" calcext:value-type="float">
            <text:p>0,10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C54]/([.C54]+[.E54])" office:value-type="float" office:value="0.0344002182298781" calcext:value-type="float">
            <text:p>0,03</text:p>
          </table:table-cell>
          <table:table-cell table:formula="of:=[.C54]+[.B55]*([.F55]-[.C54])" office:value-type="float" office:value="0.538794956878219" calcext:value-type="float">
            <text:p>0,54</text:p>
          </table:table-cell>
          <table:table-cell table:formula="of:=[.E55]*[.D54]/([.E55]+[.D54])" office:value-type="float" office:value="0.272727272727273" calcext:value-type="float">
            <text:p>0,2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6]" office:value-type="float" office:value="0.662544733807876" calcext:value-type="float">
            <text:p>0,66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[.C55]/([.C55]+[.E55])" office:value-type="float" office:value="0.0346741789420243" calcext:value-type="float">
            <text:p>0,03</text:p>
          </table:table-cell>
          <table:table-cell table:formula="of:=[.C55]+[.B56]*([.F56]-[.C55])" office:value-type="float" office:value="0.526568940139217" calcext:value-type="float">
            <text:p>0,53</text:p>
          </table:table-cell>
          <table:table-cell table:formula="of:=[.E56]*[.D55]/([.E56]+[.D55])" office:value-type="float" office:value="0.267857142857143" calcext:value-type="float">
            <text:p>0,2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7]" office:value-type="float" office:value="0.18619780499051" calcext:value-type="float">
            <text:p>0,19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[.C56]/([.C56]+[.E56])" office:value-type="float" office:value="0.0339140567481031" calcext:value-type="float">
            <text:p>0,03</text:p>
          </table:table-cell>
          <table:table-cell table:formula="of:=[.C56]+[.B57]*([.F57]-[.C56])" office:value-type="float" office:value="0.521542250491776" calcext:value-type="float">
            <text:p>0,52</text:p>
          </table:table-cell>
          <table:table-cell table:formula="of:=[.E57]*[.D56]/([.E57]+[.D56])" office:value-type="float" office:value="0.263157894736842" calcext:value-type="float">
            <text:p>0,2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8]" office:value-type="float" office:value="0.378350468819871" calcext:value-type="float">
            <text:p>0,38</text:p>
          </table:table-cell>
          <table:table-cell table:number-columns-repeated="101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[.C57]/([.C57]+[.E57])" office:value-type="float" office:value="0.0336011874383972" calcext:value-type="float">
            <text:p>0,03</text:p>
          </table:table-cell>
          <table:table-cell table:formula="of:=[.C57]+[.B58]*([.F58]-[.C57])" office:value-type="float" office:value="0.498365740727638" calcext:value-type="float">
            <text:p>0,50</text:p>
          </table:table-cell>
          <table:table-cell table:formula="of:=[.E58]*[.D57]/([.E58]+[.D57])" office:value-type="float" office:value="0.258620689655172" calcext:value-type="float">
            <text:p>0,2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9]" office:value-type="float" office:value="-0.168210449665862" calcext:value-type="float">
            <text:p>-0,17</text:p>
          </table:table-cell>
          <table:table-cell table:number-columns-repeated="101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[.C58]/([.C58]+[.E58])" office:value-type="float" office:value="0.0321560188386831" calcext:value-type="float">
            <text:p>0,03</text:p>
          </table:table-cell>
          <table:table-cell table:formula="of:=[.C58]+[.B59]*([.F59]-[.C58])" office:value-type="float" office:value="0.474666810281295" calcext:value-type="float">
            <text:p>0,47</text:p>
          </table:table-cell>
          <table:table-cell table:formula="of:=[.E59]*[.D58]/([.E59]+[.D58])" office:value-type="float" office:value="0.254237288135593" calcext:value-type="float">
            <text:p>0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0]" office:value-type="float" office:value="-0.238632535247797" calcext:value-type="float">
            <text:p>-0,24</text:p>
          </table:table-cell>
          <table:table-cell table:number-columns-repeated="101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[.C59]/([.C59]+[.E59])" office:value-type="float" office:value="0.030673798415222" calcext:value-type="float">
            <text:p>0,03</text:p>
          </table:table-cell>
          <table:table-cell table:formula="of:=[.C59]+[.B60]*([.F60]-[.C59])" office:value-type="float" office:value="0.463517212574915" calcext:value-type="float">
            <text:p>0,46</text:p>
          </table:table-cell>
          <table:table-cell table:formula="of:=[.E60]*[.D59]/([.E60]+[.D59])" office:value-type="float" office:value="0.25" calcext:value-type="float">
            <text:p>0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1]" office:value-type="float" office:value="0.11117750401894" calcext:value-type="float">
            <text:p>0,11</text:p>
          </table:table-cell>
          <table:table-cell table:number-columns-repeated="101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[.C60]/([.C60]+[.E60])" office:value-type="float" office:value="0.0299748890374037" calcext:value-type="float">
            <text:p>0,03</text:p>
          </table:table-cell>
          <table:table-cell table:formula="of:=[.C60]+[.B61]*([.F61]-[.C60])" office:value-type="float" office:value="0.467272266770398" calcext:value-type="float">
            <text:p>0,47</text:p>
          </table:table-cell>
          <table:table-cell table:formula="of:=[.E61]*[.D60]/([.E61]+[.D60])" office:value-type="float" office:value="0.245901639344262" calcext:value-type="float">
            <text:p>0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2]" office:value-type="float" office:value="0.588790543555307" calcext:value-type="float">
            <text:p>0,59</text:p>
          </table:table-cell>
          <table:table-cell table:number-columns-repeated="101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[.C61]/([.C61]+[.E61])" office:value-type="float" office:value="0.0302103860791458" calcext:value-type="float">
            <text:p>0,03</text:p>
          </table:table-cell>
          <table:table-cell table:formula="of:=[.C61]+[.B62]*([.F62]-[.C61])" office:value-type="float" office:value="0.456179442892826" calcext:value-type="float">
            <text:p>0,46</text:p>
          </table:table-cell>
          <table:table-cell table:formula="of:=[.E62]*[.D61]/([.E62]+[.D61])" office:value-type="float" office:value="0.241935483870968" calcext:value-type="float">
            <text:p>0,2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3]" office:value-type="float" office:value="0.100086496667661" calcext:value-type="float">
            <text:p>0,10</text:p>
          </table:table-cell>
          <table:table-cell table:number-columns-repeated="101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[.C62]/([.C62]+[.E62])" office:value-type="float" office:value="0.0295143728486272" calcext:value-type="float">
            <text:p>0,03</text:p>
          </table:table-cell>
          <table:table-cell table:formula="of:=[.C62]+[.B63]*([.F63]-[.C62])" office:value-type="float" office:value="0.449812336647336" calcext:value-type="float">
            <text:p>0,45</text:p>
          </table:table-cell>
          <table:table-cell table:formula="of:=[.E63]*[.D62]/([.E63]+[.D62])" office:value-type="float" office:value="0.238095238095238" calcext:value-type="float">
            <text:p>0,2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4]" office:value-type="float" office:value="0.240450439327506" calcext:value-type="float">
            <text:p>0,24</text:p>
          </table:table-cell>
          <table:table-cell table:number-columns-repeated="101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[.C63]/([.C63]+[.E63])" office:value-type="float" office:value="0.0291144207350901" calcext:value-type="float">
            <text:p>0,03</text:p>
          </table:table-cell>
          <table:table-cell table:formula="of:=[.C63]+[.B64]*([.F64]-[.C63])" office:value-type="float" office:value="0.44834422790018" calcext:value-type="float">
            <text:p>0,45</text:p>
          </table:table-cell>
          <table:table-cell table:formula="of:=[.E64]*[.D63]/([.E64]+[.D63])" office:value-type="float" office:value="0.234375" calcext:value-type="float">
            <text:p>0,2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5]" office:value-type="float" office:value="0.399386852983628" calcext:value-type="float">
            <text:p>0,40</text:p>
          </table:table-cell>
          <table:table-cell table:number-columns-repeated="101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[.C64]/([.C64]+[.E64])" office:value-type="float" office:value="0.0290221541730315" calcext:value-type="float">
            <text:p>0,03</text:p>
          </table:table-cell>
          <table:table-cell table:formula="of:=[.C64]+[.B65]*([.F65]-[.C64])" office:value-type="float" office:value="0.444874666008724" calcext:value-type="float">
            <text:p>0,44</text:p>
          </table:table-cell>
          <table:table-cell table:formula="of:=[.E65]*[.D64]/([.E65]+[.D64])" office:value-type="float" office:value="0.230769230769231" calcext:value-type="float">
            <text:p>0,2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6]" office:value-type="float" office:value="0.328795490381557" calcext:value-type="float">
            <text:p>0,33</text:p>
          </table:table-cell>
          <table:table-cell table:number-columns-repeated="101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[.C65]/([.C65]+[.E65])" office:value-type="float" office:value="0.0288040321225662" calcext:value-type="float">
            <text:p>0,03</text:p>
          </table:table-cell>
          <table:table-cell table:formula="of:=[.C65]+[.B66]*([.F66]-[.C65])" office:value-type="float" office:value="0.449341364648209" calcext:value-type="float">
            <text:p>0,45</text:p>
          </table:table-cell>
          <table:table-cell table:formula="of:=[.E66]*[.D65]/([.E66]+[.D65])" office:value-type="float" office:value="0.227272727272727" calcext:value-type="float">
            <text:p>0,2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7]" office:value-type="float" office:value="0.59994665802979" calcext:value-type="float">
            <text:p>0,60</text:p>
          </table:table-cell>
          <table:table-cell table:number-columns-repeated="101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[.C66]/([.C66]+[.E66])" office:value-type="float" office:value="0.0290848233618819" calcext:value-type="float">
            <text:p>0,03</text:p>
          </table:table-cell>
          <table:table-cell table:formula="of:=[.C66]+[.B67]*([.F67]-[.C66])" office:value-type="float" office:value="0.444718087777461" calcext:value-type="float">
            <text:p>0,44</text:p>
          </table:table-cell>
          <table:table-cell table:formula="of:=[.E67]*[.D66]/([.E67]+[.D66])" office:value-type="float" office:value="0.223880597014925" calcext:value-type="float">
            <text:p>0,2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8]" office:value-type="float" office:value="0.290382968606945" calcext:value-type="float">
            <text:p>0,29</text:p>
          </table:table-cell>
          <table:table-cell table:number-columns-repeated="101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[.C67]/([.C67]+[.E67])" office:value-type="float" office:value="0.0287941861580108" calcext:value-type="float">
            <text:p>0,03</text:p>
          </table:table-cell>
          <table:table-cell table:formula="of:=[.C67]+[.B68]*([.F68]-[.C67])" office:value-type="float" office:value="0.427933438301152" calcext:value-type="float">
            <text:p>0,43</text:p>
          </table:table-cell>
          <table:table-cell table:formula="of:=[.E68]*[.D67]/([.E68]+[.D67])" office:value-type="float" office:value="0.220588235294118" calcext:value-type="float">
            <text:p>0,2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9]" office:value-type="float" office:value="-0.138199914634614" calcext:value-type="float">
            <text:p>-0,14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[.C68]/([.C68]+[.E68])" office:value-type="float" office:value="0.0277375735390957" calcext:value-type="float">
            <text:p>0,03</text:p>
          </table:table-cell>
          <table:table-cell table:formula="of:=[.C68]+[.B69]*([.F69]-[.C68])" office:value-type="float" office:value="0.412062346265752" calcext:value-type="float">
            <text:p>0,41</text:p>
          </table:table-cell>
          <table:table-cell table:formula="of:=[.E69]*[.D68]/([.E69]+[.D68])" office:value-type="float" office:value="0.217391304347826" calcext:value-type="float">
            <text:p>0,2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0]" office:value-type="float" office:value="-0.144254031991801" calcext:value-type="float">
            <text:p>-0,14</text:p>
          </table:table-cell>
          <table:table-cell table:number-columns-repeated="101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[.C69]/([.C69]+[.E69])" office:value-type="float" office:value="0.026736353448868" calcext:value-type="float">
            <text:p>0,03</text:p>
          </table:table-cell>
          <table:table-cell table:formula="of:=[.C69]+[.B70]*([.F70]-[.C69])" office:value-type="float" office:value="0.419296969097153" calcext:value-type="float">
            <text:p>0,42</text:p>
          </table:table-cell>
          <table:table-cell table:formula="of:=[.E70]*[.D69]/([.E70]+[.D69])" office:value-type="float" office:value="0.214285714285714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1]" office:value-type="float" office:value="0.682653578732719" calcext:value-type="float">
            <text:p>0,68</text:p>
          </table:table-cell>
          <table:table-cell table:number-columns-repeated="101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[.C70]/([.C70]+[.E70])" office:value-type="float" office:value="0.0271930017261808" calcext:value-type="float">
            <text:p>0,03</text:p>
          </table:table-cell>
          <table:table-cell table:formula="of:=[.C70]+[.B71]*([.F71]-[.C70])" office:value-type="float" office:value="0.41858063158341" calcext:value-type="float">
            <text:p>0,42</text:p>
          </table:table-cell>
          <table:table-cell table:formula="of:=[.E71]*[.D70]/([.E71]+[.D70])" office:value-type="float" office:value="0.211267605633803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2]" office:value-type="float" office:value="0.392954253388283" calcext:value-type="float">
            <text:p>0,39</text:p>
          </table:table-cell>
          <table:table-cell table:number-columns-repeated="101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[.C71]/([.C71]+[.E71])" office:value-type="float" office:value="0.0271478057277198" calcext:value-type="float">
            <text:p>0,03</text:p>
          </table:table-cell>
          <table:table-cell table:formula="of:=[.C71]+[.B72]*([.F72]-[.C71])" office:value-type="float" office:value="0.418667710839934" calcext:value-type="float">
            <text:p>0,42</text:p>
          </table:table-cell>
          <table:table-cell table:formula="of:=[.E72]*[.D71]/([.E72]+[.D71])" office:value-type="float" office:value="0.208333333333333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3]" office:value-type="float" office:value="0.421788229921111" calcext:value-type="float">
            <text:p>0,42</text:p>
          </table:table-cell>
          <table:table-cell table:number-columns-repeated="101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[.C72]/([.C72]+[.E72])" office:value-type="float" office:value="0.0271533000575396" calcext:value-type="float">
            <text:p>0,03</text:p>
          </table:table-cell>
          <table:table-cell table:formula="of:=[.C72]+[.B73]*([.F73]-[.C72])" office:value-type="float" office:value="0.432409587732061" calcext:value-type="float">
            <text:p>0,43</text:p>
          </table:table-cell>
          <table:table-cell table:formula="of:=[.E73]*[.D72]/([.E73]+[.D72])" office:value-type="float" office:value="0.205479452054795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4]" office:value-type="float" office:value="0.924752675209145" calcext:value-type="float">
            <text:p>0,92</text:p>
          </table:table-cell>
          <table:table-cell table:number-columns-repeated="101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[.C73]/([.C73]+[.E73])" office:value-type="float" office:value="0.0280195769347519" calcext:value-type="float">
            <text:p>0,03</text:p>
          </table:table-cell>
          <table:table-cell table:formula="of:=[.C73]+[.B74]*([.F74]-[.C73])" office:value-type="float" office:value="0.421367487227036" calcext:value-type="float">
            <text:p>0,42</text:p>
          </table:table-cell>
          <table:table-cell table:formula="of:=[.E74]*[.D73]/([.E74]+[.D73])" office:value-type="float" office:value="0.202702702702703" calcext:value-type="float">
            <text:p>0,2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5]" office:value-type="float" office:value="0.0383243904167054" calcext:value-type="float">
            <text:p>0,04</text:p>
          </table:table-cell>
          <table:table-cell table:number-columns-repeated="101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[.C74]/([.C74]+[.E74])" office:value-type="float" office:value="0.0273236136533313" calcext:value-type="float">
            <text:p>0,03</text:p>
          </table:table-cell>
          <table:table-cell table:formula="of:=[.C74]+[.B75]*([.F75]-[.C74])" office:value-type="float" office:value="0.431079148067792" calcext:value-type="float">
            <text:p>0,43</text:p>
          </table:table-cell>
          <table:table-cell table:formula="of:=[.E75]*[.D74]/([.E75]+[.D74])" office:value-type="float" office:value="0.2" calcext:value-type="float">
            <text:p>0,2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6]" office:value-type="float" office:value="0.776798542722557" calcext:value-type="float">
            <text:p>0,78</text:p>
          </table:table-cell>
          <table:table-cell table:number-columns-repeated="101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[.C75]/([.C75]+[.E75])" office:value-type="float" office:value="0.0279357745450855" calcext:value-type="float">
            <text:p>0,03</text:p>
          </table:table-cell>
          <table:table-cell table:formula="of:=[.C75]+[.B76]*([.F76]-[.C75])" office:value-type="float" office:value="0.445859033063076" calcext:value-type="float">
            <text:p>0,45</text:p>
          </table:table-cell>
          <table:table-cell table:formula="of:=[.E76]*[.D75]/([.E76]+[.D75])" office:value-type="float" office:value="0.197368421052632" calcext:value-type="float">
            <text:p>0,2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7]" office:value-type="float" office:value="0.960145738701662" calcext:value-type="float">
            <text:p>0,96</text:p>
          </table:table-cell>
          <table:table-cell table:number-columns-repeated="101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[.C76]/([.C76]+[.E76])" office:value-type="float" office:value="0.0288659265961628" calcext:value-type="float">
            <text:p>0,03</text:p>
          </table:table-cell>
          <table:table-cell table:formula="of:=[.C76]+[.B77]*([.F77]-[.C76])" office:value-type="float" office:value="0.440828357915514" calcext:value-type="float">
            <text:p>0,44</text:p>
          </table:table-cell>
          <table:table-cell table:formula="of:=[.E77]*[.D76]/([.E77]+[.D76])" office:value-type="float" office:value="0.194805194805195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8]" office:value-type="float" office:value="0.27158175390477" calcext:value-type="float">
            <text:p>0,27</text:p>
          </table:table-cell>
          <table:table-cell table:number-columns-repeated="101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[.C77]/([.C77]+[.E77])" office:value-type="float" office:value="0.0285495277647802" calcext:value-type="float">
            <text:p>0,03</text:p>
          </table:table-cell>
          <table:table-cell table:formula="of:=[.C77]+[.B78]*([.F78]-[.C77])" office:value-type="float" office:value="0.430624574228059" calcext:value-type="float">
            <text:p>0,43</text:p>
          </table:table-cell>
          <table:table-cell table:formula="of:=[.E78]*[.D77]/([.E78]+[.D77])" office:value-type="float" office:value="0.192307692307692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9]" office:value-type="float" office:value="0.0834219667652511" calcext:value-type="float">
            <text:p>0,08</text:p>
          </table:table-cell>
          <table:table-cell table:number-columns-repeated="101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[.C78]/([.C78]+[.E78])" office:value-type="float" office:value="0.0279071383116456" calcext:value-type="float">
            <text:p>0,03</text:p>
          </table:table-cell>
          <table:table-cell table:formula="of:=[.C78]+[.B79]*([.F79]-[.C78])" office:value-type="float" office:value="0.443165607609458" calcext:value-type="float">
            <text:p>0,44</text:p>
          </table:table-cell>
          <table:table-cell table:formula="of:=[.E79]*[.D78]/([.E79]+[.D78])" office:value-type="float" office:value="0.189873417721519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0]" office:value-type="float" office:value="0.880009002016761" calcext:value-type="float">
            <text:p>0,88</text:p>
          </table:table-cell>
          <table:table-cell table:number-columns-repeated="101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[.C79]/([.C79]+[.E79])" office:value-type="float" office:value="0.0286965521752285" calcext:value-type="float">
            <text:p>0,03</text:p>
          </table:table-cell>
          <table:table-cell table:formula="of:=[.C79]+[.B80]*([.F80]-[.C79])" office:value-type="float" office:value="0.443762832903527" calcext:value-type="float">
            <text:p>0,44</text:p>
          </table:table-cell>
          <table:table-cell table:formula="of:=[.E80]*[.D79]/([.E80]+[.D79])" office:value-type="float" office:value="0.1875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1]" office:value-type="float" office:value="0.463977351488014" calcext:value-type="float">
            <text:p>0,46</text:p>
          </table:table-cell>
          <table:table-cell table:number-columns-repeated="101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[.C80]/([.C80]+[.E80])" office:value-type="float" office:value="0.0287341134220265" calcext:value-type="float">
            <text:p>0,03</text:p>
          </table:table-cell>
          <table:table-cell table:formula="of:=[.C80]+[.B81]*([.F81]-[.C80])" office:value-type="float" office:value="0.432153618419202" calcext:value-type="float">
            <text:p>0,43</text:p>
          </table:table-cell>
          <table:table-cell table:formula="of:=[.E81]*[.D80]/([.E81]+[.D80])" office:value-type="float" office:value="0.185185185185185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2]" office:value-type="float" office:value="0.0397408151082655" calcext:value-type="float">
            <text:p>0,04</text:p>
          </table:table-cell>
          <table:table-cell table:number-columns-repeated="101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[.C81]/([.C81]+[.E81])" office:value-type="float" office:value="0.028003454936024" calcext:value-type="float">
            <text:p>0,03</text:p>
          </table:table-cell>
          <table:table-cell table:formula="of:=[.C81]+[.B82]*([.F82]-[.C81])" office:value-type="float" office:value="0.428426614562685" calcext:value-type="float">
            <text:p>0,43</text:p>
          </table:table-cell>
          <table:table-cell table:formula="of:=[.E82]*[.D81]/([.E82]+[.D81])" office:value-type="float" office:value="0.182926829268293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3]" office:value-type="float" office:value="0.29906275998651" calcext:value-type="float">
            <text:p>0,30</text:p>
          </table:table-cell>
          <table:table-cell table:number-columns-repeated="101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[.C82]/([.C82]+[.E82])" office:value-type="float" office:value="0.0277686523237761" calcext:value-type="float">
            <text:p>0,03</text:p>
          </table:table-cell>
          <table:table-cell table:formula="of:=[.C82]+[.B83]*([.F83]-[.C82])" office:value-type="float" office:value="0.428244561445508" calcext:value-type="float">
            <text:p>0,43</text:p>
          </table:table-cell>
          <table:table-cell table:formula="of:=[.E83]*[.D82]/([.E83]+[.D82])" office:value-type="float" office:value="0.180722891566265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4]" office:value-type="float" office:value="0.421870548569488" calcext:value-type="float">
            <text:p>0,42</text:p>
          </table:table-cell>
          <table:table-cell table:number-columns-repeated="101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[.C83]/([.C83]+[.E83])" office:value-type="float" office:value="0.0277571800045011" calcext:value-type="float">
            <text:p>0,03</text:p>
          </table:table-cell>
          <table:table-cell table:formula="of:=[.C83]+[.B84]*([.F84]-[.C83])" office:value-type="float" office:value="0.426847931342823" calcext:value-type="float">
            <text:p>0,43</text:p>
          </table:table-cell>
          <table:table-cell table:formula="of:=[.E84]*[.D83]/([.E84]+[.D83])" office:value-type="float" office:value="0.178571428571429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5]" office:value-type="float" office:value="0.377928567441131" calcext:value-type="float">
            <text:p>0,38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[.C84]/([.C84]+[.E84])" office:value-type="float" office:value="0.0276691604949054" calcext:value-type="float">
            <text:p>0,03</text:p>
          </table:table-cell>
          <table:table-cell table:formula="of:=[.C84]+[.B85]*([.F85]-[.C84])" office:value-type="float" office:value="0.417416537625455" calcext:value-type="float">
            <text:p>0,42</text:p>
          </table:table-cell>
          <table:table-cell table:formula="of:=[.E85]*[.D84]/([.E85]+[.D84])" office:value-type="float" office:value="0.176470588235294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6]" office:value-type="float" office:value="0.0859849073596755" calcext:value-type="float">
            <text:p>0,09</text:p>
          </table:table-cell>
          <table:table-cell table:number-columns-repeated="101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[.C85]/([.C85]+[.E85])" office:value-type="float" office:value="0.0270743504014937" calcext:value-type="float">
            <text:p>0,03</text:p>
          </table:table-cell>
          <table:table-cell table:formula="of:=[.C85]+[.B86]*([.F86]-[.C85])" office:value-type="float" office:value="0.414071749992622" calcext:value-type="float">
            <text:p>0,41</text:p>
          </table:table-cell>
          <table:table-cell table:formula="of:=[.E86]*[.D85]/([.E86]+[.D85])" office:value-type="float" office:value="0.174418604651163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7]" office:value-type="float" office:value="0.293875710856492" calcext:value-type="float">
            <text:p>0,29</text:p>
          </table:table-cell>
          <table:table-cell table:number-columns-repeated="101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[.C86]/([.C86]+[.E86])" office:value-type="float" office:value="0.0268632296974237" calcext:value-type="float">
            <text:p>0,03</text:p>
          </table:table-cell>
          <table:table-cell table:formula="of:=[.C86]+[.B87]*([.F87]-[.C86])" office:value-type="float" office:value="0.409018004217801" calcext:value-type="float">
            <text:p>0,41</text:p>
          </table:table-cell>
          <table:table-cell table:formula="of:=[.E87]*[.D86]/([.E87]+[.D86])" office:value-type="float" office:value="0.172413793103448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8]" office:value-type="float" office:value="0.225943001821087" calcext:value-type="float">
            <text:p>0,23</text:p>
          </table:table-cell>
          <table:table-cell table:number-columns-repeated="101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[.C87]/([.C87]+[.E87])" office:value-type="float" office:value="0.0265440668643416" calcext:value-type="float">
            <text:p>0,03</text:p>
          </table:table-cell>
          <table:table-cell table:formula="of:=[.C87]+[.B88]*([.F88]-[.C87])" office:value-type="float" office:value="0.415071303931221" calcext:value-type="float">
            <text:p>0,42</text:p>
          </table:table-cell>
          <table:table-cell table:formula="of:=[.E88]*[.D87]/([.E88]+[.D87])" office:value-type="float" office:value="0.170454545454545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9]" office:value-type="float" office:value="0.637065188711297" calcext:value-type="float">
            <text:p>0,64</text:p>
          </table:table-cell>
          <table:table-cell table:number-columns-repeated="101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[.C88]/([.C88]+[.E88])" office:value-type="float" office:value="0.02692633045592" calcext:value-type="float">
            <text:p>0,03</text:p>
          </table:table-cell>
          <table:table-cell table:formula="of:=[.C88]+[.B89]*([.F89]-[.C88])" office:value-type="float" office:value="0.425623979189569" calcext:value-type="float">
            <text:p>0,43</text:p>
          </table:table-cell>
          <table:table-cell table:formula="of:=[.E89]*[.D88]/([.E89]+[.D88])" office:value-type="float" office:value="0.168539325842697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0]" office:value-type="float" office:value="0.806980453067732" calcext:value-type="float">
            <text:p>0,81</text:p>
          </table:table-cell>
          <table:table-cell table:number-columns-repeated="101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[.C89]/([.C89]+[.E89])" office:value-type="float" office:value="0.0275920105250699" calcext:value-type="float">
            <text:p>0,03</text:p>
          </table:table-cell>
          <table:table-cell table:formula="of:=[.C89]+[.B90]*([.F90]-[.C89])" office:value-type="float" office:value="0.425949125111819" calcext:value-type="float">
            <text:p>0,43</text:p>
          </table:table-cell>
          <table:table-cell table:formula="of:=[.E90]*[.D89]/([.E90]+[.D89])" office:value-type="float" office:value="0.166666666666667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1]" office:value-type="float" office:value="0.437408039722374" calcext:value-type="float">
            <text:p>0,44</text:p>
          </table:table-cell>
          <table:table-cell table:number-columns-repeated="101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[.C90]/([.C90]+[.E90])" office:value-type="float" office:value="0.0276125067998842" calcext:value-type="float">
            <text:p>0,03</text:p>
          </table:table-cell>
          <table:table-cell table:formula="of:=[.C90]+[.B91]*([.F91]-[.C90])" office:value-type="float" office:value="0.412614302377381" calcext:value-type="float">
            <text:p>0,41</text:p>
          </table:table-cell>
          <table:table-cell table:formula="of:=[.E91]*[.D90]/([.E91]+[.D90])" office:value-type="float" office:value="0.16483516483516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2]" office:value-type="float" office:value="-0.0569777902558923" calcext:value-type="float">
            <text:p>-0,06</text:p>
          </table:table-cell>
          <table:table-cell table:number-columns-repeated="101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[.C91]/([.C91]+[.E91])" office:value-type="float" office:value="0.0267712079393134" calcext:value-type="float">
            <text:p>0,03</text:p>
          </table:table-cell>
          <table:table-cell table:formula="of:=[.C91]+[.B92]*([.F92]-[.C91])" office:value-type="float" office:value="0.409427048044708" calcext:value-type="float">
            <text:p>0,41</text:p>
          </table:table-cell>
          <table:table-cell table:formula="of:=[.E92]*[.D91]/([.E92]+[.D91])" office:value-type="float" office:value="0.16304347826087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3]" office:value-type="float" office:value="0.293558997144308" calcext:value-type="float">
            <text:p>0,29</text:p>
          </table:table-cell>
          <table:table-cell table:number-columns-repeated="101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[.C92]/([.C92]+[.E92])" office:value-type="float" office:value="0.0265699072891006" calcext:value-type="float">
            <text:p>0,03</text:p>
          </table:table-cell>
          <table:table-cell table:formula="of:=[.C92]+[.B93]*([.F93]-[.C92])" office:value-type="float" office:value="0.419628208611658" calcext:value-type="float">
            <text:p>0,42</text:p>
          </table:table-cell>
          <table:table-cell table:formula="of:=[.E93]*[.D92]/([.E93]+[.D92])" office:value-type="float" office:value="0.16129032258064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4]" office:value-type="float" office:value="0.793363674392483" calcext:value-type="float">
            <text:p>0,79</text:p>
          </table:table-cell>
          <table:table-cell table:number-columns-repeated="101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[.C93]/([.C93]+[.E93])" office:value-type="float" office:value="0.0272138992545424" calcext:value-type="float">
            <text:p>0,03</text:p>
          </table:table-cell>
          <table:table-cell table:formula="of:=[.C93]+[.B94]*([.F94]-[.C93])" office:value-type="float" office:value="0.424990224198551" calcext:value-type="float">
            <text:p>0,42</text:p>
          </table:table-cell>
          <table:table-cell table:formula="of:=[.E94]*[.D93]/([.E94]+[.D93])" office:value-type="float" office:value="0.159574468085106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5]" office:value-type="float" office:value="0.616660450729538" calcext:value-type="float">
            <text:p>0,62</text:p>
          </table:table-cell>
          <table:table-cell table:number-columns-repeated="101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[.C94]/([.C94]+[.E94])" office:value-type="float" office:value="0.0275520579281685" calcext:value-type="float">
            <text:p>0,03</text:p>
          </table:table-cell>
          <table:table-cell table:formula="of:=[.C94]+[.B95]*([.F95]-[.C94])" office:value-type="float" office:value="0.418876501785415" calcext:value-type="float">
            <text:p>0,42</text:p>
          </table:table-cell>
          <table:table-cell table:formula="of:=[.E95]*[.D94]/([.E95]+[.D94])" office:value-type="float" office:value="0.15789473684210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6]" office:value-type="float" office:value="0.203093100249599" calcext:value-type="float">
            <text:p>0,20</text:p>
          </table:table-cell>
          <table:table-cell table:number-columns-repeated="101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[.C95]/([.C95]+[.E95])" office:value-type="float" office:value="0.0271664736232184" calcext:value-type="float">
            <text:p>0,03</text:p>
          </table:table-cell>
          <table:table-cell table:formula="of:=[.C95]+[.B96]*([.F96]-[.C95])" office:value-type="float" office:value="0.425038191403815" calcext:value-type="float">
            <text:p>0,43</text:p>
          </table:table-cell>
          <table:table-cell table:formula="of:=[.E96]*[.D95]/([.E96]+[.D95])" office:value-type="float" office:value="0.1562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7]" office:value-type="float" office:value="0.645688774289335" calcext:value-type="float">
            <text:p>0,65</text:p>
          </table:table-cell>
          <table:table-cell table:number-columns-repeated="101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[.C96]/([.C96]+[.E96])" office:value-type="float" office:value="0.0275550819472644" calcext:value-type="float">
            <text:p>0,03</text:p>
          </table:table-cell>
          <table:table-cell table:formula="of:=[.C96]+[.B97]*([.F97]-[.C96])" office:value-type="float" office:value="0.432652805379697" calcext:value-type="float">
            <text:p>0,43</text:p>
          </table:table-cell>
          <table:table-cell table:formula="of:=[.E97]*[.D96]/([.E97]+[.D96])" office:value-type="float" office:value="0.154639175257732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8]" office:value-type="float" office:value="0.701379738507705" calcext:value-type="float">
            <text:p>0,70</text:p>
          </table:table-cell>
          <table:table-cell table:number-columns-repeated="101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[.C97]/([.C97]+[.E97])" office:value-type="float" office:value="0.0280348952857202" calcext:value-type="float">
            <text:p>0,03</text:p>
          </table:table-cell>
          <table:table-cell table:formula="of:=[.C97]+[.B98]*([.F98]-[.C97])" office:value-type="float" office:value="0.439247788388308" calcext:value-type="float">
            <text:p>0,44</text:p>
          </table:table-cell>
          <table:table-cell table:formula="of:=[.E98]*[.D97]/([.E98]+[.D97])" office:value-type="float" office:value="0.153061224489796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9]" office:value-type="float" office:value="0.667894740168378" calcext:value-type="float">
            <text:p>0,67</text:p>
          </table:table-cell>
          <table:table-cell table:number-columns-repeated="101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[.C98]/([.C98]+[.E98])" office:value-type="float" office:value="0.0284500769991308" calcext:value-type="float">
            <text:p>0,03</text:p>
          </table:table-cell>
          <table:table-cell table:formula="of:=[.C98]+[.B99]*([.F99]-[.C98])" office:value-type="float" office:value="0.448067667852853" calcext:value-type="float">
            <text:p>0,45</text:p>
          </table:table-cell>
          <table:table-cell table:formula="of:=[.E99]*[.D98]/([.E99]+[.D98])" office:value-type="float" office:value="0.151515151515152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0]" office:value-type="float" office:value="0.749260287293476" calcext:value-type="float">
            <text:p>0,75</text:p>
          </table:table-cell>
          <table:table-cell table:number-columns-repeated="101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[.C99]/([.C99]+[.E99])" office:value-type="float" office:value="0.0290047711782926" calcext:value-type="float">
            <text:p>0,03</text:p>
          </table:table-cell>
          <table:table-cell table:formula="of:=[.C99]+[.B100]*([.F100]-[.C99])" office:value-type="float" office:value="0.445226915461363" calcext:value-type="float">
            <text:p>0,45</text:p>
          </table:table-cell>
          <table:table-cell table:formula="of:=[.E100]*[.D99]/([.E100]+[.D99])" office:value-type="float" office:value="0.15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1]" office:value-type="float" office:value="0.350126802399119" calcext:value-type="float">
            <text:p>0,35</text:p>
          </table:table-cell>
          <table:table-cell table:number-columns-repeated="101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[.C100]/([.C100]+[.E100])" office:value-type="float" office:value="0.0288261815704158" calcext:value-type="float">
            <text:p>0,03</text:p>
          </table:table-cell>
          <table:table-cell table:formula="of:=[.C100]+[.B101]*([.F101]-[.C100])" office:value-type="float" office:value="0.432392723556238" calcext:value-type="float">
            <text:p>0,43</text:p>
          </table:table-cell>
          <table:table-cell table:formula="of:=[.E101]*[.D100]/([.E101]+[.D100])" office:value-type="float" office:value="0.148514851485149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[.C101]/([.C101]+[.E101])" office:value-type="float" office:value="0.0280185147761453" calcext:value-type="float">
            <text:p>0,03</text:p>
          </table:table-cell>
          <table:table-cell table:formula="of:=[.C101]+[.B102]*([.F102]-[.C101])" office:value-type="float" office:value="0.420277721642179" calcext:value-type="float">
            <text:p>0,42</text:p>
          </table:table-cell>
          <table:table-cell table:formula="of:=[.E102]*[.D101]/([.E102]+[.D101])" office:value-type="float" office:value="0.147058823529412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[.C102]/([.C102]+[.E102])" office:value-type="float" office:value="0.0272548736948054" calcext:value-type="float">
            <text:p>0,03</text:p>
          </table:table-cell>
          <table:table-cell table:formula="of:=[.C102]+[.B103]*([.F103]-[.C102])" office:value-type="float" office:value="0.408823105422081" calcext:value-type="float">
            <text:p>0,41</text:p>
          </table:table-cell>
          <table:table-cell table:formula="of:=[.E103]*[.D102]/([.E103]+[.D102])" office:value-type="float" office:value="0.145631067961165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[.C103]/([.C103]+[.E103])" office:value-type="float" office:value="0.0265317540882291" calcext:value-type="float">
            <text:p>0,03</text:p>
          </table:table-cell>
          <table:table-cell table:formula="of:=[.C103]+[.B104]*([.F104]-[.C103])" office:value-type="float" office:value="0.397976311323436" calcext:value-type="float">
            <text:p>0,40</text:p>
          </table:table-cell>
          <table:table-cell table:formula="of:=[.E104]*[.D103]/([.E104]+[.D103])" office:value-type="float" office:value="0.144230769230769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C104]/([.C104]+[.E104])" office:value-type="float" office:value="0.0258460140006041" calcext:value-type="float">
            <text:p>0,03</text:p>
          </table:table-cell>
          <table:table-cell table:formula="of:=[.C104]+[.B105]*([.F105]-[.C104])" office:value-type="float" office:value="0.387690210009062" calcext:value-type="float">
            <text:p>0,39</text:p>
          </table:table-cell>
          <table:table-cell table:formula="of:=[.E105]*[.D104]/([.E105]+[.D104])" office:value-type="float" office:value="0.142857142857143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[.C105]/([.C105]+[.E105])" office:value-type="float" office:value="0.025194828120265" calcext:value-type="float">
            <text:p>0,03</text:p>
          </table:table-cell>
          <table:table-cell table:formula="of:=[.C105]+[.B106]*([.F106]-[.C105])" office:value-type="float" office:value="0.377922421803974" calcext:value-type="float">
            <text:p>0,38</text:p>
          </table:table-cell>
          <table:table-cell table:formula="of:=[.E106]*[.D105]/([.E106]+[.D105])" office:value-type="float" office:value="0.141509433962264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[.C106]/([.C106]+[.E106])" office:value-type="float" office:value="0.0245756488710157" calcext:value-type="float">
            <text:p>0,02</text:p>
          </table:table-cell>
          <table:table-cell table:formula="of:=[.C106]+[.B107]*([.F107]-[.C106])" office:value-type="float" office:value="0.368634733065236" calcext:value-type="float">
            <text:p>0,37</text:p>
          </table:table-cell>
          <table:table-cell table:formula="of:=[.E107]*[.D106]/([.E107]+[.D106])" office:value-type="float" office:value="0.140186915887851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107]/([.C107]+[.E107])" office:value-type="float" office:value="0.0239861731030752" calcext:value-type="float">
            <text:p>0,02</text:p>
          </table:table-cell>
          <table:table-cell table:formula="of:=[.C107]+[.B108]*([.F108]-[.C107])" office:value-type="float" office:value="0.359792596546127" calcext:value-type="float">
            <text:p>0,36</text:p>
          </table:table-cell>
          <table:table-cell table:formula="of:=[.E108]*[.D107]/([.E108]+[.D107])" office:value-type="float" office:value="0.138888888888889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108]/([.C108]+[.E108])" office:value-type="float" office:value="0.0234243134654717" calcext:value-type="float">
            <text:p>0,02</text:p>
          </table:table-cell>
          <table:table-cell table:formula="of:=[.C108]+[.B109]*([.F109]-[.C108])" office:value-type="float" office:value="0.351364701982075" calcext:value-type="float">
            <text:p>0,35</text:p>
          </table:table-cell>
          <table:table-cell table:formula="of:=[.E109]*[.D108]/([.E109]+[.D108])" office:value-type="float" office:value="0.137614678899083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109]/([.C109]+[.E109])" office:value-type="float" office:value="0.0228881737098402" calcext:value-type="float">
            <text:p>0,02</text:p>
          </table:table-cell>
          <table:table-cell table:formula="of:=[.C109]+[.B110]*([.F110]-[.C109])" office:value-type="float" office:value="0.343322605647603" calcext:value-type="float">
            <text:p>0,34</text:p>
          </table:table-cell>
          <table:table-cell table:formula="of:=[.E110]*[.D109]/([.E110]+[.D109])" office:value-type="float" office:value="0.136363636363636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10]/([.C110]+[.E110])" office:value-type="float" office:value="0.0223760273098365" calcext:value-type="float">
            <text:p>0,02</text:p>
          </table:table-cell>
          <table:table-cell table:formula="of:=[.C110]+[.B111]*([.F111]-[.C110])" office:value-type="float" office:value="0.335640409647548" calcext:value-type="float">
            <text:p>0,34</text:p>
          </table:table-cell>
          <table:table-cell table:formula="of:=[.E111]*[.D110]/([.E111]+[.D110])" office:value-type="float" office:value="0.135135135135135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[.C111]/([.C111]+[.E111])" office:value-type="float" office:value="0.0218862988882029" calcext:value-type="float">
            <text:p>0,02</text:p>
          </table:table-cell>
          <table:table-cell table:formula="of:=[.C111]+[.B112]*([.F112]-[.C111])" office:value-type="float" office:value="0.328294483323043" calcext:value-type="float">
            <text:p>0,33</text:p>
          </table:table-cell>
          <table:table-cell table:formula="of:=[.E112]*[.D111]/([.E112]+[.D111])" office:value-type="float" office:value="0.133928571428572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[.C112]/([.C112]+[.E112])" office:value-type="float" office:value="0.0214175480305537" calcext:value-type="float">
            <text:p>0,02</text:p>
          </table:table-cell>
          <table:table-cell table:formula="of:=[.C112]+[.B113]*([.F113]-[.C112])" office:value-type="float" office:value="0.321263220458306" calcext:value-type="float">
            <text:p>0,32</text:p>
          </table:table-cell>
          <table:table-cell table:formula="of:=[.E113]*[.D112]/([.E113]+[.D112])" office:value-type="float" office:value="0.132743362831859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[.C113]/([.C113]+[.E113])" office:value-type="float" office:value="0.0209684551355613" calcext:value-type="float">
            <text:p>0,02</text:p>
          </table:table-cell>
          <table:table-cell table:formula="of:=[.C113]+[.B114]*([.F114]-[.C113])" office:value-type="float" office:value="0.31452682703342" calcext:value-type="float">
            <text:p>0,31</text:p>
          </table:table-cell>
          <table:table-cell table:formula="of:=[.E114]*[.D113]/([.E114]+[.D113])" office:value-type="float" office:value="0.131578947368421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C114]/([.C114]+[.E114])" office:value-type="float" office:value="0.020537809008778" calcext:value-type="float">
            <text:p>0,02</text:p>
          </table:table-cell>
          <table:table-cell table:formula="of:=[.C114]+[.B115]*([.F115]-[.C114])" office:value-type="float" office:value="0.30806713513167" calcext:value-type="float">
            <text:p>0,31</text:p>
          </table:table-cell>
          <table:table-cell table:formula="of:=[.E115]*[.D114]/([.E115]+[.D114])" office:value-type="float" office:value="0.130434782608696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[.C115]/([.C115]+[.E115])" office:value-type="float" office:value="0.0201244959544673" calcext:value-type="float">
            <text:p>0,02</text:p>
          </table:table-cell>
          <table:table-cell table:formula="of:=[.C115]+[.B116]*([.F116]-[.C115])" office:value-type="float" office:value="0.301867439317009" calcext:value-type="float">
            <text:p>0,30</text:p>
          </table:table-cell>
          <table:table-cell table:formula="of:=[.E116]*[.D115]/([.E116]+[.D115])" office:value-type="float" office:value="0.129310344827586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[.C116]/([.C116]+[.E116])" office:value-type="float" office:value="0.0197274901585791" calcext:value-type="float">
            <text:p>0,02</text:p>
          </table:table-cell>
          <table:table-cell table:formula="of:=[.C116]+[.B117]*([.F117]-[.C116])" office:value-type="float" office:value="0.295912352378687" calcext:value-type="float">
            <text:p>0,30</text:p>
          </table:table-cell>
          <table:table-cell table:formula="of:=[.E117]*[.D116]/([.E117]+[.D116])" office:value-type="float" office:value="0.128205128205128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[.C117]/([.C117]+[.E117])" office:value-type="float" office:value="0.019345845188023" calcext:value-type="float">
            <text:p>0,02</text:p>
          </table:table-cell>
          <table:table-cell table:formula="of:=[.C117]+[.B118]*([.F118]-[.C117])" office:value-type="float" office:value="0.290187677820345" calcext:value-type="float">
            <text:p>0,29</text:p>
          </table:table-cell>
          <table:table-cell table:formula="of:=[.E118]*[.D117]/([.E118]+[.D117])" office:value-type="float" office:value="0.127118644067797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[.C118]/([.C118]+[.E118])" office:value-type="float" office:value="0.0189786864579358" calcext:value-type="float">
            <text:p>0,02</text:p>
          </table:table-cell>
          <table:table-cell table:formula="of:=[.C118]+[.B119]*([.F119]-[.C118])" office:value-type="float" office:value="0.284680296869036" calcext:value-type="float">
            <text:p>0,28</text:p>
          </table:table-cell>
          <table:table-cell table:formula="of:=[.E119]*[.D118]/([.E119]+[.D118])" office:value-type="float" office:value="0.126050420168067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[.C119]/([.C119]+[.E119])" office:value-type="float" office:value="0.0186252045407421" calcext:value-type="float">
            <text:p>0,02</text:p>
          </table:table-cell>
          <table:table-cell table:formula="of:=[.C119]+[.B120]*([.F120]-[.C119])" office:value-type="float" office:value="0.279378068111132" calcext:value-type="float">
            <text:p>0,28</text:p>
          </table:table-cell>
          <table:table-cell table:formula="of:=[.E120]*[.D119]/([.E120]+[.D119])" office:value-type="float" office:value="0.125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C120]/([.C120]+[.E120])" office:value-type="float" office:value="0.0182846492092638" calcext:value-type="float">
            <text:p>0,02</text:p>
          </table:table-cell>
          <table:table-cell table:formula="of:=[.C120]+[.B121]*([.F121]-[.C120])" office:value-type="float" office:value="0.274269738138958" calcext:value-type="float">
            <text:p>0,27</text:p>
          </table:table-cell>
          <table:table-cell table:formula="of:=[.E121]*[.D120]/([.E121]+[.D120])" office:value-type="float" office:value="0.12396694214876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C121]/([.C121]+[.E121])" office:value-type="float" office:value="0.0179563241216123" calcext:value-type="float">
            <text:p>0,02</text:p>
          </table:table-cell>
          <table:table-cell table:formula="of:=[.C121]+[.B122]*([.F122]-[.C121])" office:value-type="float" office:value="0.269344861824185" calcext:value-type="float">
            <text:p>0,27</text:p>
          </table:table-cell>
          <table:table-cell table:formula="of:=[.E122]*[.D121]/([.E122]+[.D121])" office:value-type="float" office:value="0.122950819672131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C122]/([.C122]+[.E122])" office:value-type="float" office:value="0.0176395820686184" calcext:value-type="float">
            <text:p>0,02</text:p>
          </table:table-cell>
          <table:table-cell table:formula="of:=[.C122]+[.B123]*([.F123]-[.C122])" office:value-type="float" office:value="0.264593731029276" calcext:value-type="float">
            <text:p>0,26</text:p>
          </table:table-cell>
          <table:table-cell table:formula="of:=[.E123]*[.D122]/([.E123]+[.D122])" office:value-type="float" office:value="0.121951219512195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C123]/([.C123]+[.E123])" office:value-type="float" office:value="0.0173338207155439" calcext:value-type="float">
            <text:p>0,02</text:p>
          </table:table-cell>
          <table:table-cell table:formula="of:=[.C123]+[.B124]*([.F124]-[.C123])" office:value-type="float" office:value="0.260007310733158" calcext:value-type="float">
            <text:p>0,26</text:p>
          </table:table-cell>
          <table:table-cell table:formula="of:=[.E124]*[.D123]/([.E124]+[.D123])" office:value-type="float" office:value="0.120967741935484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C124]/([.C124]+[.E124])" office:value-type="float" office:value="0.017038478779121" calcext:value-type="float">
            <text:p>0,02</text:p>
          </table:table-cell>
          <table:table-cell table:formula="of:=[.C124]+[.B125]*([.F125]-[.C124])" office:value-type="float" office:value="0.255577181686815" calcext:value-type="float">
            <text:p>0,26</text:p>
          </table:table-cell>
          <table:table-cell table:formula="of:=[.E125]*[.D124]/([.E125]+[.D124])" office:value-type="float" office:value="0.12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C125]/([.C125]+[.E125])" office:value-type="float" office:value="0.0167530325888696" calcext:value-type="float">
            <text:p>0,02</text:p>
          </table:table-cell>
          <table:table-cell table:formula="of:=[.C125]+[.B126]*([.F126]-[.C125])" office:value-type="float" office:value="0.251295488833044" calcext:value-type="float">
            <text:p>0,25</text:p>
          </table:table-cell>
          <table:table-cell table:formula="of:=[.E126]*[.D125]/([.E126]+[.D125])" office:value-type="float" office:value="0.119047619047619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C126]/([.C126]+[.E126])" office:value-type="float" office:value="0.0164769929883689" calcext:value-type="float">
            <text:p>0,02</text:p>
          </table:table-cell>
          <table:table-cell table:formula="of:=[.C126]+[.B127]*([.F127]-[.C126])" office:value-type="float" office:value="0.247154894825533" calcext:value-type="float">
            <text:p>0,25</text:p>
          </table:table-cell>
          <table:table-cell table:formula="of:=[.E127]*[.D126]/([.E127]+[.D126])" office:value-type="float" office:value="0.118110236220473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C127]/([.C127]+[.E127])" office:value-type="float" office:value="0.0162099025379096" calcext:value-type="float">
            <text:p>0,02</text:p>
          </table:table-cell>
          <table:table-cell table:formula="of:=[.C127]+[.B128]*([.F128]-[.C127])" office:value-type="float" office:value="0.243148538068644" calcext:value-type="float">
            <text:p>0,24</text:p>
          </table:table-cell>
          <table:table-cell table:formula="of:=[.E128]*[.D127]/([.E128]+[.D127])" office:value-type="float" office:value="0.1171875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C128]/([.C128]+[.E128])" office:value-type="float" office:value="0.015951332984875" calcext:value-type="float">
            <text:p>0,02</text:p>
          </table:table-cell>
          <table:table-cell table:formula="of:=[.C128]+[.B129]*([.F129]-[.C128])" office:value-type="float" office:value="0.239269994773126" calcext:value-type="float">
            <text:p>0,24</text:p>
          </table:table-cell>
          <table:table-cell table:formula="of:=[.E129]*[.D128]/([.E129]+[.D128])" office:value-type="float" office:value="0.116279069767442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[.C129]/([.C129]+[.E129])" office:value-type="float" office:value="0.0157008829724253" calcext:value-type="float">
            <text:p>0,02</text:p>
          </table:table-cell>
          <table:table-cell table:formula="of:=[.C129]+[.B130]*([.F130]-[.C129])" office:value-type="float" office:value="0.23551324458638" calcext:value-type="float">
            <text:p>0,24</text:p>
          </table:table-cell>
          <table:table-cell table:formula="of:=[.E130]*[.D129]/([.E130]+[.D129])" office:value-type="float" office:value="0.115384615384615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[.C130]/([.C130]+[.E130])" office:value-type="float" office:value="0.0154581759606992" calcext:value-type="float">
            <text:p>0,02</text:p>
          </table:table-cell>
          <table:table-cell table:formula="of:=[.C130]+[.B131]*([.F131]-[.C130])" office:value-type="float" office:value="0.231872639410489" calcext:value-type="float">
            <text:p>0,23</text:p>
          </table:table-cell>
          <table:table-cell table:formula="of:=[.E131]*[.D130]/([.E131]+[.D130])" office:value-type="float" office:value="0.114503816793893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[.C131]/([.C131]+[.E131])" office:value-type="float" office:value="0.0152228583378874" calcext:value-type="float">
            <text:p>0,02</text:p>
          </table:table-cell>
          <table:table-cell table:formula="of:=[.C131]+[.B132]*([.F132]-[.C131])" office:value-type="float" office:value="0.228342875068311" calcext:value-type="float">
            <text:p>0,23</text:p>
          </table:table-cell>
          <table:table-cell table:formula="of:=[.E132]*[.D131]/([.E132]+[.D131])" office:value-type="float" office:value="0.113636363636364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[.C132]/([.C132]+[.E132])" office:value-type="float" office:value="0.0149945977012477" calcext:value-type="float">
            <text:p>0,01</text:p>
          </table:table-cell>
          <table:table-cell table:formula="of:=[.C132]+[.B133]*([.F133]-[.C132])" office:value-type="float" office:value="0.224918965518715" calcext:value-type="float">
            <text:p>0,22</text:p>
          </table:table-cell>
          <table:table-cell table:formula="of:=[.E133]*[.D132]/([.E133]+[.D132])" office:value-type="float" office:value="0.112781954887218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[.C133]/([.C133]+[.E133])" office:value-type="float" office:value="0.014773081290489" calcext:value-type="float">
            <text:p>0,01</text:p>
          </table:table-cell>
          <table:table-cell table:formula="of:=[.C133]+[.B134]*([.F134]-[.C133])" office:value-type="float" office:value="0.221596219357334" calcext:value-type="float">
            <text:p>0,22</text:p>
          </table:table-cell>
          <table:table-cell table:formula="of:=[.E134]*[.D133]/([.E134]+[.D133])" office:value-type="float" office:value="0.111940298507463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[.C134]/([.C134]+[.E134])" office:value-type="float" office:value="0.0145580145579956" calcext:value-type="float">
            <text:p>0,01</text:p>
          </table:table-cell>
          <table:table-cell table:formula="of:=[.C134]+[.B135]*([.F135]-[.C134])" office:value-type="float" office:value="0.218370218369933" calcext:value-type="float">
            <text:p>0,22</text:p>
          </table:table-cell>
          <table:table-cell table:formula="of:=[.E135]*[.D134]/([.E135]+[.D134])" office:value-type="float" office:value="0.111111111111111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[.C135]/([.C135]+[.E135])" office:value-type="float" office:value="0.014349119862148" calcext:value-type="float">
            <text:p>0,01</text:p>
          </table:table-cell>
          <table:table-cell table:formula="of:=[.C135]+[.B136]*([.F136]-[.C135])" office:value-type="float" office:value="0.21523679793222" calcext:value-type="float">
            <text:p>0,22</text:p>
          </table:table-cell>
          <table:table-cell table:formula="of:=[.E136]*[.D135]/([.E136]+[.D135])" office:value-type="float" office:value="0.110294117647059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[.C136]/([.C136]+[.E136])" office:value-type="float" office:value="0.0141461352715504" calcext:value-type="float">
            <text:p>0,01</text:p>
          </table:table-cell>
          <table:table-cell table:formula="of:=[.C136]+[.B137]*([.F137]-[.C136])" office:value-type="float" office:value="0.212192029073255" calcext:value-type="float">
            <text:p>0,21</text:p>
          </table:table-cell>
          <table:table-cell table:formula="of:=[.E137]*[.D136]/([.E137]+[.D136])" office:value-type="float" office:value="0.109489051094891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[.C137]/([.C137]+[.E137])" office:value-type="float" office:value="0.0139488134693355" calcext:value-type="float">
            <text:p>0,01</text:p>
          </table:table-cell>
          <table:table-cell table:formula="of:=[.C137]+[.B138]*([.F138]-[.C137])" office:value-type="float" office:value="0.209232202040033" calcext:value-type="float">
            <text:p>0,21</text:p>
          </table:table-cell>
          <table:table-cell table:formula="of:=[.E138]*[.D137]/([.E138]+[.D137])" office:value-type="float" office:value="0.108695652173913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[.C138]/([.C138]+[.E138])" office:value-type="float" office:value="0.0137569207479105" calcext:value-type="float">
            <text:p>0,01</text:p>
          </table:table-cell>
          <table:table-cell table:formula="of:=[.C138]+[.B139]*([.F139]-[.C138])" office:value-type="float" office:value="0.206353811218657" calcext:value-type="float">
            <text:p>0,21</text:p>
          </table:table-cell>
          <table:table-cell table:formula="of:=[.E139]*[.D138]/([.E139]+[.D138])" office:value-type="float" office:value="0.107913669064748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[.C139]/([.C139]+[.E139])" office:value-type="float" office:value="0.0135702360855511" calcext:value-type="float">
            <text:p>0,01</text:p>
          </table:table-cell>
          <table:table-cell table:formula="of:=[.C139]+[.B140]*([.F140]-[.C139])" office:value-type="float" office:value="0.203553541283267" calcext:value-type="float">
            <text:p>0,20</text:p>
          </table:table-cell>
          <table:table-cell table:formula="of:=[.E140]*[.D139]/([.E140]+[.D139])" office:value-type="float" office:value="0.107142857142857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[.C140]/([.C140]+[.E140])" office:value-type="float" office:value="0.0133885502971752" calcext:value-type="float">
            <text:p>0,01</text:p>
          </table:table-cell>
          <table:table-cell table:formula="of:=[.C140]+[.B141]*([.F141]-[.C140])" office:value-type="float" office:value="0.200828254457628" calcext:value-type="float">
            <text:p>0,20</text:p>
          </table:table-cell>
          <table:table-cell table:formula="of:=[.E141]*[.D140]/([.E141]+[.D140])" office:value-type="float" office:value="0.106382978723404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[.C141]/([.C141]+[.E141])" office:value-type="float" office:value="0.0132116652524335" calcext:value-type="float">
            <text:p>0,01</text:p>
          </table:table-cell>
          <table:table-cell table:formula="of:=[.C141]+[.B142]*([.F142]-[.C141])" office:value-type="float" office:value="0.198174978786503" calcext:value-type="float">
            <text:p>0,20</text:p>
          </table:table-cell>
          <table:table-cell table:formula="of:=[.E142]*[.D141]/([.E142]+[.D141])" office:value-type="float" office:value="0.105633802816902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[.C142]/([.C142]+[.E142])" office:value-type="float" office:value="0.0130393931549751" calcext:value-type="float">
            <text:p>0,01</text:p>
          </table:table-cell>
          <table:table-cell table:formula="of:=[.C142]+[.B143]*([.F143]-[.C142])" office:value-type="float" office:value="0.195590897324627" calcext:value-type="float">
            <text:p>0,20</text:p>
          </table:table-cell>
          <table:table-cell table:formula="of:=[.E143]*[.D142]/([.E143]+[.D142])" office:value-type="float" office:value="0.104895104895105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[.C143]/([.C143]+[.E143])" office:value-type="float" office:value="0.0128715558773738" calcext:value-type="float">
            <text:p>0,01</text:p>
          </table:table-cell>
          <table:table-cell table:formula="of:=[.C143]+[.B144]*([.F144]-[.C143])" office:value-type="float" office:value="0.193073338160607" calcext:value-type="float">
            <text:p>0,19</text:p>
          </table:table-cell>
          <table:table-cell table:formula="of:=[.E144]*[.D143]/([.E144]+[.D143])" office:value-type="float" office:value="0.104166666666667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[.C144]/([.C144]+[.E144])" office:value-type="float" office:value="0.0127079843467656" calcext:value-type="float">
            <text:p>0,01</text:p>
          </table:table-cell>
          <table:table-cell table:formula="of:=[.C144]+[.B145]*([.F145]-[.C144])" office:value-type="float" office:value="0.190619765201484" calcext:value-type="float">
            <text:p>0,19</text:p>
          </table:table-cell>
          <table:table-cell table:formula="of:=[.E145]*[.D144]/([.E145]+[.D144])" office:value-type="float" office:value="0.103448275862069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[.C145]/([.C145]+[.E145])" office:value-type="float" office:value="0.0125485179767421" calcext:value-type="float">
            <text:p>0,01</text:p>
          </table:table-cell>
          <table:table-cell table:formula="of:=[.C145]+[.B146]*([.F146]-[.C145])" office:value-type="float" office:value="0.188227769651131" calcext:value-type="float">
            <text:p>0,19</text:p>
          </table:table-cell>
          <table:table-cell table:formula="of:=[.E146]*[.D145]/([.E146]+[.D145])" office:value-type="float" office:value="0.102739726027397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[.C146]/([.C146]+[.E146])" office:value-type="float" office:value="0.0123930041414868" calcext:value-type="float">
            <text:p>0,01</text:p>
          </table:table-cell>
          <table:table-cell table:formula="of:=[.C146]+[.B147]*([.F147]-[.C146])" office:value-type="float" office:value="0.185895062122302" calcext:value-type="float">
            <text:p>0,19</text:p>
          </table:table-cell>
          <table:table-cell table:formula="of:=[.E147]*[.D146]/([.E147]+[.D146])" office:value-type="float" office:value="0.102040816326531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[.C147]/([.C147]+[.E147])" office:value-type="float" office:value="0.0122412976885356" calcext:value-type="float">
            <text:p>0,01</text:p>
          </table:table-cell>
          <table:table-cell table:formula="of:=[.C147]+[.B148]*([.F148]-[.C147])" office:value-type="float" office:value="0.183619465328034" calcext:value-type="float">
            <text:p>0,18</text:p>
          </table:table-cell>
          <table:table-cell table:formula="of:=[.E148]*[.D147]/([.E148]+[.D147])" office:value-type="float" office:value="0.101351351351351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[.C148]/([.C148]+[.E148])" office:value-type="float" office:value="0.0120932604868906" calcext:value-type="float">
            <text:p>0,01</text:p>
          </table:table-cell>
          <table:table-cell table:formula="of:=[.C148]+[.B149]*([.F149]-[.C148])" office:value-type="float" office:value="0.181398907303359" calcext:value-type="float">
            <text:p>0,18</text:p>
          </table:table-cell>
          <table:table-cell table:formula="of:=[.E149]*[.D148]/([.E149]+[.D148])" office:value-type="float" office:value="0.100671140939597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[.C149]/([.C149]+[.E149])" office:value-type="float" office:value="0.0119487610075309" calcext:value-type="float">
            <text:p>0,01</text:p>
          </table:table-cell>
          <table:table-cell table:formula="of:=[.C149]+[.B150]*([.F150]-[.C149])" office:value-type="float" office:value="0.179231415112963" calcext:value-type="float">
            <text:p>0,18</text:p>
          </table:table-cell>
          <table:table-cell table:formula="of:=[.E150]*[.D149]/([.E150]+[.D149])" office:value-type="float" office:value="0.1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[.C150]/([.C150]+[.E150])" office:value-type="float" office:value="0.0118076739336429" calcext:value-type="float">
            <text:p>0,01</text:p>
          </table:table-cell>
          <table:table-cell table:formula="of:=[.C150]+[.B151]*([.F151]-[.C150])" office:value-type="float" office:value="0.177115109004644" calcext:value-type="float">
            <text:p>0,18</text:p>
          </table:table-cell>
          <table:table-cell table:formula="of:=[.E151]*[.D150]/([.E151]+[.D150])" office:value-type="float" office:value="0.0993377483443709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[.C151]/([.C151]+[.E151])" office:value-type="float" office:value="0.0116698797981417" calcext:value-type="float">
            <text:p>0,01</text:p>
          </table:table-cell>
          <table:table-cell table:formula="of:=[.C151]+[.B152]*([.F152]-[.C151])" office:value-type="float" office:value="0.175048196972125" calcext:value-type="float">
            <text:p>0,18</text:p>
          </table:table-cell>
          <table:table-cell table:formula="of:=[.E152]*[.D151]/([.E152]+[.D151])" office:value-type="float" office:value="0.0986842105263159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[.C152]/([.C152]+[.E152])" office:value-type="float" office:value="0.0115352646462798" calcext:value-type="float">
            <text:p>0,01</text:p>
          </table:table-cell>
          <table:table-cell table:formula="of:=[.C152]+[.B153]*([.F153]-[.C152])" office:value-type="float" office:value="0.173028969694198" calcext:value-type="float">
            <text:p>0,17</text:p>
          </table:table-cell>
          <table:table-cell table:formula="of:=[.E153]*[.D152]/([.E153]+[.D152])" office:value-type="float" office:value="0.0980392156862746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[.C153]/([.C153]+[.E153])" office:value-type="float" office:value="0.0114037197213422" calcext:value-type="float">
            <text:p>0,01</text:p>
          </table:table-cell>
          <table:table-cell table:formula="of:=[.C153]+[.B154]*([.F154]-[.C153])" office:value-type="float" office:value="0.171055795820132" calcext:value-type="float">
            <text:p>0,17</text:p>
          </table:table-cell>
          <table:table-cell table:formula="of:=[.E154]*[.D153]/([.E154]+[.D153])" office:value-type="float" office:value="0.0974025974025975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C154]/([.C154]+[.E154])" office:value-type="float" office:value="0.0112751411716026" calcext:value-type="float">
            <text:p>0,01</text:p>
          </table:table-cell>
          <table:table-cell table:formula="of:=[.C154]+[.B155]*([.F155]-[.C154])" office:value-type="float" office:value="0.16912711757404" calcext:value-type="float">
            <text:p>0,17</text:p>
          </table:table-cell>
          <table:table-cell table:formula="of:=[.E155]*[.D154]/([.E155]+[.D154])" office:value-type="float" office:value="0.0967741935483872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[.C155]/([.C155]+[.E155])" office:value-type="float" office:value="0.0111494297768854" calcext:value-type="float">
            <text:p>0,01</text:p>
          </table:table-cell>
          <table:table-cell table:formula="of:=[.C155]+[.B156]*([.F156]-[.C155])" office:value-type="float" office:value="0.167241446653281" calcext:value-type="float">
            <text:p>0,17</text:p>
          </table:table-cell>
          <table:table-cell table:formula="of:=[.E156]*[.D155]/([.E156]+[.D155])" office:value-type="float" office:value="0.0961538461538462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[.C156]/([.C156]+[.E156])" office:value-type="float" office:value="0.0110264906932159" calcext:value-type="float">
            <text:p>0,01</text:p>
          </table:table-cell>
          <table:table-cell table:formula="of:=[.C156]+[.B157]*([.F157]-[.C156])" office:value-type="float" office:value="0.165397360398238" calcext:value-type="float">
            <text:p>0,17</text:p>
          </table:table-cell>
          <table:table-cell table:formula="of:=[.E157]*[.D156]/([.E157]+[.D156])" office:value-type="float" office:value="0.0955414012738854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[.C157]/([.C157]+[.E157])" office:value-type="float" office:value="0.0109062332141817" calcext:value-type="float">
            <text:p>0,01</text:p>
          </table:table-cell>
          <table:table-cell table:formula="of:=[.C157]+[.B158]*([.F158]-[.C157])" office:value-type="float" office:value="0.163593498212725" calcext:value-type="float">
            <text:p>0,16</text:p>
          </table:table-cell>
          <table:table-cell table:formula="of:=[.E158]*[.D157]/([.E158]+[.D157])" office:value-type="float" office:value="0.0949367088607596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[.C158]/([.C158]+[.E158])" office:value-type="float" office:value="0.0107885705477404" calcext:value-type="float">
            <text:p>0,01</text:p>
          </table:table-cell>
          <table:table-cell table:formula="of:=[.C158]+[.B159]*([.F159]-[.C158])" office:value-type="float" office:value="0.161828558216106" calcext:value-type="float">
            <text:p>0,16</text:p>
          </table:table-cell>
          <table:table-cell table:formula="of:=[.E159]*[.D158]/([.E159]+[.D158])" office:value-type="float" office:value="0.0943396226415095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[.C159]/([.C159]+[.E159])" office:value-type="float" office:value="0.0106734196073212" calcext:value-type="float">
            <text:p>0,01</text:p>
          </table:table-cell>
          <table:table-cell table:formula="of:=[.C159]+[.B160]*([.F160]-[.C159])" office:value-type="float" office:value="0.160101294109817" calcext:value-type="float">
            <text:p>0,16</text:p>
          </table:table-cell>
          <table:table-cell table:formula="of:=[.E160]*[.D159]/([.E160]+[.D159])" office:value-type="float" office:value="0.093750000000000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[.C160]/([.C160]+[.E160])" office:value-type="float" office:value="0.0105607008161629" calcext:value-type="float">
            <text:p>0,01</text:p>
          </table:table-cell>
          <table:table-cell table:formula="of:=[.C160]+[.B161]*([.F161]-[.C160])" office:value-type="float" office:value="0.158410512242443" calcext:value-type="float">
            <text:p>0,16</text:p>
          </table:table-cell>
          <table:table-cell table:formula="of:=[.E161]*[.D160]/([.E161]+[.D160])" office:value-type="float" office:value="0.093167701863354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[.C161]/([.C161]+[.E161])" office:value-type="float" office:value="0.0104503379239205" calcext:value-type="float">
            <text:p>0,01</text:p>
          </table:table-cell>
          <table:table-cell table:formula="of:=[.C161]+[.B162]*([.F162]-[.C161])" office:value-type="float" office:value="0.156755068858808" calcext:value-type="float">
            <text:p>0,16</text:p>
          </table:table-cell>
          <table:table-cell table:formula="of:=[.E162]*[.D161]/([.E162]+[.D161])" office:value-type="float" office:value="0.0925925925925927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[.C162]/([.C162]+[.E162])" office:value-type="float" office:value="0.0103422578346521" calcext:value-type="float">
            <text:p>0,01</text:p>
          </table:table-cell>
          <table:table-cell table:formula="of:=[.C162]+[.B163]*([.F163]-[.C162])" office:value-type="float" office:value="0.155133867519782" calcext:value-type="float">
            <text:p>0,16</text:p>
          </table:table-cell>
          <table:table-cell table:formula="of:=[.E163]*[.D162]/([.E163]+[.D162])" office:value-type="float" office:value="0.0920245398773007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[.C163]/([.C163]+[.E163])" office:value-type="float" office:value="0.0102363904453699" calcext:value-type="float">
            <text:p>0,01</text:p>
          </table:table-cell>
          <table:table-cell table:formula="of:=[.C163]+[.B164]*([.F164]-[.C163])" office:value-type="float" office:value="0.153545856680549" calcext:value-type="float">
            <text:p>0,15</text:p>
          </table:table-cell>
          <table:table-cell table:formula="of:=[.E164]*[.D163]/([.E164]+[.D163])" office:value-type="float" office:value="0.0914634146341464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[.C164]/([.C164]+[.E164])" office:value-type="float" office:value="0.0101326684944077" calcext:value-type="float">
            <text:p>0,01</text:p>
          </table:table-cell>
          <table:table-cell table:formula="of:=[.C164]+[.B165]*([.F165]-[.C164])" office:value-type="float" office:value="0.151990027416115" calcext:value-type="float">
            <text:p>0,15</text:p>
          </table:table-cell>
          <table:table-cell table:formula="of:=[.E165]*[.D164]/([.E165]+[.D164])" office:value-type="float" office:value="0.09090909090909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[.C165]/([.C165]+[.E165])" office:value-type="float" office:value="0.0100310274189135" calcext:value-type="float">
            <text:p>0,01</text:p>
          </table:table-cell>
          <table:table-cell table:formula="of:=[.C165]+[.B166]*([.F166]-[.C165])" office:value-type="float" office:value="0.150465411283703" calcext:value-type="float">
            <text:p>0,15</text:p>
          </table:table-cell>
          <table:table-cell table:formula="of:=[.E166]*[.D165]/([.E166]+[.D165])" office:value-type="float" office:value="0.0903614457831326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[.C166]/([.C166]+[.E166])" office:value-type="float" office:value="0.00993140522083497" calcext:value-type="float">
            <text:p>0,01</text:p>
          </table:table-cell>
          <table:table-cell table:formula="of:=[.C166]+[.B167]*([.F167]-[.C166])" office:value-type="float" office:value="0.148971078312525" calcext:value-type="float">
            <text:p>0,15</text:p>
          </table:table-cell>
          <table:table-cell table:formula="of:=[.E167]*[.D166]/([.E167]+[.D166])" office:value-type="float" office:value="0.0898203592814372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[.C167]/([.C167]+[.E167])" office:value-type="float" office:value="0.00983374234081109" calcext:value-type="float">
            <text:p>0,01</text:p>
          </table:table-cell>
          <table:table-cell table:formula="of:=[.C167]+[.B168]*([.F168]-[.C167])" office:value-type="float" office:value="0.147506135112166" calcext:value-type="float">
            <text:p>0,15</text:p>
          </table:table-cell>
          <table:table-cell table:formula="of:=[.E168]*[.D167]/([.E168]+[.D167])" office:value-type="float" office:value="0.0892857142857144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[.C168]/([.C168]+[.E168])" office:value-type="float" office:value="0.00973798153943273" calcext:value-type="float">
            <text:p>0,01</text:p>
          </table:table-cell>
          <table:table-cell table:formula="of:=[.C168]+[.B169]*([.F169]-[.C168])" office:value-type="float" office:value="0.146069723091491" calcext:value-type="float">
            <text:p>0,15</text:p>
          </table:table-cell>
          <table:table-cell table:formula="of:=[.E169]*[.D168]/([.E169]+[.D168])" office:value-type="float" office:value="0.0887573964497042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[.C169]/([.C169]+[.E169])" office:value-type="float" office:value="0.00964406778537373" calcext:value-type="float">
            <text:p>0,01</text:p>
          </table:table-cell>
          <table:table-cell table:formula="of:=[.C169]+[.B170]*([.F170]-[.C169])" office:value-type="float" office:value="0.144661016780606" calcext:value-type="float">
            <text:p>0,14</text:p>
          </table:table-cell>
          <table:table-cell table:formula="of:=[.E170]*[.D169]/([.E170]+[.D169])" office:value-type="float" office:value="0.088235294117647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[.C170]/([.C170]+[.E170])" office:value-type="float" office:value="0.0095519481499334" calcext:value-type="float">
            <text:p>0,01</text:p>
          </table:table-cell>
          <table:table-cell table:formula="of:=[.C170]+[.B171]*([.F171]-[.C170])" office:value-type="float" office:value="0.143279222249001" calcext:value-type="float">
            <text:p>0,14</text:p>
          </table:table-cell>
          <table:table-cell table:formula="of:=[.E171]*[.D170]/([.E171]+[.D170])" office:value-type="float" office:value="0.087719298245614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[.C171]/([.C171]+[.E171])" office:value-type="float" office:value="0.00946157170756585" calcext:value-type="float">
            <text:p>0,01</text:p>
          </table:table-cell>
          <table:table-cell table:formula="of:=[.C171]+[.B172]*([.F172]-[.C171])" office:value-type="float" office:value="0.141923575613488" calcext:value-type="float">
            <text:p>0,14</text:p>
          </table:table-cell>
          <table:table-cell table:formula="of:=[.E172]*[.D171]/([.E172]+[.D171])" office:value-type="float" office:value="0.0872093023255815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[.C172]/([.C172]+[.E172])" office:value-type="float" office:value="0.00937288944200325" calcext:value-type="float">
            <text:p>0,01</text:p>
          </table:table-cell>
          <table:table-cell table:formula="of:=[.C172]+[.B173]*([.F173]-[.C172])" office:value-type="float" office:value="0.140593341630049" calcext:value-type="float">
            <text:p>0,14</text:p>
          </table:table-cell>
          <table:table-cell table:formula="of:=[.E173]*[.D172]/([.E173]+[.D172])" office:value-type="float" office:value="0.0867052023121388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[.C173]/([.C173]+[.E173])" office:value-type="float" office:value="0.00928585415760941" calcext:value-type="float">
            <text:p>0,01</text:p>
          </table:table-cell>
          <table:table-cell table:formula="of:=[.C173]+[.B174]*([.F174]-[.C173])" office:value-type="float" office:value="0.139287812364141" calcext:value-type="float">
            <text:p>0,14</text:p>
          </table:table-cell>
          <table:table-cell table:formula="of:=[.E174]*[.D173]/([.E174]+[.D173])" office:value-type="float" office:value="0.0862068965517242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[.C174]/([.C174]+[.E174])" office:value-type="float" office:value="0.00920042039562692" calcext:value-type="float">
            <text:p>0,01</text:p>
          </table:table-cell>
          <table:table-cell table:formula="of:=[.C174]+[.B175]*([.F175]-[.C174])" office:value-type="float" office:value="0.138006305934404" calcext:value-type="float">
            <text:p>0,14</text:p>
          </table:table-cell>
          <table:table-cell table:formula="of:=[.E175]*[.D174]/([.E175]+[.D174])" office:value-type="float" office:value="0.0857142857142858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[.C175]/([.C175]+[.E175])" office:value-type="float" office:value="0.00911654435500549" calcext:value-type="float">
            <text:p>0,01</text:p>
          </table:table-cell>
          <table:table-cell table:formula="of:=[.C175]+[.B176]*([.F176]-[.C175])" office:value-type="float" office:value="0.136748165325082" calcext:value-type="float">
            <text:p>0,14</text:p>
          </table:table-cell>
          <table:table-cell table:formula="of:=[.E176]*[.D175]/([.E176]+[.D175])" office:value-type="float" office:value="0.0852272727272728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[.C176]/([.C176]+[.E176])" office:value-type="float" office:value="0.00903418381752178" calcext:value-type="float">
            <text:p>0,01</text:p>
          </table:table-cell>
          <table:table-cell table:formula="of:=[.C176]+[.B177]*([.F177]-[.C176])" office:value-type="float" office:value="0.135512757262827" calcext:value-type="float">
            <text:p>0,14</text:p>
          </table:table-cell>
          <table:table-cell table:formula="of:=[.E177]*[.D176]/([.E177]+[.D176])" office:value-type="float" office:value="0.084745762711864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[.C177]/([.C177]+[.E177])" office:value-type="float" office:value="0.00895329807692181" calcext:value-type="float">
            <text:p>0,01</text:p>
          </table:table-cell>
          <table:table-cell table:formula="of:=[.C177]+[.B178]*([.F178]-[.C177])" office:value-type="float" office:value="0.134299471153827" calcext:value-type="float">
            <text:p>0,13</text:p>
          </table:table-cell>
          <table:table-cell table:formula="of:=[.E178]*[.D177]/([.E178]+[.D177])" office:value-type="float" office:value="0.084269662921348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[.C178]/([.C178]+[.E178])" office:value-type="float" office:value="0.008873847871836" calcext:value-type="float">
            <text:p>0,01</text:p>
          </table:table-cell>
          <table:table-cell table:formula="of:=[.C178]+[.B179]*([.F179]-[.C178])" office:value-type="float" office:value="0.13310771807754" calcext:value-type="float">
            <text:p>0,13</text:p>
          </table:table-cell>
          <table:table-cell table:formula="of:=[.E179]*[.D178]/([.E179]+[.D178])" office:value-type="float" office:value="0.0837988826815643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[.C179]/([.C179]+[.E179])" office:value-type="float" office:value="0.00879579532223468" calcext:value-type="float">
            <text:p>0,01</text:p>
          </table:table-cell>
          <table:table-cell table:formula="of:=[.C179]+[.B180]*([.F180]-[.C179])" office:value-type="float" office:value="0.13193692983352" calcext:value-type="float">
            <text:p>0,13</text:p>
          </table:table-cell>
          <table:table-cell table:formula="of:=[.E180]*[.D179]/([.E180]+[.D179])" office:value-type="float" office:value="0.083333333333333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[.C180]/([.C180]+[.E180])" office:value-type="float" office:value="0.00871910386920783" calcext:value-type="float">
            <text:p>0,01</text:p>
          </table:table-cell>
          <table:table-cell table:formula="of:=[.C180]+[.B181]*([.F181]-[.C180])" office:value-type="float" office:value="0.130786558038117" calcext:value-type="float">
            <text:p>0,13</text:p>
          </table:table-cell>
          <table:table-cell table:formula="of:=[.E181]*[.D180]/([.E181]+[.D180])" office:value-type="float" office:value="0.082872928176795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[.C181]/([.C181]+[.E181])" office:value-type="float" office:value="0.008643738217868" calcext:value-type="float">
            <text:p>0,01</text:p>
          </table:table-cell>
          <table:table-cell table:formula="of:=[.C181]+[.B182]*([.F182]-[.C181])" office:value-type="float" office:value="0.12965607326802" calcext:value-type="float">
            <text:p>0,13</text:p>
          </table:table-cell>
          <table:table-cell table:formula="of:=[.E182]*[.D181]/([.E182]+[.D181])" office:value-type="float" office:value="0.082417582417582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[.C182]/([.C182]+[.E182])" office:value-type="float" office:value="0.0085696642831891" calcext:value-type="float">
            <text:p>0,01</text:p>
          </table:table-cell>
          <table:table-cell table:formula="of:=[.C182]+[.B183]*([.F183]-[.C182])" office:value-type="float" office:value="0.128544964247836" calcext:value-type="float">
            <text:p>0,13</text:p>
          </table:table-cell>
          <table:table-cell table:formula="of:=[.E183]*[.D182]/([.E183]+[.D182])" office:value-type="float" office:value="0.0819672131147541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[.C183]/([.C183]+[.E183])" office:value-type="float" office:value="0.00849684913860633" calcext:value-type="float">
            <text:p>0,01</text:p>
          </table:table-cell>
          <table:table-cell table:formula="of:=[.C183]+[.B184]*([.F184]-[.C183])" office:value-type="float" office:value="0.127452737079095" calcext:value-type="float">
            <text:p>0,13</text:p>
          </table:table-cell>
          <table:table-cell table:formula="of:=[.E184]*[.D183]/([.E184]+[.D183])" office:value-type="float" office:value="0.0815217391304348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[.C184]/([.C184]+[.E184])" office:value-type="float" office:value="0.00842526096721452" calcext:value-type="float">
            <text:p>0,01</text:p>
          </table:table-cell>
          <table:table-cell table:formula="of:=[.C184]+[.B185]*([.F185]-[.C184])" office:value-type="float" office:value="0.126378914508218" calcext:value-type="float">
            <text:p>0,13</text:p>
          </table:table-cell>
          <table:table-cell table:formula="of:=[.E185]*[.D184]/([.E185]+[.D184])" office:value-type="float" office:value="0.0810810810810811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[.C185]/([.C185]+[.E185])" office:value-type="float" office:value="0.00835486901541278" calcext:value-type="float">
            <text:p>0,01</text:p>
          </table:table-cell>
          <table:table-cell table:formula="of:=[.C185]+[.B186]*([.F186]-[.C185])" office:value-type="float" office:value="0.125323035231192" calcext:value-type="float">
            <text:p>0,13</text:p>
          </table:table-cell>
          <table:table-cell table:formula="of:=[.E186]*[.D185]/([.E186]+[.D185])" office:value-type="float" office:value="0.080645161290322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[.C186]/([.C186]+[.E186])" office:value-type="float" office:value="0.0082856435488537" calcext:value-type="float">
            <text:p>0,01</text:p>
          </table:table-cell>
          <table:table-cell table:formula="of:=[.C186]+[.B187]*([.F187]-[.C186])" office:value-type="float" office:value="0.124284653232806" calcext:value-type="float">
            <text:p>0,12</text:p>
          </table:table-cell>
          <table:table-cell table:formula="of:=[.E187]*[.D186]/([.E187]+[.D186])" office:value-type="float" office:value="0.080213903743315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[.C187]/([.C187]+[.E187])" office:value-type="float" office:value="0.00821755581056456" calcext:value-type="float">
            <text:p>0,01</text:p>
          </table:table-cell>
          <table:table-cell table:formula="of:=[.C187]+[.B188]*([.F188]-[.C187])" office:value-type="float" office:value="0.123263337158468" calcext:value-type="float">
            <text:p>0,12</text:p>
          </table:table-cell>
          <table:table-cell table:formula="of:=[.E188]*[.D187]/([.E188]+[.D187])" office:value-type="float" office:value="0.0797872340425532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[.C188]/([.C188]+[.E188])" office:value-type="float" office:value="0.00815057798111637" calcext:value-type="float">
            <text:p>0,01</text:p>
          </table:table-cell>
          <table:table-cell table:formula="of:=[.C188]+[.B189]*([.F189]-[.C188])" office:value-type="float" office:value="0.122258669716746" calcext:value-type="float">
            <text:p>0,12</text:p>
          </table:table-cell>
          <table:table-cell table:formula="of:=[.E189]*[.D188]/([.E189]+[.D188])" office:value-type="float" office:value="0.079365079365079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[.C189]/([.C189]+[.E189])" office:value-type="float" office:value="0.00808468314072527" calcext:value-type="float">
            <text:p>0,01</text:p>
          </table:table-cell>
          <table:table-cell table:formula="of:=[.C189]+[.B190]*([.F190]-[.C189])" office:value-type="float" office:value="0.121270247110879" calcext:value-type="float">
            <text:p>0,12</text:p>
          </table:table-cell>
          <table:table-cell table:formula="of:=[.E190]*[.D189]/([.E190]+[.D189])" office:value-type="float" office:value="0.078947368421052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[.C190]/([.C190]+[.E190])" office:value-type="float" office:value="0.00801984523317738" calcext:value-type="float">
            <text:p>0,01</text:p>
          </table:table-cell>
          <table:table-cell table:formula="of:=[.C190]+[.B191]*([.F191]-[.C190])" office:value-type="float" office:value="0.120297678497661" calcext:value-type="float">
            <text:p>0,12</text:p>
          </table:table-cell>
          <table:table-cell table:formula="of:=[.E191]*[.D190]/([.E191]+[.D190])" office:value-type="float" office:value="0.078534031413612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[.C191]/([.C191]+[.E191])" office:value-type="float" office:value="0.00795603903147583" calcext:value-type="float">
            <text:p>0,01</text:p>
          </table:table-cell>
          <table:table-cell table:formula="of:=[.C191]+[.B192]*([.F192]-[.C191])" office:value-type="float" office:value="0.119340585472137" calcext:value-type="float">
            <text:p>0,12</text:p>
          </table:table-cell>
          <table:table-cell table:formula="of:=[.E192]*[.D191]/([.E192]+[.D191])" office:value-type="float" office:value="0.07812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[.C192]/([.C192]+[.E192])" office:value-type="float" office:value="0.00789324010511472" calcext:value-type="float">
            <text:p>0,01</text:p>
          </table:table-cell>
          <table:table-cell table:formula="of:=[.C192]+[.B193]*([.F193]-[.C192])" office:value-type="float" office:value="0.118398601576721" calcext:value-type="float">
            <text:p>0,12</text:p>
          </table:table-cell>
          <table:table-cell table:formula="of:=[.E193]*[.D192]/([.E193]+[.D192])" office:value-type="float" office:value="0.07772020725388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[.C193]/([.C193]+[.E193])" office:value-type="float" office:value="0.00783142478889086" calcext:value-type="float">
            <text:p>0,01</text:p>
          </table:table-cell>
          <table:table-cell table:formula="of:=[.C193]+[.B194]*([.F194]-[.C193])" office:value-type="float" office:value="0.117471371833363" calcext:value-type="float">
            <text:p>0,12</text:p>
          </table:table-cell>
          <table:table-cell table:formula="of:=[.E194]*[.D193]/([.E194]+[.D193])" office:value-type="float" office:value="0.07731958762886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[.C194]/([.C194]+[.E194])" office:value-type="float" office:value="0.00777057015316951" calcext:value-type="float">
            <text:p>0,01</text:p>
          </table:table-cell>
          <table:table-cell table:formula="of:=[.C194]+[.B195]*([.F195]-[.C194])" office:value-type="float" office:value="0.116558552297543" calcext:value-type="float">
            <text:p>0,12</text:p>
          </table:table-cell>
          <table:table-cell table:formula="of:=[.E195]*[.D194]/([.E195]+[.D194])" office:value-type="float" office:value="0.0769230769230769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[.C195]/([.C195]+[.E195])" office:value-type="float" office:value="0.00771065397552587" calcext:value-type="float">
            <text:p>0,01</text:p>
          </table:table-cell>
          <table:table-cell table:formula="of:=[.C195]+[.B196]*([.F196]-[.C195])" office:value-type="float" office:value="0.115659809632888" calcext:value-type="float">
            <text:p>0,12</text:p>
          </table:table-cell>
          <table:table-cell table:formula="of:=[.E196]*[.D195]/([.E196]+[.D195])" office:value-type="float" office:value="0.076530612244898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[.C196]/([.C196]+[.E196])" office:value-type="float" office:value="0.00765165471368842" calcext:value-type="float">
            <text:p>0,01</text:p>
          </table:table-cell>
          <table:table-cell table:formula="of:=[.C196]+[.B197]*([.F197]-[.C196])" office:value-type="float" office:value="0.114774820705326" calcext:value-type="float">
            <text:p>0,11</text:p>
          </table:table-cell>
          <table:table-cell table:formula="of:=[.E197]*[.D196]/([.E197]+[.D196])" office:value-type="float" office:value="0.076142131979695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[.C197]/([.C197]+[.E197])" office:value-type="float" office:value="0.00759355147971502" calcext:value-type="float">
            <text:p>0,01</text:p>
          </table:table-cell>
          <table:table-cell table:formula="of:=[.C197]+[.B198]*([.F198]-[.C197])" office:value-type="float" office:value="0.113903272195725" calcext:value-type="float">
            <text:p>0,11</text:p>
          </table:table-cell>
          <table:table-cell table:formula="of:=[.E198]*[.D197]/([.E198]+[.D197])" office:value-type="float" office:value="0.0757575757575758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[.C198]/([.C198]+[.E198])" office:value-type="float" office:value="0.00753632401533675" calcext:value-type="float">
            <text:p>0,01</text:p>
          </table:table-cell>
          <table:table-cell table:formula="of:=[.C198]+[.B199]*([.F199]-[.C198])" office:value-type="float" office:value="0.113044860230051" calcext:value-type="float">
            <text:p>0,11</text:p>
          </table:table-cell>
          <table:table-cell table:formula="of:=[.E199]*[.D198]/([.E199]+[.D198])" office:value-type="float" office:value="0.075376884422110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[.C199]/([.C199]+[.E199])" office:value-type="float" office:value="0.00747995266840824" calcext:value-type="float">
            <text:p>0,01</text:p>
          </table:table-cell>
          <table:table-cell table:formula="of:=[.C199]+[.B200]*([.F200]-[.C199])" office:value-type="float" office:value="0.112199290026124" calcext:value-type="float">
            <text:p>0,11</text:p>
          </table:table-cell>
          <table:table-cell table:formula="of:=[.E200]*[.D199]/([.E200]+[.D199])" office:value-type="float" office:value="0.07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[.C200]/([.C200]+[.E200])" office:value-type="float" office:value="0.00742441837040714" calcext:value-type="float">
            <text:p>0,01</text:p>
          </table:table-cell>
          <table:table-cell table:formula="of:=[.C200]+[.B201]*([.F201]-[.C200])" office:value-type="float" office:value="0.111366275556107" calcext:value-type="float">
            <text:p>0,11</text:p>
          </table:table-cell>
          <table:table-cell table:formula="of:=[.E201]*[.D200]/([.E201]+[.D200])" office:value-type="float" office:value="0.0746268656716418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[.C201]/([.C201]+[.E201])" office:value-type="float" office:value="0.00736970261492843" calcext:value-type="float">
            <text:p>0,01</text:p>
          </table:table-cell>
          <table:table-cell table:formula="of:=[.C201]+[.B202]*([.F202]-[.C201])" office:value-type="float" office:value="0.110545539223926" calcext:value-type="float">
            <text:p>0,11</text:p>
          </table:table-cell>
          <table:table-cell table:formula="of:=[.E202]*[.D201]/([.E202]+[.D201])" office:value-type="float" office:value="0.0742574257425743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[.C202]/([.C202]+[.E202])" office:value-type="float" office:value="0.0073157874371228" calcext:value-type="float">
            <text:p>0,01</text:p>
          </table:table-cell>
          <table:table-cell table:formula="of:=[.C202]+[.B203]*([.F203]-[.C202])" office:value-type="float" office:value="0.109736811556842" calcext:value-type="float">
            <text:p>0,11</text:p>
          </table:table-cell>
          <table:table-cell table:formula="of:=[.E203]*[.D202]/([.E203]+[.D202])" office:value-type="float" office:value="0.073891625615763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[.C203]/([.C203]+[.E203])" office:value-type="float" office:value="0.007262655394031" calcext:value-type="float">
            <text:p>0,01</text:p>
          </table:table-cell>
          <table:table-cell table:formula="of:=[.C203]+[.B204]*([.F204]-[.C203])" office:value-type="float" office:value="0.108939830910465" calcext:value-type="float">
            <text:p>0,11</text:p>
          </table:table-cell>
          <table:table-cell table:formula="of:=[.E204]*[.D203]/([.E204]+[.D203])" office:value-type="float" office:value="0.0735294117647059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C204]/([.C204]+[.E204])" office:value-type="float" office:value="0.00721028954576889" calcext:value-type="float">
            <text:p>0,01</text:p>
          </table:table-cell>
          <table:table-cell table:formula="of:=[.C204]+[.B205]*([.F205]-[.C204])" office:value-type="float" office:value="0.108154343186533" calcext:value-type="float">
            <text:p>0,11</text:p>
          </table:table-cell>
          <table:table-cell table:formula="of:=[.E205]*[.D204]/([.E205]+[.D204])" office:value-type="float" office:value="0.073170731707317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[.C205]/([.C205]+[.E205])" office:value-type="float" office:value="0.00715867343752076" calcext:value-type="float">
            <text:p>0,01</text:p>
          </table:table-cell>
          <table:table-cell table:formula="of:=[.C205]+[.B206]*([.F206]-[.C205])" office:value-type="float" office:value="0.107380101562811" calcext:value-type="float">
            <text:p>0,11</text:p>
          </table:table-cell>
          <table:table-cell table:formula="of:=[.E206]*[.D205]/([.E206]+[.D205])" office:value-type="float" office:value="0.072815533980582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[.C206]/([.C206]+[.E206])" office:value-type="float" office:value="0.00710779108230045" calcext:value-type="float">
            <text:p>0,01</text:p>
          </table:table-cell>
          <table:table-cell table:formula="of:=[.C206]+[.B207]*([.F207]-[.C206])" office:value-type="float" office:value="0.106616866234507" calcext:value-type="float">
            <text:p>0,11</text:p>
          </table:table-cell>
          <table:table-cell table:formula="of:=[.E207]*[.D206]/([.E207]+[.D206])" office:value-type="float" office:value="0.072463768115942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[.C207]/([.C207]+[.E207])" office:value-type="float" office:value="0.00705762694444254" calcext:value-type="float">
            <text:p>0,01</text:p>
          </table:table-cell>
          <table:table-cell table:formula="of:=[.C207]+[.B208]*([.F208]-[.C207])" office:value-type="float" office:value="0.105864404166638" calcext:value-type="float">
            <text:p>0,11</text:p>
          </table:table-cell>
          <table:table-cell table:formula="of:=[.E208]*[.D207]/([.E208]+[.D207])" office:value-type="float" office:value="0.072115384615384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[.C208]/([.C208]+[.E208])" office:value-type="float" office:value="0.00700816592378769" calcext:value-type="float">
            <text:p>0,01</text:p>
          </table:table-cell>
          <table:table-cell table:formula="of:=[.C208]+[.B209]*([.F209]-[.C208])" office:value-type="float" office:value="0.105122488856815" calcext:value-type="float">
            <text:p>0,11</text:p>
          </table:table-cell>
          <table:table-cell table:formula="of:=[.E209]*[.D208]/([.E209]+[.D208])" office:value-type="float" office:value="0.071770334928229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[.C209]/([.C209]+[.E209])" office:value-type="float" office:value="0.00695939334052837" calcext:value-type="float">
            <text:p>0,01</text:p>
          </table:table-cell>
          <table:table-cell table:formula="of:=[.C209]+[.B210]*([.F210]-[.C209])" office:value-type="float" office:value="0.104390900107925" calcext:value-type="float">
            <text:p>0,10</text:p>
          </table:table-cell>
          <table:table-cell table:formula="of:=[.E210]*[.D209]/([.E210]+[.D209])" office:value-type="float" office:value="0.071428571428571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[.C210]/([.C210]+[.E210])" office:value-type="float" office:value="0.00691129492068294" calcext:value-type="float">
            <text:p>0,01</text:p>
          </table:table-cell>
          <table:table-cell table:formula="of:=[.C210]+[.B211]*([.F211]-[.C210])" office:value-type="float" office:value="0.103669423810244" calcext:value-type="float">
            <text:p>0,10</text:p>
          </table:table-cell>
          <table:table-cell table:formula="of:=[.E211]*[.D210]/([.E211]+[.D210])" office:value-type="float" office:value="0.07109004739336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[.C211]/([.C211]+[.E211])" office:value-type="float" office:value="0.00686385678216805" calcext:value-type="float">
            <text:p>0,01</text:p>
          </table:table-cell>
          <table:table-cell table:formula="of:=[.C211]+[.B212]*([.F212]-[.C211])" office:value-type="float" office:value="0.102957851732521" calcext:value-type="float">
            <text:p>0,10</text:p>
          </table:table-cell>
          <table:table-cell table:formula="of:=[.E212]*[.D211]/([.E212]+[.D211])" office:value-type="float" office:value="0.070754716981132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[.C212]/([.C212]+[.E212])" office:value-type="float" office:value="0.00681706542144061" calcext:value-type="float">
            <text:p>0,01</text:p>
          </table:table-cell>
          <table:table-cell table:formula="of:=[.C212]+[.B213]*([.F213]-[.C212])" office:value-type="float" office:value="0.102255981321609" calcext:value-type="float">
            <text:p>0,10</text:p>
          </table:table-cell>
          <table:table-cell table:formula="of:=[.E213]*[.D212]/([.E213]+[.D212])" office:value-type="float" office:value="0.070422535211267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[.C213]/([.C213]+[.E213])" office:value-type="float" office:value="0.00677090770068252" calcext:value-type="float">
            <text:p>0,01</text:p>
          </table:table-cell>
          <table:table-cell table:formula="of:=[.C213]+[.B214]*([.F214]-[.C213])" office:value-type="float" office:value="0.101563615510238" calcext:value-type="float">
            <text:p>0,10</text:p>
          </table:table-cell>
          <table:table-cell table:formula="of:=[.E214]*[.D213]/([.E214]+[.D213])" office:value-type="float" office:value="0.0700934579439253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[.C214]/([.C214]+[.E214])" office:value-type="float" office:value="0.00672537083550247" calcext:value-type="float">
            <text:p>0,01</text:p>
          </table:table-cell>
          <table:table-cell table:formula="of:=[.C214]+[.B215]*([.F215]-[.C214])" office:value-type="float" office:value="0.100880562532537" calcext:value-type="float">
            <text:p>0,10</text:p>
          </table:table-cell>
          <table:table-cell table:formula="of:=[.E215]*[.D214]/([.E215]+[.D214])" office:value-type="float" office:value="0.069767441860465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[.C215]/([.C215]+[.E215])" office:value-type="float" office:value="0.00668044238313071" calcext:value-type="float">
            <text:p>0,01</text:p>
          </table:table-cell>
          <table:table-cell table:formula="of:=[.C215]+[.B216]*([.F216]-[.C215])" office:value-type="float" office:value="0.100206635746961" calcext:value-type="float">
            <text:p>0,10</text:p>
          </table:table-cell>
          <table:table-cell table:formula="of:=[.E216]*[.D215]/([.E216]+[.D215])" office:value-type="float" office:value="0.069444444444444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[.C216]/([.C216]+[.E216])" office:value-type="float" office:value="0.00663611023108385" calcext:value-type="float">
            <text:p>0,01</text:p>
          </table:table-cell>
          <table:table-cell table:formula="of:=[.C216]+[.B217]*([.F217]-[.C216])" office:value-type="float" office:value="0.0995416534662577" calcext:value-type="float">
            <text:p>0,10</text:p>
          </table:table-cell>
          <table:table-cell table:formula="of:=[.E217]*[.D216]/([.E217]+[.D216])" office:value-type="float" office:value="0.069124423963133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[.C217]/([.C217]+[.E217])" office:value-type="float" office:value="0.00659236258627803" calcext:value-type="float">
            <text:p>0,01</text:p>
          </table:table-cell>
          <table:table-cell table:formula="of:=[.C217]+[.B218]*([.F218]-[.C217])" office:value-type="float" office:value="0.0988854387941705" calcext:value-type="float">
            <text:p>0,10</text:p>
          </table:table-cell>
          <table:table-cell table:formula="of:=[.E218]*[.D217]/([.E218]+[.D217])" office:value-type="float" office:value="0.0688073394495413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[.C218]/([.C218]+[.E218])" office:value-type="float" office:value="0.0065491879645699" calcext:value-type="float">
            <text:p>0,01</text:p>
          </table:table-cell>
          <table:table-cell table:formula="of:=[.C218]+[.B219]*([.F219]-[.C218])" office:value-type="float" office:value="0.0982378194685485" calcext:value-type="float">
            <text:p>0,10</text:p>
          </table:table-cell>
          <table:table-cell table:formula="of:=[.E219]*[.D218]/([.E219]+[.D218])" office:value-type="float" office:value="0.068493150684931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[.C219]/([.C219]+[.E219])" office:value-type="float" office:value="0.00650657518070585" calcext:value-type="float">
            <text:p>0,01</text:p>
          </table:table-cell>
          <table:table-cell table:formula="of:=[.C219]+[.B220]*([.F220]-[.C219])" office:value-type="float" office:value="0.0975986277105878" calcext:value-type="float">
            <text:p>0,10</text:p>
          </table:table-cell>
          <table:table-cell table:formula="of:=[.E220]*[.D219]/([.E220]+[.D219])" office:value-type="float" office:value="0.0681818181818182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[.C220]/([.C220]+[.E220])" office:value-type="float" office:value="0.00646451333866118" calcext:value-type="float">
            <text:p>0,01</text:p>
          </table:table-cell>
          <table:table-cell table:formula="of:=[.C220]+[.B221]*([.F221]-[.C220])" office:value-type="float" office:value="0.0969677000799177" calcext:value-type="float">
            <text:p>0,10</text:p>
          </table:table-cell>
          <table:table-cell table:formula="of:=[.E221]*[.D220]/([.E221]+[.D220])" office:value-type="float" office:value="0.0678733031674208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[.C221]/([.C221]+[.E221])" office:value-type="float" office:value="0.00642299182235148" calcext:value-type="float">
            <text:p>0,01</text:p>
          </table:table-cell>
          <table:table-cell table:formula="of:=[.C221]+[.B222]*([.F222]-[.C221])" office:value-type="float" office:value="0.0963448773352721" calcext:value-type="float">
            <text:p>0,10</text:p>
          </table:table-cell>
          <table:table-cell table:formula="of:=[.E222]*[.D221]/([.E222]+[.D221])" office:value-type="float" office:value="0.067567567567567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[.C222]/([.C222]+[.E222])" office:value-type="float" office:value="0.00638200028669976" calcext:value-type="float">
            <text:p>0,01</text:p>
          </table:table-cell>
          <table:table-cell table:formula="of:=[.C222]+[.B223]*([.F223]-[.C222])" office:value-type="float" office:value="0.0957300043004964" calcext:value-type="float">
            <text:p>0,10</text:p>
          </table:table-cell>
          <table:table-cell table:formula="of:=[.E223]*[.D222]/([.E223]+[.D222])" office:value-type="float" office:value="0.0672645739910314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[.C223]/([.C223]+[.E223])" office:value-type="float" office:value="0.00634152864904345" calcext:value-type="float">
            <text:p>0,01</text:p>
          </table:table-cell>
          <table:table-cell table:formula="of:=[.C223]+[.B224]*([.F224]-[.C223])" office:value-type="float" office:value="0.0951229297356517" calcext:value-type="float">
            <text:p>0,10</text:p>
          </table:table-cell>
          <table:table-cell table:formula="of:=[.E224]*[.D223]/([.E224]+[.D223])" office:value-type="float" office:value="0.066964285714285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[.C224]/([.C224]+[.E224])" office:value-type="float" office:value="0.00630156708086627" calcext:value-type="float">
            <text:p>0,01</text:p>
          </table:table-cell>
          <table:table-cell table:formula="of:=[.C224]+[.B225]*([.F225]-[.C224])" office:value-type="float" office:value="0.094523506212994" calcext:value-type="float">
            <text:p>0,09</text:p>
          </table:table-cell>
          <table:table-cell table:formula="of:=[.E225]*[.D224]/([.E225]+[.D224])" office:value-type="float" office:value="0.066666666666666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[.C225]/([.C225]+[.E225])" office:value-type="float" office:value="0.00626210599984077" calcext:value-type="float">
            <text:p>0,01</text:p>
          </table:table-cell>
          <table:table-cell table:formula="of:=[.C225]+[.B226]*([.F226]-[.C225])" office:value-type="float" office:value="0.0939315899976116" calcext:value-type="float">
            <text:p>0,09</text:p>
          </table:table-cell>
          <table:table-cell table:formula="of:=[.E226]*[.D225]/([.E226]+[.D225])" office:value-type="float" office:value="0.0663716814159292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[.C226]/([.C226]+[.E226])" office:value-type="float" office:value="0.00622313606216805" calcext:value-type="float">
            <text:p>0,01</text:p>
          </table:table-cell>
          <table:table-cell table:formula="of:=[.C226]+[.B227]*([.F227]-[.C226])" office:value-type="float" office:value="0.0933470409325207" calcext:value-type="float">
            <text:p>0,09</text:p>
          </table:table-cell>
          <table:table-cell table:formula="of:=[.E227]*[.D226]/([.E227]+[.D226])" office:value-type="float" office:value="0.06607929515418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[.C227]/([.C227]+[.E227])" office:value-type="float" office:value="0.00618464815520159" calcext:value-type="float">
            <text:p>0,01</text:p>
          </table:table-cell>
          <table:table-cell table:formula="of:=[.C227]+[.B228]*([.F228]-[.C227])" office:value-type="float" office:value="0.0927697223280239" calcext:value-type="float">
            <text:p>0,09</text:p>
          </table:table-cell>
          <table:table-cell table:formula="of:=[.E228]*[.D227]/([.E228]+[.D227])" office:value-type="float" office:value="0.065789473684210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[.C228]/([.C228]+[.E228])" office:value-type="float" office:value="0.0061466333903433" calcext:value-type="float">
            <text:p>0,01</text:p>
          </table:table-cell>
          <table:table-cell table:formula="of:=[.C228]+[.B229]*([.F229]-[.C228])" office:value-type="float" office:value="0.0921995008551496" calcext:value-type="float">
            <text:p>0,09</text:p>
          </table:table-cell>
          <table:table-cell table:formula="of:=[.E229]*[.D228]/([.E229]+[.D228])" office:value-type="float" office:value="0.065502183406113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[.C229]/([.C229]+[.E229])" office:value-type="float" office:value="0.00610908309619982" calcext:value-type="float">
            <text:p>0,01</text:p>
          </table:table-cell>
          <table:table-cell table:formula="of:=[.C229]+[.B230]*([.F230]-[.C229])" office:value-type="float" office:value="0.0916362464429973" calcext:value-type="float">
            <text:p>0,09</text:p>
          </table:table-cell>
          <table:table-cell table:formula="of:=[.E230]*[.D229]/([.E230]+[.D229])" office:value-type="float" office:value="0.0652173913043478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[.C230]/([.C230]+[.E230])" office:value-type="float" office:value="0.00607198881198819" calcext:value-type="float">
            <text:p>0,01</text:p>
          </table:table-cell>
          <table:table-cell table:formula="of:=[.C230]+[.B231]*([.F231]-[.C230])" office:value-type="float" office:value="0.0910798321798228" calcext:value-type="float">
            <text:p>0,09</text:p>
          </table:table-cell>
          <table:table-cell table:formula="of:=[.E231]*[.D230]/([.E231]+[.D230])" office:value-type="float" office:value="0.064935064935064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[.C231]/([.C231]+[.E231])" office:value-type="float" office:value="0.00603534228118034" calcext:value-type="float">
            <text:p>0,01</text:p>
          </table:table-cell>
          <table:table-cell table:formula="of:=[.C231]+[.B232]*([.F232]-[.C231])" office:value-type="float" office:value="0.0905301342177051" calcext:value-type="float">
            <text:p>0,09</text:p>
          </table:table-cell>
          <table:table-cell table:formula="of:=[.E232]*[.D231]/([.E232]+[.D231])" office:value-type="float" office:value="0.064655172413793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[.C232]/([.C232]+[.E232])" office:value-type="float" office:value="0.00599913544537634" calcext:value-type="float">
            <text:p>0,01</text:p>
          </table:table-cell>
          <table:table-cell table:formula="of:=[.C232]+[.B233]*([.F233]-[.C232])" office:value-type="float" office:value="0.089987031680645" calcext:value-type="float">
            <text:p>0,09</text:p>
          </table:table-cell>
          <table:table-cell table:formula="of:=[.E233]*[.D232]/([.E233]+[.D232])" office:value-type="float" office:value="0.064377682403433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[.C233]/([.C233]+[.E233])" office:value-type="float" office:value="0.00596336043839679" calcext:value-type="float">
            <text:p>0,01</text:p>
          </table:table-cell>
          <table:table-cell table:formula="of:=[.C233]+[.B234]*([.F234]-[.C233])" office:value-type="float" office:value="0.0894504065759519" calcext:value-type="float">
            <text:p>0,09</text:p>
          </table:table-cell>
          <table:table-cell table:formula="of:=[.E234]*[.D233]/([.E234]+[.D233])" office:value-type="float" office:value="0.064102564102564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[.C234]/([.C234]+[.E234])" office:value-type="float" office:value="0.00592800958058549" calcext:value-type="float">
            <text:p>0,01</text:p>
          </table:table-cell>
          <table:table-cell table:formula="of:=[.C234]+[.B235]*([.F235]-[.C234])" office:value-type="float" office:value="0.0889201437087824" calcext:value-type="float">
            <text:p>0,09</text:p>
          </table:table-cell>
          <table:table-cell table:formula="of:=[.E235]*[.D234]/([.E235]+[.D234])" office:value-type="float" office:value="0.063829787234042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[.C235]/([.C235]+[.E235])" office:value-type="float" office:value="0.00589307537331338" calcext:value-type="float">
            <text:p>0,01</text:p>
          </table:table-cell>
          <table:table-cell table:formula="of:=[.C235]+[.B236]*([.F236]-[.C235])" office:value-type="float" office:value="0.0883961305997007" calcext:value-type="float">
            <text:p>0,09</text:p>
          </table:table-cell>
          <table:table-cell table:formula="of:=[.E236]*[.D235]/([.E236]+[.D235])" office:value-type="float" office:value="0.063559322033898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[.C236]/([.C236]+[.E236])" office:value-type="float" office:value="0.00585855049367579" calcext:value-type="float">
            <text:p>0,01</text:p>
          </table:table-cell>
          <table:table-cell table:formula="of:=[.C236]+[.B237]*([.F237]-[.C236])" office:value-type="float" office:value="0.0878782574051368" calcext:value-type="float">
            <text:p>0,09</text:p>
          </table:table-cell>
          <table:table-cell table:formula="of:=[.E237]*[.D236]/([.E237]+[.D236])" office:value-type="float" office:value="0.063291139240506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[.C237]/([.C237]+[.E237])" office:value-type="float" office:value="0.00582442778937496" calcext:value-type="float">
            <text:p>0,01</text:p>
          </table:table-cell>
          <table:table-cell table:formula="of:=[.C237]+[.B238]*([.F238]-[.C237])" office:value-type="float" office:value="0.0873664168406245" calcext:value-type="float">
            <text:p>0,09</text:p>
          </table:table-cell>
          <table:table-cell table:formula="of:=[.E238]*[.D237]/([.E238]+[.D237])" office:value-type="float" office:value="0.063025210084033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[.C238]/([.C238]+[.E238])" office:value-type="float" office:value="0.00579070027378042" calcext:value-type="float">
            <text:p>0,01</text:p>
          </table:table-cell>
          <table:table-cell table:formula="of:=[.C238]+[.B239]*([.F239]-[.C238])" office:value-type="float" office:value="0.0868605041067062" calcext:value-type="float">
            <text:p>0,09</text:p>
          </table:table-cell>
          <table:table-cell table:formula="of:=[.E239]*[.D238]/([.E239]+[.D238])" office:value-type="float" office:value="0.062761506276150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[.C239]/([.C239]+[.E239])" office:value-type="float" office:value="0.00575736112115986" calcext:value-type="float">
            <text:p>0,01</text:p>
          </table:table-cell>
          <table:table-cell table:formula="of:=[.C239]+[.B240]*([.F240]-[.C239])" office:value-type="float" office:value="0.0863604168173979" calcext:value-type="float">
            <text:p>0,09</text:p>
          </table:table-cell>
          <table:table-cell table:formula="of:=[.E240]*[.D239]/([.E240]+[.D239])" office:value-type="float" office:value="0.062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[.C240]/([.C240]+[.E240])" office:value-type="float" office:value="0.00572440366207401" calcext:value-type="float">
            <text:p>0,01</text:p>
          </table:table-cell>
          <table:table-cell table:formula="of:=[.C240]+[.B241]*([.F241]-[.C240])" office:value-type="float" office:value="0.0858660549311102" calcext:value-type="float">
            <text:p>0,09</text:p>
          </table:table-cell>
          <table:table-cell table:formula="of:=[.E241]*[.D240]/([.E241]+[.D240])" office:value-type="float" office:value="0.062240663900414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[.C241]/([.C241]+[.E241])" office:value-type="float" office:value="0.0056918213789286" calcext:value-type="float">
            <text:p>0,01</text:p>
          </table:table-cell>
          <table:table-cell table:formula="of:=[.C241]+[.B242]*([.F242]-[.C241])" office:value-type="float" office:value="0.085377320683929" calcext:value-type="float">
            <text:p>0,09</text:p>
          </table:table-cell>
          <table:table-cell table:formula="of:=[.E242]*[.D241]/([.E242]+[.D241])" office:value-type="float" office:value="0.0619834710743802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[.C242]/([.C242]+[.E242])" office:value-type="float" office:value="0.00565960790167748" calcext:value-type="float">
            <text:p>0,01</text:p>
          </table:table-cell>
          <table:table-cell table:formula="of:=[.C242]+[.B243]*([.F243]-[.C242])" office:value-type="float" office:value="0.0848941185251622" calcext:value-type="float">
            <text:p>0,08</text:p>
          </table:table-cell>
          <table:table-cell table:formula="of:=[.E243]*[.D242]/([.E243]+[.D242])" office:value-type="float" office:value="0.0617283950617284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[.C243]/([.C243]+[.E243])" office:value-type="float" office:value="0.00562775700367079" calcext:value-type="float">
            <text:p>0,01</text:p>
          </table:table-cell>
          <table:table-cell table:formula="of:=[.C243]+[.B244]*([.F244]-[.C243])" office:value-type="float" office:value="0.0844163550550618" calcext:value-type="float">
            <text:p>0,08</text:p>
          </table:table-cell>
          <table:table-cell table:formula="of:=[.E244]*[.D243]/([.E244]+[.D243])" office:value-type="float" office:value="0.061475409836065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[.C244]/([.C244]+[.E244])" office:value-type="float" office:value="0.00559626259764252" calcext:value-type="float">
            <text:p>0,01</text:p>
          </table:table-cell>
          <table:table-cell table:formula="of:=[.C244]+[.B245]*([.F245]-[.C244])" office:value-type="float" office:value="0.0839439389646378" calcext:value-type="float">
            <text:p>0,08</text:p>
          </table:table-cell>
          <table:table-cell table:formula="of:=[.E245]*[.D244]/([.E245]+[.D244])" office:value-type="float" office:value="0.061224489795918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[.C245]/([.C245]+[.E245])" office:value-type="float" office:value="0.00556511873183213" calcext:value-type="float">
            <text:p>0,01</text:p>
          </table:table-cell>
          <table:table-cell table:formula="of:=[.C245]+[.B246]*([.F246]-[.C245])" office:value-type="float" office:value="0.083476780977482" calcext:value-type="float">
            <text:p>0,08</text:p>
          </table:table-cell>
          <table:table-cell table:formula="of:=[.E246]*[.D245]/([.E246]+[.D245])" office:value-type="float" office:value="0.060975609756097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[.C246]/([.C246]+[.E246])" office:value-type="float" office:value="0.00553431958623483" calcext:value-type="float">
            <text:p>0,01</text:p>
          </table:table-cell>
          <table:table-cell table:formula="of:=[.C246]+[.B247]*([.F247]-[.C246])" office:value-type="float" office:value="0.0830147937935224" calcext:value-type="float">
            <text:p>0,08</text:p>
          </table:table-cell>
          <table:table-cell table:formula="of:=[.E247]*[.D246]/([.E247]+[.D246])" office:value-type="float" office:value="0.0607287449392712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[.C247]/([.C247]+[.E247])" office:value-type="float" office:value="0.00550385946897579" calcext:value-type="float">
            <text:p>0,01</text:p>
          </table:table-cell>
          <table:table-cell table:formula="of:=[.C247]+[.B248]*([.F248]-[.C247])" office:value-type="float" office:value="0.0825578920346369" calcext:value-type="float">
            <text:p>0,08</text:p>
          </table:table-cell>
          <table:table-cell table:formula="of:=[.E248]*[.D247]/([.E248]+[.D247])" office:value-type="float" office:value="0.060483870967741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[.C248]/([.C248]+[.E248])" office:value-type="float" office:value="0.0054737328128034" calcext:value-type="float">
            <text:p>0,01</text:p>
          </table:table-cell>
          <table:table-cell table:formula="of:=[.C248]+[.B249]*([.F249]-[.C248])" office:value-type="float" office:value="0.082105992192051" calcext:value-type="float">
            <text:p>0,08</text:p>
          </table:table-cell>
          <table:table-cell table:formula="of:=[.E249]*[.D248]/([.E249]+[.D248])" office:value-type="float" office:value="0.060240963855421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[.C249]/([.C249]+[.E249])" office:value-type="float" office:value="0.00544393417169704" calcext:value-type="float">
            <text:p>0,01</text:p>
          </table:table-cell>
          <table:table-cell table:formula="of:=[.C249]+[.B250]*([.F250]-[.C249])" office:value-type="float" office:value="0.0816590125754556" calcext:value-type="float">
            <text:p>0,08</text:p>
          </table:table-cell>
          <table:table-cell table:formula="of:=[.E250]*[.D249]/([.E250]+[.D249])" office:value-type="float" office:value="0.0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[.C250]/([.C250]+[.E250])" office:value-type="float" office:value="0.0054144582175851" calcext:value-type="float">
            <text:p>0,01</text:p>
          </table:table-cell>
          <table:table-cell table:formula="of:=[.C250]+[.B251]*([.F251]-[.C250])" office:value-type="float" office:value="0.0812168732637766" calcext:value-type="float">
            <text:p>0,08</text:p>
          </table:table-cell>
          <table:table-cell table:formula="of:=[.E251]*[.D250]/([.E251]+[.D250])" office:value-type="float" office:value="0.0597609561752988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[.C251]/([.C251]+[.E251])" office:value-type="float" office:value="0.00538529973716903" calcext:value-type="float">
            <text:p>0,01</text:p>
          </table:table-cell>
          <table:table-cell table:formula="of:=[.C251]+[.B252]*([.F252]-[.C251])" office:value-type="float" office:value="0.0807794960575355" calcext:value-type="float">
            <text:p>0,08</text:p>
          </table:table-cell>
          <table:table-cell table:formula="of:=[.E252]*[.D251]/([.E252]+[.D251])" office:value-type="float" office:value="0.059523809523809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[.C252]/([.C252]+[.E252])" office:value-type="float" office:value="0.00535645362884943" calcext:value-type="float">
            <text:p>0,01</text:p>
          </table:table-cell>
          <table:table-cell table:formula="of:=[.C252]+[.B253]*([.F253]-[.C252])" office:value-type="float" office:value="0.0803468044327414" calcext:value-type="float">
            <text:p>0,08</text:p>
          </table:table-cell>
          <table:table-cell table:formula="of:=[.E253]*[.D252]/([.E253]+[.D252])" office:value-type="float" office:value="0.059288537549407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[.C253]/([.C253]+[.E253])" office:value-type="float" office:value="0.00532791489975046" calcext:value-type="float">
            <text:p>0,01</text:p>
          </table:table-cell>
          <table:table-cell table:formula="of:=[.C253]+[.B254]*([.F254]-[.C253])" office:value-type="float" office:value="0.0799187234962569" calcext:value-type="float">
            <text:p>0,08</text:p>
          </table:table-cell>
          <table:table-cell table:formula="of:=[.E254]*[.D253]/([.E254]+[.D253])" office:value-type="float" office:value="0.0590551181102362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[.C254]/([.C254]+[.E254])" office:value-type="float" office:value="0.00529967866283883" calcext:value-type="float">
            <text:p>0,01</text:p>
          </table:table-cell>
          <table:table-cell table:formula="of:=[.C254]+[.B255]*([.F255]-[.C254])" office:value-type="float" office:value="0.0794951799425825" calcext:value-type="float">
            <text:p>0,08</text:p>
          </table:table-cell>
          <table:table-cell table:formula="of:=[.E255]*[.D254]/([.E255]+[.D254])" office:value-type="float" office:value="0.058823529411764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[.C255]/([.C255]+[.E255])" office:value-type="float" office:value="0.00527174013413393" calcext:value-type="float">
            <text:p>0,01</text:p>
          </table:table-cell>
          <table:table-cell table:formula="of:=[.C255]+[.B256]*([.F256]-[.C255])" office:value-type="float" office:value="0.079076102012009" calcext:value-type="float">
            <text:p>0,08</text:p>
          </table:table-cell>
          <table:table-cell table:formula="of:=[.E256]*[.D255]/([.E256]+[.D255])" office:value-type="float" office:value="0.0585937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[.C256]/([.C256]+[.E256])" office:value-type="float" office:value="0.00524409463000573" calcext:value-type="float">
            <text:p>0,01</text:p>
          </table:table-cell>
          <table:table-cell table:formula="of:=[.C256]+[.B257]*([.F257]-[.C256])" office:value-type="float" office:value="0.078661419450086" calcext:value-type="float">
            <text:p>0,08</text:p>
          </table:table-cell>
          <table:table-cell table:formula="of:=[.E257]*[.D256]/([.E257]+[.D256])" office:value-type="float" office:value="0.0583657587548638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[.C257]/([.C257]+[.E257])" office:value-type="float" office:value="0.00521673756455729" calcext:value-type="float">
            <text:p>0,01</text:p>
          </table:table-cell>
          <table:table-cell table:formula="of:=[.C257]+[.B258]*([.F258]-[.C257])" office:value-type="float" office:value="0.0782510634683594" calcext:value-type="float">
            <text:p>0,08</text:p>
          </table:table-cell>
          <table:table-cell table:formula="of:=[.E258]*[.D257]/([.E258]+[.D257])" office:value-type="float" office:value="0.058139534883720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[.C258]/([.C258]+[.E258])" office:value-type="float" office:value="0.00518966444708872" calcext:value-type="float">
            <text:p>0,01</text:p>
          </table:table-cell>
          <table:table-cell table:formula="of:=[.C258]+[.B259]*([.F259]-[.C258])" office:value-type="float" office:value="0.0778449667063307" calcext:value-type="float">
            <text:p>0,08</text:p>
          </table:table-cell>
          <table:table-cell table:formula="of:=[.E259]*[.D258]/([.E259]+[.D258])" office:value-type="float" office:value="0.057915057915057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[.C259]/([.C259]+[.E259])" office:value-type="float" office:value="0.00516287087963974" calcext:value-type="float">
            <text:p>0,01</text:p>
          </table:table-cell>
          <table:table-cell table:formula="of:=[.C259]+[.B260]*([.F260]-[.C259])" office:value-type="float" office:value="0.0774430631945961" calcext:value-type="float">
            <text:p>0,08</text:p>
          </table:table-cell>
          <table:table-cell table:formula="of:=[.E260]*[.D259]/([.E260]+[.D259])" office:value-type="float" office:value="0.057692307692307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[.C260]/([.C260]+[.E260])" office:value-type="float" office:value="0.00513635255460799" calcext:value-type="float">
            <text:p>0,01</text:p>
          </table:table-cell>
          <table:table-cell table:formula="of:=[.C260]+[.B261]*([.F261]-[.C260])" office:value-type="float" office:value="0.0770452883191198" calcext:value-type="float">
            <text:p>0,08</text:p>
          </table:table-cell>
          <table:table-cell table:formula="of:=[.E261]*[.D260]/([.E261]+[.D260])" office:value-type="float" office:value="0.057471264367816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[.C261]/([.C261]+[.E261])" office:value-type="float" office:value="0.0051101052524403" calcext:value-type="float">
            <text:p>0,01</text:p>
          </table:table-cell>
          <table:table-cell table:formula="of:=[.C261]+[.B262]*([.F262]-[.C261])" office:value-type="float" office:value="0.0766515787866045" calcext:value-type="float">
            <text:p>0,08</text:p>
          </table:table-cell>
          <table:table-cell table:formula="of:=[.E262]*[.D261]/([.E262]+[.D261])" office:value-type="float" office:value="0.057251908396946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[.C262]/([.C262]+[.E262])" office:value-type="float" office:value="0.00508412483939445" calcext:value-type="float">
            <text:p>0,01</text:p>
          </table:table-cell>
          <table:table-cell table:formula="of:=[.C262]+[.B263]*([.F263]-[.C262])" office:value-type="float" office:value="0.0762618725909168" calcext:value-type="float">
            <text:p>0,08</text:p>
          </table:table-cell>
          <table:table-cell table:formula="of:=[.E263]*[.D262]/([.E263]+[.D262])" office:value-type="float" office:value="0.0570342205323194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[.C263]/([.C263]+[.E263])" office:value-type="float" office:value="0.00505840726536882" calcext:value-type="float">
            <text:p>0,01</text:p>
          </table:table-cell>
          <table:table-cell table:formula="of:=[.C263]+[.B264]*([.F264]-[.C263])" office:value-type="float" office:value="0.0758761089805322" calcext:value-type="float">
            <text:p>0,08</text:p>
          </table:table-cell>
          <table:table-cell table:formula="of:=[.E264]*[.D263]/([.E264]+[.D263])" office:value-type="float" office:value="0.0568181818181818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[.C264]/([.C264]+[.E264])" office:value-type="float" office:value="0.00503294856179759" calcext:value-type="float">
            <text:p>0,01</text:p>
          </table:table-cell>
          <table:table-cell table:formula="of:=[.C264]+[.B265]*([.F265]-[.C264])" office:value-type="float" office:value="0.0754942284269639" calcext:value-type="float">
            <text:p>0,08</text:p>
          </table:table-cell>
          <table:table-cell table:formula="of:=[.E265]*[.D264]/([.E265]+[.D264])" office:value-type="float" office:value="0.056603773584905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[.C265]/([.C265]+[.E265])" office:value-type="float" office:value="0.00500774483960923" calcext:value-type="float">
            <text:p>0,01</text:p>
          </table:table-cell>
          <table:table-cell table:formula="of:=[.C265]+[.B266]*([.F266]-[.C265])" office:value-type="float" office:value="0.0751161725941385" calcext:value-type="float">
            <text:p>0,08</text:p>
          </table:table-cell>
          <table:table-cell table:formula="of:=[.E266]*[.D265]/([.E266]+[.D265])" office:value-type="float" office:value="0.05639097744360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[.C266]/([.C266]+[.E266])" office:value-type="float" office:value="0.00498279228724593" calcext:value-type="float">
            <text:p>0,00</text:p>
          </table:table-cell>
          <table:table-cell table:formula="of:=[.C266]+[.B267]*([.F267]-[.C266])" office:value-type="float" office:value="0.0747418843086889" calcext:value-type="float">
            <text:p>0,07</text:p>
          </table:table-cell>
          <table:table-cell table:formula="of:=[.E267]*[.D266]/([.E267]+[.D266])" office:value-type="float" office:value="0.056179775280898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[.C267]/([.C267]+[.E267])" office:value-type="float" office:value="0.00495808716874203" calcext:value-type="float">
            <text:p>0,00</text:p>
          </table:table-cell>
          <table:table-cell table:formula="of:=[.C267]+[.B268]*([.F268]-[.C267])" office:value-type="float" office:value="0.0743713075311304" calcext:value-type="float">
            <text:p>0,07</text:p>
          </table:table-cell>
          <table:table-cell table:formula="of:=[.E268]*[.D267]/([.E268]+[.D267])" office:value-type="float" office:value="0.055970149253731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[.C268]/([.C268]+[.E268])" office:value-type="float" office:value="0.00493362582185929" calcext:value-type="float">
            <text:p>0,00</text:p>
          </table:table-cell>
          <table:table-cell table:formula="of:=[.C268]+[.B269]*([.F269]-[.C268])" office:value-type="float" office:value="0.0740043873278894" calcext:value-type="float">
            <text:p>0,07</text:p>
          </table:table-cell>
          <table:table-cell table:formula="of:=[.E269]*[.D268]/([.E269]+[.D268])" office:value-type="float" office:value="0.055762081784386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[.C269]/([.C269]+[.E269])" office:value-type="float" office:value="0.00490940465627713" calcext:value-type="float">
            <text:p>0,00</text:p>
          </table:table-cell>
          <table:table-cell table:formula="of:=[.C269]+[.B270]*([.F270]-[.C269])" office:value-type="float" office:value="0.0736410698441569" calcext:value-type="float">
            <text:p>0,07</text:p>
          </table:table-cell>
          <table:table-cell table:formula="of:=[.E270]*[.D269]/([.E270]+[.D269])" office:value-type="float" office:value="0.055555555555555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[.C270]/([.C270]+[.E270])" office:value-type="float" office:value="0.00488542015183584" calcext:value-type="float">
            <text:p>0,00</text:p>
          </table:table-cell>
          <table:table-cell table:formula="of:=[.C270]+[.B271]*([.F271]-[.C270])" office:value-type="float" office:value="0.0732813022775375" calcext:value-type="float">
            <text:p>0,07</text:p>
          </table:table-cell>
          <table:table-cell table:formula="of:=[.E271]*[.D270]/([.E271]+[.D270])" office:value-type="float" office:value="0.05535055350553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[.C271]/([.C271]+[.E271])" office:value-type="float" office:value="0.00486166885683112" calcext:value-type="float">
            <text:p>0,00</text:p>
          </table:table-cell>
          <table:table-cell table:formula="of:=[.C271]+[.B272]*([.F272]-[.C271])" office:value-type="float" office:value="0.0729250328524668" calcext:value-type="float">
            <text:p>0,07</text:p>
          </table:table-cell>
          <table:table-cell table:formula="of:=[.E272]*[.D271]/([.E272]+[.D271])" office:value-type="float" office:value="0.0551470588235294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[.C272]/([.C272]+[.E272])" office:value-type="float" office:value="0.0048381473863581" calcext:value-type="float">
            <text:p>0,00</text:p>
          </table:table-cell>
          <table:table-cell table:formula="of:=[.C272]+[.B273]*([.F273]-[.C272])" office:value-type="float" office:value="0.0725722107953715" calcext:value-type="float">
            <text:p>0,07</text:p>
          </table:table-cell>
          <table:table-cell table:formula="of:=[.E273]*[.D272]/([.E273]+[.D272])" office:value-type="float" office:value="0.0549450549450549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[.C273]/([.C273]+[.E273])" office:value-type="float" office:value="0.00481485242070318" calcext:value-type="float">
            <text:p>0,00</text:p>
          </table:table-cell>
          <table:table-cell table:formula="of:=[.C273]+[.B274]*([.F274]-[.C273])" office:value-type="float" office:value="0.0722227863105477" calcext:value-type="float">
            <text:p>0,07</text:p>
          </table:table-cell>
          <table:table-cell table:formula="of:=[.E274]*[.D273]/([.E274]+[.D273])" office:value-type="float" office:value="0.054744525547445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[.C274]/([.C274]+[.E274])" office:value-type="float" office:value="0.00479178070378209" calcext:value-type="float">
            <text:p>0,00</text:p>
          </table:table-cell>
          <table:table-cell table:formula="of:=[.C274]+[.B275]*([.F275]-[.C274])" office:value-type="float" office:value="0.0718767105567314" calcext:value-type="float">
            <text:p>0,07</text:p>
          </table:table-cell>
          <table:table-cell table:formula="of:=[.E275]*[.D274]/([.E275]+[.D274])" office:value-type="float" office:value="0.054545454545454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[.C275]/([.C275]+[.E275])" office:value-type="float" office:value="0.00476892904162274" calcext:value-type="float">
            <text:p>0,00</text:p>
          </table:table-cell>
          <table:table-cell table:formula="of:=[.C275]+[.B276]*([.F276]-[.C275])" office:value-type="float" office:value="0.0715339356243411" calcext:value-type="float">
            <text:p>0,07</text:p>
          </table:table-cell>
          <table:table-cell table:formula="of:=[.E276]*[.D275]/([.E276]+[.D275])" office:value-type="float" office:value="0.054347826086956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[.C276]/([.C276]+[.E276])" office:value-type="float" office:value="0.00474629430089113" calcext:value-type="float">
            <text:p>0,00</text:p>
          </table:table-cell>
          <table:table-cell table:formula="of:=[.C276]+[.B277]*([.F277]-[.C276])" office:value-type="float" office:value="0.071194414513367" calcext:value-type="float">
            <text:p>0,07</text:p>
          </table:table-cell>
          <table:table-cell table:formula="of:=[.E277]*[.D276]/([.E277]+[.D276])" office:value-type="float" office:value="0.054151624548736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[.C277]/([.C277]+[.E277])" office:value-type="float" office:value="0.00472387340745918" calcext:value-type="float">
            <text:p>0,00</text:p>
          </table:table-cell>
          <table:table-cell table:formula="of:=[.C277]+[.B278]*([.F278]-[.C277])" office:value-type="float" office:value="0.0708581011118876" calcext:value-type="float">
            <text:p>0,07</text:p>
          </table:table-cell>
          <table:table-cell table:formula="of:=[.E278]*[.D277]/([.E278]+[.D277])" office:value-type="float" office:value="0.053956834532374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[.C278]/([.C278]+[.E278])" office:value-type="float" office:value="0.00470166334501285" calcext:value-type="float">
            <text:p>0,00</text:p>
          </table:table-cell>
          <table:table-cell table:formula="of:=[.C278]+[.B279]*([.F279]-[.C278])" office:value-type="float" office:value="0.0705249501751927" calcext:value-type="float">
            <text:p>0,07</text:p>
          </table:table-cell>
          <table:table-cell table:formula="of:=[.E279]*[.D278]/([.E279]+[.D278])" office:value-type="float" office:value="0.05376344086021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[.C279]/([.C279]+[.E279])" office:value-type="float" office:value="0.00467966115369942" calcext:value-type="float">
            <text:p>0,00</text:p>
          </table:table-cell>
          <table:table-cell table:formula="of:=[.C279]+[.B280]*([.F280]-[.C279])" office:value-type="float" office:value="0.0701949173054912" calcext:value-type="float">
            <text:p>0,07</text:p>
          </table:table-cell>
          <table:table-cell table:formula="of:=[.E280]*[.D279]/([.E280]+[.D279])" office:value-type="float" office:value="0.053571428571428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[.C280]/([.C280]+[.E280])" office:value-type="float" office:value="0.00465786392881253" calcext:value-type="float">
            <text:p>0,00</text:p>
          </table:table-cell>
          <table:table-cell table:formula="of:=[.C280]+[.B281]*([.F281]-[.C280])" office:value-type="float" office:value="0.069867958932188" calcext:value-type="float">
            <text:p>0,07</text:p>
          </table:table-cell>
          <table:table-cell table:formula="of:=[.E281]*[.D280]/([.E281]+[.D280])" office:value-type="float" office:value="0.053380782918149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[.C281]/([.C281]+[.E281])" office:value-type="float" office:value="0.00463626881951384" calcext:value-type="float">
            <text:p>0,00</text:p>
          </table:table-cell>
          <table:table-cell table:formula="of:=[.C281]+[.B282]*([.F282]-[.C281])" office:value-type="float" office:value="0.0695440322927076" calcext:value-type="float">
            <text:p>0,07</text:p>
          </table:table-cell>
          <table:table-cell table:formula="of:=[.E282]*[.D281]/([.E282]+[.D281])" office:value-type="float" office:value="0.053191489361702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[.C282]/([.C282]+[.E282])" office:value-type="float" office:value="0.00461487302759001" calcext:value-type="float">
            <text:p>0,00</text:p>
          </table:table-cell>
          <table:table-cell table:formula="of:=[.C282]+[.B283]*([.F283]-[.C282])" office:value-type="float" office:value="0.0692230954138502" calcext:value-type="float">
            <text:p>0,07</text:p>
          </table:table-cell>
          <table:table-cell table:formula="of:=[.E283]*[.D282]/([.E283]+[.D282])" office:value-type="float" office:value="0.053003533568904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[.C283]/([.C283]+[.E283])" office:value-type="float" office:value="0.00459367380624403" calcext:value-type="float">
            <text:p>0,00</text:p>
          </table:table-cell>
          <table:table-cell table:formula="of:=[.C283]+[.B284]*([.F284]-[.C283])" office:value-type="float" office:value="0.0689051070936604" calcext:value-type="float">
            <text:p>0,07</text:p>
          </table:table-cell>
          <table:table-cell table:formula="of:=[.E284]*[.D283]/([.E284]+[.D283])" office:value-type="float" office:value="0.052816901408450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[.C284]/([.C284]+[.E284])" office:value-type="float" office:value="0.00457266845891965" calcext:value-type="float">
            <text:p>0,00</text:p>
          </table:table-cell>
          <table:table-cell table:formula="of:=[.C284]+[.B285]*([.F285]-[.C284])" office:value-type="float" office:value="0.0685900268837948" calcext:value-type="float">
            <text:p>0,07</text:p>
          </table:table-cell>
          <table:table-cell table:formula="of:=[.E285]*[.D284]/([.E285]+[.D284])" office:value-type="float" office:value="0.052631578947368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[.C285]/([.C285]+[.E285])" office:value-type="float" office:value="0.00455185433815796" calcext:value-type="float">
            <text:p>0,00</text:p>
          </table:table-cell>
          <table:table-cell table:formula="of:=[.C285]+[.B286]*([.F286]-[.C285])" office:value-type="float" office:value="0.0682778150723694" calcext:value-type="float">
            <text:p>0,07</text:p>
          </table:table-cell>
          <table:table-cell table:formula="of:=[.E286]*[.D285]/([.E286]+[.D285])" office:value-type="float" office:value="0.052447552447552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[.C286]/([.C286]+[.E286])" office:value-type="float" office:value="0.004531228844485" calcext:value-type="float">
            <text:p>0,00</text:p>
          </table:table-cell>
          <table:table-cell table:formula="of:=[.C286]+[.B287]*([.F287]-[.C286])" office:value-type="float" office:value="0.0679684326672751" calcext:value-type="float">
            <text:p>0,07</text:p>
          </table:table-cell>
          <table:table-cell table:formula="of:=[.E287]*[.D286]/([.E287]+[.D286])" office:value-type="float" office:value="0.052264808362369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[.C287]/([.C287]+[.E287])" office:value-type="float" office:value="0.00451078942532955" calcext:value-type="float">
            <text:p>0,00</text:p>
          </table:table-cell>
          <table:table-cell table:formula="of:=[.C287]+[.B288]*([.F288]-[.C287])" office:value-type="float" office:value="0.0676618413799433" calcext:value-type="float">
            <text:p>0,07</text:p>
          </table:table-cell>
          <table:table-cell table:formula="of:=[.E288]*[.D287]/([.E288]+[.D287])" office:value-type="float" office:value="0.052083333333333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[.C288]/([.C288]+[.E288])" office:value-type="float" office:value="0.00449053357397" calcext:value-type="float">
            <text:p>0,00</text:p>
          </table:table-cell>
          <table:table-cell table:formula="of:=[.C288]+[.B289]*([.F289]-[.C288])" office:value-type="float" office:value="0.06735800360955" calcext:value-type="float">
            <text:p>0,07</text:p>
          </table:table-cell>
          <table:table-cell table:formula="of:=[.E289]*[.D288]/([.E289]+[.D288])" office:value-type="float" office:value="0.051903114186851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[.C289]/([.C289]+[.E289])" office:value-type="float" office:value="0.00447045882850953" calcext:value-type="float">
            <text:p>0,00</text:p>
          </table:table-cell>
          <table:table-cell table:formula="of:=[.C289]+[.B290]*([.F290]-[.C289])" office:value-type="float" office:value="0.0670568824276429" calcext:value-type="float">
            <text:p>0,07</text:p>
          </table:table-cell>
          <table:table-cell table:formula="of:=[.E290]*[.D289]/([.E290]+[.D289])" office:value-type="float" office:value="0.051724137931034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[.C290]/([.C290]+[.E290])" office:value-type="float" office:value="0.00445056277087862" calcext:value-type="float">
            <text:p>0,00</text:p>
          </table:table-cell>
          <table:table-cell table:formula="of:=[.C290]+[.B291]*([.F291]-[.C290])" office:value-type="float" office:value="0.0667584415631793" calcext:value-type="float">
            <text:p>0,07</text:p>
          </table:table-cell>
          <table:table-cell table:formula="of:=[.E291]*[.D290]/([.E291]+[.D290])" office:value-type="float" office:value="0.051546391752577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[.C291]/([.C291]+[.E291])" office:value-type="float" office:value="0.0044308430258641" calcext:value-type="float">
            <text:p>0,00</text:p>
          </table:table-cell>
          <table:table-cell table:formula="of:=[.C291]+[.B292]*([.F292]-[.C291])" office:value-type="float" office:value="0.0664626453879615" calcext:value-type="float">
            <text:p>0,07</text:p>
          </table:table-cell>
          <table:table-cell table:formula="of:=[.E292]*[.D291]/([.E292]+[.D291])" office:value-type="float" office:value="0.051369863013698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[.C292]/([.C292]+[.E292])" office:value-type="float" office:value="0.00441129726016389" calcext:value-type="float">
            <text:p>0,00</text:p>
          </table:table-cell>
          <table:table-cell table:formula="of:=[.C292]+[.B293]*([.F293]-[.C292])" office:value-type="float" office:value="0.0661694589024584" calcext:value-type="float">
            <text:p>0,07</text:p>
          </table:table-cell>
          <table:table-cell table:formula="of:=[.E293]*[.D292]/([.E293]+[.D292])" office:value-type="float" office:value="0.051194539249146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[.C293]/([.C293]+[.E293])" office:value-type="float" office:value="0.00439192318146664" calcext:value-type="float">
            <text:p>0,00</text:p>
          </table:table-cell>
          <table:table-cell table:formula="of:=[.C293]+[.B294]*([.F294]-[.C293])" office:value-type="float" office:value="0.0658788477219996" calcext:value-type="float">
            <text:p>0,07</text:p>
          </table:table-cell>
          <table:table-cell table:formula="of:=[.E294]*[.D293]/([.E294]+[.D293])" office:value-type="float" office:value="0.051020408163265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[.C294]/([.C294]+[.E294])" office:value-type="float" office:value="0.00437271853755552" calcext:value-type="float">
            <text:p>0,00</text:p>
          </table:table-cell>
          <table:table-cell table:formula="of:=[.C294]+[.B295]*([.F295]-[.C294])" office:value-type="float" office:value="0.0655907780633328" calcext:value-type="float">
            <text:p>0,07</text:p>
          </table:table-cell>
          <table:table-cell table:formula="of:=[.E295]*[.D294]/([.E295]+[.D294])" office:value-type="float" office:value="0.050847457627118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[.C295]/([.C295]+[.E295])" office:value-type="float" office:value="0.00435368111543545" calcext:value-type="float">
            <text:p>0,00</text:p>
          </table:table-cell>
          <table:table-cell table:formula="of:=[.C295]+[.B296]*([.F296]-[.C295])" office:value-type="float" office:value="0.0653052167315317" calcext:value-type="float">
            <text:p>0,07</text:p>
          </table:table-cell>
          <table:table-cell table:formula="of:=[.E296]*[.D295]/([.E296]+[.D295])" office:value-type="float" office:value="0.050675675675675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[.C296]/([.C296]+[.E296])" office:value-type="float" office:value="0.00433480874048298" calcext:value-type="float">
            <text:p>0,00</text:p>
          </table:table-cell>
          <table:table-cell table:formula="of:=[.C296]+[.B297]*([.F297]-[.C296])" office:value-type="float" office:value="0.0650221311072447" calcext:value-type="float">
            <text:p>0,07</text:p>
          </table:table-cell>
          <table:table-cell table:formula="of:=[.E297]*[.D296]/([.E297]+[.D296])" office:value-type="float" office:value="0.050505050505050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[.C297]/([.C297]+[.E297])" office:value-type="float" office:value="0.00431609927561824" calcext:value-type="float">
            <text:p>0,00</text:p>
          </table:table-cell>
          <table:table-cell table:formula="of:=[.C297]+[.B298]*([.F298]-[.C297])" office:value-type="float" office:value="0.0647414891342736" calcext:value-type="float">
            <text:p>0,06</text:p>
          </table:table-cell>
          <table:table-cell table:formula="of:=[.E298]*[.D297]/([.E298]+[.D297])" office:value-type="float" office:value="0.050335570469798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[.C298]/([.C298]+[.E298])" office:value-type="float" office:value="0.00429755062049818" calcext:value-type="float">
            <text:p>0,00</text:p>
          </table:table-cell>
          <table:table-cell table:formula="of:=[.C298]+[.B299]*([.F299]-[.C298])" office:value-type="float" office:value="0.0644632593074726" calcext:value-type="float">
            <text:p>0,06</text:p>
          </table:table-cell>
          <table:table-cell table:formula="of:=[.E299]*[.D298]/([.E299]+[.D298])" office:value-type="float" office:value="0.050167224080267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[.C299]/([.C299]+[.E299])" office:value-type="float" office:value="0.00427916071073056" calcext:value-type="float">
            <text:p>0,00</text:p>
          </table:table-cell>
          <table:table-cell table:formula="of:=[.C299]+[.B300]*([.F300]-[.C299])" office:value-type="float" office:value="0.0641874106609585" calcext:value-type="float">
            <text:p>0,06</text:p>
          </table:table-cell>
          <table:table-cell table:formula="of:=[.E300]*[.D299]/([.E300]+[.D299])" office:value-type="float" office:value="0.0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[.C300]/([.C300]+[.E300])" office:value-type="float" office:value="0.00426092751710808" calcext:value-type="float">
            <text:p>0,00</text:p>
          </table:table-cell>
          <table:table-cell table:formula="of:=[.C300]+[.B301]*([.F301]-[.C300])" office:value-type="float" office:value="0.0639139127566213" calcext:value-type="float">
            <text:p>0,06</text:p>
          </table:table-cell>
          <table:table-cell table:formula="of:=[.E301]*[.D300]/([.E301]+[.D300])" office:value-type="float" office:value="0.049833887043189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[.C301]/([.C301]+[.E301])" office:value-type="float" office:value="0.0042428490448619" calcext:value-type="float">
            <text:p>0,00</text:p>
          </table:table-cell>
          <table:table-cell table:formula="of:=[.C301]+[.B302]*([.F302]-[.C301])" office:value-type="float" office:value="0.0636427356729284" calcext:value-type="float">
            <text:p>0,06</text:p>
          </table:table-cell>
          <table:table-cell table:formula="of:=[.E302]*[.D301]/([.E302]+[.D301])" office:value-type="float" office:value="0.049668874172185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[.C302]/([.C302]+[.E302])" office:value-type="float" office:value="0.00422492333293414" calcext:value-type="float">
            <text:p>0,00</text:p>
          </table:table-cell>
          <table:table-cell table:formula="of:=[.C302]+[.B303]*([.F303]-[.C302])" office:value-type="float" office:value="0.0633738499940121" calcext:value-type="float">
            <text:p>0,06</text:p>
          </table:table-cell>
          <table:table-cell table:formula="of:=[.E303]*[.D302]/([.E303]+[.D302])" office:value-type="float" office:value="0.049504950495049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[.C303]/([.C303]+[.E303])" office:value-type="float" office:value="0.00420714845326881" calcext:value-type="float">
            <text:p>0,00</text:p>
          </table:table-cell>
          <table:table-cell table:formula="of:=[.C303]+[.B304]*([.F304]-[.C303])" office:value-type="float" office:value="0.0631072267990321" calcext:value-type="float">
            <text:p>0,06</text:p>
          </table:table-cell>
          <table:table-cell table:formula="of:=[.E304]*[.D303]/([.E304]+[.D303])" office:value-type="float" office:value="0.0493421052631579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C304]/([.C304]+[.E304])" office:value-type="float" office:value="0.00418952251012042" calcext:value-type="float">
            <text:p>0,00</text:p>
          </table:table-cell>
          <table:table-cell table:formula="of:=[.C304]+[.B305]*([.F305]-[.C304])" office:value-type="float" office:value="0.0628428376518063" calcext:value-type="float">
            <text:p>0,06</text:p>
          </table:table-cell>
          <table:table-cell table:formula="of:=[.E305]*[.D304]/([.E305]+[.D304])" office:value-type="float" office:value="0.049180327868852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[.C305]/([.C305]+[.E305])" office:value-type="float" office:value="0.00417204363938003" calcext:value-type="float">
            <text:p>0,00</text:p>
          </table:table-cell>
          <table:table-cell table:formula="of:=[.C305]+[.B306]*([.F306]-[.C305])" office:value-type="float" office:value="0.0625806545907005" calcext:value-type="float">
            <text:p>0,06</text:p>
          </table:table-cell>
          <table:table-cell table:formula="of:=[.E306]*[.D305]/([.E306]+[.D305])" office:value-type="float" office:value="0.049019607843137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[.C306]/([.C306]+[.E306])" office:value-type="float" office:value="0.00415471000791803" calcext:value-type="float">
            <text:p>0,00</text:p>
          </table:table-cell>
          <table:table-cell table:formula="of:=[.C306]+[.B307]*([.F307]-[.C306])" office:value-type="float" office:value="0.0623206501187705" calcext:value-type="float">
            <text:p>0,06</text:p>
          </table:table-cell>
          <table:table-cell table:formula="of:=[.E307]*[.D306]/([.E307]+[.D306])" office:value-type="float" office:value="0.048859934853420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[.C307]/([.C307]+[.E307])" office:value-type="float" office:value="0.00413751981294324" calcext:value-type="float">
            <text:p>0,00</text:p>
          </table:table-cell>
          <table:table-cell table:formula="of:=[.C307]+[.B308]*([.F308]-[.C307])" office:value-type="float" office:value="0.0620627971941485" calcext:value-type="float">
            <text:p>0,06</text:p>
          </table:table-cell>
          <table:table-cell table:formula="of:=[.E308]*[.D307]/([.E308]+[.D307])" office:value-type="float" office:value="0.048701298701298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[.C308]/([.C308]+[.E308])" office:value-type="float" office:value="0.00412047128137787" calcext:value-type="float">
            <text:p>0,00</text:p>
          </table:table-cell>
          <table:table-cell table:formula="of:=[.C308]+[.B309]*([.F309]-[.C308])" office:value-type="float" office:value="0.0618070692206681" calcext:value-type="float">
            <text:p>0,06</text:p>
          </table:table-cell>
          <table:table-cell table:formula="of:=[.E309]*[.D308]/([.E309]+[.D308])" office:value-type="float" office:value="0.048543689320388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[.C309]/([.C309]+[.E309])" office:value-type="float" office:value="0.0041035626692479" calcext:value-type="float">
            <text:p>0,00</text:p>
          </table:table-cell>
          <table:table-cell table:formula="of:=[.C309]+[.B310]*([.F310]-[.C309])" office:value-type="float" office:value="0.0615534400387185" calcext:value-type="float">
            <text:p>0,06</text:p>
          </table:table-cell>
          <table:table-cell table:formula="of:=[.E310]*[.D309]/([.E310]+[.D309])" office:value-type="float" office:value="0.048387096774193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[.C310]/([.C310]+[.E310])" office:value-type="float" office:value="0.00408679226108833" calcext:value-type="float">
            <text:p>0,00</text:p>
          </table:table-cell>
          <table:table-cell table:formula="of:=[.C310]+[.B311]*([.F311]-[.C310])" office:value-type="float" office:value="0.0613018839163249" calcext:value-type="float">
            <text:p>0,06</text:p>
          </table:table-cell>
          <table:table-cell table:formula="of:=[.E311]*[.D310]/([.E311]+[.D310])" office:value-type="float" office:value="0.048231511254019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[.C311]/([.C311]+[.E311])" office:value-type="float" office:value="0.00407015836936301" calcext:value-type="float">
            <text:p>0,00</text:p>
          </table:table-cell>
          <table:table-cell table:formula="of:=[.C311]+[.B312]*([.F312]-[.C311])" office:value-type="float" office:value="0.0610523755404452" calcext:value-type="float">
            <text:p>0,06</text:p>
          </table:table-cell>
          <table:table-cell table:formula="of:=[.E312]*[.D311]/([.E312]+[.D311])" office:value-type="float" office:value="0.048076923076923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[.C312]/([.C312]+[.E312])" office:value-type="float" office:value="0.0040536593338986" calcext:value-type="float">
            <text:p>0,00</text:p>
          </table:table-cell>
          <table:table-cell table:formula="of:=[.C312]+[.B313]*([.F313]-[.C312])" office:value-type="float" office:value="0.060804890008479" calcext:value-type="float">
            <text:p>0,06</text:p>
          </table:table-cell>
          <table:table-cell table:formula="of:=[.E313]*[.D312]/([.E313]+[.D312])" office:value-type="float" office:value="0.047923322683706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[.C313]/([.C313]+[.E313])" office:value-type="float" office:value="0.00403729352133216" calcext:value-type="float">
            <text:p>0,00</text:p>
          </table:table-cell>
          <table:table-cell table:formula="of:=[.C313]+[.B314]*([.F314]-[.C313])" office:value-type="float" office:value="0.0605594028199824" calcext:value-type="float">
            <text:p>0,06</text:p>
          </table:table-cell>
          <table:table-cell table:formula="of:=[.E314]*[.D313]/([.E314]+[.D313])" office:value-type="float" office:value="0.047770700636942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[.C314]/([.C314]+[.E314])" office:value-type="float" office:value="0.00402105932457217" calcext:value-type="float">
            <text:p>0,00</text:p>
          </table:table-cell>
          <table:table-cell table:formula="of:=[.C314]+[.B315]*([.F315]-[.C314])" office:value-type="float" office:value="0.0603158898685826" calcext:value-type="float">
            <text:p>0,06</text:p>
          </table:table-cell>
          <table:table-cell table:formula="of:=[.E315]*[.D314]/([.E315]+[.D314])" office:value-type="float" office:value="0.047619047619047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[.C315]/([.C315]+[.E315])" office:value-type="float" office:value="0.00400495516227242" calcext:value-type="float">
            <text:p>0,00</text:p>
          </table:table-cell>
          <table:table-cell table:formula="of:=[.C315]+[.B316]*([.F316]-[.C315])" office:value-type="float" office:value="0.0600743274340864" calcext:value-type="float">
            <text:p>0,06</text:p>
          </table:table-cell>
          <table:table-cell table:formula="of:=[.E316]*[.D315]/([.E316]+[.D315])" office:value-type="float" office:value="0.047468354430379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[.C316]/([.C316]+[.E316])" office:value-type="float" office:value="0.00398897947831853" calcext:value-type="float">
            <text:p>0,00</text:p>
          </table:table-cell>
          <table:table-cell table:formula="of:=[.C316]+[.B317]*([.F317]-[.C316])" office:value-type="float" office:value="0.059834692174778" calcext:value-type="float">
            <text:p>0,06</text:p>
          </table:table-cell>
          <table:table-cell table:formula="of:=[.E317]*[.D316]/([.E317]+[.D316])" office:value-type="float" office:value="0.047318611987381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[.C317]/([.C317]+[.E317])" office:value-type="float" office:value="0.0039731307413267" calcext:value-type="float">
            <text:p>0,00</text:p>
          </table:table-cell>
          <table:table-cell table:formula="of:=[.C317]+[.B318]*([.F318]-[.C317])" office:value-type="float" office:value="0.0595969611199006" calcext:value-type="float">
            <text:p>0,06</text:p>
          </table:table-cell>
          <table:table-cell table:formula="of:=[.E318]*[.D317]/([.E318]+[.D317])" office:value-type="float" office:value="0.047169811320754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[.C318]/([.C318]+[.E318])" office:value-type="float" office:value="0.00395740744415438" calcext:value-type="float">
            <text:p>0,00</text:p>
          </table:table-cell>
          <table:table-cell table:formula="of:=[.C318]+[.B319]*([.F319]-[.C318])" office:value-type="float" office:value="0.0593611116623157" calcext:value-type="float">
            <text:p>0,06</text:p>
          </table:table-cell>
          <table:table-cell table:formula="of:=[.E319]*[.D318]/([.E319]+[.D318])" office:value-type="float" office:value="0.047021943573667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[.C319]/([.C319]+[.E319])" office:value-type="float" office:value="0.00394180810342247" calcext:value-type="float">
            <text:p>0,00</text:p>
          </table:table-cell>
          <table:table-cell table:formula="of:=[.C319]+[.B320]*([.F320]-[.C319])" office:value-type="float" office:value="0.059127121551337" calcext:value-type="float">
            <text:p>0,06</text:p>
          </table:table-cell>
          <table:table-cell table:formula="of:=[.E320]*[.D319]/([.E320]+[.D319])" office:value-type="float" office:value="0.04687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[.C320]/([.C320]+[.E320])" office:value-type="float" office:value="0.00392633125904883" calcext:value-type="float">
            <text:p>0,00</text:p>
          </table:table-cell>
          <table:table-cell table:formula="of:=[.C320]+[.B321]*([.F321]-[.C320])" office:value-type="float" office:value="0.0588949688857324" calcext:value-type="float">
            <text:p>0,06</text:p>
          </table:table-cell>
          <table:table-cell table:formula="of:=[.E321]*[.D320]/([.E321]+[.D320])" office:value-type="float" office:value="0.0467289719626168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[.C321]/([.C321]+[.E321])" office:value-type="float" office:value="0.0039109754737927" calcext:value-type="float">
            <text:p>0,00</text:p>
          </table:table-cell>
          <table:table-cell table:formula="of:=[.C321]+[.B322]*([.F322]-[.C321])" office:value-type="float" office:value="0.0586646321068905" calcext:value-type="float">
            <text:p>0,06</text:p>
          </table:table-cell>
          <table:table-cell table:formula="of:=[.E322]*[.D321]/([.E322]+[.D321])" office:value-type="float" office:value="0.04658385093167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[.C322]/([.C322]+[.E322])" office:value-type="float" office:value="0.00389573933280979" calcext:value-type="float">
            <text:p>0,00</text:p>
          </table:table-cell>
          <table:table-cell table:formula="of:=[.C322]+[.B323]*([.F323]-[.C322])" office:value-type="float" office:value="0.0584360899921469" calcext:value-type="float">
            <text:p>0,06</text:p>
          </table:table-cell>
          <table:table-cell table:formula="of:=[.E323]*[.D322]/([.E323]+[.D322])" office:value-type="float" office:value="0.046439628482972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[.C323]/([.C323]+[.E323])" office:value-type="float" office:value="0.0038806214432177" calcext:value-type="float">
            <text:p>0,00</text:p>
          </table:table-cell>
          <table:table-cell table:formula="of:=[.C323]+[.B324]*([.F324]-[.C323])" office:value-type="float" office:value="0.0582093216482656" calcext:value-type="float">
            <text:p>0,06</text:p>
          </table:table-cell>
          <table:table-cell table:formula="of:=[.E324]*[.D323]/([.E324]+[.D323])" office:value-type="float" office:value="0.046296296296296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[.C324]/([.C324]+[.E324])" office:value-type="float" office:value="0.00386562043367146" calcext:value-type="float">
            <text:p>0,00</text:p>
          </table:table-cell>
          <table:table-cell table:formula="of:=[.C324]+[.B325]*([.F325]-[.C324])" office:value-type="float" office:value="0.0579843065050719" calcext:value-type="float">
            <text:p>0,06</text:p>
          </table:table-cell>
          <table:table-cell table:formula="of:=[.E325]*[.D324]/([.E325]+[.D324])" office:value-type="float" office:value="0.046153846153846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[.C325]/([.C325]+[.E325])" office:value-type="float" office:value="0.00385073495394882" calcext:value-type="float">
            <text:p>0,00</text:p>
          </table:table-cell>
          <table:table-cell table:formula="of:=[.C325]+[.B326]*([.F326]-[.C325])" office:value-type="float" office:value="0.0577610243092323" calcext:value-type="float">
            <text:p>0,06</text:p>
          </table:table-cell>
          <table:table-cell table:formula="of:=[.E326]*[.D325]/([.E326]+[.D325])" office:value-type="float" office:value="0.046012269938650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[.C326]/([.C326]+[.E326])" office:value-type="float" office:value="0.00383596367454517" calcext:value-type="float">
            <text:p>0,00</text:p>
          </table:table-cell>
          <table:table-cell table:formula="of:=[.C326]+[.B327]*([.F327]-[.C326])" office:value-type="float" office:value="0.0575394551181776" calcext:value-type="float">
            <text:p>0,06</text:p>
          </table:table-cell>
          <table:table-cell table:formula="of:=[.E327]*[.D326]/([.E327]+[.D326])" office:value-type="float" office:value="0.045871559633027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[.C327]/([.C327]+[.E327])" office:value-type="float" office:value="0.00382130528627766" calcext:value-type="float">
            <text:p>0,00</text:p>
          </table:table-cell>
          <table:table-cell table:formula="of:=[.C327]+[.B328]*([.F328]-[.C327])" office:value-type="float" office:value="0.057319579294165" calcext:value-type="float">
            <text:p>0,06</text:p>
          </table:table-cell>
          <table:table-cell table:formula="of:=[.E328]*[.D327]/([.E328]+[.D327])" office:value-type="float" office:value="0.045731707317073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[.C328]/([.C328]+[.E328])" office:value-type="float" office:value="0.00380675849989842" calcext:value-type="float">
            <text:p>0,00</text:p>
          </table:table-cell>
          <table:table-cell table:formula="of:=[.C328]+[.B329]*([.F329]-[.C328])" office:value-type="float" office:value="0.0571013774984763" calcext:value-type="float">
            <text:p>0,06</text:p>
          </table:table-cell>
          <table:table-cell table:formula="of:=[.E329]*[.D328]/([.E329]+[.D328])" office:value-type="float" office:value="0.045592705167173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[.C329]/([.C329]+[.E329])" office:value-type="float" office:value="0.00379232204571654" calcext:value-type="float">
            <text:p>0,00</text:p>
          </table:table-cell>
          <table:table-cell table:formula="of:=[.C329]+[.B330]*([.F330]-[.C329])" office:value-type="float" office:value="0.056884830685748" calcext:value-type="float">
            <text:p>0,06</text:p>
          </table:table-cell>
          <table:table-cell table:formula="of:=[.E330]*[.D329]/([.E330]+[.D329])" office:value-type="float" office:value="0.045454545454545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[.C330]/([.C330]+[.E330])" office:value-type="float" office:value="0.00377799467322865" calcext:value-type="float">
            <text:p>0,00</text:p>
          </table:table-cell>
          <table:table-cell table:formula="of:=[.C330]+[.B331]*([.F331]-[.C330])" office:value-type="float" office:value="0.0566699200984298" calcext:value-type="float">
            <text:p>0,06</text:p>
          </table:table-cell>
          <table:table-cell table:formula="of:=[.E331]*[.D330]/([.E331]+[.D330])" office:value-type="float" office:value="0.045317220543806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[.C331]/([.C331]+[.E331])" office:value-type="float" office:value="0.00376377515075786" calcext:value-type="float">
            <text:p>0,00</text:p>
          </table:table-cell>
          <table:table-cell table:formula="of:=[.C331]+[.B332]*([.F332]-[.C331])" office:value-type="float" office:value="0.0564566272613679" calcext:value-type="float">
            <text:p>0,06</text:p>
          </table:table-cell>
          <table:table-cell table:formula="of:=[.E332]*[.D331]/([.E332]+[.D331])" office:value-type="float" office:value="0.045180722891566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[.C332]/([.C332]+[.E332])" office:value-type="float" office:value="0.00374966226510074" calcext:value-type="float">
            <text:p>0,00</text:p>
          </table:table-cell>
          <table:table-cell table:formula="of:=[.C332]+[.B333]*([.F333]-[.C332])" office:value-type="float" office:value="0.0562449339765111" calcext:value-type="float">
            <text:p>0,06</text:p>
          </table:table-cell>
          <table:table-cell table:formula="of:=[.E333]*[.D332]/([.E333]+[.D332])" office:value-type="float" office:value="0.04504504504504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[.C333]/([.C333]+[.E333])" office:value-type="float" office:value="0.00373565482118231" calcext:value-type="float">
            <text:p>0,00</text:p>
          </table:table-cell>
          <table:table-cell table:formula="of:=[.C333]+[.B334]*([.F334]-[.C333])" office:value-type="float" office:value="0.0560348223177346" calcext:value-type="float">
            <text:p>0,06</text:p>
          </table:table-cell>
          <table:table-cell table:formula="of:=[.E334]*[.D333]/([.E334]+[.D333])" office:value-type="float" office:value="0.044910179640718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[.C334]/([.C334]+[.E334])" office:value-type="float" office:value="0.00372175164171868" calcext:value-type="float">
            <text:p>0,00</text:p>
          </table:table-cell>
          <table:table-cell table:formula="of:=[.C334]+[.B335]*([.F335]-[.C334])" office:value-type="float" office:value="0.0558262746257802" calcext:value-type="float">
            <text:p>0,06</text:p>
          </table:table-cell>
          <table:table-cell table:formula="of:=[.E335]*[.D334]/([.E335]+[.D334])" office:value-type="float" office:value="0.044776119402985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[.C335]/([.C335]+[.E335])" office:value-type="float" office:value="0.0037079515668872" calcext:value-type="float">
            <text:p>0,00</text:p>
          </table:table-cell>
          <table:table-cell table:formula="of:=[.C335]+[.B336]*([.F336]-[.C335])" office:value-type="float" office:value="0.0556192735033081" calcext:value-type="float">
            <text:p>0,06</text:p>
          </table:table-cell>
          <table:table-cell table:formula="of:=[.E336]*[.D335]/([.E336]+[.D335])" office:value-type="float" office:value="0.044642857142857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[.C336]/([.C336]+[.E336])" office:value-type="float" office:value="0.00369425345400395" calcext:value-type="float">
            <text:p>0,00</text:p>
          </table:table-cell>
          <table:table-cell table:formula="of:=[.C336]+[.B337]*([.F337]-[.C336])" office:value-type="float" office:value="0.0554138018100593" calcext:value-type="float">
            <text:p>0,06</text:p>
          </table:table-cell>
          <table:table-cell table:formula="of:=[.E337]*[.D336]/([.E337]+[.D336])" office:value-type="float" office:value="0.04451038575667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[.C337]/([.C337]+[.E337])" office:value-type="float" office:value="0.0036806561772083" calcext:value-type="float">
            <text:p>0,00</text:p>
          </table:table-cell>
          <table:table-cell table:formula="of:=[.C337]+[.B338]*([.F338]-[.C337])" office:value-type="float" office:value="0.0552098426581245" calcext:value-type="float">
            <text:p>0,06</text:p>
          </table:table-cell>
          <table:table-cell table:formula="of:=[.E338]*[.D337]/([.E338]+[.D337])" office:value-type="float" office:value="0.044378698224852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[.C338]/([.C338]+[.E338])" office:value-type="float" office:value="0.00366715862715446" calcext:value-type="float">
            <text:p>0,00</text:p>
          </table:table-cell>
          <table:table-cell table:formula="of:=[.C338]+[.B339]*([.F339]-[.C338])" office:value-type="float" office:value="0.0550073794073169" calcext:value-type="float">
            <text:p>0,06</text:p>
          </table:table-cell>
          <table:table-cell table:formula="of:=[.E339]*[.D338]/([.E339]+[.D338])" office:value-type="float" office:value="0.044247787610619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[.C339]/([.C339]+[.E339])" office:value-type="float" office:value="0.00365375971070978" calcext:value-type="float">
            <text:p>0,00</text:p>
          </table:table-cell>
          <table:table-cell table:formula="of:=[.C339]+[.B340]*([.F340]-[.C339])" office:value-type="float" office:value="0.0548063956606467" calcext:value-type="float">
            <text:p>0,05</text:p>
          </table:table-cell>
          <table:table-cell table:formula="of:=[.E340]*[.D339]/([.E340]+[.D339])" office:value-type="float" office:value="0.044117647058823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[.C340]/([.C340]+[.E340])" office:value-type="float" office:value="0.00364045835065962" calcext:value-type="float">
            <text:p>0,00</text:p>
          </table:table-cell>
          <table:table-cell table:formula="of:=[.C340]+[.B341]*([.F341]-[.C340])" office:value-type="float" office:value="0.0546068752598944" calcext:value-type="float">
            <text:p>0,05</text:p>
          </table:table-cell>
          <table:table-cell table:formula="of:=[.E341]*[.D340]/([.E341]+[.D340])" office:value-type="float" office:value="0.043988269794721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[.C341]/([.C341]+[.E341])" office:value-type="float" office:value="0.00362725348541867" calcext:value-type="float">
            <text:p>0,00</text:p>
          </table:table-cell>
          <table:table-cell table:formula="of:=[.C341]+[.B342]*([.F342]-[.C341])" office:value-type="float" office:value="0.0544088022812801" calcext:value-type="float">
            <text:p>0,05</text:p>
          </table:table-cell>
          <table:table-cell table:formula="of:=[.E342]*[.D341]/([.E342]+[.D341])" office:value-type="float" office:value="0.04385964912280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[.C342]/([.C342]+[.E342])" office:value-type="float" office:value="0.0036141440687485" calcext:value-type="float">
            <text:p>0,00</text:p>
          </table:table-cell>
          <table:table-cell table:formula="of:=[.C342]+[.B343]*([.F343]-[.C342])" office:value-type="float" office:value="0.0542121610312275" calcext:value-type="float">
            <text:p>0,05</text:p>
          </table:table-cell>
          <table:table-cell table:formula="of:=[.E343]*[.D342]/([.E343]+[.D342])" office:value-type="float" office:value="0.04373177842565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[.C343]/([.C343]+[.E343])" office:value-type="float" office:value="0.00360112906948124" calcext:value-type="float">
            <text:p>0,00</text:p>
          </table:table-cell>
          <table:table-cell table:formula="of:=[.C343]+[.B344]*([.F344]-[.C343])" office:value-type="float" office:value="0.0540169360422185" calcext:value-type="float">
            <text:p>0,05</text:p>
          </table:table-cell>
          <table:table-cell table:formula="of:=[.E344]*[.D343]/([.E344]+[.D343])" office:value-type="float" office:value="0.043604651162790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[.C344]/([.C344]+[.E344])" office:value-type="float" office:value="0.00358820747124919" calcext:value-type="float">
            <text:p>0,00</text:p>
          </table:table-cell>
          <table:table-cell table:formula="of:=[.C344]+[.B345]*([.F345]-[.C344])" office:value-type="float" office:value="0.0538231120687379" calcext:value-type="float">
            <text:p>0,05</text:p>
          </table:table-cell>
          <table:table-cell table:formula="of:=[.E345]*[.D344]/([.E345]+[.D344])" office:value-type="float" office:value="0.043478260869565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[.C345]/([.C345]+[.E345])" office:value-type="float" office:value="0.00357537827222027" calcext:value-type="float">
            <text:p>0,00</text:p>
          </table:table-cell>
          <table:table-cell table:formula="of:=[.C345]+[.B346]*([.F346]-[.C345])" office:value-type="float" office:value="0.053630674083304" calcext:value-type="float">
            <text:p>0,05</text:p>
          </table:table-cell>
          <table:table-cell table:formula="of:=[.E346]*[.D345]/([.E346]+[.D345])" office:value-type="float" office:value="0.043352601156069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[.C346]/([.C346]+[.E346])" office:value-type="float" office:value="0.00356264048483904" calcext:value-type="float">
            <text:p>0,00</text:p>
          </table:table-cell>
          <table:table-cell table:formula="of:=[.C346]+[.B347]*([.F347]-[.C346])" office:value-type="float" office:value="0.0534396072725856" calcext:value-type="float">
            <text:p>0,05</text:p>
          </table:table-cell>
          <table:table-cell table:formula="of:=[.E347]*[.D346]/([.E347]+[.D346])" office:value-type="float" office:value="0.043227665706051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[.C347]/([.C347]+[.E347])" office:value-type="float" office:value="0.00354999313557335" calcext:value-type="float">
            <text:p>0,00</text:p>
          </table:table-cell>
          <table:table-cell table:formula="of:=[.C347]+[.B348]*([.F348]-[.C347])" office:value-type="float" office:value="0.0532498970336002" calcext:value-type="float">
            <text:p>0,05</text:p>
          </table:table-cell>
          <table:table-cell table:formula="of:=[.E348]*[.D347]/([.E348]+[.D347])" office:value-type="float" office:value="0.043103448275862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[.C348]/([.C348]+[.E348])" office:value-type="float" office:value="0.00353743526466625" calcext:value-type="float">
            <text:p>0,00</text:p>
          </table:table-cell>
          <table:table-cell table:formula="of:=[.C348]+[.B349]*([.F349]-[.C348])" office:value-type="float" office:value="0.0530615289699937" calcext:value-type="float">
            <text:p>0,05</text:p>
          </table:table-cell>
          <table:table-cell table:formula="of:=[.E349]*[.D348]/([.E349]+[.D348])" office:value-type="float" office:value="0.042979942693409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[.C349]/([.C349]+[.E349])" office:value-type="float" office:value="0.00352496592589325" calcext:value-type="float">
            <text:p>0,00</text:p>
          </table:table-cell>
          <table:table-cell table:formula="of:=[.C349]+[.B350]*([.F350]-[.C349])" office:value-type="float" office:value="0.0528744888883987" calcext:value-type="float">
            <text:p>0,05</text:p>
          </table:table-cell>
          <table:table-cell table:formula="of:=[.E350]*[.D349]/([.E350]+[.D349])" office:value-type="float" office:value="0.042857142857142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[.C350]/([.C350]+[.E350])" office:value-type="float" office:value="0.00351258418632462" calcext:value-type="float">
            <text:p>0,00</text:p>
          </table:table-cell>
          <table:table-cell table:formula="of:=[.C350]+[.B351]*([.F351]-[.C350])" office:value-type="float" office:value="0.0526887627948693" calcext:value-type="float">
            <text:p>0,05</text:p>
          </table:table-cell>
          <table:table-cell table:formula="of:=[.E351]*[.D350]/([.E351]+[.D350])" office:value-type="float" office:value="0.042735042735042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[.C351]/([.C351]+[.E351])" office:value-type="float" office:value="0.00350028912609274" calcext:value-type="float">
            <text:p>0,00</text:p>
          </table:table-cell>
          <table:table-cell table:formula="of:=[.C351]+[.B352]*([.F352]-[.C351])" office:value-type="float" office:value="0.0525043368913911" calcext:value-type="float">
            <text:p>0,05</text:p>
          </table:table-cell>
          <table:table-cell table:formula="of:=[.E352]*[.D351]/([.E352]+[.D351])" office:value-type="float" office:value="0.042613636363636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[.C352]/([.C352]+[.E352])" office:value-type="float" office:value="0.00348807983816427" calcext:value-type="float">
            <text:p>0,00</text:p>
          </table:table-cell>
          <table:table-cell table:formula="of:=[.C352]+[.B353]*([.F353]-[.C352])" office:value-type="float" office:value="0.0523211975724641" calcext:value-type="float">
            <text:p>0,05</text:p>
          </table:table-cell>
          <table:table-cell table:formula="of:=[.E353]*[.D352]/([.E353]+[.D352])" office:value-type="float" office:value="0.042492917847025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[.C353]/([.C353]+[.E353])" office:value-type="float" office:value="0.0034759554281171" calcext:value-type="float">
            <text:p>0,00</text:p>
          </table:table-cell>
          <table:table-cell table:formula="of:=[.C353]+[.B354]*([.F354]-[.C353])" office:value-type="float" office:value="0.0521393314217565" calcext:value-type="float">
            <text:p>0,05</text:p>
          </table:table-cell>
          <table:table-cell table:formula="of:=[.E354]*[.D353]/([.E354]+[.D353])" office:value-type="float" office:value="0.042372881355932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[.C354]/([.C354]+[.E354])" office:value-type="float" office:value="0.00346391501392192" calcext:value-type="float">
            <text:p>0,00</text:p>
          </table:table-cell>
          <table:table-cell table:formula="of:=[.C354]+[.B355]*([.F355]-[.C354])" office:value-type="float" office:value="0.0519587252088288" calcext:value-type="float">
            <text:p>0,05</text:p>
          </table:table-cell>
          <table:table-cell table:formula="of:=[.E355]*[.D354]/([.E355]+[.D354])" office:value-type="float" office:value="0.042253521126760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[.C355]/([.C355]+[.E355])" office:value-type="float" office:value="0.00345195772572835" calcext:value-type="float">
            <text:p>0,00</text:p>
          </table:table-cell>
          <table:table-cell table:formula="of:=[.C355]+[.B356]*([.F356]-[.C355])" office:value-type="float" office:value="0.0517793658859252" calcext:value-type="float">
            <text:p>0,05</text:p>
          </table:table-cell>
          <table:table-cell table:formula="of:=[.E356]*[.D355]/([.E356]+[.D355])" office:value-type="float" office:value="0.042134831460674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[.C356]/([.C356]+[.E356])" office:value-type="float" office:value="0.00344008270565542" calcext:value-type="float">
            <text:p>0,00</text:p>
          </table:table-cell>
          <table:table-cell table:formula="of:=[.C356]+[.B357]*([.F357]-[.C356])" office:value-type="float" office:value="0.0516012405848312" calcext:value-type="float">
            <text:p>0,05</text:p>
          </table:table-cell>
          <table:table-cell table:formula="of:=[.E357]*[.D356]/([.E357]+[.D356])" office:value-type="float" office:value="0.042016806722689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[.C357]/([.C357]+[.E357])" office:value-type="float" office:value="0.00342828910758642" calcext:value-type="float">
            <text:p>0,00</text:p>
          </table:table-cell>
          <table:table-cell table:formula="of:=[.C357]+[.B358]*([.F358]-[.C357])" office:value-type="float" office:value="0.0514243366137963" calcext:value-type="float">
            <text:p>0,05</text:p>
          </table:table-cell>
          <table:table-cell table:formula="of:=[.E358]*[.D357]/([.E358]+[.D357])" office:value-type="float" office:value="0.041899441340782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[.C358]/([.C358]+[.E358])" office:value-type="float" office:value="0.00341657609696795" calcext:value-type="float">
            <text:p>0,00</text:p>
          </table:table-cell>
          <table:table-cell table:formula="of:=[.C358]+[.B359]*([.F359]-[.C358])" office:value-type="float" office:value="0.0512486414545192" calcext:value-type="float">
            <text:p>0,05</text:p>
          </table:table-cell>
          <table:table-cell table:formula="of:=[.E359]*[.D358]/([.E359]+[.D358])" office:value-type="float" office:value="0.041782729805013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[.C359]/([.C359]+[.E359])" office:value-type="float" office:value="0.003404942850613" calcext:value-type="float">
            <text:p>0,00</text:p>
          </table:table-cell>
          <table:table-cell table:formula="of:=[.C359]+[.B360]*([.F360]-[.C359])" office:value-type="float" office:value="0.051074142759195" calcext:value-type="float">
            <text:p>0,05</text:p>
          </table:table-cell>
          <table:table-cell table:formula="of:=[.E360]*[.D359]/([.E360]+[.D359])" office:value-type="float" office:value="0.041666666666666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[.C360]/([.C360]+[.E360])" office:value-type="float" office:value="0.00339338855650816" calcext:value-type="float">
            <text:p>0,00</text:p>
          </table:table-cell>
          <table:table-cell table:formula="of:=[.C360]+[.B361]*([.F361]-[.C360])" office:value-type="float" office:value="0.0509008283476225" calcext:value-type="float">
            <text:p>0,05</text:p>
          </table:table-cell>
          <table:table-cell table:formula="of:=[.E361]*[.D360]/([.E361]+[.D360])" office:value-type="float" office:value="0.041551246537396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[.C361]/([.C361]+[.E361])" office:value-type="float" office:value="0.00338191241362466" calcext:value-type="float">
            <text:p>0,00</text:p>
          </table:table-cell>
          <table:table-cell table:formula="of:=[.C361]+[.B362]*([.F362]-[.C361])" office:value-type="float" office:value="0.0507286862043699" calcext:value-type="float">
            <text:p>0,05</text:p>
          </table:table-cell>
          <table:table-cell table:formula="of:=[.E362]*[.D361]/([.E362]+[.D361])" office:value-type="float" office:value="0.041436464088397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[.C362]/([.C362]+[.E362])" office:value-type="float" office:value="0.00337051363173321" calcext:value-type="float">
            <text:p>0,00</text:p>
          </table:table-cell>
          <table:table-cell table:formula="of:=[.C362]+[.B363]*([.F363]-[.C362])" office:value-type="float" office:value="0.0505577044759981" calcext:value-type="float">
            <text:p>0,05</text:p>
          </table:table-cell>
          <table:table-cell table:formula="of:=[.E363]*[.D362]/([.E363]+[.D362])" office:value-type="float" office:value="0.041322314049586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[.C363]/([.C363]+[.E363])" office:value-type="float" office:value="0.00335919143122267" calcext:value-type="float">
            <text:p>0,00</text:p>
          </table:table-cell>
          <table:table-cell table:formula="of:=[.C363]+[.B364]*([.F364]-[.C363])" office:value-type="float" office:value="0.0503878714683401" calcext:value-type="float">
            <text:p>0,05</text:p>
          </table:table-cell>
          <table:table-cell table:formula="of:=[.E364]*[.D363]/([.E364]+[.D363])" office:value-type="float" office:value="0.041208791208791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[.C364]/([.C364]+[.E364])" office:value-type="float" office:value="0.00334794504292228" calcext:value-type="float">
            <text:p>0,00</text:p>
          </table:table-cell>
          <table:table-cell table:formula="of:=[.C364]+[.B365]*([.F365]-[.C364])" office:value-type="float" office:value="0.0502191756438342" calcext:value-type="float">
            <text:p>0,05</text:p>
          </table:table-cell>
          <table:table-cell table:formula="of:=[.E365]*[.D364]/([.E365]+[.D364])" office:value-type="float" office:value="0.041095890410958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[.C365]/([.C365]+[.E365])" office:value-type="float" office:value="0.00333677370792747" calcext:value-type="float">
            <text:p>0,00</text:p>
          </table:table-cell>
          <table:table-cell table:formula="of:=[.C365]+[.B366]*([.F366]-[.C365])" office:value-type="float" office:value="0.0500516056189121" calcext:value-type="float">
            <text:p>0,05</text:p>
          </table:table-cell>
          <table:table-cell table:formula="of:=[.E366]*[.D365]/([.E366]+[.D365])" office:value-type="float" office:value="0.0409836065573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[.C366]/([.C366]+[.E366])" office:value-type="float" office:value="0.00332567667742916" calcext:value-type="float">
            <text:p>0,00</text:p>
          </table:table-cell>
          <table:table-cell table:formula="of:=[.C366]+[.B367]*([.F367]-[.C366])" office:value-type="float" office:value="0.0498851501614374" calcext:value-type="float">
            <text:p>0,05</text:p>
          </table:table-cell>
          <table:table-cell table:formula="of:=[.E367]*[.D366]/([.E367]+[.D366])" office:value-type="float" office:value="0.040871934604904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[.C367]/([.C367]+[.E367])" office:value-type="float" office:value="0.00331465321254643" calcext:value-type="float">
            <text:p>0,00</text:p>
          </table:table-cell>
          <table:table-cell table:formula="of:=[.C367]+[.B368]*([.F368]-[.C367])" office:value-type="float" office:value="0.0497197981881964" calcext:value-type="float">
            <text:p>0,05</text:p>
          </table:table-cell>
          <table:table-cell table:formula="of:=[.E368]*[.D367]/([.E368]+[.D367])" office:value-type="float" office:value="0.040760869565217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[.C368]/([.C368]+[.E368])" office:value-type="float" office:value="0.00330370258416254" calcext:value-type="float">
            <text:p>0,00</text:p>
          </table:table-cell>
          <table:table-cell table:formula="of:=[.C368]+[.B369]*([.F369]-[.C368])" office:value-type="float" office:value="0.049555538762438" calcext:value-type="float">
            <text:p>0,05</text:p>
          </table:table-cell>
          <table:table-cell table:formula="of:=[.E369]*[.D368]/([.E369]+[.D368])" office:value-type="float" office:value="0.04065040650406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[.C369]/([.C369]+[.E369])" office:value-type="float" office:value="0.00329282407276415" calcext:value-type="float">
            <text:p>0,00</text:p>
          </table:table-cell>
          <table:table-cell table:formula="of:=[.C369]+[.B370]*([.F370]-[.C369])" office:value-type="float" office:value="0.0493923610914623" calcext:value-type="float">
            <text:p>0,05</text:p>
          </table:table-cell>
          <table:table-cell table:formula="of:=[.E370]*[.D369]/([.E370]+[.D369])" office:value-type="float" office:value="0.040540540540540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[.C370]/([.C370]+[.E370])" office:value-type="float" office:value="0.00328201696828377" calcext:value-type="float">
            <text:p>0,00</text:p>
          </table:table-cell>
          <table:table-cell table:formula="of:=[.C370]+[.B371]*([.F371]-[.C370])" office:value-type="float" office:value="0.0492302545242565" calcext:value-type="float">
            <text:p>0,05</text:p>
          </table:table-cell>
          <table:table-cell table:formula="of:=[.E371]*[.D370]/([.E371]+[.D370])" office:value-type="float" office:value="0.040431266846361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[.C371]/([.C371]+[.E371])" office:value-type="float" office:value="0.00327128056994519" calcext:value-type="float">
            <text:p>0,00</text:p>
          </table:table-cell>
          <table:table-cell table:formula="of:=[.C371]+[.B372]*([.F372]-[.C371])" office:value-type="float" office:value="0.0490692085491778" calcext:value-type="float">
            <text:p>0,05</text:p>
          </table:table-cell>
          <table:table-cell table:formula="of:=[.E372]*[.D371]/([.E372]+[.D371])" office:value-type="float" office:value="0.040322580645161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[.C372]/([.C372]+[.E372])" office:value-type="float" office:value="0.00326061418611207" calcext:value-type="float">
            <text:p>0,00</text:p>
          </table:table-cell>
          <table:table-cell table:formula="of:=[.C372]+[.B373]*([.F373]-[.C372])" office:value-type="float" office:value="0.0489092127916811" calcext:value-type="float">
            <text:p>0,05</text:p>
          </table:table-cell>
          <table:table-cell table:formula="of:=[.E373]*[.D372]/([.E373]+[.D372])" office:value-type="float" office:value="0.040214477211796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[.C373]/([.C373]+[.E373])" office:value-type="float" office:value="0.00325001713413939" calcext:value-type="float">
            <text:p>0,00</text:p>
          </table:table-cell>
          <table:table-cell table:formula="of:=[.C373]+[.B374]*([.F374]-[.C373])" office:value-type="float" office:value="0.0487502570120909" calcext:value-type="float">
            <text:p>0,05</text:p>
          </table:table-cell>
          <table:table-cell table:formula="of:=[.E374]*[.D373]/([.E374]+[.D373])" office:value-type="float" office:value="0.04010695187165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[.C374]/([.C374]+[.E374])" office:value-type="float" office:value="0.0032394887402278" calcext:value-type="float">
            <text:p>0,00</text:p>
          </table:table-cell>
          <table:table-cell table:formula="of:=[.C374]+[.B375]*([.F375]-[.C374])" office:value-type="float" office:value="0.048592331103417" calcext:value-type="float">
            <text:p>0,05</text:p>
          </table:table-cell>
          <table:table-cell table:formula="of:=[.E375]*[.D374]/([.E375]+[.D374])" office:value-type="float" office:value="0.0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[.C375]/([.C375]+[.E375])" office:value-type="float" office:value="0.00322902833928082" calcext:value-type="float">
            <text:p>0,00</text:p>
          </table:table-cell>
          <table:table-cell table:formula="of:=[.C375]+[.B376]*([.F376]-[.C375])" office:value-type="float" office:value="0.0484354250892123" calcext:value-type="float">
            <text:p>0,05</text:p>
          </table:table-cell>
          <table:table-cell table:formula="of:=[.E376]*[.D375]/([.E376]+[.D375])" office:value-type="float" office:value="0.03989361702127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[.C376]/([.C376]+[.E376])" office:value-type="float" office:value="0.0032186352747648" calcext:value-type="float">
            <text:p>0,00</text:p>
          </table:table-cell>
          <table:table-cell table:formula="of:=[.C376]+[.B377]*([.F377]-[.C376])" office:value-type="float" office:value="0.048279529121472" calcext:value-type="float">
            <text:p>0,05</text:p>
          </table:table-cell>
          <table:table-cell table:formula="of:=[.E377]*[.D376]/([.E377]+[.D376])" office:value-type="float" office:value="0.03978779840848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[.C377]/([.C377]+[.E377])" office:value-type="float" office:value="0.00320830889857151" calcext:value-type="float">
            <text:p>0,00</text:p>
          </table:table-cell>
          <table:table-cell table:formula="of:=[.C377]+[.B378]*([.F378]-[.C377])" office:value-type="float" office:value="0.0481246334785727" calcext:value-type="float">
            <text:p>0,05</text:p>
          </table:table-cell>
          <table:table-cell table:formula="of:=[.E378]*[.D377]/([.E378]+[.D377])" office:value-type="float" office:value="0.039682539682539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[.C378]/([.C378]+[.E378])" office:value-type="float" office:value="0.00319804857088348" calcext:value-type="float">
            <text:p>0,00</text:p>
          </table:table-cell>
          <table:table-cell table:formula="of:=[.C378]+[.B379]*([.F379]-[.C378])" office:value-type="float" office:value="0.0479707285632523" calcext:value-type="float">
            <text:p>0,05</text:p>
          </table:table-cell>
          <table:table-cell table:formula="of:=[.E379]*[.D378]/([.E379]+[.D378])" office:value-type="float" office:value="0.039577836411609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[.C379]/([.C379]+[.E379])" office:value-type="float" office:value="0.0031878536600418" calcext:value-type="float">
            <text:p>0,00</text:p>
          </table:table-cell>
          <table:table-cell table:formula="of:=[.C379]+[.B380]*([.F380]-[.C379])" office:value-type="float" office:value="0.047817804900627" calcext:value-type="float">
            <text:p>0,05</text:p>
          </table:table-cell>
          <table:table-cell table:formula="of:=[.E380]*[.D379]/([.E380]+[.D379])" office:value-type="float" office:value="0.039473684210526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[.C380]/([.C380]+[.E380])" office:value-type="float" office:value="0.00317772354241651" calcext:value-type="float">
            <text:p>0,00</text:p>
          </table:table-cell>
          <table:table-cell table:formula="of:=[.C380]+[.B381]*([.F381]-[.C380])" office:value-type="float" office:value="0.0476658531362476" calcext:value-type="float">
            <text:p>0,05</text:p>
          </table:table-cell>
          <table:table-cell table:formula="of:=[.E381]*[.D380]/([.E381]+[.D380])" office:value-type="float" office:value="0.039370078740157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[.C381]/([.C381]+[.E381])" office:value-type="float" office:value="0.00316765760227943" calcext:value-type="float">
            <text:p>0,00</text:p>
          </table:table-cell>
          <table:table-cell table:formula="of:=[.C381]+[.B382]*([.F382]-[.C381])" office:value-type="float" office:value="0.0475148640341914" calcext:value-type="float">
            <text:p>0,05</text:p>
          </table:table-cell>
          <table:table-cell table:formula="of:=[.E382]*[.D381]/([.E382]+[.D381])" office:value-type="float" office:value="0.039267015706806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[.C382]/([.C382]+[.E382])" office:value-type="float" office:value="0.00315765523167942" calcext:value-type="float">
            <text:p>0,00</text:p>
          </table:table-cell>
          <table:table-cell table:formula="of:=[.C382]+[.B383]*([.F383]-[.C382])" office:value-type="float" office:value="0.0473648284751913" calcext:value-type="float">
            <text:p>0,05</text:p>
          </table:table-cell>
          <table:table-cell table:formula="of:=[.E383]*[.D382]/([.E383]+[.D382])" office:value-type="float" office:value="0.039164490861618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[.C383]/([.C383]+[.E383])" office:value-type="float" office:value="0.00314771583031997" calcext:value-type="float">
            <text:p>0,00</text:p>
          </table:table-cell>
          <table:table-cell table:formula="of:=[.C383]+[.B384]*([.F384]-[.C383])" office:value-type="float" office:value="0.0472157374547996" calcext:value-type="float">
            <text:p>0,05</text:p>
          </table:table-cell>
          <table:table-cell table:formula="of:=[.E384]*[.D383]/([.E384]+[.D383])" office:value-type="float" office:value="0.039062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[.C384]/([.C384]+[.E384])" office:value-type="float" office:value="0.0031378388054391" calcext:value-type="float">
            <text:p>0,00</text:p>
          </table:table-cell>
          <table:table-cell table:formula="of:=[.C384]+[.B385]*([.F385]-[.C384])" office:value-type="float" office:value="0.0470675820815865" calcext:value-type="float">
            <text:p>0,05</text:p>
          </table:table-cell>
          <table:table-cell table:formula="of:=[.E385]*[.D384]/([.E385]+[.D384])" office:value-type="float" office:value="0.038961038961038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[.C385]/([.C385]+[.E385])" office:value-type="float" office:value="0.00312802357169152" calcext:value-type="float">
            <text:p>0,00</text:p>
          </table:table-cell>
          <table:table-cell table:formula="of:=[.C385]+[.B386]*([.F386]-[.C385])" office:value-type="float" office:value="0.0469203535753728" calcext:value-type="float">
            <text:p>0,05</text:p>
          </table:table-cell>
          <table:table-cell table:formula="of:=[.E386]*[.D385]/([.E386]+[.D385])" office:value-type="float" office:value="0.03886010362694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[.C386]/([.C386]+[.E386])" office:value-type="float" office:value="0.003118269551033" calcext:value-type="float">
            <text:p>0,00</text:p>
          </table:table-cell>
          <table:table-cell table:formula="of:=[.C386]+[.B387]*([.F387]-[.C386])" office:value-type="float" office:value="0.046774043265495" calcext:value-type="float">
            <text:p>0,05</text:p>
          </table:table-cell>
          <table:table-cell table:formula="of:=[.E387]*[.D386]/([.E387]+[.D386])" office:value-type="float" office:value="0.038759689922480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[.C387]/([.C387]+[.E387])" office:value-type="float" office:value="0.00310857617260689" calcext:value-type="float">
            <text:p>0,00</text:p>
          </table:table-cell>
          <table:table-cell table:formula="of:=[.C387]+[.B388]*([.F388]-[.C387])" office:value-type="float" office:value="0.0466286425891034" calcext:value-type="float">
            <text:p>0,05</text:p>
          </table:table-cell>
          <table:table-cell table:formula="of:=[.E388]*[.D387]/([.E388]+[.D387])" office:value-type="float" office:value="0.03865979381443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C388]/([.C388]+[.E388])" office:value-type="float" office:value="0.00309894287263276" calcext:value-type="float">
            <text:p>0,00</text:p>
          </table:table-cell>
          <table:table-cell table:formula="of:=[.C388]+[.B389]*([.F389]-[.C388])" office:value-type="float" office:value="0.0464841430894913" calcext:value-type="float">
            <text:p>0,05</text:p>
          </table:table-cell>
          <table:table-cell table:formula="of:=[.E389]*[.D388]/([.E389]+[.D388])" office:value-type="float" office:value="0.03856041131105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C389]/([.C389]+[.E389])" office:value-type="float" office:value="0.00308936909429705" calcext:value-type="float">
            <text:p>0,00</text:p>
          </table:table-cell>
          <table:table-cell table:formula="of:=[.C389]+[.B390]*([.F390]-[.C389])" office:value-type="float" office:value="0.0463405364144558" calcext:value-type="float">
            <text:p>0,05</text:p>
          </table:table-cell>
          <table:table-cell table:formula="of:=[.E390]*[.D389]/([.E390]+[.D389])" office:value-type="float" office:value="0.038461538461538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[.C390]/([.C390]+[.E390])" office:value-type="float" office:value="0.00307985428764586" calcext:value-type="float">
            <text:p>0,00</text:p>
          </table:table-cell>
          <table:table-cell table:formula="of:=[.C390]+[.B391]*([.F391]-[.C390])" office:value-type="float" office:value="0.0461978143146879" calcext:value-type="float">
            <text:p>0,05</text:p>
          </table:table-cell>
          <table:table-cell table:formula="of:=[.E391]*[.D390]/([.E391]+[.D390])" office:value-type="float" office:value="0.038363171355498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C391]/([.C391]+[.E391])" office:value-type="float" office:value="0.00307039790947957" calcext:value-type="float">
            <text:p>0,00</text:p>
          </table:table-cell>
          <table:table-cell table:formula="of:=[.C391]+[.B392]*([.F392]-[.C391])" office:value-type="float" office:value="0.0460559686421936" calcext:value-type="float">
            <text:p>0,05</text:p>
          </table:table-cell>
          <table:table-cell table:formula="of:=[.E392]*[.D391]/([.E392]+[.D391])" office:value-type="float" office:value="0.03826530612244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C392]/([.C392]+[.E392])" office:value-type="float" office:value="0.00306099942324951" calcext:value-type="float">
            <text:p>0,00</text:p>
          </table:table-cell>
          <table:table-cell table:formula="of:=[.C392]+[.B393]*([.F393]-[.C392])" office:value-type="float" office:value="0.0459149913487426" calcext:value-type="float">
            <text:p>0,05</text:p>
          </table:table-cell>
          <table:table-cell table:formula="of:=[.E393]*[.D392]/([.E393]+[.D392])" office:value-type="float" office:value="0.03816793893129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C393]/([.C393]+[.E393])" office:value-type="float" office:value="0.00305165829895645" calcext:value-type="float">
            <text:p>0,00</text:p>
          </table:table-cell>
          <table:table-cell table:formula="of:=[.C393]+[.B394]*([.F394]-[.C393])" office:value-type="float" office:value="0.0457748744843467" calcext:value-type="float">
            <text:p>0,05</text:p>
          </table:table-cell>
          <table:table-cell table:formula="of:=[.E394]*[.D393]/([.E394]+[.D393])" office:value-type="float" office:value="0.03807106598984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C394]/([.C394]+[.E394])" office:value-type="float" office:value="0.00304237401305099" calcext:value-type="float">
            <text:p>0,00</text:p>
          </table:table-cell>
          <table:table-cell table:formula="of:=[.C394]+[.B395]*([.F395]-[.C394])" office:value-type="float" office:value="0.0456356101957649" calcext:value-type="float">
            <text:p>0,05</text:p>
          </table:table-cell>
          <table:table-cell table:formula="of:=[.E395]*[.D394]/([.E395]+[.D394])" office:value-type="float" office:value="0.037974683544303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C395]/([.C395]+[.E395])" office:value-type="float" office:value="0.00303314604833575" calcext:value-type="float">
            <text:p>0,00</text:p>
          </table:table-cell>
          <table:table-cell table:formula="of:=[.C395]+[.B396]*([.F396]-[.C395])" office:value-type="float" office:value="0.0454971907250362" calcext:value-type="float">
            <text:p>0,05</text:p>
          </table:table-cell>
          <table:table-cell table:formula="of:=[.E396]*[.D395]/([.E396]+[.D395])" office:value-type="float" office:value="0.037878787878787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C396]/([.C396]+[.E396])" office:value-type="float" office:value="0.00302397389386929" calcext:value-type="float">
            <text:p>0,00</text:p>
          </table:table-cell>
          <table:table-cell table:formula="of:=[.C396]+[.B397]*([.F397]-[.C396])" office:value-type="float" office:value="0.0453596084080393" calcext:value-type="float">
            <text:p>0,05</text:p>
          </table:table-cell>
          <table:table-cell table:formula="of:=[.E397]*[.D396]/([.E397]+[.D396])" office:value-type="float" office:value="0.037783375314861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C397]/([.C397]+[.E397])" office:value-type="float" office:value="0.00301485704487184" calcext:value-type="float">
            <text:p>0,00</text:p>
          </table:table-cell>
          <table:table-cell table:formula="of:=[.C397]+[.B398]*([.F398]-[.C397])" office:value-type="float" office:value="0.0452228556730777" calcext:value-type="float">
            <text:p>0,05</text:p>
          </table:table-cell>
          <table:table-cell table:formula="of:=[.E398]*[.D397]/([.E398]+[.D397])" office:value-type="float" office:value="0.037688442211055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C398]/([.C398]+[.E398])" office:value-type="float" office:value="0.00300579500263272" calcext:value-type="float">
            <text:p>0,00</text:p>
          </table:table-cell>
          <table:table-cell table:formula="of:=[.C398]+[.B399]*([.F399]-[.C398])" office:value-type="float" office:value="0.0450869250394908" calcext:value-type="float">
            <text:p>0,05</text:p>
          </table:table-cell>
          <table:table-cell table:formula="of:=[.E399]*[.D398]/([.E399]+[.D398])" office:value-type="float" office:value="0.03759398496240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C399]/([.C399]+[.E399])" office:value-type="float" office:value="0.00299678727441931" calcext:value-type="float">
            <text:p>0,00</text:p>
          </table:table-cell>
          <table:table-cell table:formula="of:=[.C399]+[.B400]*([.F400]-[.C399])" office:value-type="float" office:value="0.0449518091162897" calcext:value-type="float">
            <text:p>0,04</text:p>
          </table:table-cell>
          <table:table-cell table:formula="of:=[.E400]*[.D399]/([.E400]+[.D399])" office:value-type="float" office:value="0.037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[.C400]/([.C400]+[.E400])" office:value-type="float" office:value="0.00298783337338786" calcext:value-type="float">
            <text:p>0,00</text:p>
          </table:table-cell>
          <table:table-cell table:formula="of:=[.C400]+[.B401]*([.F401]-[.C400])" office:value-type="float" office:value="0.0448175006008179" calcext:value-type="float">
            <text:p>0,04</text:p>
          </table:table-cell>
          <table:table-cell table:formula="of:=[.E401]*[.D400]/([.E401]+[.D400])" office:value-type="float" office:value="0.037406483790523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[.C401]/([.C401]+[.E401])" office:value-type="float" office:value="0.00297893281849568" calcext:value-type="float">
            <text:p>0,00</text:p>
          </table:table-cell>
          <table:table-cell table:formula="of:=[.C401]+[.B402]*([.F402]-[.C401])" office:value-type="float" office:value="0.0446839922774352" calcext:value-type="float">
            <text:p>0,04</text:p>
          </table:table-cell>
          <table:table-cell table:formula="of:=[.E402]*[.D401]/([.E402]+[.D401])" office:value-type="float" office:value="0.037313432835820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[.C402]/([.C402]+[.E402])" office:value-type="float" office:value="0.00297008513441504" calcext:value-type="float">
            <text:p>0,00</text:p>
          </table:table-cell>
          <table:table-cell table:formula="of:=[.C402]+[.B403]*([.F403]-[.C402])" office:value-type="float" office:value="0.0445512770162257" calcext:value-type="float">
            <text:p>0,04</text:p>
          </table:table-cell>
          <table:table-cell table:formula="of:=[.E403]*[.D402]/([.E403]+[.D402])" office:value-type="float" office:value="0.03722084367245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[.C403]/([.C403]+[.E403])" office:value-type="float" office:value="0.00296128985144856" calcext:value-type="float">
            <text:p>0,00</text:p>
          </table:table-cell>
          <table:table-cell table:formula="of:=[.C403]+[.B404]*([.F404]-[.C403])" office:value-type="float" office:value="0.0444193477717284" calcext:value-type="float">
            <text:p>0,04</text:p>
          </table:table-cell>
          <table:table-cell table:formula="of:=[.E404]*[.D403]/([.E404]+[.D403])" office:value-type="float" office:value="0.037128712871287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C404]/([.C404]+[.E404])" office:value-type="float" office:value="0.00295254650544606" calcext:value-type="float">
            <text:p>0,00</text:p>
          </table:table-cell>
          <table:table-cell table:formula="of:=[.C404]+[.B405]*([.F405]-[.C404])" office:value-type="float" office:value="0.0442881975816908" calcext:value-type="float">
            <text:p>0,04</text:p>
          </table:table-cell>
          <table:table-cell table:formula="of:=[.E405]*[.D404]/([.E405]+[.D404])" office:value-type="float" office:value="0.03703703703703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[.C405]/([.C405]+[.E405])" office:value-type="float" office:value="0.00294385463772291" calcext:value-type="float">
            <text:p>0,00</text:p>
          </table:table-cell>
          <table:table-cell table:formula="of:=[.C405]+[.B406]*([.F406]-[.C405])" office:value-type="float" office:value="0.0441578195658436" calcext:value-type="float">
            <text:p>0,04</text:p>
          </table:table-cell>
          <table:table-cell table:formula="of:=[.E406]*[.D405]/([.E406]+[.D405])" office:value-type="float" office:value="0.036945812807881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[.C406]/([.C406]+[.E406])" office:value-type="float" office:value="0.00293521379497985" calcext:value-type="float">
            <text:p>0,00</text:p>
          </table:table-cell>
          <table:table-cell table:formula="of:=[.C406]+[.B407]*([.F407]-[.C406])" office:value-type="float" office:value="0.0440282069246977" calcext:value-type="float">
            <text:p>0,04</text:p>
          </table:table-cell>
          <table:table-cell table:formula="of:=[.E407]*[.D406]/([.E407]+[.D406])" office:value-type="float" office:value="0.036855036855036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[.C407]/([.C407]+[.E407])" office:value-type="float" office:value="0.00292662352922415" calcext:value-type="float">
            <text:p>0,00</text:p>
          </table:table-cell>
          <table:table-cell table:formula="of:=[.C407]+[.B408]*([.F408]-[.C407])" office:value-type="float" office:value="0.0438993529383623" calcext:value-type="float">
            <text:p>0,04</text:p>
          </table:table-cell>
          <table:table-cell table:formula="of:=[.E408]*[.D407]/([.E408]+[.D407])" office:value-type="float" office:value="0.036764705882352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[.C408]/([.C408]+[.E408])" office:value-type="float" office:value="0.00291808339769223" calcext:value-type="float">
            <text:p>0,00</text:p>
          </table:table-cell>
          <table:table-cell table:formula="of:=[.C408]+[.B409]*([.F409]-[.C408])" office:value-type="float" office:value="0.0437712509653834" calcext:value-type="float">
            <text:p>0,04</text:p>
          </table:table-cell>
          <table:table-cell table:formula="of:=[.E409]*[.D408]/([.E409]+[.D408])" office:value-type="float" office:value="0.036674816625916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[.C409]/([.C409]+[.E409])" office:value-type="float" office:value="0.00290959296277352" calcext:value-type="float">
            <text:p>0,00</text:p>
          </table:table-cell>
          <table:table-cell table:formula="of:=[.C409]+[.B410]*([.F410]-[.C409])" office:value-type="float" office:value="0.0436438944416028" calcext:value-type="float">
            <text:p>0,04</text:p>
          </table:table-cell>
          <table:table-cell table:formula="of:=[.E410]*[.D409]/([.E410]+[.D409])" office:value-type="float" office:value="0.036585365853658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[.C410]/([.C410]+[.E410])" office:value-type="float" office:value="0.00290115179193576" calcext:value-type="float">
            <text:p>0,00</text:p>
          </table:table-cell>
          <table:table-cell table:formula="of:=[.C410]+[.B411]*([.F411]-[.C410])" office:value-type="float" office:value="0.0435172768790365" calcext:value-type="float">
            <text:p>0,04</text:p>
          </table:table-cell>
          <table:table-cell table:formula="of:=[.E411]*[.D410]/([.E411]+[.D410])" office:value-type="float" office:value="0.036496350364963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[.C411]/([.C411]+[.E411])" office:value-type="float" office:value="0.00289275945765156" calcext:value-type="float">
            <text:p>0,00</text:p>
          </table:table-cell>
          <table:table-cell table:formula="of:=[.C411]+[.B412]*([.F412]-[.C411])" office:value-type="float" office:value="0.0433913918647734" calcext:value-type="float">
            <text:p>0,04</text:p>
          </table:table-cell>
          <table:table-cell table:formula="of:=[.E412]*[.D411]/([.E412]+[.D411])" office:value-type="float" office:value="0.036407766990291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[.C412]/([.C412]+[.E412])" office:value-type="float" office:value="0.00288441553732616" calcext:value-type="float">
            <text:p>0,00</text:p>
          </table:table-cell>
          <table:table-cell table:formula="of:=[.C412]+[.B413]*([.F413]-[.C412])" office:value-type="float" office:value="0.0432662330598924" calcext:value-type="float">
            <text:p>0,04</text:p>
          </table:table-cell>
          <table:table-cell table:formula="of:=[.E413]*[.D412]/([.E413]+[.D412])" office:value-type="float" office:value="0.03631961259079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[.C413]/([.C413]+[.E413])" office:value-type="float" office:value="0.00287611961322656" calcext:value-type="float">
            <text:p>0,00</text:p>
          </table:table-cell>
          <table:table-cell table:formula="of:=[.C413]+[.B414]*([.F414]-[.C413])" office:value-type="float" office:value="0.0431417941983984" calcext:value-type="float">
            <text:p>0,04</text:p>
          </table:table-cell>
          <table:table-cell table:formula="of:=[.E414]*[.D413]/([.E414]+[.D413])" office:value-type="float" office:value="0.03623188405797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[.C414]/([.C414]+[.E414])" office:value-type="float" office:value="0.00286787127241177" calcext:value-type="float">
            <text:p>0,00</text:p>
          </table:table-cell>
          <table:table-cell table:formula="of:=[.C414]+[.B415]*([.F415]-[.C414])" office:value-type="float" office:value="0.0430180690861766" calcext:value-type="float">
            <text:p>0,04</text:p>
          </table:table-cell>
          <table:table-cell table:formula="of:=[.E415]*[.D414]/([.E415]+[.D414])" office:value-type="float" office:value="0.03614457831325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[.C415]/([.C415]+[.E415])" office:value-type="float" office:value="0.00285967010666429" calcext:value-type="float">
            <text:p>0,00</text:p>
          </table:table-cell>
          <table:table-cell table:formula="of:=[.C415]+[.B416]*([.F416]-[.C415])" office:value-type="float" office:value="0.0428950515999644" calcext:value-type="float">
            <text:p>0,04</text:p>
          </table:table-cell>
          <table:table-cell table:formula="of:=[.E416]*[.D415]/([.E416]+[.D415])" office:value-type="float" office:value="0.036057692307692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[.C416]/([.C416]+[.E416])" office:value-type="float" office:value="0.00285151571242279" calcext:value-type="float">
            <text:p>0,00</text:p>
          </table:table-cell>
          <table:table-cell table:formula="of:=[.C416]+[.B417]*([.F417]-[.C416])" office:value-type="float" office:value="0.0427727356863419" calcext:value-type="float">
            <text:p>0,04</text:p>
          </table:table-cell>
          <table:table-cell table:formula="of:=[.E417]*[.D416]/([.E417]+[.D416])" office:value-type="float" office:value="0.035971223021582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[.C417]/([.C417]+[.E417])" office:value-type="float" office:value="0.00284340769071589" calcext:value-type="float">
            <text:p>0,00</text:p>
          </table:table-cell>
          <table:table-cell table:formula="of:=[.C417]+[.B418]*([.F418]-[.C417])" office:value-type="float" office:value="0.0426511153607384" calcext:value-type="float">
            <text:p>0,04</text:p>
          </table:table-cell>
          <table:table-cell table:formula="of:=[.E418]*[.D417]/([.E418]+[.D417])" office:value-type="float" office:value="0.035885167464114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[.C418]/([.C418]+[.E418])" office:value-type="float" office:value="0.0028353456470971" calcext:value-type="float">
            <text:p>0,00</text:p>
          </table:table-cell>
          <table:table-cell table:formula="of:=[.C418]+[.B419]*([.F419]-[.C418])" office:value-type="float" office:value="0.0425301847064565" calcext:value-type="float">
            <text:p>0,04</text:p>
          </table:table-cell>
          <table:table-cell table:formula="of:=[.E419]*[.D418]/([.E419]+[.D418])" office:value-type="float" office:value="0.03579952267303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[.C419]/([.C419]+[.E419])" office:value-type="float" office:value="0.00282732919158084" calcext:value-type="float">
            <text:p>0,00</text:p>
          </table:table-cell>
          <table:table-cell table:formula="of:=[.C419]+[.B420]*([.F420]-[.C419])" office:value-type="float" office:value="0.0424099378737126" calcext:value-type="float">
            <text:p>0,04</text:p>
          </table:table-cell>
          <table:table-cell table:formula="of:=[.E420]*[.D419]/([.E420]+[.D419])" office:value-type="float" office:value="0.035714285714285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[.C420]/([.C420]+[.E420])" office:value-type="float" office:value="0.00281935793857958" calcext:value-type="float">
            <text:p>0,00</text:p>
          </table:table-cell>
          <table:table-cell table:formula="of:=[.C420]+[.B421]*([.F421]-[.C420])" office:value-type="float" office:value="0.0422903690786937" calcext:value-type="float">
            <text:p>0,04</text:p>
          </table:table-cell>
          <table:table-cell table:formula="of:=[.E421]*[.D420]/([.E421]+[.D420])" office:value-type="float" office:value="0.035629453681710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[.C421]/([.C421]+[.E421])" office:value-type="float" office:value="0.00281143150684199" calcext:value-type="float">
            <text:p>0,00</text:p>
          </table:table-cell>
          <table:table-cell table:formula="of:=[.C421]+[.B422]*([.F422]-[.C421])" office:value-type="float" office:value="0.0421714726026299" calcext:value-type="float">
            <text:p>0,04</text:p>
          </table:table-cell>
          <table:table-cell table:formula="of:=[.E422]*[.D421]/([.E422]+[.D421])" office:value-type="float" office:value="0.035545023696682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[.C422]/([.C422]+[.E422])" office:value-type="float" office:value="0.00280354951939218" calcext:value-type="float">
            <text:p>0,00</text:p>
          </table:table-cell>
          <table:table-cell table:formula="of:=[.C422]+[.B423]*([.F423]-[.C422])" office:value-type="float" office:value="0.0420532427908827" calcext:value-type="float">
            <text:p>0,04</text:p>
          </table:table-cell>
          <table:table-cell table:formula="of:=[.E423]*[.D422]/([.E423]+[.D422])" office:value-type="float" office:value="0.035460992907801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[.C423]/([.C423]+[.E423])" office:value-type="float" office:value="0.00279571160346991" calcext:value-type="float">
            <text:p>0,00</text:p>
          </table:table-cell>
          <table:table-cell table:formula="of:=[.C423]+[.B424]*([.F424]-[.C423])" office:value-type="float" office:value="0.0419356740520487" calcext:value-type="float">
            <text:p>0,04</text:p>
          </table:table-cell>
          <table:table-cell table:formula="of:=[.E424]*[.D423]/([.E424]+[.D423])" office:value-type="float" office:value="0.0353773584905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[.C424]/([.C424]+[.E424])" office:value-type="float" office:value="0.00278791739047186" calcext:value-type="float">
            <text:p>0,00</text:p>
          </table:table-cell>
          <table:table-cell table:formula="of:=[.C424]+[.B425]*([.F425]-[.C424])" office:value-type="float" office:value="0.0418187608570778" calcext:value-type="float">
            <text:p>0,04</text:p>
          </table:table-cell>
          <table:table-cell table:formula="of:=[.E425]*[.D424]/([.E425]+[.D424])" office:value-type="float" office:value="0.035294117647058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[.C425]/([.C425]+[.E425])" office:value-type="float" office:value="0.00278016651589379" calcext:value-type="float">
            <text:p>0,00</text:p>
          </table:table-cell>
          <table:table-cell table:formula="of:=[.C425]+[.B426]*([.F426]-[.C425])" office:value-type="float" office:value="0.0417024977384068" calcext:value-type="float">
            <text:p>0,04</text:p>
          </table:table-cell>
          <table:table-cell table:formula="of:=[.E426]*[.D425]/([.E426]+[.D425])" office:value-type="float" office:value="0.035211267605633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[.C426]/([.C426]+[.E426])" office:value-type="float" office:value="0.00277245861927378" calcext:value-type="float">
            <text:p>0,00</text:p>
          </table:table-cell>
          <table:table-cell table:formula="of:=[.C426]+[.B427]*([.F427]-[.C426])" office:value-type="float" office:value="0.0415868792891067" calcext:value-type="float">
            <text:p>0,04</text:p>
          </table:table-cell>
          <table:table-cell table:formula="of:=[.E427]*[.D426]/([.E427]+[.D426])" office:value-type="float" office:value="0.035128805620608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[.C427]/([.C427]+[.E427])" office:value-type="float" office:value="0.00276479334413632" calcext:value-type="float">
            <text:p>0,00</text:p>
          </table:table-cell>
          <table:table-cell table:formula="of:=[.C427]+[.B428]*([.F428]-[.C427])" office:value-type="float" office:value="0.0414719001620448" calcext:value-type="float">
            <text:p>0,04</text:p>
          </table:table-cell>
          <table:table-cell table:formula="of:=[.E428]*[.D427]/([.E428]+[.D427])" office:value-type="float" office:value="0.035046728971962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[.C428]/([.C428]+[.E428])" office:value-type="float" office:value="0.00275717033793734" calcext:value-type="float">
            <text:p>0,00</text:p>
          </table:table-cell>
          <table:table-cell table:formula="of:=[.C428]+[.B429]*([.F429]-[.C428])" office:value-type="float" office:value="0.0413575550690601" calcext:value-type="float">
            <text:p>0,04</text:p>
          </table:table-cell>
          <table:table-cell table:formula="of:=[.E429]*[.D428]/([.E429]+[.D428])" office:value-type="float" office:value="0.03496503496503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[.C429]/([.C429]+[.E429])" office:value-type="float" office:value="0.00274958925201019" calcext:value-type="float">
            <text:p>0,00</text:p>
          </table:table-cell>
          <table:table-cell table:formula="of:=[.C429]+[.B430]*([.F430]-[.C429])" office:value-type="float" office:value="0.0412438387801528" calcext:value-type="float">
            <text:p>0,04</text:p>
          </table:table-cell>
          <table:table-cell table:formula="of:=[.E430]*[.D429]/([.E430]+[.D429])" office:value-type="float" office:value="0.034883720930232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[.C430]/([.C430]+[.E430])" office:value-type="float" office:value="0.00274204974151245" calcext:value-type="float">
            <text:p>0,00</text:p>
          </table:table-cell>
          <table:table-cell table:formula="of:=[.C430]+[.B431]*([.F431]-[.C430])" office:value-type="float" office:value="0.0411307461226867" calcext:value-type="float">
            <text:p>0,04</text:p>
          </table:table-cell>
          <table:table-cell table:formula="of:=[.E431]*[.D430]/([.E431]+[.D430])" office:value-type="float" office:value="0.034802784222737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[.C431]/([.C431]+[.E431])" office:value-type="float" office:value="0.00273455146537367" calcext:value-type="float">
            <text:p>0,00</text:p>
          </table:table-cell>
          <table:table-cell table:formula="of:=[.C431]+[.B432]*([.F432]-[.C431])" office:value-type="float" office:value="0.041018271980605" calcext:value-type="float">
            <text:p>0,04</text:p>
          </table:table-cell>
          <table:table-cell table:formula="of:=[.E432]*[.D431]/([.E432]+[.D431])" office:value-type="float" office:value="0.034722222222222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[.C432]/([.C432]+[.E432])" office:value-type="float" office:value="0.00272709408624392" calcext:value-type="float">
            <text:p>0,00</text:p>
          </table:table-cell>
          <table:table-cell table:formula="of:=[.C432]+[.B433]*([.F433]-[.C432])" office:value-type="float" office:value="0.0409064112936588" calcext:value-type="float">
            <text:p>0,04</text:p>
          </table:table-cell>
          <table:table-cell table:formula="of:=[.E433]*[.D432]/([.E433]+[.D432])" office:value-type="float" office:value="0.034642032332563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[.C433]/([.C433]+[.E433])" office:value-type="float" office:value="0.0027196772704432" calcext:value-type="float">
            <text:p>0,00</text:p>
          </table:table-cell>
          <table:table-cell table:formula="of:=[.C433]+[.B434]*([.F434]-[.C433])" office:value-type="float" office:value="0.040795159056648" calcext:value-type="float">
            <text:p>0,04</text:p>
          </table:table-cell>
          <table:table-cell table:formula="of:=[.E434]*[.D433]/([.E434]+[.D433])" office:value-type="float" office:value="0.03456221198156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[.C434]/([.C434]+[.E434])" office:value-type="float" office:value="0.00271230068791168" calcext:value-type="float">
            <text:p>0,00</text:p>
          </table:table-cell>
          <table:table-cell table:formula="of:=[.C434]+[.B435]*([.F435]-[.C434])" office:value-type="float" office:value="0.0406845103186752" calcext:value-type="float">
            <text:p>0,04</text:p>
          </table:table-cell>
          <table:table-cell table:formula="of:=[.E435]*[.D434]/([.E435]+[.D434])" office:value-type="float" office:value="0.034482758620689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[.C435]/([.C435]+[.E435])" office:value-type="float" office:value="0.00270496401216072" calcext:value-type="float">
            <text:p>0,00</text:p>
          </table:table-cell>
          <table:table-cell table:formula="of:=[.C435]+[.B436]*([.F436]-[.C435])" office:value-type="float" office:value="0.0405744601824108" calcext:value-type="float">
            <text:p>0,04</text:p>
          </table:table-cell>
          <table:table-cell table:formula="of:=[.E436]*[.D435]/([.E436]+[.D435])" office:value-type="float" office:value="0.034403669724770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[.C436]/([.C436]+[.E436])" office:value-type="float" office:value="0.00269766692022471" calcext:value-type="float">
            <text:p>0,00</text:p>
          </table:table-cell>
          <table:table-cell table:formula="of:=[.C436]+[.B437]*([.F437]-[.C436])" office:value-type="float" office:value="0.0404650038033707" calcext:value-type="float">
            <text:p>0,04</text:p>
          </table:table-cell>
          <table:table-cell table:formula="of:=[.E437]*[.D436]/([.E437]+[.D436])" office:value-type="float" office:value="0.03432494279176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[.C437]/([.C437]+[.E437])" office:value-type="float" office:value="0.0026904090926137" calcext:value-type="float">
            <text:p>0,00</text:p>
          </table:table-cell>
          <table:table-cell table:formula="of:=[.C437]+[.B438]*([.F438]-[.C437])" office:value-type="float" office:value="0.0403561363892055" calcext:value-type="float">
            <text:p>0,04</text:p>
          </table:table-cell>
          <table:table-cell table:formula="of:=[.E438]*[.D437]/([.E438]+[.D437])" office:value-type="float" office:value="0.034246575342465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[.C438]/([.C438]+[.E438])" office:value-type="float" office:value="0.00268319021326671" calcext:value-type="float">
            <text:p>0,00</text:p>
          </table:table-cell>
          <table:table-cell table:formula="of:=[.C438]+[.B439]*([.F439]-[.C438])" office:value-type="float" office:value="0.0402478531990007" calcext:value-type="float">
            <text:p>0,04</text:p>
          </table:table-cell>
          <table:table-cell table:formula="of:=[.E439]*[.D438]/([.E439]+[.D438])" office:value-type="float" office:value="0.034168564920273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[.C439]/([.C439]+[.E439])" office:value-type="float" office:value="0.00267600996950593" calcext:value-type="float">
            <text:p>0,00</text:p>
          </table:table-cell>
          <table:table-cell table:formula="of:=[.C439]+[.B440]*([.F440]-[.C439])" office:value-type="float" office:value="0.040140149542589" calcext:value-type="float">
            <text:p>0,04</text:p>
          </table:table-cell>
          <table:table-cell table:formula="of:=[.E440]*[.D439]/([.E440]+[.D439])" office:value-type="float" office:value="0.034090909090909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[.C440]/([.C440]+[.E440])" office:value-type="float" office:value="0.00266886805199151" calcext:value-type="float">
            <text:p>0,00</text:p>
          </table:table-cell>
          <table:table-cell table:formula="of:=[.C440]+[.B441]*([.F441]-[.C440])" office:value-type="float" office:value="0.0400330207798726" calcext:value-type="float">
            <text:p>0,04</text:p>
          </table:table-cell>
          <table:table-cell table:formula="of:=[.E441]*[.D440]/([.E441]+[.D440])" office:value-type="float" office:value="0.03401360544217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[.C441]/([.C441]+[.E441])" office:value-type="float" office:value="0.00266176415467715" calcext:value-type="float">
            <text:p>0,00</text:p>
          </table:table-cell>
          <table:table-cell table:formula="of:=[.C441]+[.B442]*([.F442]-[.C441])" office:value-type="float" office:value="0.0399264623201573" calcext:value-type="float">
            <text:p>0,04</text:p>
          </table:table-cell>
          <table:table-cell table:formula="of:=[.E442]*[.D441]/([.E442]+[.D441])" office:value-type="float" office:value="0.033936651583710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[.C442]/([.C442]+[.E442])" office:value-type="float" office:value="0.00265469797476642" calcext:value-type="float">
            <text:p>0,00</text:p>
          </table:table-cell>
          <table:table-cell table:formula="of:=[.C442]+[.B443]*([.F443]-[.C442])" office:value-type="float" office:value="0.0398204696214964" calcext:value-type="float">
            <text:p>0,04</text:p>
          </table:table-cell>
          <table:table-cell table:formula="of:=[.E443]*[.D442]/([.E443]+[.D442])" office:value-type="float" office:value="0.03386004514672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[.C443]/([.C443]+[.E443])" office:value-type="float" office:value="0.0026476692126697" calcext:value-type="float">
            <text:p>0,00</text:p>
          </table:table-cell>
          <table:table-cell table:formula="of:=[.C443]+[.B444]*([.F444]-[.C443])" office:value-type="float" office:value="0.0397150381900455" calcext:value-type="float">
            <text:p>0,04</text:p>
          </table:table-cell>
          <table:table-cell table:formula="of:=[.E444]*[.D443]/([.E444]+[.D443])" office:value-type="float" office:value="0.033783783783783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[.C444]/([.C444]+[.E444])" office:value-type="float" office:value="0.00264067757196183" calcext:value-type="float">
            <text:p>0,00</text:p>
          </table:table-cell>
          <table:table-cell table:formula="of:=[.C444]+[.B445]*([.F445]-[.C444])" office:value-type="float" office:value="0.0396101635794274" calcext:value-type="float">
            <text:p>0,04</text:p>
          </table:table-cell>
          <table:table-cell table:formula="of:=[.E445]*[.D444]/([.E445]+[.D444])" office:value-type="float" office:value="0.033707865168539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[.C445]/([.C445]+[.E445])" office:value-type="float" office:value="0.00263372275934047" calcext:value-type="float">
            <text:p>0,00</text:p>
          </table:table-cell>
          <table:table-cell table:formula="of:=[.C445]+[.B446]*([.F446]-[.C445])" office:value-type="float" office:value="0.0395058413901071" calcext:value-type="float">
            <text:p>0,04</text:p>
          </table:table-cell>
          <table:table-cell table:formula="of:=[.E446]*[.D445]/([.E446]+[.D445])" office:value-type="float" office:value="0.033632286995515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[.C446]/([.C446]+[.E446])" office:value-type="float" office:value="0.00262680448458508" calcext:value-type="float">
            <text:p>0,00</text:p>
          </table:table-cell>
          <table:table-cell table:formula="of:=[.C446]+[.B447]*([.F447]-[.C446])" office:value-type="float" office:value="0.0394020672687763" calcext:value-type="float">
            <text:p>0,04</text:p>
          </table:table-cell>
          <table:table-cell table:formula="of:=[.E447]*[.D446]/([.E447]+[.D446])" office:value-type="float" office:value="0.033557046979865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[.C447]/([.C447]+[.E447])" office:value-type="float" office:value="0.00261992246051653" calcext:value-type="float">
            <text:p>0,00</text:p>
          </table:table-cell>
          <table:table-cell table:formula="of:=[.C447]+[.B448]*([.F448]-[.C447])" office:value-type="float" office:value="0.039298836907748" calcext:value-type="float">
            <text:p>0,04</text:p>
          </table:table-cell>
          <table:table-cell table:formula="of:=[.E448]*[.D447]/([.E448]+[.D447])" office:value-type="float" office:value="0.033482142857142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[.C448]/([.C448]+[.E448])" office:value-type="float" office:value="0.00261307640295738" calcext:value-type="float">
            <text:p>0,00</text:p>
          </table:table-cell>
          <table:table-cell table:formula="of:=[.C448]+[.B449]*([.F449]-[.C448])" office:value-type="float" office:value="0.0391961460443607" calcext:value-type="float">
            <text:p>0,04</text:p>
          </table:table-cell>
          <table:table-cell table:formula="of:=[.E449]*[.D448]/([.E449]+[.D448])" office:value-type="float" office:value="0.033407572383073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[.C449]/([.C449]+[.E449])" office:value-type="float" office:value="0.00260626603069275" calcext:value-type="float">
            <text:p>0,00</text:p>
          </table:table-cell>
          <table:table-cell table:formula="of:=[.C449]+[.B450]*([.F450]-[.C449])" office:value-type="float" office:value="0.0390939904603912" calcext:value-type="float">
            <text:p>0,04</text:p>
          </table:table-cell>
          <table:table-cell table:formula="of:=[.E450]*[.D449]/([.E450]+[.D449])" office:value-type="float" office:value="0.033333333333333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[.C450]/([.C450]+[.E450])" office:value-type="float" office:value="0.00259949106543182" calcext:value-type="float">
            <text:p>0,00</text:p>
          </table:table-cell>
          <table:table-cell table:formula="of:=[.C450]+[.B451]*([.F451]-[.C450])" office:value-type="float" office:value="0.0389923659814773" calcext:value-type="float">
            <text:p>0,04</text:p>
          </table:table-cell>
          <table:table-cell table:formula="of:=[.E451]*[.D450]/([.E451]+[.D450])" office:value-type="float" office:value="0.03325942350332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[.C451]/([.C451]+[.E451])" office:value-type="float" office:value="0.00259275123176995" calcext:value-type="float">
            <text:p>0,00</text:p>
          </table:table-cell>
          <table:table-cell table:formula="of:=[.C451]+[.B452]*([.F452]-[.C451])" office:value-type="float" office:value="0.0388912684765492" calcext:value-type="float">
            <text:p>0,04</text:p>
          </table:table-cell>
          <table:table-cell table:formula="of:=[.E452]*[.D451]/([.E452]+[.D451])" office:value-type="float" office:value="0.033185840707964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[.C452]/([.C452]+[.E452])" office:value-type="float" office:value="0.00258604625715131" calcext:value-type="float">
            <text:p>0,00</text:p>
          </table:table-cell>
          <table:table-cell table:formula="of:=[.C452]+[.B453]*([.F453]-[.C452])" office:value-type="float" office:value="0.0387906938572696" calcext:value-type="float">
            <text:p>0,04</text:p>
          </table:table-cell>
          <table:table-cell table:formula="of:=[.E453]*[.D452]/([.E453]+[.D452])" office:value-type="float" office:value="0.03311258278145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[.C453]/([.C453]+[.E453])" office:value-type="float" office:value="0.00257937587183217" calcext:value-type="float">
            <text:p>0,00</text:p>
          </table:table-cell>
          <table:table-cell table:formula="of:=[.C453]+[.B454]*([.F454]-[.C453])" office:value-type="float" office:value="0.0386906380774825" calcext:value-type="float">
            <text:p>0,04</text:p>
          </table:table-cell>
          <table:table-cell table:formula="of:=[.E454]*[.D453]/([.E454]+[.D453])" office:value-type="float" office:value="0.033039647577092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[.C454]/([.C454]+[.E454])" office:value-type="float" office:value="0.00257273980884473" calcext:value-type="float">
            <text:p>0,00</text:p>
          </table:table-cell>
          <table:table-cell table:formula="of:=[.C454]+[.B455]*([.F455]-[.C454])" office:value-type="float" office:value="0.038591097132671" calcext:value-type="float">
            <text:p>0,04</text:p>
          </table:table-cell>
          <table:table-cell table:formula="of:=[.E455]*[.D454]/([.E455]+[.D454])" office:value-type="float" office:value="0.03296703296703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[.C455]/([.C455]+[.E455])" office:value-type="float" office:value="0.0025661378039615" calcext:value-type="float">
            <text:p>0,00</text:p>
          </table:table-cell>
          <table:table-cell table:formula="of:=[.C455]+[.B456]*([.F456]-[.C455])" office:value-type="float" office:value="0.0384920670594225" calcext:value-type="float">
            <text:p>0,04</text:p>
          </table:table-cell>
          <table:table-cell table:formula="of:=[.E456]*[.D455]/([.E456]+[.D455])" office:value-type="float" office:value="0.032894736842105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[.C456]/([.C456]+[.E456])" office:value-type="float" office:value="0.0025595695956602" calcext:value-type="float">
            <text:p>0,00</text:p>
          </table:table-cell>
          <table:table-cell table:formula="of:=[.C456]+[.B457]*([.F457]-[.C456])" office:value-type="float" office:value="0.0383935439349031" calcext:value-type="float">
            <text:p>0,04</text:p>
          </table:table-cell>
          <table:table-cell table:formula="of:=[.E457]*[.D456]/([.E457]+[.D456])" office:value-type="float" office:value="0.032822757111597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[.C457]/([.C457]+[.E457])" office:value-type="float" office:value="0.00255303492508929" calcext:value-type="float">
            <text:p>0,00</text:p>
          </table:table-cell>
          <table:table-cell table:formula="of:=[.C457]+[.B458]*([.F458]-[.C457])" office:value-type="float" office:value="0.0382955238763393" calcext:value-type="float">
            <text:p>0,04</text:p>
          </table:table-cell>
          <table:table-cell table:formula="of:=[.E458]*[.D457]/([.E458]+[.D457])" office:value-type="float" office:value="0.03275109170305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[.C458]/([.C458]+[.E458])" office:value-type="float" office:value="0.00254653353603388" calcext:value-type="float">
            <text:p>0,00</text:p>
          </table:table-cell>
          <table:table-cell table:formula="of:=[.C458]+[.B459]*([.F459]-[.C458])" office:value-type="float" office:value="0.0381980030405082" calcext:value-type="float">
            <text:p>0,04</text:p>
          </table:table-cell>
          <table:table-cell table:formula="of:=[.E459]*[.D458]/([.E459]+[.D458])" office:value-type="float" office:value="0.032679738562091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[.C459]/([.C459]+[.E459])" office:value-type="float" office:value="0.00254006517488233" calcext:value-type="float">
            <text:p>0,00</text:p>
          </table:table-cell>
          <table:table-cell table:formula="of:=[.C459]+[.B460]*([.F460]-[.C459])" office:value-type="float" office:value="0.038100977623235" calcext:value-type="float">
            <text:p>0,04</text:p>
          </table:table-cell>
          <table:table-cell table:formula="of:=[.E460]*[.D459]/([.E460]+[.D459])" office:value-type="float" office:value="0.032608695652173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[.C460]/([.C460]+[.E460])" office:value-type="float" office:value="0.00253362959059322" calcext:value-type="float">
            <text:p>0,00</text:p>
          </table:table-cell>
          <table:table-cell table:formula="of:=[.C460]+[.B461]*([.F461]-[.C460])" office:value-type="float" office:value="0.0380044438588982" calcext:value-type="float">
            <text:p>0,04</text:p>
          </table:table-cell>
          <table:table-cell table:formula="of:=[.E461]*[.D460]/([.E461]+[.D460])" office:value-type="float" office:value="0.03253796095444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[.C461]/([.C461]+[.E461])" office:value-type="float" office:value="0.00252722653466286" calcext:value-type="float">
            <text:p>0,00</text:p>
          </table:table-cell>
          <table:table-cell table:formula="of:=[.C461]+[.B462]*([.F462]-[.C461])" office:value-type="float" office:value="0.0379083980199429" calcext:value-type="float">
            <text:p>0,04</text:p>
          </table:table-cell>
          <table:table-cell table:formula="of:=[.E462]*[.D461]/([.E462]+[.D461])" office:value-type="float" office:value="0.032467532467532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[.C462]/([.C462]+[.E462])" office:value-type="float" office:value="0.00252085576109337" calcext:value-type="float">
            <text:p>0,00</text:p>
          </table:table-cell>
          <table:table-cell table:formula="of:=[.C462]+[.B463]*([.F463]-[.C462])" office:value-type="float" office:value="0.0378128364164005" calcext:value-type="float">
            <text:p>0,04</text:p>
          </table:table-cell>
          <table:table-cell table:formula="of:=[.E463]*[.D462]/([.E463]+[.D462])" office:value-type="float" office:value="0.032397408207343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[.C463]/([.C463]+[.E463])" office:value-type="float" office:value="0.0025145170263611" calcext:value-type="float">
            <text:p>0,00</text:p>
          </table:table-cell>
          <table:table-cell table:formula="of:=[.C463]+[.B464]*([.F464]-[.C463])" office:value-type="float" office:value="0.0377177553954165" calcext:value-type="float">
            <text:p>0,04</text:p>
          </table:table-cell>
          <table:table-cell table:formula="of:=[.E464]*[.D463]/([.E464]+[.D463])" office:value-type="float" office:value="0.032327586206896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[.C464]/([.C464]+[.E464])" office:value-type="float" office:value="0.00250821008938565" calcext:value-type="float">
            <text:p>0,00</text:p>
          </table:table-cell>
          <table:table-cell table:formula="of:=[.C464]+[.B465]*([.F465]-[.C464])" office:value-type="float" office:value="0.0376231513407847" calcext:value-type="float">
            <text:p>0,04</text:p>
          </table:table-cell>
          <table:table-cell table:formula="of:=[.E465]*[.D464]/([.E465]+[.D464])" office:value-type="float" office:value="0.032258064516129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[.C465]/([.C465]+[.E465])" office:value-type="float" office:value="0.00250193471149928" calcext:value-type="float">
            <text:p>0,00</text:p>
          </table:table-cell>
          <table:table-cell table:formula="of:=[.C465]+[.B466]*([.F466]-[.C465])" office:value-type="float" office:value="0.0375290206724892" calcext:value-type="float">
            <text:p>0,04</text:p>
          </table:table-cell>
          <table:table-cell table:formula="of:=[.E466]*[.D465]/([.E466]+[.D465])" office:value-type="float" office:value="0.03218884120171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[.C466]/([.C466]+[.E466])" office:value-type="float" office:value="0.00249569065641683" calcext:value-type="float">
            <text:p>0,00</text:p>
          </table:table-cell>
          <table:table-cell table:formula="of:=[.C466]+[.B467]*([.F467]-[.C466])" office:value-type="float" office:value="0.0374353598462524" calcext:value-type="float">
            <text:p>0,04</text:p>
          </table:table-cell>
          <table:table-cell table:formula="of:=[.E467]*[.D466]/([.E467]+[.D466])" office:value-type="float" office:value="0.032119914346895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[.C467]/([.C467]+[.E467])" office:value-type="float" office:value="0.00248947769020602" calcext:value-type="float">
            <text:p>0,00</text:p>
          </table:table-cell>
          <table:table-cell table:formula="of:=[.C467]+[.B468]*([.F468]-[.C467])" office:value-type="float" office:value="0.0373421653530903" calcext:value-type="float">
            <text:p>0,04</text:p>
          </table:table-cell>
          <table:table-cell table:formula="of:=[.E468]*[.D467]/([.E468]+[.D467])" office:value-type="float" office:value="0.032051282051282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[.C468]/([.C468]+[.E468])" office:value-type="float" office:value="0.00248329558125829" calcext:value-type="float">
            <text:p>0,00</text:p>
          </table:table-cell>
          <table:table-cell table:formula="of:=[.C468]+[.B469]*([.F469]-[.C468])" office:value-type="float" office:value="0.0372494337188744" calcext:value-type="float">
            <text:p>0,04</text:p>
          </table:table-cell>
          <table:table-cell table:formula="of:=[.E469]*[.D468]/([.E469]+[.D468])" office:value-type="float" office:value="0.031982942430703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[.C469]/([.C469]+[.E469])" office:value-type="float" office:value="0.00247714410025998" calcext:value-type="float">
            <text:p>0,00</text:p>
          </table:table-cell>
          <table:table-cell table:formula="of:=[.C469]+[.B470]*([.F470]-[.C469])" office:value-type="float" office:value="0.0371571615038997" calcext:value-type="float">
            <text:p>0,04</text:p>
          </table:table-cell>
          <table:table-cell table:formula="of:=[.E470]*[.D469]/([.E470]+[.D469])" office:value-type="float" office:value="0.031914893617021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[.C470]/([.C470]+[.E470])" office:value-type="float" office:value="0.00247102302016397" calcext:value-type="float">
            <text:p>0,00</text:p>
          </table:table-cell>
          <table:table-cell table:formula="of:=[.C470]+[.B471]*([.F471]-[.C470])" office:value-type="float" office:value="0.0370653453024596" calcext:value-type="float">
            <text:p>0,04</text:p>
          </table:table-cell>
          <table:table-cell table:formula="of:=[.E471]*[.D470]/([.E471]+[.D470])" office:value-type="float" office:value="0.031847133757961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[.C471]/([.C471]+[.E471])" office:value-type="float" office:value="0.00246493211616179" calcext:value-type="float">
            <text:p>0,00</text:p>
          </table:table-cell>
          <table:table-cell table:formula="of:=[.C471]+[.B472]*([.F472]-[.C471])" office:value-type="float" office:value="0.0369739817424269" calcext:value-type="float">
            <text:p>0,04</text:p>
          </table:table-cell>
          <table:table-cell table:formula="of:=[.E472]*[.D471]/([.E472]+[.D471])" office:value-type="float" office:value="0.031779661016949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[.C472]/([.C472]+[.E472])" office:value-type="float" office:value="0.00245887116565606" calcext:value-type="float">
            <text:p>0,00</text:p>
          </table:table-cell>
          <table:table-cell table:formula="of:=[.C472]+[.B473]*([.F473]-[.C472])" office:value-type="float" office:value="0.036883067484841" calcext:value-type="float">
            <text:p>0,04</text:p>
          </table:table-cell>
          <table:table-cell table:formula="of:=[.E473]*[.D472]/([.E473]+[.D472])" office:value-type="float" office:value="0.031712473572938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[.C473]/([.C473]+[.E473])" office:value-type="float" office:value="0.00245283994823338" calcext:value-type="float">
            <text:p>0,00</text:p>
          </table:table-cell>
          <table:table-cell table:formula="of:=[.C473]+[.B474]*([.F474]-[.C473])" office:value-type="float" office:value="0.0367925992235008" calcext:value-type="float">
            <text:p>0,04</text:p>
          </table:table-cell>
          <table:table-cell table:formula="of:=[.E474]*[.D473]/([.E474]+[.D473])" office:value-type="float" office:value="0.031645569620253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[.C474]/([.C474]+[.E474])" office:value-type="float" office:value="0.00244683824563762" calcext:value-type="float">
            <text:p>0,00</text:p>
          </table:table-cell>
          <table:table-cell table:formula="of:=[.C474]+[.B475]*([.F475]-[.C474])" office:value-type="float" office:value="0.0367025736845643" calcext:value-type="float">
            <text:p>0,04</text:p>
          </table:table-cell>
          <table:table-cell table:formula="of:=[.E475]*[.D474]/([.E475]+[.D474])" office:value-type="float" office:value="0.031578947368421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[.C475]/([.C475]+[.E475])" office:value-type="float" office:value="0.00244086584174357" calcext:value-type="float">
            <text:p>0,00</text:p>
          </table:table-cell>
          <table:table-cell table:formula="of:=[.C475]+[.B476]*([.F476]-[.C475])" office:value-type="float" office:value="0.0366129876261536" calcext:value-type="float">
            <text:p>0,04</text:p>
          </table:table-cell>
          <table:table-cell table:formula="of:=[.E476]*[.D475]/([.E476]+[.D475])" office:value-type="float" office:value="0.03151260504201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[.C476]/([.C476]+[.E476])" office:value-type="float" office:value="0.00243492252253103" calcext:value-type="float">
            <text:p>0,00</text:p>
          </table:table-cell>
          <table:table-cell table:formula="of:=[.C476]+[.B477]*([.F477]-[.C476])" office:value-type="float" office:value="0.0365238378379655" calcext:value-type="float">
            <text:p>0,04</text:p>
          </table:table-cell>
          <table:table-cell table:formula="of:=[.E477]*[.D476]/([.E477]+[.D476])" office:value-type="float" office:value="0.031446540880503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[.C477]/([.C477]+[.E477])" office:value-type="float" office:value="0.00242900807605923" calcext:value-type="float">
            <text:p>0,00</text:p>
          </table:table-cell>
          <table:table-cell table:formula="of:=[.C477]+[.B478]*([.F478]-[.C477])" office:value-type="float" office:value="0.0364351211408884" calcext:value-type="float">
            <text:p>0,04</text:p>
          </table:table-cell>
          <table:table-cell table:formula="of:=[.E478]*[.D477]/([.E478]+[.D477])" office:value-type="float" office:value="0.031380753138075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[.C478]/([.C478]+[.E478])" office:value-type="float" office:value="0.00242312229244161" calcext:value-type="float">
            <text:p>0,00</text:p>
          </table:table-cell>
          <table:table-cell table:formula="of:=[.C478]+[.B479]*([.F479]-[.C478])" office:value-type="float" office:value="0.0363468343866241" calcext:value-type="float">
            <text:p>0,04</text:p>
          </table:table-cell>
          <table:table-cell table:formula="of:=[.E479]*[.D478]/([.E479]+[.D478])" office:value-type="float" office:value="0.031315240083507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[.C479]/([.C479]+[.E479])" office:value-type="float" office:value="0.00241726496382103" calcext:value-type="float">
            <text:p>0,00</text:p>
          </table:table-cell>
          <table:table-cell table:formula="of:=[.C479]+[.B480]*([.F480]-[.C479])" office:value-type="float" office:value="0.0362589744573155" calcext:value-type="float">
            <text:p>0,04</text:p>
          </table:table-cell>
          <table:table-cell table:formula="of:=[.E480]*[.D479]/([.E480]+[.D479])" office:value-type="float" office:value="0.0312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[.C480]/([.C480]+[.E480])" office:value-type="float" office:value="0.0024114358843453" calcext:value-type="float">
            <text:p>0,00</text:p>
          </table:table-cell>
          <table:table-cell table:formula="of:=[.C480]+[.B481]*([.F481]-[.C480])" office:value-type="float" office:value="0.0361715382651796" calcext:value-type="float">
            <text:p>0,04</text:p>
          </table:table-cell>
          <table:table-cell table:formula="of:=[.E481]*[.D480]/([.E481]+[.D480])" office:value-type="float" office:value="0.031185031185031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[.C481]/([.C481]+[.E481])" office:value-type="float" office:value="0.00240563485014304" calcext:value-type="float">
            <text:p>0,00</text:p>
          </table:table-cell>
          <table:table-cell table:formula="of:=[.C481]+[.B482]*([.F482]-[.C481])" office:value-type="float" office:value="0.0360845227521456" calcext:value-type="float">
            <text:p>0,04</text:p>
          </table:table-cell>
          <table:table-cell table:formula="of:=[.E482]*[.D481]/([.E482]+[.D481])" office:value-type="float" office:value="0.031120331950207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[.C482]/([.C482]+[.E482])" office:value-type="float" office:value="0.0023998616592999" calcext:value-type="float">
            <text:p>0,00</text:p>
          </table:table-cell>
          <table:table-cell table:formula="of:=[.C482]+[.B483]*([.F483]-[.C482])" office:value-type="float" office:value="0.0359979248894986" calcext:value-type="float">
            <text:p>0,04</text:p>
          </table:table-cell>
          <table:table-cell table:formula="of:=[.E483]*[.D482]/([.E483]+[.D482])" office:value-type="float" office:value="0.03105590062111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[.C483]/([.C483]+[.E483])" office:value-type="float" office:value="0.0023941161118352" calcext:value-type="float">
            <text:p>0,00</text:p>
          </table:table-cell>
          <table:table-cell table:formula="of:=[.C483]+[.B484]*([.F484]-[.C483])" office:value-type="float" office:value="0.035911741677528" calcext:value-type="float">
            <text:p>0,04</text:p>
          </table:table-cell>
          <table:table-cell table:formula="of:=[.E484]*[.D483]/([.E484]+[.D483])" office:value-type="float" office:value="0.030991735537190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[.C484]/([.C484]+[.E484])" office:value-type="float" office:value="0.00238839800967875" calcext:value-type="float">
            <text:p>0,00</text:p>
          </table:table-cell>
          <table:table-cell table:formula="of:=[.C484]+[.B485]*([.F485]-[.C484])" office:value-type="float" office:value="0.0358259701451813" calcext:value-type="float">
            <text:p>0,04</text:p>
          </table:table-cell>
          <table:table-cell table:formula="of:=[.E485]*[.D484]/([.E485]+[.D484])" office:value-type="float" office:value="0.030927835051546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[.C485]/([.C485]+[.E485])" office:value-type="float" office:value="0.00238270715664817" calcext:value-type="float">
            <text:p>0,00</text:p>
          </table:table-cell>
          <table:table-cell table:formula="of:=[.C485]+[.B486]*([.F486]-[.C485])" office:value-type="float" office:value="0.0357406073497225" calcext:value-type="float">
            <text:p>0,04</text:p>
          </table:table-cell>
          <table:table-cell table:formula="of:=[.E486]*[.D485]/([.E486]+[.D485])" office:value-type="float" office:value="0.030864197530864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[.C486]/([.C486]+[.E486])" office:value-type="float" office:value="0.00237704335842638" calcext:value-type="float">
            <text:p>0,00</text:p>
          </table:table-cell>
          <table:table-cell table:formula="of:=[.C486]+[.B487]*([.F487]-[.C486])" office:value-type="float" office:value="0.0356556503763957" calcext:value-type="float">
            <text:p>0,04</text:p>
          </table:table-cell>
          <table:table-cell table:formula="of:=[.E487]*[.D486]/([.E487]+[.D486])" office:value-type="float" office:value="0.030800821355236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[.C487]/([.C487]+[.E487])" office:value-type="float" office:value="0.00237140642253955" calcext:value-type="float">
            <text:p>0,00</text:p>
          </table:table-cell>
          <table:table-cell table:formula="of:=[.C487]+[.B488]*([.F488]-[.C487])" office:value-type="float" office:value="0.0355710963380933" calcext:value-type="float">
            <text:p>0,04</text:p>
          </table:table-cell>
          <table:table-cell table:formula="of:=[.E488]*[.D487]/([.E488]+[.D487])" office:value-type="float" office:value="0.030737704918032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[.C488]/([.C488]+[.E488])" office:value-type="float" office:value="0.00236579615833526" calcext:value-type="float">
            <text:p>0,00</text:p>
          </table:table-cell>
          <table:table-cell table:formula="of:=[.C488]+[.B489]*([.F489]-[.C488])" office:value-type="float" office:value="0.0354869423750289" calcext:value-type="float">
            <text:p>0,04</text:p>
          </table:table-cell>
          <table:table-cell table:formula="of:=[.E489]*[.D488]/([.E489]+[.D488])" office:value-type="float" office:value="0.03067484662576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[.C489]/([.C489]+[.E489])" office:value-type="float" office:value="0.00236021237696099" calcext:value-type="float">
            <text:p>0,00</text:p>
          </table:table-cell>
          <table:table-cell table:formula="of:=[.C489]+[.B490]*([.F490]-[.C489])" office:value-type="float" office:value="0.0354031856544148" calcext:value-type="float">
            <text:p>0,04</text:p>
          </table:table-cell>
          <table:table-cell table:formula="of:=[.E490]*[.D489]/([.E490]+[.D489])" office:value-type="float" office:value="0.030612244897959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[.C490]/([.C490]+[.E490])" office:value-type="float" office:value="0.00235465489134297" calcext:value-type="float">
            <text:p>0,00</text:p>
          </table:table-cell>
          <table:table-cell table:formula="of:=[.C490]+[.B491]*([.F491]-[.C490])" office:value-type="float" office:value="0.0353198233701445" calcext:value-type="float">
            <text:p>0,04</text:p>
          </table:table-cell>
          <table:table-cell table:formula="of:=[.E491]*[.D490]/([.E491]+[.D490])" office:value-type="float" office:value="0.030549898167006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[.C491]/([.C491]+[.E491])" office:value-type="float" office:value="0.00234912351616526" calcext:value-type="float">
            <text:p>0,00</text:p>
          </table:table-cell>
          <table:table-cell table:formula="of:=[.C491]+[.B492]*([.F492]-[.C491])" office:value-type="float" office:value="0.0352368527424789" calcext:value-type="float">
            <text:p>0,04</text:p>
          </table:table-cell>
          <table:table-cell table:formula="of:=[.E492]*[.D491]/([.E492]+[.D491])" office:value-type="float" office:value="0.030487804878048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[.C492]/([.C492]+[.E492])" office:value-type="float" office:value="0.00234361806784917" calcext:value-type="float">
            <text:p>0,00</text:p>
          </table:table-cell>
          <table:table-cell table:formula="of:=[.C492]+[.B493]*([.F493]-[.C492])" office:value-type="float" office:value="0.0351542710177375" calcext:value-type="float">
            <text:p>0,04</text:p>
          </table:table-cell>
          <table:table-cell table:formula="of:=[.E493]*[.D492]/([.E493]+[.D492])" office:value-type="float" office:value="0.030425963488843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[.C493]/([.C493]+[.E493])" office:value-type="float" office:value="0.00233813836453292" calcext:value-type="float">
            <text:p>0,00</text:p>
          </table:table-cell>
          <table:table-cell table:formula="of:=[.C493]+[.B494]*([.F494]-[.C493])" office:value-type="float" office:value="0.0350720754679937" calcext:value-type="float">
            <text:p>0,04</text:p>
          </table:table-cell>
          <table:table-cell table:formula="of:=[.E494]*[.D493]/([.E494]+[.D493])" office:value-type="float" office:value="0.030364372469635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[.C494]/([.C494]+[.E494])" office:value-type="float" office:value="0.00233268422605164" calcext:value-type="float">
            <text:p>0,00</text:p>
          </table:table-cell>
          <table:table-cell table:formula="of:=[.C494]+[.B495]*([.F495]-[.C494])" office:value-type="float" office:value="0.0349902633907747" calcext:value-type="float">
            <text:p>0,03</text:p>
          </table:table-cell>
          <table:table-cell table:formula="of:=[.E495]*[.D494]/([.E495]+[.D494])" office:value-type="float" office:value="0.030303030303030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[.C495]/([.C495]+[.E495])" office:value-type="float" office:value="0.00232725547391764" calcext:value-type="float">
            <text:p>0,00</text:p>
          </table:table-cell>
          <table:table-cell table:formula="of:=[.C495]+[.B496]*([.F496]-[.C495])" office:value-type="float" office:value="0.0349088321087647" calcext:value-type="float">
            <text:p>0,03</text:p>
          </table:table-cell>
          <table:table-cell table:formula="of:=[.E496]*[.D495]/([.E496]+[.D495])" office:value-type="float" office:value="0.03024193548387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[.C496]/([.C496]+[.E496])" office:value-type="float" office:value="0.0023218519313009" calcext:value-type="float">
            <text:p>0,00</text:p>
          </table:table-cell>
          <table:table-cell table:formula="of:=[.C496]+[.B497]*([.F497]-[.C496])" office:value-type="float" office:value="0.0348277789695135" calcext:value-type="float">
            <text:p>0,03</text:p>
          </table:table-cell>
          <table:table-cell table:formula="of:=[.E497]*[.D496]/([.E497]+[.D496])" office:value-type="float" office:value="0.030181086519114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[.C497]/([.C497]+[.E497])" office:value-type="float" office:value="0.00231647342300988" calcext:value-type="float">
            <text:p>0,00</text:p>
          </table:table-cell>
          <table:table-cell table:formula="of:=[.C497]+[.B498]*([.F498]-[.C497])" office:value-type="float" office:value="0.0347471013451481" calcext:value-type="float">
            <text:p>0,03</text:p>
          </table:table-cell>
          <table:table-cell table:formula="of:=[.E498]*[.D497]/([.E498]+[.D497])" office:value-type="float" office:value="0.030120481927710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[.C498]/([.C498]+[.E498])" office:value-type="float" office:value="0.0023111197754726" calcext:value-type="float">
            <text:p>0,00</text:p>
          </table:table-cell>
          <table:table-cell table:formula="of:=[.C498]+[.B499]*([.F499]-[.C498])" office:value-type="float" office:value="0.034666796632089" calcext:value-type="float">
            <text:p>0,03</text:p>
          </table:table-cell>
          <table:table-cell table:formula="of:=[.E499]*[.D498]/([.E499]+[.D498])" office:value-type="float" office:value="0.03006012024048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[.C499]/([.C499]+[.E499])" office:value-type="float" office:value="0.00230579081671798" calcext:value-type="float">
            <text:p>0,00</text:p>
          </table:table-cell>
          <table:table-cell table:formula="of:=[.C499]+[.B500]*([.F500]-[.C499])" office:value-type="float" office:value="0.0345868622507697" calcext:value-type="float">
            <text:p>0,03</text:p>
          </table:table-cell>
          <table:table-cell table:formula="of:=[.E500]*[.D499]/([.E500]+[.D499])" office:value-type="float" office:value="0.0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[.C500]/([.C500]+[.E500])" office:value-type="float" office:value="0.00230048637635739" calcext:value-type="float">
            <text:p>0,00</text:p>
          </table:table-cell>
          <table:table-cell table:formula="of:=[.C500]+[.B501]*([.F501]-[.C500])" office:value-type="float" office:value="0.0345072956453609" calcext:value-type="float">
            <text:p>0,03</text:p>
          </table:table-cell>
          <table:table-cell table:formula="of:=[.E501]*[.D500]/([.E501]+[.D500])" office:value-type="float" office:value="0.029940119760479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 table:number-rows-repeated="10480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1">
        <table:table-column table:style-name="co2" table:number-columns-repeated="2" table:default-cell-style-name="ce8"/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от до</text:p>
          </table:table-cell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 колебаний</text:p>
          </table:table-cell>
          <table:table-cell office:value-type="string" calcext:value-type="string">
            <text:p>v погрешность набранная за 100 мс</text:p>
          </table:table-cell>
        </table:table-row>
        <table:table-row table:style-name="ro3">
          <table:table-cell office:value-type="float" office:value="0" calcext:value-type="float">
            <text:p>0,00</text:p>
          </table:table-cell>
          <table:table-cell/>
        </table:table-row>
        <table:table-row table:style-name="ro5">
          <table:table-cell table:formula="of:=[.$A$1]*(RAND()-0.5)*2*[.$A$2]" office:value-type="float" office:value="-5.76721717842812" calcext:value-type="float">
            <text:p>-5,77</text:p>
          </table:table-cell>
          <table:table-cell table:formula="of:=(RAND()-0.5)*2*[.$B$2]" office:value-type="float" office:value="-0.633047297149677" calcext:value-type="float">
            <text:p>-0,63</text:p>
          </table:table-cell>
        </table:table-row>
        <table:table-row table:style-name="ro5">
          <table:table-cell table:formula="of:=[.$A$1]*(RAND()-0.5)*2*[.$A$2]" office:value-type="float" office:value="-9.29292030480524" calcext:value-type="float">
            <text:p>-9,29</text:p>
          </table:table-cell>
          <table:table-cell table:formula="of:=(RAND()-0.5)*2*[.$B$2]" office:value-type="float" office:value="1.64682005137883" calcext:value-type="float">
            <text:p>1,65</text:p>
          </table:table-cell>
        </table:table-row>
        <table:table-row table:style-name="ro5">
          <table:table-cell table:formula="of:=[.$A$1]*(RAND()-0.5)*2*[.$A$2]" office:value-type="float" office:value="5.1573243292258" calcext:value-type="float">
            <text:p>5,16</text:p>
          </table:table-cell>
          <table:table-cell table:formula="of:=(RAND()-0.5)*2*[.$B$2]" office:value-type="float" office:value="-2.51812179703625" calcext:value-type="float">
            <text:p>-2,52</text:p>
          </table:table-cell>
        </table:table-row>
        <table:table-row table:style-name="ro5">
          <table:table-cell table:formula="of:=[.$A$1]*(RAND()-0.5)*2*[.$A$2]" office:value-type="float" office:value="-6.94883266323909" calcext:value-type="float">
            <text:p>-6,95</text:p>
          </table:table-cell>
          <table:table-cell table:formula="of:=(RAND()-0.5)*2*[.$B$2]" office:value-type="float" office:value="0.927732169084633" calcext:value-type="float">
            <text:p>0,93</text:p>
          </table:table-cell>
        </table:table-row>
        <table:table-row table:style-name="ro5">
          <table:table-cell table:formula="of:=[.$A$1]*(RAND()-0.5)*2*[.$A$2]" office:value-type="float" office:value="-1.37948294177115" calcext:value-type="float">
            <text:p>-1,38</text:p>
          </table:table-cell>
          <table:table-cell table:formula="of:=(RAND()-0.5)*2*[.$B$2]" office:value-type="float" office:value="-0.622748531007679" calcext:value-type="float">
            <text:p>-0,62</text:p>
          </table:table-cell>
        </table:table-row>
        <table:table-row table:style-name="ro5">
          <table:table-cell table:formula="of:=[.$A$1]*(RAND()-0.5)*2*[.$A$2]" office:value-type="float" office:value="4.04564470365909" calcext:value-type="float">
            <text:p>4,05</text:p>
          </table:table-cell>
          <table:table-cell table:formula="of:=(RAND()-0.5)*2*[.$B$2]" office:value-type="float" office:value="-0.209329746094392" calcext:value-type="float">
            <text:p>-0,21</text:p>
          </table:table-cell>
        </table:table-row>
        <table:table-row table:style-name="ro5">
          <table:table-cell table:formula="of:=[.$A$1]*(RAND()-0.5)*2*[.$A$2]" office:value-type="float" office:value="-4.52427283882389" calcext:value-type="float">
            <text:p>-4,52</text:p>
          </table:table-cell>
          <table:table-cell table:formula="of:=(RAND()-0.5)*2*[.$B$2]" office:value-type="float" office:value="2.52232119678578" calcext:value-type="float">
            <text:p>2,52</text:p>
          </table:table-cell>
        </table:table-row>
        <table:table-row table:style-name="ro5">
          <table:table-cell table:formula="of:=[.$A$1]*(RAND()-0.5)*2*[.$A$2]" office:value-type="float" office:value="5.73920759586901" calcext:value-type="float">
            <text:p>5,74</text:p>
          </table:table-cell>
          <table:table-cell table:formula="of:=(RAND()-0.5)*2*[.$B$2]" office:value-type="float" office:value="1.89764332729022" calcext:value-type="float">
            <text:p>1,90</text:p>
          </table:table-cell>
        </table:table-row>
        <table:table-row table:style-name="ro5">
          <table:table-cell table:formula="of:=[.$A$1]*(RAND()-0.5)*2*[.$A$2]" office:value-type="float" office:value="-1.07609869076593" calcext:value-type="float">
            <text:p>-1,08</text:p>
          </table:table-cell>
          <table:table-cell table:formula="of:=(RAND()-0.5)*2*[.$B$2]" office:value-type="float" office:value="-2.06450272056123" calcext:value-type="float">
            <text:p>-2,06</text:p>
          </table:table-cell>
        </table:table-row>
        <table:table-row table:style-name="ro5">
          <table:table-cell table:formula="of:=[.$A$1]*(RAND()-0.5)*2*[.$A$2]" office:value-type="float" office:value="14.2876145569365" calcext:value-type="float">
            <text:p>14,29</text:p>
          </table:table-cell>
          <table:table-cell table:formula="of:=(RAND()-0.5)*2*[.$B$2]" office:value-type="float" office:value="-0.111903457664528" calcext:value-type="float">
            <text:p>-0,11</text:p>
          </table:table-cell>
        </table:table-row>
        <table:table-row table:style-name="ro5">
          <table:table-cell table:formula="of:=[.$A$1]*(RAND()-0.5)*2*[.$A$2]" office:value-type="float" office:value="-2.81886975612543" calcext:value-type="float">
            <text:p>-2,82</text:p>
          </table:table-cell>
          <table:table-cell table:formula="of:=(RAND()-0.5)*2*[.$B$2]" office:value-type="float" office:value="-2.26814636691489" calcext:value-type="float">
            <text:p>-2,27</text:p>
          </table:table-cell>
        </table:table-row>
        <table:table-row table:style-name="ro5">
          <table:table-cell table:formula="of:=[.$A$1]*(RAND()-0.5)*2*[.$A$2]" office:value-type="float" office:value="3.34459525822271" calcext:value-type="float">
            <text:p>3,34</text:p>
          </table:table-cell>
          <table:table-cell table:formula="of:=(RAND()-0.5)*2*[.$B$2]" office:value-type="float" office:value="-4.7128262411289" calcext:value-type="float">
            <text:p>-4,71</text:p>
          </table:table-cell>
        </table:table-row>
        <table:table-row table:style-name="ro5">
          <table:table-cell table:formula="of:=[.$A$1]*(RAND()-0.5)*2*[.$A$2]" office:value-type="float" office:value="-13.0869171921386" calcext:value-type="float">
            <text:p>-13,09</text:p>
          </table:table-cell>
          <table:table-cell table:formula="of:=(RAND()-0.5)*2*[.$B$2]" office:value-type="float" office:value="1.75203390484302" calcext:value-type="float">
            <text:p>1,75</text:p>
          </table:table-cell>
        </table:table-row>
        <table:table-row table:style-name="ro5">
          <table:table-cell table:formula="of:=[.$A$1]*(RAND()-0.5)*2*[.$A$2]" office:value-type="float" office:value="10.3428627111956" calcext:value-type="float">
            <text:p>10,34</text:p>
          </table:table-cell>
          <table:table-cell table:formula="of:=(RAND()-0.5)*2*[.$B$2]" office:value-type="float" office:value="2.43287695322251" calcext:value-type="float">
            <text:p>2,43</text:p>
          </table:table-cell>
        </table:table-row>
        <table:table-row table:style-name="ro5">
          <table:table-cell table:formula="of:=[.$A$1]*(RAND()-0.5)*2*[.$A$2]" office:value-type="float" office:value="4.94660146429828" calcext:value-type="float">
            <text:p>4,95</text:p>
          </table:table-cell>
          <table:table-cell table:formula="of:=(RAND()-0.5)*2*[.$B$2]" office:value-type="float" office:value="1.16934159290665" calcext:value-type="float">
            <text:p>1,17</text:p>
          </table:table-cell>
        </table:table-row>
        <table:table-row table:style-name="ro5">
          <table:table-cell table:formula="of:=[.$A$1]*(RAND()-0.5)*2*[.$A$2]" office:value-type="float" office:value="-8.45693185710454" calcext:value-type="float">
            <text:p>-8,46</text:p>
          </table:table-cell>
          <table:table-cell table:formula="of:=(RAND()-0.5)*2*[.$B$2]" office:value-type="float" office:value="0.604152012894563" calcext:value-type="float">
            <text:p>0,60</text:p>
          </table:table-cell>
        </table:table-row>
        <table:table-row table:style-name="ro5">
          <table:table-cell table:formula="of:=[.$A$1]*(RAND()-0.5)*2*[.$A$2]" office:value-type="float" office:value="-0.63941179480291" calcext:value-type="float">
            <text:p>-0,64</text:p>
          </table:table-cell>
          <table:table-cell table:formula="of:=(RAND()-0.5)*2*[.$B$2]" office:value-type="float" office:value="-0.594983081740058" calcext:value-type="float">
            <text:p>-0,59</text:p>
          </table:table-cell>
        </table:table-row>
        <table:table-row table:style-name="ro5">
          <table:table-cell table:formula="of:=[.$A$1]*(RAND()-0.5)*2*[.$A$2]" office:value-type="float" office:value="9.35052818535243" calcext:value-type="float">
            <text:p>9,35</text:p>
          </table:table-cell>
          <table:table-cell table:formula="of:=(RAND()-0.5)*2*[.$B$2]" office:value-type="float" office:value="2.08822054611713" calcext:value-type="float">
            <text:p>2,09</text:p>
          </table:table-cell>
        </table:table-row>
        <table:table-row table:style-name="ro5">
          <table:table-cell table:formula="of:=[.$A$1]*(RAND()-0.5)*2*[.$A$2]" office:value-type="float" office:value="11.3600886346501" calcext:value-type="float">
            <text:p>11,36</text:p>
          </table:table-cell>
          <table:table-cell table:formula="of:=(RAND()-0.5)*2*[.$B$2]" office:value-type="float" office:value="-2.72982590434422" calcext:value-type="float">
            <text:p>-2,73</text:p>
          </table:table-cell>
        </table:table-row>
        <table:table-row table:style-name="ro5">
          <table:table-cell table:formula="of:=[.$A$1]*(RAND()-0.5)*2*[.$A$2]" office:value-type="float" office:value="-7.70756568260867" calcext:value-type="float">
            <text:p>-7,71</text:p>
          </table:table-cell>
          <table:table-cell table:formula="of:=(RAND()-0.5)*2*[.$B$2]" office:value-type="float" office:value="-3.05689148085359" calcext:value-type="float">
            <text:p>-3,06</text:p>
          </table:table-cell>
        </table:table-row>
        <table:table-row table:style-name="ro5">
          <table:table-cell table:formula="of:=[.$A$1]*(RAND()-0.5)*2*[.$A$2]" office:value-type="float" office:value="-7.87626690322315" calcext:value-type="float">
            <text:p>-7,88</text:p>
          </table:table-cell>
          <table:table-cell table:formula="of:=(RAND()-0.5)*2*[.$B$2]" office:value-type="float" office:value="2.88708908433178" calcext:value-type="float">
            <text:p>2,89</text:p>
          </table:table-cell>
        </table:table-row>
        <table:table-row table:style-name="ro5">
          <table:table-cell table:formula="of:=[.$A$1]*(RAND()-0.5)*2*[.$A$2]" office:value-type="float" office:value="-9.175016813411" calcext:value-type="float">
            <text:p>-9,18</text:p>
          </table:table-cell>
          <table:table-cell table:formula="of:=(RAND()-0.5)*2*[.$B$2]" office:value-type="float" office:value="1.23265500752151" calcext:value-type="float">
            <text:p>1,23</text:p>
          </table:table-cell>
        </table:table-row>
        <table:table-row table:style-name="ro5">
          <table:table-cell table:formula="of:=[.$A$1]*(RAND()-0.5)*2*[.$A$2]" office:value-type="float" office:value="-4.43950100489599" calcext:value-type="float">
            <text:p>-4,44</text:p>
          </table:table-cell>
          <table:table-cell table:formula="of:=(RAND()-0.5)*2*[.$B$2]" office:value-type="float" office:value="3.7759809997204" calcext:value-type="float">
            <text:p>3,78</text:p>
          </table:table-cell>
        </table:table-row>
        <table:table-row table:style-name="ro5">
          <table:table-cell table:formula="of:=[.$A$1]*(RAND()-0.5)*2*[.$A$2]" office:value-type="float" office:value="-4.72138528765216" calcext:value-type="float">
            <text:p>-4,72</text:p>
          </table:table-cell>
          <table:table-cell table:formula="of:=(RAND()-0.5)*2*[.$B$2]" office:value-type="float" office:value="2.62435314790242" calcext:value-type="float">
            <text:p>2,62</text:p>
          </table:table-cell>
        </table:table-row>
        <table:table-row table:style-name="ro5">
          <table:table-cell table:formula="of:=[.$A$1]*(RAND()-0.5)*2*[.$A$2]" office:value-type="float" office:value="-0.289558702505263" calcext:value-type="float">
            <text:p>-0,29</text:p>
          </table:table-cell>
          <table:table-cell table:formula="of:=(RAND()-0.5)*2*[.$B$2]" office:value-type="float" office:value="0.213990550710483" calcext:value-type="float">
            <text:p>0,21</text:p>
          </table:table-cell>
        </table:table-row>
        <table:table-row table:style-name="ro5">
          <table:table-cell table:formula="of:=[.$A$1]*(RAND()-0.5)*2*[.$A$2]" office:value-type="float" office:value="-9.69625643147775" calcext:value-type="float">
            <text:p>-9,70</text:p>
          </table:table-cell>
          <table:table-cell table:formula="of:=(RAND()-0.5)*2*[.$B$2]" office:value-type="float" office:value="-3.7673832776311" calcext:value-type="float">
            <text:p>-3,77</text:p>
          </table:table-cell>
        </table:table-row>
        <table:table-row table:style-name="ro5">
          <table:table-cell table:formula="of:=[.$A$1]*(RAND()-0.5)*2*[.$A$2]" office:value-type="float" office:value="14.9702407342331" calcext:value-type="float">
            <text:p>14,97</text:p>
          </table:table-cell>
          <table:table-cell table:formula="of:=(RAND()-0.5)*2*[.$B$2]" office:value-type="float" office:value="4.7544733214274" calcext:value-type="float">
            <text:p>4,75</text:p>
          </table:table-cell>
        </table:table-row>
        <table:table-row table:style-name="ro5">
          <table:table-cell table:formula="of:=[.$A$1]*(RAND()-0.5)*2*[.$A$2]" office:value-type="float" office:value="-4.60013848045016" calcext:value-type="float">
            <text:p>-4,60</text:p>
          </table:table-cell>
          <table:table-cell table:formula="of:=(RAND()-0.5)*2*[.$B$2]" office:value-type="float" office:value="-2.51511975356828" calcext:value-type="float">
            <text:p>-2,52</text:p>
          </table:table-cell>
        </table:table-row>
        <table:table-row table:style-name="ro5">
          <table:table-cell table:formula="of:=[.$A$1]*(RAND()-0.5)*2*[.$A$2]" office:value-type="float" office:value="7.07622286322512" calcext:value-type="float">
            <text:p>7,08</text:p>
          </table:table-cell>
          <table:table-cell table:formula="of:=(RAND()-0.5)*2*[.$B$2]" office:value-type="float" office:value="1.81185849045376" calcext:value-type="float">
            <text:p>1,81</text:p>
          </table:table-cell>
        </table:table-row>
        <table:table-row table:style-name="ro5">
          <table:table-cell table:formula="of:=[.$A$1]*(RAND()-0.5)*2*[.$A$2]" office:value-type="float" office:value="-7.17391000928166" calcext:value-type="float">
            <text:p>-7,17</text:p>
          </table:table-cell>
          <table:table-cell table:formula="of:=(RAND()-0.5)*2*[.$B$2]" office:value-type="float" office:value="-1.84704830530503" calcext:value-type="float">
            <text:p>-1,85</text:p>
          </table:table-cell>
        </table:table-row>
        <table:table-row table:style-name="ro5">
          <table:table-cell table:formula="of:=[.$A$1]*(RAND()-0.5)*2*[.$A$2]" office:value-type="float" office:value="-13.1044037810226" calcext:value-type="float">
            <text:p>-13,10</text:p>
          </table:table-cell>
          <table:table-cell table:formula="of:=(RAND()-0.5)*2*[.$B$2]" office:value-type="float" office:value="-0.304781733222347" calcext:value-type="float">
            <text:p>-0,30</text:p>
          </table:table-cell>
        </table:table-row>
        <table:table-row table:style-name="ro5">
          <table:table-cell table:formula="of:=[.$A$1]*(RAND()-0.5)*2*[.$A$2]" office:value-type="float" office:value="-1.41132734165821" calcext:value-type="float">
            <text:p>-1,41</text:p>
          </table:table-cell>
          <table:table-cell table:formula="of:=(RAND()-0.5)*2*[.$B$2]" office:value-type="float" office:value="-3.96292589201475" calcext:value-type="float">
            <text:p>-3,96</text:p>
          </table:table-cell>
        </table:table-row>
        <table:table-row table:style-name="ro5">
          <table:table-cell table:formula="of:=[.$A$1]*(RAND()-0.5)*2*[.$A$2]" office:value-type="float" office:value="-0.113039447417883" calcext:value-type="float">
            <text:p>-0,11</text:p>
          </table:table-cell>
          <table:table-cell table:formula="of:=(RAND()-0.5)*2*[.$B$2]" office:value-type="float" office:value="1.02262452261011" calcext:value-type="float">
            <text:p>1,02</text:p>
          </table:table-cell>
        </table:table-row>
        <table:table-row table:style-name="ro5">
          <table:table-cell table:formula="of:=[.$A$1]*(RAND()-0.5)*2*[.$A$2]" office:value-type="float" office:value="-6.694493608546" calcext:value-type="float">
            <text:p>-6,69</text:p>
          </table:table-cell>
          <table:table-cell table:formula="of:=(RAND()-0.5)*2*[.$B$2]" office:value-type="float" office:value="2.72225942626785" calcext:value-type="float">
            <text:p>2,72</text:p>
          </table:table-cell>
        </table:table-row>
        <table:table-row table:style-name="ro5">
          <table:table-cell table:formula="of:=[.$A$1]*(RAND()-0.5)*2*[.$A$2]" office:value-type="float" office:value="5.0650289709239" calcext:value-type="float">
            <text:p>5,07</text:p>
          </table:table-cell>
          <table:table-cell table:formula="of:=(RAND()-0.5)*2*[.$B$2]" office:value-type="float" office:value="-0.988417602803294" calcext:value-type="float">
            <text:p>-0,99</text:p>
          </table:table-cell>
        </table:table-row>
        <table:table-row table:style-name="ro5">
          <table:table-cell table:formula="of:=[.$A$1]*(RAND()-0.5)*2*[.$A$2]" office:value-type="float" office:value="6.25172316632072" calcext:value-type="float">
            <text:p>6,25</text:p>
          </table:table-cell>
          <table:table-cell table:formula="of:=(RAND()-0.5)*2*[.$B$2]" office:value-type="float" office:value="2.44482423245529" calcext:value-type="float">
            <text:p>2,44</text:p>
          </table:table-cell>
        </table:table-row>
        <table:table-row table:style-name="ro5">
          <table:table-cell table:formula="of:=[.$A$1]*(RAND()-0.5)*2*[.$A$2]" office:value-type="float" office:value="14.4887069099202" calcext:value-type="float">
            <text:p>14,49</text:p>
          </table:table-cell>
          <table:table-cell table:formula="of:=(RAND()-0.5)*2*[.$B$2]" office:value-type="float" office:value="-0.847023458292602" calcext:value-type="float">
            <text:p>-0,85</text:p>
          </table:table-cell>
        </table:table-row>
        <table:table-row table:style-name="ro5">
          <table:table-cell table:formula="of:=[.$A$1]*(RAND()-0.5)*2*[.$A$2]" office:value-type="float" office:value="-10.4552888525501" calcext:value-type="float">
            <text:p>-10,46</text:p>
          </table:table-cell>
          <table:table-cell table:formula="of:=(RAND()-0.5)*2*[.$B$2]" office:value-type="float" office:value="-2.98394277892712" calcext:value-type="float">
            <text:p>-2,98</text:p>
          </table:table-cell>
        </table:table-row>
        <table:table-row table:style-name="ro5">
          <table:table-cell table:formula="of:=[.$A$1]*(RAND()-0.5)*2*[.$A$2]" office:value-type="float" office:value="-1.42564699235852" calcext:value-type="float">
            <text:p>-1,43</text:p>
          </table:table-cell>
          <table:table-cell table:formula="of:=(RAND()-0.5)*2*[.$B$2]" office:value-type="float" office:value="-2.48482011466997" calcext:value-type="float">
            <text:p>-2,48</text:p>
          </table:table-cell>
        </table:table-row>
        <table:table-row table:style-name="ro5">
          <table:table-cell table:formula="of:=[.$A$1]*(RAND()-0.5)*2*[.$A$2]" office:value-type="float" office:value="-4.96811164044919" calcext:value-type="float">
            <text:p>-4,97</text:p>
          </table:table-cell>
          <table:table-cell table:formula="of:=(RAND()-0.5)*2*[.$B$2]" office:value-type="float" office:value="4.11689336546639" calcext:value-type="float">
            <text:p>4,12</text:p>
          </table:table-cell>
        </table:table-row>
        <table:table-row table:style-name="ro5">
          <table:table-cell table:formula="of:=[.$A$1]*(RAND()-0.5)*2*[.$A$2]" office:value-type="float" office:value="10.3373477478691" calcext:value-type="float">
            <text:p>10,34</text:p>
          </table:table-cell>
          <table:table-cell table:formula="of:=(RAND()-0.5)*2*[.$B$2]" office:value-type="float" office:value="4.32079977662537" calcext:value-type="float">
            <text:p>4,32</text:p>
          </table:table-cell>
        </table:table-row>
        <table:table-row table:style-name="ro5">
          <table:table-cell table:formula="of:=[.$A$1]*(RAND()-0.5)*2*[.$A$2]" office:value-type="float" office:value="-10.4335345153936" calcext:value-type="float">
            <text:p>-10,43</text:p>
          </table:table-cell>
          <table:table-cell table:formula="of:=(RAND()-0.5)*2*[.$B$2]" office:value-type="float" office:value="4.11171187505389" calcext:value-type="float">
            <text:p>4,11</text:p>
          </table:table-cell>
        </table:table-row>
        <table:table-row table:style-name="ro5">
          <table:table-cell table:formula="of:=[.$A$1]*(RAND()-0.5)*2*[.$A$2]" office:value-type="float" office:value="14.4670298696814" calcext:value-type="float">
            <text:p>14,47</text:p>
          </table:table-cell>
          <table:table-cell table:formula="of:=(RAND()-0.5)*2*[.$B$2]" office:value-type="float" office:value="0.378639398219515" calcext:value-type="float">
            <text:p>0,38</text:p>
          </table:table-cell>
        </table:table-row>
        <table:table-row table:style-name="ro5">
          <table:table-cell table:formula="of:=[.$A$1]*(RAND()-0.5)*2*[.$A$2]" office:value-type="float" office:value="-9.78401701149277" calcext:value-type="float">
            <text:p>-9,78</text:p>
          </table:table-cell>
          <table:table-cell table:formula="of:=(RAND()-0.5)*2*[.$B$2]" office:value-type="float" office:value="-3.64688352960697" calcext:value-type="float">
            <text:p>-3,65</text:p>
          </table:table-cell>
        </table:table-row>
        <table:table-row table:style-name="ro5">
          <table:table-cell table:formula="of:=[.$A$1]*(RAND()-0.5)*2*[.$A$2]" office:value-type="float" office:value="4.32893574323198" calcext:value-type="float">
            <text:p>4,33</text:p>
          </table:table-cell>
          <table:table-cell table:formula="of:=(RAND()-0.5)*2*[.$B$2]" office:value-type="float" office:value="2.20793575921652" calcext:value-type="float">
            <text:p>2,21</text:p>
          </table:table-cell>
        </table:table-row>
        <table:table-row table:style-name="ro5">
          <table:table-cell table:formula="of:=[.$A$1]*(RAND()-0.5)*2*[.$A$2]" office:value-type="float" office:value="-7.91240463811151" calcext:value-type="float">
            <text:p>-7,91</text:p>
          </table:table-cell>
          <table:table-cell table:formula="of:=(RAND()-0.5)*2*[.$B$2]" office:value-type="float" office:value="-1.33603990185598" calcext:value-type="float">
            <text:p>-1,34</text:p>
          </table:table-cell>
        </table:table-row>
        <table:table-row table:style-name="ro5">
          <table:table-cell table:formula="of:=[.$A$1]*(RAND()-0.5)*2*[.$A$2]" office:value-type="float" office:value="-13.8241373760603" calcext:value-type="float">
            <text:p>-13,82</text:p>
          </table:table-cell>
          <table:table-cell table:formula="of:=(RAND()-0.5)*2*[.$B$2]" office:value-type="float" office:value="4.89157174419721" calcext:value-type="float">
            <text:p>4,89</text:p>
          </table:table-cell>
        </table:table-row>
        <table:table-row table:style-name="ro5">
          <table:table-cell table:formula="of:=[.$A$1]*(RAND()-0.5)*2*[.$A$2]" office:value-type="float" office:value="-14.5324642338948" calcext:value-type="float">
            <text:p>-14,53</text:p>
          </table:table-cell>
          <table:table-cell table:formula="of:=(RAND()-0.5)*2*[.$B$2]" office:value-type="float" office:value="-2.60058299300567" calcext:value-type="float">
            <text:p>-2,60</text:p>
          </table:table-cell>
        </table:table-row>
        <table:table-row table:style-name="ro5">
          <table:table-cell table:formula="of:=[.$A$1]*(RAND()-0.5)*2*[.$A$2]" office:value-type="float" office:value="-9.51802131189631" calcext:value-type="float">
            <text:p>-9,52</text:p>
          </table:table-cell>
          <table:table-cell table:formula="of:=(RAND()-0.5)*2*[.$B$2]" office:value-type="float" office:value="2.0404919372066" calcext:value-type="float">
            <text:p>2,04</text:p>
          </table:table-cell>
        </table:table-row>
        <table:table-row table:style-name="ro5">
          <table:table-cell table:formula="of:=[.$A$1]*(RAND()-0.5)*2*[.$A$2]" office:value-type="float" office:value="-8.21599210250158" calcext:value-type="float">
            <text:p>-8,22</text:p>
          </table:table-cell>
          <table:table-cell table:formula="of:=(RAND()-0.5)*2*[.$B$2]" office:value-type="float" office:value="3.32831185312516" calcext:value-type="float">
            <text:p>3,33</text:p>
          </table:table-cell>
        </table:table-row>
        <table:table-row table:style-name="ro5">
          <table:table-cell table:formula="of:=[.$A$1]*(RAND()-0.5)*2*[.$A$2]" office:value-type="float" office:value="-3.62317052579176" calcext:value-type="float">
            <text:p>-3,62</text:p>
          </table:table-cell>
          <table:table-cell table:formula="of:=(RAND()-0.5)*2*[.$B$2]" office:value-type="float" office:value="-2.63574260093366" calcext:value-type="float">
            <text:p>-2,64</text:p>
          </table:table-cell>
        </table:table-row>
        <table:table-row table:style-name="ro5">
          <table:table-cell table:formula="of:=[.$A$1]*(RAND()-0.5)*2*[.$A$2]" office:value-type="float" office:value="4.19467449375398" calcext:value-type="float">
            <text:p>4,19</text:p>
          </table:table-cell>
          <table:table-cell table:formula="of:=(RAND()-0.5)*2*[.$B$2]" office:value-type="float" office:value="-2.65401401627303" calcext:value-type="float">
            <text:p>-2,65</text:p>
          </table:table-cell>
        </table:table-row>
        <table:table-row table:style-name="ro5">
          <table:table-cell table:formula="of:=[.$A$1]*(RAND()-0.5)*2*[.$A$2]" office:value-type="float" office:value="-13.1478693723456" calcext:value-type="float">
            <text:p>-13,15</text:p>
          </table:table-cell>
          <table:table-cell table:formula="of:=(RAND()-0.5)*2*[.$B$2]" office:value-type="float" office:value="-2.88857087109965" calcext:value-type="float">
            <text:p>-2,89</text:p>
          </table:table-cell>
        </table:table-row>
        <table:table-row table:style-name="ro5">
          <table:table-cell table:formula="of:=[.$A$1]*(RAND()-0.5)*2*[.$A$2]" office:value-type="float" office:value="13.9414908655515" calcext:value-type="float">
            <text:p>13,94</text:p>
          </table:table-cell>
          <table:table-cell table:formula="of:=(RAND()-0.5)*2*[.$B$2]" office:value-type="float" office:value="1.49121739174804" calcext:value-type="float">
            <text:p>1,49</text:p>
          </table:table-cell>
        </table:table-row>
        <table:table-row table:style-name="ro5">
          <table:table-cell table:formula="of:=[.$A$1]*(RAND()-0.5)*2*[.$A$2]" office:value-type="float" office:value="-11.8342772080994" calcext:value-type="float">
            <text:p>-11,83</text:p>
          </table:table-cell>
          <table:table-cell table:formula="of:=(RAND()-0.5)*2*[.$B$2]" office:value-type="float" office:value="1.35993237605861" calcext:value-type="float">
            <text:p>1,36</text:p>
          </table:table-cell>
        </table:table-row>
        <table:table-row table:style-name="ro5">
          <table:table-cell table:formula="of:=[.$A$1]*(RAND()-0.5)*2*[.$A$2]" office:value-type="float" office:value="-4.43194166380427" calcext:value-type="float">
            <text:p>-4,43</text:p>
          </table:table-cell>
          <table:table-cell table:formula="of:=(RAND()-0.5)*2*[.$B$2]" office:value-type="float" office:value="0.621107816228554" calcext:value-type="float">
            <text:p>0,62</text:p>
          </table:table-cell>
        </table:table-row>
        <table:table-row table:style-name="ro5">
          <table:table-cell table:formula="of:=[.$A$1]*(RAND()-0.5)*2*[.$A$2]" office:value-type="float" office:value="-7.15298942295012" calcext:value-type="float">
            <text:p>-7,15</text:p>
          </table:table-cell>
          <table:table-cell table:formula="of:=(RAND()-0.5)*2*[.$B$2]" office:value-type="float" office:value="-2.47405029579343" calcext:value-type="float">
            <text:p>-2,47</text:p>
          </table:table-cell>
        </table:table-row>
        <table:table-row table:style-name="ro5">
          <table:table-cell table:formula="of:=[.$A$1]*(RAND()-0.5)*2*[.$A$2]" office:value-type="float" office:value="4.22556909937746" calcext:value-type="float">
            <text:p>4,23</text:p>
          </table:table-cell>
          <table:table-cell table:formula="of:=(RAND()-0.5)*2*[.$B$2]" office:value-type="float" office:value="1.24141637152874" calcext:value-type="float">
            <text:p>1,24</text:p>
          </table:table-cell>
        </table:table-row>
        <table:table-row table:style-name="ro5">
          <table:table-cell table:formula="of:=[.$A$1]*(RAND()-0.5)*2*[.$A$2]" office:value-type="float" office:value="0.752617393802296" calcext:value-type="float">
            <text:p>0,75</text:p>
          </table:table-cell>
          <table:table-cell table:formula="of:=(RAND()-0.5)*2*[.$B$2]" office:value-type="float" office:value="-2.13481796851367" calcext:value-type="float">
            <text:p>-2,13</text:p>
          </table:table-cell>
        </table:table-row>
        <table:table-row table:style-name="ro5">
          <table:table-cell table:formula="of:=[.$A$1]*(RAND()-0.5)*2*[.$A$2]" office:value-type="float" office:value="1.63647140999621" calcext:value-type="float">
            <text:p>1,64</text:p>
          </table:table-cell>
          <table:table-cell table:formula="of:=(RAND()-0.5)*2*[.$B$2]" office:value-type="float" office:value="1.76353076495058" calcext:value-type="float">
            <text:p>1,76</text:p>
          </table:table-cell>
        </table:table-row>
        <table:table-row table:style-name="ro5">
          <table:table-cell table:formula="of:=[.$A$1]*(RAND()-0.5)*2*[.$A$2]" office:value-type="float" office:value="9.46665783774463" calcext:value-type="float">
            <text:p>9,47</text:p>
          </table:table-cell>
          <table:table-cell table:formula="of:=(RAND()-0.5)*2*[.$B$2]" office:value-type="float" office:value="-4.71593727684845" calcext:value-type="float">
            <text:p>-4,72</text:p>
          </table:table-cell>
        </table:table-row>
        <table:table-row table:style-name="ro5">
          <table:table-cell table:formula="of:=[.$A$1]*(RAND()-0.5)*2*[.$A$2]" office:value-type="float" office:value="0.307115650829433" calcext:value-type="float">
            <text:p>0,31</text:p>
          </table:table-cell>
          <table:table-cell table:formula="of:=(RAND()-0.5)*2*[.$B$2]" office:value-type="float" office:value="4.42500707901117" calcext:value-type="float">
            <text:p>4,43</text:p>
          </table:table-cell>
        </table:table-row>
        <table:table-row table:style-name="ro5">
          <table:table-cell table:formula="of:=[.$A$1]*(RAND()-0.5)*2*[.$A$2]" office:value-type="float" office:value="-14.4266417431935" calcext:value-type="float">
            <text:p>-14,43</text:p>
          </table:table-cell>
          <table:table-cell table:formula="of:=(RAND()-0.5)*2*[.$B$2]" office:value-type="float" office:value="-3.49126944902725" calcext:value-type="float">
            <text:p>-3,49</text:p>
          </table:table-cell>
        </table:table-row>
        <table:table-row table:style-name="ro5">
          <table:table-cell table:formula="of:=[.$A$1]*(RAND()-0.5)*2*[.$A$2]" office:value-type="float" office:value="14.038587904984" calcext:value-type="float">
            <text:p>14,04</text:p>
          </table:table-cell>
          <table:table-cell table:formula="of:=(RAND()-0.5)*2*[.$B$2]" office:value-type="float" office:value="1.88079479944008" calcext:value-type="float">
            <text:p>1,88</text:p>
          </table:table-cell>
        </table:table-row>
        <table:table-row table:style-name="ro5">
          <table:table-cell table:formula="of:=[.$A$1]*(RAND()-0.5)*2*[.$A$2]" office:value-type="float" office:value="11.7109617347188" calcext:value-type="float">
            <text:p>11,71</text:p>
          </table:table-cell>
          <table:table-cell table:formula="of:=(RAND()-0.5)*2*[.$B$2]" office:value-type="float" office:value="-3.28842588014295" calcext:value-type="float">
            <text:p>-3,29</text:p>
          </table:table-cell>
        </table:table-row>
        <table:table-row table:style-name="ro5">
          <table:table-cell table:formula="of:=[.$A$1]*(RAND()-0.5)*2*[.$A$2]" office:value-type="float" office:value="1.19320380905265" calcext:value-type="float">
            <text:p>1,19</text:p>
          </table:table-cell>
          <table:table-cell table:formula="of:=(RAND()-0.5)*2*[.$B$2]" office:value-type="float" office:value="0.544761115359472" calcext:value-type="float">
            <text:p>0,54</text:p>
          </table:table-cell>
        </table:table-row>
        <table:table-row table:style-name="ro5">
          <table:table-cell table:formula="of:=[.$A$1]*(RAND()-0.5)*2*[.$A$2]" office:value-type="float" office:value="-1.51307812170543" calcext:value-type="float">
            <text:p>-1,51</text:p>
          </table:table-cell>
          <table:table-cell table:formula="of:=(RAND()-0.5)*2*[.$B$2]" office:value-type="float" office:value="0.788311965897065" calcext:value-type="float">
            <text:p>0,79</text:p>
          </table:table-cell>
        </table:table-row>
        <table:table-row table:style-name="ro5">
          <table:table-cell table:formula="of:=[.$A$1]*(RAND()-0.5)*2*[.$A$2]" office:value-type="float" office:value="-14.357687797723" calcext:value-type="float">
            <text:p>-14,36</text:p>
          </table:table-cell>
          <table:table-cell table:formula="of:=(RAND()-0.5)*2*[.$B$2]" office:value-type="float" office:value="-0.949852156156621" calcext:value-type="float">
            <text:p>-0,95</text:p>
          </table:table-cell>
        </table:table-row>
        <table:table-row table:style-name="ro5">
          <table:table-cell table:formula="of:=[.$A$1]*(RAND()-0.5)*2*[.$A$2]" office:value-type="float" office:value="-9.73230439413309" calcext:value-type="float">
            <text:p>-9,73</text:p>
          </table:table-cell>
          <table:table-cell table:formula="of:=(RAND()-0.5)*2*[.$B$2]" office:value-type="float" office:value="-1.76281497797098" calcext:value-type="float">
            <text:p>-1,76</text:p>
          </table:table-cell>
        </table:table-row>
        <table:table-row table:style-name="ro5">
          <table:table-cell table:formula="of:=[.$A$1]*(RAND()-0.5)*2*[.$A$2]" office:value-type="float" office:value="-8.68397299722084" calcext:value-type="float">
            <text:p>-8,68</text:p>
          </table:table-cell>
          <table:table-cell table:formula="of:=(RAND()-0.5)*2*[.$B$2]" office:value-type="float" office:value="-0.892762668097892" calcext:value-type="float">
            <text:p>-0,89</text:p>
          </table:table-cell>
        </table:table-row>
        <table:table-row table:style-name="ro5">
          <table:table-cell table:formula="of:=[.$A$1]*(RAND()-0.5)*2*[.$A$2]" office:value-type="float" office:value="10.3628949381315" calcext:value-type="float">
            <text:p>10,36</text:p>
          </table:table-cell>
          <table:table-cell table:formula="of:=(RAND()-0.5)*2*[.$B$2]" office:value-type="float" office:value="4.66873409147901" calcext:value-type="float">
            <text:p>4,67</text:p>
          </table:table-cell>
        </table:table-row>
        <table:table-row table:style-name="ro5">
          <table:table-cell table:formula="of:=[.$A$1]*(RAND()-0.5)*2*[.$A$2]" office:value-type="float" office:value="7.48095579252157" calcext:value-type="float">
            <text:p>7,48</text:p>
          </table:table-cell>
          <table:table-cell table:formula="of:=(RAND()-0.5)*2*[.$B$2]" office:value-type="float" office:value="-1.69119597956907" calcext:value-type="float">
            <text:p>-1,69</text:p>
          </table:table-cell>
        </table:table-row>
        <table:table-row table:style-name="ro5">
          <table:table-cell table:formula="of:=[.$A$1]*(RAND()-0.5)*2*[.$A$2]" office:value-type="float" office:value="-6.96511621058905" calcext:value-type="float">
            <text:p>-6,97</text:p>
          </table:table-cell>
          <table:table-cell table:formula="of:=(RAND()-0.5)*2*[.$B$2]" office:value-type="float" office:value="-4.26241665466159" calcext:value-type="float">
            <text:p>-4,26</text:p>
          </table:table-cell>
        </table:table-row>
        <table:table-row table:style-name="ro5">
          <table:table-cell table:formula="of:=[.$A$1]*(RAND()-0.5)*2*[.$A$2]" office:value-type="float" office:value="-12.5003455340432" calcext:value-type="float">
            <text:p>-12,50</text:p>
          </table:table-cell>
          <table:table-cell table:formula="of:=(RAND()-0.5)*2*[.$B$2]" office:value-type="float" office:value="0.10663401713442" calcext:value-type="float">
            <text:p>0,11</text:p>
          </table:table-cell>
        </table:table-row>
        <table:table-row table:style-name="ro5">
          <table:table-cell table:formula="of:=[.$A$1]*(RAND()-0.5)*2*[.$A$2]" office:value-type="float" office:value="4.62370689420158" calcext:value-type="float">
            <text:p>4,62</text:p>
          </table:table-cell>
          <table:table-cell table:formula="of:=(RAND()-0.5)*2*[.$B$2]" office:value-type="float" office:value="-4.07881593004121" calcext:value-type="float">
            <text:p>-4,08</text:p>
          </table:table-cell>
        </table:table-row>
        <table:table-row table:style-name="ro5">
          <table:table-cell table:formula="of:=[.$A$1]*(RAND()-0.5)*2*[.$A$2]" office:value-type="float" office:value="13.7948699436044" calcext:value-type="float">
            <text:p>13,79</text:p>
          </table:table-cell>
          <table:table-cell table:formula="of:=(RAND()-0.5)*2*[.$B$2]" office:value-type="float" office:value="-1.57775836069802" calcext:value-type="float">
            <text:p>-1,58</text:p>
          </table:table-cell>
        </table:table-row>
        <table:table-row table:style-name="ro5">
          <table:table-cell table:formula="of:=[.$A$1]*(RAND()-0.5)*2*[.$A$2]" office:value-type="float" office:value="-3.70462240108154" calcext:value-type="float">
            <text:p>-3,70</text:p>
          </table:table-cell>
          <table:table-cell table:formula="of:=(RAND()-0.5)*2*[.$B$2]" office:value-type="float" office:value="-1.07423247050731" calcext:value-type="float">
            <text:p>-1,07</text:p>
          </table:table-cell>
        </table:table-row>
        <table:table-row table:style-name="ro5">
          <table:table-cell table:formula="of:=[.$A$1]*(RAND()-0.5)*2*[.$A$2]" office:value-type="float" office:value="4.92559358052043" calcext:value-type="float">
            <text:p>4,93</text:p>
          </table:table-cell>
          <table:table-cell table:formula="of:=(RAND()-0.5)*2*[.$B$2]" office:value-type="float" office:value="-4.24426320079364" calcext:value-type="float">
            <text:p>-4,24</text:p>
          </table:table-cell>
        </table:table-row>
        <table:table-row table:style-name="ro5">
          <table:table-cell table:formula="of:=[.$A$1]*(RAND()-0.5)*2*[.$A$2]" office:value-type="float" office:value="1.22825797338766" calcext:value-type="float">
            <text:p>1,23</text:p>
          </table:table-cell>
          <table:table-cell table:formula="of:=(RAND()-0.5)*2*[.$B$2]" office:value-type="float" office:value="-3.30142037245033" calcext:value-type="float">
            <text:p>-3,30</text:p>
          </table:table-cell>
        </table:table-row>
        <table:table-row table:style-name="ro5">
          <table:table-cell table:formula="of:=[.$A$1]*(RAND()-0.5)*2*[.$A$2]" office:value-type="float" office:value="11.3524246422686" calcext:value-type="float">
            <text:p>11,35</text:p>
          </table:table-cell>
          <table:table-cell table:formula="of:=(RAND()-0.5)*2*[.$B$2]" office:value-type="float" office:value="-0.283130618539222" calcext:value-type="float">
            <text:p>-0,28</text:p>
          </table:table-cell>
        </table:table-row>
        <table:table-row table:style-name="ro5">
          <table:table-cell table:formula="of:=[.$A$1]*(RAND()-0.5)*2*[.$A$2]" office:value-type="float" office:value="-1.83542165895362" calcext:value-type="float">
            <text:p>-1,84</text:p>
          </table:table-cell>
          <table:table-cell table:formula="of:=(RAND()-0.5)*2*[.$B$2]" office:value-type="float" office:value="-3.23979461616848" calcext:value-type="float">
            <text:p>-3,24</text:p>
          </table:table-cell>
        </table:table-row>
        <table:table-row table:style-name="ro5">
          <table:table-cell table:formula="of:=[.$A$1]*(RAND()-0.5)*2*[.$A$2]" office:value-type="float" office:value="7.91273790693928" calcext:value-type="float">
            <text:p>7,91</text:p>
          </table:table-cell>
          <table:table-cell table:formula="of:=(RAND()-0.5)*2*[.$B$2]" office:value-type="float" office:value="-1.07419982139977" calcext:value-type="float">
            <text:p>-1,07</text:p>
          </table:table-cell>
        </table:table-row>
        <table:table-row table:style-name="ro5">
          <table:table-cell table:formula="of:=[.$A$1]*(RAND()-0.5)*2*[.$A$2]" office:value-type="float" office:value="8.53696011758838" calcext:value-type="float">
            <text:p>8,54</text:p>
          </table:table-cell>
          <table:table-cell table:formula="of:=(RAND()-0.5)*2*[.$B$2]" office:value-type="float" office:value="-2.06623974973754" calcext:value-type="float">
            <text:p>-2,07</text:p>
          </table:table-cell>
        </table:table-row>
        <table:table-row table:style-name="ro5">
          <table:table-cell table:formula="of:=[.$A$1]*(RAND()-0.5)*2*[.$A$2]" office:value-type="float" office:value="-12.3059504953032" calcext:value-type="float">
            <text:p>-12,31</text:p>
          </table:table-cell>
          <table:table-cell table:formula="of:=(RAND()-0.5)*2*[.$B$2]" office:value-type="float" office:value="0.0569753445631771" calcext:value-type="float">
            <text:p>0,06</text:p>
          </table:table-cell>
        </table:table-row>
        <table:table-row table:style-name="ro5">
          <table:table-cell table:formula="of:=[.$A$1]*(RAND()-0.5)*2*[.$A$2]" office:value-type="float" office:value="1.76044983216466" calcext:value-type="float">
            <text:p>1,76</text:p>
          </table:table-cell>
          <table:table-cell table:formula="of:=(RAND()-0.5)*2*[.$B$2]" office:value-type="float" office:value="-1.9668659896279" calcext:value-type="float">
            <text:p>-1,97</text:p>
          </table:table-cell>
        </table:table-row>
        <table:table-row table:style-name="ro5">
          <table:table-cell table:formula="of:=[.$A$1]*(RAND()-0.5)*2*[.$A$2]" office:value-type="float" office:value="13.2903352930579" calcext:value-type="float">
            <text:p>13,29</text:p>
          </table:table-cell>
          <table:table-cell table:formula="of:=(RAND()-0.5)*2*[.$B$2]" office:value-type="float" office:value="2.44747253817804" calcext:value-type="float">
            <text:p>2,45</text:p>
          </table:table-cell>
        </table:table-row>
        <table:table-row table:style-name="ro5">
          <table:table-cell table:formula="of:=[.$A$1]*(RAND()-0.5)*2*[.$A$2]" office:value-type="float" office:value="-7.52223344484444" calcext:value-type="float">
            <text:p>-7,52</text:p>
          </table:table-cell>
          <table:table-cell table:formula="of:=(RAND()-0.5)*2*[.$B$2]" office:value-type="float" office:value="2.26487652110792" calcext:value-type="float">
            <text:p>2,26</text:p>
          </table:table-cell>
        </table:table-row>
        <table:table-row table:style-name="ro5">
          <table:table-cell table:formula="of:=[.$A$1]*(RAND()-0.5)*2*[.$A$2]" office:value-type="float" office:value="-6.77070574123964" calcext:value-type="float">
            <text:p>-6,77</text:p>
          </table:table-cell>
          <table:table-cell table:formula="of:=(RAND()-0.5)*2*[.$B$2]" office:value-type="float" office:value="-4.28493550659595" calcext:value-type="float">
            <text:p>-4,28</text:p>
          </table:table-cell>
        </table:table-row>
        <table:table-row table:style-name="ro5">
          <table:table-cell table:formula="of:=[.$A$1]*(RAND()-0.5)*2*[.$A$2]" office:value-type="float" office:value="8.21243073638329" calcext:value-type="float">
            <text:p>8,21</text:p>
          </table:table-cell>
          <table:table-cell table:formula="of:=(RAND()-0.5)*2*[.$B$2]" office:value-type="float" office:value="-3.08125991790828" calcext:value-type="float">
            <text:p>-3,08</text:p>
          </table:table-cell>
        </table:table-row>
        <table:table-row table:style-name="ro5">
          <table:table-cell table:formula="of:=[.$A$1]*(RAND()-0.5)*2*[.$A$2]" office:value-type="float" office:value="12.8207609615783" calcext:value-type="float">
            <text:p>12,82</text:p>
          </table:table-cell>
          <table:table-cell table:formula="of:=(RAND()-0.5)*2*[.$B$2]" office:value-type="float" office:value="-4.9101378064557" calcext:value-type="float">
            <text:p>-4,91</text:p>
          </table:table-cell>
        </table:table-row>
        <table:table-row table:style-name="ro5">
          <table:table-cell table:formula="of:=[.$A$1]*(RAND()-0.5)*2*[.$A$2]" office:value-type="float" office:value="5.56393476149298" calcext:value-type="float">
            <text:p>5,56</text:p>
          </table:table-cell>
          <table:table-cell table:formula="of:=(RAND()-0.5)*2*[.$B$2]" office:value-type="float" office:value="1.07228888157384" calcext:value-type="float">
            <text:p>1,07</text:p>
          </table:table-cell>
        </table:table-row>
        <table:table-row table:style-name="ro5">
          <table:table-cell table:formula="of:=[.$A$1]*(RAND()-0.5)*2*[.$A$2]" office:value-type="float" office:value="-4.63417753331828" calcext:value-type="float">
            <text:p>-4,63</text:p>
          </table:table-cell>
          <table:table-cell table:formula="of:=(RAND()-0.5)*2*[.$B$2]" office:value-type="float" office:value="-3.8407830102104" calcext:value-type="float">
            <text:p>-3,84</text:p>
          </table:table-cell>
        </table:table-row>
        <table:table-row table:style-name="ro5">
          <table:table-cell table:formula="of:=[.$A$1]*(RAND()-0.5)*2*[.$A$2]" office:value-type="float" office:value="6.91107337622975" calcext:value-type="float">
            <text:p>6,91</text:p>
          </table:table-cell>
          <table:table-cell table:formula="of:=(RAND()-0.5)*2*[.$B$2]" office:value-type="float" office:value="-0.333283488442729" calcext:value-type="float">
            <text:p>-0,33</text:p>
          </table:table-cell>
        </table:table-row>
        <table:table-row table:style-name="ro5">
          <table:table-cell table:formula="of:=[.$A$1]*(RAND()-0.5)*2*[.$A$2]" office:value-type="float" office:value="-6.22559033836999" calcext:value-type="float">
            <text:p>-6,23</text:p>
          </table:table-cell>
          <table:table-cell table:formula="of:=(RAND()-0.5)*2*[.$B$2]" office:value-type="float" office:value="-3.52070982230137" calcext:value-type="float">
            <text:p>-3,52</text:p>
          </table:table-cell>
        </table:table-row>
        <table:table-row table:style-name="ro5">
          <table:table-cell table:formula="of:=[.$A$1]*(RAND()-0.5)*2*[.$A$2]" office:value-type="float" office:value="2.23594446235281" calcext:value-type="float">
            <text:p>2,24</text:p>
          </table:table-cell>
          <table:table-cell table:formula="of:=(RAND()-0.5)*2*[.$B$2]" office:value-type="float" office:value="-4.90170289904687" calcext:value-type="float">
            <text:p>-4,90</text:p>
          </table:table-cell>
        </table:table-row>
        <table:table-row table:style-name="ro5">
          <table:table-cell table:formula="of:=[.$A$1]*(RAND()-0.5)*2*[.$A$2]" office:value-type="float" office:value="12.1715314792614" calcext:value-type="float">
            <text:p>12,17</text:p>
          </table:table-cell>
          <table:table-cell table:formula="of:=(RAND()-0.5)*2*[.$B$2]" office:value-type="float" office:value="-3.6717919298021" calcext:value-type="float">
            <text:p>-3,67</text:p>
          </table:table-cell>
        </table:table-row>
        <table:table-row table:style-name="ro5">
          <table:table-cell table:formula="of:=[.$A$1]*(RAND()-0.5)*2*[.$A$2]" office:value-type="float" office:value="13.2721689466677" calcext:value-type="float">
            <text:p>13,27</text:p>
          </table:table-cell>
          <table:table-cell table:formula="of:=(RAND()-0.5)*2*[.$B$2]" office:value-type="float" office:value="-1.45398455377071" calcext:value-type="float">
            <text:p>-1,45</text:p>
          </table:table-cell>
        </table:table-row>
        <table:table-row table:style-name="ro5">
          <table:table-cell table:formula="of:=[.$A$1]*(RAND()-0.5)*2*[.$A$2]" office:value-type="float" office:value="6.06483123499982" calcext:value-type="float">
            <text:p>6,06</text:p>
          </table:table-cell>
          <table:table-cell table:formula="of:=(RAND()-0.5)*2*[.$B$2]" office:value-type="float" office:value="-0.883383325281849" calcext:value-type="float">
            <text:p>-0,88</text:p>
          </table:table-cell>
        </table:table-row>
        <table:table-row table:style-name="ro5">
          <table:table-cell table:formula="of:=[.$A$1]*(RAND()-0.5)*2*[.$A$2]" office:value-type="float" office:value="12.4702661949759" calcext:value-type="float">
            <text:p>12,47</text:p>
          </table:table-cell>
          <table:table-cell table:formula="of:=(RAND()-0.5)*2*[.$B$2]" office:value-type="float" office:value="4.79668431571425" calcext:value-type="float">
            <text:p>4,80</text:p>
          </table:table-cell>
        </table:table-row>
        <table:table-row table:style-name="ro5">
          <table:table-cell table:formula="of:=[.$A$1]*(RAND()-0.5)*2*[.$A$2]" office:value-type="float" office:value="-5.44022409842248" calcext:value-type="float">
            <text:p>-5,44</text:p>
          </table:table-cell>
          <table:table-cell table:formula="of:=(RAND()-0.5)*2*[.$B$2]" office:value-type="float" office:value="-0.547788630657581" calcext:value-type="float">
            <text:p>-0,55</text:p>
          </table:table-cell>
        </table:table-row>
        <table:table-row table:style-name="ro5">
          <table:table-cell table:formula="of:=[.$A$1]*(RAND()-0.5)*2*[.$A$2]" office:value-type="float" office:value="-3.83068828140349" calcext:value-type="float">
            <text:p>-3,83</text:p>
          </table:table-cell>
          <table:table-cell table:formula="of:=(RAND()-0.5)*2*[.$B$2]" office:value-type="float" office:value="-2.71601627999327" calcext:value-type="float">
            <text:p>-2,72</text:p>
          </table:table-cell>
        </table:table-row>
        <table:table-row table:style-name="ro5">
          <table:table-cell table:formula="of:=[.$A$1]*(RAND()-0.5)*2*[.$A$2]" office:value-type="float" office:value="-9.37688694362597" calcext:value-type="float">
            <text:p>-9,38</text:p>
          </table:table-cell>
          <table:table-cell table:formula="of:=(RAND()-0.5)*2*[.$B$2]" office:value-type="float" office:value="2.65444921715101" calcext:value-type="float">
            <text:p>2,65</text:p>
          </table:table-cell>
        </table:table-row>
        <table:table-row table:style-name="ro5">
          <table:table-cell table:formula="of:=[.$A$1]*(RAND()-0.5)*2*[.$A$2]" office:value-type="float" office:value="3.7765731462552" calcext:value-type="float">
            <text:p>3,78</text:p>
          </table:table-cell>
          <table:table-cell table:formula="of:=(RAND()-0.5)*2*[.$B$2]" office:value-type="float" office:value="-4.79015505308726" calcext:value-type="float">
            <text:p>-4,79</text:p>
          </table:table-cell>
        </table:table-row>
        <table:table-row table:style-name="ro5">
          <table:table-cell table:formula="of:=[.$A$1]*(RAND()-0.5)*2*[.$A$2]" office:value-type="float" office:value="7.73646407444438" calcext:value-type="float">
            <text:p>7,74</text:p>
          </table:table-cell>
          <table:table-cell table:formula="of:=(RAND()-0.5)*2*[.$B$2]" office:value-type="float" office:value="-2.68623086455586" calcext:value-type="float">
            <text:p>-2,69</text:p>
          </table:table-cell>
        </table:table-row>
        <table:table-row table:style-name="ro5">
          <table:table-cell table:formula="of:=[.$A$1]*(RAND()-0.5)*2*[.$A$2]" office:value-type="float" office:value="-10.724229875341" calcext:value-type="float">
            <text:p>-10,72</text:p>
          </table:table-cell>
          <table:table-cell table:formula="of:=(RAND()-0.5)*2*[.$B$2]" office:value-type="float" office:value="4.68514602137158" calcext:value-type="float">
            <text:p>4,69</text:p>
          </table:table-cell>
        </table:table-row>
        <table:table-row table:style-name="ro5">
          <table:table-cell table:formula="of:=[.$A$1]*(RAND()-0.5)*2*[.$A$2]" office:value-type="float" office:value="-7.23446122270256" calcext:value-type="float">
            <text:p>-7,23</text:p>
          </table:table-cell>
          <table:table-cell table:formula="of:=(RAND()-0.5)*2*[.$B$2]" office:value-type="float" office:value="-3.71715412443932" calcext:value-type="float">
            <text:p>-3,72</text:p>
          </table:table-cell>
        </table:table-row>
        <table:table-row table:style-name="ro5">
          <table:table-cell table:formula="of:=[.$A$1]*(RAND()-0.5)*2*[.$A$2]" office:value-type="float" office:value="-13.7445378205161" calcext:value-type="float">
            <text:p>-13,74</text:p>
          </table:table-cell>
          <table:table-cell table:formula="of:=(RAND()-0.5)*2*[.$B$2]" office:value-type="float" office:value="-1.06419109472885" calcext:value-type="float">
            <text:p>-1,06</text:p>
          </table:table-cell>
        </table:table-row>
        <table:table-row table:style-name="ro5">
          <table:table-cell table:formula="of:=[.$A$1]*(RAND()-0.5)*2*[.$A$2]" office:value-type="float" office:value="8.79403080205287" calcext:value-type="float">
            <text:p>8,79</text:p>
          </table:table-cell>
          <table:table-cell table:formula="of:=(RAND()-0.5)*2*[.$B$2]" office:value-type="float" office:value="-2.32531862331064" calcext:value-type="float">
            <text:p>-2,33</text:p>
          </table:table-cell>
        </table:table-row>
        <table:table-row table:style-name="ro5">
          <table:table-cell table:formula="of:=[.$A$1]*(RAND()-0.5)*2*[.$A$2]" office:value-type="float" office:value="4.14943049511915" calcext:value-type="float">
            <text:p>4,15</text:p>
          </table:table-cell>
          <table:table-cell table:formula="of:=(RAND()-0.5)*2*[.$B$2]" office:value-type="float" office:value="4.50810794916689" calcext:value-type="float">
            <text:p>4,51</text:p>
          </table:table-cell>
        </table:table-row>
        <table:table-row table:style-name="ro5">
          <table:table-cell table:formula="of:=[.$A$1]*(RAND()-0.5)*2*[.$A$2]" office:value-type="float" office:value="-6.64462588674101" calcext:value-type="float">
            <text:p>-6,64</text:p>
          </table:table-cell>
          <table:table-cell table:formula="of:=(RAND()-0.5)*2*[.$B$2]" office:value-type="float" office:value="-2.27574603405116" calcext:value-type="float">
            <text:p>-2,28</text:p>
          </table:table-cell>
        </table:table-row>
        <table:table-row table:style-name="ro5">
          <table:table-cell table:formula="of:=[.$A$1]*(RAND()-0.5)*2*[.$A$2]" office:value-type="float" office:value="-0.0761704394295964" calcext:value-type="float">
            <text:p>-0,08</text:p>
          </table:table-cell>
          <table:table-cell table:formula="of:=(RAND()-0.5)*2*[.$B$2]" office:value-type="float" office:value="4.6405154925333" calcext:value-type="float">
            <text:p>4,64</text:p>
          </table:table-cell>
        </table:table-row>
        <table:table-row table:style-name="ro5">
          <table:table-cell table:formula="of:=[.$A$1]*(RAND()-0.5)*2*[.$A$2]" office:value-type="float" office:value="-6.38580605247678" calcext:value-type="float">
            <text:p>-6,39</text:p>
          </table:table-cell>
          <table:table-cell table:formula="of:=(RAND()-0.5)*2*[.$B$2]" office:value-type="float" office:value="0.775571104196764" calcext:value-type="float">
            <text:p>0,78</text:p>
          </table:table-cell>
        </table:table-row>
        <table:table-row table:style-name="ro5">
          <table:table-cell table:formula="of:=[.$A$1]*(RAND()-0.5)*2*[.$A$2]" office:value-type="float" office:value="9.07737121076968" calcext:value-type="float">
            <text:p>9,08</text:p>
          </table:table-cell>
          <table:table-cell table:formula="of:=(RAND()-0.5)*2*[.$B$2]" office:value-type="float" office:value="3.61157037764851" calcext:value-type="float">
            <text:p>3,61</text:p>
          </table:table-cell>
        </table:table-row>
        <table:table-row table:style-name="ro5">
          <table:table-cell table:formula="of:=[.$A$1]*(RAND()-0.5)*2*[.$A$2]" office:value-type="float" office:value="-1.89962249516616" calcext:value-type="float">
            <text:p>-1,90</text:p>
          </table:table-cell>
          <table:table-cell table:formula="of:=(RAND()-0.5)*2*[.$B$2]" office:value-type="float" office:value="0.6496342984709" calcext:value-type="float">
            <text:p>0,65</text:p>
          </table:table-cell>
        </table:table-row>
        <table:table-row table:style-name="ro5">
          <table:table-cell table:formula="of:=[.$A$1]*(RAND()-0.5)*2*[.$A$2]" office:value-type="float" office:value="-1.30246220261882" calcext:value-type="float">
            <text:p>-1,30</text:p>
          </table:table-cell>
          <table:table-cell table:formula="of:=(RAND()-0.5)*2*[.$B$2]" office:value-type="float" office:value="0.448907405934846" calcext:value-type="float">
            <text:p>0,45</text:p>
          </table:table-cell>
        </table:table-row>
        <table:table-row table:style-name="ro5">
          <table:table-cell table:formula="of:=[.$A$1]*(RAND()-0.5)*2*[.$A$2]" office:value-type="float" office:value="9.51368642601459" calcext:value-type="float">
            <text:p>9,51</text:p>
          </table:table-cell>
          <table:table-cell table:formula="of:=(RAND()-0.5)*2*[.$B$2]" office:value-type="float" office:value="-2.47585542958801" calcext:value-type="float">
            <text:p>-2,48</text:p>
          </table:table-cell>
        </table:table-row>
        <table:table-row table:style-name="ro5">
          <table:table-cell table:formula="of:=[.$A$1]*(RAND()-0.5)*2*[.$A$2]" office:value-type="float" office:value="9.09880673428284" calcext:value-type="float">
            <text:p>9,10</text:p>
          </table:table-cell>
          <table:table-cell table:formula="of:=(RAND()-0.5)*2*[.$B$2]" office:value-type="float" office:value="-2.52315236338731" calcext:value-type="float">
            <text:p>-2,52</text:p>
          </table:table-cell>
        </table:table-row>
        <table:table-row table:style-name="ro5">
          <table:table-cell table:formula="of:=[.$A$1]*(RAND()-0.5)*2*[.$A$2]" office:value-type="float" office:value="0.412598409211344" calcext:value-type="float">
            <text:p>0,41</text:p>
          </table:table-cell>
          <table:table-cell table:formula="of:=(RAND()-0.5)*2*[.$B$2]" office:value-type="float" office:value="2.79776032608749" calcext:value-type="float">
            <text:p>2,80</text:p>
          </table:table-cell>
        </table:table-row>
        <table:table-row table:style-name="ro5">
          <table:table-cell table:formula="of:=[.$A$1]*(RAND()-0.5)*2*[.$A$2]" office:value-type="float" office:value="8.54511979610568" calcext:value-type="float">
            <text:p>8,55</text:p>
          </table:table-cell>
          <table:table-cell table:formula="of:=(RAND()-0.5)*2*[.$B$2]" office:value-type="float" office:value="4.00626883062687" calcext:value-type="float">
            <text:p>4,01</text:p>
          </table:table-cell>
        </table:table-row>
        <table:table-row table:style-name="ro5">
          <table:table-cell table:formula="of:=[.$A$1]*(RAND()-0.5)*2*[.$A$2]" office:value-type="float" office:value="7.61789689352322" calcext:value-type="float">
            <text:p>7,62</text:p>
          </table:table-cell>
          <table:table-cell table:formula="of:=(RAND()-0.5)*2*[.$B$2]" office:value-type="float" office:value="1.17286859609254" calcext:value-type="float">
            <text:p>1,17</text:p>
          </table:table-cell>
        </table:table-row>
        <table:table-row table:style-name="ro5">
          <table:table-cell table:formula="of:=[.$A$1]*(RAND()-0.5)*2*[.$A$2]" office:value-type="float" office:value="4.81465836054383" calcext:value-type="float">
            <text:p>4,81</text:p>
          </table:table-cell>
          <table:table-cell table:formula="of:=(RAND()-0.5)*2*[.$B$2]" office:value-type="float" office:value="-4.74974981634242" calcext:value-type="float">
            <text:p>-4,75</text:p>
          </table:table-cell>
        </table:table-row>
        <table:table-row table:style-name="ro5">
          <table:table-cell table:formula="of:=[.$A$1]*(RAND()-0.5)*2*[.$A$2]" office:value-type="float" office:value="7.44191958494133" calcext:value-type="float">
            <text:p>7,44</text:p>
          </table:table-cell>
          <table:table-cell table:formula="of:=(RAND()-0.5)*2*[.$B$2]" office:value-type="float" office:value="-1.34040067111946" calcext:value-type="float">
            <text:p>-1,34</text:p>
          </table:table-cell>
        </table:table-row>
        <table:table-row table:style-name="ro5">
          <table:table-cell table:formula="of:=[.$A$1]*(RAND()-0.5)*2*[.$A$2]" office:value-type="float" office:value="-10.8911045919707" calcext:value-type="float">
            <text:p>-10,89</text:p>
          </table:table-cell>
          <table:table-cell table:formula="of:=(RAND()-0.5)*2*[.$B$2]" office:value-type="float" office:value="-1.05941694387318" calcext:value-type="float">
            <text:p>-1,06</text:p>
          </table:table-cell>
        </table:table-row>
        <table:table-row table:style-name="ro5">
          <table:table-cell table:formula="of:=[.$A$1]*(RAND()-0.5)*2*[.$A$2]" office:value-type="float" office:value="-13.342439848989" calcext:value-type="float">
            <text:p>-13,34</text:p>
          </table:table-cell>
          <table:table-cell table:formula="of:=(RAND()-0.5)*2*[.$B$2]" office:value-type="float" office:value="-4.70209855571685" calcext:value-type="float">
            <text:p>-4,70</text:p>
          </table:table-cell>
        </table:table-row>
        <table:table-row table:style-name="ro5">
          <table:table-cell table:formula="of:=[.$A$1]*(RAND()-0.5)*2*[.$A$2]" office:value-type="float" office:value="0.159054073388389" calcext:value-type="float">
            <text:p>0,16</text:p>
          </table:table-cell>
          <table:table-cell table:formula="of:=(RAND()-0.5)*2*[.$B$2]" office:value-type="float" office:value="2.76833972229555" calcext:value-type="float">
            <text:p>2,77</text:p>
          </table:table-cell>
        </table:table-row>
        <table:table-row table:style-name="ro5">
          <table:table-cell table:formula="of:=[.$A$1]*(RAND()-0.5)*2*[.$A$2]" office:value-type="float" office:value="1.17322278112658" calcext:value-type="float">
            <text:p>1,17</text:p>
          </table:table-cell>
          <table:table-cell table:formula="of:=(RAND()-0.5)*2*[.$B$2]" office:value-type="float" office:value="-0.680272451920402" calcext:value-type="float">
            <text:p>-0,68</text:p>
          </table:table-cell>
        </table:table-row>
        <table:table-row table:style-name="ro5">
          <table:table-cell table:formula="of:=[.$A$1]*(RAND()-0.5)*2*[.$A$2]" office:value-type="float" office:value="-13.6885174424451" calcext:value-type="float">
            <text:p>-13,69</text:p>
          </table:table-cell>
          <table:table-cell table:formula="of:=(RAND()-0.5)*2*[.$B$2]" office:value-type="float" office:value="-1.39452216704471" calcext:value-type="float">
            <text:p>-1,39</text:p>
          </table:table-cell>
        </table:table-row>
        <table:table-row table:style-name="ro5">
          <table:table-cell table:formula="of:=[.$A$1]*(RAND()-0.5)*2*[.$A$2]" office:value-type="float" office:value="-0.649491509850656" calcext:value-type="float">
            <text:p>-0,65</text:p>
          </table:table-cell>
          <table:table-cell table:formula="of:=(RAND()-0.5)*2*[.$B$2]" office:value-type="float" office:value="4.54668270190137" calcext:value-type="float">
            <text:p>4,55</text:p>
          </table:table-cell>
        </table:table-row>
        <table:table-row table:style-name="ro5">
          <table:table-cell table:formula="of:=[.$A$1]*(RAND()-0.5)*2*[.$A$2]" office:value-type="float" office:value="-14.7445856603688" calcext:value-type="float">
            <text:p>-14,74</text:p>
          </table:table-cell>
          <table:table-cell table:formula="of:=(RAND()-0.5)*2*[.$B$2]" office:value-type="float" office:value="-2.02506048958263" calcext:value-type="float">
            <text:p>-2,03</text:p>
          </table:table-cell>
        </table:table-row>
        <table:table-row table:style-name="ro5">
          <table:table-cell table:formula="of:=[.$A$1]*(RAND()-0.5)*2*[.$A$2]" office:value-type="float" office:value="3.85797805279702" calcext:value-type="float">
            <text:p>3,86</text:p>
          </table:table-cell>
          <table:table-cell table:formula="of:=(RAND()-0.5)*2*[.$B$2]" office:value-type="float" office:value="4.51573085653459" calcext:value-type="float">
            <text:p>4,52</text:p>
          </table:table-cell>
        </table:table-row>
        <table:table-row table:style-name="ro5">
          <table:table-cell table:formula="of:=[.$A$1]*(RAND()-0.5)*2*[.$A$2]" office:value-type="float" office:value="13.855913078704" calcext:value-type="float">
            <text:p>13,86</text:p>
          </table:table-cell>
          <table:table-cell table:formula="of:=(RAND()-0.5)*2*[.$B$2]" office:value-type="float" office:value="-4.9001291464872" calcext:value-type="float">
            <text:p>-4,90</text:p>
          </table:table-cell>
        </table:table-row>
        <table:table-row table:style-name="ro5">
          <table:table-cell table:formula="of:=[.$A$1]*(RAND()-0.5)*2*[.$A$2]" office:value-type="float" office:value="9.2267997350512" calcext:value-type="float">
            <text:p>9,23</text:p>
          </table:table-cell>
          <table:table-cell table:formula="of:=(RAND()-0.5)*2*[.$B$2]" office:value-type="float" office:value="-3.86058922943632" calcext:value-type="float">
            <text:p>-3,86</text:p>
          </table:table-cell>
        </table:table-row>
        <table:table-row table:style-name="ro5">
          <table:table-cell table:formula="of:=[.$A$1]*(RAND()-0.5)*2*[.$A$2]" office:value-type="float" office:value="-12.0493651369766" calcext:value-type="float">
            <text:p>-12,05</text:p>
          </table:table-cell>
          <table:table-cell table:formula="of:=(RAND()-0.5)*2*[.$B$2]" office:value-type="float" office:value="1.65092175765849" calcext:value-type="float">
            <text:p>1,65</text:p>
          </table:table-cell>
        </table:table-row>
        <table:table-row table:style-name="ro5">
          <table:table-cell table:formula="of:=[.$A$1]*(RAND()-0.5)*2*[.$A$2]" office:value-type="float" office:value="11.4190944051027" calcext:value-type="float">
            <text:p>11,42</text:p>
          </table:table-cell>
          <table:table-cell table:formula="of:=(RAND()-0.5)*2*[.$B$2]" office:value-type="float" office:value="3.95717495444293" calcext:value-type="float">
            <text:p>3,96</text:p>
          </table:table-cell>
        </table:table-row>
        <table:table-row table:style-name="ro5">
          <table:table-cell table:formula="of:=[.$A$1]*(RAND()-0.5)*2*[.$A$2]" office:value-type="float" office:value="-14.3302279431186" calcext:value-type="float">
            <text:p>-14,33</text:p>
          </table:table-cell>
          <table:table-cell table:formula="of:=(RAND()-0.5)*2*[.$B$2]" office:value-type="float" office:value="-4.15127328776307" calcext:value-type="float">
            <text:p>-4,15</text:p>
          </table:table-cell>
        </table:table-row>
        <table:table-row table:style-name="ro5">
          <table:table-cell table:formula="of:=[.$A$1]*(RAND()-0.5)*2*[.$A$2]" office:value-type="float" office:value="8.39852203836348" calcext:value-type="float">
            <text:p>8,40</text:p>
          </table:table-cell>
          <table:table-cell table:formula="of:=(RAND()-0.5)*2*[.$B$2]" office:value-type="float" office:value="-0.0739814133198757" calcext:value-type="float">
            <text:p>-0,07</text:p>
          </table:table-cell>
        </table:table-row>
        <table:table-row table:style-name="ro5">
          <table:table-cell table:formula="of:=[.$A$1]*(RAND()-0.5)*2*[.$A$2]" office:value-type="float" office:value="-13.5271202865552" calcext:value-type="float">
            <text:p>-13,53</text:p>
          </table:table-cell>
          <table:table-cell table:formula="of:=(RAND()-0.5)*2*[.$B$2]" office:value-type="float" office:value="4.88722489586701" calcext:value-type="float">
            <text:p>4,89</text:p>
          </table:table-cell>
        </table:table-row>
        <table:table-row table:style-name="ro5">
          <table:table-cell table:formula="of:=[.$A$1]*(RAND()-0.5)*2*[.$A$2]" office:value-type="float" office:value="8.58728769253767" calcext:value-type="float">
            <text:p>8,59</text:p>
          </table:table-cell>
          <table:table-cell table:formula="of:=(RAND()-0.5)*2*[.$B$2]" office:value-type="float" office:value="-2.99060898388685" calcext:value-type="float">
            <text:p>-2,99</text:p>
          </table:table-cell>
        </table:table-row>
        <table:table-row table:style-name="ro5">
          <table:table-cell table:formula="of:=[.$A$1]*(RAND()-0.5)*2*[.$A$2]" office:value-type="float" office:value="8.79565143357586" calcext:value-type="float">
            <text:p>8,80</text:p>
          </table:table-cell>
          <table:table-cell table:formula="of:=(RAND()-0.5)*2*[.$B$2]" office:value-type="float" office:value="-3.6917966657366" calcext:value-type="float">
            <text:p>-3,69</text:p>
          </table:table-cell>
        </table:table-row>
        <table:table-row table:style-name="ro5">
          <table:table-cell table:formula="of:=[.$A$1]*(RAND()-0.5)*2*[.$A$2]" office:value-type="float" office:value="-7.08050406735234" calcext:value-type="float">
            <text:p>-7,08</text:p>
          </table:table-cell>
          <table:table-cell table:formula="of:=(RAND()-0.5)*2*[.$B$2]" office:value-type="float" office:value="-0.162451283602628" calcext:value-type="float">
            <text:p>-0,16</text:p>
          </table:table-cell>
        </table:table-row>
        <table:table-row table:style-name="ro5">
          <table:table-cell table:formula="of:=[.$A$1]*(RAND()-0.5)*2*[.$A$2]" office:value-type="float" office:value="3.48819497927117" calcext:value-type="float">
            <text:p>3,49</text:p>
          </table:table-cell>
          <table:table-cell table:formula="of:=(RAND()-0.5)*2*[.$B$2]" office:value-type="float" office:value="-2.69722044614753" calcext:value-type="float">
            <text:p>-2,70</text:p>
          </table:table-cell>
        </table:table-row>
        <table:table-row table:style-name="ro5">
          <table:table-cell table:formula="of:=[.$A$1]*(RAND()-0.5)*2*[.$A$2]" office:value-type="float" office:value="11.6533106680918" calcext:value-type="float">
            <text:p>11,65</text:p>
          </table:table-cell>
          <table:table-cell table:formula="of:=(RAND()-0.5)*2*[.$B$2]" office:value-type="float" office:value="3.18634447572581" calcext:value-type="float">
            <text:p>3,19</text:p>
          </table:table-cell>
        </table:table-row>
        <table:table-row table:style-name="ro5">
          <table:table-cell table:formula="of:=[.$A$1]*(RAND()-0.5)*2*[.$A$2]" office:value-type="float" office:value="-8.47953738656202" calcext:value-type="float">
            <text:p>-8,48</text:p>
          </table:table-cell>
          <table:table-cell table:formula="of:=(RAND()-0.5)*2*[.$B$2]" office:value-type="float" office:value="-2.13629266152909" calcext:value-type="float">
            <text:p>-2,14</text:p>
          </table:table-cell>
        </table:table-row>
        <table:table-row table:style-name="ro5">
          <table:table-cell table:formula="of:=[.$A$1]*(RAND()-0.5)*2*[.$A$2]" office:value-type="float" office:value="8.1048024250944" calcext:value-type="float">
            <text:p>8,10</text:p>
          </table:table-cell>
          <table:table-cell table:formula="of:=(RAND()-0.5)*2*[.$B$2]" office:value-type="float" office:value="3.33542397411823" calcext:value-type="float">
            <text:p>3,34</text:p>
          </table:table-cell>
        </table:table-row>
        <table:table-row table:style-name="ro5">
          <table:table-cell table:formula="of:=[.$A$1]*(RAND()-0.5)*2*[.$A$2]" office:value-type="float" office:value="-4.31761793524846" calcext:value-type="float">
            <text:p>-4,32</text:p>
          </table:table-cell>
          <table:table-cell table:formula="of:=(RAND()-0.5)*2*[.$B$2]" office:value-type="float" office:value="4.54770915825348" calcext:value-type="float">
            <text:p>4,55</text:p>
          </table:table-cell>
        </table:table-row>
        <table:table-row table:style-name="ro5">
          <table:table-cell table:formula="of:=[.$A$1]*(RAND()-0.5)*2*[.$A$2]" office:value-type="float" office:value="7.97479485562748" calcext:value-type="float">
            <text:p>7,97</text:p>
          </table:table-cell>
          <table:table-cell table:formula="of:=(RAND()-0.5)*2*[.$B$2]" office:value-type="float" office:value="1.30941920308228" calcext:value-type="float">
            <text:p>1,31</text:p>
          </table:table-cell>
        </table:table-row>
        <table:table-row table:style-name="ro5">
          <table:table-cell table:formula="of:=[.$A$1]*(RAND()-0.5)*2*[.$A$2]" office:value-type="float" office:value="-1.66402539276724" calcext:value-type="float">
            <text:p>-1,66</text:p>
          </table:table-cell>
          <table:table-cell table:formula="of:=(RAND()-0.5)*2*[.$B$2]" office:value-type="float" office:value="0.937663225900517" calcext:value-type="float">
            <text:p>0,94</text:p>
          </table:table-cell>
        </table:table-row>
        <table:table-row table:style-name="ro5">
          <table:table-cell table:formula="of:=[.$A$1]*(RAND()-0.5)*2*[.$A$2]" office:value-type="float" office:value="-1.38517825295496" calcext:value-type="float">
            <text:p>-1,39</text:p>
          </table:table-cell>
          <table:table-cell table:formula="of:=(RAND()-0.5)*2*[.$B$2]" office:value-type="float" office:value="-2.3412074853522" calcext:value-type="float">
            <text:p>-2,34</text:p>
          </table:table-cell>
        </table:table-row>
        <table:table-row table:style-name="ro5">
          <table:table-cell table:formula="of:=[.$A$1]*(RAND()-0.5)*2*[.$A$2]" office:value-type="float" office:value="12.5335547487248" calcext:value-type="float">
            <text:p>12,53</text:p>
          </table:table-cell>
          <table:table-cell table:formula="of:=(RAND()-0.5)*2*[.$B$2]" office:value-type="float" office:value="-1.82970835141025" calcext:value-type="float">
            <text:p>-1,83</text:p>
          </table:table-cell>
        </table:table-row>
        <table:table-row table:style-name="ro5">
          <table:table-cell table:formula="of:=[.$A$1]*(RAND()-0.5)*2*[.$A$2]" office:value-type="float" office:value="14.15204672151" calcext:value-type="float">
            <text:p>14,15</text:p>
          </table:table-cell>
          <table:table-cell table:formula="of:=(RAND()-0.5)*2*[.$B$2]" office:value-type="float" office:value="-2.55033766175428" calcext:value-type="float">
            <text:p>-2,55</text:p>
          </table:table-cell>
        </table:table-row>
        <table:table-row table:style-name="ro5">
          <table:table-cell table:formula="of:=[.$A$1]*(RAND()-0.5)*2*[.$A$2]" office:value-type="float" office:value="11.9583321903208" calcext:value-type="float">
            <text:p>11,96</text:p>
          </table:table-cell>
          <table:table-cell table:formula="of:=(RAND()-0.5)*2*[.$B$2]" office:value-type="float" office:value="3.80581256954283" calcext:value-type="float">
            <text:p>3,81</text:p>
          </table:table-cell>
        </table:table-row>
        <table:table-row table:style-name="ro5">
          <table:table-cell table:formula="of:=[.$A$1]*(RAND()-0.5)*2*[.$A$2]" office:value-type="float" office:value="-12.0912575000311" calcext:value-type="float">
            <text:p>-12,09</text:p>
          </table:table-cell>
          <table:table-cell table:formula="of:=(RAND()-0.5)*2*[.$B$2]" office:value-type="float" office:value="0.636834676348715" calcext:value-type="float">
            <text:p>0,64</text:p>
          </table:table-cell>
        </table:table-row>
        <table:table-row table:style-name="ro5">
          <table:table-cell table:formula="of:=[.$A$1]*(RAND()-0.5)*2*[.$A$2]" office:value-type="float" office:value="-6.31542779838926" calcext:value-type="float">
            <text:p>-6,32</text:p>
          </table:table-cell>
          <table:table-cell table:formula="of:=(RAND()-0.5)*2*[.$B$2]" office:value-type="float" office:value="-3.36099411632504" calcext:value-type="float">
            <text:p>-3,36</text:p>
          </table:table-cell>
        </table:table-row>
        <table:table-row table:style-name="ro5">
          <table:table-cell table:formula="of:=[.$A$1]*(RAND()-0.5)*2*[.$A$2]" office:value-type="float" office:value="14.7203595732608" calcext:value-type="float">
            <text:p>14,72</text:p>
          </table:table-cell>
          <table:table-cell table:formula="of:=(RAND()-0.5)*2*[.$B$2]" office:value-type="float" office:value="3.88790676938424" calcext:value-type="float">
            <text:p>3,89</text:p>
          </table:table-cell>
        </table:table-row>
        <table:table-row table:style-name="ro5">
          <table:table-cell table:formula="of:=[.$A$1]*(RAND()-0.5)*2*[.$A$2]" office:value-type="float" office:value="-3.99553566845545" calcext:value-type="float">
            <text:p>-4,00</text:p>
          </table:table-cell>
          <table:table-cell table:formula="of:=(RAND()-0.5)*2*[.$B$2]" office:value-type="float" office:value="0.2940302038027" calcext:value-type="float">
            <text:p>0,29</text:p>
          </table:table-cell>
        </table:table-row>
        <table:table-row table:style-name="ro5">
          <table:table-cell table:formula="of:=[.$A$1]*(RAND()-0.5)*2*[.$A$2]" office:value-type="float" office:value="11.332061140057" calcext:value-type="float">
            <text:p>11,33</text:p>
          </table:table-cell>
          <table:table-cell table:formula="of:=(RAND()-0.5)*2*[.$B$2]" office:value-type="float" office:value="-0.424614922651326" calcext:value-type="float">
            <text:p>-0,42</text:p>
          </table:table-cell>
        </table:table-row>
        <table:table-row table:style-name="ro5">
          <table:table-cell table:formula="of:=[.$A$1]*(RAND()-0.5)*2*[.$A$2]" office:value-type="float" office:value="7.20240386196769" calcext:value-type="float">
            <text:p>7,20</text:p>
          </table:table-cell>
          <table:table-cell table:formula="of:=(RAND()-0.5)*2*[.$B$2]" office:value-type="float" office:value="0.823509250328775" calcext:value-type="float">
            <text:p>0,82</text:p>
          </table:table-cell>
        </table:table-row>
        <table:table-row table:style-name="ro5">
          <table:table-cell table:formula="of:=[.$A$1]*(RAND()-0.5)*2*[.$A$2]" office:value-type="float" office:value="-9.33882167460382" calcext:value-type="float">
            <text:p>-9,34</text:p>
          </table:table-cell>
          <table:table-cell table:formula="of:=(RAND()-0.5)*2*[.$B$2]" office:value-type="float" office:value="-1.12331261568914" calcext:value-type="float">
            <text:p>-1,12</text:p>
          </table:table-cell>
        </table:table-row>
        <table:table-row table:style-name="ro5">
          <table:table-cell table:formula="of:=[.$A$1]*(RAND()-0.5)*2*[.$A$2]" office:value-type="float" office:value="-2.85414778598748" calcext:value-type="float">
            <text:p>-2,85</text:p>
          </table:table-cell>
          <table:table-cell table:formula="of:=(RAND()-0.5)*2*[.$B$2]" office:value-type="float" office:value="4.99407221348884" calcext:value-type="float">
            <text:p>4,99</text:p>
          </table:table-cell>
        </table:table-row>
        <table:table-row table:style-name="ro5">
          <table:table-cell table:formula="of:=[.$A$1]*(RAND()-0.5)*2*[.$A$2]" office:value-type="float" office:value="-5.50776599619549" calcext:value-type="float">
            <text:p>-5,51</text:p>
          </table:table-cell>
          <table:table-cell table:formula="of:=(RAND()-0.5)*2*[.$B$2]" office:value-type="float" office:value="0.0610254391358123" calcext:value-type="float">
            <text:p>0,06</text:p>
          </table:table-cell>
        </table:table-row>
        <table:table-row table:style-name="ro5">
          <table:table-cell table:formula="of:=[.$A$1]*(RAND()-0.5)*2*[.$A$2]" office:value-type="float" office:value="12.7701746062933" calcext:value-type="float">
            <text:p>12,77</text:p>
          </table:table-cell>
          <table:table-cell table:formula="of:=(RAND()-0.5)*2*[.$B$2]" office:value-type="float" office:value="3.67756455386564" calcext:value-type="float">
            <text:p>3,68</text:p>
          </table:table-cell>
        </table:table-row>
        <table:table-row table:style-name="ro5">
          <table:table-cell table:formula="of:=[.$A$1]*(RAND()-0.5)*2*[.$A$2]" office:value-type="float" office:value="5.83115079523079" calcext:value-type="float">
            <text:p>5,83</text:p>
          </table:table-cell>
          <table:table-cell table:formula="of:=(RAND()-0.5)*2*[.$B$2]" office:value-type="float" office:value="3.41802062332666" calcext:value-type="float">
            <text:p>3,42</text:p>
          </table:table-cell>
        </table:table-row>
        <table:table-row table:style-name="ro5">
          <table:table-cell table:formula="of:=[.$A$1]*(RAND()-0.5)*2*[.$A$2]" office:value-type="float" office:value="-1.70292030727074" calcext:value-type="float">
            <text:p>-1,70</text:p>
          </table:table-cell>
          <table:table-cell table:formula="of:=(RAND()-0.5)*2*[.$B$2]" office:value-type="float" office:value="-2.72843304450028" calcext:value-type="float">
            <text:p>-2,73</text:p>
          </table:table-cell>
        </table:table-row>
        <table:table-row table:style-name="ro5">
          <table:table-cell table:formula="of:=[.$A$1]*(RAND()-0.5)*2*[.$A$2]" office:value-type="float" office:value="7.7531726164863" calcext:value-type="float">
            <text:p>7,75</text:p>
          </table:table-cell>
          <table:table-cell table:formula="of:=(RAND()-0.5)*2*[.$B$2]" office:value-type="float" office:value="-0.766100441619769" calcext:value-type="float">
            <text:p>-0,77</text:p>
          </table:table-cell>
        </table:table-row>
        <table:table-row table:style-name="ro5">
          <table:table-cell table:formula="of:=[.$A$1]*(RAND()-0.5)*2*[.$A$2]" office:value-type="float" office:value="-5.5747679428865" calcext:value-type="float">
            <text:p>-5,57</text:p>
          </table:table-cell>
          <table:table-cell table:formula="of:=(RAND()-0.5)*2*[.$B$2]" office:value-type="float" office:value="2.47110757107852" calcext:value-type="float">
            <text:p>2,47</text:p>
          </table:table-cell>
        </table:table-row>
        <table:table-row table:style-name="ro5">
          <table:table-cell table:formula="of:=[.$A$1]*(RAND()-0.5)*2*[.$A$2]" office:value-type="float" office:value="1.95280431083145" calcext:value-type="float">
            <text:p>1,95</text:p>
          </table:table-cell>
          <table:table-cell table:formula="of:=(RAND()-0.5)*2*[.$B$2]" office:value-type="float" office:value="0.143173683826849" calcext:value-type="float">
            <text:p>0,14</text:p>
          </table:table-cell>
        </table:table-row>
        <table:table-row table:style-name="ro5">
          <table:table-cell table:formula="of:=[.$A$1]*(RAND()-0.5)*2*[.$A$2]" office:value-type="float" office:value="2.81060385876649" calcext:value-type="float">
            <text:p>2,81</text:p>
          </table:table-cell>
          <table:table-cell table:formula="of:=(RAND()-0.5)*2*[.$B$2]" office:value-type="float" office:value="0.495990414956661" calcext:value-type="float">
            <text:p>0,50</text:p>
          </table:table-cell>
        </table:table-row>
        <table:table-row table:style-name="ro5">
          <table:table-cell table:formula="of:=[.$A$1]*(RAND()-0.5)*2*[.$A$2]" office:value-type="float" office:value="11.8894137961159" calcext:value-type="float">
            <text:p>11,89</text:p>
          </table:table-cell>
          <table:table-cell table:formula="of:=(RAND()-0.5)*2*[.$B$2]" office:value-type="float" office:value="0.0563851015379424" calcext:value-type="float">
            <text:p>0,06</text:p>
          </table:table-cell>
        </table:table-row>
        <table:table-row table:style-name="ro5">
          <table:table-cell table:formula="of:=[.$A$1]*(RAND()-0.5)*2*[.$A$2]" office:value-type="float" office:value="-4.71805708414388" calcext:value-type="float">
            <text:p>-4,72</text:p>
          </table:table-cell>
          <table:table-cell table:formula="of:=(RAND()-0.5)*2*[.$B$2]" office:value-type="float" office:value="-4.3457510382831" calcext:value-type="float">
            <text:p>-4,35</text:p>
          </table:table-cell>
        </table:table-row>
        <table:table-row table:style-name="ro5">
          <table:table-cell table:formula="of:=[.$A$1]*(RAND()-0.5)*2*[.$A$2]" office:value-type="float" office:value="-7.55993760487206" calcext:value-type="float">
            <text:p>-7,56</text:p>
          </table:table-cell>
          <table:table-cell table:formula="of:=(RAND()-0.5)*2*[.$B$2]" office:value-type="float" office:value="-0.59410471281416" calcext:value-type="float">
            <text:p>-0,59</text:p>
          </table:table-cell>
        </table:table-row>
        <table:table-row table:style-name="ro5">
          <table:table-cell table:formula="of:=[.$A$1]*(RAND()-0.5)*2*[.$A$2]" office:value-type="float" office:value="-14.5815356564063" calcext:value-type="float">
            <text:p>-14,58</text:p>
          </table:table-cell>
          <table:table-cell table:formula="of:=(RAND()-0.5)*2*[.$B$2]" office:value-type="float" office:value="4.18101378247732" calcext:value-type="float">
            <text:p>4,18</text:p>
          </table:table-cell>
        </table:table-row>
        <table:table-row table:style-name="ro5">
          <table:table-cell table:formula="of:=[.$A$1]*(RAND()-0.5)*2*[.$A$2]" office:value-type="float" office:value="3.16420302575204" calcext:value-type="float">
            <text:p>3,16</text:p>
          </table:table-cell>
          <table:table-cell table:formula="of:=(RAND()-0.5)*2*[.$B$2]" office:value-type="float" office:value="2.18531768579068" calcext:value-type="float">
            <text:p>2,19</text:p>
          </table:table-cell>
        </table:table-row>
        <table:table-row table:style-name="ro5">
          <table:table-cell table:formula="of:=[.$A$1]*(RAND()-0.5)*2*[.$A$2]" office:value-type="float" office:value="-3.10476746489779" calcext:value-type="float">
            <text:p>-3,10</text:p>
          </table:table-cell>
          <table:table-cell table:formula="of:=(RAND()-0.5)*2*[.$B$2]" office:value-type="float" office:value="-4.83277754990649" calcext:value-type="float">
            <text:p>-4,83</text:p>
          </table:table-cell>
        </table:table-row>
        <table:table-row table:style-name="ro5">
          <table:table-cell table:formula="of:=[.$A$1]*(RAND()-0.5)*2*[.$A$2]" office:value-type="float" office:value="0.91312420687579" calcext:value-type="float">
            <text:p>0,91</text:p>
          </table:table-cell>
          <table:table-cell table:formula="of:=(RAND()-0.5)*2*[.$B$2]" office:value-type="float" office:value="0.669387320860172" calcext:value-type="float">
            <text:p>0,67</text:p>
          </table:table-cell>
        </table:table-row>
        <table:table-row table:style-name="ro5">
          <table:table-cell table:formula="of:=[.$A$1]*(RAND()-0.5)*2*[.$A$2]" office:value-type="float" office:value="-1.08693696349695" calcext:value-type="float">
            <text:p>-1,09</text:p>
          </table:table-cell>
          <table:table-cell table:formula="of:=(RAND()-0.5)*2*[.$B$2]" office:value-type="float" office:value="-0.592833552824497" calcext:value-type="float">
            <text:p>-0,59</text:p>
          </table:table-cell>
        </table:table-row>
        <table:table-row table:style-name="ro5">
          <table:table-cell table:formula="of:=[.$A$1]*(RAND()-0.5)*2*[.$A$2]" office:value-type="float" office:value="4.48410785763569" calcext:value-type="float">
            <text:p>4,48</text:p>
          </table:table-cell>
          <table:table-cell table:formula="of:=(RAND()-0.5)*2*[.$B$2]" office:value-type="float" office:value="-0.453508482751576" calcext:value-type="float">
            <text:p>-0,45</text:p>
          </table:table-cell>
        </table:table-row>
        <table:table-row table:style-name="ro5">
          <table:table-cell table:formula="of:=[.$A$1]*(RAND()-0.5)*2*[.$A$2]" office:value-type="float" office:value="14.1222696459357" calcext:value-type="float">
            <text:p>14,12</text:p>
          </table:table-cell>
          <table:table-cell table:formula="of:=(RAND()-0.5)*2*[.$B$2]" office:value-type="float" office:value="0.355140635436991" calcext:value-type="float">
            <text:p>0,36</text:p>
          </table:table-cell>
        </table:table-row>
        <table:table-row table:style-name="ro5">
          <table:table-cell table:formula="of:=[.$A$1]*(RAND()-0.5)*2*[.$A$2]" office:value-type="float" office:value="-5.44909683976037" calcext:value-type="float">
            <text:p>-5,45</text:p>
          </table:table-cell>
          <table:table-cell table:formula="of:=(RAND()-0.5)*2*[.$B$2]" office:value-type="float" office:value="-4.79183796921805" calcext:value-type="float">
            <text:p>-4,79</text:p>
          </table:table-cell>
        </table:table-row>
        <table:table-row table:style-name="ro5">
          <table:table-cell table:formula="of:=[.$A$1]*(RAND()-0.5)*2*[.$A$2]" office:value-type="float" office:value="-14.676736106349" calcext:value-type="float">
            <text:p>-14,68</text:p>
          </table:table-cell>
          <table:table-cell table:formula="of:=(RAND()-0.5)*2*[.$B$2]" office:value-type="float" office:value="-0.861183577362593" calcext:value-type="float">
            <text:p>-0,86</text:p>
          </table:table-cell>
        </table:table-row>
        <table:table-row table:style-name="ro5">
          <table:table-cell table:formula="of:=[.$A$1]*(RAND()-0.5)*2*[.$A$2]" office:value-type="float" office:value="-9.59740828473048" calcext:value-type="float">
            <text:p>-9,60</text:p>
          </table:table-cell>
          <table:table-cell table:formula="of:=(RAND()-0.5)*2*[.$B$2]" office:value-type="float" office:value="-3.5219146355607" calcext:value-type="float">
            <text:p>-3,52</text:p>
          </table:table-cell>
        </table:table-row>
        <table:table-row table:style-name="ro5">
          <table:table-cell table:formula="of:=[.$A$1]*(RAND()-0.5)*2*[.$A$2]" office:value-type="float" office:value="-10.2215413288227" calcext:value-type="float">
            <text:p>-10,22</text:p>
          </table:table-cell>
          <table:table-cell table:formula="of:=(RAND()-0.5)*2*[.$B$2]" office:value-type="float" office:value="2.30551529097182" calcext:value-type="float">
            <text:p>2,31</text:p>
          </table:table-cell>
        </table:table-row>
        <table:table-row table:style-name="ro5">
          <table:table-cell table:formula="of:=[.$A$1]*(RAND()-0.5)*2*[.$A$2]" office:value-type="float" office:value="12.5617120702333" calcext:value-type="float">
            <text:p>12,56</text:p>
          </table:table-cell>
          <table:table-cell table:formula="of:=(RAND()-0.5)*2*[.$B$2]" office:value-type="float" office:value="-2.8572633147558" calcext:value-type="float">
            <text:p>-2,86</text:p>
          </table:table-cell>
        </table:table-row>
        <table:table-row table:style-name="ro5">
          <table:table-cell table:formula="of:=[.$A$1]*(RAND()-0.5)*2*[.$A$2]" office:value-type="float" office:value="-14.6912042106956" calcext:value-type="float">
            <text:p>-14,69</text:p>
          </table:table-cell>
          <table:table-cell table:formula="of:=(RAND()-0.5)*2*[.$B$2]" office:value-type="float" office:value="-0.978658461801656" calcext:value-type="float">
            <text:p>-0,98</text:p>
          </table:table-cell>
        </table:table-row>
        <table:table-row table:style-name="ro5">
          <table:table-cell table:formula="of:=[.$A$1]*(RAND()-0.5)*2*[.$A$2]" office:value-type="float" office:value="-8.02419928218477" calcext:value-type="float">
            <text:p>-8,02</text:p>
          </table:table-cell>
          <table:table-cell table:formula="of:=(RAND()-0.5)*2*[.$B$2]" office:value-type="float" office:value="1.57906010244305" calcext:value-type="float">
            <text:p>1,58</text:p>
          </table:table-cell>
        </table:table-row>
        <table:table-row table:style-name="ro5">
          <table:table-cell table:formula="of:=[.$A$1]*(RAND()-0.5)*2*[.$A$2]" office:value-type="float" office:value="-8.60208522838173" calcext:value-type="float">
            <text:p>-8,60</text:p>
          </table:table-cell>
          <table:table-cell table:formula="of:=(RAND()-0.5)*2*[.$B$2]" office:value-type="float" office:value="-0.806077149971926" calcext:value-type="float">
            <text:p>-0,81</text:p>
          </table:table-cell>
        </table:table-row>
        <table:table-row table:style-name="ro5">
          <table:table-cell table:formula="of:=[.$A$1]*(RAND()-0.5)*2*[.$A$2]" office:value-type="float" office:value="5.70755074785189" calcext:value-type="float">
            <text:p>5,71</text:p>
          </table:table-cell>
          <table:table-cell table:formula="of:=(RAND()-0.5)*2*[.$B$2]" office:value-type="float" office:value="-0.789925246669959" calcext:value-type="float">
            <text:p>-0,79</text:p>
          </table:table-cell>
        </table:table-row>
        <table:table-row table:style-name="ro5">
          <table:table-cell table:formula="of:=[.$A$1]*(RAND()-0.5)*2*[.$A$2]" office:value-type="float" office:value="4.66433952081253" calcext:value-type="float">
            <text:p>4,66</text:p>
          </table:table-cell>
          <table:table-cell table:formula="of:=(RAND()-0.5)*2*[.$B$2]" office:value-type="float" office:value="-4.22436945926406" calcext:value-type="float">
            <text:p>-4,22</text:p>
          </table:table-cell>
        </table:table-row>
        <table:table-row table:style-name="ro5">
          <table:table-cell table:formula="of:=[.$A$1]*(RAND()-0.5)*2*[.$A$2]" office:value-type="float" office:value="-10.436927997242" calcext:value-type="float">
            <text:p>-10,44</text:p>
          </table:table-cell>
          <table:table-cell table:formula="of:=(RAND()-0.5)*2*[.$B$2]" office:value-type="float" office:value="1.02620803362121" calcext:value-type="float">
            <text:p>1,03</text:p>
          </table:table-cell>
        </table:table-row>
        <table:table-row table:style-name="ro5">
          <table:table-cell table:formula="of:=[.$A$1]*(RAND()-0.5)*2*[.$A$2]" office:value-type="float" office:value="-11.5991904721955" calcext:value-type="float">
            <text:p>-11,60</text:p>
          </table:table-cell>
          <table:table-cell table:formula="of:=(RAND()-0.5)*2*[.$B$2]" office:value-type="float" office:value="3.91178817094682" calcext:value-type="float">
            <text:p>3,91</text:p>
          </table:table-cell>
        </table:table-row>
        <table:table-row table:style-name="ro5">
          <table:table-cell table:formula="of:=[.$A$1]*(RAND()-0.5)*2*[.$A$2]" office:value-type="float" office:value="8.74840749228988" calcext:value-type="float">
            <text:p>8,75</text:p>
          </table:table-cell>
          <table:table-cell table:formula="of:=(RAND()-0.5)*2*[.$B$2]" office:value-type="float" office:value="4.34297742156676" calcext:value-type="float">
            <text:p>4,34</text:p>
          </table:table-cell>
        </table:table-row>
        <table:table-row table:style-name="ro5">
          <table:table-cell table:formula="of:=[.$A$1]*(RAND()-0.5)*2*[.$A$2]" office:value-type="float" office:value="12.4325953139782" calcext:value-type="float">
            <text:p>12,43</text:p>
          </table:table-cell>
          <table:table-cell table:formula="of:=(RAND()-0.5)*2*[.$B$2]" office:value-type="float" office:value="-1.52234300464318" calcext:value-type="float">
            <text:p>-1,52</text:p>
          </table:table-cell>
        </table:table-row>
        <table:table-row table:style-name="ro5">
          <table:table-cell table:formula="of:=[.$A$1]*(RAND()-0.5)*2*[.$A$2]" office:value-type="float" office:value="10.1081996918043" calcext:value-type="float">
            <text:p>10,11</text:p>
          </table:table-cell>
          <table:table-cell table:formula="of:=(RAND()-0.5)*2*[.$B$2]" office:value-type="float" office:value="-3.9272049196615" calcext:value-type="float">
            <text:p>-3,93</text:p>
          </table:table-cell>
        </table:table-row>
        <table:table-row table:style-name="ro5">
          <table:table-cell table:formula="of:=[.$A$1]*(RAND()-0.5)*2*[.$A$2]" office:value-type="float" office:value="0.907368080414228" calcext:value-type="float">
            <text:p>0,91</text:p>
          </table:table-cell>
          <table:table-cell table:formula="of:=(RAND()-0.5)*2*[.$B$2]" office:value-type="float" office:value="3.54655246475691" calcext:value-type="float">
            <text:p>3,55</text:p>
          </table:table-cell>
        </table:table-row>
        <table:table-row table:style-name="ro5">
          <table:table-cell table:formula="of:=[.$A$1]*(RAND()-0.5)*2*[.$A$2]" office:value-type="float" office:value="7.71395055625012" calcext:value-type="float">
            <text:p>7,71</text:p>
          </table:table-cell>
          <table:table-cell table:formula="of:=(RAND()-0.5)*2*[.$B$2]" office:value-type="float" office:value="4.1819672656208" calcext:value-type="float">
            <text:p>4,18</text:p>
          </table:table-cell>
        </table:table-row>
        <table:table-row table:style-name="ro5">
          <table:table-cell table:formula="of:=[.$A$1]*(RAND()-0.5)*2*[.$A$2]" office:value-type="float" office:value="-1.40016335175547" calcext:value-type="float">
            <text:p>-1,40</text:p>
          </table:table-cell>
          <table:table-cell table:formula="of:=(RAND()-0.5)*2*[.$B$2]" office:value-type="float" office:value="-1.86626225440334" calcext:value-type="float">
            <text:p>-1,87</text:p>
          </table:table-cell>
        </table:table-row>
        <table:table-row table:style-name="ro5">
          <table:table-cell table:formula="of:=[.$A$1]*(RAND()-0.5)*2*[.$A$2]" office:value-type="float" office:value="3.79718814518709" calcext:value-type="float">
            <text:p>3,80</text:p>
          </table:table-cell>
          <table:table-cell table:formula="of:=(RAND()-0.5)*2*[.$B$2]" office:value-type="float" office:value="4.5747766810101" calcext:value-type="float">
            <text:p>4,57</text:p>
          </table:table-cell>
        </table:table-row>
        <table:table-row table:style-name="ro5">
          <table:table-cell table:formula="of:=[.$A$1]*(RAND()-0.5)*2*[.$A$2]" office:value-type="float" office:value="-4.44247042862315" calcext:value-type="float">
            <text:p>-4,44</text:p>
          </table:table-cell>
          <table:table-cell table:formula="of:=(RAND()-0.5)*2*[.$B$2]" office:value-type="float" office:value="4.92339495253633" calcext:value-type="float">
            <text:p>4,92</text:p>
          </table:table-cell>
        </table:table-row>
        <table:table-row table:style-name="ro5">
          <table:table-cell table:formula="of:=[.$A$1]*(RAND()-0.5)*2*[.$A$2]" office:value-type="float" office:value="-1.3217611416215" calcext:value-type="float">
            <text:p>-1,32</text:p>
          </table:table-cell>
          <table:table-cell table:formula="of:=(RAND()-0.5)*2*[.$B$2]" office:value-type="float" office:value="-0.171934645759665" calcext:value-type="float">
            <text:p>-0,17</text:p>
          </table:table-cell>
        </table:table-row>
        <table:table-row table:style-name="ro5">
          <table:table-cell table:formula="of:=[.$A$1]*(RAND()-0.5)*2*[.$A$2]" office:value-type="float" office:value="-11.3974809601389" calcext:value-type="float">
            <text:p>-11,40</text:p>
          </table:table-cell>
          <table:table-cell table:formula="of:=(RAND()-0.5)*2*[.$B$2]" office:value-type="float" office:value="-3.64376244933539" calcext:value-type="float">
            <text:p>-3,64</text:p>
          </table:table-cell>
        </table:table-row>
        <table:table-row table:style-name="ro5">
          <table:table-cell table:formula="of:=[.$A$1]*(RAND()-0.5)*2*[.$A$2]" office:value-type="float" office:value="2.01708342289228" calcext:value-type="float">
            <text:p>2,02</text:p>
          </table:table-cell>
          <table:table-cell table:formula="of:=(RAND()-0.5)*2*[.$B$2]" office:value-type="float" office:value="4.1391903040569" calcext:value-type="float">
            <text:p>4,14</text:p>
          </table:table-cell>
        </table:table-row>
        <table:table-row table:style-name="ro5">
          <table:table-cell table:formula="of:=[.$A$1]*(RAND()-0.5)*2*[.$A$2]" office:value-type="float" office:value="13.0096334929241" calcext:value-type="float">
            <text:p>13,01</text:p>
          </table:table-cell>
          <table:table-cell table:formula="of:=(RAND()-0.5)*2*[.$B$2]" office:value-type="float" office:value="-4.18374592707819" calcext:value-type="float">
            <text:p>-4,18</text:p>
          </table:table-cell>
        </table:table-row>
        <table:table-row table:style-name="ro5">
          <table:table-cell table:formula="of:=[.$A$1]*(RAND()-0.5)*2*[.$A$2]" office:value-type="float" office:value="13.1498244641709" calcext:value-type="float">
            <text:p>13,15</text:p>
          </table:table-cell>
          <table:table-cell table:formula="of:=(RAND()-0.5)*2*[.$B$2]" office:value-type="float" office:value="-4.87072826828067" calcext:value-type="float">
            <text:p>-4,87</text:p>
          </table:table-cell>
        </table:table-row>
        <table:table-row table:style-name="ro5">
          <table:table-cell table:formula="of:=[.$A$1]*(RAND()-0.5)*2*[.$A$2]" office:value-type="float" office:value="-0.670568634972079" calcext:value-type="float">
            <text:p>-0,67</text:p>
          </table:table-cell>
          <table:table-cell table:formula="of:=(RAND()-0.5)*2*[.$B$2]" office:value-type="float" office:value="0.669323162546215" calcext:value-type="float">
            <text:p>0,67</text:p>
          </table:table-cell>
        </table:table-row>
        <table:table-row table:style-name="ro5">
          <table:table-cell table:formula="of:=[.$A$1]*(RAND()-0.5)*2*[.$A$2]" office:value-type="float" office:value="11.1725876521618" calcext:value-type="float">
            <text:p>11,17</text:p>
          </table:table-cell>
          <table:table-cell table:formula="of:=(RAND()-0.5)*2*[.$B$2]" office:value-type="float" office:value="-4.70873484217113" calcext:value-type="float">
            <text:p>-4,71</text:p>
          </table:table-cell>
        </table:table-row>
        <table:table-row table:style-name="ro5">
          <table:table-cell table:formula="of:=[.$A$1]*(RAND()-0.5)*2*[.$A$2]" office:value-type="float" office:value="-5.07557756914373" calcext:value-type="float">
            <text:p>-5,08</text:p>
          </table:table-cell>
          <table:table-cell table:formula="of:=(RAND()-0.5)*2*[.$B$2]" office:value-type="float" office:value="-2.9121692024713" calcext:value-type="float">
            <text:p>-2,91</text:p>
          </table:table-cell>
        </table:table-row>
        <table:table-row table:style-name="ro5">
          <table:table-cell table:formula="of:=[.$A$1]*(RAND()-0.5)*2*[.$A$2]" office:value-type="float" office:value="-14.8699117411206" calcext:value-type="float">
            <text:p>-14,87</text:p>
          </table:table-cell>
          <table:table-cell table:formula="of:=(RAND()-0.5)*2*[.$B$2]" office:value-type="float" office:value="1.15086081433458" calcext:value-type="float">
            <text:p>1,15</text:p>
          </table:table-cell>
        </table:table-row>
        <table:table-row table:style-name="ro5">
          <table:table-cell table:formula="of:=[.$A$1]*(RAND()-0.5)*2*[.$A$2]" office:value-type="float" office:value="-14.0232790148423" calcext:value-type="float">
            <text:p>-14,02</text:p>
          </table:table-cell>
          <table:table-cell table:formula="of:=(RAND()-0.5)*2*[.$B$2]" office:value-type="float" office:value="-3.76974950283026" calcext:value-type="float">
            <text:p>-3,77</text:p>
          </table:table-cell>
        </table:table-row>
        <table:table-row table:style-name="ro5">
          <table:table-cell table:formula="of:=[.$A$1]*(RAND()-0.5)*2*[.$A$2]" office:value-type="float" office:value="-11.4276630825642" calcext:value-type="float">
            <text:p>-11,43</text:p>
          </table:table-cell>
          <table:table-cell table:formula="of:=(RAND()-0.5)*2*[.$B$2]" office:value-type="float" office:value="-1.38829547655401" calcext:value-type="float">
            <text:p>-1,39</text:p>
          </table:table-cell>
        </table:table-row>
        <table:table-row table:style-name="ro5">
          <table:table-cell table:formula="of:=[.$A$1]*(RAND()-0.5)*2*[.$A$2]" office:value-type="float" office:value="7.09268333353221" calcext:value-type="float">
            <text:p>7,09</text:p>
          </table:table-cell>
          <table:table-cell table:formula="of:=(RAND()-0.5)*2*[.$B$2]" office:value-type="float" office:value="2.9778117374753" calcext:value-type="float">
            <text:p>2,98</text:p>
          </table:table-cell>
        </table:table-row>
        <table:table-row table:style-name="ro5">
          <table:table-cell table:formula="of:=[.$A$1]*(RAND()-0.5)*2*[.$A$2]" office:value-type="float" office:value="-11.1332363814865" calcext:value-type="float">
            <text:p>-11,13</text:p>
          </table:table-cell>
          <table:table-cell table:formula="of:=(RAND()-0.5)*2*[.$B$2]" office:value-type="float" office:value="-2.14452503323351" calcext:value-type="float">
            <text:p>-2,14</text:p>
          </table:table-cell>
        </table:table-row>
        <table:table-row table:style-name="ro5">
          <table:table-cell table:formula="of:=[.$A$1]*(RAND()-0.5)*2*[.$A$2]" office:value-type="float" office:value="2.92417284150853" calcext:value-type="float">
            <text:p>2,92</text:p>
          </table:table-cell>
          <table:table-cell table:formula="of:=(RAND()-0.5)*2*[.$B$2]" office:value-type="float" office:value="-0.717763318946826" calcext:value-type="float">
            <text:p>-0,72</text:p>
          </table:table-cell>
        </table:table-row>
        <table:table-row table:style-name="ro5">
          <table:table-cell table:formula="of:=[.$A$1]*(RAND()-0.5)*2*[.$A$2]" office:value-type="float" office:value="10.7728407687602" calcext:value-type="float">
            <text:p>10,77</text:p>
          </table:table-cell>
          <table:table-cell table:formula="of:=(RAND()-0.5)*2*[.$B$2]" office:value-type="float" office:value="-2.59259499879945" calcext:value-type="float">
            <text:p>-2,59</text:p>
          </table:table-cell>
        </table:table-row>
        <table:table-row table:style-name="ro5">
          <table:table-cell table:formula="of:=[.$A$1]*(RAND()-0.5)*2*[.$A$2]" office:value-type="float" office:value="-7.20721978828056" calcext:value-type="float">
            <text:p>-7,21</text:p>
          </table:table-cell>
          <table:table-cell table:formula="of:=(RAND()-0.5)*2*[.$B$2]" office:value-type="float" office:value="0.65281936210802" calcext:value-type="float">
            <text:p>0,65</text:p>
          </table:table-cell>
        </table:table-row>
        <table:table-row table:style-name="ro5">
          <table:table-cell table:formula="of:=[.$A$1]*(RAND()-0.5)*2*[.$A$2]" office:value-type="float" office:value="-13.3592858031837" calcext:value-type="float">
            <text:p>-13,36</text:p>
          </table:table-cell>
          <table:table-cell table:formula="of:=(RAND()-0.5)*2*[.$B$2]" office:value-type="float" office:value="-2.56442360806584" calcext:value-type="float">
            <text:p>-2,56</text:p>
          </table:table-cell>
        </table:table-row>
        <table:table-row table:style-name="ro5">
          <table:table-cell table:formula="of:=[.$A$1]*(RAND()-0.5)*2*[.$A$2]" office:value-type="float" office:value="-3.5803026738844" calcext:value-type="float">
            <text:p>-3,58</text:p>
          </table:table-cell>
          <table:table-cell table:formula="of:=(RAND()-0.5)*2*[.$B$2]" office:value-type="float" office:value="-0.852666032764484" calcext:value-type="float">
            <text:p>-0,85</text:p>
          </table:table-cell>
        </table:table-row>
        <table:table-row table:style-name="ro5">
          <table:table-cell table:formula="of:=[.$A$1]*(RAND()-0.5)*2*[.$A$2]" office:value-type="float" office:value="-4.68194077254615" calcext:value-type="float">
            <text:p>-4,68</text:p>
          </table:table-cell>
          <table:table-cell table:formula="of:=(RAND()-0.5)*2*[.$B$2]" office:value-type="float" office:value="2.35963690766455" calcext:value-type="float">
            <text:p>2,36</text:p>
          </table:table-cell>
        </table:table-row>
        <table:table-row table:style-name="ro5">
          <table:table-cell table:formula="of:=[.$A$1]*(RAND()-0.5)*2*[.$A$2]" office:value-type="float" office:value="8.1510276625453" calcext:value-type="float">
            <text:p>8,15</text:p>
          </table:table-cell>
          <table:table-cell table:formula="of:=(RAND()-0.5)*2*[.$B$2]" office:value-type="float" office:value="-1.00018372788118" calcext:value-type="float">
            <text:p>-1,00</text:p>
          </table:table-cell>
        </table:table-row>
        <table:table-row table:style-name="ro5">
          <table:table-cell table:formula="of:=[.$A$1]*(RAND()-0.5)*2*[.$A$2]" office:value-type="float" office:value="8.30612703875578" calcext:value-type="float">
            <text:p>8,31</text:p>
          </table:table-cell>
          <table:table-cell table:formula="of:=(RAND()-0.5)*2*[.$B$2]" office:value-type="float" office:value="-2.06712902461253" calcext:value-type="float">
            <text:p>-2,07</text:p>
          </table:table-cell>
        </table:table-row>
        <table:table-row table:style-name="ro5">
          <table:table-cell table:formula="of:=[.$A$1]*(RAND()-0.5)*2*[.$A$2]" office:value-type="float" office:value="-4.16894000906565" calcext:value-type="float">
            <text:p>-4,17</text:p>
          </table:table-cell>
          <table:table-cell table:formula="of:=(RAND()-0.5)*2*[.$B$2]" office:value-type="float" office:value="2.48263036043581" calcext:value-type="float">
            <text:p>2,48</text:p>
          </table:table-cell>
        </table:table-row>
        <table:table-row table:style-name="ro5">
          <table:table-cell table:formula="of:=[.$A$1]*(RAND()-0.5)*2*[.$A$2]" office:value-type="float" office:value="5.9332020900676" calcext:value-type="float">
            <text:p>5,93</text:p>
          </table:table-cell>
          <table:table-cell table:formula="of:=(RAND()-0.5)*2*[.$B$2]" office:value-type="float" office:value="2.45513751891996" calcext:value-type="float">
            <text:p>2,46</text:p>
          </table:table-cell>
        </table:table-row>
        <table:table-row table:style-name="ro5">
          <table:table-cell table:formula="of:=[.$A$1]*(RAND()-0.5)*2*[.$A$2]" office:value-type="float" office:value="11.4037012818314" calcext:value-type="float">
            <text:p>11,40</text:p>
          </table:table-cell>
          <table:table-cell table:formula="of:=(RAND()-0.5)*2*[.$B$2]" office:value-type="float" office:value="-0.949605488585714" calcext:value-type="float">
            <text:p>-0,95</text:p>
          </table:table-cell>
        </table:table-row>
        <table:table-row table:style-name="ro5">
          <table:table-cell table:formula="of:=[.$A$1]*(RAND()-0.5)*2*[.$A$2]" office:value-type="float" office:value="9.70504191950649" calcext:value-type="float">
            <text:p>9,71</text:p>
          </table:table-cell>
          <table:table-cell table:formula="of:=(RAND()-0.5)*2*[.$B$2]" office:value-type="float" office:value="0.653796066620494" calcext:value-type="float">
            <text:p>0,65</text:p>
          </table:table-cell>
        </table:table-row>
        <table:table-row table:style-name="ro5">
          <table:table-cell table:formula="of:=[.$A$1]*(RAND()-0.5)*2*[.$A$2]" office:value-type="float" office:value="-7.25680242892996" calcext:value-type="float">
            <text:p>-7,26</text:p>
          </table:table-cell>
          <table:table-cell table:formula="of:=(RAND()-0.5)*2*[.$B$2]" office:value-type="float" office:value="1.47862562817595" calcext:value-type="float">
            <text:p>1,48</text:p>
          </table:table-cell>
        </table:table-row>
        <table:table-row table:style-name="ro5">
          <table:table-cell table:formula="of:=[.$A$1]*(RAND()-0.5)*2*[.$A$2]" office:value-type="float" office:value="-5.63867167304254" calcext:value-type="float">
            <text:p>-5,64</text:p>
          </table:table-cell>
          <table:table-cell table:formula="of:=(RAND()-0.5)*2*[.$B$2]" office:value-type="float" office:value="-0.66392070743281" calcext:value-type="float">
            <text:p>-0,66</text:p>
          </table:table-cell>
        </table:table-row>
        <table:table-row table:style-name="ro5">
          <table:table-cell table:formula="of:=[.$A$1]*(RAND()-0.5)*2*[.$A$2]" office:value-type="float" office:value="9.58135743070343" calcext:value-type="float">
            <text:p>9,58</text:p>
          </table:table-cell>
          <table:table-cell table:formula="of:=(RAND()-0.5)*2*[.$B$2]" office:value-type="float" office:value="-4.8826620316154" calcext:value-type="float">
            <text:p>-4,88</text:p>
          </table:table-cell>
        </table:table-row>
        <table:table-row table:style-name="ro5">
          <table:table-cell table:formula="of:=[.$A$1]*(RAND()-0.5)*2*[.$A$2]" office:value-type="float" office:value="3.25924636399415" calcext:value-type="float">
            <text:p>3,26</text:p>
          </table:table-cell>
          <table:table-cell table:formula="of:=(RAND()-0.5)*2*[.$B$2]" office:value-type="float" office:value="-4.85030065902697" calcext:value-type="float">
            <text:p>-4,85</text:p>
          </table:table-cell>
        </table:table-row>
        <table:table-row table:style-name="ro5">
          <table:table-cell table:formula="of:=[.$A$1]*(RAND()-0.5)*2*[.$A$2]" office:value-type="float" office:value="-11.3576115587052" calcext:value-type="float">
            <text:p>-11,36</text:p>
          </table:table-cell>
          <table:table-cell table:formula="of:=(RAND()-0.5)*2*[.$B$2]" office:value-type="float" office:value="-2.08643538183328" calcext:value-type="float">
            <text:p>-2,09</text:p>
          </table:table-cell>
        </table:table-row>
        <table:table-row table:style-name="ro5">
          <table:table-cell table:formula="of:=[.$A$1]*(RAND()-0.5)*2*[.$A$2]" office:value-type="float" office:value="-4.99693594483489" calcext:value-type="float">
            <text:p>-5,00</text:p>
          </table:table-cell>
          <table:table-cell table:formula="of:=(RAND()-0.5)*2*[.$B$2]" office:value-type="float" office:value="-2.35102792623721" calcext:value-type="float">
            <text:p>-2,35</text:p>
          </table:table-cell>
        </table:table-row>
        <table:table-row table:style-name="ro5">
          <table:table-cell table:formula="of:=[.$A$1]*(RAND()-0.5)*2*[.$A$2]" office:value-type="float" office:value="-3.38833006027265" calcext:value-type="float">
            <text:p>-3,39</text:p>
          </table:table-cell>
          <table:table-cell table:formula="of:=(RAND()-0.5)*2*[.$B$2]" office:value-type="float" office:value="2.10477662266818" calcext:value-type="float">
            <text:p>2,10</text:p>
          </table:table-cell>
        </table:table-row>
        <table:table-row table:style-name="ro5">
          <table:table-cell table:formula="of:=[.$A$1]*(RAND()-0.5)*2*[.$A$2]" office:value-type="float" office:value="-3.60591280273244" calcext:value-type="float">
            <text:p>-3,61</text:p>
          </table:table-cell>
          <table:table-cell table:formula="of:=(RAND()-0.5)*2*[.$B$2]" office:value-type="float" office:value="-3.40584413782253" calcext:value-type="float">
            <text:p>-3,41</text:p>
          </table:table-cell>
        </table:table-row>
        <table:table-row table:style-name="ro5">
          <table:table-cell table:formula="of:=[.$A$1]*(RAND()-0.5)*2*[.$A$2]" office:value-type="float" office:value="-6.09667750906578" calcext:value-type="float">
            <text:p>-6,10</text:p>
          </table:table-cell>
          <table:table-cell table:formula="of:=(RAND()-0.5)*2*[.$B$2]" office:value-type="float" office:value="-2.735530853771" calcext:value-type="float">
            <text:p>-2,74</text:p>
          </table:table-cell>
        </table:table-row>
        <table:table-row table:style-name="ro5">
          <table:table-cell table:formula="of:=[.$A$1]*(RAND()-0.5)*2*[.$A$2]" office:value-type="float" office:value="-11.5774044389247" calcext:value-type="float">
            <text:p>-11,58</text:p>
          </table:table-cell>
          <table:table-cell table:formula="of:=(RAND()-0.5)*2*[.$B$2]" office:value-type="float" office:value="-1.87088007466271" calcext:value-type="float">
            <text:p>-1,87</text:p>
          </table:table-cell>
        </table:table-row>
        <table:table-row table:style-name="ro5">
          <table:table-cell table:formula="of:=[.$A$1]*(RAND()-0.5)*2*[.$A$2]" office:value-type="float" office:value="13.9373210633406" calcext:value-type="float">
            <text:p>13,94</text:p>
          </table:table-cell>
          <table:table-cell table:formula="of:=(RAND()-0.5)*2*[.$B$2]" office:value-type="float" office:value="4.17572538927272" calcext:value-type="float">
            <text:p>4,18</text:p>
          </table:table-cell>
        </table:table-row>
        <table:table-row table:style-name="ro5">
          <table:table-cell table:formula="of:=[.$A$1]*(RAND()-0.5)*2*[.$A$2]" office:value-type="float" office:value="5.68885747734682" calcext:value-type="float">
            <text:p>5,69</text:p>
          </table:table-cell>
          <table:table-cell table:formula="of:=(RAND()-0.5)*2*[.$B$2]" office:value-type="float" office:value="-3.11445925604359" calcext:value-type="float">
            <text:p>-3,11</text:p>
          </table:table-cell>
        </table:table-row>
        <table:table-row table:style-name="ro5">
          <table:table-cell table:formula="of:=[.$A$1]*(RAND()-0.5)*2*[.$A$2]" office:value-type="float" office:value="-2.2132816061319" calcext:value-type="float">
            <text:p>-2,21</text:p>
          </table:table-cell>
          <table:table-cell table:formula="of:=(RAND()-0.5)*2*[.$B$2]" office:value-type="float" office:value="-1.54423166596108" calcext:value-type="float">
            <text:p>-1,54</text:p>
          </table:table-cell>
        </table:table-row>
        <table:table-row table:style-name="ro5">
          <table:table-cell table:formula="of:=[.$A$1]*(RAND()-0.5)*2*[.$A$2]" office:value-type="float" office:value="2.66396428719385" calcext:value-type="float">
            <text:p>2,66</text:p>
          </table:table-cell>
          <table:table-cell table:formula="of:=(RAND()-0.5)*2*[.$B$2]" office:value-type="float" office:value="-3.97229678826558" calcext:value-type="float">
            <text:p>-3,97</text:p>
          </table:table-cell>
        </table:table-row>
        <table:table-row table:style-name="ro5">
          <table:table-cell table:formula="of:=[.$A$1]*(RAND()-0.5)*2*[.$A$2]" office:value-type="float" office:value="-7.69745266183707" calcext:value-type="float">
            <text:p>-7,70</text:p>
          </table:table-cell>
          <table:table-cell table:formula="of:=(RAND()-0.5)*2*[.$B$2]" office:value-type="float" office:value="-0.33837573706709" calcext:value-type="float">
            <text:p>-0,34</text:p>
          </table:table-cell>
        </table:table-row>
        <table:table-row table:style-name="ro5">
          <table:table-cell table:formula="of:=[.$A$1]*(RAND()-0.5)*2*[.$A$2]" office:value-type="float" office:value="14.0827688476639" calcext:value-type="float">
            <text:p>14,08</text:p>
          </table:table-cell>
          <table:table-cell table:formula="of:=(RAND()-0.5)*2*[.$B$2]" office:value-type="float" office:value="-1.41166340079149" calcext:value-type="float">
            <text:p>-1,41</text:p>
          </table:table-cell>
        </table:table-row>
        <table:table-row table:style-name="ro5">
          <table:table-cell table:formula="of:=[.$A$1]*(RAND()-0.5)*2*[.$A$2]" office:value-type="float" office:value="-3.68138093673756" calcext:value-type="float">
            <text:p>-3,68</text:p>
          </table:table-cell>
          <table:table-cell table:formula="of:=(RAND()-0.5)*2*[.$B$2]" office:value-type="float" office:value="-4.91910999147152" calcext:value-type="float">
            <text:p>-4,92</text:p>
          </table:table-cell>
        </table:table-row>
        <table:table-row table:style-name="ro5">
          <table:table-cell table:formula="of:=[.$A$1]*(RAND()-0.5)*2*[.$A$2]" office:value-type="float" office:value="-8.57822759139753" calcext:value-type="float">
            <text:p>-8,58</text:p>
          </table:table-cell>
          <table:table-cell table:formula="of:=(RAND()-0.5)*2*[.$B$2]" office:value-type="float" office:value="0.189392830926243" calcext:value-type="float">
            <text:p>0,19</text:p>
          </table:table-cell>
        </table:table-row>
        <table:table-row table:style-name="ro5">
          <table:table-cell table:formula="of:=[.$A$1]*(RAND()-0.5)*2*[.$A$2]" office:value-type="float" office:value="14.8143522835011" calcext:value-type="float">
            <text:p>14,81</text:p>
          </table:table-cell>
          <table:table-cell table:formula="of:=(RAND()-0.5)*2*[.$B$2]" office:value-type="float" office:value="-3.31703843274349" calcext:value-type="float">
            <text:p>-3,32</text:p>
          </table:table-cell>
        </table:table-row>
        <table:table-row table:style-name="ro5">
          <table:table-cell table:formula="of:=[.$A$1]*(RAND()-0.5)*2*[.$A$2]" office:value-type="float" office:value="6.29655513378784" calcext:value-type="float">
            <text:p>6,30</text:p>
          </table:table-cell>
          <table:table-cell table:formula="of:=(RAND()-0.5)*2*[.$B$2]" office:value-type="float" office:value="4.95760532173087" calcext:value-type="float">
            <text:p>4,96</text:p>
          </table:table-cell>
        </table:table-row>
        <table:table-row table:style-name="ro5">
          <table:table-cell table:formula="of:=[.$A$1]*(RAND()-0.5)*2*[.$A$2]" office:value-type="float" office:value="-8.88468586415048" calcext:value-type="float">
            <text:p>-8,88</text:p>
          </table:table-cell>
          <table:table-cell table:formula="of:=(RAND()-0.5)*2*[.$B$2]" office:value-type="float" office:value="1.97902894626625" calcext:value-type="float">
            <text:p>1,98</text:p>
          </table:table-cell>
        </table:table-row>
        <table:table-row table:style-name="ro5">
          <table:table-cell table:formula="of:=[.$A$1]*(RAND()-0.5)*2*[.$A$2]" office:value-type="float" office:value="11.9994941515717" calcext:value-type="float">
            <text:p>12,00</text:p>
          </table:table-cell>
          <table:table-cell table:formula="of:=(RAND()-0.5)*2*[.$B$2]" office:value-type="float" office:value="2.26036491804088" calcext:value-type="float">
            <text:p>2,26</text:p>
          </table:table-cell>
        </table:table-row>
        <table:table-row table:style-name="ro5">
          <table:table-cell table:formula="of:=[.$A$1]*(RAND()-0.5)*2*[.$A$2]" office:value-type="float" office:value="-0.546854331248472" calcext:value-type="float">
            <text:p>-0,55</text:p>
          </table:table-cell>
          <table:table-cell table:formula="of:=(RAND()-0.5)*2*[.$B$2]" office:value-type="float" office:value="3.00951255318863" calcext:value-type="float">
            <text:p>3,01</text:p>
          </table:table-cell>
        </table:table-row>
        <table:table-row table:style-name="ro5">
          <table:table-cell table:formula="of:=[.$A$1]*(RAND()-0.5)*2*[.$A$2]" office:value-type="float" office:value="-8.27170557057794" calcext:value-type="float">
            <text:p>-8,27</text:p>
          </table:table-cell>
          <table:table-cell table:formula="of:=(RAND()-0.5)*2*[.$B$2]" office:value-type="float" office:value="-1.14764479576991" calcext:value-type="float">
            <text:p>-1,15</text:p>
          </table:table-cell>
        </table:table-row>
        <table:table-row table:style-name="ro5">
          <table:table-cell table:formula="of:=[.$A$1]*(RAND()-0.5)*2*[.$A$2]" office:value-type="float" office:value="1.38008030075686" calcext:value-type="float">
            <text:p>1,38</text:p>
          </table:table-cell>
          <table:table-cell table:formula="of:=(RAND()-0.5)*2*[.$B$2]" office:value-type="float" office:value="1.70313404035265" calcext:value-type="float">
            <text:p>1,70</text:p>
          </table:table-cell>
        </table:table-row>
        <table:table-row table:style-name="ro5">
          <table:table-cell table:formula="of:=[.$A$1]*(RAND()-0.5)*2*[.$A$2]" office:value-type="float" office:value="10.4531374155253" calcext:value-type="float">
            <text:p>10,45</text:p>
          </table:table-cell>
          <table:table-cell table:formula="of:=(RAND()-0.5)*2*[.$B$2]" office:value-type="float" office:value="3.39154609475787" calcext:value-type="float">
            <text:p>3,39</text:p>
          </table:table-cell>
        </table:table-row>
        <table:table-row table:style-name="ro5">
          <table:table-cell table:formula="of:=[.$A$1]*(RAND()-0.5)*2*[.$A$2]" office:value-type="float" office:value="6.14618127429322" calcext:value-type="float">
            <text:p>6,15</text:p>
          </table:table-cell>
          <table:table-cell table:formula="of:=(RAND()-0.5)*2*[.$B$2]" office:value-type="float" office:value="-3.76484433681163" calcext:value-type="float">
            <text:p>-3,76</text:p>
          </table:table-cell>
        </table:table-row>
        <table:table-row table:style-name="ro5">
          <table:table-cell table:formula="of:=[.$A$1]*(RAND()-0.5)*2*[.$A$2]" office:value-type="float" office:value="10.4534127169371" calcext:value-type="float">
            <text:p>10,45</text:p>
          </table:table-cell>
          <table:table-cell table:formula="of:=(RAND()-0.5)*2*[.$B$2]" office:value-type="float" office:value="4.63899531775891" calcext:value-type="float">
            <text:p>4,64</text:p>
          </table:table-cell>
        </table:table-row>
        <table:table-row table:style-name="ro5">
          <table:table-cell table:formula="of:=[.$A$1]*(RAND()-0.5)*2*[.$A$2]" office:value-type="float" office:value="13.8403307736757" calcext:value-type="float">
            <text:p>13,84</text:p>
          </table:table-cell>
          <table:table-cell table:formula="of:=(RAND()-0.5)*2*[.$B$2]" office:value-type="float" office:value="1.90315627259441" calcext:value-type="float">
            <text:p>1,90</text:p>
          </table:table-cell>
        </table:table-row>
        <table:table-row table:style-name="ro5">
          <table:table-cell table:formula="of:=[.$A$1]*(RAND()-0.5)*2*[.$A$2]" office:value-type="float" office:value="13.0314956870877" calcext:value-type="float">
            <text:p>13,03</text:p>
          </table:table-cell>
          <table:table-cell table:formula="of:=(RAND()-0.5)*2*[.$B$2]" office:value-type="float" office:value="-1.55982683058953" calcext:value-type="float">
            <text:p>-1,56</text:p>
          </table:table-cell>
        </table:table-row>
        <table:table-row table:style-name="ro5">
          <table:table-cell table:formula="of:=[.$A$1]*(RAND()-0.5)*2*[.$A$2]" office:value-type="float" office:value="-6.89488042405726" calcext:value-type="float">
            <text:p>-6,89</text:p>
          </table:table-cell>
          <table:table-cell table:formula="of:=(RAND()-0.5)*2*[.$B$2]" office:value-type="float" office:value="-4.42991646062219" calcext:value-type="float">
            <text:p>-4,43</text:p>
          </table:table-cell>
        </table:table-row>
        <table:table-row table:style-name="ro5">
          <table:table-cell table:formula="of:=[.$A$1]*(RAND()-0.5)*2*[.$A$2]" office:value-type="float" office:value="-3.18384647188244" calcext:value-type="float">
            <text:p>-3,18</text:p>
          </table:table-cell>
          <table:table-cell table:formula="of:=(RAND()-0.5)*2*[.$B$2]" office:value-type="float" office:value="0.692848720458753" calcext:value-type="float">
            <text:p>0,69</text:p>
          </table:table-cell>
        </table:table-row>
        <table:table-row table:style-name="ro5">
          <table:table-cell table:formula="of:=[.$A$1]*(RAND()-0.5)*2*[.$A$2]" office:value-type="float" office:value="-12.7039125884456" calcext:value-type="float">
            <text:p>-12,70</text:p>
          </table:table-cell>
          <table:table-cell table:formula="of:=(RAND()-0.5)*2*[.$B$2]" office:value-type="float" office:value="-0.735052598367679" calcext:value-type="float">
            <text:p>-0,74</text:p>
          </table:table-cell>
        </table:table-row>
        <table:table-row table:style-name="ro5">
          <table:table-cell table:formula="of:=[.$A$1]*(RAND()-0.5)*2*[.$A$2]" office:value-type="float" office:value="-11.4067519640458" calcext:value-type="float">
            <text:p>-11,41</text:p>
          </table:table-cell>
          <table:table-cell table:formula="of:=(RAND()-0.5)*2*[.$B$2]" office:value-type="float" office:value="-2.95682469992459" calcext:value-type="float">
            <text:p>-2,96</text:p>
          </table:table-cell>
        </table:table-row>
        <table:table-row table:style-name="ro5">
          <table:table-cell table:formula="of:=[.$A$1]*(RAND()-0.5)*2*[.$A$2]" office:value-type="float" office:value="-7.05423406819505" calcext:value-type="float">
            <text:p>-7,05</text:p>
          </table:table-cell>
          <table:table-cell table:formula="of:=(RAND()-0.5)*2*[.$B$2]" office:value-type="float" office:value="4.80605992602113" calcext:value-type="float">
            <text:p>4,81</text:p>
          </table:table-cell>
        </table:table-row>
        <table:table-row table:style-name="ro5">
          <table:table-cell table:formula="of:=[.$A$1]*(RAND()-0.5)*2*[.$A$2]" office:value-type="float" office:value="-2.08871199605806" calcext:value-type="float">
            <text:p>-2,09</text:p>
          </table:table-cell>
          <table:table-cell table:formula="of:=(RAND()-0.5)*2*[.$B$2]" office:value-type="float" office:value="-0.342332307240923" calcext:value-type="float">
            <text:p>-0,34</text:p>
          </table:table-cell>
        </table:table-row>
        <table:table-row table:style-name="ro5">
          <table:table-cell table:formula="of:=[.$A$1]*(RAND()-0.5)*2*[.$A$2]" office:value-type="float" office:value="12.3627393037399" calcext:value-type="float">
            <text:p>12,36</text:p>
          </table:table-cell>
          <table:table-cell table:formula="of:=(RAND()-0.5)*2*[.$B$2]" office:value-type="float" office:value="3.68276924567828" calcext:value-type="float">
            <text:p>3,68</text:p>
          </table:table-cell>
        </table:table-row>
        <table:table-row table:style-name="ro5">
          <table:table-cell table:formula="of:=[.$A$1]*(RAND()-0.5)*2*[.$A$2]" office:value-type="float" office:value="-4.66860835538199" calcext:value-type="float">
            <text:p>-4,67</text:p>
          </table:table-cell>
          <table:table-cell table:formula="of:=(RAND()-0.5)*2*[.$B$2]" office:value-type="float" office:value="3.72037258663488" calcext:value-type="float">
            <text:p>3,72</text:p>
          </table:table-cell>
        </table:table-row>
        <table:table-row table:style-name="ro5">
          <table:table-cell table:formula="of:=[.$A$1]*(RAND()-0.5)*2*[.$A$2]" office:value-type="float" office:value="1.62478237184054" calcext:value-type="float">
            <text:p>1,62</text:p>
          </table:table-cell>
          <table:table-cell table:formula="of:=(RAND()-0.5)*2*[.$B$2]" office:value-type="float" office:value="-0.196017213264201" calcext:value-type="float">
            <text:p>-0,20</text:p>
          </table:table-cell>
        </table:table-row>
        <table:table-row table:style-name="ro5">
          <table:table-cell table:formula="of:=[.$A$1]*(RAND()-0.5)*2*[.$A$2]" office:value-type="float" office:value="-13.4288046435588" calcext:value-type="float">
            <text:p>-13,43</text:p>
          </table:table-cell>
          <table:table-cell table:formula="of:=(RAND()-0.5)*2*[.$B$2]" office:value-type="float" office:value="0.0363938960986065" calcext:value-type="float">
            <text:p>0,04</text:p>
          </table:table-cell>
        </table:table-row>
        <table:table-row table:style-name="ro5">
          <table:table-cell table:formula="of:=[.$A$1]*(RAND()-0.5)*2*[.$A$2]" office:value-type="float" office:value="-9.39164644035129" calcext:value-type="float">
            <text:p>-9,39</text:p>
          </table:table-cell>
          <table:table-cell table:formula="of:=(RAND()-0.5)*2*[.$B$2]" office:value-type="float" office:value="-1.71238533944157" calcext:value-type="float">
            <text:p>-1,71</text:p>
          </table:table-cell>
        </table:table-row>
        <table:table-row table:style-name="ro5">
          <table:table-cell table:formula="of:=[.$A$1]*(RAND()-0.5)*2*[.$A$2]" office:value-type="float" office:value="-14.2240449813035" calcext:value-type="float">
            <text:p>-14,22</text:p>
          </table:table-cell>
          <table:table-cell table:formula="of:=(RAND()-0.5)*2*[.$B$2]" office:value-type="float" office:value="-0.806265978166099" calcext:value-type="float">
            <text:p>-0,81</text:p>
          </table:table-cell>
        </table:table-row>
        <table:table-row table:style-name="ro5">
          <table:table-cell table:formula="of:=[.$A$1]*(RAND()-0.5)*2*[.$A$2]" office:value-type="float" office:value="14.7837365624073" calcext:value-type="float">
            <text:p>14,78</text:p>
          </table:table-cell>
          <table:table-cell table:formula="of:=(RAND()-0.5)*2*[.$B$2]" office:value-type="float" office:value="-3.90747942775116" calcext:value-type="float">
            <text:p>-3,91</text:p>
          </table:table-cell>
        </table:table-row>
        <table:table-row table:style-name="ro5">
          <table:table-cell table:formula="of:=[.$A$1]*(RAND()-0.5)*2*[.$A$2]" office:value-type="float" office:value="-2.33490109351732" calcext:value-type="float">
            <text:p>-2,33</text:p>
          </table:table-cell>
          <table:table-cell table:formula="of:=(RAND()-0.5)*2*[.$B$2]" office:value-type="float" office:value="0.436347862143887" calcext:value-type="float">
            <text:p>0,44</text:p>
          </table:table-cell>
        </table:table-row>
        <table:table-row table:style-name="ro5">
          <table:table-cell table:formula="of:=[.$A$1]*(RAND()-0.5)*2*[.$A$2]" office:value-type="float" office:value="1.01850145168332" calcext:value-type="float">
            <text:p>1,02</text:p>
          </table:table-cell>
          <table:table-cell table:formula="of:=(RAND()-0.5)*2*[.$B$2]" office:value-type="float" office:value="2.7737283875542" calcext:value-type="float">
            <text:p>2,77</text:p>
          </table:table-cell>
        </table:table-row>
        <table:table-row table:style-name="ro5">
          <table:table-cell table:formula="of:=[.$A$1]*(RAND()-0.5)*2*[.$A$2]" office:value-type="float" office:value="-5.83339179443455" calcext:value-type="float">
            <text:p>-5,83</text:p>
          </table:table-cell>
          <table:table-cell table:formula="of:=(RAND()-0.5)*2*[.$B$2]" office:value-type="float" office:value="1.993401337014" calcext:value-type="float">
            <text:p>1,99</text:p>
          </table:table-cell>
        </table:table-row>
        <table:table-row table:style-name="ro5">
          <table:table-cell table:formula="of:=[.$A$1]*(RAND()-0.5)*2*[.$A$2]" office:value-type="float" office:value="-7.97543543656642" calcext:value-type="float">
            <text:p>-7,98</text:p>
          </table:table-cell>
          <table:table-cell table:formula="of:=(RAND()-0.5)*2*[.$B$2]" office:value-type="float" office:value="4.19972741036004" calcext:value-type="float">
            <text:p>4,20</text:p>
          </table:table-cell>
        </table:table-row>
        <table:table-row table:style-name="ro5">
          <table:table-cell table:formula="of:=[.$A$1]*(RAND()-0.5)*2*[.$A$2]" office:value-type="float" office:value="-11.5158276293446" calcext:value-type="float">
            <text:p>-11,52</text:p>
          </table:table-cell>
          <table:table-cell table:formula="of:=(RAND()-0.5)*2*[.$B$2]" office:value-type="float" office:value="-0.810752501959239" calcext:value-type="float">
            <text:p>-0,81</text:p>
          </table:table-cell>
        </table:table-row>
        <table:table-row table:style-name="ro5">
          <table:table-cell table:formula="of:=[.$A$1]*(RAND()-0.5)*2*[.$A$2]" office:value-type="float" office:value="-12.3030040469302" calcext:value-type="float">
            <text:p>-12,30</text:p>
          </table:table-cell>
          <table:table-cell table:formula="of:=(RAND()-0.5)*2*[.$B$2]" office:value-type="float" office:value="3.28208756883936" calcext:value-type="float">
            <text:p>3,28</text:p>
          </table:table-cell>
        </table:table-row>
        <table:table-row table:style-name="ro5">
          <table:table-cell table:formula="of:=[.$A$1]*(RAND()-0.5)*2*[.$A$2]" office:value-type="float" office:value="8.67449875964224" calcext:value-type="float">
            <text:p>8,67</text:p>
          </table:table-cell>
          <table:table-cell table:formula="of:=(RAND()-0.5)*2*[.$B$2]" office:value-type="float" office:value="1.10080143268836" calcext:value-type="float">
            <text:p>1,10</text:p>
          </table:table-cell>
        </table:table-row>
        <table:table-row table:style-name="ro5">
          <table:table-cell table:formula="of:=[.$A$1]*(RAND()-0.5)*2*[.$A$2]" office:value-type="float" office:value="-0.372133320595008" calcext:value-type="float">
            <text:p>-0,37</text:p>
          </table:table-cell>
          <table:table-cell table:formula="of:=(RAND()-0.5)*2*[.$B$2]" office:value-type="float" office:value="-0.575028636400935" calcext:value-type="float">
            <text:p>-0,58</text:p>
          </table:table-cell>
        </table:table-row>
        <table:table-row table:style-name="ro5">
          <table:table-cell table:formula="of:=[.$A$1]*(RAND()-0.5)*2*[.$A$2]" office:value-type="float" office:value="-7.31413164823527" calcext:value-type="float">
            <text:p>-7,31</text:p>
          </table:table-cell>
          <table:table-cell table:formula="of:=(RAND()-0.5)*2*[.$B$2]" office:value-type="float" office:value="4.11218155480772" calcext:value-type="float">
            <text:p>4,11</text:p>
          </table:table-cell>
        </table:table-row>
        <table:table-row table:style-name="ro5">
          <table:table-cell table:formula="of:=[.$A$1]*(RAND()-0.5)*2*[.$A$2]" office:value-type="float" office:value="-5.12930085353798" calcext:value-type="float">
            <text:p>-5,13</text:p>
          </table:table-cell>
          <table:table-cell table:formula="of:=(RAND()-0.5)*2*[.$B$2]" office:value-type="float" office:value="3.55125406024871" calcext:value-type="float">
            <text:p>3,55</text:p>
          </table:table-cell>
        </table:table-row>
        <table:table-row table:style-name="ro5">
          <table:table-cell table:formula="of:=[.$A$1]*(RAND()-0.5)*2*[.$A$2]" office:value-type="float" office:value="2.09893389151085" calcext:value-type="float">
            <text:p>2,10</text:p>
          </table:table-cell>
          <table:table-cell table:formula="of:=(RAND()-0.5)*2*[.$B$2]" office:value-type="float" office:value="-1.75001317421537" calcext:value-type="float">
            <text:p>-1,75</text:p>
          </table:table-cell>
        </table:table-row>
        <table:table-row table:style-name="ro5">
          <table:table-cell table:formula="of:=[.$A$1]*(RAND()-0.5)*2*[.$A$2]" office:value-type="float" office:value="-14.4964868654187" calcext:value-type="float">
            <text:p>-14,50</text:p>
          </table:table-cell>
          <table:table-cell table:formula="of:=(RAND()-0.5)*2*[.$B$2]" office:value-type="float" office:value="-2.08980011724849" calcext:value-type="float">
            <text:p>-2,09</text:p>
          </table:table-cell>
        </table:table-row>
        <table:table-row table:style-name="ro5">
          <table:table-cell table:formula="of:=[.$A$1]*(RAND()-0.5)*2*[.$A$2]" office:value-type="float" office:value="11.5975479903379" calcext:value-type="float">
            <text:p>11,60</text:p>
          </table:table-cell>
          <table:table-cell table:formula="of:=(RAND()-0.5)*2*[.$B$2]" office:value-type="float" office:value="0.347583427764564" calcext:value-type="float">
            <text:p>0,35</text:p>
          </table:table-cell>
        </table:table-row>
        <table:table-row table:style-name="ro5">
          <table:table-cell table:formula="of:=[.$A$1]*(RAND()-0.5)*2*[.$A$2]" office:value-type="float" office:value="-7.13349979953495" calcext:value-type="float">
            <text:p>-7,13</text:p>
          </table:table-cell>
          <table:table-cell table:formula="of:=(RAND()-0.5)*2*[.$B$2]" office:value-type="float" office:value="-2.80084024002446" calcext:value-type="float">
            <text:p>-2,80</text:p>
          </table:table-cell>
        </table:table-row>
        <table:table-row table:style-name="ro5">
          <table:table-cell table:formula="of:=[.$A$1]*(RAND()-0.5)*2*[.$A$2]" office:value-type="float" office:value="-7.49632161957103" calcext:value-type="float">
            <text:p>-7,50</text:p>
          </table:table-cell>
          <table:table-cell table:formula="of:=(RAND()-0.5)*2*[.$B$2]" office:value-type="float" office:value="1.68254112936745" calcext:value-type="float">
            <text:p>1,68</text:p>
          </table:table-cell>
        </table:table-row>
        <table:table-row table:style-name="ro5">
          <table:table-cell table:formula="of:=[.$A$1]*(RAND()-0.5)*2*[.$A$2]" office:value-type="float" office:value="3.69391275036834" calcext:value-type="float">
            <text:p>3,69</text:p>
          </table:table-cell>
          <table:table-cell table:formula="of:=(RAND()-0.5)*2*[.$B$2]" office:value-type="float" office:value="-4.35557692478403" calcext:value-type="float">
            <text:p>-4,36</text:p>
          </table:table-cell>
        </table:table-row>
        <table:table-row table:style-name="ro5">
          <table:table-cell table:formula="of:=[.$A$1]*(RAND()-0.5)*2*[.$A$2]" office:value-type="float" office:value="-4.1677458530725" calcext:value-type="float">
            <text:p>-4,17</text:p>
          </table:table-cell>
          <table:table-cell table:formula="of:=(RAND()-0.5)*2*[.$B$2]" office:value-type="float" office:value="0.849217956261005" calcext:value-type="float">
            <text:p>0,85</text:p>
          </table:table-cell>
        </table:table-row>
        <table:table-row table:style-name="ro5">
          <table:table-cell table:formula="of:=[.$A$1]*(RAND()-0.5)*2*[.$A$2]" office:value-type="float" office:value="-8.64435783113504" calcext:value-type="float">
            <text:p>-8,64</text:p>
          </table:table-cell>
          <table:table-cell table:formula="of:=(RAND()-0.5)*2*[.$B$2]" office:value-type="float" office:value="4.1168710479953" calcext:value-type="float">
            <text:p>4,12</text:p>
          </table:table-cell>
        </table:table-row>
        <table:table-row table:style-name="ro5">
          <table:table-cell table:formula="of:=[.$A$1]*(RAND()-0.5)*2*[.$A$2]" office:value-type="float" office:value="-0.195734390306689" calcext:value-type="float">
            <text:p>-0,20</text:p>
          </table:table-cell>
          <table:table-cell table:formula="of:=(RAND()-0.5)*2*[.$B$2]" office:value-type="float" office:value="1.50594699543759" calcext:value-type="float">
            <text:p>1,51</text:p>
          </table:table-cell>
        </table:table-row>
        <table:table-row table:style-name="ro5">
          <table:table-cell table:formula="of:=[.$A$1]*(RAND()-0.5)*2*[.$A$2]" office:value-type="float" office:value="1.36442493977243" calcext:value-type="float">
            <text:p>1,36</text:p>
          </table:table-cell>
          <table:table-cell table:formula="of:=(RAND()-0.5)*2*[.$B$2]" office:value-type="float" office:value="-1.49244246412375" calcext:value-type="float">
            <text:p>-1,49</text:p>
          </table:table-cell>
        </table:table-row>
        <table:table-row table:style-name="ro5">
          <table:table-cell table:formula="of:=[.$A$1]*(RAND()-0.5)*2*[.$A$2]" office:value-type="float" office:value="7.07303671211542" calcext:value-type="float">
            <text:p>7,07</text:p>
          </table:table-cell>
          <table:table-cell table:formula="of:=(RAND()-0.5)*2*[.$B$2]" office:value-type="float" office:value="4.51263913433729" calcext:value-type="float">
            <text:p>4,51</text:p>
          </table:table-cell>
        </table:table-row>
        <table:table-row table:style-name="ro5">
          <table:table-cell table:formula="of:=[.$A$1]*(RAND()-0.5)*2*[.$A$2]" office:value-type="float" office:value="-9.97318999440849" calcext:value-type="float">
            <text:p>-9,97</text:p>
          </table:table-cell>
          <table:table-cell table:formula="of:=(RAND()-0.5)*2*[.$B$2]" office:value-type="float" office:value="2.95871200928834" calcext:value-type="float">
            <text:p>2,96</text:p>
          </table:table-cell>
        </table:table-row>
        <table:table-row table:style-name="ro5">
          <table:table-cell table:formula="of:=[.$A$1]*(RAND()-0.5)*2*[.$A$2]" office:value-type="float" office:value="-9.99577017877357" calcext:value-type="float">
            <text:p>-10,00</text:p>
          </table:table-cell>
          <table:table-cell table:formula="of:=(RAND()-0.5)*2*[.$B$2]" office:value-type="float" office:value="-2.82961281868699" calcext:value-type="float">
            <text:p>-2,83</text:p>
          </table:table-cell>
        </table:table-row>
        <table:table-row table:style-name="ro5">
          <table:table-cell table:formula="of:=[.$A$1]*(RAND()-0.5)*2*[.$A$2]" office:value-type="float" office:value="-10.1366726101749" calcext:value-type="float">
            <text:p>-10,14</text:p>
          </table:table-cell>
          <table:table-cell table:formula="of:=(RAND()-0.5)*2*[.$B$2]" office:value-type="float" office:value="4.51487303490766" calcext:value-type="float">
            <text:p>4,51</text:p>
          </table:table-cell>
        </table:table-row>
        <table:table-row table:style-name="ro5">
          <table:table-cell table:formula="of:=[.$A$1]*(RAND()-0.5)*2*[.$A$2]" office:value-type="float" office:value="-5.21919670640014" calcext:value-type="float">
            <text:p>-5,22</text:p>
          </table:table-cell>
          <table:table-cell table:formula="of:=(RAND()-0.5)*2*[.$B$2]" office:value-type="float" office:value="0.0929383604226752" calcext:value-type="float">
            <text:p>0,09</text:p>
          </table:table-cell>
        </table:table-row>
        <table:table-row table:style-name="ro5">
          <table:table-cell table:formula="of:=[.$A$1]*(RAND()-0.5)*2*[.$A$2]" office:value-type="float" office:value="7.77673769152054" calcext:value-type="float">
            <text:p>7,78</text:p>
          </table:table-cell>
          <table:table-cell table:formula="of:=(RAND()-0.5)*2*[.$B$2]" office:value-type="float" office:value="-2.64884901518972" calcext:value-type="float">
            <text:p>-2,65</text:p>
          </table:table-cell>
        </table:table-row>
        <table:table-row table:style-name="ro5">
          <table:table-cell table:formula="of:=[.$A$1]*(RAND()-0.5)*2*[.$A$2]" office:value-type="float" office:value="2.54805402890678" calcext:value-type="float">
            <text:p>2,55</text:p>
          </table:table-cell>
          <table:table-cell table:formula="of:=(RAND()-0.5)*2*[.$B$2]" office:value-type="float" office:value="3.70550708464346" calcext:value-type="float">
            <text:p>3,71</text:p>
          </table:table-cell>
        </table:table-row>
        <table:table-row table:style-name="ro5">
          <table:table-cell table:formula="of:=[.$A$1]*(RAND()-0.5)*2*[.$A$2]" office:value-type="float" office:value="10.3771305342556" calcext:value-type="float">
            <text:p>10,38</text:p>
          </table:table-cell>
          <table:table-cell table:formula="of:=(RAND()-0.5)*2*[.$B$2]" office:value-type="float" office:value="-3.36416984152383" calcext:value-type="float">
            <text:p>-3,36</text:p>
          </table:table-cell>
        </table:table-row>
        <table:table-row table:style-name="ro5">
          <table:table-cell table:formula="of:=[.$A$1]*(RAND()-0.5)*2*[.$A$2]" office:value-type="float" office:value="7.69006948625864" calcext:value-type="float">
            <text:p>7,69</text:p>
          </table:table-cell>
          <table:table-cell table:formula="of:=(RAND()-0.5)*2*[.$B$2]" office:value-type="float" office:value="1.51406716962691" calcext:value-type="float">
            <text:p>1,51</text:p>
          </table:table-cell>
        </table:table-row>
        <table:table-row table:style-name="ro5">
          <table:table-cell table:formula="of:=[.$A$1]*(RAND()-0.5)*2*[.$A$2]" office:value-type="float" office:value="-1.99389403998904" calcext:value-type="float">
            <text:p>-1,99</text:p>
          </table:table-cell>
          <table:table-cell table:formula="of:=(RAND()-0.5)*2*[.$B$2]" office:value-type="float" office:value="-4.21896999076495" calcext:value-type="float">
            <text:p>-4,22</text:p>
          </table:table-cell>
        </table:table-row>
        <table:table-row table:style-name="ro5">
          <table:table-cell table:formula="of:=[.$A$1]*(RAND()-0.5)*2*[.$A$2]" office:value-type="float" office:value="12.1302235855067" calcext:value-type="float">
            <text:p>12,13</text:p>
          </table:table-cell>
          <table:table-cell table:formula="of:=(RAND()-0.5)*2*[.$B$2]" office:value-type="float" office:value="-3.06221755134655" calcext:value-type="float">
            <text:p>-3,06</text:p>
          </table:table-cell>
        </table:table-row>
        <table:table-row table:style-name="ro5">
          <table:table-cell table:formula="of:=[.$A$1]*(RAND()-0.5)*2*[.$A$2]" office:value-type="float" office:value="-0.674379232031149" calcext:value-type="float">
            <text:p>-0,67</text:p>
          </table:table-cell>
          <table:table-cell table:formula="of:=(RAND()-0.5)*2*[.$B$2]" office:value-type="float" office:value="-0.405873859168343" calcext:value-type="float">
            <text:p>-0,41</text:p>
          </table:table-cell>
        </table:table-row>
        <table:table-row table:style-name="ro5">
          <table:table-cell table:formula="of:=[.$A$1]*(RAND()-0.5)*2*[.$A$2]" office:value-type="float" office:value="-1.84865962122997" calcext:value-type="float">
            <text:p>-1,85</text:p>
          </table:table-cell>
          <table:table-cell table:formula="of:=(RAND()-0.5)*2*[.$B$2]" office:value-type="float" office:value="-1.58377733053181" calcext:value-type="float">
            <text:p>-1,58</text:p>
          </table:table-cell>
        </table:table-row>
        <table:table-row table:style-name="ro5">
          <table:table-cell table:formula="of:=[.$A$1]*(RAND()-0.5)*2*[.$A$2]" office:value-type="float" office:value="-4.83637921555622" calcext:value-type="float">
            <text:p>-4,84</text:p>
          </table:table-cell>
          <table:table-cell table:formula="of:=(RAND()-0.5)*2*[.$B$2]" office:value-type="float" office:value="3.11404292248079" calcext:value-type="float">
            <text:p>3,11</text:p>
          </table:table-cell>
        </table:table-row>
        <table:table-row table:style-name="ro5">
          <table:table-cell table:formula="of:=[.$A$1]*(RAND()-0.5)*2*[.$A$2]" office:value-type="float" office:value="-0.44876404505235" calcext:value-type="float">
            <text:p>-0,45</text:p>
          </table:table-cell>
          <table:table-cell table:formula="of:=(RAND()-0.5)*2*[.$B$2]" office:value-type="float" office:value="-1.00145960913132" calcext:value-type="float">
            <text:p>-1,00</text:p>
          </table:table-cell>
        </table:table-row>
        <table:table-row table:style-name="ro5">
          <table:table-cell table:formula="of:=[.$A$1]*(RAND()-0.5)*2*[.$A$2]" office:value-type="float" office:value="-5.43403062653441" calcext:value-type="float">
            <text:p>-5,43</text:p>
          </table:table-cell>
          <table:table-cell table:formula="of:=(RAND()-0.5)*2*[.$B$2]" office:value-type="float" office:value="2.40345481856296" calcext:value-type="float">
            <text:p>2,40</text:p>
          </table:table-cell>
        </table:table-row>
        <table:table-row table:style-name="ro5">
          <table:table-cell table:formula="of:=[.$A$1]*(RAND()-0.5)*2*[.$A$2]" office:value-type="float" office:value="-7.96057326079903" calcext:value-type="float">
            <text:p>-7,96</text:p>
          </table:table-cell>
          <table:table-cell table:formula="of:=(RAND()-0.5)*2*[.$B$2]" office:value-type="float" office:value="2.95840463461411" calcext:value-type="float">
            <text:p>2,96</text:p>
          </table:table-cell>
        </table:table-row>
        <table:table-row table:style-name="ro5">
          <table:table-cell table:formula="of:=[.$A$1]*(RAND()-0.5)*2*[.$A$2]" office:value-type="float" office:value="0.693553876290826" calcext:value-type="float">
            <text:p>0,69</text:p>
          </table:table-cell>
          <table:table-cell table:formula="of:=(RAND()-0.5)*2*[.$B$2]" office:value-type="float" office:value="-3.98982481473247" calcext:value-type="float">
            <text:p>-3,99</text:p>
          </table:table-cell>
        </table:table-row>
        <table:table-row table:style-name="ro5">
          <table:table-cell table:formula="of:=[.$A$1]*(RAND()-0.5)*2*[.$A$2]" office:value-type="float" office:value="14.8108350067002" calcext:value-type="float">
            <text:p>14,81</text:p>
          </table:table-cell>
          <table:table-cell table:formula="of:=(RAND()-0.5)*2*[.$B$2]" office:value-type="float" office:value="3.30730312425704" calcext:value-type="float">
            <text:p>3,31</text:p>
          </table:table-cell>
        </table:table-row>
        <table:table-row table:style-name="ro5">
          <table:table-cell table:formula="of:=[.$A$1]*(RAND()-0.5)*2*[.$A$2]" office:value-type="float" office:value="13.0203694009892" calcext:value-type="float">
            <text:p>13,02</text:p>
          </table:table-cell>
          <table:table-cell table:formula="of:=(RAND()-0.5)*2*[.$B$2]" office:value-type="float" office:value="-3.30539949176624" calcext:value-type="float">
            <text:p>-3,31</text:p>
          </table:table-cell>
        </table:table-row>
        <table:table-row table:style-name="ro5">
          <table:table-cell table:formula="of:=[.$A$1]*(RAND()-0.5)*2*[.$A$2]" office:value-type="float" office:value="-5.45350639619408" calcext:value-type="float">
            <text:p>-5,45</text:p>
          </table:table-cell>
          <table:table-cell table:formula="of:=(RAND()-0.5)*2*[.$B$2]" office:value-type="float" office:value="3.17963135919075" calcext:value-type="float">
            <text:p>3,18</text:p>
          </table:table-cell>
        </table:table-row>
        <table:table-row table:style-name="ro5">
          <table:table-cell table:formula="of:=[.$A$1]*(RAND()-0.5)*2*[.$A$2]" office:value-type="float" office:value="-2.08214564863112" calcext:value-type="float">
            <text:p>-2,08</text:p>
          </table:table-cell>
          <table:table-cell table:formula="of:=(RAND()-0.5)*2*[.$B$2]" office:value-type="float" office:value="-3.31904030935051" calcext:value-type="float">
            <text:p>-3,32</text:p>
          </table:table-cell>
        </table:table-row>
        <table:table-row table:style-name="ro5">
          <table:table-cell table:formula="of:=[.$A$1]*(RAND()-0.5)*2*[.$A$2]" office:value-type="float" office:value="4.54940847035698" calcext:value-type="float">
            <text:p>4,55</text:p>
          </table:table-cell>
          <table:table-cell table:formula="of:=(RAND()-0.5)*2*[.$B$2]" office:value-type="float" office:value="2.46078155344747" calcext:value-type="float">
            <text:p>2,46</text:p>
          </table:table-cell>
        </table:table-row>
        <table:table-row table:style-name="ro5">
          <table:table-cell table:formula="of:=[.$A$1]*(RAND()-0.5)*2*[.$A$2]" office:value-type="float" office:value="-7.20693974619167" calcext:value-type="float">
            <text:p>-7,21</text:p>
          </table:table-cell>
          <table:table-cell table:formula="of:=(RAND()-0.5)*2*[.$B$2]" office:value-type="float" office:value="-4.62306856181782" calcext:value-type="float">
            <text:p>-4,62</text:p>
          </table:table-cell>
        </table:table-row>
        <table:table-row table:style-name="ro5">
          <table:table-cell table:formula="of:=[.$A$1]*(RAND()-0.5)*2*[.$A$2]" office:value-type="float" office:value="1.0964047897064" calcext:value-type="float">
            <text:p>1,10</text:p>
          </table:table-cell>
          <table:table-cell table:formula="of:=(RAND()-0.5)*2*[.$B$2]" office:value-type="float" office:value="4.13206894035752" calcext:value-type="float">
            <text:p>4,13</text:p>
          </table:table-cell>
        </table:table-row>
        <table:table-row table:style-name="ro5">
          <table:table-cell table:formula="of:=[.$A$1]*(RAND()-0.5)*2*[.$A$2]" office:value-type="float" office:value="-8.86913931296575" calcext:value-type="float">
            <text:p>-8,87</text:p>
          </table:table-cell>
          <table:table-cell table:formula="of:=(RAND()-0.5)*2*[.$B$2]" office:value-type="float" office:value="4.92559653149373" calcext:value-type="float">
            <text:p>4,93</text:p>
          </table:table-cell>
        </table:table-row>
        <table:table-row table:style-name="ro5">
          <table:table-cell table:formula="of:=[.$A$1]*(RAND()-0.5)*2*[.$A$2]" office:value-type="float" office:value="-14.977559966969" calcext:value-type="float">
            <text:p>-14,98</text:p>
          </table:table-cell>
          <table:table-cell table:formula="of:=(RAND()-0.5)*2*[.$B$2]" office:value-type="float" office:value="-2.72760488318919" calcext:value-type="float">
            <text:p>-2,73</text:p>
          </table:table-cell>
        </table:table-row>
        <table:table-row table:style-name="ro5">
          <table:table-cell table:formula="of:=[.$A$1]*(RAND()-0.5)*2*[.$A$2]" office:value-type="float" office:value="8.62765794216499" calcext:value-type="float">
            <text:p>8,63</text:p>
          </table:table-cell>
          <table:table-cell table:formula="of:=(RAND()-0.5)*2*[.$B$2]" office:value-type="float" office:value="1.38411122936295" calcext:value-type="float">
            <text:p>1,38</text:p>
          </table:table-cell>
        </table:table-row>
        <table:table-row table:style-name="ro5">
          <table:table-cell table:formula="of:=[.$A$1]*(RAND()-0.5)*2*[.$A$2]" office:value-type="float" office:value="-10.8452273049498" calcext:value-type="float">
            <text:p>-10,85</text:p>
          </table:table-cell>
          <table:table-cell table:formula="of:=(RAND()-0.5)*2*[.$B$2]" office:value-type="float" office:value="-0.907894505649096" calcext:value-type="float">
            <text:p>-0,91</text:p>
          </table:table-cell>
        </table:table-row>
        <table:table-row table:style-name="ro5">
          <table:table-cell table:formula="of:=[.$A$1]*(RAND()-0.5)*2*[.$A$2]" office:value-type="float" office:value="-13.743874705515" calcext:value-type="float">
            <text:p>-13,74</text:p>
          </table:table-cell>
          <table:table-cell table:formula="of:=(RAND()-0.5)*2*[.$B$2]" office:value-type="float" office:value="-1.66869698203881" calcext:value-type="float">
            <text:p>-1,67</text:p>
          </table:table-cell>
        </table:table-row>
        <table:table-row table:style-name="ro5">
          <table:table-cell table:formula="of:=[.$A$1]*(RAND()-0.5)*2*[.$A$2]" office:value-type="float" office:value="14.3433286602402" calcext:value-type="float">
            <text:p>14,34</text:p>
          </table:table-cell>
          <table:table-cell table:formula="of:=(RAND()-0.5)*2*[.$B$2]" office:value-type="float" office:value="-1.75080165259256" calcext:value-type="float">
            <text:p>-1,75</text:p>
          </table:table-cell>
        </table:table-row>
        <table:table-row table:style-name="ro5">
          <table:table-cell table:formula="of:=[.$A$1]*(RAND()-0.5)*2*[.$A$2]" office:value-type="float" office:value="4.31782351861017" calcext:value-type="float">
            <text:p>4,32</text:p>
          </table:table-cell>
          <table:table-cell table:formula="of:=(RAND()-0.5)*2*[.$B$2]" office:value-type="float" office:value="-2.65824378984207" calcext:value-type="float">
            <text:p>-2,66</text:p>
          </table:table-cell>
        </table:table-row>
        <table:table-row table:style-name="ro5">
          <table:table-cell table:formula="of:=[.$A$1]*(RAND()-0.5)*2*[.$A$2]" office:value-type="float" office:value="8.51171996729699" calcext:value-type="float">
            <text:p>8,51</text:p>
          </table:table-cell>
          <table:table-cell table:formula="of:=(RAND()-0.5)*2*[.$B$2]" office:value-type="float" office:value="1.46644898303983" calcext:value-type="float">
            <text:p>1,47</text:p>
          </table:table-cell>
        </table:table-row>
        <table:table-row table:style-name="ro5">
          <table:table-cell table:formula="of:=[.$A$1]*(RAND()-0.5)*2*[.$A$2]" office:value-type="float" office:value="-3.76482215626767" calcext:value-type="float">
            <text:p>-3,76</text:p>
          </table:table-cell>
          <table:table-cell table:formula="of:=(RAND()-0.5)*2*[.$B$2]" office:value-type="float" office:value="-3.84808657914548" calcext:value-type="float">
            <text:p>-3,85</text:p>
          </table:table-cell>
        </table:table-row>
        <table:table-row table:style-name="ro5">
          <table:table-cell table:formula="of:=[.$A$1]*(RAND()-0.5)*2*[.$A$2]" office:value-type="float" office:value="-6.41844428406511" calcext:value-type="float">
            <text:p>-6,42</text:p>
          </table:table-cell>
          <table:table-cell table:formula="of:=(RAND()-0.5)*2*[.$B$2]" office:value-type="float" office:value="1.82638303122298" calcext:value-type="float">
            <text:p>1,83</text:p>
          </table:table-cell>
        </table:table-row>
        <table:table-row table:style-name="ro5">
          <table:table-cell table:formula="of:=[.$A$1]*(RAND()-0.5)*2*[.$A$2]" office:value-type="float" office:value="13.7480720251663" calcext:value-type="float">
            <text:p>13,75</text:p>
          </table:table-cell>
          <table:table-cell table:formula="of:=(RAND()-0.5)*2*[.$B$2]" office:value-type="float" office:value="-3.63941552457326" calcext:value-type="float">
            <text:p>-3,64</text:p>
          </table:table-cell>
        </table:table-row>
        <table:table-row table:style-name="ro5">
          <table:table-cell table:formula="of:=[.$A$1]*(RAND()-0.5)*2*[.$A$2]" office:value-type="float" office:value="14.1333447846896" calcext:value-type="float">
            <text:p>14,13</text:p>
          </table:table-cell>
          <table:table-cell table:formula="of:=(RAND()-0.5)*2*[.$B$2]" office:value-type="float" office:value="-0.695942529506424" calcext:value-type="float">
            <text:p>-0,70</text:p>
          </table:table-cell>
        </table:table-row>
        <table:table-row table:style-name="ro5">
          <table:table-cell table:formula="of:=[.$A$1]*(RAND()-0.5)*2*[.$A$2]" office:value-type="float" office:value="-8.39695624632699" calcext:value-type="float">
            <text:p>-8,40</text:p>
          </table:table-cell>
          <table:table-cell table:formula="of:=(RAND()-0.5)*2*[.$B$2]" office:value-type="float" office:value="-1.29348751891488" calcext:value-type="float">
            <text:p>-1,29</text:p>
          </table:table-cell>
        </table:table-row>
        <table:table-row table:style-name="ro5">
          <table:table-cell table:formula="of:=[.$A$1]*(RAND()-0.5)*2*[.$A$2]" office:value-type="float" office:value="-0.801700551217078" calcext:value-type="float">
            <text:p>-0,80</text:p>
          </table:table-cell>
          <table:table-cell table:formula="of:=(RAND()-0.5)*2*[.$B$2]" office:value-type="float" office:value="2.2648938530314" calcext:value-type="float">
            <text:p>2,26</text:p>
          </table:table-cell>
        </table:table-row>
        <table:table-row table:style-name="ro5">
          <table:table-cell table:formula="of:=[.$A$1]*(RAND()-0.5)*2*[.$A$2]" office:value-type="float" office:value="1.50567149529426" calcext:value-type="float">
            <text:p>1,51</text:p>
          </table:table-cell>
          <table:table-cell table:formula="of:=(RAND()-0.5)*2*[.$B$2]" office:value-type="float" office:value="1.19478288111645" calcext:value-type="float">
            <text:p>1,19</text:p>
          </table:table-cell>
        </table:table-row>
        <table:table-row table:style-name="ro5">
          <table:table-cell table:formula="of:=[.$A$1]*(RAND()-0.5)*2*[.$A$2]" office:value-type="float" office:value="-1.94575963347059" calcext:value-type="float">
            <text:p>-1,95</text:p>
          </table:table-cell>
          <table:table-cell table:formula="of:=(RAND()-0.5)*2*[.$B$2]" office:value-type="float" office:value="-3.17093161246653" calcext:value-type="float">
            <text:p>-3,17</text:p>
          </table:table-cell>
        </table:table-row>
        <table:table-row table:style-name="ro5">
          <table:table-cell table:formula="of:=[.$A$1]*(RAND()-0.5)*2*[.$A$2]" office:value-type="float" office:value="13.4154520560661" calcext:value-type="float">
            <text:p>13,42</text:p>
          </table:table-cell>
          <table:table-cell table:formula="of:=(RAND()-0.5)*2*[.$B$2]" office:value-type="float" office:value="-0.999572886235591" calcext:value-type="float">
            <text:p>-1,00</text:p>
          </table:table-cell>
        </table:table-row>
        <table:table-row table:style-name="ro5">
          <table:table-cell table:formula="of:=[.$A$1]*(RAND()-0.5)*2*[.$A$2]" office:value-type="float" office:value="5.61482435359616" calcext:value-type="float">
            <text:p>5,61</text:p>
          </table:table-cell>
          <table:table-cell table:formula="of:=(RAND()-0.5)*2*[.$B$2]" office:value-type="float" office:value="3.48643978424762" calcext:value-type="float">
            <text:p>3,49</text:p>
          </table:table-cell>
        </table:table-row>
        <table:table-row table:style-name="ro5">
          <table:table-cell table:formula="of:=[.$A$1]*(RAND()-0.5)*2*[.$A$2]" office:value-type="float" office:value="13.348181797259" calcext:value-type="float">
            <text:p>13,35</text:p>
          </table:table-cell>
          <table:table-cell table:formula="of:=(RAND()-0.5)*2*[.$B$2]" office:value-type="float" office:value="4.93633571104828" calcext:value-type="float">
            <text:p>4,94</text:p>
          </table:table-cell>
        </table:table-row>
        <table:table-row table:style-name="ro5">
          <table:table-cell table:formula="of:=[.$A$1]*(RAND()-0.5)*2*[.$A$2]" office:value-type="float" office:value="1.09640862531185" calcext:value-type="float">
            <text:p>1,10</text:p>
          </table:table-cell>
          <table:table-cell table:formula="of:=(RAND()-0.5)*2*[.$B$2]" office:value-type="float" office:value="-3.2359034880732" calcext:value-type="float">
            <text:p>-3,24</text:p>
          </table:table-cell>
        </table:table-row>
        <table:table-row table:style-name="ro5">
          <table:table-cell table:formula="of:=[.$A$1]*(RAND()-0.5)*2*[.$A$2]" office:value-type="float" office:value="1.09063621365447" calcext:value-type="float">
            <text:p>1,09</text:p>
          </table:table-cell>
          <table:table-cell table:formula="of:=(RAND()-0.5)*2*[.$B$2]" office:value-type="float" office:value="-0.052912653502058" calcext:value-type="float">
            <text:p>-0,05</text:p>
          </table:table-cell>
        </table:table-row>
        <table:table-row table:style-name="ro5">
          <table:table-cell table:formula="of:=[.$A$1]*(RAND()-0.5)*2*[.$A$2]" office:value-type="float" office:value="-1.0659501042647" calcext:value-type="float">
            <text:p>-1,07</text:p>
          </table:table-cell>
          <table:table-cell table:formula="of:=(RAND()-0.5)*2*[.$B$2]" office:value-type="float" office:value="4.82674698711806" calcext:value-type="float">
            <text:p>4,83</text:p>
          </table:table-cell>
        </table:table-row>
        <table:table-row table:style-name="ro5">
          <table:table-cell table:formula="of:=[.$A$1]*(RAND()-0.5)*2*[.$A$2]" office:value-type="float" office:value="-0.986003082800073" calcext:value-type="float">
            <text:p>-0,99</text:p>
          </table:table-cell>
          <table:table-cell table:formula="of:=(RAND()-0.5)*2*[.$B$2]" office:value-type="float" office:value="-1.7074165239033" calcext:value-type="float">
            <text:p>-1,71</text:p>
          </table:table-cell>
        </table:table-row>
        <table:table-row table:style-name="ro5">
          <table:table-cell table:formula="of:=[.$A$1]*(RAND()-0.5)*2*[.$A$2]" office:value-type="float" office:value="-4.43785750806144" calcext:value-type="float">
            <text:p>-4,44</text:p>
          </table:table-cell>
          <table:table-cell table:formula="of:=(RAND()-0.5)*2*[.$B$2]" office:value-type="float" office:value="-0.541569724388527" calcext:value-type="float">
            <text:p>-0,54</text:p>
          </table:table-cell>
        </table:table-row>
        <table:table-row table:style-name="ro5">
          <table:table-cell table:formula="of:=[.$A$1]*(RAND()-0.5)*2*[.$A$2]" office:value-type="float" office:value="-6.3653824905616" calcext:value-type="float">
            <text:p>-6,37</text:p>
          </table:table-cell>
          <table:table-cell table:formula="of:=(RAND()-0.5)*2*[.$B$2]" office:value-type="float" office:value="2.58475145530334" calcext:value-type="float">
            <text:p>2,58</text:p>
          </table:table-cell>
        </table:table-row>
        <table:table-row table:style-name="ro5">
          <table:table-cell table:formula="of:=[.$A$1]*(RAND()-0.5)*2*[.$A$2]" office:value-type="float" office:value="-6.63628330152333" calcext:value-type="float">
            <text:p>-6,64</text:p>
          </table:table-cell>
          <table:table-cell table:formula="of:=(RAND()-0.5)*2*[.$B$2]" office:value-type="float" office:value="-4.30495854882348" calcext:value-type="float">
            <text:p>-4,30</text:p>
          </table:table-cell>
        </table:table-row>
        <table:table-row table:style-name="ro5">
          <table:table-cell table:formula="of:=[.$A$1]*(RAND()-0.5)*2*[.$A$2]" office:value-type="float" office:value="6.49741458622899" calcext:value-type="float">
            <text:p>6,50</text:p>
          </table:table-cell>
          <table:table-cell table:formula="of:=(RAND()-0.5)*2*[.$B$2]" office:value-type="float" office:value="3.96201584694186" calcext:value-type="float">
            <text:p>3,96</text:p>
          </table:table-cell>
        </table:table-row>
        <table:table-row table:style-name="ro5">
          <table:table-cell table:formula="of:=[.$A$1]*(RAND()-0.5)*2*[.$A$2]" office:value-type="float" office:value="-3.90273648409754" calcext:value-type="float">
            <text:p>-3,90</text:p>
          </table:table-cell>
          <table:table-cell table:formula="of:=(RAND()-0.5)*2*[.$B$2]" office:value-type="float" office:value="-2.3076059888288" calcext:value-type="float">
            <text:p>-2,31</text:p>
          </table:table-cell>
        </table:table-row>
        <table:table-row table:style-name="ro5">
          <table:table-cell table:formula="of:=[.$A$1]*(RAND()-0.5)*2*[.$A$2]" office:value-type="float" office:value="-4.01316087456557" calcext:value-type="float">
            <text:p>-4,01</text:p>
          </table:table-cell>
          <table:table-cell table:formula="of:=(RAND()-0.5)*2*[.$B$2]" office:value-type="float" office:value="-4.97877726771898" calcext:value-type="float">
            <text:p>-4,98</text:p>
          </table:table-cell>
        </table:table-row>
        <table:table-row table:style-name="ro5">
          <table:table-cell table:formula="of:=[.$A$1]*(RAND()-0.5)*2*[.$A$2]" office:value-type="float" office:value="14.5697910749203" calcext:value-type="float">
            <text:p>14,57</text:p>
          </table:table-cell>
          <table:table-cell table:formula="of:=(RAND()-0.5)*2*[.$B$2]" office:value-type="float" office:value="-4.52664163486385" calcext:value-type="float">
            <text:p>-4,53</text:p>
          </table:table-cell>
        </table:table-row>
        <table:table-row table:style-name="ro5">
          <table:table-cell table:formula="of:=[.$A$1]*(RAND()-0.5)*2*[.$A$2]" office:value-type="float" office:value="14.6885769806189" calcext:value-type="float">
            <text:p>14,69</text:p>
          </table:table-cell>
          <table:table-cell table:formula="of:=(RAND()-0.5)*2*[.$B$2]" office:value-type="float" office:value="0.077985304091468" calcext:value-type="float">
            <text:p>0,08</text:p>
          </table:table-cell>
        </table:table-row>
        <table:table-row table:style-name="ro5">
          <table:table-cell table:formula="of:=[.$A$1]*(RAND()-0.5)*2*[.$A$2]" office:value-type="float" office:value="-14.3540036615426" calcext:value-type="float">
            <text:p>-14,35</text:p>
          </table:table-cell>
          <table:table-cell table:formula="of:=(RAND()-0.5)*2*[.$B$2]" office:value-type="float" office:value="2.9616635950065" calcext:value-type="float">
            <text:p>2,96</text:p>
          </table:table-cell>
        </table:table-row>
        <table:table-row table:style-name="ro5">
          <table:table-cell table:formula="of:=[.$A$1]*(RAND()-0.5)*2*[.$A$2]" office:value-type="float" office:value="-2.88182917026345" calcext:value-type="float">
            <text:p>-2,88</text:p>
          </table:table-cell>
          <table:table-cell table:formula="of:=(RAND()-0.5)*2*[.$B$2]" office:value-type="float" office:value="-1.08317170292117" calcext:value-type="float">
            <text:p>-1,08</text:p>
          </table:table-cell>
        </table:table-row>
        <table:table-row table:style-name="ro5">
          <table:table-cell table:formula="of:=[.$A$1]*(RAND()-0.5)*2*[.$A$2]" office:value-type="float" office:value="4.59855786132533" calcext:value-type="float">
            <text:p>4,60</text:p>
          </table:table-cell>
          <table:table-cell table:formula="of:=(RAND()-0.5)*2*[.$B$2]" office:value-type="float" office:value="-1.9163302246226" calcext:value-type="float">
            <text:p>-1,92</text:p>
          </table:table-cell>
        </table:table-row>
        <table:table-row table:style-name="ro5">
          <table:table-cell table:formula="of:=[.$A$1]*(RAND()-0.5)*2*[.$A$2]" office:value-type="float" office:value="1.72357139645692" calcext:value-type="float">
            <text:p>1,72</text:p>
          </table:table-cell>
          <table:table-cell table:formula="of:=(RAND()-0.5)*2*[.$B$2]" office:value-type="float" office:value="-4.54914860591153" calcext:value-type="float">
            <text:p>-4,55</text:p>
          </table:table-cell>
        </table:table-row>
        <table:table-row table:style-name="ro5">
          <table:table-cell table:formula="of:=[.$A$1]*(RAND()-0.5)*2*[.$A$2]" office:value-type="float" office:value="-6.57278184934744" calcext:value-type="float">
            <text:p>-6,57</text:p>
          </table:table-cell>
          <table:table-cell table:formula="of:=(RAND()-0.5)*2*[.$B$2]" office:value-type="float" office:value="0.500223029173151" calcext:value-type="float">
            <text:p>0,50</text:p>
          </table:table-cell>
        </table:table-row>
        <table:table-row table:style-name="ro5">
          <table:table-cell table:formula="of:=[.$A$1]*(RAND()-0.5)*2*[.$A$2]" office:value-type="float" office:value="-5.06104256566607" calcext:value-type="float">
            <text:p>-5,06</text:p>
          </table:table-cell>
          <table:table-cell table:formula="of:=(RAND()-0.5)*2*[.$B$2]" office:value-type="float" office:value="-4.07264290348222" calcext:value-type="float">
            <text:p>-4,07</text:p>
          </table:table-cell>
        </table:table-row>
        <table:table-row table:style-name="ro5">
          <table:table-cell table:formula="of:=[.$A$1]*(RAND()-0.5)*2*[.$A$2]" office:value-type="float" office:value="7.96445326652505" calcext:value-type="float">
            <text:p>7,96</text:p>
          </table:table-cell>
          <table:table-cell table:formula="of:=(RAND()-0.5)*2*[.$B$2]" office:value-type="float" office:value="2.99441596579756" calcext:value-type="float">
            <text:p>2,99</text:p>
          </table:table-cell>
        </table:table-row>
        <table:table-row table:style-name="ro5">
          <table:table-cell table:formula="of:=[.$A$1]*(RAND()-0.5)*2*[.$A$2]" office:value-type="float" office:value="-11.54289979866" calcext:value-type="float">
            <text:p>-11,54</text:p>
          </table:table-cell>
          <table:table-cell table:formula="of:=(RAND()-0.5)*2*[.$B$2]" office:value-type="float" office:value="0.749204689649273" calcext:value-type="float">
            <text:p>0,75</text:p>
          </table:table-cell>
        </table:table-row>
        <table:table-row table:style-name="ro5">
          <table:table-cell table:formula="of:=[.$A$1]*(RAND()-0.5)*2*[.$A$2]" office:value-type="float" office:value="-11.4521095654922" calcext:value-type="float">
            <text:p>-11,45</text:p>
          </table:table-cell>
          <table:table-cell table:formula="of:=(RAND()-0.5)*2*[.$B$2]" office:value-type="float" office:value="-1.85386047126218" calcext:value-type="float">
            <text:p>-1,85</text:p>
          </table:table-cell>
        </table:table-row>
        <table:table-row table:style-name="ro5">
          <table:table-cell table:formula="of:=[.$A$1]*(RAND()-0.5)*2*[.$A$2]" office:value-type="float" office:value="9.10963546035311" calcext:value-type="float">
            <text:p>9,11</text:p>
          </table:table-cell>
          <table:table-cell table:formula="of:=(RAND()-0.5)*2*[.$B$2]" office:value-type="float" office:value="-3.28884553935781" calcext:value-type="float">
            <text:p>-3,29</text:p>
          </table:table-cell>
        </table:table-row>
        <table:table-row table:style-name="ro5">
          <table:table-cell table:formula="of:=[.$A$1]*(RAND()-0.5)*2*[.$A$2]" office:value-type="float" office:value="-12.5880887837277" calcext:value-type="float">
            <text:p>-12,59</text:p>
          </table:table-cell>
          <table:table-cell table:formula="of:=(RAND()-0.5)*2*[.$B$2]" office:value-type="float" office:value="-4.13963048326557" calcext:value-type="float">
            <text:p>-4,14</text:p>
          </table:table-cell>
        </table:table-row>
        <table:table-row table:style-name="ro5">
          <table:table-cell table:formula="of:=[.$A$1]*(RAND()-0.5)*2*[.$A$2]" office:value-type="float" office:value="-14.6912852338215" calcext:value-type="float">
            <text:p>-14,69</text:p>
          </table:table-cell>
          <table:table-cell table:formula="of:=(RAND()-0.5)*2*[.$B$2]" office:value-type="float" office:value="-4.0220379773329" calcext:value-type="float">
            <text:p>-4,02</text:p>
          </table:table-cell>
        </table:table-row>
        <table:table-row table:style-name="ro5">
          <table:table-cell table:formula="of:=[.$A$1]*(RAND()-0.5)*2*[.$A$2]" office:value-type="float" office:value="-0.14233010593923" calcext:value-type="float">
            <text:p>-0,14</text:p>
          </table:table-cell>
          <table:table-cell table:formula="of:=(RAND()-0.5)*2*[.$B$2]" office:value-type="float" office:value="1.24908157374459" calcext:value-type="float">
            <text:p>1,25</text:p>
          </table:table-cell>
        </table:table-row>
        <table:table-row table:style-name="ro5">
          <table:table-cell table:formula="of:=[.$A$1]*(RAND()-0.5)*2*[.$A$2]" office:value-type="float" office:value="-7.1632637470693" calcext:value-type="float">
            <text:p>-7,16</text:p>
          </table:table-cell>
          <table:table-cell table:formula="of:=(RAND()-0.5)*2*[.$B$2]" office:value-type="float" office:value="2.23989618308018" calcext:value-type="float">
            <text:p>2,24</text:p>
          </table:table-cell>
        </table:table-row>
        <table:table-row table:style-name="ro5">
          <table:table-cell table:formula="of:=[.$A$1]*(RAND()-0.5)*2*[.$A$2]" office:value-type="float" office:value="2.3022323006081" calcext:value-type="float">
            <text:p>2,30</text:p>
          </table:table-cell>
          <table:table-cell table:formula="of:=(RAND()-0.5)*2*[.$B$2]" office:value-type="float" office:value="-3.41716757269674" calcext:value-type="float">
            <text:p>-3,42</text:p>
          </table:table-cell>
        </table:table-row>
        <table:table-row table:style-name="ro5">
          <table:table-cell table:formula="of:=[.$A$1]*(RAND()-0.5)*2*[.$A$2]" office:value-type="float" office:value="10.7476051641188" calcext:value-type="float">
            <text:p>10,75</text:p>
          </table:table-cell>
          <table:table-cell table:formula="of:=(RAND()-0.5)*2*[.$B$2]" office:value-type="float" office:value="4.90661366761229" calcext:value-type="float">
            <text:p>4,91</text:p>
          </table:table-cell>
        </table:table-row>
        <table:table-row table:style-name="ro5">
          <table:table-cell table:formula="of:=[.$A$1]*(RAND()-0.5)*2*[.$A$2]" office:value-type="float" office:value="-12.6613176378099" calcext:value-type="float">
            <text:p>-12,66</text:p>
          </table:table-cell>
          <table:table-cell table:formula="of:=(RAND()-0.5)*2*[.$B$2]" office:value-type="float" office:value="-4.94981206834635" calcext:value-type="float">
            <text:p>-4,95</text:p>
          </table:table-cell>
        </table:table-row>
        <table:table-row table:style-name="ro5">
          <table:table-cell table:formula="of:=[.$A$1]*(RAND()-0.5)*2*[.$A$2]" office:value-type="float" office:value="2.80248610254297" calcext:value-type="float">
            <text:p>2,80</text:p>
          </table:table-cell>
          <table:table-cell table:formula="of:=(RAND()-0.5)*2*[.$B$2]" office:value-type="float" office:value="-1.90134600132262" calcext:value-type="float">
            <text:p>-1,90</text:p>
          </table:table-cell>
        </table:table-row>
        <table:table-row table:style-name="ro5">
          <table:table-cell table:formula="of:=[.$A$1]*(RAND()-0.5)*2*[.$A$2]" office:value-type="float" office:value="2.92339669083674" calcext:value-type="float">
            <text:p>2,92</text:p>
          </table:table-cell>
          <table:table-cell table:formula="of:=(RAND()-0.5)*2*[.$B$2]" office:value-type="float" office:value="4.24650929309135" calcext:value-type="float">
            <text:p>4,25</text:p>
          </table:table-cell>
        </table:table-row>
        <table:table-row table:style-name="ro5">
          <table:table-cell table:formula="of:=[.$A$1]*(RAND()-0.5)*2*[.$A$2]" office:value-type="float" office:value="11.3424497907385" calcext:value-type="float">
            <text:p>11,34</text:p>
          </table:table-cell>
          <table:table-cell table:formula="of:=(RAND()-0.5)*2*[.$B$2]" office:value-type="float" office:value="-1.10102197619804" calcext:value-type="float">
            <text:p>-1,10</text:p>
          </table:table-cell>
        </table:table-row>
        <table:table-row table:style-name="ro5">
          <table:table-cell table:formula="of:=[.$A$1]*(RAND()-0.5)*2*[.$A$2]" office:value-type="float" office:value="-10.660670907671" calcext:value-type="float">
            <text:p>-10,66</text:p>
          </table:table-cell>
          <table:table-cell table:formula="of:=(RAND()-0.5)*2*[.$B$2]" office:value-type="float" office:value="-1.58451675551028" calcext:value-type="float">
            <text:p>-1,58</text:p>
          </table:table-cell>
        </table:table-row>
        <table:table-row table:style-name="ro5">
          <table:table-cell table:formula="of:=[.$A$1]*(RAND()-0.5)*2*[.$A$2]" office:value-type="float" office:value="-4.43149475172184" calcext:value-type="float">
            <text:p>-4,43</text:p>
          </table:table-cell>
          <table:table-cell table:formula="of:=(RAND()-0.5)*2*[.$B$2]" office:value-type="float" office:value="4.52661451869683" calcext:value-type="float">
            <text:p>4,53</text:p>
          </table:table-cell>
        </table:table-row>
        <table:table-row table:style-name="ro5">
          <table:table-cell table:formula="of:=[.$A$1]*(RAND()-0.5)*2*[.$A$2]" office:value-type="float" office:value="-4.00909447169876" calcext:value-type="float">
            <text:p>-4,01</text:p>
          </table:table-cell>
          <table:table-cell table:formula="of:=(RAND()-0.5)*2*[.$B$2]" office:value-type="float" office:value="4.39953596701109" calcext:value-type="float">
            <text:p>4,40</text:p>
          </table:table-cell>
        </table:table-row>
        <table:table-row table:style-name="ro5">
          <table:table-cell table:formula="of:=[.$A$1]*(RAND()-0.5)*2*[.$A$2]" office:value-type="float" office:value="-1.50690543679242" calcext:value-type="float">
            <text:p>-1,51</text:p>
          </table:table-cell>
          <table:table-cell table:formula="of:=(RAND()-0.5)*2*[.$B$2]" office:value-type="float" office:value="3.50022830898064" calcext:value-type="float">
            <text:p>3,50</text:p>
          </table:table-cell>
        </table:table-row>
        <table:table-row table:style-name="ro5">
          <table:table-cell table:formula="of:=[.$A$1]*(RAND()-0.5)*2*[.$A$2]" office:value-type="float" office:value="-7.47374918470008" calcext:value-type="float">
            <text:p>-7,47</text:p>
          </table:table-cell>
          <table:table-cell table:formula="of:=(RAND()-0.5)*2*[.$B$2]" office:value-type="float" office:value="-4.63380041743628" calcext:value-type="float">
            <text:p>-4,63</text:p>
          </table:table-cell>
        </table:table-row>
        <table:table-row table:style-name="ro5">
          <table:table-cell table:formula="of:=[.$A$1]*(RAND()-0.5)*2*[.$A$2]" office:value-type="float" office:value="-2.35026795486409" calcext:value-type="float">
            <text:p>-2,35</text:p>
          </table:table-cell>
          <table:table-cell table:formula="of:=(RAND()-0.5)*2*[.$B$2]" office:value-type="float" office:value="1.11354652576346" calcext:value-type="float">
            <text:p>1,11</text:p>
          </table:table-cell>
        </table:table-row>
        <table:table-row table:style-name="ro5">
          <table:table-cell table:formula="of:=[.$A$1]*(RAND()-0.5)*2*[.$A$2]" office:value-type="float" office:value="12.9086891954761" calcext:value-type="float">
            <text:p>12,91</text:p>
          </table:table-cell>
          <table:table-cell table:formula="of:=(RAND()-0.5)*2*[.$B$2]" office:value-type="float" office:value="-4.70976949283291" calcext:value-type="float">
            <text:p>-4,71</text:p>
          </table:table-cell>
        </table:table-row>
        <table:table-row table:style-name="ro5">
          <table:table-cell table:formula="of:=[.$A$1]*(RAND()-0.5)*2*[.$A$2]" office:value-type="float" office:value="13.6072803896843" calcext:value-type="float">
            <text:p>13,61</text:p>
          </table:table-cell>
          <table:table-cell table:formula="of:=(RAND()-0.5)*2*[.$B$2]" office:value-type="float" office:value="0.435735346517533" calcext:value-type="float">
            <text:p>0,44</text:p>
          </table:table-cell>
        </table:table-row>
        <table:table-row table:style-name="ro5">
          <table:table-cell table:formula="of:=[.$A$1]*(RAND()-0.5)*2*[.$A$2]" office:value-type="float" office:value="-13.6696632279546" calcext:value-type="float">
            <text:p>-13,67</text:p>
          </table:table-cell>
          <table:table-cell table:formula="of:=(RAND()-0.5)*2*[.$B$2]" office:value-type="float" office:value="-2.08654261174338" calcext:value-type="float">
            <text:p>-2,09</text:p>
          </table:table-cell>
        </table:table-row>
        <table:table-row table:style-name="ro5">
          <table:table-cell table:formula="of:=[.$A$1]*(RAND()-0.5)*2*[.$A$2]" office:value-type="float" office:value="3.33707532236238" calcext:value-type="float">
            <text:p>3,34</text:p>
          </table:table-cell>
          <table:table-cell table:formula="of:=(RAND()-0.5)*2*[.$B$2]" office:value-type="float" office:value="-4.55890934409167" calcext:value-type="float">
            <text:p>-4,56</text:p>
          </table:table-cell>
        </table:table-row>
        <table:table-row table:style-name="ro5">
          <table:table-cell table:formula="of:=[.$A$1]*(RAND()-0.5)*2*[.$A$2]" office:value-type="float" office:value="5.93078235013956" calcext:value-type="float">
            <text:p>5,93</text:p>
          </table:table-cell>
          <table:table-cell table:formula="of:=(RAND()-0.5)*2*[.$B$2]" office:value-type="float" office:value="-2.66615535240585" calcext:value-type="float">
            <text:p>-2,67</text:p>
          </table:table-cell>
        </table:table-row>
        <table:table-row table:style-name="ro5">
          <table:table-cell table:formula="of:=[.$A$1]*(RAND()-0.5)*2*[.$A$2]" office:value-type="float" office:value="2.98649786156538" calcext:value-type="float">
            <text:p>2,99</text:p>
          </table:table-cell>
          <table:table-cell table:formula="of:=(RAND()-0.5)*2*[.$B$2]" office:value-type="float" office:value="0.848549895381437" calcext:value-type="float">
            <text:p>0,85</text:p>
          </table:table-cell>
        </table:table-row>
        <table:table-row table:style-name="ro5">
          <table:table-cell table:formula="of:=[.$A$1]*(RAND()-0.5)*2*[.$A$2]" office:value-type="float" office:value="-5.39791727121744" calcext:value-type="float">
            <text:p>-5,40</text:p>
          </table:table-cell>
          <table:table-cell table:formula="of:=(RAND()-0.5)*2*[.$B$2]" office:value-type="float" office:value="-3.07327833481968" calcext:value-type="float">
            <text:p>-3,07</text:p>
          </table:table-cell>
        </table:table-row>
        <table:table-row table:style-name="ro5">
          <table:table-cell table:formula="of:=[.$A$1]*(RAND()-0.5)*2*[.$A$2]" office:value-type="float" office:value="-7.19576916790734" calcext:value-type="float">
            <text:p>-7,20</text:p>
          </table:table-cell>
          <table:table-cell table:formula="of:=(RAND()-0.5)*2*[.$B$2]" office:value-type="float" office:value="-0.664757244712209" calcext:value-type="float">
            <text:p>-0,66</text:p>
          </table:table-cell>
        </table:table-row>
        <table:table-row table:style-name="ro5">
          <table:table-cell table:formula="of:=[.$A$1]*(RAND()-0.5)*2*[.$A$2]" office:value-type="float" office:value="-0.0130190578106282" calcext:value-type="float">
            <text:p>-0,01</text:p>
          </table:table-cell>
          <table:table-cell table:formula="of:=(RAND()-0.5)*2*[.$B$2]" office:value-type="float" office:value="3.43370720145309" calcext:value-type="float">
            <text:p>3,43</text:p>
          </table:table-cell>
        </table:table-row>
        <table:table-row table:style-name="ro5">
          <table:table-cell table:formula="of:=[.$A$1]*(RAND()-0.5)*2*[.$A$2]" office:value-type="float" office:value="-1.46179115848262" calcext:value-type="float">
            <text:p>-1,46</text:p>
          </table:table-cell>
          <table:table-cell table:formula="of:=(RAND()-0.5)*2*[.$B$2]" office:value-type="float" office:value="0.433823454346318" calcext:value-type="float">
            <text:p>0,43</text:p>
          </table:table-cell>
        </table:table-row>
        <table:table-row table:style-name="ro5">
          <table:table-cell table:formula="of:=[.$A$1]*(RAND()-0.5)*2*[.$A$2]" office:value-type="float" office:value="7.42320209865884" calcext:value-type="float">
            <text:p>7,42</text:p>
          </table:table-cell>
          <table:table-cell table:formula="of:=(RAND()-0.5)*2*[.$B$2]" office:value-type="float" office:value="0.837646796915535" calcext:value-type="float">
            <text:p>0,84</text:p>
          </table:table-cell>
        </table:table-row>
        <table:table-row table:style-name="ro5">
          <table:table-cell table:formula="of:=[.$A$1]*(RAND()-0.5)*2*[.$A$2]" office:value-type="float" office:value="10.7858592758672" calcext:value-type="float">
            <text:p>10,79</text:p>
          </table:table-cell>
          <table:table-cell table:formula="of:=(RAND()-0.5)*2*[.$B$2]" office:value-type="float" office:value="1.23225873134159" calcext:value-type="float">
            <text:p>1,23</text:p>
          </table:table-cell>
        </table:table-row>
        <table:table-row table:style-name="ro5">
          <table:table-cell table:formula="of:=[.$A$1]*(RAND()-0.5)*2*[.$A$2]" office:value-type="float" office:value="6.64065239728661" calcext:value-type="float">
            <text:p>6,64</text:p>
          </table:table-cell>
          <table:table-cell table:formula="of:=(RAND()-0.5)*2*[.$B$2]" office:value-type="float" office:value="-4.91792595585492" calcext:value-type="float">
            <text:p>-4,92</text:p>
          </table:table-cell>
        </table:table-row>
        <table:table-row table:style-name="ro5">
          <table:table-cell table:formula="of:=[.$A$1]*(RAND()-0.5)*2*[.$A$2]" office:value-type="float" office:value="-8.73510677662627" calcext:value-type="float">
            <text:p>-8,74</text:p>
          </table:table-cell>
          <table:table-cell table:formula="of:=(RAND()-0.5)*2*[.$B$2]" office:value-type="float" office:value="-3.48406057097283" calcext:value-type="float">
            <text:p>-3,48</text:p>
          </table:table-cell>
        </table:table-row>
        <table:table-row table:style-name="ro5">
          <table:table-cell table:formula="of:=[.$A$1]*(RAND()-0.5)*2*[.$A$2]" office:value-type="float" office:value="-11.703864615203" calcext:value-type="float">
            <text:p>-11,70</text:p>
          </table:table-cell>
          <table:table-cell table:formula="of:=(RAND()-0.5)*2*[.$B$2]" office:value-type="float" office:value="4.56456253382307" calcext:value-type="float">
            <text:p>4,56</text:p>
          </table:table-cell>
        </table:table-row>
        <table:table-row table:style-name="ro5">
          <table:table-cell table:formula="of:=[.$A$1]*(RAND()-0.5)*2*[.$A$2]" office:value-type="float" office:value="-13.1161543633173" calcext:value-type="float">
            <text:p>-13,12</text:p>
          </table:table-cell>
          <table:table-cell table:formula="of:=(RAND()-0.5)*2*[.$B$2]" office:value-type="float" office:value="-3.84837659536598" calcext:value-type="float">
            <text:p>-3,85</text:p>
          </table:table-cell>
        </table:table-row>
        <table:table-row table:style-name="ro5">
          <table:table-cell table:formula="of:=[.$A$1]*(RAND()-0.5)*2*[.$A$2]" office:value-type="float" office:value="-8.4511826290187" calcext:value-type="float">
            <text:p>-8,45</text:p>
          </table:table-cell>
          <table:table-cell table:formula="of:=(RAND()-0.5)*2*[.$B$2]" office:value-type="float" office:value="-3.87797658812053" calcext:value-type="float">
            <text:p>-3,88</text:p>
          </table:table-cell>
        </table:table-row>
        <table:table-row table:style-name="ro5">
          <table:table-cell table:formula="of:=[.$A$1]*(RAND()-0.5)*2*[.$A$2]" office:value-type="float" office:value="0.665364088341339" calcext:value-type="float">
            <text:p>0,67</text:p>
          </table:table-cell>
          <table:table-cell table:formula="of:=(RAND()-0.5)*2*[.$B$2]" office:value-type="float" office:value="4.98532831556817" calcext:value-type="float">
            <text:p>4,99</text:p>
          </table:table-cell>
        </table:table-row>
        <table:table-row table:style-name="ro5">
          <table:table-cell table:formula="of:=[.$A$1]*(RAND()-0.5)*2*[.$A$2]" office:value-type="float" office:value="-4.80864483011806" calcext:value-type="float">
            <text:p>-4,81</text:p>
          </table:table-cell>
          <table:table-cell table:formula="of:=(RAND()-0.5)*2*[.$B$2]" office:value-type="float" office:value="-2.79071290881529" calcext:value-type="float">
            <text:p>-2,79</text:p>
          </table:table-cell>
        </table:table-row>
        <table:table-row table:style-name="ro5">
          <table:table-cell table:formula="of:=[.$A$1]*(RAND()-0.5)*2*[.$A$2]" office:value-type="float" office:value="2.93865323771462" calcext:value-type="float">
            <text:p>2,94</text:p>
          </table:table-cell>
          <table:table-cell table:formula="of:=(RAND()-0.5)*2*[.$B$2]" office:value-type="float" office:value="4.70042448588803" calcext:value-type="float">
            <text:p>4,70</text:p>
          </table:table-cell>
        </table:table-row>
        <table:table-row table:style-name="ro5">
          <table:table-cell table:formula="of:=[.$A$1]*(RAND()-0.5)*2*[.$A$2]" office:value-type="float" office:value="4.78886341332778" calcext:value-type="float">
            <text:p>4,79</text:p>
          </table:table-cell>
          <table:table-cell table:formula="of:=(RAND()-0.5)*2*[.$B$2]" office:value-type="float" office:value="4.58250842774009" calcext:value-type="float">
            <text:p>4,58</text:p>
          </table:table-cell>
        </table:table-row>
        <table:table-row table:style-name="ro5">
          <table:table-cell table:formula="of:=[.$A$1]*(RAND()-0.5)*2*[.$A$2]" office:value-type="float" office:value="9.27453263490591" calcext:value-type="float">
            <text:p>9,27</text:p>
          </table:table-cell>
          <table:table-cell table:formula="of:=(RAND()-0.5)*2*[.$B$2]" office:value-type="float" office:value="3.20925958239253" calcext:value-type="float">
            <text:p>3,21</text:p>
          </table:table-cell>
        </table:table-row>
        <table:table-row table:style-name="ro5">
          <table:table-cell table:formula="of:=[.$A$1]*(RAND()-0.5)*2*[.$A$2]" office:value-type="float" office:value="-10.2431541316858" calcext:value-type="float">
            <text:p>-10,24</text:p>
          </table:table-cell>
          <table:table-cell table:formula="of:=(RAND()-0.5)*2*[.$B$2]" office:value-type="float" office:value="3.23187083201589" calcext:value-type="float">
            <text:p>3,23</text:p>
          </table:table-cell>
        </table:table-row>
        <table:table-row table:style-name="ro5">
          <table:table-cell table:formula="of:=[.$A$1]*(RAND()-0.5)*2*[.$A$2]" office:value-type="float" office:value="-6.24086858197111" calcext:value-type="float">
            <text:p>-6,24</text:p>
          </table:table-cell>
          <table:table-cell table:formula="of:=(RAND()-0.5)*2*[.$B$2]" office:value-type="float" office:value="4.46421733859777" calcext:value-type="float">
            <text:p>4,46</text:p>
          </table:table-cell>
        </table:table-row>
        <table:table-row table:style-name="ro5">
          <table:table-cell table:formula="of:=[.$A$1]*(RAND()-0.5)*2*[.$A$2]" office:value-type="float" office:value="1.33088579119965" calcext:value-type="float">
            <text:p>1,33</text:p>
          </table:table-cell>
          <table:table-cell table:formula="of:=(RAND()-0.5)*2*[.$B$2]" office:value-type="float" office:value="2.38055554448552" calcext:value-type="float">
            <text:p>2,38</text:p>
          </table:table-cell>
        </table:table-row>
        <table:table-row table:style-name="ro5">
          <table:table-cell table:formula="of:=[.$A$1]*(RAND()-0.5)*2*[.$A$2]" office:value-type="float" office:value="-4.04745874866437" calcext:value-type="float">
            <text:p>-4,05</text:p>
          </table:table-cell>
          <table:table-cell table:formula="of:=(RAND()-0.5)*2*[.$B$2]" office:value-type="float" office:value="4.5229241369924" calcext:value-type="float">
            <text:p>4,52</text:p>
          </table:table-cell>
        </table:table-row>
        <table:table-row table:style-name="ro5">
          <table:table-cell table:formula="of:=[.$A$1]*(RAND()-0.5)*2*[.$A$2]" office:value-type="float" office:value="12.5228286975371" calcext:value-type="float">
            <text:p>12,52</text:p>
          </table:table-cell>
          <table:table-cell table:formula="of:=(RAND()-0.5)*2*[.$B$2]" office:value-type="float" office:value="1.03263575525212" calcext:value-type="float">
            <text:p>1,03</text:p>
          </table:table-cell>
        </table:table-row>
        <table:table-row table:style-name="ro5">
          <table:table-cell table:formula="of:=[.$A$1]*(RAND()-0.5)*2*[.$A$2]" office:value-type="float" office:value="-13.4906100134404" calcext:value-type="float">
            <text:p>-13,49</text:p>
          </table:table-cell>
          <table:table-cell table:formula="of:=(RAND()-0.5)*2*[.$B$2]" office:value-type="float" office:value="-2.28530834669353" calcext:value-type="float">
            <text:p>-2,29</text:p>
          </table:table-cell>
        </table:table-row>
        <table:table-row table:style-name="ro5">
          <table:table-cell table:formula="of:=[.$A$1]*(RAND()-0.5)*2*[.$A$2]" office:value-type="float" office:value="-4.76113434555092" calcext:value-type="float">
            <text:p>-4,76</text:p>
          </table:table-cell>
          <table:table-cell table:formula="of:=(RAND()-0.5)*2*[.$B$2]" office:value-type="float" office:value="-1.49424709264398" calcext:value-type="float">
            <text:p>-1,49</text:p>
          </table:table-cell>
        </table:table-row>
        <table:table-row table:style-name="ro5">
          <table:table-cell table:formula="of:=[.$A$1]*(RAND()-0.5)*2*[.$A$2]" office:value-type="float" office:value="6.58683623233411" calcext:value-type="float">
            <text:p>6,59</text:p>
          </table:table-cell>
          <table:table-cell table:formula="of:=(RAND()-0.5)*2*[.$B$2]" office:value-type="float" office:value="4.59274896937232" calcext:value-type="float">
            <text:p>4,59</text:p>
          </table:table-cell>
        </table:table-row>
        <table:table-row table:style-name="ro5">
          <table:table-cell table:formula="of:=[.$A$1]*(RAND()-0.5)*2*[.$A$2]" office:value-type="float" office:value="-4.83960689034383" calcext:value-type="float">
            <text:p>-4,84</text:p>
          </table:table-cell>
          <table:table-cell table:formula="of:=(RAND()-0.5)*2*[.$B$2]" office:value-type="float" office:value="1.57827836131083" calcext:value-type="float">
            <text:p>1,58</text:p>
          </table:table-cell>
        </table:table-row>
        <table:table-row table:style-name="ro5">
          <table:table-cell table:formula="of:=[.$A$1]*(RAND()-0.5)*2*[.$A$2]" office:value-type="float" office:value="-1.04213834712076" calcext:value-type="float">
            <text:p>-1,04</text:p>
          </table:table-cell>
          <table:table-cell table:formula="of:=(RAND()-0.5)*2*[.$B$2]" office:value-type="float" office:value="-2.16489604536584" calcext:value-type="float">
            <text:p>-2,16</text:p>
          </table:table-cell>
        </table:table-row>
        <table:table-row table:style-name="ro5">
          <table:table-cell table:formula="of:=[.$A$1]*(RAND()-0.5)*2*[.$A$2]" office:value-type="float" office:value="1.67344653415294" calcext:value-type="float">
            <text:p>1,67</text:p>
          </table:table-cell>
          <table:table-cell table:formula="of:=(RAND()-0.5)*2*[.$B$2]" office:value-type="float" office:value="-1.37891105385925" calcext:value-type="float">
            <text:p>-1,38</text:p>
          </table:table-cell>
        </table:table-row>
        <table:table-row table:style-name="ro5">
          <table:table-cell table:formula="of:=[.$A$1]*(RAND()-0.5)*2*[.$A$2]" office:value-type="float" office:value="14.6135590487226" calcext:value-type="float">
            <text:p>14,61</text:p>
          </table:table-cell>
          <table:table-cell table:formula="of:=(RAND()-0.5)*2*[.$B$2]" office:value-type="float" office:value="1.29851471456725" calcext:value-type="float">
            <text:p>1,30</text:p>
          </table:table-cell>
        </table:table-row>
        <table:table-row table:style-name="ro5">
          <table:table-cell table:formula="of:=[.$A$1]*(RAND()-0.5)*2*[.$A$2]" office:value-type="float" office:value="-13.9229437122445" calcext:value-type="float">
            <text:p>-13,92</text:p>
          </table:table-cell>
          <table:table-cell table:formula="of:=(RAND()-0.5)*2*[.$B$2]" office:value-type="float" office:value="-4.33146690825891" calcext:value-type="float">
            <text:p>-4,33</text:p>
          </table:table-cell>
        </table:table-row>
        <table:table-row table:style-name="ro5">
          <table:table-cell table:formula="of:=[.$A$1]*(RAND()-0.5)*2*[.$A$2]" office:value-type="float" office:value="-11.8597389847831" calcext:value-type="float">
            <text:p>-11,86</text:p>
          </table:table-cell>
          <table:table-cell table:formula="of:=(RAND()-0.5)*2*[.$B$2]" office:value-type="float" office:value="0.466364769648733" calcext:value-type="float">
            <text:p>0,47</text:p>
          </table:table-cell>
        </table:table-row>
        <table:table-row table:style-name="ro5">
          <table:table-cell table:formula="of:=[.$A$1]*(RAND()-0.5)*2*[.$A$2]" office:value-type="float" office:value="4.83566307310677" calcext:value-type="float">
            <text:p>4,84</text:p>
          </table:table-cell>
          <table:table-cell table:formula="of:=(RAND()-0.5)*2*[.$B$2]" office:value-type="float" office:value="1.69493224348679" calcext:value-type="float">
            <text:p>1,69</text:p>
          </table:table-cell>
        </table:table-row>
        <table:table-row table:style-name="ro5">
          <table:table-cell table:formula="of:=[.$A$1]*(RAND()-0.5)*2*[.$A$2]" office:value-type="float" office:value="6.90242263261592" calcext:value-type="float">
            <text:p>6,90</text:p>
          </table:table-cell>
          <table:table-cell table:formula="of:=(RAND()-0.5)*2*[.$B$2]" office:value-type="float" office:value="0.76051237323713" calcext:value-type="float">
            <text:p>0,76</text:p>
          </table:table-cell>
        </table:table-row>
        <table:table-row table:style-name="ro5">
          <table:table-cell table:formula="of:=[.$A$1]*(RAND()-0.5)*2*[.$A$2]" office:value-type="float" office:value="-13.8636610117493" calcext:value-type="float">
            <text:p>-13,86</text:p>
          </table:table-cell>
          <table:table-cell table:formula="of:=(RAND()-0.5)*2*[.$B$2]" office:value-type="float" office:value="4.58391580514962" calcext:value-type="float">
            <text:p>4,58</text:p>
          </table:table-cell>
        </table:table-row>
        <table:table-row table:style-name="ro5">
          <table:table-cell table:formula="of:=[.$A$1]*(RAND()-0.5)*2*[.$A$2]" office:value-type="float" office:value="14.4522634125115" calcext:value-type="float">
            <text:p>14,45</text:p>
          </table:table-cell>
          <table:table-cell table:formula="of:=(RAND()-0.5)*2*[.$B$2]" office:value-type="float" office:value="-3.63660829035858" calcext:value-type="float">
            <text:p>-3,64</text:p>
          </table:table-cell>
        </table:table-row>
        <table:table-row table:style-name="ro5">
          <table:table-cell table:formula="of:=[.$A$1]*(RAND()-0.5)*2*[.$A$2]" office:value-type="float" office:value="-11.6247548319181" calcext:value-type="float">
            <text:p>-11,62</text:p>
          </table:table-cell>
          <table:table-cell table:formula="of:=(RAND()-0.5)*2*[.$B$2]" office:value-type="float" office:value="2.15686423092631" calcext:value-type="float">
            <text:p>2,16</text:p>
          </table:table-cell>
        </table:table-row>
        <table:table-row table:style-name="ro5">
          <table:table-cell table:formula="of:=[.$A$1]*(RAND()-0.5)*2*[.$A$2]" office:value-type="float" office:value="-0.307341281947397" calcext:value-type="float">
            <text:p>-0,31</text:p>
          </table:table-cell>
          <table:table-cell table:formula="of:=(RAND()-0.5)*2*[.$B$2]" office:value-type="float" office:value="1.05146104983743" calcext:value-type="float">
            <text:p>1,05</text:p>
          </table:table-cell>
        </table:table-row>
        <table:table-row table:style-name="ro5">
          <table:table-cell table:formula="of:=[.$A$1]*(RAND()-0.5)*2*[.$A$2]" office:value-type="float" office:value="-10.5717969766576" calcext:value-type="float">
            <text:p>-10,57</text:p>
          </table:table-cell>
          <table:table-cell table:formula="of:=(RAND()-0.5)*2*[.$B$2]" office:value-type="float" office:value="1.81690795567186" calcext:value-type="float">
            <text:p>1,82</text:p>
          </table:table-cell>
        </table:table-row>
        <table:table-row table:style-name="ro5">
          <table:table-cell table:formula="of:=[.$A$1]*(RAND()-0.5)*2*[.$A$2]" office:value-type="float" office:value="-12.0415114296651" calcext:value-type="float">
            <text:p>-12,04</text:p>
          </table:table-cell>
          <table:table-cell table:formula="of:=(RAND()-0.5)*2*[.$B$2]" office:value-type="float" office:value="-2.2378285738655" calcext:value-type="float">
            <text:p>-2,24</text:p>
          </table:table-cell>
        </table:table-row>
        <table:table-row table:style-name="ro5">
          <table:table-cell table:formula="of:=[.$A$1]*(RAND()-0.5)*2*[.$A$2]" office:value-type="float" office:value="6.90886514046774" calcext:value-type="float">
            <text:p>6,91</text:p>
          </table:table-cell>
          <table:table-cell table:formula="of:=(RAND()-0.5)*2*[.$B$2]" office:value-type="float" office:value="2.23645466134014" calcext:value-type="float">
            <text:p>2,24</text:p>
          </table:table-cell>
        </table:table-row>
        <table:table-row table:style-name="ro5">
          <table:table-cell table:formula="of:=[.$A$1]*(RAND()-0.5)*2*[.$A$2]" office:value-type="float" office:value="5.79868818673592" calcext:value-type="float">
            <text:p>5,80</text:p>
          </table:table-cell>
          <table:table-cell table:formula="of:=(RAND()-0.5)*2*[.$B$2]" office:value-type="float" office:value="-1.96836573698931" calcext:value-type="float">
            <text:p>-1,97</text:p>
          </table:table-cell>
        </table:table-row>
        <table:table-row table:style-name="ro5">
          <table:table-cell table:formula="of:=[.$A$1]*(RAND()-0.5)*2*[.$A$2]" office:value-type="float" office:value="-9.07239401790187" calcext:value-type="float">
            <text:p>-9,07</text:p>
          </table:table-cell>
          <table:table-cell table:formula="of:=(RAND()-0.5)*2*[.$B$2]" office:value-type="float" office:value="-1.74031885616981" calcext:value-type="float">
            <text:p>-1,74</text:p>
          </table:table-cell>
        </table:table-row>
        <table:table-row table:style-name="ro5">
          <table:table-cell table:formula="of:=[.$A$1]*(RAND()-0.5)*2*[.$A$2]" office:value-type="float" office:value="-6.00221379359873" calcext:value-type="float">
            <text:p>-6,00</text:p>
          </table:table-cell>
          <table:table-cell table:formula="of:=(RAND()-0.5)*2*[.$B$2]" office:value-type="float" office:value="2.10606421212729" calcext:value-type="float">
            <text:p>2,11</text:p>
          </table:table-cell>
        </table:table-row>
        <table:table-row table:style-name="ro5">
          <table:table-cell table:formula="of:=[.$A$1]*(RAND()-0.5)*2*[.$A$2]" office:value-type="float" office:value="-11.4227347357644" calcext:value-type="float">
            <text:p>-11,42</text:p>
          </table:table-cell>
          <table:table-cell table:formula="of:=(RAND()-0.5)*2*[.$B$2]" office:value-type="float" office:value="1.44480393772798" calcext:value-type="float">
            <text:p>1,44</text:p>
          </table:table-cell>
        </table:table-row>
        <table:table-row table:style-name="ro5">
          <table:table-cell table:formula="of:=[.$A$1]*(RAND()-0.5)*2*[.$A$2]" office:value-type="float" office:value="7.55829431384437" calcext:value-type="float">
            <text:p>7,56</text:p>
          </table:table-cell>
          <table:table-cell table:formula="of:=(RAND()-0.5)*2*[.$B$2]" office:value-type="float" office:value="1.88726269295166" calcext:value-type="float">
            <text:p>1,89</text:p>
          </table:table-cell>
        </table:table-row>
        <table:table-row table:style-name="ro5">
          <table:table-cell table:formula="of:=[.$A$1]*(RAND()-0.5)*2*[.$A$2]" office:value-type="float" office:value="-2.85800384316116" calcext:value-type="float">
            <text:p>-2,86</text:p>
          </table:table-cell>
          <table:table-cell table:formula="of:=(RAND()-0.5)*2*[.$B$2]" office:value-type="float" office:value="-1.57665295607106" calcext:value-type="float">
            <text:p>-1,58</text:p>
          </table:table-cell>
        </table:table-row>
        <table:table-row table:style-name="ro5">
          <table:table-cell table:formula="of:=[.$A$1]*(RAND()-0.5)*2*[.$A$2]" office:value-type="float" office:value="10.1547684154668" calcext:value-type="float">
            <text:p>10,15</text:p>
          </table:table-cell>
          <table:table-cell table:formula="of:=(RAND()-0.5)*2*[.$B$2]" office:value-type="float" office:value="2.69904230797789" calcext:value-type="float">
            <text:p>2,70</text:p>
          </table:table-cell>
        </table:table-row>
        <table:table-row table:style-name="ro5">
          <table:table-cell table:formula="of:=[.$A$1]*(RAND()-0.5)*2*[.$A$2]" office:value-type="float" office:value="10.483681193624" calcext:value-type="float">
            <text:p>10,48</text:p>
          </table:table-cell>
          <table:table-cell table:formula="of:=(RAND()-0.5)*2*[.$B$2]" office:value-type="float" office:value="3.34780989170624" calcext:value-type="float">
            <text:p>3,35</text:p>
          </table:table-cell>
        </table:table-row>
        <table:table-row table:style-name="ro5">
          <table:table-cell table:formula="of:=[.$A$1]*(RAND()-0.5)*2*[.$A$2]" office:value-type="float" office:value="2.21258872577143" calcext:value-type="float">
            <text:p>2,21</text:p>
          </table:table-cell>
          <table:table-cell table:formula="of:=(RAND()-0.5)*2*[.$B$2]" office:value-type="float" office:value="4.14202035574237" calcext:value-type="float">
            <text:p>4,14</text:p>
          </table:table-cell>
        </table:table-row>
        <table:table-row table:style-name="ro5">
          <table:table-cell table:formula="of:=[.$A$1]*(RAND()-0.5)*2*[.$A$2]" office:value-type="float" office:value="-6.90687629693155" calcext:value-type="float">
            <text:p>-6,91</text:p>
          </table:table-cell>
          <table:table-cell table:formula="of:=(RAND()-0.5)*2*[.$B$2]" office:value-type="float" office:value="2.54733987216706" calcext:value-type="float">
            <text:p>2,55</text:p>
          </table:table-cell>
        </table:table-row>
        <table:table-row table:style-name="ro5">
          <table:table-cell table:formula="of:=[.$A$1]*(RAND()-0.5)*2*[.$A$2]" office:value-type="float" office:value="-11.3149985070789" calcext:value-type="float">
            <text:p>-11,31</text:p>
          </table:table-cell>
          <table:table-cell table:formula="of:=(RAND()-0.5)*2*[.$B$2]" office:value-type="float" office:value="-2.30908915692355" calcext:value-type="float">
            <text:p>-2,31</text:p>
          </table:table-cell>
        </table:table-row>
        <table:table-row table:style-name="ro5">
          <table:table-cell table:formula="of:=[.$A$1]*(RAND()-0.5)*2*[.$A$2]" office:value-type="float" office:value="-12.5289256659043" calcext:value-type="float">
            <text:p>-12,53</text:p>
          </table:table-cell>
          <table:table-cell table:formula="of:=(RAND()-0.5)*2*[.$B$2]" office:value-type="float" office:value="3.08725013054571" calcext:value-type="float">
            <text:p>3,09</text:p>
          </table:table-cell>
        </table:table-row>
        <table:table-row table:style-name="ro5">
          <table:table-cell table:formula="of:=[.$A$1]*(RAND()-0.5)*2*[.$A$2]" office:value-type="float" office:value="-14.8060523962347" calcext:value-type="float">
            <text:p>-14,81</text:p>
          </table:table-cell>
          <table:table-cell table:formula="of:=(RAND()-0.5)*2*[.$B$2]" office:value-type="float" office:value="3.54891018041407" calcext:value-type="float">
            <text:p>3,55</text:p>
          </table:table-cell>
        </table:table-row>
        <table:table-row table:style-name="ro5">
          <table:table-cell table:formula="of:=[.$A$1]*(RAND()-0.5)*2*[.$A$2]" office:value-type="float" office:value="6.94743870735061" calcext:value-type="float">
            <text:p>6,95</text:p>
          </table:table-cell>
          <table:table-cell table:formula="of:=(RAND()-0.5)*2*[.$B$2]" office:value-type="float" office:value="-2.18744241738777" calcext:value-type="float">
            <text:p>-2,19</text:p>
          </table:table-cell>
        </table:table-row>
        <table:table-row table:style-name="ro5">
          <table:table-cell table:formula="of:=[.$A$1]*(RAND()-0.5)*2*[.$A$2]" office:value-type="float" office:value="13.6693365191959" calcext:value-type="float">
            <text:p>13,67</text:p>
          </table:table-cell>
          <table:table-cell table:formula="of:=(RAND()-0.5)*2*[.$B$2]" office:value-type="float" office:value="-4.09189623771369" calcext:value-type="float">
            <text:p>-4,09</text:p>
          </table:table-cell>
        </table:table-row>
        <table:table-row table:style-name="ro5">
          <table:table-cell table:formula="of:=[.$A$1]*(RAND()-0.5)*2*[.$A$2]" office:value-type="float" office:value="13.9391066644535" calcext:value-type="float">
            <text:p>13,94</text:p>
          </table:table-cell>
          <table:table-cell table:formula="of:=(RAND()-0.5)*2*[.$B$2]" office:value-type="float" office:value="4.31409718741467" calcext:value-type="float">
            <text:p>4,31</text:p>
          </table:table-cell>
        </table:table-row>
        <table:table-row table:style-name="ro5">
          <table:table-cell table:formula="of:=[.$A$1]*(RAND()-0.5)*2*[.$A$2]" office:value-type="float" office:value="-10.475891342339" calcext:value-type="float">
            <text:p>-10,48</text:p>
          </table:table-cell>
          <table:table-cell table:formula="of:=(RAND()-0.5)*2*[.$B$2]" office:value-type="float" office:value="-1.30858498568076" calcext:value-type="float">
            <text:p>-1,31</text:p>
          </table:table-cell>
        </table:table-row>
        <table:table-row table:style-name="ro5">
          <table:table-cell table:formula="of:=[.$A$1]*(RAND()-0.5)*2*[.$A$2]" office:value-type="float" office:value="-7.27341956289864" calcext:value-type="float">
            <text:p>-7,27</text:p>
          </table:table-cell>
          <table:table-cell table:formula="of:=(RAND()-0.5)*2*[.$B$2]" office:value-type="float" office:value="-4.83549458975523" calcext:value-type="float">
            <text:p>-4,84</text:p>
          </table:table-cell>
        </table:table-row>
        <table:table-row table:style-name="ro5">
          <table:table-cell table:formula="of:=[.$A$1]*(RAND()-0.5)*2*[.$A$2]" office:value-type="float" office:value="6.07396365369147" calcext:value-type="float">
            <text:p>6,07</text:p>
          </table:table-cell>
          <table:table-cell table:formula="of:=(RAND()-0.5)*2*[.$B$2]" office:value-type="float" office:value="-3.69682993452041" calcext:value-type="float">
            <text:p>-3,70</text:p>
          </table:table-cell>
        </table:table-row>
        <table:table-row table:style-name="ro5">
          <table:table-cell table:formula="of:=[.$A$1]*(RAND()-0.5)*2*[.$A$2]" office:value-type="float" office:value="-3.51493056783254" calcext:value-type="float">
            <text:p>-3,51</text:p>
          </table:table-cell>
          <table:table-cell table:formula="of:=(RAND()-0.5)*2*[.$B$2]" office:value-type="float" office:value="2.2220669895693" calcext:value-type="float">
            <text:p>2,22</text:p>
          </table:table-cell>
        </table:table-row>
        <table:table-row table:style-name="ro5">
          <table:table-cell table:formula="of:=[.$A$1]*(RAND()-0.5)*2*[.$A$2]" office:value-type="float" office:value="-9.68655867064466" calcext:value-type="float">
            <text:p>-9,69</text:p>
          </table:table-cell>
          <table:table-cell table:formula="of:=(RAND()-0.5)*2*[.$B$2]" office:value-type="float" office:value="3.59021865667758" calcext:value-type="float">
            <text:p>3,59</text:p>
          </table:table-cell>
        </table:table-row>
        <table:table-row table:style-name="ro5">
          <table:table-cell table:formula="of:=[.$A$1]*(RAND()-0.5)*2*[.$A$2]" office:value-type="float" office:value="3.77747309929174" calcext:value-type="float">
            <text:p>3,78</text:p>
          </table:table-cell>
          <table:table-cell table:formula="of:=(RAND()-0.5)*2*[.$B$2]" office:value-type="float" office:value="-3.5383006830368" calcext:value-type="float">
            <text:p>-3,54</text:p>
          </table:table-cell>
        </table:table-row>
        <table:table-row table:style-name="ro5">
          <table:table-cell table:formula="of:=[.$A$1]*(RAND()-0.5)*2*[.$A$2]" office:value-type="float" office:value="6.79107550493184" calcext:value-type="float">
            <text:p>6,79</text:p>
          </table:table-cell>
          <table:table-cell table:formula="of:=(RAND()-0.5)*2*[.$B$2]" office:value-type="float" office:value="-4.99510506338335" calcext:value-type="float">
            <text:p>-5,00</text:p>
          </table:table-cell>
        </table:table-row>
        <table:table-row table:style-name="ro5">
          <table:table-cell table:formula="of:=[.$A$1]*(RAND()-0.5)*2*[.$A$2]" office:value-type="float" office:value="14.7960119876274" calcext:value-type="float">
            <text:p>14,80</text:p>
          </table:table-cell>
          <table:table-cell table:formula="of:=(RAND()-0.5)*2*[.$B$2]" office:value-type="float" office:value="-3.99612298035029" calcext:value-type="float">
            <text:p>-4,00</text:p>
          </table:table-cell>
        </table:table-row>
        <table:table-row table:style-name="ro5">
          <table:table-cell table:formula="of:=[.$A$1]*(RAND()-0.5)*2*[.$A$2]" office:value-type="float" office:value="-1.482713405865" calcext:value-type="float">
            <text:p>-1,48</text:p>
          </table:table-cell>
          <table:table-cell table:formula="of:=(RAND()-0.5)*2*[.$B$2]" office:value-type="float" office:value="3.79748749114778" calcext:value-type="float">
            <text:p>3,80</text:p>
          </table:table-cell>
        </table:table-row>
        <table:table-row table:style-name="ro5">
          <table:table-cell table:formula="of:=[.$A$1]*(RAND()-0.5)*2*[.$A$2]" office:value-type="float" office:value="-10.5178484797132" calcext:value-type="float">
            <text:p>-10,52</text:p>
          </table:table-cell>
          <table:table-cell table:formula="of:=(RAND()-0.5)*2*[.$B$2]" office:value-type="float" office:value="-3.06531731395743" calcext:value-type="float">
            <text:p>-3,07</text:p>
          </table:table-cell>
        </table:table-row>
        <table:table-row table:style-name="ro5">
          <table:table-cell table:formula="of:=[.$A$1]*(RAND()-0.5)*2*[.$A$2]" office:value-type="float" office:value="7.99039076713232" calcext:value-type="float">
            <text:p>7,99</text:p>
          </table:table-cell>
          <table:table-cell table:formula="of:=(RAND()-0.5)*2*[.$B$2]" office:value-type="float" office:value="-1.99905404200556" calcext:value-type="float">
            <text:p>-2,00</text:p>
          </table:table-cell>
        </table:table-row>
        <table:table-row table:style-name="ro5">
          <table:table-cell table:formula="of:=[.$A$1]*(RAND()-0.5)*2*[.$A$2]" office:value-type="float" office:value="-8.64659582100699" calcext:value-type="float">
            <text:p>-8,65</text:p>
          </table:table-cell>
          <table:table-cell table:formula="of:=(RAND()-0.5)*2*[.$B$2]" office:value-type="float" office:value="-4.29885238677895" calcext:value-type="float">
            <text:p>-4,30</text:p>
          </table:table-cell>
        </table:table-row>
        <table:table-row table:style-name="ro5">
          <table:table-cell table:formula="of:=[.$A$1]*(RAND()-0.5)*2*[.$A$2]" office:value-type="float" office:value="-9.48059278110959" calcext:value-type="float">
            <text:p>-9,48</text:p>
          </table:table-cell>
          <table:table-cell table:formula="of:=(RAND()-0.5)*2*[.$B$2]" office:value-type="float" office:value="-4.27058962236261" calcext:value-type="float">
            <text:p>-4,27</text:p>
          </table:table-cell>
        </table:table-row>
        <table:table-row table:style-name="ro5">
          <table:table-cell table:formula="of:=[.$A$1]*(RAND()-0.5)*2*[.$A$2]" office:value-type="float" office:value="-1.93676270897881" calcext:value-type="float">
            <text:p>-1,94</text:p>
          </table:table-cell>
          <table:table-cell table:formula="of:=(RAND()-0.5)*2*[.$B$2]" office:value-type="float" office:value="-2.2267370628314" calcext:value-type="float">
            <text:p>-2,23</text:p>
          </table:table-cell>
        </table:table-row>
        <table:table-row table:style-name="ro5">
          <table:table-cell table:formula="of:=[.$A$1]*(RAND()-0.5)*2*[.$A$2]" office:value-type="float" office:value="14.7442020968056" calcext:value-type="float">
            <text:p>14,74</text:p>
          </table:table-cell>
          <table:table-cell table:formula="of:=(RAND()-0.5)*2*[.$B$2]" office:value-type="float" office:value="3.34548238106888" calcext:value-type="float">
            <text:p>3,35</text:p>
          </table:table-cell>
        </table:table-row>
        <table:table-row table:style-name="ro5">
          <table:table-cell table:formula="of:=[.$A$1]*(RAND()-0.5)*2*[.$A$2]" office:value-type="float" office:value="7.31140930733827" calcext:value-type="float">
            <text:p>7,31</text:p>
          </table:table-cell>
          <table:table-cell table:formula="of:=(RAND()-0.5)*2*[.$B$2]" office:value-type="float" office:value="-1.73452817223484" calcext:value-type="float">
            <text:p>-1,73</text:p>
          </table:table-cell>
        </table:table-row>
        <table:table-row table:style-name="ro5">
          <table:table-cell table:formula="of:=[.$A$1]*(RAND()-0.5)*2*[.$A$2]" office:value-type="float" office:value="-7.29092682046299" calcext:value-type="float">
            <text:p>-7,29</text:p>
          </table:table-cell>
          <table:table-cell table:formula="of:=(RAND()-0.5)*2*[.$B$2]" office:value-type="float" office:value="1.06132957021385" calcext:value-type="float">
            <text:p>1,06</text:p>
          </table:table-cell>
        </table:table-row>
        <table:table-row table:style-name="ro5">
          <table:table-cell table:formula="of:=[.$A$1]*(RAND()-0.5)*2*[.$A$2]" office:value-type="float" office:value="10.2810171978255" calcext:value-type="float">
            <text:p>10,28</text:p>
          </table:table-cell>
          <table:table-cell table:formula="of:=(RAND()-0.5)*2*[.$B$2]" office:value-type="float" office:value="-2.01117677252112" calcext:value-type="float">
            <text:p>-2,01</text:p>
          </table:table-cell>
        </table:table-row>
        <table:table-row table:style-name="ro5">
          <table:table-cell table:formula="of:=[.$A$1]*(RAND()-0.5)*2*[.$A$2]" office:value-type="float" office:value="-7.86661448694058" calcext:value-type="float">
            <text:p>-7,87</text:p>
          </table:table-cell>
          <table:table-cell table:formula="of:=(RAND()-0.5)*2*[.$B$2]" office:value-type="float" office:value="4.14151138787927" calcext:value-type="float">
            <text:p>4,14</text:p>
          </table:table-cell>
        </table:table-row>
        <table:table-row table:style-name="ro5">
          <table:table-cell table:formula="of:=[.$A$1]*(RAND()-0.5)*2*[.$A$2]" office:value-type="float" office:value="-13.0688722176278" calcext:value-type="float">
            <text:p>-13,07</text:p>
          </table:table-cell>
          <table:table-cell table:formula="of:=(RAND()-0.5)*2*[.$B$2]" office:value-type="float" office:value="-4.88891965301205" calcext:value-type="float">
            <text:p>-4,89</text:p>
          </table:table-cell>
        </table:table-row>
        <table:table-row table:style-name="ro5">
          <table:table-cell table:formula="of:=[.$A$1]*(RAND()-0.5)*2*[.$A$2]" office:value-type="float" office:value="-8.58673101197972" calcext:value-type="float">
            <text:p>-8,59</text:p>
          </table:table-cell>
          <table:table-cell table:formula="of:=(RAND()-0.5)*2*[.$B$2]" office:value-type="float" office:value="1.56825071957691" calcext:value-type="float">
            <text:p>1,57</text:p>
          </table:table-cell>
        </table:table-row>
        <table:table-row table:style-name="ro5">
          <table:table-cell table:formula="of:=[.$A$1]*(RAND()-0.5)*2*[.$A$2]" office:value-type="float" office:value="0.418537502580545" calcext:value-type="float">
            <text:p>0,42</text:p>
          </table:table-cell>
          <table:table-cell table:formula="of:=(RAND()-0.5)*2*[.$B$2]" office:value-type="float" office:value="3.68310025233889" calcext:value-type="float">
            <text:p>3,68</text:p>
          </table:table-cell>
        </table:table-row>
        <table:table-row table:style-name="ro5">
          <table:table-cell table:formula="of:=[.$A$1]*(RAND()-0.5)*2*[.$A$2]" office:value-type="float" office:value="-2.00108217569696" calcext:value-type="float">
            <text:p>-2,00</text:p>
          </table:table-cell>
          <table:table-cell table:formula="of:=(RAND()-0.5)*2*[.$B$2]" office:value-type="float" office:value="2.56934604139761" calcext:value-type="float">
            <text:p>2,57</text:p>
          </table:table-cell>
        </table:table-row>
        <table:table-row table:style-name="ro5">
          <table:table-cell table:formula="of:=[.$A$1]*(RAND()-0.5)*2*[.$A$2]" office:value-type="float" office:value="-12.5899387889542" calcext:value-type="float">
            <text:p>-12,59</text:p>
          </table:table-cell>
          <table:table-cell table:formula="of:=(RAND()-0.5)*2*[.$B$2]" office:value-type="float" office:value="-3.41205482347525" calcext:value-type="float">
            <text:p>-3,41</text:p>
          </table:table-cell>
        </table:table-row>
        <table:table-row table:style-name="ro5">
          <table:table-cell table:formula="of:=[.$A$1]*(RAND()-0.5)*2*[.$A$2]" office:value-type="float" office:value="-6.23380021359794" calcext:value-type="float">
            <text:p>-6,23</text:p>
          </table:table-cell>
          <table:table-cell table:formula="of:=(RAND()-0.5)*2*[.$B$2]" office:value-type="float" office:value="-1.31262954351265" calcext:value-type="float">
            <text:p>-1,31</text:p>
          </table:table-cell>
        </table:table-row>
        <table:table-row table:style-name="ro5">
          <table:table-cell table:formula="of:=[.$A$1]*(RAND()-0.5)*2*[.$A$2]" office:value-type="float" office:value="-7.73900228666722" calcext:value-type="float">
            <text:p>-7,74</text:p>
          </table:table-cell>
          <table:table-cell table:formula="of:=(RAND()-0.5)*2*[.$B$2]" office:value-type="float" office:value="0.853308721266538" calcext:value-type="float">
            <text:p>0,85</text:p>
          </table:table-cell>
        </table:table-row>
        <table:table-row table:style-name="ro5">
          <table:table-cell table:formula="of:=[.$A$1]*(RAND()-0.5)*2*[.$A$2]" office:value-type="float" office:value="-12.7028104457546" calcext:value-type="float">
            <text:p>-12,70</text:p>
          </table:table-cell>
          <table:table-cell table:formula="of:=(RAND()-0.5)*2*[.$B$2]" office:value-type="float" office:value="-4.76876654763492" calcext:value-type="float">
            <text:p>-4,77</text:p>
          </table:table-cell>
        </table:table-row>
        <table:table-row table:style-name="ro5">
          <table:table-cell table:formula="of:=[.$A$1]*(RAND()-0.5)*2*[.$A$2]" office:value-type="float" office:value="9.56636073015759" calcext:value-type="float">
            <text:p>9,57</text:p>
          </table:table-cell>
          <table:table-cell table:formula="of:=(RAND()-0.5)*2*[.$B$2]" office:value-type="float" office:value="-4.46886882828265" calcext:value-type="float">
            <text:p>-4,47</text:p>
          </table:table-cell>
        </table:table-row>
        <table:table-row table:style-name="ro5">
          <table:table-cell table:formula="of:=[.$A$1]*(RAND()-0.5)*2*[.$A$2]" office:value-type="float" office:value="13.3874570132129" calcext:value-type="float">
            <text:p>13,39</text:p>
          </table:table-cell>
          <table:table-cell table:formula="of:=(RAND()-0.5)*2*[.$B$2]" office:value-type="float" office:value="0.607549162900051" calcext:value-type="float">
            <text:p>0,61</text:p>
          </table:table-cell>
        </table:table-row>
        <table:table-row table:style-name="ro5">
          <table:table-cell table:formula="of:=[.$A$1]*(RAND()-0.5)*2*[.$A$2]" office:value-type="float" office:value="-7.58424677385254" calcext:value-type="float">
            <text:p>-7,58</text:p>
          </table:table-cell>
          <table:table-cell table:formula="of:=(RAND()-0.5)*2*[.$B$2]" office:value-type="float" office:value="2.61158435617522" calcext:value-type="float">
            <text:p>2,61</text:p>
          </table:table-cell>
        </table:table-row>
        <table:table-row table:style-name="ro5">
          <table:table-cell table:formula="of:=[.$A$1]*(RAND()-0.5)*2*[.$A$2]" office:value-type="float" office:value="-2.41336852550631" calcext:value-type="float">
            <text:p>-2,41</text:p>
          </table:table-cell>
          <table:table-cell table:formula="of:=(RAND()-0.5)*2*[.$B$2]" office:value-type="float" office:value="1.94316783922462" calcext:value-type="float">
            <text:p>1,94</text:p>
          </table:table-cell>
        </table:table-row>
        <table:table-row table:style-name="ro5">
          <table:table-cell table:formula="of:=[.$A$1]*(RAND()-0.5)*2*[.$A$2]" office:value-type="float" office:value="-8.33138763570073" calcext:value-type="float">
            <text:p>-8,33</text:p>
          </table:table-cell>
          <table:table-cell table:formula="of:=(RAND()-0.5)*2*[.$B$2]" office:value-type="float" office:value="-4.54020392497367" calcext:value-type="float">
            <text:p>-4,54</text:p>
          </table:table-cell>
        </table:table-row>
        <table:table-row table:style-name="ro5">
          <table:table-cell table:formula="of:=[.$A$1]*(RAND()-0.5)*2*[.$A$2]" office:value-type="float" office:value="-14.9585759658162" calcext:value-type="float">
            <text:p>-14,96</text:p>
          </table:table-cell>
          <table:table-cell table:formula="of:=(RAND()-0.5)*2*[.$B$2]" office:value-type="float" office:value="4.44440870075939" calcext:value-type="float">
            <text:p>4,44</text:p>
          </table:table-cell>
        </table:table-row>
        <table:table-row table:style-name="ro5">
          <table:table-cell table:formula="of:=[.$A$1]*(RAND()-0.5)*2*[.$A$2]" office:value-type="float" office:value="7.91411837917387" calcext:value-type="float">
            <text:p>7,91</text:p>
          </table:table-cell>
          <table:table-cell table:formula="of:=(RAND()-0.5)*2*[.$B$2]" office:value-type="float" office:value="3.64559344904165" calcext:value-type="float">
            <text:p>3,65</text:p>
          </table:table-cell>
        </table:table-row>
        <table:table-row table:style-name="ro5">
          <table:table-cell table:formula="of:=[.$A$1]*(RAND()-0.5)*2*[.$A$2]" office:value-type="float" office:value="-13.6311068076619" calcext:value-type="float">
            <text:p>-13,63</text:p>
          </table:table-cell>
          <table:table-cell table:formula="of:=(RAND()-0.5)*2*[.$B$2]" office:value-type="float" office:value="2.0845934192511" calcext:value-type="float">
            <text:p>2,08</text:p>
          </table:table-cell>
        </table:table-row>
        <table:table-row table:style-name="ro5">
          <table:table-cell table:formula="of:=[.$A$1]*(RAND()-0.5)*2*[.$A$2]" office:value-type="float" office:value="-0.356965899966562" calcext:value-type="float">
            <text:p>-0,36</text:p>
          </table:table-cell>
          <table:table-cell table:formula="of:=(RAND()-0.5)*2*[.$B$2]" office:value-type="float" office:value="4.64575204651141" calcext:value-type="float">
            <text:p>4,65</text:p>
          </table:table-cell>
        </table:table-row>
        <table:table-row table:style-name="ro5">
          <table:table-cell table:formula="of:=[.$A$1]*(RAND()-0.5)*2*[.$A$2]" office:value-type="float" office:value="8.36498869170567" calcext:value-type="float">
            <text:p>8,36</text:p>
          </table:table-cell>
          <table:table-cell table:formula="of:=(RAND()-0.5)*2*[.$B$2]" office:value-type="float" office:value="-0.655405253226456" calcext:value-type="float">
            <text:p>-0,66</text:p>
          </table:table-cell>
        </table:table-row>
        <table:table-row table:style-name="ro5">
          <table:table-cell table:formula="of:=[.$A$1]*(RAND()-0.5)*2*[.$A$2]" office:value-type="float" office:value="13.3814636208348" calcext:value-type="float">
            <text:p>13,38</text:p>
          </table:table-cell>
          <table:table-cell table:formula="of:=(RAND()-0.5)*2*[.$B$2]" office:value-type="float" office:value="2.28889455680166" calcext:value-type="float">
            <text:p>2,29</text:p>
          </table:table-cell>
        </table:table-row>
        <table:table-row table:style-name="ro5">
          <table:table-cell table:formula="of:=[.$A$1]*(RAND()-0.5)*2*[.$A$2]" office:value-type="float" office:value="4.73747818232151" calcext:value-type="float">
            <text:p>4,74</text:p>
          </table:table-cell>
          <table:table-cell table:formula="of:=(RAND()-0.5)*2*[.$B$2]" office:value-type="float" office:value="0.507574827067872" calcext:value-type="float">
            <text:p>0,51</text:p>
          </table:table-cell>
        </table:table-row>
        <table:table-row table:style-name="ro5">
          <table:table-cell table:formula="of:=[.$A$1]*(RAND()-0.5)*2*[.$A$2]" office:value-type="float" office:value="-2.75058083332121" calcext:value-type="float">
            <text:p>-2,75</text:p>
          </table:table-cell>
          <table:table-cell table:formula="of:=(RAND()-0.5)*2*[.$B$2]" office:value-type="float" office:value="0.100038219080246" calcext:value-type="float">
            <text:p>0,10</text:p>
          </table:table-cell>
        </table:table-row>
        <table:table-row table:style-name="ro5">
          <table:table-cell table:formula="of:=[.$A$1]*(RAND()-0.5)*2*[.$A$2]" office:value-type="float" office:value="5.71426498280418" calcext:value-type="float">
            <text:p>5,71</text:p>
          </table:table-cell>
          <table:table-cell table:formula="of:=(RAND()-0.5)*2*[.$B$2]" office:value-type="float" office:value="1.57246892023967" calcext:value-type="float">
            <text:p>1,57</text:p>
          </table:table-cell>
        </table:table-row>
        <table:table-row table:style-name="ro5">
          <table:table-cell table:formula="of:=[.$A$1]*(RAND()-0.5)*2*[.$A$2]" office:value-type="float" office:value="11.8124498791298" calcext:value-type="float">
            <text:p>11,81</text:p>
          </table:table-cell>
          <table:table-cell table:formula="of:=(RAND()-0.5)*2*[.$B$2]" office:value-type="float" office:value="-1.34522327318242" calcext:value-type="float">
            <text:p>-1,35</text:p>
          </table:table-cell>
        </table:table-row>
        <table:table-row table:style-name="ro5">
          <table:table-cell table:formula="of:=[.$A$1]*(RAND()-0.5)*2*[.$A$2]" office:value-type="float" office:value="13.5132726505492" calcext:value-type="float">
            <text:p>13,51</text:p>
          </table:table-cell>
          <table:table-cell table:formula="of:=(RAND()-0.5)*2*[.$B$2]" office:value-type="float" office:value="-2.35447266222978" calcext:value-type="float">
            <text:p>-2,35</text:p>
          </table:table-cell>
        </table:table-row>
        <table:table-row table:style-name="ro5">
          <table:table-cell table:formula="of:=[.$A$1]*(RAND()-0.5)*2*[.$A$2]" office:value-type="float" office:value="-14.6465643540396" calcext:value-type="float">
            <text:p>-14,65</text:p>
          </table:table-cell>
          <table:table-cell table:formula="of:=(RAND()-0.5)*2*[.$B$2]" office:value-type="float" office:value="-1.50237844189047" calcext:value-type="float">
            <text:p>-1,50</text:p>
          </table:table-cell>
        </table:table-row>
        <table:table-row table:style-name="ro5">
          <table:table-cell table:formula="of:=[.$A$1]*(RAND()-0.5)*2*[.$A$2]" office:value-type="float" office:value="-5.76151919015487" calcext:value-type="float">
            <text:p>-5,76</text:p>
          </table:table-cell>
          <table:table-cell table:formula="of:=(RAND()-0.5)*2*[.$B$2]" office:value-type="float" office:value="4.19621737257006" calcext:value-type="float">
            <text:p>4,20</text:p>
          </table:table-cell>
        </table:table-row>
        <table:table-row table:style-name="ro5">
          <table:table-cell table:formula="of:=[.$A$1]*(RAND()-0.5)*2*[.$A$2]" office:value-type="float" office:value="-11.2973261897872" calcext:value-type="float">
            <text:p>-11,30</text:p>
          </table:table-cell>
          <table:table-cell table:formula="of:=(RAND()-0.5)*2*[.$B$2]" office:value-type="float" office:value="-3.91076218773687" calcext:value-type="float">
            <text:p>-3,91</text:p>
          </table:table-cell>
        </table:table-row>
        <table:table-row table:style-name="ro5">
          <table:table-cell table:formula="of:=[.$A$1]*(RAND()-0.5)*2*[.$A$2]" office:value-type="float" office:value="3.98634578782352" calcext:value-type="float">
            <text:p>3,99</text:p>
          </table:table-cell>
          <table:table-cell table:formula="of:=(RAND()-0.5)*2*[.$B$2]" office:value-type="float" office:value="-2.20002394536906" calcext:value-type="float">
            <text:p>-2,20</text:p>
          </table:table-cell>
        </table:table-row>
        <table:table-row table:style-name="ro5">
          <table:table-cell table:formula="of:=[.$A$1]*(RAND()-0.5)*2*[.$A$2]" office:value-type="float" office:value="-0.757849944401613" calcext:value-type="float">
            <text:p>-0,76</text:p>
          </table:table-cell>
          <table:table-cell table:formula="of:=(RAND()-0.5)*2*[.$B$2]" office:value-type="float" office:value="-1.87074402444063" calcext:value-type="float">
            <text:p>-1,87</text:p>
          </table:table-cell>
        </table:table-row>
        <table:table-row table:style-name="ro5">
          <table:table-cell table:formula="of:=[.$A$1]*(RAND()-0.5)*2*[.$A$2]" office:value-type="float" office:value="-5.73851494490322" calcext:value-type="float">
            <text:p>-5,74</text:p>
          </table:table-cell>
          <table:table-cell table:formula="of:=(RAND()-0.5)*2*[.$B$2]" office:value-type="float" office:value="-0.348426564126564" calcext:value-type="float">
            <text:p>-0,35</text:p>
          </table:table-cell>
        </table:table-row>
        <table:table-row table:style-name="ro5">
          <table:table-cell table:formula="of:=[.$A$1]*(RAND()-0.5)*2*[.$A$2]" office:value-type="float" office:value="-13.2921320539516" calcext:value-type="float">
            <text:p>-13,29</text:p>
          </table:table-cell>
          <table:table-cell table:formula="of:=(RAND()-0.5)*2*[.$B$2]" office:value-type="float" office:value="-0.954718383930601" calcext:value-type="float">
            <text:p>-0,95</text:p>
          </table:table-cell>
        </table:table-row>
        <table:table-row table:style-name="ro5">
          <table:table-cell table:formula="of:=[.$A$1]*(RAND()-0.5)*2*[.$A$2]" office:value-type="float" office:value="-12.4920254754111" calcext:value-type="float">
            <text:p>-12,49</text:p>
          </table:table-cell>
          <table:table-cell table:formula="of:=(RAND()-0.5)*2*[.$B$2]" office:value-type="float" office:value="4.47976363016049" calcext:value-type="float">
            <text:p>4,48</text:p>
          </table:table-cell>
        </table:table-row>
        <table:table-row table:style-name="ro5">
          <table:table-cell table:formula="of:=[.$A$1]*(RAND()-0.5)*2*[.$A$2]" office:value-type="float" office:value="3.1622934473146" calcext:value-type="float">
            <text:p>3,16</text:p>
          </table:table-cell>
          <table:table-cell table:formula="of:=(RAND()-0.5)*2*[.$B$2]" office:value-type="float" office:value="3.79606777491591" calcext:value-type="float">
            <text:p>3,80</text:p>
          </table:table-cell>
        </table:table-row>
        <table:table-row table:style-name="ro5">
          <table:table-cell table:formula="of:=[.$A$1]*(RAND()-0.5)*2*[.$A$2]" office:value-type="float" office:value="-2.81288045071721" calcext:value-type="float">
            <text:p>-2,81</text:p>
          </table:table-cell>
          <table:table-cell table:formula="of:=(RAND()-0.5)*2*[.$B$2]" office:value-type="float" office:value="-2.11066466447918" calcext:value-type="float">
            <text:p>-2,11</text:p>
          </table:table-cell>
        </table:table-row>
        <table:table-row table:style-name="ro5">
          <table:table-cell table:formula="of:=[.$A$1]*(RAND()-0.5)*2*[.$A$2]" office:value-type="float" office:value="-6.83014621922581" calcext:value-type="float">
            <text:p>-6,83</text:p>
          </table:table-cell>
          <table:table-cell table:formula="of:=(RAND()-0.5)*2*[.$B$2]" office:value-type="float" office:value="0.858350456626963" calcext:value-type="float">
            <text:p>0,86</text:p>
          </table:table-cell>
        </table:table-row>
        <table:table-row table:style-name="ro5">
          <table:table-cell table:formula="of:=[.$A$1]*(RAND()-0.5)*2*[.$A$2]" office:value-type="float" office:value="-11.6924296951423" calcext:value-type="float">
            <text:p>-11,69</text:p>
          </table:table-cell>
          <table:table-cell table:formula="of:=(RAND()-0.5)*2*[.$B$2]" office:value-type="float" office:value="3.01610549109905" calcext:value-type="float">
            <text:p>3,02</text:p>
          </table:table-cell>
        </table:table-row>
        <table:table-row table:style-name="ro5">
          <table:table-cell table:formula="of:=[.$A$1]*(RAND()-0.5)*2*[.$A$2]" office:value-type="float" office:value="-3.38527255114854" calcext:value-type="float">
            <text:p>-3,39</text:p>
          </table:table-cell>
          <table:table-cell table:formula="of:=(RAND()-0.5)*2*[.$B$2]" office:value-type="float" office:value="-2.08279809928898" calcext:value-type="float">
            <text:p>-2,08</text:p>
          </table:table-cell>
        </table:table-row>
        <table:table-row table:style-name="ro5">
          <table:table-cell table:formula="of:=[.$A$1]*(RAND()-0.5)*2*[.$A$2]" office:value-type="float" office:value="-13.6344410887436" calcext:value-type="float">
            <text:p>-13,63</text:p>
          </table:table-cell>
          <table:table-cell table:formula="of:=(RAND()-0.5)*2*[.$B$2]" office:value-type="float" office:value="-2.64050861632733" calcext:value-type="float">
            <text:p>-2,64</text:p>
          </table:table-cell>
        </table:table-row>
        <table:table-row table:style-name="ro5">
          <table:table-cell table:formula="of:=[.$A$1]*(RAND()-0.5)*2*[.$A$2]" office:value-type="float" office:value="-2.27261375338286" calcext:value-type="float">
            <text:p>-2,27</text:p>
          </table:table-cell>
          <table:table-cell table:formula="of:=(RAND()-0.5)*2*[.$B$2]" office:value-type="float" office:value="4.63175120370349" calcext:value-type="float">
            <text:p>4,63</text:p>
          </table:table-cell>
        </table:table-row>
        <table:table-row table:style-name="ro5">
          <table:table-cell table:formula="of:=[.$A$1]*(RAND()-0.5)*2*[.$A$2]" office:value-type="float" office:value="4.65910140361395" calcext:value-type="float">
            <text:p>4,66</text:p>
          </table:table-cell>
          <table:table-cell table:formula="of:=(RAND()-0.5)*2*[.$B$2]" office:value-type="float" office:value="-4.54694257663257" calcext:value-type="float">
            <text:p>-4,55</text:p>
          </table:table-cell>
        </table:table-row>
        <table:table-row table:style-name="ro5">
          <table:table-cell table:formula="of:=[.$A$1]*(RAND()-0.5)*2*[.$A$2]" office:value-type="float" office:value="-1.87087904357139" calcext:value-type="float">
            <text:p>-1,87</text:p>
          </table:table-cell>
          <table:table-cell table:formula="of:=(RAND()-0.5)*2*[.$B$2]" office:value-type="float" office:value="-2.56894917175805" calcext:value-type="float">
            <text:p>-2,57</text:p>
          </table:table-cell>
        </table:table-row>
        <table:table-row table:style-name="ro5">
          <table:table-cell table:formula="of:=[.$A$1]*(RAND()-0.5)*2*[.$A$2]" office:value-type="float" office:value="7.43937738074422" calcext:value-type="float">
            <text:p>7,44</text:p>
          </table:table-cell>
          <table:table-cell table:formula="of:=(RAND()-0.5)*2*[.$B$2]" office:value-type="float" office:value="-1.24083377710334" calcext:value-type="float">
            <text:p>-1,24</text:p>
          </table:table-cell>
        </table:table-row>
        <table:table-row table:style-name="ro5">
          <table:table-cell table:formula="of:=[.$A$1]*(RAND()-0.5)*2*[.$A$2]" office:value-type="float" office:value="1.8415435688443" calcext:value-type="float">
            <text:p>1,84</text:p>
          </table:table-cell>
          <table:table-cell table:formula="of:=(RAND()-0.5)*2*[.$B$2]" office:value-type="float" office:value="3.98979654192421" calcext:value-type="float">
            <text:p>3,99</text:p>
          </table:table-cell>
        </table:table-row>
        <table:table-row table:style-name="ro5">
          <table:table-cell table:formula="of:=[.$A$1]*(RAND()-0.5)*2*[.$A$2]" office:value-type="float" office:value="5.88672752799284" calcext:value-type="float">
            <text:p>5,89</text:p>
          </table:table-cell>
          <table:table-cell table:formula="of:=(RAND()-0.5)*2*[.$B$2]" office:value-type="float" office:value="4.60444293199148" calcext:value-type="float">
            <text:p>4,60</text:p>
          </table:table-cell>
        </table:table-row>
        <table:table-row table:style-name="ro5">
          <table:table-cell table:formula="of:=[.$A$1]*(RAND()-0.5)*2*[.$A$2]" office:value-type="float" office:value="-8.10412751996824" calcext:value-type="float">
            <text:p>-8,10</text:p>
          </table:table-cell>
          <table:table-cell table:formula="of:=(RAND()-0.5)*2*[.$B$2]" office:value-type="float" office:value="2.40656897816619" calcext:value-type="float">
            <text:p>2,41</text:p>
          </table:table-cell>
        </table:table-row>
        <table:table-row table:style-name="ro5">
          <table:table-cell table:formula="of:=[.$A$1]*(RAND()-0.5)*2*[.$A$2]" office:value-type="float" office:value="13.3224984107876" calcext:value-type="float">
            <text:p>13,32</text:p>
          </table:table-cell>
          <table:table-cell table:formula="of:=(RAND()-0.5)*2*[.$B$2]" office:value-type="float" office:value="-1.29623101339833" calcext:value-type="float">
            <text:p>-1,30</text:p>
          </table:table-cell>
        </table:table-row>
        <table:table-row table:style-name="ro5">
          <table:table-cell table:formula="of:=[.$A$1]*(RAND()-0.5)*2*[.$A$2]" office:value-type="float" office:value="-3.58288193273148" calcext:value-type="float">
            <text:p>-3,58</text:p>
          </table:table-cell>
          <table:table-cell table:formula="of:=(RAND()-0.5)*2*[.$B$2]" office:value-type="float" office:value="2.12708323923218" calcext:value-type="float">
            <text:p>2,13</text:p>
          </table:table-cell>
        </table:table-row>
        <table:table-row table:style-name="ro5">
          <table:table-cell table:formula="of:=[.$A$1]*(RAND()-0.5)*2*[.$A$2]" office:value-type="float" office:value="10.6958631091204" calcext:value-type="float">
            <text:p>10,70</text:p>
          </table:table-cell>
          <table:table-cell table:formula="of:=(RAND()-0.5)*2*[.$B$2]" office:value-type="float" office:value="3.22342109738998" calcext:value-type="float">
            <text:p>3,22</text:p>
          </table:table-cell>
        </table:table-row>
        <table:table-row table:style-name="ro5">
          <table:table-cell table:formula="of:=[.$A$1]*(RAND()-0.5)*2*[.$A$2]" office:value-type="float" office:value="12.6806993621698" calcext:value-type="float">
            <text:p>12,68</text:p>
          </table:table-cell>
          <table:table-cell table:formula="of:=(RAND()-0.5)*2*[.$B$2]" office:value-type="float" office:value="-2.20026433197994" calcext:value-type="float">
            <text:p>-2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.00.0000</text:date>, <text:time style:data-style-name="N2" text:time-value="23:05:24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2:21:15.237000000</meta:creation-date>
    <dc:date>2018-05-08T00:34:11.653000000</dc:date>
    <meta:editing-duration>P3DT20H18M8S</meta:editing-duration>
    <meta:editing-cycles>55</meta:editing-cycles>
    <meta:generator>LibreOffice/6.0.3.2$Windows_X86_64 LibreOffice_project/8f48d515416608e3a835360314dac7e47fd0b821</meta:generator>
    <meta:document-statistic meta:table-count="4" meta:cell-count="7338" meta:object-count="0"/>
  </office:meta>
</office:document-meta>
</file>